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style:text-position="super 66.6%"/>
    </style:style>
    <style:style style:name="T14" style:parent-style-name="Policepardéfaut" style:family="text">
      <style:text-properties style:text-position="super 66.6%"/>
    </style:style>
    <style:style style:name="T15" style:parent-style-name="Policepardéfaut" style:family="text">
      <style:text-properties style:text-position="super 66.6%"/>
    </style:style>
    <style:style style:name="T16" style:parent-style-name="Lienhypertexte" style:family="text">
      <style:text-properties style:font-name-asian="Times New Roman"/>
    </style:style>
    <style:style style:name="T17" style:parent-style-name="Policepardéfaut" style:family="text">
      <style:text-properties style:text-position="super 66.6%"/>
    </style:style>
    <style:style style:name="T18" style:parent-style-name="Lienhypertexte" style:family="text">
      <style:text-properties style:font-name-asian="Times New Roman"/>
    </style:style>
    <style:style style:name="T19" style:parent-style-name="Policepardéfaut" style:family="text">
      <style:text-properties style:text-position="super 66.6%"/>
    </style:style>
    <style:style style:name="T20" style:parent-style-name="Policepardéfaut" style:family="text">
      <style:text-properties style:text-position="super 66.6%"/>
    </style:style>
    <style:style style:name="T21" style:parent-style-name="Lienhypertexte" style:family="text">
      <style:text-properties style:font-name-asian="Times New Roman"/>
    </style:style>
    <style:style style:name="T22" style:parent-style-name="Policepardéfaut" style:family="text">
      <style:text-properties fo:font-style="italic" style:font-style-asian="italic"/>
    </style:style>
    <style:style style:name="T23" style:parent-style-name="Policepardéfaut" style:family="text">
      <style:text-properties style:text-position="super 66.6%"/>
    </style:style>
    <style:style style:name="T24" style:parent-style-name="Policepardéfaut" style:family="text">
      <style:text-properties style:text-position="super 66.6%"/>
    </style:style>
    <style:style style:name="T25" style:parent-style-name="Lienhypertexte" style:family="text">
      <style:text-properties style:font-name-asian="Times New Roman"/>
    </style:style>
    <style:style style:name="T26" style:parent-style-name="Policepardéfaut" style:family="text">
      <style:text-properties style:text-position="super 66.6%"/>
    </style:style>
    <style:style style:name="T27" style:parent-style-name="Lienhypertexte" style:family="text">
      <style:text-properties style:font-name-asian="Times New Roman"/>
    </style:style>
    <style:style style:name="T28" style:parent-style-name="Policepardéfaut" style:family="text">
      <style:text-properties style:text-position="super 66.6%"/>
    </style:style>
    <style:style style:name="T29" style:parent-style-name="Policepardéfaut" style:family="text">
      <style:text-properties style:text-position="super 66.6%"/>
    </style:style>
    <style:style style:name="T30" style:parent-style-name="Lienhypertexte" style:family="text">
      <style:text-properties style:font-name-asian="Times New Roman"/>
    </style:style>
    <style:style style:name="T31" style:parent-style-name="Policepardéfaut" style:family="text">
      <style:text-properties style:text-position="super 66.6%"/>
    </style:style>
    <style:style style:name="T32" style:parent-style-name="Lienhypertexte" style:family="text">
      <style:text-properties style:font-name-asian="Times New Roman"/>
    </style:style>
    <style:style style:name="T33" style:parent-style-name="Policepardéfaut" style:family="text">
      <style:text-properties style:text-position="super 66.6%"/>
    </style:style>
    <style:style style:name="T34" style:parent-style-name="Policepardéfaut" style:family="text">
      <style:text-properties style:text-position="super 66.6%"/>
    </style:style>
    <style:style style:name="T35" style:parent-style-name="Lienhypertexte" style:family="text">
      <style:text-properties style:font-name-asian="Times New Roman"/>
    </style:style>
    <style:style style:name="T36" style:parent-style-name="Policepardéfaut" style:family="text">
      <style:text-properties style:text-position="super 66.6%"/>
    </style:style>
    <style:style style:name="T37" style:parent-style-name="Policepardéfaut" style:family="text">
      <style:text-properties style:text-position="super 66.6%"/>
    </style:style>
    <style:style style:name="T38" style:parent-style-name="Lienhypertexte" style:family="text">
      <style:text-properties style:font-name-asian="Times New Roman"/>
    </style:style>
    <style:style style:name="T39" style:parent-style-name="Policepardéfaut" style:family="text">
      <style:text-properties style:text-position="super 66.6%"/>
    </style:style>
    <style:style style:name="T40" style:parent-style-name="Lienhypertexte" style:family="text">
      <style:text-properties style:font-name-asian="Times New Roman"/>
    </style:style>
    <style:style style:name="T41" style:parent-style-name="Policepardéfaut" style:family="text">
      <style:text-properties fo:font-style="italic" style:font-style-asian="italic"/>
    </style:style>
    <style:style style:name="T42" style:parent-style-name="Policepardéfaut" style:family="text">
      <style:text-properties style:text-position="super 66.6%"/>
    </style:style>
    <style:style style:name="T43" style:parent-style-name="Policepardéfaut" style:family="text">
      <style:text-properties style:text-position="super 66.6%"/>
    </style:style>
    <style:style style:name="T44" style:parent-style-name="Lienhypertexte" style:family="text">
      <style:text-properties style:font-name-asian="Times New Roman"/>
    </style:style>
    <style:style style:name="T45" style:parent-style-name="Policepardéfaut" style:family="text">
      <style:text-properties style:text-position="super 66.6%"/>
    </style:style>
    <style:style style:name="T46" style:parent-style-name="Lienhypertexte" style:family="text">
      <style:text-properties style:font-name-asian="Times New Roman"/>
    </style:style>
    <style:style style:name="T47" style:parent-style-name="Policepardéfaut" style:family="text">
      <style:text-properties style:text-position="super 66.6%"/>
    </style:style>
    <style:style style:name="T48" style:parent-style-name="Policepardéfaut" style:family="text">
      <style:text-properties style:text-position="super 66.6%"/>
    </style:style>
    <style:style style:name="T49" style:parent-style-name="Lienhypertexte" style:family="text">
      <style:text-properties style:font-name-asian="Times New Roman"/>
    </style:style>
    <style:style style:name="T50" style:parent-style-name="Policepardéfaut" style:family="text">
      <style:text-properties style:text-position="super 66.6%"/>
    </style:style>
    <style:style style:name="T51" style:parent-style-name="Lienhypertexte" style:family="text">
      <style:text-properties style:font-name-asian="Times New Roman"/>
    </style:style>
    <style:style style:name="T52" style:parent-style-name="Policepardéfaut" style:family="text">
      <style:text-properties fo:font-style="italic" style:font-style-asian="italic"/>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T55" style:parent-style-name="Lienhypertexte" style:family="text">
      <style:text-properties style:font-name-asian="Times New Roman"/>
    </style:style>
    <style:style style:name="T56" style:parent-style-name="Policepardéfaut" style:family="text">
      <style:text-properties style:text-position="super 66.6%"/>
    </style:style>
    <style:style style:name="T57" style:parent-style-name="Lienhypertexte" style:family="text">
      <style:text-properties style:font-name-asian="Times New Roman"/>
    </style:style>
    <style:style style:name="T58" style:parent-style-name="Policepardéfaut" style:family="text">
      <style:text-properties style:text-position="super 66.6%"/>
    </style:style>
    <style:style style:name="T59" style:parent-style-name="Policepardéfaut" style:family="text">
      <style:text-properties style:text-position="super 66.6%"/>
    </style:style>
    <style:style style:name="T60" style:parent-style-name="Lienhypertexte" style:family="text">
      <style:text-properties style:font-name-asian="Times New Roman"/>
    </style:style>
    <style:style style:name="T61" style:parent-style-name="Policepardéfaut" style:family="text">
      <style:text-properties style:text-position="super 66.6%"/>
    </style:style>
    <style:style style:name="T62" style:parent-style-name="Lienhypertexte" style:family="text">
      <style:text-properties style:font-name-asian="Times New Roman"/>
    </style:style>
    <style:style style:name="T63" style:parent-style-name="Policepardéfaut" style:family="text">
      <style:text-properties style:text-position="super 66.6%"/>
    </style:style>
    <style:style style:name="T64" style:parent-style-name="Policepardéfaut" style:family="text">
      <style:text-properties style:text-position="super 66.6%"/>
    </style:style>
    <style:style style:name="T65" style:parent-style-name="Policepardéfaut" style:family="text">
      <style:text-properties style:text-position="super 66.6%"/>
    </style:style>
    <style:style style:name="T66" style:parent-style-name="Lienhypertexte" style:family="text">
      <style:text-properties style:font-name-asian="Times New Roman"/>
    </style:style>
    <style:style style:name="T67" style:parent-style-name="Policepardéfaut" style:family="text">
      <style:text-properties style:text-position="super 66.6%"/>
    </style:style>
    <style:style style:name="T68" style:parent-style-name="Lienhypertexte" style:family="text">
      <style:text-properties style:font-name-asian="Times New Roman"/>
    </style:style>
    <style:style style:name="T69" style:parent-style-name="Policepardéfaut" style:family="text">
      <style:text-properties fo:font-style="italic" style:font-style-asian="italic"/>
    </style:style>
    <style:style style:name="T70" style:parent-style-name="Policepardéfaut" style:family="text">
      <style:text-properties style:text-position="super 66.6%"/>
    </style:style>
    <style:style style:name="T71" style:parent-style-name="Policepardéfaut" style:family="text">
      <style:text-properties style:text-position="super 66.6%"/>
    </style:style>
    <style:style style:name="T72" style:parent-style-name="Lienhypertexte" style:family="text">
      <style:text-properties style:font-name-asian="Times New Roman"/>
    </style:style>
    <style:style style:name="T73" style:parent-style-name="Policepardéfaut" style:family="text">
      <style:text-properties style:text-position="super 66.6%"/>
    </style:style>
    <style:style style:name="T74" style:parent-style-name="Lienhypertexte" style:family="text">
      <style:text-properties style:font-name-asian="Times New Roman"/>
    </style:style>
    <style:style style:name="P75" style:parent-style-name="term" style:family="paragraph">
      <style:paragraph-properties fo:background-color="#E6E6FF"/>
    </style:style>
    <style:style style:name="P76" style:parent-style-name="term" style:family="paragraph">
      <style:paragraph-properties fo:background-color="#E6E6FF"/>
    </style:style>
    <style:style style:name="T77" style:parent-style-name="Policepardéfaut" style:family="text">
      <style:text-properties style:text-position="super 63.6%"/>
    </style:style>
    <style:style style:name="T78" style:parent-style-name="Policepardéfaut" style:family="text">
      <style:text-properties style:font-style-complex="italic"/>
    </style:style>
    <style:style style:name="T79" style:parent-style-name="Policepardéfaut" style:family="text">
      <style:text-properties fo:font-style="italic" style:font-style-asian="italic" style:font-style-complex="italic"/>
    </style:style>
    <style:style style:name="T80" style:parent-style-name="Policepardéfaut" style:family="text">
      <style:text-properties fo:font-style="italic" style:font-style-asian="italic" style:font-style-complex="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style:text-position="super 65%"/>
    </style:style>
    <style:style style:name="T84" style:parent-style-name="Policepardéfaut" style:family="text">
      <style:text-properties style:text-position="super 65%"/>
    </style:style>
    <style:style style:name="T85" style:parent-style-name="Policepardéfaut" style:family="text">
      <style:text-properties style:text-position="super 65%"/>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style:text-position="super 65%"/>
    </style:style>
    <style:style style:name="T89" style:parent-style-name="Policepardéfaut" style:family="text">
      <style:text-properties fo:font-style="italic" style:font-style-asian="italic"/>
    </style:style>
    <style:style style:name="T90" style:parent-style-name="Policepardéfaut" style:family="text">
      <style:text-properties style:text-position="super 65%"/>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style:text-position="super 65%"/>
    </style:style>
    <style:style style:name="T95" style:parent-style-name="Policepardéfaut" style:family="text">
      <style:text-properties style:text-position="super 65%"/>
    </style:style>
    <style:style style:name="T96" style:parent-style-name="Policepardéfaut" style:family="text">
      <style:text-properties style:text-position="super 65%"/>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style:text-position="super 65%"/>
    </style:style>
    <style:style style:name="T101" style:parent-style-name="Policepardéfaut" style:family="text">
      <style:text-properties fo:font-style="italic" style:font-style-asian="italic"/>
    </style:style>
    <style:style style:name="T102" style:parent-style-name="Policepardéfaut" style:family="text">
      <style:text-properties style:text-position="super 65%"/>
    </style:style>
    <style:style style:name="T103" style:parent-style-name="Policepardéfaut" style:family="text">
      <style:text-properties style:text-position="super 65%"/>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style:text-position="super 65%"/>
    </style:style>
    <style:style style:name="T107" style:parent-style-name="Policepardéfaut" style:family="text">
      <style:text-properties style:text-position="super 65%"/>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style:text-position="super 65%"/>
    </style:style>
    <style:style style:name="T111" style:parent-style-name="Policepardéfaut" style:family="text">
      <style:text-properties fo:font-style="italic" style:font-style-asian="italic"/>
    </style:style>
    <style:style style:name="T112" style:parent-style-name="Policepardéfaut" style:family="text">
      <style:text-properties style:text-position="super 65%"/>
    </style:style>
    <style:style style:name="T113" style:parent-style-name="Policepardéfaut" style:family="text">
      <style:text-properties style:text-position="super 65%"/>
    </style:style>
    <style:style style:name="T114" style:parent-style-name="Policepardéfaut" style:family="text">
      <style:text-properties style:text-position="super 65%"/>
    </style:style>
    <style:style style:name="T115" style:parent-style-name="Policepardéfaut" style:family="text">
      <style:text-properties style:text-position="super 65%"/>
    </style:style>
    <style:style style:name="T116" style:parent-style-name="Policepardéfaut" style:family="text">
      <style:text-properties fo:font-style="italic" style:font-style-asian="italic"/>
    </style:style>
    <style:style style:name="T117" style:parent-style-name="Policepardéfaut" style:family="text">
      <style:text-properties style:text-position="super 65%"/>
    </style:style>
    <style:style style:name="T118" style:parent-style-name="Policepardéfaut" style:family="text">
      <style:text-properties style:text-position="super 65%"/>
    </style:style>
    <style:style style:name="T119" style:parent-style-name="Policepardéfaut" style:family="text">
      <style:text-properties style:text-position="super 65%"/>
    </style:style>
    <style:style style:name="T120" style:parent-style-name="Policepardéfaut" style:family="text">
      <style:text-properties fo:font-style="italic" style:font-style-asian="italic"/>
    </style:style>
    <style:style style:name="T121" style:parent-style-name="Policepardéfaut" style:family="text">
      <style:text-properties style:text-position="super 65%"/>
    </style:style>
    <style:style style:name="T122" style:parent-style-name="Policepardéfaut" style:family="text">
      <style:text-properties style:text-position="super 65%"/>
    </style:style>
    <style:style style:name="T123" style:parent-style-name="Policepardéfaut" style:family="text">
      <style:text-properties fo:font-style="italic" style:font-style-asian="italic"/>
    </style:style>
    <style:style style:name="T124" style:parent-style-name="Policepardéfaut" style:family="text">
      <style:text-properties style:text-position="super 65%"/>
    </style:style>
    <style:style style:name="T125" style:parent-style-name="Policepardéfaut" style:family="text">
      <style:text-properties style:text-position="super 65%"/>
    </style:style>
    <style:style style:name="T126" style:parent-style-name="Policepardéfaut" style:family="text">
      <style:text-properties fo:font-style="italic" style:font-style-asian="italic"/>
    </style:style>
    <style:style style:name="T127" style:parent-style-name="Policepardéfaut" style:family="text">
      <style:text-properties style:text-position="super 65%"/>
    </style:style>
    <style:style style:name="T128" style:parent-style-name="Policepardéfaut" style:family="text">
      <style:text-properties style:text-position="super 65%"/>
    </style:style>
    <style:style style:name="T129" style:parent-style-name="Policepardéfaut" style:family="text">
      <style:text-properties style:text-position="super 65%"/>
    </style:style>
    <style:style style:name="T130" style:parent-style-name="Policepardéfaut" style:family="text">
      <style:text-properties fo:font-style="italic" style:font-style-asian="italic" style:font-style-complex="italic"/>
    </style:style>
    <style:style style:name="T131" style:parent-style-name="Policepardéfaut" style:family="text">
      <style:text-properties style:font-style-complex="italic"/>
    </style:style>
    <style:style style:name="T132" style:parent-style-name="Policepardéfaut" style:family="text">
      <style:text-properties fo:font-style="italic" style:font-style-asian="italic" style:font-style-complex="italic"/>
    </style:style>
    <style:style style:name="T133" style:parent-style-name="Policepardéfaut" style:family="text">
      <style:text-properties style:font-style-complex="italic"/>
    </style:style>
    <style:style style:name="T134" style:parent-style-name="Policepardéfaut" style:family="text">
      <style:text-properties fo:font-style="italic" style:font-style-asian="italic" style:font-style-complex="italic"/>
    </style:style>
    <style:style style:name="T135" style:parent-style-name="Policepardéfaut" style:family="text">
      <style:text-properties fo:font-style="italic" style:font-style-asian="italic" style:font-style-complex="italic"/>
    </style:style>
    <style:style style:name="T136" style:parent-style-name="Policepardéfaut" style:family="text">
      <style:text-properties fo:font-style="italic" style:font-style-asian="italic" style:font-style-complex="italic"/>
    </style:style>
    <style:style style:name="T137" style:parent-style-name="Policepardéfaut" style:family="text">
      <style:text-properties fo:font-style="italic" style:font-style-asian="italic" style:font-style-complex="italic"/>
    </style:style>
    <style:style style:name="T138" style:parent-style-name="Policepardéfaut" style:family="text">
      <style:text-properties style:font-style-complex="italic"/>
    </style:style>
    <style:style style:name="T139" style:parent-style-name="Policepardéfaut" style:family="text">
      <style:text-properties style:font-style-complex="italic"/>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fo:font-style="italic" style:font-style-asian="italic" style:font-style-complex="italic"/>
    </style:style>
    <style:style style:name="T142" style:parent-style-name="Policepardéfaut" style:family="text">
      <style:text-properties fo:font-style="italic" style:font-style-asian="italic" style:font-style-complex="italic"/>
    </style:style>
    <style:style style:name="T143" style:parent-style-name="Policepardéfaut" style:family="text">
      <style:text-properties fo:font-style="italic" style:font-style-asian="italic" style:font-style-complex="italic"/>
    </style:style>
    <style:style style:name="T144" style:parent-style-name="Policepardéfaut" style:family="text">
      <style:text-properties fo:font-style="italic" style:font-style-asian="italic" style:font-style-complex="italic"/>
    </style:style>
    <style:style style:name="T145" style:parent-style-name="Policepardéfaut" style:family="text">
      <style:text-properties style:font-style-complex="italic"/>
    </style:style>
    <style:style style:name="T146" style:parent-style-name="Policepardéfaut" style:family="text">
      <style:text-properties style:font-style-complex="italic"/>
    </style:style>
    <style:style style:name="T147" style:parent-style-name="Policepardéfaut" style:family="text">
      <style:text-properties style:font-style-complex="italic"/>
    </style:style>
    <style:style style:name="T148" style:parent-style-name="Policepardéfaut" style:family="text">
      <style:text-properties style:font-style-complex="italic"/>
    </style:style>
    <style:style style:name="P149" style:parent-style-name="signed" style:family="paragraph">
      <style:text-properties fo:font-style="italic" style:font-style-asian="italic"/>
    </style:style>
    <style:style style:name="T150" style:parent-style-name="Policepardéfaut" style:family="text">
      <style:text-properties fo:font-style="italic" style:font-style-asian="italic" style:font-style-complex="italic"/>
    </style:style>
    <style:style style:name="T151" style:parent-style-name="Policepardéfaut" style:family="text">
      <style:text-properties fo:font-variant="small-caps"/>
    </style:style>
    <style:style style:name="T152" style:parent-style-name="Policepardéfaut" style:family="text">
      <style:text-properties fo:font-variant="small-caps"/>
    </style:style>
    <style:style style:name="T153" style:parent-style-name="Policepardéfaut" style:family="text">
      <style:text-properties fo:font-style="italic" style:font-style-asian="italic" style:font-style-complex="italic"/>
    </style:style>
    <style:style style:name="T154" style:parent-style-name="Policepardéfaut" style:family="text">
      <style:text-properties fo:font-style="italic" style:font-style-asian="italic" style:font-style-complex="italic"/>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style:font-style-complex="italic"/>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style:font-style-complex="italic"/>
    </style:style>
    <style:style style:name="T161" style:parent-style-name="quote.c" style:family="text">
      <style:text-properties fo:font-style="italic" style:font-style-asian="italic"/>
    </style:style>
    <style:style style:name="T162" style:parent-style-name="quote.c" style:family="text">
      <style:text-properties fo:font-style="italic" style:font-style-asian="italic"/>
    </style:style>
    <style:style style:name="T163" style:parent-style-name="quote.c" style:family="text">
      <style:text-properties fo:font-style="italic" style:font-style-asian="italic"/>
    </style:style>
    <style:style style:name="T164" style:parent-style-name="quote.c" style:family="text">
      <style:text-properties fo:font-style="italic" style:font-style-asian="italic"/>
    </style:style>
    <style:style style:name="T165" style:parent-style-name="quote.c" style:family="text">
      <style:text-properties fo:font-style="italic" style:font-style-asian="italic"/>
    </style:style>
    <style:style style:name="T166" style:parent-style-name="Policepardéfaut" style:family="text">
      <style:text-properties fo:font-style="italic" style:font-style-asian="italic" style:font-style-complex="italic"/>
    </style:style>
    <style:style style:name="T167" style:parent-style-name="Policepardéfaut" style:family="text">
      <style:text-properties fo:font-style="italic" style:font-style-asian="italic" style:font-style-complex="italic"/>
    </style:style>
    <style:style style:name="T168" style:parent-style-name="Policepardéfaut" style:family="text">
      <style:text-properties fo:font-style="italic" style:font-style-asian="italic" style:font-style-complex="italic"/>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style:font-style-complex="italic"/>
    </style:style>
    <style:style style:name="T171" style:parent-style-name="Policepardéfaut" style:family="text">
      <style:text-properties style:font-style-complex="italic"/>
    </style:style>
    <style:style style:name="T172" style:parent-style-name="Policepardéfaut" style:family="text">
      <style:text-properties fo:font-style="italic" style:font-style-asian="italic" style:font-style-complex="italic"/>
    </style:style>
    <style:style style:name="T173" style:parent-style-name="Policepardéfaut" style:family="text">
      <style:text-properties style:font-style-complex="italic"/>
    </style:style>
    <style:style style:name="T174" style:parent-style-name="Policepardéfaut" style:family="text">
      <style:text-properties style:font-style-complex="italic"/>
    </style:style>
    <style:style style:name="T175" style:parent-style-name="Policepardéfaut" style:family="text">
      <style:text-properties fo:font-style="italic" style:font-style-asian="italic" style:font-style-complex="italic"/>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fo:font-style="italic" style:font-style-asian="italic" style:font-style-complex="italic"/>
    </style:style>
    <style:style style:name="T178" style:parent-style-name="Policepardéfaut" style:family="text">
      <style:text-properties style:font-style-complex="italic"/>
    </style:style>
    <style:style style:name="P179" style:parent-style-name="byline" style:family="paragraph">
      <style:text-properties fo:font-style="italic" style:font-style-asian="italic"/>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style:font-style-complex="italic"/>
    </style:style>
    <style:style style:name="T182" style:parent-style-name="Policepardéfaut" style:family="text">
      <style:text-properties style:text-position="super 63.6%"/>
    </style:style>
    <style:style style:name="T183" style:parent-style-name="Policepardéfaut" style:family="text">
      <style:text-properties style:font-style-complex="italic"/>
    </style:style>
    <style:style style:name="P184" style:parent-style-name="quote.l" style:family="paragraph">
      <style:text-properties fo:font-style="italic" style:font-style-asian="italic"/>
    </style:style>
    <style:style style:name="P185" style:parent-style-name="quote.l" style:family="paragraph">
      <style:text-properties fo:font-style="italic" style:font-style-asian="italic"/>
    </style:style>
    <style:style style:name="T186" style:parent-style-name="Policepardéfaut" style:family="text">
      <style:text-properties fo:font-style="italic" style:font-style-asian="italic" style:font-style-complex="italic"/>
    </style:style>
    <style:style style:name="T187" style:parent-style-name="Policepardéfaut" style:family="text">
      <style:text-properties style:font-style-complex="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style:font-style-complex="italic"/>
    </style:style>
    <style:style style:name="T191" style:parent-style-name="Policepardéfaut" style:family="text">
      <style:text-properties fo:font-style="italic" style:font-style-asian="italic" style:font-style-complex="italic"/>
    </style:style>
    <style:style style:name="T192" style:parent-style-name="Policepardéfaut" style:family="text">
      <style:text-properties fo:font-style="italic" style:font-style-asian="italic" style:font-style-complex="italic"/>
    </style:style>
    <style:style style:name="T193" style:parent-style-name="Policepardéfaut" style:family="text">
      <style:text-properties fo:font-style="italic" style:font-style-asian="italic" style:font-style-complex="italic"/>
    </style:style>
    <style:style style:name="T194" style:parent-style-name="Policepardéfaut" style:family="text">
      <style:text-properties style:font-style-complex="italic"/>
    </style:style>
    <style:style style:name="T195" style:parent-style-name="Policepardéfaut" style:family="text">
      <style:text-properties style:font-style-complex="italic"/>
    </style:style>
    <style:style style:name="T196" style:parent-style-name="Policepardéfaut" style:family="text">
      <style:text-properties style:font-style-complex="italic"/>
    </style:style>
    <style:style style:name="T197" style:parent-style-name="Policepardéfaut" style:family="text">
      <style:text-properties style:font-style-complex="italic"/>
    </style:style>
    <style:style style:name="T198" style:parent-style-name="Policepardéfaut" style:family="text">
      <style:text-properties fo:font-variant="small-caps"/>
    </style:style>
    <style:style style:name="T199" style:parent-style-name="Policepardéfaut" style:family="text">
      <style:text-properties style:text-position="super 66.6%"/>
    </style:style>
    <style:style style:name="T200" style:parent-style-name="quote.c" style:family="text">
      <style:text-properties fo:font-style="italic" style:font-style-asian="italic"/>
    </style:style>
    <style:style style:name="T201" style:parent-style-name="quote.c" style:family="text">
      <style:text-properties fo:font-style="italic" style:font-style-asian="italic"/>
    </style:style>
    <style:style style:name="T202" style:parent-style-name="Policepardéfaut" style:family="text">
      <style:text-properties fo:font-style="italic" style:font-style-asian="italic" style:font-style-complex="italic"/>
    </style:style>
    <style:style style:name="T203" style:parent-style-name="quote.c" style:family="text">
      <style:text-properties fo:font-variant="small-caps"/>
    </style:style>
    <style:style style:name="T204" style:parent-style-name="quote.c" style:family="text">
      <style:text-properties style:text-position="super 66.6%"/>
    </style:style>
    <style:style style:name="T205" style:parent-style-name="quote.c" style:family="text">
      <style:text-properties style:text-position="super 66.6%"/>
    </style:style>
    <style:style style:name="T206" style:parent-style-name="Policepardéfaut" style:family="text">
      <style:text-properties fo:font-style="italic" style:font-style-asian="italic" style:font-style-complex="italic"/>
    </style:style>
    <style:style style:name="T207" style:parent-style-name="Policepardéfaut" style:family="text">
      <style:text-properties fo:font-style="italic" style:font-style-asian="italic" style:font-style-complex="italic"/>
    </style:style>
    <style:style style:name="T208" style:parent-style-name="Policepardéfaut" style:family="text">
      <style:text-properties fo:font-style="italic" style:font-style-asian="italic" style:font-style-complex="italic"/>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style="italic" style:font-style-asian="italic" style:font-style-complex="italic"/>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style="italic" style:font-style-asian="italic" style:font-style-complex="italic"/>
    </style:style>
    <style:style style:name="T213" style:parent-style-name="Policepardéfaut" style:family="text">
      <style:text-properties style:font-style-complex="italic"/>
    </style:style>
    <style:style style:name="T214" style:parent-style-name="Policepardéfaut" style:family="text">
      <style:text-properties fo:font-style="italic" style:font-style-asian="italic" style:font-style-complex="italic"/>
    </style:style>
    <style:style style:name="T215" style:parent-style-name="Policepardéfaut" style:family="text">
      <style:text-properties fo:font-variant="small-caps"/>
    </style:style>
    <style:style style:name="T216" style:parent-style-name="Policepardéfaut" style:family="text">
      <style:text-properties style:text-position="super 66.6%"/>
    </style:style>
    <style:style style:name="T217" style:parent-style-name="Policepardéfaut" style:family="text">
      <style:text-properties style:text-position="super 66.6%"/>
    </style:style>
    <style:style style:name="T218" style:parent-style-name="Policepardéfaut" style:family="text">
      <style:text-properties style:text-position="super 66.6%"/>
    </style:style>
    <style:style style:name="T219" style:parent-style-name="Policepardéfaut" style:family="text">
      <style:text-properties style:text-position="super 66.6%"/>
    </style:style>
    <style:style style:name="T220" style:parent-style-name="Policepardéfaut" style:family="text">
      <style:text-properties fo:font-style="italic" style:font-style-asian="italic" style:font-style-complex="italic"/>
    </style:style>
    <style:style style:name="T221" style:parent-style-name="quote.c" style:family="text">
      <style:text-properties fo:font-style="italic" style:font-style-asian="italic"/>
    </style:style>
    <style:style style:name="P222" style:parent-style-name="byline" style:family="paragraph">
      <style:text-properties fo:font-style="italic" style:font-style-asian="italic"/>
    </style:style>
    <style:style style:name="T223" style:parent-style-name="Policepardéfaut" style:family="text">
      <style:text-properties fo:font-style="italic" style:font-style-asian="italic" style:font-style-complex="italic"/>
    </style:style>
    <style:style style:name="T224" style:parent-style-name="Policepardéfaut" style:family="text">
      <style:text-properties fo:font-style="italic" style:font-style-asian="italic" style:font-style-complex="italic"/>
    </style:style>
    <style:style style:name="T225" style:parent-style-name="Policepardéfaut" style:family="text">
      <style:text-properties style:font-style-complex="italic"/>
    </style:style>
    <style:style style:name="T226" style:parent-style-name="Policepardéfaut" style:family="text">
      <style:text-properties style:text-position="super 63.6%"/>
    </style:style>
    <style:style style:name="T227" style:parent-style-name="Policepardéfaut" style:family="text">
      <style:text-properties style:font-style-complex="italic"/>
    </style:style>
    <style:style style:name="T228" style:parent-style-name="Policepardéfaut" style:family="text">
      <style:text-properties style:font-style-complex="italic"/>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variant="small-caps"/>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style:font-style-complex="italic"/>
    </style:style>
    <style:style style:name="T233" style:parent-style-name="Policepardéfaut" style:family="text">
      <style:text-properties fo:font-style="italic" style:font-style-asian="italic" style:font-style-complex="italic"/>
    </style:style>
    <style:style style:name="T234" style:parent-style-name="quote.c" style:family="text">
      <style:text-properties fo:font-style="italic" style:font-style-asian="italic"/>
    </style:style>
    <style:style style:name="T235" style:parent-style-name="quote.c" style:family="text">
      <style:text-properties fo:font-style="italic" style:font-style-asian="italic"/>
    </style:style>
    <style:style style:name="T236" style:parent-style-name="quote.c" style:family="text">
      <style:text-properties fo:font-style="italic" style:font-style-asian="italic"/>
    </style:style>
    <style:style style:name="T237" style:parent-style-name="quote.c" style:family="text">
      <style:text-properties fo:font-style="italic" style:font-style-asian="italic"/>
    </style:style>
    <style:style style:name="T238" style:parent-style-name="quote.c" style:family="text">
      <style:text-properties fo:font-style="italic" style:font-style-asian="italic"/>
    </style:style>
    <style:style style:name="T239" style:parent-style-name="quote.c" style:family="text">
      <style:text-properties fo:font-style="italic" style:font-style-asian="italic"/>
    </style:style>
    <style:style style:name="T240" style:parent-style-name="quote.c" style:family="text">
      <style:text-properties fo:font-style="italic" style:font-style-asian="italic"/>
    </style:style>
    <style:style style:name="T241" style:parent-style-name="quote.c" style:family="text">
      <style:text-properties fo:font-style="italic" style:font-style-asian="italic"/>
    </style:style>
    <style:style style:name="T242" style:parent-style-name="quote.c" style:family="text">
      <style:text-properties fo:font-style="italic" style:font-style-asian="italic"/>
    </style:style>
    <style:style style:name="T243" style:parent-style-name="quote.c" style:family="text">
      <style:text-properties fo:font-style="italic" style:font-style-asian="italic"/>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font-style-complex="italic"/>
    </style:style>
    <style:style style:name="T246" style:parent-style-name="quote.c" style:family="text">
      <style:text-properties fo:font-style="italic" style:font-style-asian="italic"/>
    </style:style>
    <style:style style:name="T247" style:parent-style-name="quote.c" style:family="text">
      <style:text-properties fo:font-style="italic" style:font-style-asian="italic"/>
    </style:style>
    <style:style style:name="T248" style:parent-style-name="quote.c" style:family="text">
      <style:text-properties fo:font-style="italic" style:font-style-asian="italic"/>
    </style:style>
    <style:style style:name="T249" style:parent-style-name="Policepardéfaut" style:family="text">
      <style:text-properties fo:font-style="italic" style:font-style-asian="italic" style:font-style-complex="italic"/>
    </style:style>
    <style:style style:name="T250" style:parent-style-name="Policepardéfaut" style:family="text">
      <style:text-properties fo:font-style="italic" style:font-style-asian="italic" style:font-style-complex="italic"/>
    </style:style>
    <style:style style:name="T251" style:parent-style-name="Policepardéfaut" style:family="text">
      <style:text-properties fo:font-style="italic" style:font-style-asian="italic" style:font-style-complex="italic"/>
    </style:style>
    <style:style style:name="T252" style:parent-style-name="Policepardéfaut" style:family="text">
      <style:text-properties fo:font-style="italic" style:font-style-asian="italic" style:font-style-complex="italic"/>
    </style:style>
    <style:style style:name="T253" style:parent-style-name="Policepardéfaut" style:family="text">
      <style:text-properties fo:font-style="italic" style:font-style-asian="italic" style:font-style-complex="italic"/>
    </style:style>
    <style:style style:name="T254" style:parent-style-name="Policepardéfaut" style:family="text">
      <style:text-properties fo:font-style="italic" style:font-style-asian="italic" style:font-style-complex="italic"/>
    </style:style>
    <style:style style:name="T255" style:parent-style-name="Policepardéfaut" style:family="text">
      <style:text-properties style:font-style-complex="italic"/>
    </style:style>
    <style:style style:name="T256" style:parent-style-name="Policepardéfaut" style:family="text">
      <style:text-properties fo:font-style="italic" style:font-style-asian="italic" style:font-style-complex="italic"/>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style:font-style-complex="italic"/>
    </style:style>
    <style:style style:name="T259" style:parent-style-name="Policepardéfaut" style:family="text">
      <style:text-properties fo:font-style="italic" style:font-style-asian="italic" style:font-style-complex="italic"/>
    </style:style>
    <style:style style:name="T260" style:parent-style-name="Policepardéfaut" style:family="text">
      <style:text-properties fo:font-style="italic" style:font-style-asian="italic" style:font-style-complex="italic"/>
    </style:style>
    <style:style style:name="T261" style:parent-style-name="Policepardéfaut" style:family="text">
      <style:text-properties fo:font-style="italic" style:font-style-asian="italic" style:font-style-complex="italic"/>
    </style:style>
    <style:style style:name="T262" style:parent-style-name="Policepardéfaut" style:family="text">
      <style:text-properties fo:font-style="italic" style:font-style-asian="italic" style:font-style-complex="italic"/>
    </style:style>
    <style:style style:name="T263" style:parent-style-name="Policepardéfaut" style:family="text">
      <style:text-properties fo:font-style="italic" style:font-style-asian="italic" style:font-style-complex="italic"/>
    </style:style>
    <style:style style:name="T264" style:parent-style-name="Policepardéfaut" style:family="text">
      <style:text-properties style:font-style-complex="italic"/>
    </style:style>
    <style:style style:name="T265" style:parent-style-name="quote.c" style:family="text">
      <style:text-properties fo:font-style="italic" style:font-style-asian="italic"/>
    </style:style>
    <style:style style:name="T266" style:parent-style-name="Policepardéfaut" style:family="text">
      <style:text-properties style:font-style-complex="italic"/>
    </style:style>
    <style:style style:name="T267" style:parent-style-name="Policepardéfaut" style:family="text">
      <style:text-properties style:font-style-complex="italic"/>
    </style:style>
    <style:style style:name="T268" style:parent-style-name="Policepardéfaut" style:family="text">
      <style:text-properties style:font-style-complex="italic"/>
    </style:style>
    <style:style style:name="T269" style:parent-style-name="Policepardéfaut" style:family="text">
      <style:text-properties fo:font-style="italic" style:font-style-asian="italic" style:font-style-complex="italic"/>
    </style:style>
    <style:style style:name="T270" style:parent-style-name="Policepardéfaut" style:family="text">
      <style:text-properties style:font-style-complex="italic"/>
    </style:style>
    <style:style style:name="T271" style:parent-style-name="Policepardéfaut" style:family="text">
      <style:text-properties fo:font-style="italic" style:font-style-asian="italic" style:font-style-complex="italic"/>
    </style:style>
    <style:style style:name="T272" style:parent-style-name="Policepardéfaut" style:family="text">
      <style:text-properties fo:font-style="italic" style:font-style-asian="italic" style:font-style-complex="italic"/>
    </style:style>
    <style:style style:name="T273" style:parent-style-name="Policepardéfaut" style:family="text">
      <style:text-properties fo:font-style="italic" style:font-style-asian="italic" style:font-style-complex="italic"/>
    </style:style>
    <style:style style:name="T274" style:parent-style-name="Policepardéfaut" style:family="text">
      <style:text-properties style:font-style-complex="italic"/>
    </style:style>
    <style:style style:name="T275" style:parent-style-name="Policepardéfaut" style:family="text">
      <style:text-properties fo:font-style="italic" style:font-style-asian="italic" style:font-style-complex="italic"/>
    </style:style>
    <style:style style:name="T276" style:parent-style-name="Policepardéfaut" style:family="text">
      <style:text-properties fo:font-style="italic" style:font-style-asian="italic" style:font-style-complex="italic"/>
    </style:style>
    <style:style style:name="T277" style:parent-style-name="Policepardéfaut" style:family="text">
      <style:text-properties fo:font-style="italic" style:font-style-asian="italic"/>
    </style:style>
    <style:style style:name="T278" style:parent-style-name="Policepardéfaut" style:family="text">
      <style:text-properties style:font-style-complex="italic"/>
    </style:style>
    <style:style style:name="T279" style:parent-style-name="Policepardéfaut" style:family="text">
      <style:text-properties fo:font-style="italic" style:font-style-asian="italic" style:font-style-complex="italic"/>
    </style:style>
    <style:style style:name="T280" style:parent-style-name="Policepardéfaut" style:family="text">
      <style:text-properties style:font-style-complex="italic"/>
    </style:style>
    <style:style style:name="T281" style:parent-style-name="quote.c" style:family="text">
      <style:text-properties fo:font-style="italic" style:font-style-asian="italic"/>
    </style:style>
    <style:style style:name="T282" style:parent-style-name="quote.c" style:family="text">
      <style:text-properties fo:font-style="italic" style:font-style-asian="italic"/>
    </style:style>
    <style:style style:name="T283" style:parent-style-name="quote.c" style:family="text">
      <style:text-properties fo:font-style="italic" style:font-style-asian="italic"/>
    </style:style>
    <style:style style:name="T284" style:parent-style-name="quote.c" style:family="text">
      <style:text-properties fo:font-style="italic" style:font-style-asian="italic"/>
    </style:style>
    <style:style style:name="T285" style:parent-style-name="quote.c" style:family="text">
      <style:text-properties fo:font-style="italic" style:font-style-asian="italic"/>
    </style:style>
    <style:style style:name="T286" style:parent-style-name="quote.c" style:family="text">
      <style:text-properties fo:font-style="italic" style:font-style-asian="italic"/>
    </style:style>
    <style:style style:name="T287" style:parent-style-name="Policepardéfaut" style:family="text">
      <style:text-properties style:font-style-complex="italic"/>
    </style:style>
    <style:style style:name="P288" style:parent-style-name="byline" style:family="paragraph">
      <style:text-properties fo:font-style="italic" style:font-style-asian="italic"/>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fo:font-style="italic" style:font-style-asian="italic" style:font-style-complex="italic"/>
    </style:style>
    <style:style style:name="T291" style:parent-style-name="Policepardéfaut" style:family="text">
      <style:text-properties fo:font-variant="small-caps"/>
    </style:style>
    <style:style style:name="T292" style:parent-style-name="Policepardéfaut" style:family="text">
      <style:text-properties fo:font-variant="small-caps" style:text-position="super 66.6%"/>
    </style:style>
    <style:style style:name="T293" style:parent-style-name="Policepardéfaut" style:family="text">
      <style:text-properties fo:font-variant="small-caps"/>
    </style:style>
    <style:style style:name="T294" style:parent-style-name="Policepardéfaut" style:family="text">
      <style:text-properties fo:font-variant="small-caps"/>
    </style:style>
    <style:style style:name="T295" style:parent-style-name="Policepardéfaut" style:family="text">
      <style:text-properties fo:font-style="italic" style:font-style-asian="italic" style:font-style-complex="italic"/>
    </style:style>
    <style:style style:name="T296" style:parent-style-name="Policepardéfaut" style:family="text">
      <style:text-properties style:text-position="super 65%"/>
    </style:style>
    <style:style style:name="T297" style:parent-style-name="Policepardéfaut" style:family="text">
      <style:text-properties fo:font-style="italic" style:font-style-asian="italic" style:font-style-complex="italic"/>
    </style:style>
    <style:style style:name="T298" style:parent-style-name="Policepardéfaut" style:family="text">
      <style:text-properties fo:font-style="italic" style:font-style-asian="italic" style:font-style-complex="italic"/>
    </style:style>
    <style:style style:name="T299" style:parent-style-name="Policepardéfaut" style:family="text">
      <style:text-properties fo:font-style="italic" style:font-style-asian="italic" style:font-style-complex="italic"/>
    </style:style>
    <style:style style:name="T300" style:parent-style-name="Policepardéfaut" style:family="text">
      <style:text-properties fo:font-style="italic" style:font-style-asian="italic" style:font-style-complex="italic"/>
    </style:style>
    <style:style style:name="T301" style:parent-style-name="Policepardéfaut" style:family="text">
      <style:text-properties fo:font-style="italic" style:font-style-asian="italic" style:font-style-complex="italic"/>
    </style:style>
    <style:style style:name="T302" style:parent-style-name="Policepardéfaut" style:family="text">
      <style:text-properties fo:font-style="italic" style:font-style-asian="italic" style:font-style-complex="italic"/>
    </style:style>
    <style:style style:name="T303" style:parent-style-name="Policepardéfaut" style:family="text">
      <style:text-properties style:font-style-complex="italic"/>
    </style:style>
    <style:style style:name="T304" style:parent-style-name="Policepardéfaut" style:family="text">
      <style:text-properties style:font-style-complex="italic"/>
    </style:style>
    <style:style style:name="T305" style:parent-style-name="Policepardéfaut" style:family="text">
      <style:text-properties style:font-style-complex="italic"/>
    </style:style>
    <style:style style:name="T306" style:parent-style-name="Policepardéfaut" style:family="text">
      <style:text-properties fo:font-variant="small-caps"/>
    </style:style>
    <style:style style:name="T307" style:parent-style-name="Policepardéfaut" style:family="text">
      <style:text-properties fo:font-variant="small-caps"/>
    </style:style>
    <style:style style:name="T308" style:parent-style-name="Policepardéfaut" style:family="text">
      <style:text-properties fo:font-style="italic" style:font-style-asian="italic" style:font-style-complex="italic"/>
    </style:style>
    <style:style style:name="T309" style:parent-style-name="Policepardéfaut" style:family="text">
      <style:text-properties fo:font-style="italic" style:font-style-asian="italic" style:font-style-complex="italic"/>
    </style:style>
    <style:style style:name="T310" style:parent-style-name="Policepardéfaut" style:family="text">
      <style:text-properties fo:font-style="italic" style:font-style-asian="italic" style:font-style-complex="italic"/>
    </style:style>
    <style:style style:name="T311" style:parent-style-name="Policepardéfaut" style:family="text">
      <style:text-properties fo:font-variant="small-caps"/>
    </style:style>
    <style:style style:name="T312" style:parent-style-name="Policepardéfaut" style:family="text">
      <style:text-properties fo:font-variant="small-caps"/>
    </style:style>
    <style:style style:name="T313" style:parent-style-name="Policepardéfaut" style:family="text">
      <style:text-properties style:text-position="super 66.6%"/>
    </style:style>
    <style:style style:name="T314" style:parent-style-name="Policepardéfaut" style:family="text">
      <style:text-properties fo:font-style="italic" style:font-style-asian="italic" style:font-style-complex="italic"/>
    </style:style>
    <style:style style:name="T315" style:parent-style-name="Policepardéfaut" style:family="text">
      <style:text-properties fo:font-style="italic" style:font-style-asian="italic" style:font-style-complex="italic"/>
    </style:style>
    <style:style style:name="T316" style:parent-style-name="Policepardéfaut" style:family="text">
      <style:text-properties fo:font-style="italic" style:font-style-asian="italic" style:font-style-complex="italic"/>
    </style:style>
    <style:style style:name="T317" style:parent-style-name="Policepardéfaut" style:family="text">
      <style:text-properties fo:font-style="italic" style:font-style-asian="italic" style:font-style-complex="italic"/>
    </style:style>
    <style:style style:name="T318" style:parent-style-name="Policepardéfaut" style:family="text">
      <style:text-properties style:font-style-complex="italic"/>
    </style:style>
    <style:style style:name="T319" style:parent-style-name="Policepardéfaut" style:family="text">
      <style:text-properties fo:font-style="italic" style:font-style-asian="italic" style:font-style-complex="italic"/>
    </style:style>
    <style:style style:name="T320" style:parent-style-name="Policepardéfaut" style:family="text">
      <style:text-properties style:font-style-complex="italic"/>
    </style:style>
    <style:style style:name="T321" style:parent-style-name="Policepardéfaut" style:family="text">
      <style:text-properties style:font-style-complex="italic"/>
    </style:style>
    <style:style style:name="T322" style:parent-style-name="Policepardéfaut" style:family="text">
      <style:text-properties style:text-position="super 66.6%"/>
    </style:style>
    <style:style style:name="T323" style:parent-style-name="Policepardéfaut" style:family="text">
      <style:text-properties fo:font-style="italic" style:font-style-asian="italic" style:font-style-complex="italic"/>
    </style:style>
    <style:style style:name="T324" style:parent-style-name="Policepardéfaut" style:family="text">
      <style:text-properties style:font-style-complex="italic"/>
    </style:style>
    <style:style style:name="T325" style:parent-style-name="Policepardéfaut" style:family="text">
      <style:text-properties fo:font-style="italic" style:font-style-asian="italic" style:font-style-complex="italic"/>
    </style:style>
    <style:style style:name="T326" style:parent-style-name="Policepardéfaut" style:family="text">
      <style:text-properties style:text-position="super 66.6%"/>
    </style:style>
    <style:style style:name="T327" style:parent-style-name="Policepardéfaut" style:family="text">
      <style:text-properties fo:font-style="italic" style:font-style-asian="italic" style:font-style-complex="italic"/>
    </style:style>
    <style:style style:name="T328" style:parent-style-name="Policepardéfaut" style:family="text">
      <style:text-properties fo:font-style="italic" style:font-style-asian="italic" style:font-style-complex="italic"/>
    </style:style>
    <style:style style:name="T329" style:parent-style-name="Policepardéfaut" style:family="text">
      <style:text-properties style:text-position="super 66.6%"/>
    </style:style>
    <style:style style:name="T330" style:parent-style-name="Policepardéfaut" style:family="text">
      <style:text-properties fo:font-style="italic" style:font-style-asian="italic" style:font-style-complex="italic"/>
    </style:style>
    <style:style style:name="T331" style:parent-style-name="Policepardéfaut" style:family="text">
      <style:text-properties fo:font-style="italic" style:font-style-asian="italic" style:font-style-complex="italic"/>
    </style:style>
    <style:style style:name="T332" style:parent-style-name="Policepardéfaut" style:family="text">
      <style:text-properties style:text-position="super 66.6%"/>
    </style:style>
    <style:style style:name="T333" style:parent-style-name="Policepardéfaut" style:family="text">
      <style:text-properties fo:font-style="italic" style:font-style-asian="italic" style:font-style-complex="italic"/>
    </style:style>
    <style:style style:name="T334" style:parent-style-name="quote.c" style:family="text">
      <style:text-properties fo:font-style="italic" style:font-style-asian="italic"/>
    </style:style>
    <style:style style:name="T335" style:parent-style-name="Policepardéfaut" style:family="text">
      <style:text-properties style:text-position="super 66.6%"/>
    </style:style>
    <style:style style:name="T336" style:parent-style-name="Policepardéfaut" style:family="text">
      <style:text-properties fo:font-style="italic" style:font-style-asian="italic" style:font-style-complex="italic"/>
    </style:style>
    <style:style style:name="T337" style:parent-style-name="Policepardéfaut" style:family="text">
      <style:text-properties fo:font-style="italic" style:font-style-asian="italic" style:font-style-complex="italic"/>
    </style:style>
    <style:style style:name="T338" style:parent-style-name="Policepardéfaut" style:family="text">
      <style:text-properties fo:font-style="italic" style:font-style-asian="italic" style:font-style-complex="italic"/>
    </style:style>
    <style:style style:name="T339" style:parent-style-name="Policepardéfaut" style:family="text">
      <style:text-properties fo:font-style="italic" style:font-style-asian="italic" style:font-style-complex="italic"/>
    </style:style>
    <style:style style:name="T340" style:parent-style-name="Policepardéfaut" style:family="text">
      <style:text-properties style:text-position="super 66.6%"/>
    </style:style>
    <style:style style:name="T341" style:parent-style-name="Policepardéfaut" style:family="text">
      <style:text-properties fo:font-style="italic" style:font-style-asian="italic" style:font-style-complex="italic"/>
    </style:style>
    <style:style style:name="T342" style:parent-style-name="Policepardéfaut" style:family="text">
      <style:text-properties fo:font-style="italic" style:font-style-asian="italic" style:font-style-complex="italic"/>
    </style:style>
    <style:style style:name="T343" style:parent-style-name="Policepardéfaut" style:family="text">
      <style:text-properties fo:font-style="italic" style:font-style-asian="italic" style:font-style-complex="italic"/>
    </style:style>
    <style:style style:name="T344" style:parent-style-name="Policepardéfaut" style:family="text">
      <style:text-properties fo:font-style="italic" style:font-style-asian="italic" style:font-style-complex="italic"/>
    </style:style>
    <style:style style:name="T345" style:parent-style-name="Policepardéfaut" style:family="text">
      <style:text-properties fo:font-style="italic" style:font-style-asian="italic" style:font-style-complex="italic"/>
    </style:style>
    <style:style style:name="T346" style:parent-style-name="Policepardéfaut" style:family="text">
      <style:text-properties fo:font-style="italic" style:font-style-asian="italic" style:font-style-complex="italic"/>
    </style:style>
    <style:style style:name="T347" style:parent-style-name="Policepardéfaut" style:family="text">
      <style:text-properties fo:font-style="italic" style:font-style-asian="italic" style:font-style-complex="italic"/>
    </style:style>
    <style:style style:name="T348" style:parent-style-name="Policepardéfaut" style:family="text">
      <style:text-properties style:text-position="super 66.6%"/>
    </style:style>
    <style:style style:name="T349" style:parent-style-name="Policepardéfaut" style:family="text">
      <style:text-properties fo:font-style="italic" style:font-style-asian="italic" style:font-style-complex="italic"/>
    </style:style>
    <style:style style:name="T350" style:parent-style-name="Policepardéfaut" style:family="text">
      <style:text-properties fo:font-style="italic" style:font-style-asian="italic" style:font-style-complex="italic"/>
    </style:style>
    <style:style style:name="T351" style:parent-style-name="Policepardéfaut" style:family="text">
      <style:text-properties fo:font-style="italic" style:font-style-asian="italic" style:font-style-complex="italic"/>
    </style:style>
    <style:style style:name="T352" style:parent-style-name="Policepardéfaut" style:family="text">
      <style:text-properties fo:font-style="italic" style:font-style-asian="italic" style:font-style-complex="italic"/>
    </style:style>
    <style:style style:name="T353" style:parent-style-name="quote.c" style:family="text">
      <style:text-properties fo:font-style="italic" style:font-style-asian="italic"/>
    </style:style>
    <style:style style:name="T354" style:parent-style-name="Policepardéfaut" style:family="text">
      <style:text-properties style:text-position="super 66.6%"/>
    </style:style>
    <style:style style:name="T355" style:parent-style-name="Policepardéfaut" style:family="text">
      <style:text-properties style:text-position="super 66.6%"/>
    </style:style>
    <style:style style:name="T356" style:parent-style-name="Policepardéfaut" style:family="text">
      <style:text-properties fo:font-style="italic" style:font-style-asian="italic" style:font-style-complex="italic"/>
    </style:style>
    <style:style style:name="T357" style:parent-style-name="Policepardéfaut" style:family="text">
      <style:text-properties style:text-position="super 66.6%"/>
    </style:style>
    <style:style style:name="T358" style:parent-style-name="Policepardéfaut" style:family="text">
      <style:text-properties fo:font-style="italic" style:font-style-asian="italic" style:font-style-complex="italic"/>
    </style:style>
    <style:style style:name="T359" style:parent-style-name="Policepardéfaut" style:family="text">
      <style:text-properties style:font-style-complex="italic"/>
    </style:style>
    <style:style style:name="T360" style:parent-style-name="Policepardéfaut" style:family="text">
      <style:text-properties fo:font-style="italic" style:font-style-asian="italic" style:font-style-complex="italic"/>
    </style:style>
    <style:style style:name="T361" style:parent-style-name="Policepardéfaut" style:family="text">
      <style:text-properties style:text-position="super 66.6%"/>
    </style:style>
    <style:style style:name="T362" style:parent-style-name="Policepardéfaut" style:family="text">
      <style:text-properties fo:font-style="italic" style:font-style-asian="italic" style:font-style-complex="italic"/>
    </style:style>
    <style:style style:name="T363" style:parent-style-name="Policepardéfaut" style:family="text">
      <style:text-properties fo:font-style="italic" style:font-style-asian="italic" style:font-style-complex="italic"/>
    </style:style>
    <style:style style:name="T364" style:parent-style-name="Policepardéfaut" style:family="text">
      <style:text-properties fo:font-style="italic" style:font-style-asian="italic" style:font-style-complex="italic"/>
    </style:style>
    <style:style style:name="T365" style:parent-style-name="Policepardéfaut" style:family="text">
      <style:text-properties fo:font-style="italic" style:font-style-asian="italic" style:font-style-complex="italic"/>
    </style:style>
    <style:style style:name="T366" style:parent-style-name="Policepardéfaut" style:family="text">
      <style:text-properties fo:font-style="italic" style:font-style-asian="italic" style:font-style-complex="italic"/>
    </style:style>
    <style:style style:name="T367" style:parent-style-name="Policepardéfaut" style:family="text">
      <style:text-properties fo:font-style="italic" style:font-style-asian="italic" style:font-style-complex="italic"/>
    </style:style>
    <style:style style:name="T368" style:parent-style-name="Policepardéfaut" style:family="text">
      <style:text-properties fo:font-style="italic" style:font-style-asian="italic" style:font-style-complex="italic"/>
    </style:style>
    <style:style style:name="T369" style:parent-style-name="Policepardéfaut" style:family="text">
      <style:text-properties fo:font-style="italic" style:font-style-asian="italic" style:font-style-complex="italic"/>
    </style:style>
    <style:style style:name="T370" style:parent-style-name="Policepardéfaut" style:family="text">
      <style:text-properties fo:font-style="italic" style:font-style-asian="italic" style:font-style-complex="italic"/>
    </style:style>
    <style:style style:name="T371" style:parent-style-name="Policepardéfaut" style:family="text">
      <style:text-properties fo:font-style="italic" style:font-style-asian="italic" style:font-style-complex="italic"/>
    </style:style>
    <style:style style:name="T372" style:parent-style-name="Policepardéfaut" style:family="text">
      <style:text-properties fo:font-style="italic" style:font-style-asian="italic" style:font-style-complex="italic"/>
    </style:style>
    <style:style style:name="T373" style:parent-style-name="Appelnotedebasdep." style:family="text">
      <style:text-properties style:font-style-complex="italic"/>
    </style:style>
    <style:style style:name="T374" style:parent-style-name="Policepardéfaut" style:family="text">
      <style:text-properties fo:font-style="italic" style:font-style-asian="italic"/>
    </style:style>
    <style:style style:name="T375" style:parent-style-name="Policepardéfaut" style:family="text">
      <style:text-properties style:text-position="super 65%"/>
    </style:style>
    <style:style style:name="T376" style:parent-style-name="Policepardéfaut" style:family="text">
      <style:text-properties style:text-position="super 65%"/>
    </style:style>
    <style:style style:name="T377" style:parent-style-name="Policepardéfaut" style:family="text">
      <style:text-properties style:text-position="super 65%"/>
    </style:style>
    <style:style style:name="T378" style:parent-style-name="Policepardéfaut" style:family="text">
      <style:text-properties fo:font-style="italic" style:font-style-asian="italic"/>
    </style:style>
    <style:style style:name="T379" style:parent-style-name="Policepardéfaut" style:family="text">
      <style:text-properties style:text-position="super 65%"/>
    </style:style>
    <style:style style:name="T380" style:parent-style-name="Policepardéfaut" style:family="text">
      <style:text-properties style:text-position="super 65%"/>
    </style:style>
    <style:style style:name="T381" style:parent-style-name="Policepardéfaut" style:family="text">
      <style:text-properties style:font-style-complex="italic"/>
    </style:style>
    <style:style style:name="T382" style:parent-style-name="Policepardéfaut" style:family="text">
      <style:text-properties fo:font-style="italic" style:font-style-asian="italic" style:font-style-complex="italic"/>
    </style:style>
    <style:style style:name="T383" style:parent-style-name="Policepardéfaut" style:family="text">
      <style:text-properties fo:font-style="italic" style:font-style-asian="italic" style:font-style-complex="italic"/>
    </style:style>
    <style:style style:name="T384" style:parent-style-name="Policepardéfaut" style:family="text">
      <style:text-properties fo:font-style="italic" style:font-style-asian="italic" style:font-style-complex="italic"/>
    </style:style>
    <style:style style:name="T385" style:parent-style-name="Policepardéfaut" style:family="text">
      <style:text-properties fo:font-style="italic" style:font-style-asian="italic" style:font-style-complex="italic"/>
    </style:style>
    <style:style style:name="T386" style:parent-style-name="Policepardéfaut" style:family="text">
      <style:text-properties fo:font-style="italic" style:font-style-asian="italic" style:font-style-complex="italic"/>
    </style:style>
    <style:style style:name="T387" style:parent-style-name="Policepardéfaut" style:family="text">
      <style:text-properties fo:font-style="italic" style:font-style-asian="italic" style:font-style-complex="italic"/>
    </style:style>
    <style:style style:name="T388" style:parent-style-name="Policepardéfaut" style:family="text">
      <style:text-properties fo:font-style="italic" style:font-style-asian="italic" style:font-style-complex="italic"/>
    </style:style>
    <style:style style:name="T389" style:parent-style-name="Policepardéfaut" style:family="text">
      <style:text-properties fo:font-style="italic" style:font-style-asian="italic" style:font-style-complex="italic"/>
    </style:style>
    <style:style style:name="T390" style:parent-style-name="Policepardéfaut" style:family="text">
      <style:text-properties fo:font-style="italic" style:font-style-asian="italic" style:font-style-complex="italic"/>
    </style:style>
    <style:style style:name="T391" style:parent-style-name="Policepardéfaut" style:family="text">
      <style:text-properties fo:font-variant="small-caps"/>
    </style:style>
    <style:style style:name="T392" style:parent-style-name="Policepardéfaut" style:family="text">
      <style:text-properties fo:font-style="italic" style:font-style-asian="italic"/>
    </style:style>
    <style:style style:name="T393" style:parent-style-name="Policepardéfaut" style:family="text">
      <style:text-properties style:text-position="super 65%"/>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font-style-complex="italic"/>
    </style:style>
    <style:style style:name="T397" style:parent-style-name="Policepardéfaut" style:family="text">
      <style:text-properties fo:font-style="italic" style:font-style-asian="italic" style:font-style-complex="italic"/>
    </style:style>
    <style:style style:name="T398" style:parent-style-name="Policepardéfaut" style:family="text">
      <style:text-properties fo:font-style="italic" style:font-style-asian="italic" style:font-style-complex="italic"/>
    </style:style>
    <style:style style:name="T399" style:parent-style-name="Policepardéfaut" style:family="text">
      <style:text-properties fo:font-style="italic" style:font-style-asian="italic" style:font-style-complex="italic"/>
    </style:style>
    <style:style style:name="T400" style:parent-style-name="Policepardéfaut" style:family="text">
      <style:text-properties fo:font-style="italic" style:font-style-asian="italic" style:font-style-complex="italic"/>
    </style:style>
    <style:style style:name="T401" style:parent-style-name="Policepardéfaut" style:family="text">
      <style:text-properties fo:font-style="italic" style:font-style-asian="italic" style:font-style-complex="italic"/>
    </style:style>
    <style:style style:name="T402" style:parent-style-name="Policepardéfaut" style:family="text">
      <style:text-properties fo:font-style="italic" style:font-style-asian="italic" style:font-style-complex="italic"/>
    </style:style>
    <style:style style:name="T403" style:parent-style-name="Policepardéfaut" style:family="text">
      <style:text-properties fo:font-style="italic" style:font-style-asian="italic" style:font-style-complex="italic"/>
    </style:style>
    <style:style style:name="T404" style:parent-style-name="Policepardéfaut" style:family="text">
      <style:text-properties style:font-style-complex="italic"/>
    </style:style>
    <style:style style:name="T405" style:parent-style-name="Policepardéfaut" style:family="text">
      <style:text-properties fo:font-style="italic" style:font-style-asian="italic" style:font-style-complex="italic"/>
    </style:style>
    <style:style style:name="T406" style:parent-style-name="Policepardéfaut" style:family="text">
      <style:text-properties fo:font-style="italic" style:font-style-asian="italic" style:font-style-complex="italic"/>
    </style:style>
    <style:style style:name="T407" style:parent-style-name="Policepardéfaut" style:family="text">
      <style:text-properties style:font-style-complex="italic"/>
    </style:style>
    <style:style style:name="T408" style:parent-style-name="Policepardéfaut" style:family="text">
      <style:text-properties style:font-style-complex="italic"/>
    </style:style>
    <style:style style:name="T409" style:parent-style-name="Policepardéfaut" style:family="text">
      <style:text-properties fo:font-style="italic" style:font-style-asian="italic" style:font-style-complex="italic"/>
    </style:style>
    <style:style style:name="T410" style:parent-style-name="Policepardéfaut" style:family="text">
      <style:text-properties fo:font-style="italic" style:font-style-asian="italic" style:font-style-complex="italic"/>
    </style:style>
    <style:style style:name="T411" style:parent-style-name="Policepardéfaut" style:family="text">
      <style:text-properties fo:font-style="italic" style:font-style-asian="italic" style:font-style-complex="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quote.c" style:family="text">
      <style:text-properties fo:font-style="italic" style:font-style-asian="italic"/>
    </style:style>
    <style:style style:name="T417" style:parent-style-name="quote.c" style:family="text">
      <style:text-properties fo:font-style="italic" style:font-style-asian="italic"/>
    </style:style>
    <style:style style:name="T418" style:parent-style-name="quote.c" style:family="text">
      <style:text-properties fo:font-style="italic" style:font-style-asian="italic"/>
    </style:style>
    <style:style style:name="T419" style:parent-style-name="Policepardéfaut" style:family="text">
      <style:text-properties style:font-style-complex="italic"/>
    </style:style>
    <style:style style:name="T420" style:parent-style-name="Policepardéfaut" style:family="text">
      <style:text-properties fo:font-style="italic" style:font-style-asian="italic" style:font-style-complex="italic"/>
    </style:style>
    <style:style style:name="T421" style:parent-style-name="Policepardéfaut" style:family="text">
      <style:text-properties fo:font-style="italic" style:font-style-asian="italic" style:font-style-complex="italic"/>
    </style:style>
    <style:style style:name="T422" style:parent-style-name="Policepardéfaut" style:family="text">
      <style:text-properties fo:font-style="italic" style:font-style-asian="italic" style:font-style-complex="italic"/>
    </style:style>
    <style:style style:name="T423" style:parent-style-name="Policepardéfaut" style:family="text">
      <style:text-properties fo:font-style="italic" style:font-style-asian="italic" style:font-style-complex="italic"/>
    </style:style>
    <style:style style:name="T424" style:parent-style-name="Policepardéfaut" style:family="text">
      <style:text-properties fo:font-style="italic" style:font-style-asian="italic" style:font-style-complex="italic"/>
    </style:style>
    <style:style style:name="T425" style:parent-style-name="Policepardéfaut" style:family="text">
      <style:text-properties fo:font-style="italic" style:font-style-asian="italic" style:font-style-complex="italic"/>
    </style:style>
    <style:style style:name="T426" style:parent-style-name="Policepardéfaut" style:family="text">
      <style:text-properties fo:font-style="italic" style:font-style-asian="italic" style:font-style-complex="italic"/>
    </style:style>
    <style:style style:name="T427" style:parent-style-name="Policepardéfaut" style:family="text">
      <style:text-properties fo:font-style="italic" style:font-style-asian="italic" style:font-style-complex="italic"/>
    </style:style>
    <style:style style:name="T428" style:parent-style-name="Policepardéfaut" style:family="text">
      <style:text-properties style:font-style-complex="italic"/>
    </style:style>
    <style:style style:name="T429" style:parent-style-name="Policepardéfaut" style:family="text">
      <style:text-properties style:font-style-complex="italic"/>
    </style:style>
    <style:style style:name="T430" style:parent-style-name="Policepardéfaut" style:family="text">
      <style:text-properties fo:font-style="italic" style:font-style-asian="italic" style:font-style-complex="italic"/>
    </style:style>
    <style:style style:name="T431" style:parent-style-name="Policepardéfaut" style:family="text">
      <style:text-properties fo:font-style="italic" style:font-style-asian="italic" style:font-style-complex="italic"/>
    </style:style>
    <style:style style:name="T432" style:parent-style-name="Policepardéfaut" style:family="text">
      <style:text-properties fo:font-variant="small-caps"/>
    </style:style>
    <style:style style:name="T433" style:parent-style-name="Policepardéfaut" style:family="text">
      <style:text-properties fo:font-style="italic" style:font-style-asian="italic"/>
    </style:style>
    <style:style style:name="T434" style:parent-style-name="Policepardéfaut" style:family="text">
      <style:text-properties style:text-position="super 65%"/>
    </style:style>
    <style:style style:name="T435" style:parent-style-name="Policepardéfaut" style:family="text">
      <style:text-properties fo:font-style="italic" style:font-style-asian="italic" style:font-style-complex="italic"/>
    </style:style>
    <style:style style:name="T436" style:parent-style-name="Policepardéfaut" style:family="text">
      <style:text-properties style:font-style-complex="italic"/>
    </style:style>
    <style:style style:name="T437" style:parent-style-name="Policepardéfaut" style:family="text">
      <style:text-properties fo:font-style="italic" style:font-style-asian="italic" style:font-style-complex="italic"/>
    </style:style>
    <style:style style:name="T438" style:parent-style-name="Policepardéfaut" style:family="text">
      <style:text-properties fo:font-style="italic" style:font-style-asian="italic" style:font-style-complex="italic"/>
    </style:style>
    <style:style style:name="T439" style:parent-style-name="Policepardéfaut" style:family="text">
      <style:text-properties style:font-style-complex="italic"/>
    </style:style>
    <style:style style:name="T440" style:parent-style-name="Policepardéfaut" style:family="text">
      <style:text-properties style:font-style-complex="italic"/>
    </style:style>
    <style:style style:name="T441" style:parent-style-name="Policepardéfaut" style:family="text">
      <style:text-properties fo:font-style="italic" style:font-style-asian="italic" style:font-style-complex="italic"/>
    </style:style>
    <style:style style:name="T442" style:parent-style-name="Policepardéfaut" style:family="text">
      <style:text-properties style:font-style-complex="italic"/>
    </style:style>
    <style:style style:name="T443" style:parent-style-name="Policepardéfaut" style:family="text">
      <style:text-properties style:font-style-complex="italic"/>
    </style:style>
    <style:style style:name="T444" style:parent-style-name="Policepardéfaut" style:family="text">
      <style:text-properties style:font-style-complex="italic"/>
    </style:style>
    <style:style style:name="T445" style:parent-style-name="Policepardéfaut" style:family="text">
      <style:text-properties fo:font-style="italic" style:font-style-asian="italic" style:font-style-complex="italic"/>
    </style:style>
    <style:style style:name="T446" style:parent-style-name="Policepardéfaut" style:family="text">
      <style:text-properties fo:font-style="italic" style:font-style-asian="italic" style:font-style-complex="italic"/>
    </style:style>
    <style:style style:name="T447" style:parent-style-name="Policepardéfaut" style:family="text">
      <style:text-properties fo:font-style="italic" style:font-style-asian="italic" style:font-style-complex="italic"/>
    </style:style>
    <style:style style:name="T448" style:parent-style-name="Policepardéfaut" style:family="text">
      <style:text-properties fo:font-style="italic" style:font-style-asian="italic" style:font-style-complex="italic"/>
    </style:style>
    <style:style style:name="T449" style:parent-style-name="Policepardéfaut" style:family="text">
      <style:text-properties fo:font-style="italic" style:font-style-asian="italic" style:font-style-complex="italic"/>
    </style:style>
    <style:style style:name="T450" style:parent-style-name="quote.c" style:family="text">
      <style:text-properties fo:font-style="italic" style:font-style-asian="italic"/>
    </style:style>
    <style:style style:name="T451" style:parent-style-name="quote.c" style:family="text">
      <style:text-properties fo:font-style="italic" style:font-style-asian="italic"/>
    </style:style>
    <style:style style:name="T452" style:parent-style-name="quote.c" style:family="text">
      <style:text-properties fo:font-style="italic" style:font-style-asian="italic"/>
    </style:style>
    <style:style style:name="T453" style:parent-style-name="Policepardéfaut" style:family="text">
      <style:text-properties style:font-style-complex="italic"/>
    </style:style>
    <style:style style:name="T454" style:parent-style-name="Policepardéfaut" style:family="text">
      <style:text-properties fo:font-style="italic" style:font-style-asian="italic" style:font-style-complex="italic"/>
    </style:style>
    <style:style style:name="T455" style:parent-style-name="Policepardéfaut" style:family="text">
      <style:text-properties style:font-style-complex="italic"/>
    </style:style>
    <style:style style:name="T456" style:parent-style-name="Policepardéfaut" style:family="text">
      <style:text-properties fo:font-style="italic" style:font-style-asian="italic" style:font-style-complex="italic"/>
    </style:style>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T459" style:parent-style-name="Policepardéfaut" style:family="text">
      <style:text-properties style:font-style-complex="italic"/>
    </style:style>
    <style:style style:name="T460" style:parent-style-name="Policepardéfaut" style:family="text">
      <style:text-properties style:font-style-complex="italic"/>
    </style:style>
    <style:style style:name="T461" style:parent-style-name="Policepardéfaut" style:family="text">
      <style:text-properties fo:font-style="italic" style:font-style-asian="italic" style:font-style-complex="italic"/>
    </style:style>
    <style:style style:name="T462" style:parent-style-name="Policepardéfaut" style:family="text">
      <style:text-properties fo:font-style="italic" style:font-style-asian="italic" style:font-style-complex="italic"/>
    </style:style>
    <style:style style:name="T463" style:parent-style-name="Policepardéfaut" style:family="text">
      <style:text-properties fo:font-style="italic" style:font-style-asian="italic" style:font-style-complex="italic"/>
    </style:style>
    <style:style style:name="T464" style:parent-style-name="Policepardéfaut" style:family="text">
      <style:text-properties fo:font-style="italic" style:font-style-asian="italic" style:font-style-complex="italic"/>
    </style:style>
    <style:style style:name="T465" style:parent-style-name="Policepardéfaut" style:family="text">
      <style:text-properties style:font-style-complex="italic"/>
    </style:style>
    <style:style style:name="T466" style:parent-style-name="Policepardéfaut" style:family="text">
      <style:text-properties style:font-style-complex="italic"/>
    </style:style>
    <style:style style:name="T467" style:parent-style-name="Policepardéfaut" style:family="text">
      <style:text-properties fo:font-style="italic" style:font-style-asian="italic" style:font-style-complex="italic"/>
    </style:style>
    <style:style style:name="T468" style:parent-style-name="Policepardéfaut" style:family="text">
      <style:text-properties fo:font-style="italic" style:font-style-asian="italic" style:font-style-complex="italic"/>
    </style:style>
    <style:style style:name="T469" style:parent-style-name="Policepardéfaut" style:family="text">
      <style:text-properties style:font-style-complex="italic"/>
    </style:style>
    <style:style style:name="T470" style:parent-style-name="Policepardéfaut" style:family="text">
      <style:text-properties fo:font-style="italic" style:font-style-asian="italic" style:font-style-complex="italic"/>
    </style:style>
    <style:style style:name="T471" style:parent-style-name="Policepardéfaut" style:family="text">
      <style:text-properties fo:font-style="italic" style:font-style-asian="italic" style:font-style-complex="italic"/>
    </style:style>
    <style:style style:name="T472" style:parent-style-name="Policepardéfaut" style:family="text">
      <style:text-properties fo:font-style="italic" style:font-style-asian="italic" style:font-style-complex="italic"/>
    </style:style>
    <style:style style:name="T473" style:parent-style-name="Policepardéfaut" style:family="text">
      <style:text-properties style:font-style-complex="italic"/>
    </style:style>
    <style:style style:name="T474" style:parent-style-name="Policepardéfaut" style:family="text">
      <style:text-properties fo:font-style="italic" style:font-style-asian="italic" style:font-style-complex="italic"/>
    </style:style>
    <style:style style:name="T475" style:parent-style-name="Policepardéfaut" style:family="text">
      <style:text-properties fo:font-style="italic" style:font-style-asian="italic" style:font-style-complex="italic"/>
    </style:style>
    <style:style style:name="T476" style:parent-style-name="Policepardéfaut" style:family="text">
      <style:text-properties fo:font-style="italic" style:font-style-asian="italic" style:font-style-complex="italic"/>
    </style:style>
    <style:style style:name="T477" style:parent-style-name="Policepardéfaut" style:family="text">
      <style:text-properties fo:font-style="italic" style:font-style-asian="italic" style:font-style-complex="italic"/>
    </style:style>
    <style:style style:name="T478" style:parent-style-name="Policepardéfaut" style:family="text">
      <style:text-properties fo:font-style="italic" style:font-style-asian="italic" style:font-style-complex="italic"/>
    </style:style>
    <style:style style:name="T479" style:parent-style-name="Policepardéfaut" style:family="text">
      <style:text-properties fo:font-style="italic" style:font-style-asian="italic" style:font-style-complex="italic"/>
    </style:style>
    <style:style style:name="T480" style:parent-style-name="Policepardéfaut" style:family="text">
      <style:text-properties fo:font-style="italic" style:font-style-asian="italic" style:font-style-complex="italic"/>
    </style:style>
    <style:style style:name="T481" style:parent-style-name="Policepardéfaut" style:family="text">
      <style:text-properties fo:font-style="italic" style:font-style-asian="italic" style:font-style-complex="italic"/>
    </style:style>
    <style:style style:name="T482" style:parent-style-name="Policepardéfaut" style:family="text">
      <style:text-properties style:font-style-complex="italic"/>
    </style:style>
    <style:style style:name="T483" style:parent-style-name="Policepardéfaut" style:family="text">
      <style:text-properties fo:font-style="italic" style:font-style-asian="italic" style:font-style-complex="italic"/>
    </style:style>
    <style:style style:name="P484" style:parent-style-name="byline" style:family="paragraph">
      <style:text-properties fo:font-style="italic" style:font-style-asian="italic"/>
    </style:style>
    <style:style style:name="T485" style:parent-style-name="Policepardéfaut" style:family="text">
      <style:text-properties fo:font-style="italic" style:font-style-asian="italic" style:font-style-complex="italic"/>
    </style:style>
    <style:style style:name="T486" style:parent-style-name="Policepardéfaut" style:family="text">
      <style:text-properties style:font-style-complex="italic"/>
    </style:style>
    <style:style style:name="T487" style:parent-style-name="Policepardéfaut" style:family="text">
      <style:text-properties style:text-position="super 63.6%"/>
    </style:style>
    <style:style style:name="T488" style:parent-style-name="Policepardéfaut" style:family="text">
      <style:text-properties style:font-style-complex="italic"/>
    </style:style>
    <style:style style:name="T489" style:parent-style-name="Policepardéfaut" style:family="text">
      <style:text-properties fo:font-style="italic" style:font-style-asian="italic" style:font-style-complex="italic"/>
    </style:style>
    <style:style style:name="T490" style:parent-style-name="Policepardéfaut" style:family="text">
      <style:text-properties fo:font-style="italic" style:font-style-asian="italic" style:font-style-complex="italic"/>
    </style:style>
    <style:style style:name="T491" style:parent-style-name="Policepardéfaut" style:family="text">
      <style:text-properties style:font-style-complex="italic"/>
    </style:style>
    <style:style style:name="T492" style:parent-style-name="Policepardéfaut" style:family="text">
      <style:text-properties fo:font-style="italic" style:font-style-asian="italic" style:font-style-complex="italic"/>
    </style:style>
    <style:style style:name="T493" style:parent-style-name="Policepardéfaut" style:family="text">
      <style:text-properties style:font-style-complex="italic"/>
    </style:style>
    <style:style style:name="T494" style:parent-style-name="Policepardéfaut" style:family="text">
      <style:text-properties fo:font-style="italic" style:font-style-asian="italic" style:font-style-complex="italic"/>
    </style:style>
    <style:style style:name="T495" style:parent-style-name="Policepardéfaut" style:family="text">
      <style:text-properties style:font-style-complex="italic"/>
    </style:style>
    <style:style style:name="T496" style:parent-style-name="Policepardéfaut" style:family="text">
      <style:text-properties fo:font-style="italic" style:font-style-asian="italic" style:font-style-complex="italic"/>
    </style:style>
    <style:style style:name="T497" style:parent-style-name="Policepardéfaut" style:family="text">
      <style:text-properties style:font-style-complex="italic"/>
    </style:style>
    <style:style style:name="T498" style:parent-style-name="Policepardéfaut" style:family="text">
      <style:text-properties fo:font-style="italic" style:font-style-asian="italic" style:font-style-complex="italic"/>
    </style:style>
    <style:style style:name="T499" style:parent-style-name="Policepardéfaut" style:family="text">
      <style:text-properties fo:font-style="italic" style:font-style-asian="italic" style:font-style-complex="italic"/>
    </style:style>
    <style:style style:name="T500" style:parent-style-name="Policepardéfaut" style:family="text">
      <style:text-properties fo:font-style="italic" style:font-style-asian="italic" style:font-style-complex="italic"/>
    </style:style>
    <style:style style:name="T501" style:parent-style-name="Policepardéfaut" style:family="text">
      <style:text-properties fo:font-style="italic" style:font-style-asian="italic" style:font-style-complex="italic"/>
    </style:style>
    <style:style style:name="T502" style:parent-style-name="Policepardéfaut" style:family="text">
      <style:text-properties fo:font-style="italic" style:font-style-asian="italic" style:font-style-complex="italic"/>
    </style:style>
    <style:style style:name="T503" style:parent-style-name="Policepardéfaut" style:family="text">
      <style:text-properties fo:font-style="italic" style:font-style-asian="italic" style:font-style-complex="italic"/>
    </style:style>
    <style:style style:name="T504" style:parent-style-name="Policepardéfaut" style:family="text">
      <style:text-properties style:font-style-complex="italic"/>
    </style:style>
    <style:style style:name="T505" style:parent-style-name="Policepardéfaut" style:family="text">
      <style:text-properties fo:font-style="italic" style:font-style-asian="italic" style:font-style-complex="italic"/>
    </style:style>
    <style:style style:name="T506" style:parent-style-name="Policepardéfaut" style:family="text">
      <style:text-properties style:font-style-complex="italic"/>
    </style:style>
    <style:style style:name="T507" style:parent-style-name="Policepardéfaut" style:family="text">
      <style:text-properties fo:font-style="italic" style:font-style-asian="italic" style:font-style-complex="italic"/>
    </style:style>
    <style:style style:name="T508" style:parent-style-name="Policepardéfaut" style:family="text">
      <style:text-properties fo:font-style="italic" style:font-style-asian="italic" style:font-style-complex="italic"/>
    </style:style>
    <style:style style:name="T509" style:parent-style-name="Policepardéfaut" style:family="text">
      <style:text-properties fo:font-style="italic" style:font-style-asian="italic" style:font-style-complex="italic"/>
    </style:style>
    <style:style style:name="T510" style:parent-style-name="Policepardéfaut" style:family="text">
      <style:text-properties fo:font-style="italic" style:font-style-asian="italic" style:font-style-complex="italic"/>
    </style:style>
    <style:style style:name="T511" style:parent-style-name="Policepardéfaut" style:family="text">
      <style:text-properties fo:font-style="italic" style:font-style-asian="italic" style:font-style-complex="italic"/>
    </style:style>
    <style:style style:name="T512" style:parent-style-name="Policepardéfaut" style:family="text">
      <style:text-properties fo:font-style="italic" style:font-style-asian="italic" style:font-style-complex="italic"/>
    </style:style>
    <style:style style:name="T513" style:parent-style-name="Policepardéfaut" style:family="text">
      <style:text-properties style:font-style-complex="italic"/>
    </style:style>
    <style:style style:name="T514" style:parent-style-name="Policepardéfaut" style:family="text">
      <style:text-properties fo:font-style="italic" style:font-style-asian="italic" style:font-style-complex="italic"/>
    </style:style>
    <style:style style:name="T515" style:parent-style-name="quote.c" style:family="text">
      <style:text-properties fo:font-style="italic" style:font-style-asian="italic"/>
    </style:style>
    <style:style style:name="T516" style:parent-style-name="quote.c" style:family="text">
      <style:text-properties fo:font-style="italic" style:font-style-asian="italic"/>
    </style:style>
    <style:style style:name="T517" style:parent-style-name="Policepardéfaut" style:family="text">
      <style:text-properties style:text-position="super 65%"/>
    </style:style>
    <style:style style:name="T518" style:parent-style-name="Policepardéfaut" style:family="text">
      <style:text-properties style:text-position="super 65%"/>
    </style:style>
    <style:style style:name="T519" style:parent-style-name="quote.c" style:family="text">
      <style:text-properties fo:font-style="italic" style:font-style-asian="italic"/>
    </style:style>
    <style:style style:name="T520" style:parent-style-name="quote.c" style:family="text">
      <style:text-properties fo:font-style="italic" style:font-style-asian="italic"/>
    </style:style>
    <style:style style:name="T521" style:parent-style-name="quote.c" style:family="text">
      <style:text-properties fo:font-style="italic" style:font-style-asian="italic"/>
    </style:style>
    <style:style style:name="T522" style:parent-style-name="Policepardéfaut" style:family="text">
      <style:text-properties fo:font-style="italic" style:font-style-asian="italic" style:font-style-complex="italic"/>
    </style:style>
    <style:style style:name="T523" style:parent-style-name="Policepardéfaut" style:family="text">
      <style:text-properties fo:font-style="italic" style:font-style-asian="italic" style:font-style-complex="italic"/>
    </style:style>
    <style:style style:name="T524" style:parent-style-name="quote.c" style:family="text">
      <style:text-properties fo:font-style="italic" style:font-style-asian="italic"/>
    </style:style>
    <style:style style:name="T525" style:parent-style-name="Policepardéfaut" style:family="text">
      <style:text-properties fo:font-style="italic" style:font-style-asian="italic" style:font-style-complex="italic"/>
    </style:style>
    <style:style style:name="T526" style:parent-style-name="Policepardéfaut" style:family="text">
      <style:text-properties style:font-style-complex="italic"/>
    </style:style>
    <style:style style:name="T527" style:parent-style-name="Policepardéfaut" style:family="text">
      <style:text-properties fo:font-style="italic" style:font-style-asian="italic" style:font-style-complex="italic"/>
    </style:style>
    <style:style style:name="T528" style:parent-style-name="Policepardéfaut" style:family="text">
      <style:text-properties style:font-style-complex="italic"/>
    </style:style>
    <style:style style:name="T529" style:parent-style-name="Policepardéfaut" style:family="text">
      <style:text-properties fo:font-style="italic" style:font-style-asian="italic" style:font-style-complex="italic"/>
    </style:style>
    <style:style style:name="T530" style:parent-style-name="Policepardéfaut" style:family="text">
      <style:text-properties style:font-style-complex="italic"/>
    </style:style>
    <style:style style:name="T531" style:parent-style-name="quote.c" style:family="text">
      <style:text-properties fo:font-style="italic" style:font-style-asian="italic"/>
    </style:style>
    <style:style style:name="T532" style:parent-style-name="Policepardéfaut" style:family="text">
      <style:text-properties fo:font-weight="bold" style:font-weight-asian="bold" style:font-weight-complex="bold"/>
    </style:style>
    <style:style style:name="T533" style:parent-style-name="Policepardéfaut" style:family="text">
      <style:text-properties fo:font-style="italic" style:font-style-asian="italic" style:font-style-complex="italic"/>
    </style:style>
    <style:style style:name="T534" style:parent-style-name="Policepardéfaut" style:family="text">
      <style:text-properties fo:font-style="italic" style:font-style-asian="italic" style:font-style-complex="italic"/>
    </style:style>
    <style:style style:name="T535" style:parent-style-name="Policepardéfaut" style:family="text">
      <style:text-properties fo:font-style="italic" style:font-style-asian="italic" style:font-style-complex="italic"/>
    </style:style>
    <style:style style:name="T536" style:parent-style-name="Policepardéfaut" style:family="text">
      <style:text-properties style:font-style-complex="italic"/>
    </style:style>
    <style:style style:name="T537" style:parent-style-name="Policepardéfaut" style:family="text">
      <style:text-properties style:font-style-complex="italic"/>
    </style:style>
    <style:style style:name="T538" style:parent-style-name="Policepardéfaut" style:family="text">
      <style:text-properties fo:font-style="italic" style:font-style-asian="italic" style:font-style-complex="italic"/>
    </style:style>
    <style:style style:name="T539" style:parent-style-name="Policepardéfaut" style:family="text">
      <style:text-properties fo:font-style="italic" style:font-style-asian="italic" style:font-style-complex="italic"/>
    </style:style>
    <style:style style:name="T540" style:parent-style-name="Policepardéfaut" style:family="text">
      <style:text-properties fo:font-style="italic" style:font-style-asian="italic" style:font-style-complex="italic"/>
    </style:style>
    <style:style style:name="T541" style:parent-style-name="Policepardéfaut" style:family="text">
      <style:text-properties fo:font-style="italic" style:font-style-asian="italic" style:font-style-complex="italic"/>
    </style:style>
    <style:style style:name="T542" style:parent-style-name="quote.c" style:family="text">
      <style:text-properties fo:font-style="italic" style:font-style-asian="italic"/>
    </style:style>
    <style:style style:name="T543" style:parent-style-name="quote.c" style:family="text">
      <style:text-properties fo:font-style="italic" style:font-style-asian="italic"/>
    </style:style>
    <style:style style:name="T544" style:parent-style-name="Policepardéfaut" style:family="text">
      <style:text-properties fo:font-style="italic" style:font-style-asian="italic" style:font-style-complex="italic"/>
    </style:style>
    <style:style style:name="T545" style:parent-style-name="Policepardéfaut" style:family="text">
      <style:text-properties style:font-style-complex="italic"/>
    </style:style>
    <style:style style:name="T546" style:parent-style-name="Policepardéfaut" style:family="text">
      <style:text-properties fo:font-style="italic" style:font-style-asian="italic" style:font-style-complex="italic"/>
    </style:style>
    <style:style style:name="T547" style:parent-style-name="Policepardéfaut" style:family="text">
      <style:text-properties fo:font-style="italic" style:font-style-asian="italic" style:font-style-complex="italic"/>
    </style:style>
    <style:style style:name="T548" style:parent-style-name="Policepardéfaut" style:family="text">
      <style:text-properties fo:font-style="italic" style:font-style-asian="italic" style:font-style-complex="italic"/>
    </style:style>
    <style:style style:name="T549" style:parent-style-name="Policepardéfaut" style:family="text">
      <style:text-properties fo:font-style="italic" style:font-style-asian="italic" style:font-style-complex="italic"/>
    </style:style>
    <style:style style:name="T550" style:parent-style-name="Policepardéfaut" style:family="text">
      <style:text-properties fo:font-style="italic" style:font-style-asian="italic" style:font-style-complex="italic"/>
    </style:style>
    <style:style style:name="T551" style:parent-style-name="Policepardéfaut" style:family="text">
      <style:text-properties fo:font-style="italic" style:font-style-asian="italic" style:font-style-complex="italic"/>
    </style:style>
    <style:style style:name="T552" style:parent-style-name="Policepardéfaut" style:family="text">
      <style:text-properties fo:font-style="italic" style:font-style-asian="italic" style:font-style-complex="italic"/>
    </style:style>
    <style:style style:name="P553" style:parent-style-name="byline" style:family="paragraph">
      <style:text-properties fo:font-style="italic" style:font-style-asian="italic"/>
    </style:style>
    <style:style style:name="T554" style:parent-style-name="Policepardéfaut" style:family="text">
      <style:text-properties fo:font-style="italic" style:font-style-asian="italic" style:font-style-complex="italic"/>
    </style:style>
    <style:style style:name="T555" style:parent-style-name="Policepardéfaut" style:family="text">
      <style:text-properties fo:font-style="italic" style:font-style-asian="italic"/>
    </style:style>
    <style:style style:name="TableColumn557" style:family="table-column">
      <style:table-column-properties style:column-width="0.9847in"/>
    </style:style>
    <style:style style:name="TableColumn558" style:family="table-column">
      <style:table-column-properties style:column-width="0.6888in"/>
    </style:style>
    <style:style style:name="TableColumn559" style:family="table-column">
      <style:table-column-properties style:column-width="1.2798in"/>
    </style:style>
    <style:style style:name="TableColumn560" style:family="table-column">
      <style:table-column-properties style:column-width="3.4437in"/>
    </style:style>
    <style:style style:name="Table556" style:family="table">
      <style:table-properties style:width="6.3972in" fo:margin-left="0in" table:align="left"/>
    </style:style>
    <style:style style:name="TableRow561" style:family="table-row">
      <style:table-row-properties/>
    </style:style>
    <style:style style:name="TableCell562" style:family="table-cell">
      <style:table-cell-properties fo:border="none" fo:padding-top="0in" fo:padding-left="0.075in" fo:padding-bottom="0in" fo:padding-right="0.075in"/>
    </style:style>
    <style:style style:name="TableCell563" style:family="table-cell">
      <style:table-cell-properties fo:border="none" fo:padding-top="0in" fo:padding-left="0.075in" fo:padding-bottom="0in" fo:padding-right="0.075in"/>
    </style:style>
    <style:style style:name="T564" style:parent-style-name="Policepardéfaut" style:family="text">
      <style:text-properties style:text-position="super 66.6%"/>
    </style:style>
    <style:style style:name="TableCell565" style:family="table-cell">
      <style:table-cell-properties fo:border="none" fo:padding-top="0in" fo:padding-left="0.075in" fo:padding-bottom="0in" fo:padding-right="0.075in"/>
    </style:style>
    <style:style style:name="T566" style:parent-style-name="Policepardéfaut" style:family="text">
      <style:text-properties style:text-position="super 66.6%"/>
    </style:style>
    <style:style style:name="TableCell567" style:family="table-cell">
      <style:table-cell-properties fo:border="none" fo:padding-top="0in" fo:padding-left="0.075in" fo:padding-bottom="0in" fo:padding-right="0.075in"/>
    </style:style>
    <style:style style:name="T568" style:parent-style-name="Policepardéfaut" style:family="text">
      <style:text-properties fo:font-style="italic" style:font-style-asian="italic" style:font-style-complex="italic"/>
    </style:style>
    <style:style style:name="T569" style:parent-style-name="Policepardéfaut" style:family="text">
      <style:text-properties fo:font-style="italic" style:font-style-asian="italic" style:font-style-complex="italic"/>
    </style:style>
    <style:style style:name="T570" style:parent-style-name="Policepardéfaut" style:family="text">
      <style:text-properties style:font-style-complex="italic"/>
    </style:style>
    <style:style style:name="TableRow571" style:family="table-row">
      <style:table-row-properties/>
    </style:style>
    <style:style style:name="TableCell572" style:family="table-cell">
      <style:table-cell-properties fo:border="none" fo:padding-top="0in" fo:padding-left="0.075in" fo:padding-bottom="0in" fo:padding-right="0.075in"/>
    </style:style>
    <style:style style:name="TableCell573" style:family="table-cell">
      <style:table-cell-properties fo:border="none" fo:padding-top="0in" fo:padding-left="0.075in" fo:padding-bottom="0in" fo:padding-right="0.075in"/>
    </style:style>
    <style:style style:name="T574" style:parent-style-name="Policepardéfaut" style:family="text">
      <style:text-properties style:text-position="super 66.6%"/>
    </style:style>
    <style:style style:name="TableCell575" style:family="table-cell">
      <style:table-cell-properties fo:border="none" fo:padding-top="0in" fo:padding-left="0.075in" fo:padding-bottom="0in" fo:padding-right="0.075in"/>
    </style:style>
    <style:style style:name="T576" style:parent-style-name="Policepardéfaut" style:family="text">
      <style:text-properties style:text-position="super 66.6%"/>
    </style:style>
    <style:style style:name="TableCell577" style:family="table-cell">
      <style:table-cell-properties fo:border="none" fo:padding-top="0in" fo:padding-left="0.075in" fo:padding-bottom="0in" fo:padding-right="0.075in"/>
    </style:style>
    <style:style style:name="T578" style:parent-style-name="Policepardéfaut" style:family="text">
      <style:text-properties style:font-style-complex="italic"/>
    </style:style>
    <style:style style:name="T579" style:parent-style-name="Policepardéfaut" style:family="text">
      <style:text-properties fo:font-style="italic" style:font-style-asian="italic" style:font-style-complex="italic"/>
    </style:style>
    <style:style style:name="T580" style:parent-style-name="Policepardéfaut" style:family="text">
      <style:text-properties style:font-style-complex="italic"/>
    </style:style>
    <style:style style:name="T581" style:parent-style-name="Policepardéfaut" style:family="text">
      <style:text-properties fo:font-style="italic" style:font-style-asian="italic" style:font-style-complex="italic"/>
    </style:style>
    <style:style style:name="T582" style:parent-style-name="Policepardéfaut" style:family="text">
      <style:text-properties style:font-style-complex="italic"/>
    </style:style>
    <style:style style:name="TableRow583" style:family="table-row">
      <style:table-row-properties/>
    </style:style>
    <style:style style:name="TableCell584" style:family="table-cell">
      <style:table-cell-properties fo:border="none" fo:padding-top="0in" fo:padding-left="0.075in" fo:padding-bottom="0in" fo:padding-right="0.075in"/>
    </style:style>
    <style:style style:name="TableCell585" style:family="table-cell">
      <style:table-cell-properties fo:border="none" fo:padding-top="0in" fo:padding-left="0.075in" fo:padding-bottom="0in" fo:padding-right="0.075in"/>
    </style:style>
    <style:style style:name="T586" style:parent-style-name="Policepardéfaut" style:family="text">
      <style:text-properties style:text-position="super 66.6%"/>
    </style:style>
    <style:style style:name="TableCell587" style:family="table-cell">
      <style:table-cell-properties fo:border="none" fo:padding-top="0in" fo:padding-left="0.075in" fo:padding-bottom="0in" fo:padding-right="0.075in"/>
    </style:style>
    <style:style style:name="TableCell588" style:family="table-cell">
      <style:table-cell-properties fo:border="none" fo:padding-top="0in" fo:padding-left="0.075in" fo:padding-bottom="0in" fo:padding-right="0.075in"/>
    </style:style>
    <style:style style:name="T589" style:parent-style-name="Policepardéfaut" style:family="text">
      <style:text-properties fo:font-style="italic" style:font-style-asian="italic" style:font-style-complex="italic"/>
    </style:style>
    <style:style style:name="TableRow590" style:family="table-row">
      <style:table-row-properties/>
    </style:style>
    <style:style style:name="TableCell591" style:family="table-cell">
      <style:table-cell-properties fo:border="none" fo:padding-top="0in" fo:padding-left="0.075in" fo:padding-bottom="0in" fo:padding-right="0.075in"/>
    </style:style>
    <style:style style:name="TableCell592" style:family="table-cell">
      <style:table-cell-properties fo:border="none" fo:padding-top="0in" fo:padding-left="0.075in" fo:padding-bottom="0in" fo:padding-right="0.075in"/>
    </style:style>
    <style:style style:name="T593" style:parent-style-name="Policepardéfaut" style:family="text">
      <style:text-properties style:text-position="super 66.6%"/>
    </style:style>
    <style:style style:name="TableCell594" style:family="table-cell">
      <style:table-cell-properties fo:border="none" fo:padding-top="0in" fo:padding-left="0.075in" fo:padding-bottom="0in" fo:padding-right="0.075in"/>
    </style:style>
    <style:style style:name="T595" style:parent-style-name="Policepardéfaut" style:family="text">
      <style:text-properties style:text-position="super 66.6%"/>
    </style:style>
    <style:style style:name="TableCell596" style:family="table-cell">
      <style:table-cell-properties fo:border="none" fo:padding-top="0in" fo:padding-left="0.075in" fo:padding-bottom="0in" fo:padding-right="0.075in"/>
    </style:style>
    <style:style style:name="T597" style:parent-style-name="Policepardéfaut" style:family="text">
      <style:text-properties fo:font-style="italic" style:font-style-asian="italic" style:font-style-complex="italic"/>
    </style:style>
    <style:style style:name="T598" style:parent-style-name="Policepardéfaut" style:family="text">
      <style:text-properties fo:font-style="italic" style:font-style-asian="italic" style:font-style-complex="italic"/>
    </style:style>
    <style:style style:name="TableRow599" style:family="table-row">
      <style:table-row-properties/>
    </style:style>
    <style:style style:name="TableCell600" style:family="table-cell">
      <style:table-cell-properties fo:border="none" fo:padding-top="0in" fo:padding-left="0.075in" fo:padding-bottom="0in" fo:padding-right="0.075in"/>
    </style:style>
    <style:style style:name="TableCell601" style:family="table-cell">
      <style:table-cell-properties fo:border="none" fo:padding-top="0in" fo:padding-left="0.075in" fo:padding-bottom="0in" fo:padding-right="0.075in"/>
    </style:style>
    <style:style style:name="T602" style:parent-style-name="Policepardéfaut" style:family="text">
      <style:text-properties style:text-position="super 66.6%"/>
    </style:style>
    <style:style style:name="TableCell603" style:family="table-cell">
      <style:table-cell-properties fo:border="none" fo:padding-top="0in" fo:padding-left="0.075in" fo:padding-bottom="0in" fo:padding-right="0.075in"/>
    </style:style>
    <style:style style:name="T604" style:parent-style-name="Policepardéfaut" style:family="text">
      <style:text-properties style:text-position="super 66.6%"/>
    </style:style>
    <style:style style:name="TableCell605" style:family="table-cell">
      <style:table-cell-properties fo:border="none" fo:padding-top="0in" fo:padding-left="0.075in" fo:padding-bottom="0in" fo:padding-right="0.075in"/>
    </style:style>
    <style:style style:name="T606" style:parent-style-name="Policepardéfaut" style:family="text">
      <style:text-properties fo:font-style="italic" style:font-style-asian="italic" style:font-style-complex="italic"/>
    </style:style>
    <style:style style:name="T607" style:parent-style-name="Policepardéfaut" style:family="text">
      <style:text-properties style:font-style-complex="italic"/>
    </style:style>
    <style:style style:name="TableRow608" style:family="table-row">
      <style:table-row-properties/>
    </style:style>
    <style:style style:name="TableCell609" style:family="table-cell">
      <style:table-cell-properties fo:border="none" fo:padding-top="0in" fo:padding-left="0.075in" fo:padding-bottom="0in" fo:padding-right="0.075in"/>
    </style:style>
    <style:style style:name="TableCell610" style:family="table-cell">
      <style:table-cell-properties fo:border="none" fo:padding-top="0in" fo:padding-left="0.075in" fo:padding-bottom="0in" fo:padding-right="0.075in"/>
    </style:style>
    <style:style style:name="T611" style:parent-style-name="Policepardéfaut" style:family="text">
      <style:text-properties style:text-position="super 66.6%"/>
    </style:style>
    <style:style style:name="TableCell612" style:family="table-cell">
      <style:table-cell-properties fo:border="none" fo:padding-top="0in" fo:padding-left="0.075in" fo:padding-bottom="0in" fo:padding-right="0.075in"/>
    </style:style>
    <style:style style:name="T613" style:parent-style-name="Policepardéfaut" style:family="text">
      <style:text-properties style:text-position="super 66.6%"/>
    </style:style>
    <style:style style:name="TableCell614" style:family="table-cell">
      <style:table-cell-properties fo:border="none" fo:padding-top="0in" fo:padding-left="0.075in" fo:padding-bottom="0in" fo:padding-right="0.075in"/>
    </style:style>
    <style:style style:name="T615" style:parent-style-name="Policepardéfaut" style:family="text">
      <style:text-properties fo:font-style="italic" style:font-style-asian="italic" style:font-style-complex="italic"/>
    </style:style>
    <style:style style:name="T616" style:parent-style-name="Policepardéfaut" style:family="text">
      <style:text-properties style:font-style-complex="italic"/>
    </style:style>
    <style:style style:name="T617" style:parent-style-name="Policepardéfaut" style:family="text">
      <style:text-properties fo:font-style="italic" style:font-style-asian="italic" style:font-style-complex="italic"/>
    </style:style>
    <style:style style:name="T618" style:parent-style-name="Policepardéfaut" style:family="text">
      <style:text-properties style:font-style-complex="italic"/>
    </style:style>
    <style:style style:name="T619" style:parent-style-name="Policepardéfaut" style:family="text">
      <style:text-properties style:font-style-complex="italic"/>
    </style:style>
    <style:style style:name="T620" style:parent-style-name="Policepardéfaut" style:family="text">
      <style:text-properties style:font-style-complex="italic"/>
    </style:style>
    <style:style style:name="T621" style:parent-style-name="Policepardéfaut" style:family="text">
      <style:text-properties fo:font-style="italic" style:font-style-asian="italic" style:font-style-complex="italic"/>
    </style:style>
    <style:style style:name="T622" style:parent-style-name="quote.c" style:family="text">
      <style:text-properties fo:font-variant="small-caps"/>
    </style:style>
    <style:style style:name="T623" style:parent-style-name="Policepardéfaut" style:family="text">
      <style:text-properties fo:font-style="italic" style:font-style-asian="italic" style:font-style-complex="italic"/>
    </style:style>
    <style:style style:name="T624" style:parent-style-name="Policepardéfaut" style:family="text">
      <style:text-properties fo:font-style="italic" style:font-style-asian="italic" style:font-style-complex="italic"/>
    </style:style>
    <style:style style:name="T625" style:parent-style-name="Policepardéfaut" style:family="text">
      <style:text-properties style:font-style-complex="italic"/>
    </style:style>
    <style:style style:name="T626" style:parent-style-name="Policepardéfaut" style:family="text">
      <style:text-properties style:font-style-complex="italic"/>
    </style:style>
    <style:style style:name="T627" style:parent-style-name="Policepardéfaut" style:family="text">
      <style:text-properties fo:font-style="italic" style:font-style-asian="italic" style:font-style-complex="italic"/>
    </style:style>
    <style:style style:name="T628" style:parent-style-name="Policepardéfaut" style:family="text">
      <style:text-properties fo:font-style="italic" style:font-style-asian="italic" style:font-style-complex="italic"/>
    </style:style>
    <style:style style:name="T629" style:parent-style-name="Policepardéfaut" style:family="text">
      <style:text-properties fo:font-style="italic" style:font-style-asian="italic" style:font-style-complex="italic"/>
    </style:style>
    <style:style style:name="T630" style:parent-style-name="Policepardéfaut" style:family="text">
      <style:text-properties fo:font-style="italic" style:font-style-asian="italic" style:font-style-complex="italic"/>
    </style:style>
    <style:style style:name="T631" style:parent-style-name="Policepardéfaut" style:family="text">
      <style:text-properties fo:font-style="italic" style:font-style-asian="italic" style:font-style-complex="italic"/>
    </style:style>
    <style:style style:name="T632" style:parent-style-name="Policepardéfaut" style:family="text">
      <style:text-properties fo:font-style="italic" style:font-style-asian="italic" style:font-style-complex="italic"/>
    </style:style>
    <style:style style:name="T633" style:parent-style-name="Policepardéfaut" style:family="text">
      <style:text-properties fo:font-style="italic" style:font-style-asian="italic" style:font-style-complex="italic"/>
    </style:style>
    <style:style style:name="T634" style:parent-style-name="Policepardéfaut" style:family="text">
      <style:text-properties fo:font-style="italic" style:font-style-asian="italic" style:font-style-complex="italic"/>
    </style:style>
    <style:style style:name="T635" style:parent-style-name="Policepardéfaut" style:family="text">
      <style:text-properties fo:font-style="italic" style:font-style-asian="italic" style:font-style-complex="italic"/>
    </style:style>
    <style:style style:name="T636" style:parent-style-name="Policepardéfaut" style:family="text">
      <style:text-properties fo:font-style="italic" style:font-style-asian="italic" style:font-style-complex="italic"/>
    </style:style>
    <style:style style:name="T637" style:parent-style-name="Policepardéfaut" style:family="text">
      <style:text-properties style:font-style-complex="italic"/>
    </style:style>
    <style:style style:name="T638" style:parent-style-name="Policepardéfaut" style:family="text">
      <style:text-properties fo:font-style="italic" style:font-style-asian="italic" style:font-style-complex="italic"/>
    </style:style>
    <style:style style:name="T639" style:parent-style-name="Policepardéfaut" style:family="text">
      <style:text-properties style:font-style-complex="italic"/>
    </style:style>
    <style:style style:name="T640" style:parent-style-name="Policepardéfaut" style:family="text">
      <style:text-properties fo:font-style="italic" style:font-style-asian="italic" style:font-style-complex="italic"/>
    </style:style>
    <style:style style:name="T641" style:parent-style-name="Policepardéfaut" style:family="text">
      <style:text-properties fo:font-style="italic" style:font-style-asian="italic" style:font-style-complex="italic"/>
    </style:style>
    <style:style style:name="T642" style:parent-style-name="Policepardéfaut" style:family="text">
      <style:text-properties fo:font-style="italic" style:font-style-asian="italic" style:font-style-complex="italic"/>
    </style:style>
    <style:style style:name="T643" style:parent-style-name="Policepardéfaut" style:family="text">
      <style:text-properties fo:font-style="italic" style:font-style-asian="italic" style:font-style-complex="italic"/>
    </style:style>
    <style:style style:name="T644" style:parent-style-name="Policepardéfaut" style:family="text">
      <style:text-properties fo:font-style="italic" style:font-style-asian="italic" style:font-style-complex="italic"/>
    </style:style>
    <style:style style:name="T645" style:parent-style-name="Policepardéfaut" style:family="text">
      <style:text-properties fo:font-style="italic" style:font-style-asian="italic" style:font-style-complex="italic"/>
    </style:style>
    <style:style style:name="T646" style:parent-style-name="Policepardéfaut" style:family="text">
      <style:text-properties fo:font-style="italic" style:font-style-asian="italic" style:font-style-complex="italic"/>
    </style:style>
    <style:style style:name="T647" style:parent-style-name="Policepardéfaut" style:family="text">
      <style:text-properties style:font-style-complex="italic"/>
    </style:style>
    <style:style style:name="T648" style:parent-style-name="Policepardéfaut" style:family="text">
      <style:text-properties style:font-style-complex="italic"/>
    </style:style>
    <style:style style:name="T649" style:parent-style-name="Policepardéfaut" style:family="text">
      <style:text-properties style:font-style-complex="italic"/>
    </style:style>
    <style:style style:name="T650" style:parent-style-name="Policepardéfaut" style:family="text">
      <style:text-properties fo:font-style="italic" style:font-style-asian="italic" style:font-style-complex="italic"/>
    </style:style>
    <style:style style:name="T651" style:parent-style-name="Policepardéfaut" style:family="text">
      <style:text-properties style:font-style-complex="italic"/>
    </style:style>
    <style:style style:name="T652" style:parent-style-name="Policepardéfaut" style:family="text">
      <style:text-properties fo:font-style="italic" style:font-style-asian="italic" style:font-style-complex="italic"/>
    </style:style>
    <style:style style:name="T653" style:parent-style-name="Policepardéfaut" style:family="text">
      <style:text-properties fo:font-style="italic" style:font-style-asian="italic" style:font-style-complex="italic"/>
    </style:style>
    <style:style style:name="T654" style:parent-style-name="Policepardéfaut" style:family="text">
      <style:text-properties fo:font-style="italic" style:font-style-asian="italic" style:font-style-complex="italic"/>
    </style:style>
    <style:style style:name="T655" style:parent-style-name="Policepardéfaut" style:family="text">
      <style:text-properties fo:font-style="italic" style:font-style-asian="italic" style:font-style-complex="italic"/>
    </style:style>
    <style:style style:name="T656" style:parent-style-name="Policepardéfaut" style:family="text">
      <style:text-properties fo:font-style="italic" style:font-style-asian="italic" style:font-style-complex="italic"/>
    </style:style>
    <style:style style:name="T657" style:parent-style-name="Policepardéfaut" style:family="text">
      <style:text-properties fo:font-style="italic" style:font-style-asian="italic" style:font-style-complex="italic"/>
    </style:style>
    <style:style style:name="T658" style:parent-style-name="Policepardéfaut" style:family="text">
      <style:text-properties fo:font-style="italic" style:font-style-asian="italic" style:font-style-complex="italic"/>
    </style:style>
    <style:style style:name="T659" style:parent-style-name="Policepardéfaut" style:family="text">
      <style:text-properties style:font-style-complex="italic"/>
    </style:style>
    <style:style style:name="T660" style:parent-style-name="Policepardéfaut" style:family="text">
      <style:text-properties fo:font-style="italic" style:font-style-asian="italic" style:font-style-complex="italic"/>
    </style:style>
    <style:style style:name="T661" style:parent-style-name="Policepardéfaut" style:family="text">
      <style:text-properties fo:font-style="italic" style:font-style-asian="italic" style:font-style-complex="italic"/>
    </style:style>
    <style:style style:name="T662" style:parent-style-name="Policepardéfaut" style:family="text">
      <style:text-properties fo:font-style="italic" style:font-style-asian="italic" style:font-style-complex="italic"/>
    </style:style>
    <style:style style:name="T663" style:parent-style-name="Policepardéfaut" style:family="text">
      <style:text-properties fo:font-style="italic" style:font-style-asian="italic" style:font-style-complex="italic"/>
    </style:style>
    <style:style style:name="T664" style:parent-style-name="Policepardéfaut" style:family="text">
      <style:text-properties style:font-style-complex="italic"/>
    </style:style>
    <style:style style:name="T665" style:parent-style-name="Policepardéfaut" style:family="text">
      <style:text-properties fo:font-style="italic" style:font-style-asian="italic" style:font-style-complex="italic"/>
    </style:style>
    <style:style style:name="T666" style:parent-style-name="Policepardéfaut" style:family="text">
      <style:text-properties fo:font-style="italic" style:font-style-asian="italic" style:font-style-complex="italic"/>
    </style:style>
    <style:style style:name="T667" style:parent-style-name="Policepardéfaut" style:family="text">
      <style:text-properties style:font-style-complex="italic"/>
    </style:style>
    <style:style style:name="T668" style:parent-style-name="Policepardéfaut" style:family="text">
      <style:text-properties style:font-style-complex="italic"/>
    </style:style>
    <style:style style:name="T669" style:parent-style-name="Policepardéfaut" style:family="text">
      <style:text-properties fo:font-style="italic" style:font-style-asian="italic" style:font-style-complex="italic"/>
    </style:style>
    <style:style style:name="T670" style:parent-style-name="Policepardéfaut" style:family="text">
      <style:text-properties fo:font-style="italic" style:font-style-asian="italic" style:font-style-complex="italic"/>
    </style:style>
    <style:style style:name="T671" style:parent-style-name="Policepardéfaut" style:family="text">
      <style:text-properties style:font-style-complex="italic"/>
    </style:style>
    <style:style style:name="T672" style:parent-style-name="Policepardéfaut" style:family="text">
      <style:text-properties fo:font-style="italic" style:font-style-asian="italic" style:font-style-complex="italic"/>
    </style:style>
    <style:style style:name="T673" style:parent-style-name="Policepardéfaut" style:family="text">
      <style:text-properties fo:font-style="italic" style:font-style-asian="italic" style:font-style-complex="italic"/>
    </style:style>
    <style:style style:name="T674" style:parent-style-name="Policepardéfaut" style:family="text">
      <style:text-properties fo:font-style="italic" style:font-style-asian="italic" style:font-style-complex="italic"/>
    </style:style>
    <style:style style:name="T675" style:parent-style-name="Policepardéfaut" style:family="text">
      <style:text-properties fo:font-style="italic" style:font-style-asian="italic" style:font-style-complex="italic"/>
    </style:style>
    <style:style style:name="T676" style:parent-style-name="Policepardéfaut" style:family="text">
      <style:text-properties fo:font-style="italic" style:font-style-asian="italic" style:font-style-complex="italic"/>
    </style:style>
    <style:style style:name="T677" style:parent-style-name="Policepardéfaut" style:family="text">
      <style:text-properties fo:font-style="italic" style:font-style-asian="italic" style:font-style-complex="italic"/>
    </style:style>
    <style:style style:name="T678" style:parent-style-name="Policepardéfaut" style:family="text">
      <style:text-properties fo:font-style="italic" style:font-style-asian="italic" style:font-style-complex="italic"/>
    </style:style>
    <style:style style:name="T679" style:parent-style-name="Policepardéfaut" style:family="text">
      <style:text-properties fo:font-style="italic" style:font-style-asian="italic" style:font-style-complex="italic"/>
    </style:style>
    <style:style style:name="T680" style:parent-style-name="Policepardéfaut" style:family="text">
      <style:text-properties style:font-name-asian="Times New Roman"/>
    </style:style>
    <style:style style:name="T681" style:parent-style-name="Policepardéfaut" style:family="text">
      <style:text-properties style:font-name-asian="Times New Roman"/>
    </style:style>
    <style:style style:name="T682" style:parent-style-name="Policepardéfaut" style:family="text">
      <style:text-properties style:font-name-asian="Times New Roman"/>
    </style:style>
    <style:style style:name="T683" style:parent-style-name="Policepardéfaut" style:family="text">
      <style:text-properties fo:font-style="italic" style:font-style-asian="italic" style:font-style-complex="italic"/>
    </style:style>
    <style:style style:name="T684" style:parent-style-name="Policepardéfaut" style:family="text">
      <style:text-properties fo:font-style="italic" style:font-style-asian="italic" style:font-style-complex="italic"/>
    </style:style>
    <style:style style:name="T685" style:parent-style-name="Lienhypertexte" style:family="text">
      <style:text-properties style:use-window-font-color="true" style:text-underline-type="none"/>
    </style:style>
    <style:style style:name="T686" style:parent-style-name="Lienhypertexte" style:family="text">
      <style:text-properties style:use-window-font-color="true" style:text-underline-type="none"/>
    </style:style>
    <style:style style:name="T687" style:parent-style-name="Policepardéfaut" style:family="text">
      <style:text-properties fo:font-style="italic" style:font-style-asian="italic" style:font-style-complex="italic"/>
    </style:style>
    <style:style style:name="T688" style:parent-style-name="Policepardéfaut" style:family="text">
      <style:text-properties fo:font-style="italic" style:font-style-asian="italic" style:font-style-complex="italic"/>
    </style:style>
    <style:style style:name="T689" style:parent-style-name="Policepardéfaut" style:family="text">
      <style:text-properties style:font-style-complex="italic"/>
    </style:style>
    <style:style style:name="T690" style:parent-style-name="Policepardéfaut" style:family="text">
      <style:text-properties fo:font-style="italic" style:font-style-asian="italic" style:font-style-complex="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style:font-name-asian="Times New Roman"/>
    </style:style>
    <style:style style:name="T694" style:parent-style-name="Policepardéfaut" style:family="text">
      <style:text-properties style:font-name-asian="Times New Roman"/>
    </style:style>
    <style:style style:name="T695" style:parent-style-name="Policepardéfaut" style:family="text">
      <style:text-properties style:font-name-asian="Times New Roman" fo:font-style="italic" style:font-style-asian="italic" style:font-style-complex="italic"/>
    </style:style>
    <style:style style:name="T696" style:parent-style-name="Policepardéfaut" style:family="text">
      <style:text-properties style:font-name-asian="Times New Roman"/>
    </style:style>
    <style:style style:name="T697" style:parent-style-name="Policepardéfaut" style:family="text">
      <style:text-properties style:font-name-asian="Times New Roman"/>
    </style:style>
    <style:style style:name="T698" style:parent-style-name="Policepardéfaut" style:family="text">
      <style:text-properties style:font-name-asian="Times New Roman"/>
    </style:style>
    <style:style style:name="T699" style:parent-style-name="Policepardéfaut" style:family="text">
      <style:text-properties fo:font-style="italic" style:font-style-asian="italic" style:font-style-complex="italic"/>
    </style:style>
    <style:style style:name="T700" style:parent-style-name="Policepardéfaut" style:family="text">
      <style:text-properties style:font-style-complex="italic"/>
    </style:style>
    <style:style style:name="T701" style:parent-style-name="Policepardéfaut" style:family="text">
      <style:text-properties style:font-style-complex="italic"/>
    </style:style>
    <style:style style:name="T702" style:parent-style-name="Policepardéfaut" style:family="text">
      <style:text-properties fo:font-style="italic" style:font-style-asian="italic" style:font-style-complex="italic"/>
    </style:style>
    <style:style style:name="T703" style:parent-style-name="Policepardéfaut" style:family="text">
      <style:text-properties style:font-style-complex="italic"/>
    </style:style>
    <style:style style:name="T704" style:parent-style-name="quote.c" style:family="text">
      <style:text-properties fo:font-style="italic" style:font-style-asian="italic"/>
    </style:style>
    <style:style style:name="T705" style:parent-style-name="Policepardéfaut" style:family="text">
      <style:text-properties style:font-style-complex="italic"/>
    </style:style>
    <style:style style:name="T706" style:parent-style-name="Policepardéfaut" style:family="text">
      <style:text-properties fo:font-style="italic" style:font-style-asian="italic" style:font-style-complex="italic"/>
    </style:style>
    <style:style style:name="T707" style:parent-style-name="quote.c" style:family="text">
      <style:text-properties fo:font-style="italic" style:font-style-asian="italic"/>
    </style:style>
    <style:style style:name="T708" style:parent-style-name="Policepardéfaut" style:family="text">
      <style:text-properties style:font-style-complex="italic"/>
    </style:style>
    <style:style style:name="T709" style:parent-style-name="Policepardéfaut" style:family="text">
      <style:text-properties style:font-style-complex="italic"/>
    </style:style>
    <style:style style:name="P710" style:parent-style-name="byline" style:family="paragraph">
      <style:text-properties fo:font-style="italic" style:font-style-asian="italic"/>
    </style:style>
    <style:style style:name="T711" style:parent-style-name="Policepardéfaut" style:family="text">
      <style:text-properties fo:font-style="italic" style:font-style-asian="italic" style:font-style-complex="italic"/>
    </style:style>
    <style:style style:name="T712" style:parent-style-name="Policepardéfaut" style:family="text">
      <style:text-properties fo:font-style="italic" style:font-style-asian="italic" style:font-style-complex="italic"/>
    </style:style>
    <style:style style:name="T713" style:parent-style-name="Policepardéfaut" style:family="text">
      <style:text-properties style:text-position="super 63.6%"/>
    </style:style>
    <style:style style:name="T714" style:parent-style-name="Policepardéfaut" style:family="text">
      <style:text-properties fo:font-style="italic" style:font-style-asian="italic" style:font-style-complex="italic"/>
    </style:style>
    <style:style style:name="T715" style:parent-style-name="Policepardéfaut" style:family="text">
      <style:text-properties fo:font-style="italic" style:font-style-asian="italic" style:font-style-complex="italic"/>
    </style:style>
    <style:style style:name="T716" style:parent-style-name="Policepardéfaut" style:family="text">
      <style:text-properties style:text-position="super 66.6%"/>
    </style:style>
    <style:style style:name="T717" style:parent-style-name="Policepardéfaut" style:family="text">
      <style:text-properties style:text-position="super 66.6%"/>
    </style:style>
    <style:style style:name="T718" style:parent-style-name="Policepardéfaut" style:family="text">
      <style:text-properties style:text-position="super 66.6%"/>
    </style:style>
    <style:style style:name="T719" style:parent-style-name="Policepardéfaut" style:family="text">
      <style:text-properties fo:font-style="italic" style:font-style-asian="italic" style:font-style-complex="italic"/>
    </style:style>
    <style:style style:name="T720" style:parent-style-name="Policepardéfaut" style:family="text">
      <style:text-properties fo:font-style="italic" style:font-style-asian="italic" style:font-style-complex="italic"/>
    </style:style>
    <style:style style:name="T721" style:parent-style-name="Policepardéfaut" style:family="text">
      <style:text-properties style:font-style-complex="italic"/>
    </style:style>
    <style:style style:name="T722" style:parent-style-name="Policepardéfaut" style:family="text">
      <style:text-properties fo:font-style="italic" style:font-style-asian="italic" style:font-style-complex="italic"/>
    </style:style>
    <style:style style:name="T723" style:parent-style-name="Policepardéfaut" style:family="text">
      <style:text-properties fo:font-style="italic" style:font-style-asian="italic" style:font-style-complex="italic"/>
    </style:style>
    <style:style style:name="T724" style:parent-style-name="Policepardéfaut" style:family="text">
      <style:text-properties style:font-style-complex="italic"/>
    </style:style>
    <style:style style:name="T725" style:parent-style-name="Policepardéfaut" style:family="text">
      <style:text-properties fo:font-style="italic" style:font-style-asian="italic" style:font-style-complex="italic"/>
    </style:style>
    <style:style style:name="T726" style:parent-style-name="Policepardéfaut" style:family="text">
      <style:text-properties fo:font-style="italic" style:font-style-asian="italic" style:font-style-complex="italic"/>
    </style:style>
    <style:style style:name="T727" style:parent-style-name="Policepardéfaut" style:family="text">
      <style:text-properties style:font-style-complex="italic"/>
    </style:style>
    <style:style style:name="T728" style:parent-style-name="Policepardéfaut" style:family="text">
      <style:text-properties fo:font-style="italic" style:font-style-asian="italic" style:font-style-complex="italic"/>
    </style:style>
    <style:style style:name="T729" style:parent-style-name="Policepardéfaut" style:family="text">
      <style:text-properties fo:font-style="italic" style:font-style-asian="italic" style:font-style-complex="italic"/>
    </style:style>
    <style:style style:name="T730" style:parent-style-name="Policepardéfaut" style:family="text">
      <style:text-properties fo:font-style="italic" style:font-style-asian="italic" style:font-style-complex="italic"/>
    </style:style>
    <style:style style:name="T731" style:parent-style-name="Policepardéfaut" style:family="text">
      <style:text-properties fo:font-style="italic" style:font-style-asian="italic" style:font-style-complex="italic"/>
    </style:style>
    <style:style style:name="T732" style:parent-style-name="Policepardéfaut" style:family="text">
      <style:text-properties fo:font-style="italic" style:font-style-asian="italic" style:font-style-complex="italic"/>
    </style:style>
    <style:style style:name="T733" style:parent-style-name="Policepardéfaut" style:family="text">
      <style:text-properties fo:font-style="italic" style:font-style-asian="italic" style:font-style-complex="italic"/>
    </style:style>
    <style:style style:name="T734" style:parent-style-name="Policepardéfaut" style:family="text">
      <style:text-properties fo:font-style="italic" style:font-style-asian="italic" style:font-style-complex="italic"/>
    </style:style>
    <style:style style:name="T735" style:parent-style-name="Policepardéfaut" style:family="text">
      <style:text-properties fo:font-style="italic" style:font-style-asian="italic" style:font-style-complex="italic"/>
    </style:style>
    <style:style style:name="T736" style:parent-style-name="Policepardéfaut" style:family="text">
      <style:text-properties fo:font-style="italic" style:font-style-asian="italic" style:font-style-complex="italic"/>
    </style:style>
    <style:style style:name="T737" style:parent-style-name="Policepardéfaut" style:family="text">
      <style:text-properties fo:font-style="italic" style:font-style-asian="italic" style:font-style-complex="italic"/>
    </style:style>
    <style:style style:name="T738" style:parent-style-name="Policepardéfaut" style:family="text">
      <style:text-properties style:font-style-complex="italic"/>
    </style:style>
    <style:style style:name="T739" style:parent-style-name="Policepardéfaut" style:family="text">
      <style:text-properties fo:font-style="italic" style:font-style-asian="italic" style:font-style-complex="italic"/>
    </style:style>
    <style:style style:name="T740" style:parent-style-name="Policepardéfaut" style:family="text">
      <style:text-properties style:font-style-complex="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style:font-style-complex="italic"/>
    </style:style>
    <style:style style:name="T743" style:parent-style-name="Policepardéfaut" style:family="text">
      <style:text-properties style:font-style-complex="italic"/>
    </style:style>
    <style:style style:name="T744" style:parent-style-name="Policepardéfaut" style:family="text">
      <style:text-properties fo:font-style="italic" style:font-style-asian="italic" style:font-style-complex="italic"/>
    </style:style>
    <style:style style:name="T745" style:parent-style-name="Policepardéfaut" style:family="text">
      <style:text-properties fo:font-style="italic" style:font-style-asian="italic" style:font-style-complex="italic"/>
    </style:style>
    <style:style style:name="T746" style:parent-style-name="Policepardéfaut" style:family="text">
      <style:text-properties fo:font-style="italic" style:font-style-asian="italic" style:font-style-complex="italic"/>
    </style:style>
    <style:style style:name="T747" style:parent-style-name="Policepardéfaut" style:family="text">
      <style:text-properties style:font-style-complex="italic"/>
    </style:style>
    <style:style style:name="T748" style:parent-style-name="Policepardéfaut" style:family="text">
      <style:text-properties fo:font-style="italic" style:font-style-asian="italic" style:font-style-complex="italic"/>
    </style:style>
    <style:style style:name="T749" style:parent-style-name="Policepardéfaut" style:family="text">
      <style:text-properties fo:font-style="italic" style:font-style-asian="italic" style:font-style-complex="italic"/>
    </style:style>
    <style:style style:name="T750" style:parent-style-name="Policepardéfaut" style:family="text">
      <style:text-properties fo:font-style="italic" style:font-style-asian="italic" style:font-style-complex="italic"/>
    </style:style>
    <style:style style:name="T751" style:parent-style-name="Policepardéfaut" style:family="text">
      <style:text-properties style:font-style-complex="italic"/>
    </style:style>
    <style:style style:name="T752" style:parent-style-name="Policepardéfaut" style:family="text">
      <style:text-properties style:font-style-complex="italic"/>
    </style:style>
    <style:style style:name="T753" style:parent-style-name="Policepardéfaut" style:family="text">
      <style:text-properties fo:font-style="italic" style:font-style-asian="italic" style:font-style-complex="italic"/>
    </style:style>
    <style:style style:name="T754" style:parent-style-name="Policepardéfaut" style:family="text">
      <style:text-properties fo:font-style="italic" style:font-style-asian="italic" style:font-style-complex="italic"/>
    </style:style>
    <style:style style:name="T755" style:parent-style-name="Policepardéfaut" style:family="text">
      <style:text-properties style:font-style-complex="italic"/>
    </style:style>
    <style:style style:name="T756" style:parent-style-name="Policepardéfaut" style:family="text">
      <style:text-properties style:font-style-complex="italic"/>
    </style:style>
    <style:style style:name="P757" style:parent-style-name="byline" style:family="paragraph">
      <style:text-properties fo:font-style="italic" style:font-style-asian="italic"/>
    </style:style>
    <style:style style:name="T758" style:parent-style-name="Policepardéfaut" style:family="text">
      <style:text-properties fo:font-style="italic" style:font-style-asian="italic" style:font-style-complex="italic"/>
    </style:style>
    <style:style style:name="T759" style:parent-style-name="Policepardéfaut" style:family="text">
      <style:text-properties style:font-style-complex="italic"/>
    </style:style>
    <style:style style:name="T760" style:parent-style-name="Policepardéfaut" style:family="text">
      <style:text-properties fo:font-style="italic" style:font-style-asian="italic" style:font-style-complex="italic"/>
    </style:style>
    <style:style style:name="T761" style:parent-style-name="Policepardéfaut" style:family="text">
      <style:text-properties fo:font-style="italic" style:font-style-asian="italic" style:font-style-complex="italic"/>
    </style:style>
    <style:style style:name="T762" style:parent-style-name="Policepardéfaut" style:family="text">
      <style:text-properties style:font-style-complex="italic"/>
    </style:style>
    <style:style style:name="T763" style:parent-style-name="Policepardéfaut" style:family="text">
      <style:text-properties fo:font-variant="small-caps"/>
    </style:style>
    <style:style style:name="T764" style:parent-style-name="Policepardéfaut" style:family="text">
      <style:text-properties fo:font-variant="small-caps"/>
    </style:style>
    <style:style style:name="T765" style:parent-style-name="Policepardéfaut" style:family="text">
      <style:text-properties fo:font-style="italic" style:font-style-asian="italic" style:font-style-complex="italic"/>
    </style:style>
    <style:style style:name="T766" style:parent-style-name="Policepardéfaut" style:family="text">
      <style:text-properties style:text-position="super 63.6%"/>
    </style:style>
    <style:style style:name="T767" style:parent-style-name="Policepardéfaut" style:family="text">
      <style:text-properties fo:font-style="italic" style:font-style-asian="italic" style:font-style-complex="italic"/>
    </style:style>
    <style:style style:name="T768" style:parent-style-name="Policepardéfaut" style:family="text">
      <style:text-properties fo:font-style="italic" style:font-style-asian="italic" style:font-style-complex="italic"/>
    </style:style>
    <style:style style:name="T769" style:parent-style-name="Policepardéfaut" style:family="text">
      <style:text-properties fo:font-style="italic" style:font-style-asian="italic" style:font-style-complex="italic"/>
    </style:style>
    <style:style style:name="T770" style:parent-style-name="Policepardéfaut" style:family="text">
      <style:text-properties style:font-style-complex="italic"/>
    </style:style>
    <style:style style:name="T771" style:parent-style-name="Policepardéfaut" style:family="text">
      <style:text-properties fo:font-style="italic" style:font-style-asian="italic" style:font-style-complex="italic"/>
    </style:style>
    <style:style style:name="T772" style:parent-style-name="Policepardéfaut" style:family="text">
      <style:text-properties fo:font-style="italic" style:font-style-asian="italic" style:font-style-complex="italic"/>
    </style:style>
    <style:style style:name="T773" style:parent-style-name="Policepardéfaut" style:family="text">
      <style:text-properties style:font-style-complex="italic"/>
    </style:style>
    <style:style style:name="T774" style:parent-style-name="Policepardéfaut" style:family="text">
      <style:text-properties style:font-style-complex="italic"/>
    </style:style>
    <style:style style:name="T775" style:parent-style-name="Policepardéfaut" style:family="text">
      <style:text-properties style:font-style-complex="italic"/>
    </style:style>
    <style:style style:name="T776" style:parent-style-name="Policepardéfaut" style:family="text">
      <style:text-properties style:font-style-complex="italic"/>
    </style:style>
    <style:style style:name="T777" style:parent-style-name="Policepardéfaut" style:family="text">
      <style:text-properties fo:font-style="italic" style:font-style-asian="italic"/>
    </style:style>
    <style:style style:name="T778" style:parent-style-name="quote.c" style:family="text">
      <style:text-properties fo:font-style="italic" style:font-style-asian="italic"/>
    </style:style>
    <style:style style:name="T779" style:parent-style-name="Policepardéfaut" style:family="text">
      <style:text-properties style:font-style-complex="italic"/>
    </style:style>
    <style:style style:name="T780" style:parent-style-name="quote.c" style:family="text">
      <style:text-properties fo:font-style="italic" style:font-style-asian="italic"/>
    </style:style>
    <style:style style:name="T781" style:parent-style-name="quote.c" style:family="text">
      <style:text-properties fo:font-style="italic" style:font-style-asian="italic"/>
    </style:style>
    <style:style style:name="T782" style:parent-style-name="quote.c" style:family="text">
      <style:text-properties fo:font-style="italic" style:font-style-asian="italic"/>
    </style:style>
    <style:style style:name="T783" style:parent-style-name="quote.c" style:family="text">
      <style:text-properties fo:font-style="italic" style:font-style-asian="italic"/>
    </style:style>
    <style:style style:name="T784" style:parent-style-name="quote.c" style:family="text">
      <style:text-properties fo:font-style="italic" style:font-style-asian="italic"/>
    </style:style>
    <style:style style:name="T785" style:parent-style-name="quote.c" style:family="text">
      <style:text-properties fo:font-style="italic" style:font-style-asian="italic"/>
    </style:style>
    <style:style style:name="T786" style:parent-style-name="quote.c" style:family="text">
      <style:text-properties fo:font-style="italic" style:font-style-asian="italic"/>
    </style:style>
    <style:style style:name="T787" style:parent-style-name="quote.c" style:family="text">
      <style:text-properties fo:font-style="italic" style:font-style-asian="italic"/>
    </style:style>
    <style:style style:name="T788" style:parent-style-name="quote.c" style:family="text">
      <style:text-properties fo:font-style="italic" style:font-style-asian="italic"/>
    </style:style>
    <style:style style:name="T789" style:parent-style-name="quote.c" style:family="text">
      <style:text-properties fo:font-style="italic" style:font-style-asian="italic"/>
    </style:style>
    <style:style style:name="T790" style:parent-style-name="quote.c" style:family="text">
      <style:text-properties fo:font-style="italic" style:font-style-asian="italic"/>
    </style:style>
    <style:style style:name="T791" style:parent-style-name="quote.c" style:family="text">
      <style:text-properties fo:font-style="italic" style:font-style-asian="italic"/>
    </style:style>
    <style:style style:name="T792" style:parent-style-name="Policepardéfaut" style:family="text">
      <style:text-properties style:font-style-complex="italic"/>
    </style:style>
    <style:style style:name="T793" style:parent-style-name="Policepardéfaut" style:family="text">
      <style:text-properties style:font-style-complex="italic"/>
    </style:style>
    <style:style style:name="T794" style:parent-style-name="Policepardéfaut" style:family="text">
      <style:text-properties style:font-style-complex="italic"/>
    </style:style>
    <style:style style:name="T795" style:parent-style-name="Policepardéfaut" style:family="text">
      <style:text-properties style:font-style-complex="italic"/>
    </style:style>
    <style:style style:name="T796" style:parent-style-name="Policepardéfaut" style:family="text">
      <style:text-properties style:font-style-complex="italic"/>
    </style:style>
    <style:style style:name="T797" style:parent-style-name="Policepardéfaut" style:family="text">
      <style:text-properties fo:font-variant="small-caps"/>
    </style:style>
    <style:style style:name="T798" style:parent-style-name="Policepardéfaut" style:family="text">
      <style:text-properties style:text-position="super 66.6%"/>
    </style:style>
    <style:style style:name="T799" style:parent-style-name="Policepardéfaut" style:family="text">
      <style:text-properties style:text-position="super 66.6%"/>
    </style:style>
    <style:style style:name="T800" style:parent-style-name="Policepardéfaut" style:family="text">
      <style:text-properties style:text-position="super 66.6%"/>
    </style:style>
    <style:style style:name="T801" style:parent-style-name="Policepardéfaut" style:family="text">
      <style:text-properties fo:font-style="italic" style:font-style-asian="italic" style:font-style-complex="italic"/>
    </style:style>
    <style:style style:name="T802" style:parent-style-name="Policepardéfaut" style:family="text">
      <style:text-properties fo:font-style="italic" style:font-style-asian="italic" style:font-style-complex="italic"/>
    </style:style>
    <style:style style:name="T803" style:parent-style-name="Policepardéfaut" style:family="text">
      <style:text-properties fo:font-style="italic" style:font-style-asian="italic" style:font-style-complex="italic"/>
    </style:style>
    <style:style style:name="T804" style:parent-style-name="Policepardéfaut" style:family="text">
      <style:text-properties style:font-style-complex="italic"/>
    </style:style>
    <style:style style:name="T805" style:parent-style-name="quote.c" style:family="text">
      <style:text-properties fo:font-style="italic" style:font-style-asian="italic"/>
    </style:style>
    <style:style style:name="T806" style:parent-style-name="quote.c" style:family="text">
      <style:text-properties fo:font-style="italic" style:font-style-asian="italic"/>
    </style:style>
    <style:style style:name="T807" style:parent-style-name="quote.c" style:family="text">
      <style:text-properties fo:font-style="italic" style:font-style-asian="italic"/>
    </style:style>
    <style:style style:name="T808" style:parent-style-name="quote.c" style:family="text">
      <style:text-properties fo:font-style="italic" style:font-style-asian="italic"/>
    </style:style>
    <style:style style:name="T809" style:parent-style-name="Policepardéfaut" style:family="text">
      <style:text-properties style:font-style-complex="italic"/>
    </style:style>
    <style:style style:name="T810" style:parent-style-name="Policepardéfaut" style:family="text">
      <style:text-properties fo:font-style="italic" style:font-style-asian="italic" style:font-style-complex="italic"/>
    </style:style>
    <style:style style:name="T811" style:parent-style-name="Policepardéfaut" style:family="text">
      <style:text-properties fo:font-style="italic" style:font-style-asian="italic" style:font-style-complex="italic"/>
    </style:style>
    <style:style style:name="T812" style:parent-style-name="Policepardéfaut" style:family="text">
      <style:text-properties style:font-style-complex="italic"/>
    </style:style>
    <style:style style:name="T813" style:parent-style-name="Policepardéfaut" style:family="text">
      <style:text-properties fo:font-style="italic" style:font-style-asian="italic" style:font-style-complex="italic"/>
    </style:style>
    <style:style style:name="T814" style:parent-style-name="Policepardéfaut" style:family="text">
      <style:text-properties fo:font-style="italic" style:font-style-asian="italic" style:font-style-complex="italic"/>
    </style:style>
    <style:style style:name="T815" style:parent-style-name="Policepardéfaut" style:family="text">
      <style:text-properties fo:font-style="italic" style:font-style-asian="italic" style:font-style-complex="italic"/>
    </style:style>
    <style:style style:name="T816" style:parent-style-name="Policepardéfaut" style:family="text">
      <style:text-properties fo:font-style="italic" style:font-style-asian="italic" style:font-style-complex="italic"/>
    </style:style>
    <style:style style:name="T817" style:parent-style-name="Policepardéfaut" style:family="text">
      <style:text-properties fo:font-style="italic" style:font-style-asian="italic" style:font-style-complex="italic"/>
    </style:style>
    <style:style style:name="T818" style:parent-style-name="Policepardéfaut" style:family="text">
      <style:text-properties fo:font-style="italic" style:font-style-asian="italic" style:font-style-complex="italic"/>
    </style:style>
    <style:style style:name="T819" style:parent-style-name="Policepardéfaut" style:family="text">
      <style:text-properties fo:font-style="italic" style:font-style-asian="italic" style:font-style-complex="italic"/>
    </style:style>
    <style:style style:name="T820" style:parent-style-name="Policepardéfaut" style:family="text">
      <style:text-properties fo:font-style="italic" style:font-style-asian="italic"/>
    </style:style>
    <style:style style:name="T821" style:parent-style-name="Policepardéfaut" style:family="text">
      <style:text-properties style:font-style-complex="italic"/>
    </style:style>
    <style:style style:name="T822" style:parent-style-name="Policepardéfaut" style:family="text">
      <style:text-properties style:font-style-complex="italic"/>
    </style:style>
    <style:style style:name="T823" style:parent-style-name="Policepardéfaut" style:family="text">
      <style:text-properties style:font-style-complex="italic"/>
    </style:style>
    <style:style style:name="T824" style:parent-style-name="Policepardéfaut" style:family="text">
      <style:text-properties style:font-style-complex="italic"/>
    </style:style>
    <style:style style:name="T825" style:parent-style-name="Policepardéfaut" style:family="text">
      <style:text-properties fo:font-style="italic" style:font-style-asian="italic" style:font-style-complex="italic"/>
    </style:style>
    <style:style style:name="T826" style:parent-style-name="Policepardéfaut" style:family="text">
      <style:text-properties fo:font-style="italic" style:font-style-asian="italic" style:font-style-complex="italic"/>
    </style:style>
    <style:style style:name="T827" style:parent-style-name="Policepardéfaut" style:family="text">
      <style:text-properties style:font-style-complex="italic"/>
    </style:style>
    <style:style style:name="T828" style:parent-style-name="Policepardéfaut" style:family="text">
      <style:text-properties fo:font-style="italic" style:font-style-asian="italic" style:font-style-complex="italic"/>
    </style:style>
    <style:style style:name="T829" style:parent-style-name="Policepardéfaut" style:family="text">
      <style:text-properties fo:font-style="italic" style:font-style-asian="italic" style:font-style-complex="italic"/>
    </style:style>
    <style:style style:name="T830" style:parent-style-name="Policepardéfaut" style:family="text">
      <style:text-properties fo:font-style="italic" style:font-style-asian="italic" style:font-style-complex="italic"/>
    </style:style>
    <style:style style:name="T831" style:parent-style-name="Policepardéfaut" style:family="text">
      <style:text-properties fo:font-style="italic" style:font-style-asian="italic" style:font-style-complex="italic"/>
    </style:style>
    <style:style style:name="T832" style:parent-style-name="Policepardéfaut" style:family="text">
      <style:text-properties fo:font-style="italic" style:font-style-asian="italic" style:font-style-complex="italic"/>
    </style:style>
    <style:style style:name="T833" style:parent-style-name="Policepardéfaut" style:family="text">
      <style:text-properties fo:font-style="italic" style:font-style-asian="italic" style:font-style-complex="italic"/>
    </style:style>
    <style:style style:name="T834" style:parent-style-name="Policepardéfaut" style:family="text">
      <style:text-properties style:font-style-complex="italic"/>
    </style:style>
    <style:style style:name="T835" style:parent-style-name="Policepardéfaut" style:family="text">
      <style:text-properties fo:font-style="italic" style:font-style-asian="italic" style:font-style-complex="italic"/>
    </style:style>
    <style:style style:name="T836" style:parent-style-name="Policepardéfaut" style:family="text">
      <style:text-properties style:font-style-complex="italic"/>
    </style:style>
    <style:style style:name="T837" style:parent-style-name="Policepardéfaut" style:family="text">
      <style:text-properties style:font-style-complex="italic"/>
    </style:style>
    <style:style style:name="T838" style:parent-style-name="Policepardéfaut" style:family="text">
      <style:text-properties style:font-style-complex="italic"/>
    </style:style>
    <style:style style:name="T839" style:parent-style-name="Policepardéfaut" style:family="text">
      <style:text-properties style:font-style-complex="italic"/>
    </style:style>
    <style:style style:name="T840" style:parent-style-name="Policepardéfaut" style:family="text">
      <style:text-properties style:font-style-complex="italic"/>
    </style:style>
    <style:style style:name="P841" style:parent-style-name="byline" style:family="paragraph">
      <style:text-properties fo:font-style="italic" style:font-style-asian="italic"/>
    </style:style>
    <style:style style:name="T842" style:parent-style-name="Policepardéfaut" style:family="text">
      <style:text-properties fo:font-style="italic" style:font-style-asian="italic" style:font-style-complex="italic"/>
    </style:style>
    <style:style style:name="T843" style:parent-style-name="Policepardéfaut" style:family="text">
      <style:text-properties fo:font-style="italic" style:font-style-asian="italic" style:font-style-complex="italic"/>
    </style:style>
    <style:style style:name="T844" style:parent-style-name="Policepardéfaut" style:family="text">
      <style:text-properties style:font-style-complex="italic"/>
    </style:style>
    <style:style style:name="T845" style:parent-style-name="Policepardéfaut" style:family="text">
      <style:text-properties fo:font-style="italic" style:font-style-asian="italic" style:font-style-complex="italic"/>
    </style:style>
    <style:style style:name="T846" style:parent-style-name="Policepardéfaut" style:family="text">
      <style:text-properties fo:font-style="italic" style:font-style-asian="italic" style:font-style-complex="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font-style-complex="italic"/>
    </style:style>
    <style:style style:name="T849" style:parent-style-name="Policepardéfaut" style:family="text">
      <style:text-properties fo:font-style="italic" style:font-style-asian="italic" style:font-style-complex="italic"/>
    </style:style>
    <style:style style:name="T850" style:parent-style-name="Policepardéfaut" style:family="text">
      <style:text-properties fo:font-style="italic" style:font-style-asian="italic" style:font-style-complex="italic"/>
    </style:style>
    <style:style style:name="T851" style:parent-style-name="Policepardéfaut" style:family="text">
      <style:text-properties fo:font-style="italic" style:font-style-asian="italic" style:font-style-complex="italic"/>
    </style:style>
    <style:style style:name="T852" style:parent-style-name="Policepardéfaut" style:family="text">
      <style:text-properties fo:font-style="italic" style:font-style-asian="italic" style:font-style-complex="italic"/>
    </style:style>
    <style:style style:name="T853" style:parent-style-name="Policepardéfaut" style:family="text">
      <style:text-properties style:font-style-complex="italic"/>
    </style:style>
    <style:style style:name="T854" style:parent-style-name="Policepardéfaut" style:family="text">
      <style:text-properties fo:font-style="italic" style:font-style-asian="italic" style:font-style-complex="italic"/>
    </style:style>
    <style:style style:name="T855" style:parent-style-name="Policepardéfaut" style:family="text">
      <style:text-properties style:font-style-complex="italic"/>
    </style:style>
    <style:style style:name="T856" style:parent-style-name="Policepardéfaut" style:family="text">
      <style:text-properties fo:font-style="italic" style:font-style-asian="italic" style:font-style-complex="italic"/>
    </style:style>
    <style:style style:name="T857" style:parent-style-name="Policepardéfaut" style:family="text">
      <style:text-properties fo:font-style="italic" style:font-style-asian="italic" style:font-style-complex="italic"/>
    </style:style>
    <style:style style:name="T858" style:parent-style-name="Policepardéfaut" style:family="text">
      <style:text-properties fo:font-style="italic" style:font-style-asian="italic" style:font-style-complex="italic"/>
    </style:style>
    <style:style style:name="T859" style:parent-style-name="Policepardéfaut" style:family="text">
      <style:text-properties style:font-style-complex="italic"/>
    </style:style>
    <style:style style:name="T860" style:parent-style-name="Policepardéfaut" style:family="text">
      <style:text-properties fo:font-style="italic" style:font-style-asian="italic" style:font-style-complex="italic"/>
    </style:style>
    <style:style style:name="T861" style:parent-style-name="Policepardéfaut" style:family="text">
      <style:text-properties fo:font-style="italic" style:font-style-asian="italic" style:font-style-complex="italic"/>
    </style:style>
    <style:style style:name="T862" style:parent-style-name="Policepardéfaut" style:family="text">
      <style:text-properties fo:font-style="italic" style:font-style-asian="italic" style:font-style-complex="italic"/>
    </style:style>
    <style:style style:name="T863" style:parent-style-name="Policepardéfaut" style:family="text">
      <style:text-properties style:font-style-complex="italic"/>
    </style:style>
    <style:style style:name="T864" style:parent-style-name="Policepardéfaut" style:family="text">
      <style:text-properties fo:font-style="italic" style:font-style-asian="italic" style:font-style-complex="italic"/>
    </style:style>
    <style:style style:name="T865" style:parent-style-name="Policepardéfaut" style:family="text">
      <style:text-properties style:font-style-complex="italic"/>
    </style:style>
    <style:style style:name="T866" style:parent-style-name="Policepardéfaut" style:family="text">
      <style:text-properties fo:font-style="italic" style:font-style-asian="italic" style:font-style-complex="italic"/>
    </style:style>
    <style:style style:name="T867" style:parent-style-name="Policepardéfaut" style:family="text">
      <style:text-properties fo:font-style="italic" style:font-style-asian="italic" style:font-style-complex="italic"/>
    </style:style>
    <style:style style:name="T868" style:parent-style-name="Policepardéfaut" style:family="text">
      <style:text-properties style:font-style-complex="italic"/>
    </style:style>
    <style:style style:name="T869" style:parent-style-name="Policepardéfaut" style:family="text">
      <style:text-properties style:font-style-complex="italic"/>
    </style:style>
    <style:style style:name="T870" style:parent-style-name="Policepardéfaut" style:family="text">
      <style:text-properties style:font-style-complex="italic"/>
    </style:style>
    <style:style style:name="T871" style:parent-style-name="Policepardéfaut" style:family="text">
      <style:text-properties style:font-style-complex="italic"/>
    </style:style>
    <style:style style:name="T872" style:parent-style-name="Policepardéfaut" style:family="text">
      <style:text-properties style:font-style-complex="italic"/>
    </style:style>
    <style:style style:name="T873" style:parent-style-name="Policepardéfaut" style:family="text">
      <style:text-properties style:font-style-complex="italic"/>
    </style:style>
    <style:style style:name="T874" style:parent-style-name="Policepardéfaut" style:family="text">
      <style:text-properties style:font-style-complex="italic"/>
    </style:style>
    <style:style style:name="T875" style:parent-style-name="Policepardéfaut" style:family="text">
      <style:text-properties style:font-style-complex="italic"/>
    </style:style>
    <style:style style:name="T876" style:parent-style-name="Policepardéfaut" style:family="text">
      <style:text-properties style:font-style-complex="italic"/>
    </style:style>
    <style:style style:name="T877" style:parent-style-name="Policepardéfaut" style:family="text">
      <style:text-properties fo:font-style="italic" style:font-style-asian="italic" style:font-style-complex="italic"/>
    </style:style>
    <style:style style:name="T878" style:parent-style-name="Policepardéfaut" style:family="text">
      <style:text-properties style:font-style-complex="italic"/>
    </style:style>
    <style:style style:name="T879" style:parent-style-name="Policepardéfaut" style:family="text">
      <style:text-properties fo:font-style="italic" style:font-style-asian="italic" style:font-style-complex="italic"/>
    </style:style>
    <style:style style:name="T880" style:parent-style-name="Policepardéfaut" style:family="text">
      <style:text-properties fo:font-style="italic" style:font-style-asian="italic" style:font-style-complex="italic"/>
    </style:style>
    <style:style style:name="T881" style:parent-style-name="Policepardéfaut" style:family="text">
      <style:text-properties style:font-style-complex="italic"/>
    </style:style>
    <style:style style:name="T882" style:parent-style-name="Policepardéfaut" style:family="text">
      <style:text-properties fo:font-style="italic" style:font-style-asian="italic" style:font-style-complex="italic"/>
    </style:style>
    <style:style style:name="T883" style:parent-style-name="Policepardéfaut" style:family="text">
      <style:text-properties fo:font-style="italic" style:font-style-asian="italic" style:font-style-complex="italic"/>
    </style:style>
    <style:style style:name="T884" style:parent-style-name="Policepardéfaut" style:family="text">
      <style:text-properties fo:font-style="italic" style:font-style-asian="italic" style:font-style-complex="italic"/>
    </style:style>
    <style:style style:name="T885" style:parent-style-name="Policepardéfaut" style:family="text">
      <style:text-properties fo:font-style="italic" style:font-style-asian="italic" style:font-style-complex="italic"/>
    </style:style>
    <style:style style:name="T886" style:parent-style-name="Policepardéfaut" style:family="text">
      <style:text-properties fo:font-style="italic" style:font-style-asian="italic" style:font-style-complex="italic"/>
    </style:style>
    <style:style style:name="T887" style:parent-style-name="Policepardéfaut" style:family="text">
      <style:text-properties fo:font-style="italic" style:font-style-asian="italic" style:font-style-complex="italic"/>
    </style:style>
    <style:style style:name="T888" style:parent-style-name="Policepardéfaut" style:family="text">
      <style:text-properties fo:font-style="italic" style:font-style-asian="italic" style:font-style-complex="italic"/>
    </style:style>
    <style:style style:name="T889" style:parent-style-name="Policepardéfaut" style:family="text">
      <style:text-properties fo:font-style="italic" style:font-style-asian="italic" style:font-style-complex="italic"/>
    </style:style>
    <style:style style:name="T890" style:parent-style-name="Policepardéfaut" style:family="text">
      <style:text-properties style:font-name-asian="Times New Roman"/>
    </style:style>
    <style:style style:name="T891" style:parent-style-name="Policepardéfaut" style:family="text">
      <style:text-properties fo:font-style="italic" style:font-style-asian="italic" style:font-style-complex="italic"/>
    </style:style>
    <style:style style:name="T892" style:parent-style-name="Policepardéfaut" style:family="text">
      <style:text-properties style:font-style-complex="italic"/>
    </style:style>
    <style:style style:name="T893" style:parent-style-name="Policepardéfaut" style:family="text">
      <style:text-properties fo:font-style="italic" style:font-style-asian="italic" style:font-style-complex="italic"/>
    </style:style>
    <style:style style:name="T894" style:parent-style-name="Policepardéfaut" style:family="text">
      <style:text-properties style:font-style-complex="italic"/>
    </style:style>
    <style:style style:name="T895" style:parent-style-name="Policepardéfaut" style:family="text">
      <style:text-properties fo:font-style="italic" style:font-style-asian="italic" style:font-style-complex="italic"/>
    </style:style>
    <style:style style:name="T896" style:parent-style-name="Policepardéfaut" style:family="text">
      <style:text-properties style:font-style-complex="italic"/>
    </style:style>
    <style:style style:name="T897" style:parent-style-name="Policepardéfaut" style:family="text">
      <style:text-properties fo:font-style="italic" style:font-style-asian="italic" style:font-style-complex="italic"/>
    </style:style>
    <style:style style:name="T898" style:parent-style-name="quote.c" style:family="text">
      <style:text-properties fo:font-style="italic" style:font-style-asian="italic"/>
    </style:style>
    <style:style style:name="T899" style:parent-style-name="Policepardéfaut" style:family="text">
      <style:text-properties style:font-style-complex="italic"/>
    </style:style>
    <style:style style:name="T900" style:parent-style-name="Policepardéfaut" style:family="text">
      <style:text-properties fo:font-style="italic" style:font-style-asian="italic" style:font-style-complex="italic"/>
    </style:style>
    <style:style style:name="T901" style:parent-style-name="Policepardéfaut" style:family="text">
      <style:text-properties fo:font-style="italic" style:font-style-asian="italic" style:font-style-complex="italic"/>
    </style:style>
    <style:style style:name="T902" style:parent-style-name="Policepardéfaut" style:family="text">
      <style:text-properties style:font-style-complex="italic"/>
    </style:style>
    <style:style style:name="T903" style:parent-style-name="Policepardéfaut" style:family="text">
      <style:text-properties style:font-style-complex="italic"/>
    </style:style>
    <style:style style:name="T904" style:parent-style-name="Policepardéfaut" style:family="text">
      <style:text-properties style:font-style-complex="italic"/>
    </style:style>
    <style:style style:name="T905" style:parent-style-name="Policepardéfaut" style:family="text">
      <style:text-properties style:text-position="super 66.6%"/>
    </style:style>
    <style:style style:name="T906" style:parent-style-name="Policepardéfaut" style:family="text">
      <style:text-properties style:text-position="super 66.6%"/>
    </style:style>
    <style:style style:name="T907" style:parent-style-name="Policepardéfaut" style:family="text">
      <style:text-properties style:font-style-complex="italic"/>
    </style:style>
    <style:style style:name="T908" style:parent-style-name="Policepardéfaut" style:family="text">
      <style:text-properties fo:font-style="italic" style:font-style-asian="italic" style:font-style-complex="italic"/>
    </style:style>
    <style:style style:name="T909" style:parent-style-name="Policepardéfaut" style:family="text">
      <style:text-properties style:font-style-complex="italic"/>
    </style:style>
    <style:style style:name="T910" style:parent-style-name="Policepardéfaut" style:family="text">
      <style:text-properties fo:font-variant="small-caps"/>
    </style:style>
    <style:style style:name="T911" style:parent-style-name="Policepardéfaut" style:family="text">
      <style:text-properties style:text-position="super 66.6%"/>
    </style:style>
    <style:style style:name="T912" style:parent-style-name="Policepardéfaut" style:family="text">
      <style:text-properties fo:font-variant="small-caps"/>
    </style:style>
    <style:style style:name="T913" style:parent-style-name="Policepardéfaut" style:family="text">
      <style:text-properties style:text-position="super 66.6%"/>
    </style:style>
    <style:style style:name="T914" style:parent-style-name="Policepardéfaut" style:family="text">
      <style:text-properties style:text-position="super 66.6%"/>
    </style:style>
    <style:style style:name="T915" style:parent-style-name="Policepardéfaut" style:family="text">
      <style:text-properties fo:font-style="italic" style:font-style-asian="italic" style:font-style-complex="italic"/>
    </style:style>
    <style:style style:name="T916" style:parent-style-name="Policepardéfaut" style:family="text">
      <style:text-properties style:font-style-complex="italic"/>
    </style:style>
    <style:style style:name="T917" style:parent-style-name="Policepardéfaut" style:family="text">
      <style:text-properties fo:font-style="italic" style:font-style-asian="italic" style:font-style-complex="italic"/>
    </style:style>
    <style:style style:name="T918" style:parent-style-name="Policepardéfaut" style:family="text">
      <style:text-properties fo:font-style="italic" style:font-style-asian="italic" style:font-style-complex="italic"/>
    </style:style>
    <style:style style:name="P919" style:parent-style-name="byline" style:family="paragraph">
      <style:text-properties fo:font-style="italic" style:font-style-asian="italic"/>
    </style:style>
    <style:style style:name="T920" style:parent-style-name="Policepardéfaut" style:family="text">
      <style:text-properties style:text-position="super 63.6%"/>
    </style:style>
    <style:style style:name="T921" style:parent-style-name="Policepardéfaut" style:family="text">
      <style:text-properties fo:font-style="normal" style:font-style-asian="normal" fo:font-variant="small-caps"/>
    </style:style>
    <style:style style:name="T922" style:parent-style-name="Policepardéfaut" style:family="text">
      <style:text-properties fo:font-style="normal" style:font-style-asian="normal" fo:font-variant="small-caps"/>
    </style:style>
    <style:style style:name="T923" style:parent-style-name="Policepardéfaut" style:family="text">
      <style:text-properties fo:font-style="normal" style:font-style-asian="normal"/>
    </style:style>
    <style:style style:name="T924" style:parent-style-name="Policepardéfaut" style:family="text">
      <style:text-properties fo:font-style="normal" style:font-style-asian="normal"/>
    </style:style>
    <style:style style:name="T925" style:parent-style-name="Policepardéfaut" style:family="text">
      <style:text-properties fo:font-style="normal" style:font-style-asian="normal" style:font-style-complex="italic"/>
    </style:style>
    <style:style style:name="T926" style:parent-style-name="Policepardéfaut" style:family="text">
      <style:text-properties fo:font-style="normal" style:font-style-asian="normal"/>
    </style:style>
    <style:style style:name="T927" style:parent-style-name="Policepardéfaut" style:family="text">
      <style:text-properties fo:font-style="normal" style:font-style-asian="normal" fo:font-variant="small-caps"/>
    </style:style>
    <style:style style:name="T928" style:parent-style-name="Policepardéfaut" style:family="text">
      <style:text-properties fo:font-style="normal" style:font-style-asian="normal" fo:font-variant="small-caps"/>
    </style:style>
    <style:style style:name="T929" style:parent-style-name="Policepardéfaut" style:family="text">
      <style:text-properties fo:font-style="normal" style:font-style-asian="normal" fo:font-variant="small-caps"/>
    </style:style>
    <style:style style:name="T930" style:parent-style-name="Policepardéfaut" style:family="text">
      <style:text-properties fo:font-style="normal" style:font-style-asian="normal"/>
    </style:style>
    <style:style style:name="T931" style:parent-style-name="Policepardéfaut" style:family="text">
      <style:text-properties fo:font-style="normal" style:font-style-asian="normal"/>
    </style:style>
    <style:style style:name="T932" style:parent-style-name="Policepardéfaut" style:family="text">
      <style:text-properties fo:font-style="normal" style:font-style-asian="normal" fo:font-variant="small-caps"/>
    </style:style>
    <style:style style:name="T933" style:parent-style-name="Policepardéfaut" style:family="text">
      <style:text-properties fo:font-style="normal" style:font-style-asian="normal" fo:font-variant="small-caps"/>
    </style:style>
    <style:style style:name="T934" style:parent-style-name="Policepardéfaut" style:family="text">
      <style:text-properties fo:font-style="normal" style:font-style-asian="normal"/>
    </style:style>
    <style:style style:name="T935" style:parent-style-name="Policepardéfaut" style:family="text">
      <style:text-properties fo:font-style="normal" style:font-style-asian="normal"/>
    </style:style>
    <style:style style:name="T936" style:parent-style-name="Policepardéfaut" style:family="text">
      <style:text-properties fo:font-style="normal" style:font-style-asian="normal" style:font-style-complex="italic"/>
    </style:style>
    <style:style style:name="T937" style:parent-style-name="Policepardéfaut" style:family="text">
      <style:text-properties fo:font-style="normal" style:font-style-asian="normal"/>
    </style:style>
    <style:style style:name="T938" style:parent-style-name="Policepardéfaut" style:family="text">
      <style:text-properties fo:font-style="normal" style:font-style-asian="normal"/>
    </style:style>
    <style:style style:name="T939" style:parent-style-name="Policepardéfaut" style:family="text">
      <style:text-properties fo:font-style="normal" style:font-style-asian="normal"/>
    </style:style>
    <style:style style:name="T940" style:parent-style-name="Policepardéfaut" style:family="text">
      <style:text-properties fo:font-style="normal" style:font-style-asian="normal" fo:font-variant="small-caps"/>
    </style:style>
    <style:style style:name="T941" style:parent-style-name="Policepardéfaut" style:family="text">
      <style:text-properties fo:font-style="normal" style:font-style-asian="normal"/>
    </style:style>
    <style:style style:name="T942" style:parent-style-name="Policepardéfaut" style:family="text">
      <style:text-properties fo:font-style="normal" style:font-style-asian="normal"/>
    </style:style>
    <style:style style:name="T943" style:parent-style-name="Policepardéfaut" style:family="text">
      <style:text-properties fo:font-style="normal" style:font-style-asian="normal"/>
    </style:style>
    <style:style style:name="T944" style:parent-style-name="Policepardéfaut" style:family="text">
      <style:text-properties fo:font-style="normal" style:font-style-asian="normal"/>
    </style:style>
    <style:style style:name="T945" style:parent-style-name="Policepardéfaut" style:family="text">
      <style:text-properties fo:font-style="normal" style:font-style-asian="normal" fo:font-variant="small-caps"/>
    </style:style>
    <style:style style:name="T946" style:parent-style-name="Policepardéfaut" style:family="text">
      <style:text-properties fo:font-style="normal" style:font-style-asian="normal" fo:font-variant="small-caps"/>
    </style:style>
    <style:style style:name="T947" style:parent-style-name="Policepardéfaut" style:family="text">
      <style:text-properties fo:font-style="normal" style:font-style-asian="normal"/>
    </style:style>
    <style:style style:name="T948" style:parent-style-name="Policepardéfaut" style:family="text">
      <style:text-properties fo:font-style="normal" style:font-style-asian="normal"/>
    </style:style>
    <style:style style:name="T949" style:parent-style-name="Policepardéfaut" style:family="text">
      <style:text-properties fo:font-style="italic" style:font-style-asian="italic" style:font-style-complex="italic"/>
    </style:style>
    <style:style style:name="T950" style:parent-style-name="Policepardéfaut" style:family="text">
      <style:text-properties style:text-position="super 66.6%"/>
    </style:style>
    <style:style style:name="T951" style:parent-style-name="Policepardéfaut" style:family="text">
      <style:text-properties style:text-position="super 66.6%"/>
    </style:style>
    <style:style style:name="T952" style:parent-style-name="Policepardéfaut" style:family="text">
      <style:text-properties fo:font-style="italic" style:font-style-asian="italic" style:font-style-complex="italic"/>
    </style:style>
    <style:style style:name="T953" style:parent-style-name="Policepardéfaut" style:family="text">
      <style:text-properties fo:font-style="italic" style:font-style-asian="italic" style:font-style-complex="italic"/>
    </style:style>
    <style:style style:name="T954" style:parent-style-name="Policepardéfaut" style:family="text">
      <style:text-properties fo:font-style="italic" style:font-style-asian="italic" style:font-style-complex="italic"/>
    </style:style>
    <style:style style:name="T955" style:parent-style-name="Policepardéfaut" style:family="text">
      <style:text-properties fo:font-style="italic" style:font-style-asian="italic" style:font-style-complex="italic"/>
    </style:style>
    <style:style style:name="T956" style:parent-style-name="Policepardéfaut" style:family="text">
      <style:text-properties style:font-style-complex="italic"/>
    </style:style>
    <style:style style:name="T957" style:parent-style-name="Policepardéfaut" style:family="text">
      <style:text-properties fo:font-style="italic" style:font-style-asian="italic" style:font-style-complex="italic"/>
    </style:style>
    <style:style style:name="T958" style:parent-style-name="Policepardéfaut" style:family="text">
      <style:text-properties fo:font-style="italic" style:font-style-asian="italic" style:font-style-complex="italic"/>
    </style:style>
    <style:style style:name="T959" style:parent-style-name="Policepardéfaut" style:family="text">
      <style:text-properties style:font-style-complex="italic"/>
    </style:style>
    <style:style style:name="T960" style:parent-style-name="Policepardéfaut" style:family="text">
      <style:text-properties style:font-style-complex="italic"/>
    </style:style>
    <style:style style:name="T961" style:parent-style-name="Policepardéfaut" style:family="text">
      <style:text-properties fo:font-style="italic" style:font-style-asian="italic" style:font-style-complex="italic"/>
    </style:style>
    <style:style style:name="T962" style:parent-style-name="Policepardéfaut" style:family="text">
      <style:text-properties fo:font-style="italic" style:font-style-asian="italic" style:font-style-complex="italic"/>
    </style:style>
    <style:style style:name="T963" style:parent-style-name="Policepardéfaut" style:family="text">
      <style:text-properties style:font-style-complex="italic"/>
    </style:style>
    <style:style style:name="T964" style:parent-style-name="Policepardéfaut" style:family="text">
      <style:text-properties fo:font-style="italic" style:font-style-asian="italic" style:font-style-complex="italic"/>
    </style:style>
    <style:style style:name="T965" style:parent-style-name="Policepardéfaut" style:family="text">
      <style:text-properties fo:font-style="italic" style:font-style-asian="italic" style:font-style-complex="italic"/>
    </style:style>
    <style:style style:name="T966" style:parent-style-name="Policepardéfaut" style:family="text">
      <style:text-properties fo:font-style="italic" style:font-style-asian="italic" style:font-style-complex="italic"/>
    </style:style>
    <style:style style:name="T967" style:parent-style-name="Policepardéfaut" style:family="text">
      <style:text-properties style:font-style-complex="italic"/>
    </style:style>
    <style:style style:name="T968" style:parent-style-name="Policepardéfaut" style:family="text">
      <style:text-properties style:font-style-complex="italic"/>
    </style:style>
    <style:style style:name="T969" style:parent-style-name="Policepardéfaut" style:family="text">
      <style:text-properties style:font-style-complex="italic"/>
    </style:style>
    <style:style style:name="T970" style:parent-style-name="Policepardéfaut" style:family="text">
      <style:text-properties fo:font-style="italic" style:font-style-asian="italic" style:font-style-complex="italic"/>
    </style:style>
    <style:style style:name="T971" style:parent-style-name="Policepardéfaut" style:family="text">
      <style:text-properties style:font-style-complex="italic"/>
    </style:style>
    <style:style style:name="T972" style:parent-style-name="Policepardéfaut" style:family="text">
      <style:text-properties fo:font-style="italic" style:font-style-asian="italic" style:font-style-complex="italic"/>
    </style:style>
    <style:style style:name="T973" style:parent-style-name="Policepardéfaut" style:family="text">
      <style:text-properties style:font-style-complex="italic"/>
    </style:style>
    <style:style style:name="T974" style:parent-style-name="Policepardéfaut" style:family="text">
      <style:text-properties style:text-position="super 66.6%"/>
    </style:style>
    <style:style style:name="T975" style:parent-style-name="Policepardéfaut" style:family="text">
      <style:text-properties fo:font-style="italic" style:font-style-asian="italic" style:font-style-complex="italic"/>
    </style:style>
    <style:style style:name="T976" style:parent-style-name="Policepardéfaut" style:family="text">
      <style:text-properties style:text-position="super 66.6%"/>
    </style:style>
    <style:style style:name="T977" style:parent-style-name="Policepardéfaut" style:family="text">
      <style:text-properties style:text-position="super 66.6%"/>
    </style:style>
    <style:style style:name="T978" style:parent-style-name="Policepardéfaut" style:family="text">
      <style:text-properties style:text-position="super 66.6%"/>
    </style:style>
    <style:style style:name="T979" style:parent-style-name="Policepardéfaut" style:family="text">
      <style:text-properties style:font-style-complex="italic"/>
    </style:style>
    <style:style style:name="T980" style:parent-style-name="Policepardéfaut" style:family="text">
      <style:text-properties style:text-position="super 66.6%"/>
    </style:style>
    <style:style style:name="T981" style:parent-style-name="Policepardéfaut" style:family="text">
      <style:text-properties style:text-position="super 66.6%"/>
    </style:style>
    <style:style style:name="T982" style:parent-style-name="Policepardéfaut" style:family="text">
      <style:text-properties style:text-position="super 66.6%"/>
    </style:style>
    <style:style style:name="T983" style:parent-style-name="Policepardéfaut" style:family="text">
      <style:text-properties style:text-position="super 66.6%"/>
    </style:style>
    <style:style style:name="T984" style:parent-style-name="Policepardéfaut" style:family="text">
      <style:text-properties style:text-position="super 66.6%"/>
    </style:style>
    <style:style style:name="T985" style:parent-style-name="Policepardéfaut" style:family="text">
      <style:text-properties style:text-position="super 66.6%"/>
    </style:style>
    <style:style style:name="T986" style:parent-style-name="Policepardéfaut" style:family="text">
      <style:text-properties style:text-position="super 66.6%"/>
    </style:style>
    <style:style style:name="T987" style:parent-style-name="Policepardéfaut" style:family="text">
      <style:text-properties style:text-position="super 66.6%"/>
    </style:style>
    <style:style style:name="T988" style:parent-style-name="Policepardéfaut" style:family="text">
      <style:text-properties style:text-position="super 66.6%"/>
    </style:style>
    <style:style style:name="P989" style:parent-style-name="byline" style:family="paragraph">
      <style:text-properties fo:font-style="italic" style:font-style-asian="italic"/>
    </style:style>
    <style:style style:name="T990" style:parent-style-name="Policepardéfaut" style:family="text">
      <style:text-properties fo:font-style="italic" style:font-style-asian="italic" style:font-style-complex="italic"/>
    </style:style>
    <style:style style:name="T991" style:parent-style-name="Policepardéfaut" style:family="text">
      <style:text-properties fo:font-style="italic" style:font-style-asian="italic" style:font-style-complex="italic"/>
    </style:style>
    <style:style style:name="T992" style:parent-style-name="Policepardéfaut" style:family="text">
      <style:text-properties fo:font-variant="small-caps"/>
    </style:style>
    <style:style style:name="T993" style:parent-style-name="Policepardéfaut" style:family="text">
      <style:text-properties style:text-position="super 66.6%"/>
    </style:style>
    <style:style style:name="T994" style:parent-style-name="Policepardéfaut" style:family="text">
      <style:text-properties fo:font-variant="small-caps"/>
    </style:style>
    <style:style style:name="T995" style:parent-style-name="Policepardéfaut" style:family="text">
      <style:text-properties style:font-style-complex="italic" style:text-position="super 66.6%"/>
    </style:style>
    <style:style style:name="T996" style:parent-style-name="Policepardéfaut" style:family="text">
      <style:text-properties fo:font-style="italic" style:font-style-asian="italic" style:font-style-complex="italic"/>
    </style:style>
    <style:style style:name="T997" style:parent-style-name="Policepardéfaut" style:family="text">
      <style:text-properties fo:font-style="italic" style:font-style-asian="italic" style:font-style-complex="italic"/>
    </style:style>
    <style:style style:name="T998" style:parent-style-name="Policepardéfaut" style:family="text">
      <style:text-properties style:font-style-complex="italic"/>
    </style:style>
    <style:style style:name="T999" style:parent-style-name="Policepardéfaut" style:family="text">
      <style:text-properties style:font-style-complex="italic"/>
    </style:style>
    <style:style style:name="T1000" style:parent-style-name="Policepardéfaut" style:family="text">
      <style:text-properties style:font-style-complex="italic" style:text-position="super 66.6%"/>
    </style:style>
    <style:style style:name="T1001" style:parent-style-name="Policepardéfaut" style:family="text">
      <style:text-properties style:text-position="super 66.6%"/>
    </style:style>
    <style:style style:name="T1002" style:parent-style-name="Policepardéfaut" style:family="text">
      <style:text-properties fo:font-style="italic" style:font-style-asian="italic" style:font-style-complex="italic"/>
    </style:style>
    <style:style style:name="T1003" style:parent-style-name="Policepardéfaut" style:family="text">
      <style:text-properties fo:font-style="italic" style:font-style-asian="italic" style:font-style-complex="italic"/>
    </style:style>
    <style:style style:name="T1004" style:parent-style-name="Policepardéfaut" style:family="text">
      <style:text-properties fo:font-style="italic" style:font-style-asian="italic" style:font-style-complex="italic"/>
    </style:style>
    <style:style style:name="T1005" style:parent-style-name="Policepardéfaut" style:family="text">
      <style:text-properties fo:font-style="italic" style:font-style-asian="italic" style:font-style-complex="italic"/>
    </style:style>
    <style:style style:name="T1006" style:parent-style-name="Policepardéfaut" style:family="text">
      <style:text-properties style:font-style-complex="italic"/>
    </style:style>
    <style:style style:name="T1007" style:parent-style-name="Policepardéfaut" style:family="text">
      <style:text-properties fo:font-style="italic" style:font-style-asian="italic" style:font-style-complex="italic"/>
    </style:style>
    <style:style style:name="T1008" style:parent-style-name="Policepardéfaut" style:family="text">
      <style:text-properties fo:font-style="italic" style:font-style-asian="italic" style:font-style-complex="italic"/>
    </style:style>
    <style:style style:name="T1009" style:parent-style-name="Policepardéfaut" style:family="text">
      <style:text-properties fo:font-style="italic" style:font-style-asian="italic" style:font-style-complex="italic"/>
    </style:style>
    <style:style style:name="T1010" style:parent-style-name="Policepardéfaut" style:family="text">
      <style:text-properties style:font-style-complex="italic"/>
    </style:style>
    <style:style style:name="T1011" style:parent-style-name="Policepardéfaut" style:family="text">
      <style:text-properties fo:font-style="italic" style:font-style-asian="italic" style:font-style-complex="italic"/>
    </style:style>
    <style:style style:name="T1012" style:parent-style-name="Policepardéfaut" style:family="text">
      <style:text-properties fo:font-style="italic" style:font-style-asian="italic" style:font-style-complex="italic"/>
    </style:style>
    <style:style style:name="T1013" style:parent-style-name="Policepardéfaut" style:family="text">
      <style:text-properties fo:font-style="italic" style:font-style-asian="italic" style:font-style-complex="italic"/>
    </style:style>
    <style:style style:name="T1014" style:parent-style-name="Policepardéfaut" style:family="text">
      <style:text-properties fo:font-style="italic" style:font-style-asian="italic" style:font-style-complex="italic"/>
    </style:style>
    <style:style style:name="T1015" style:parent-style-name="Policepardéfaut" style:family="text">
      <style:text-properties fo:font-style="italic" style:font-style-asian="italic" style:font-style-complex="italic"/>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font-style-complex="italic"/>
    </style:style>
    <style:style style:name="T1018" style:parent-style-name="Policepardéfaut" style:family="text">
      <style:text-properties fo:font-style="italic" style:font-style-asian="italic" style:font-style-complex="italic"/>
    </style:style>
    <style:style style:name="T1019" style:parent-style-name="Policepardéfaut" style:family="text">
      <style:text-properties fo:font-style="italic" style:font-style-asian="italic" style:font-style-complex="italic"/>
    </style:style>
    <style:style style:name="T1020" style:parent-style-name="Policepardéfaut" style:family="text">
      <style:text-properties fo:font-style="italic" style:font-style-asian="italic" style:font-style-complex="italic"/>
    </style:style>
    <style:style style:name="T1021" style:parent-style-name="Policepardéfaut" style:family="text">
      <style:text-properties fo:font-style="italic" style:font-style-asian="italic" style:font-style-complex="italic"/>
    </style:style>
    <style:style style:name="T1022" style:parent-style-name="Policepardéfaut" style:family="text">
      <style:text-properties fo:font-style="italic" style:font-style-asian="italic" style:font-style-complex="italic"/>
    </style:style>
    <style:style style:name="T1023" style:parent-style-name="Policepardéfaut" style:family="text">
      <style:text-properties fo:font-style="italic" style:font-style-asian="italic" style:font-style-complex="italic"/>
    </style:style>
    <style:style style:name="T1024" style:parent-style-name="Policepardéfaut" style:family="text">
      <style:text-properties style:font-style-complex="italic"/>
    </style:style>
    <style:style style:name="T1025" style:parent-style-name="Policepardéfaut" style:family="text">
      <style:text-properties style:font-style-complex="italic"/>
    </style:style>
    <style:style style:name="T1026" style:parent-style-name="Policepardéfaut" style:family="text">
      <style:text-properties style:font-style-complex="italic"/>
    </style:style>
    <style:style style:name="T1027" style:parent-style-name="Policepardéfaut" style:family="text">
      <style:text-properties fo:font-style="italic" style:font-style-asian="italic" style:font-style-complex="italic"/>
    </style:style>
    <style:style style:name="T1028" style:parent-style-name="Policepardéfaut" style:family="text">
      <style:text-properties fo:font-style="italic" style:font-style-asian="italic" style:font-style-complex="italic"/>
    </style:style>
    <style:style style:name="T1029" style:parent-style-name="Policepardéfaut" style:family="text">
      <style:text-properties fo:font-style="italic" style:font-style-asian="italic" style:font-style-complex="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font-style-complex="italic"/>
    </style:style>
    <style:style style:name="T1035" style:parent-style-name="Policepardéfaut" style:family="text">
      <style:text-properties style:font-style-complex="italic"/>
    </style:style>
    <style:style style:name="T1036" style:parent-style-name="Policepardéfaut" style:family="text">
      <style:text-properties fo:font-style="italic" style:font-style-asian="italic" style:font-style-complex="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font-style-complex="italic"/>
    </style:style>
    <style:style style:name="T1039" style:parent-style-name="Policepardéfaut" style:family="text">
      <style:text-properties style:font-style-complex="italic"/>
    </style:style>
    <style:style style:name="T1040" style:parent-style-name="Policepardéfaut" style:family="text">
      <style:text-properties fo:font-style="italic" style:font-style-asian="italic" style:font-style-complex="italic"/>
    </style:style>
    <style:style style:name="T1041" style:parent-style-name="Policepardéfaut" style:family="text">
      <style:text-properties style:font-style-complex="italic"/>
    </style:style>
    <style:style style:name="T1042" style:parent-style-name="Policepardéfaut" style:family="text">
      <style:text-properties style:font-style-complex="italic"/>
    </style:style>
    <style:style style:name="T1043" style:parent-style-name="Policepardéfaut" style:family="text">
      <style:text-properties style:font-style-complex="italic"/>
    </style:style>
    <style:style style:name="T1044" style:parent-style-name="Policepardéfaut" style:family="text">
      <style:text-properties style:font-style-complex="italic"/>
    </style:style>
    <style:style style:name="T1045" style:parent-style-name="Policepardéfaut" style:family="text">
      <style:text-properties fo:font-style="italic" style:font-style-asian="italic" style:font-style-complex="italic"/>
    </style:style>
    <style:style style:name="T1046" style:parent-style-name="Policepardéfaut" style:family="text">
      <style:text-properties fo:font-style="italic" style:font-style-asian="italic" style:font-style-complex="italic"/>
    </style:style>
    <style:style style:name="T1047" style:parent-style-name="Policepardéfaut" style:family="text">
      <style:text-properties style:font-style-complex="italic"/>
    </style:style>
    <style:style style:name="T1048" style:parent-style-name="Policepardéfaut" style:family="text">
      <style:text-properties style:font-style-complex="italic"/>
    </style:style>
    <style:style style:name="T1049" style:parent-style-name="Policepardéfaut" style:family="text">
      <style:text-properties fo:language="en" fo:country="US"/>
    </style:style>
    <style:style style:name="T1050" style:parent-style-name="Policepardéfaut" style:family="text">
      <style:text-properties style:font-style-complex="italic"/>
    </style:style>
    <style:style style:name="T1051" style:parent-style-name="Policepardéfaut" style:family="text">
      <style:text-properties fo:font-style="italic" style:font-style-asian="italic" style:font-style-complex="italic"/>
    </style:style>
    <style:style style:name="P1052" style:parent-style-name="byline" style:family="paragraph">
      <style:text-properties fo:font-style="italic" style:font-style-asian="italic"/>
    </style:style>
    <style:style style:name="T1053" style:parent-style-name="Policepardéfaut" style:family="text">
      <style:text-properties fo:font-style="italic" style:font-style-asian="italic" style:font-style-complex="italic"/>
    </style:style>
    <style:style style:name="T1054" style:parent-style-name="Policepardéfaut" style:family="text">
      <style:text-properties fo:font-style="italic" style:font-style-asian="italic" style:font-style-complex="italic"/>
    </style:style>
    <style:style style:name="T1055" style:parent-style-name="Policepardéfaut" style:family="text">
      <style:text-properties style:text-position="super 63.6%"/>
    </style:style>
    <style:style style:name="T1056" style:parent-style-name="Policepardéfaut" style:family="text">
      <style:text-properties fo:font-style="normal" style:font-style-asian="normal" fo:font-variant="small-caps"/>
    </style:style>
    <style:style style:name="T1057" style:parent-style-name="Policepardéfaut" style:family="text">
      <style:text-properties fo:font-style="normal" style:font-style-asian="normal" fo:font-variant="small-caps"/>
    </style:style>
    <style:style style:name="T1058" style:parent-style-name="Policepardéfaut" style:family="text">
      <style:text-properties fo:font-style="normal" style:font-style-asian="normal" fo:font-variant="small-caps"/>
    </style:style>
    <style:style style:name="T1059" style:parent-style-name="Policepardéfaut" style:family="text">
      <style:text-properties fo:font-style="normal" style:font-style-asian="normal"/>
    </style:style>
    <style:style style:name="T1060" style:parent-style-name="Policepardéfaut" style:family="text">
      <style:text-properties fo:font-style="normal" style:font-style-asian="normal"/>
    </style:style>
    <style:style style:name="T1061" style:parent-style-name="Policepardéfaut" style:family="text">
      <style:text-properties fo:font-style="normal" style:font-style-asian="normal"/>
    </style:style>
    <style:style style:name="T1062" style:parent-style-name="Policepardéfaut" style:family="text">
      <style:text-properties fo:font-style="normal" style:font-style-asian="normal" fo:font-variant="small-caps"/>
    </style:style>
    <style:style style:name="T1063" style:parent-style-name="Policepardéfaut" style:family="text">
      <style:text-properties fo:font-style="normal" style:font-style-asian="normal"/>
    </style:style>
    <style:style style:name="T1064" style:parent-style-name="Policepardéfaut" style:family="text">
      <style:text-properties fo:font-style="normal" style:font-style-asian="normal"/>
    </style:style>
    <style:style style:name="T1065" style:parent-style-name="Policepardéfaut" style:family="text">
      <style:text-properties fo:font-style="normal" style:font-style-asian="normal"/>
    </style:style>
    <style:style style:name="T1066" style:parent-style-name="Policepardéfaut" style:family="text">
      <style:text-properties fo:font-style="normal" style:font-style-asian="normal" fo:font-variant="small-caps"/>
    </style:style>
    <style:style style:name="T1067" style:parent-style-name="Policepardéfaut" style:family="text">
      <style:text-properties fo:font-style="normal" style:font-style-asian="normal"/>
    </style:style>
    <style:style style:name="T1068" style:parent-style-name="Policepardéfaut" style:family="text">
      <style:text-properties fo:font-style="normal" style:font-style-asian="normal" style:font-style-complex="italic"/>
    </style:style>
    <style:style style:name="T1069" style:parent-style-name="Policepardéfaut" style:family="text">
      <style:text-properties fo:font-style="normal" style:font-style-asian="normal"/>
    </style:style>
    <style:style style:name="T1070" style:parent-style-name="Policepardéfaut" style:family="text">
      <style:text-properties fo:font-style="normal" style:font-style-asian="normal" fo:font-variant="small-caps"/>
    </style:style>
    <style:style style:name="T1071" style:parent-style-name="Policepardéfaut" style:family="text">
      <style:text-properties fo:font-style="normal" style:font-style-asian="normal" fo:font-variant="small-caps"/>
    </style:style>
    <style:style style:name="T1072" style:parent-style-name="Policepardéfaut" style:family="text">
      <style:text-properties fo:font-style="normal" style:font-style-asian="normal"/>
    </style:style>
    <style:style style:name="T1073" style:parent-style-name="Policepardéfaut" style:family="text">
      <style:text-properties fo:font-style="normal" style:font-style-asian="normal"/>
    </style:style>
    <style:style style:name="T1074" style:parent-style-name="Policepardéfaut" style:family="text">
      <style:text-properties fo:font-style="normal" style:font-style-asian="normal" fo:font-variant="small-caps"/>
    </style:style>
    <style:style style:name="T1075" style:parent-style-name="Policepardéfaut" style:family="text">
      <style:text-properties fo:font-style="normal" style:font-style-asian="normal"/>
    </style:style>
    <style:style style:name="T1076" style:parent-style-name="Policepardéfaut" style:family="text">
      <style:text-properties fo:font-style="normal" style:font-style-asian="normal" style:font-style-complex="italic"/>
    </style:style>
    <style:style style:name="T1077" style:parent-style-name="Policepardéfaut" style:family="text">
      <style:text-properties fo:font-style="normal" style:font-style-asian="normal"/>
    </style:style>
    <style:style style:name="T1078" style:parent-style-name="Policepardéfaut" style:family="text">
      <style:text-properties fo:font-style="normal" style:font-style-asian="normal" fo:font-variant="small-caps"/>
    </style:style>
    <style:style style:name="T1079" style:parent-style-name="Policepardéfaut" style:family="text">
      <style:text-properties fo:font-style="normal" style:font-style-asian="normal"/>
    </style:style>
    <style:style style:name="T1080" style:parent-style-name="Policepardéfaut" style:family="text">
      <style:text-properties fo:font-style="normal" style:font-style-asian="normal" style:font-style-complex="italic"/>
    </style:style>
    <style:style style:name="T1081" style:parent-style-name="Policepardéfaut" style:family="text">
      <style:text-properties fo:font-style="normal" style:font-style-asian="normal"/>
    </style:style>
    <style:style style:name="T1082" style:parent-style-name="Policepardéfaut" style:family="text">
      <style:text-properties fo:font-style="normal" style:font-style-asian="normal" fo:font-variant="small-caps"/>
    </style:style>
    <style:style style:name="T1083" style:parent-style-name="Policepardéfaut" style:family="text">
      <style:text-properties fo:font-style="normal" style:font-style-asian="normal"/>
    </style:style>
    <style:style style:name="T1084" style:parent-style-name="Policepardéfaut" style:family="text">
      <style:text-properties fo:font-style="normal" style:font-style-asian="normal" style:font-style-complex="italic"/>
    </style:style>
    <style:style style:name="T1085" style:parent-style-name="Policepardéfaut" style:family="text">
      <style:text-properties fo:font-style="normal" style:font-style-asian="normal"/>
    </style:style>
    <style:style style:name="T1086" style:parent-style-name="Policepardéfaut" style:family="text">
      <style:text-properties fo:font-style="normal" style:font-style-asian="normal" fo:font-variant="small-caps"/>
    </style:style>
    <style:style style:name="T1087" style:parent-style-name="Policepardéfaut" style:family="text">
      <style:text-properties fo:font-style="normal" style:font-style-asian="normal"/>
    </style:style>
    <style:style style:name="T1088" style:parent-style-name="Policepardéfaut" style:family="text">
      <style:text-properties fo:font-style="normal" style:font-style-asian="normal" style:font-style-complex="italic"/>
    </style:style>
    <style:style style:name="T1089" style:parent-style-name="Policepardéfaut" style:family="text">
      <style:text-properties fo:font-style="normal" style:font-style-asian="normal"/>
    </style:style>
    <style:style style:name="T1090" style:parent-style-name="Policepardéfaut" style:family="text">
      <style:text-properties fo:font-style="normal" style:font-style-asian="normal" style:font-style-complex="italic"/>
    </style:style>
    <style:style style:name="T1091" style:parent-style-name="Policepardéfaut" style:family="text">
      <style:text-properties style:font-style-complex="italic"/>
    </style:style>
    <style:style style:name="T1092" style:parent-style-name="Policepardéfaut" style:family="text">
      <style:text-properties style:font-style-complex="italic"/>
    </style:style>
    <style:style style:name="T1093" style:parent-style-name="Policepardéfaut" style:family="text">
      <style:text-properties style:font-style-complex="italic"/>
    </style:style>
    <style:style style:name="T1094" style:parent-style-name="Policepardéfaut" style:family="text">
      <style:text-properties style:font-style-complex="italic"/>
    </style:style>
    <style:style style:name="T1095" style:parent-style-name="Policepardéfaut" style:family="text">
      <style:text-properties style:font-style-complex="italic"/>
    </style:style>
    <style:style style:name="T1096" style:parent-style-name="Policepardéfaut" style:family="text">
      <style:text-properties fo:font-style="italic" style:font-style-asian="italic" style:font-style-complex="italic"/>
    </style:style>
    <style:style style:name="T1097" style:parent-style-name="Policepardéfaut" style:family="text">
      <style:text-properties style:font-style-complex="italic"/>
    </style:style>
    <style:style style:name="T1098" style:parent-style-name="Policepardéfaut" style:family="text">
      <style:text-properties fo:font-style="italic" style:font-style-asian="italic" style:font-style-complex="italic"/>
    </style:style>
    <style:style style:name="T1099" style:parent-style-name="Policepardéfaut" style:family="text">
      <style:text-properties style:font-style-complex="italic"/>
    </style:style>
    <style:style style:name="T1100" style:parent-style-name="Policepardéfaut" style:family="text">
      <style:text-properties fo:font-style="italic" style:font-style-asian="italic" style:font-style-complex="italic"/>
    </style:style>
    <style:style style:name="T1101" style:parent-style-name="Policepardéfaut" style:family="text">
      <style:text-properties fo:font-style="italic" style:font-style-asian="italic" style:font-style-complex="italic"/>
    </style:style>
    <style:style style:name="T1102" style:parent-style-name="Policepardéfaut" style:family="text">
      <style:text-properties fo:font-style="italic" style:font-style-asian="italic" style:font-style-complex="italic"/>
    </style:style>
    <style:style style:name="T1103" style:parent-style-name="Policepardéfaut" style:family="text">
      <style:text-properties fo:font-style="italic" style:font-style-asian="italic" style:font-style-complex="italic"/>
    </style:style>
    <style:style style:name="T1104" style:parent-style-name="Policepardéfaut" style:family="text">
      <style:text-properties style:font-style-complex="italic"/>
    </style:style>
    <style:style style:name="T1105" style:parent-style-name="Policepardéfaut" style:family="text">
      <style:text-properties fo:font-style="italic" style:font-style-asian="italic" style:font-style-complex="italic"/>
    </style:style>
    <style:style style:name="T1106" style:parent-style-name="Policepardéfaut" style:family="text">
      <style:text-properties fo:font-style="italic" style:font-style-asian="italic" style:font-style-complex="italic"/>
    </style:style>
    <style:style style:name="T1107" style:parent-style-name="Policepardéfaut" style:family="text">
      <style:text-properties fo:font-style="italic" style:font-style-asian="italic" style:font-style-complex="italic"/>
    </style:style>
    <style:style style:name="T1108" style:parent-style-name="Policepardéfaut" style:family="text">
      <style:text-properties fo:font-style="italic" style:font-style-asian="italic" style:font-style-complex="italic"/>
    </style:style>
    <style:style style:name="T1109" style:parent-style-name="Policepardéfaut" style:family="text">
      <style:text-properties fo:font-style="italic" style:font-style-asian="italic" style:font-style-complex="italic"/>
    </style:style>
    <style:style style:name="T1110" style:parent-style-name="Policepardéfaut" style:family="text">
      <style:text-properties style:font-style-complex="italic"/>
    </style:style>
    <style:style style:name="T1111" style:parent-style-name="Policepardéfaut" style:family="text">
      <style:text-properties style:font-style-complex="italic"/>
    </style:style>
    <style:style style:name="T1112" style:parent-style-name="Policepardéfaut" style:family="text">
      <style:text-properties style:font-style-complex="italic"/>
    </style:style>
    <style:style style:name="T1113" style:parent-style-name="Policepardéfaut" style:family="text">
      <style:text-properties fo:font-style="italic" style:font-style-asian="italic" style:font-style-complex="italic"/>
    </style:style>
    <style:style style:name="T1114" style:parent-style-name="Policepardéfaut" style:family="text">
      <style:text-properties fo:font-style="italic" style:font-style-asian="italic" style:font-style-complex="italic"/>
    </style:style>
    <style:style style:name="T1115" style:parent-style-name="Policepardéfaut" style:family="text">
      <style:text-properties fo:font-style="italic" style:font-style-asian="italic" style:font-style-complex="italic"/>
    </style:style>
    <style:style style:name="T1116" style:parent-style-name="Policepardéfaut" style:family="text">
      <style:text-properties fo:font-style="italic" style:font-style-asian="italic" style:font-style-complex="italic"/>
    </style:style>
    <style:style style:name="T1117" style:parent-style-name="Policepardéfaut" style:family="text">
      <style:text-properties fo:font-style="italic" style:font-style-asian="italic" style:font-style-complex="italic"/>
    </style:style>
    <style:style style:name="T1118" style:parent-style-name="Policepardéfaut" style:family="text">
      <style:text-properties fo:font-style="italic" style:font-style-asian="italic" style:font-style-complex="italic"/>
    </style:style>
    <style:style style:name="T1119" style:parent-style-name="Policepardéfaut" style:family="text">
      <style:text-properties fo:font-style="italic" style:font-style-asian="italic" style:font-style-complex="italic"/>
    </style:style>
    <style:style style:name="T1120" style:parent-style-name="Policepardéfaut" style:family="text">
      <style:text-properties fo:font-style="italic" style:font-style-asian="italic" style:font-style-complex="italic"/>
    </style:style>
    <style:style style:name="T1121" style:parent-style-name="Policepardéfaut" style:family="text">
      <style:text-properties fo:font-style="italic" style:font-style-asian="italic" style:font-style-complex="italic"/>
    </style:style>
    <style:style style:name="T1122" style:parent-style-name="Policepardéfaut" style:family="text">
      <style:text-properties fo:font-style="italic" style:font-style-asian="italic" style:font-style-complex="italic"/>
    </style:style>
    <style:style style:name="T1123" style:parent-style-name="Policepardéfaut" style:family="text">
      <style:text-properties fo:font-style="italic" style:font-style-asian="italic" style:font-style-complex="italic"/>
    </style:style>
    <style:style style:name="T1124" style:parent-style-name="Policepardéfaut" style:family="text">
      <style:text-properties fo:font-style="italic" style:font-style-asian="italic" style:font-style-complex="italic"/>
    </style:style>
    <style:style style:name="T1125" style:parent-style-name="Policepardéfaut" style:family="text">
      <style:text-properties fo:font-style="italic" style:font-style-asian="italic" style:font-style-complex="italic"/>
    </style:style>
    <style:style style:name="T1126" style:parent-style-name="Policepardéfaut" style:family="text">
      <style:text-properties fo:font-style="italic" style:font-style-asian="italic" style:font-style-complex="italic"/>
    </style:style>
    <style:style style:name="T1127" style:parent-style-name="Policepardéfaut" style:family="text">
      <style:text-properties fo:font-style="italic" style:font-style-asian="italic" style:font-style-complex="italic"/>
    </style:style>
    <style:style style:name="T1128" style:parent-style-name="Policepardéfaut" style:family="text">
      <style:text-properties fo:font-style="italic" style:font-style-asian="italic" style:font-style-complex="italic"/>
    </style:style>
    <style:style style:name="P1129" style:parent-style-name="byline" style:family="paragraph">
      <style:text-properties fo:font-style="italic" style:font-style-asian="italic"/>
    </style:style>
    <style:style style:name="T1130" style:parent-style-name="Policepardéfaut" style:family="text">
      <style:text-properties fo:font-style="italic" style:font-style-asian="italic" style:font-style-complex="italic"/>
    </style:style>
    <style:style style:name="T1131" style:parent-style-name="Policepardéfaut" style:family="text">
      <style:text-properties fo:font-style="normal" style:font-style-asian="normal" fo:font-variant="small-caps"/>
    </style:style>
    <style:style style:name="T1132" style:parent-style-name="Policepardéfaut" style:family="text">
      <style:text-properties fo:font-style="normal" style:font-style-asian="normal" fo:font-variant="small-caps"/>
    </style:style>
    <style:style style:name="T1133" style:parent-style-name="Policepardéfaut" style:family="text">
      <style:text-properties fo:font-style="normal" style:font-style-asian="normal" fo:font-variant="small-caps"/>
    </style:style>
    <style:style style:name="T1134" style:parent-style-name="Policepardéfaut" style:family="text">
      <style:text-properties fo:font-style="normal" style:font-style-asian="normal"/>
    </style:style>
    <style:style style:name="T1135" style:parent-style-name="Policepardéfaut" style:family="text">
      <style:text-properties fo:font-style="normal" style:font-style-asian="normal"/>
    </style:style>
    <style:style style:name="T1136" style:parent-style-name="Policepardéfaut" style:family="text">
      <style:text-properties fo:font-style="normal" style:font-style-asian="normal"/>
    </style:style>
    <style:style style:name="T1137" style:parent-style-name="Policepardéfaut" style:family="text">
      <style:text-properties fo:font-style="normal" style:font-style-asian="normal"/>
    </style:style>
    <style:style style:name="T1138" style:parent-style-name="Policepardéfaut" style:family="text">
      <style:text-properties fo:font-style="normal" style:font-style-asian="normal"/>
    </style:style>
    <style:style style:name="T1139" style:parent-style-name="Policepardéfaut" style:family="text">
      <style:text-properties fo:font-style="normal" style:font-style-asian="normal" fo:font-variant="small-caps"/>
    </style:style>
    <style:style style:name="T1140" style:parent-style-name="Policepardéfaut" style:family="text">
      <style:text-properties fo:font-style="normal" style:font-style-asian="normal" fo:font-variant="small-caps"/>
    </style:style>
    <style:style style:name="T1141" style:parent-style-name="Policepardéfaut" style:family="text">
      <style:text-properties fo:font-style="normal" style:font-style-asian="normal" fo:font-variant="small-caps"/>
    </style:style>
    <style:style style:name="T1142" style:parent-style-name="Policepardéfaut" style:family="text">
      <style:text-properties fo:font-style="normal" style:font-style-asian="normal" fo:font-variant="small-caps"/>
    </style:style>
    <style:style style:name="T1143" style:parent-style-name="Policepardéfaut" style:family="text">
      <style:text-properties fo:font-style="normal" style:font-style-asian="normal" style:font-style-complex="italic"/>
    </style:style>
    <style:style style:name="T1144" style:parent-style-name="Policepardéfaut" style:family="text">
      <style:text-properties fo:font-style="normal" style:font-style-asian="normal"/>
    </style:style>
    <style:style style:name="T1145" style:parent-style-name="Policepardéfaut" style:family="text">
      <style:text-properties fo:font-style="normal" style:font-style-asian="normal" fo:font-variant="small-caps"/>
    </style:style>
    <style:style style:name="T1146" style:parent-style-name="Policepardéfaut" style:family="text">
      <style:text-properties fo:font-style="normal" style:font-style-asian="normal"/>
    </style:style>
    <style:style style:name="T1147" style:parent-style-name="Policepardéfaut" style:family="text">
      <style:text-properties fo:font-style="normal" style:font-style-asian="normal"/>
    </style:style>
    <style:style style:name="T1148" style:parent-style-name="Policepardéfaut" style:family="text">
      <style:text-properties fo:font-style="normal" style:font-style-asian="normal" style:font-style-complex="italic"/>
    </style:style>
    <style:style style:name="T1149" style:parent-style-name="Policepardéfaut" style:family="text">
      <style:text-properties fo:font-style="normal" style:font-style-asian="normal"/>
    </style:style>
    <style:style style:name="T1150" style:parent-style-name="Policepardéfaut" style:family="text">
      <style:text-properties fo:font-style="normal" style:font-style-asian="normal" fo:font-variant="small-caps"/>
    </style:style>
    <style:style style:name="T1151" style:parent-style-name="Policepardéfaut" style:family="text">
      <style:text-properties fo:font-style="normal" style:font-style-asian="normal" fo:font-variant="small-caps"/>
    </style:style>
    <style:style style:name="T1152" style:parent-style-name="Policepardéfaut" style:family="text">
      <style:text-properties fo:font-style="normal" style:font-style-asian="normal"/>
    </style:style>
    <style:style style:name="T1153" style:parent-style-name="Policepardéfaut" style:family="text">
      <style:text-properties fo:font-style="normal" style:font-style-asian="normal"/>
    </style:style>
    <style:style style:name="T1154" style:parent-style-name="Policepardéfaut" style:family="text">
      <style:text-properties fo:font-style="normal" style:font-style-asian="normal" style:font-style-complex="italic"/>
    </style:style>
    <style:style style:name="T1155" style:parent-style-name="Policepardéfaut" style:family="text">
      <style:text-properties fo:font-style="normal" style:font-style-asian="normal"/>
    </style:style>
    <style:style style:name="T1156" style:parent-style-name="Policepardéfaut" style:family="text">
      <style:text-properties fo:font-style="normal" style:font-style-asian="normal" fo:font-variant="small-caps"/>
    </style:style>
    <style:style style:name="T1157" style:parent-style-name="Policepardéfaut" style:family="text">
      <style:text-properties fo:font-style="normal" style:font-style-asian="normal"/>
    </style:style>
    <style:style style:name="T1158" style:parent-style-name="Policepardéfaut" style:family="text">
      <style:text-properties fo:font-style="normal" style:font-style-asian="normal"/>
    </style:style>
    <style:style style:name="T1159" style:parent-style-name="Policepardéfaut" style:family="text">
      <style:text-properties fo:font-style="normal" style:font-style-asian="normal"/>
    </style:style>
    <style:style style:name="T1160" style:parent-style-name="Policepardéfaut" style:family="text">
      <style:text-properties fo:font-style="normal" style:font-style-asian="normal" fo:font-variant="small-caps"/>
    </style:style>
    <style:style style:name="T1161" style:parent-style-name="Policepardéfaut" style:family="text">
      <style:text-properties fo:font-style="normal" style:font-style-asian="normal" fo:font-variant="small-caps"/>
    </style:style>
    <style:style style:name="T1162" style:parent-style-name="Policepardéfaut" style:family="text">
      <style:text-properties fo:font-style="normal" style:font-style-asian="normal"/>
    </style:style>
    <style:style style:name="T1163" style:parent-style-name="Policepardéfaut" style:family="text">
      <style:text-properties fo:font-style="normal" style:font-style-asian="normal"/>
    </style:style>
    <style:style style:name="T1164" style:parent-style-name="Policepardéfaut" style:family="text">
      <style:text-properties fo:font-style="normal" style:font-style-asian="normal"/>
    </style:style>
    <style:style style:name="T1165" style:parent-style-name="Policepardéfaut" style:family="text">
      <style:text-properties style:font-style-complex="italic"/>
    </style:style>
    <style:style style:name="T1166" style:parent-style-name="Policepardéfaut" style:family="text">
      <style:text-properties style:text-position="super 66.6%"/>
    </style:style>
    <style:style style:name="T1167" style:parent-style-name="Policepardéfaut" style:family="text">
      <style:text-properties style:font-style-complex="italic"/>
    </style:style>
    <style:style style:name="T1168" style:parent-style-name="Policepardéfaut" style:family="text">
      <style:text-properties style:font-style-complex="italic"/>
    </style:style>
    <style:style style:name="T1169" style:parent-style-name="Policepardéfaut" style:family="text">
      <style:text-properties style:font-style-complex="italic"/>
    </style:style>
    <style:style style:name="T1170" style:parent-style-name="Policepardéfaut" style:family="text">
      <style:text-properties style:font-style-complex="italic"/>
    </style:style>
    <style:style style:name="T1171" style:parent-style-name="Policepardéfaut" style:family="text">
      <style:text-properties fo:font-style="italic" style:font-style-asian="italic" style:font-style-complex="italic"/>
    </style:style>
    <style:style style:name="T1172" style:parent-style-name="Policepardéfaut" style:family="text">
      <style:text-properties style:font-style-complex="italic"/>
    </style:style>
    <style:style style:name="T1173" style:parent-style-name="Policepardéfaut" style:family="text">
      <style:text-properties style:font-style-complex="italic"/>
    </style:style>
    <style:style style:name="T1174" style:parent-style-name="Policepardéfaut" style:family="text">
      <style:text-properties fo:font-style="italic" style:font-style-asian="italic" style:font-style-complex="italic"/>
    </style:style>
    <style:style style:name="T1175" style:parent-style-name="Policepardéfaut" style:family="text">
      <style:text-properties fo:font-style="italic" style:font-style-asian="italic" style:font-style-complex="italic"/>
    </style:style>
    <style:style style:name="T1176" style:parent-style-name="Policepardéfaut" style:family="text">
      <style:text-properties fo:font-style="italic" style:font-style-asian="italic" style:font-style-complex="italic"/>
    </style:style>
    <style:style style:name="T1177" style:parent-style-name="Policepardéfaut" style:family="text">
      <style:text-properties fo:font-style="italic" style:font-style-asian="italic" style:font-style-complex="italic"/>
    </style:style>
    <style:style style:name="T1178" style:parent-style-name="Policepardéfaut" style:family="text">
      <style:text-properties fo:font-style="italic" style:font-style-asian="italic" style:font-style-complex="italic"/>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font-style-complex="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font-style-complex="italic"/>
    </style:style>
    <style:style style:name="T1183" style:parent-style-name="Policepardéfaut" style:family="text">
      <style:text-properties fo:font-style="italic" style:font-style-asian="italic" style:font-style-complex="italic"/>
    </style:style>
    <style:style style:name="T1184" style:parent-style-name="Policepardéfaut" style:family="text">
      <style:text-properties style:font-style-complex="italic"/>
    </style:style>
    <style:style style:name="T1185" style:parent-style-name="Policepardéfaut" style:family="text">
      <style:text-properties style:text-position="super 65%"/>
    </style:style>
    <style:style style:name="T1186" style:parent-style-name="Policepardéfaut" style:family="text">
      <style:text-properties style:font-style-complex="italic"/>
    </style:style>
    <style:style style:name="T1187" style:parent-style-name="Policepardéfaut" style:family="text">
      <style:text-properties style:font-style-complex="italic"/>
    </style:style>
    <style:style style:name="T1188" style:parent-style-name="Policepardéfaut" style:family="text">
      <style:text-properties style:font-style-complex="italic"/>
    </style:style>
    <style:style style:name="P1189" style:parent-style-name="salute" style:family="paragraph">
      <style:paragraph-properties fo:border="0.0069in solid #000000" fo:padding-top="0.0138in" fo:padding-left="0.0555in" fo:padding-bottom="0.0138in" fo:padding-right="0.0555in" style:shadow="none"/>
    </style:style>
    <style:style style:name="T1190" style:parent-style-name="Policepardéfaut" style:family="text">
      <style:text-properties fo:font-style="italic" style:font-style-asian="italic"/>
    </style:style>
    <style:style style:name="P1191" style:parent-style-name="Corpsdetexte" style:family="paragraph">
      <style:paragraph-properties fo:border="0.0069in solid #000000" fo:padding-top="0.0138in" fo:padding-left="0.0555in" fo:padding-bottom="0.0138in" fo:padding-right="0.0555in" style:shadow="none"/>
    </style:style>
    <style:style style:name="T1192" style:parent-style-name="Policepardéfaut" style:family="text">
      <style:text-properties style:font-style-complex="italic"/>
    </style:style>
    <style:style style:name="P1193" style:parent-style-name="signed" style:family="paragraph">
      <style:paragraph-properties fo:border="0.0069in solid #000000" fo:padding-top="0.0138in" fo:padding-left="0.0555in" fo:padding-bottom="0.0138in" fo:padding-right="0.0555in" style:shadow="none"/>
    </style:style>
    <style:style style:name="T1194" style:parent-style-name="Policepardéfaut" style:family="text">
      <style:text-properties fo:font-variant="small-caps"/>
    </style:style>
    <style:style style:name="P1195" style:parent-style-name="dateline" style:family="paragraph">
      <style:paragraph-properties fo:border="0.0069in solid #000000" fo:padding-top="0.0138in" fo:padding-left="0.0555in" fo:padding-bottom="0.0138in" fo:padding-right="0.0555in" style:shadow="none"/>
    </style:style>
    <style:style style:name="T1196" style:parent-style-name="Policepardéfaut" style:family="text">
      <style:text-properties fo:font-style="italic" style:font-style-asian="italic"/>
    </style:style>
    <style:style style:name="T1197" style:parent-style-name="Policepardéfaut" style:family="text">
      <style:text-properties style:font-style-complex="italic"/>
    </style:style>
    <style:style style:name="T1198" style:parent-style-name="quote.c" style:family="text">
      <style:text-properties fo:font-style="italic" style:font-style-asian="italic"/>
    </style:style>
    <style:style style:name="T1199" style:parent-style-name="Policepardéfaut" style:family="text">
      <style:text-properties fo:font-style="italic" style:font-style-asian="italic" style:font-style-complex="italic"/>
    </style:style>
    <style:style style:name="T1200" style:parent-style-name="Policepardéfaut" style:family="text">
      <style:text-properties fo:font-style="italic" style:font-style-asian="italic" style:font-style-complex="italic"/>
    </style:style>
    <style:style style:name="T1201" style:parent-style-name="Policepardéfaut" style:family="text">
      <style:text-properties fo:font-style="italic" style:font-style-asian="italic" style:font-style-complex="italic"/>
    </style:style>
    <style:style style:name="T1202" style:parent-style-name="Policepardéfaut" style:family="text">
      <style:text-properties fo:font-style="italic" style:font-style-asian="italic" style:font-style-complex="italic"/>
    </style:style>
    <style:style style:name="T1203" style:parent-style-name="Policepardéfaut" style:family="text">
      <style:text-properties style:font-style-complex="italic"/>
    </style:style>
    <style:style style:name="T1204" style:parent-style-name="Policepardéfaut" style:family="text">
      <style:text-properties fo:font-style="italic" style:font-style-asian="italic" style:font-style-complex="italic"/>
    </style:style>
    <style:style style:name="T1205" style:parent-style-name="Policepardéfaut" style:family="text">
      <style:text-properties fo:font-style="italic" style:font-style-asian="italic" style:font-style-complex="italic"/>
    </style:style>
    <style:style style:name="T1206" style:parent-style-name="Policepardéfaut" style:family="text">
      <style:text-properties style:font-style-complex="italic"/>
    </style:style>
    <style:style style:name="T1207" style:parent-style-name="Policepardéfaut" style:family="text">
      <style:text-properties style:font-style-complex="italic"/>
    </style:style>
    <style:style style:name="T1208" style:parent-style-name="Policepardéfaut" style:family="text">
      <style:text-properties fo:font-variant="small-caps"/>
    </style:style>
    <style:style style:name="T1209" style:parent-style-name="Policepardéfaut" style:family="text">
      <style:text-properties style:text-position="super 66.6%"/>
    </style:style>
    <style:style style:name="T1210" style:parent-style-name="Policepardéfaut" style:family="text">
      <style:text-properties style:text-position="super 66.6%"/>
    </style:style>
    <style:style style:name="T1211" style:parent-style-name="Policepardéfaut" style:family="text">
      <style:text-properties style:font-style-complex="italic"/>
    </style:style>
    <style:style style:name="T1212" style:parent-style-name="Policepardéfaut" style:family="text">
      <style:text-properties style:text-position="super 66.6%"/>
    </style:style>
    <style:style style:name="T1213" style:parent-style-name="Policepardéfaut" style:family="text">
      <style:text-properties style:font-style-complex="italic"/>
    </style:style>
    <style:style style:name="T1214" style:parent-style-name="Policepardéfaut" style:family="text">
      <style:text-properties style:font-style-complex="italic"/>
    </style:style>
    <style:style style:name="T1215" style:parent-style-name="Policepardéfaut" style:family="text">
      <style:text-properties fo:font-style="italic" style:font-style-asian="italic" style:font-style-complex="italic"/>
    </style:style>
    <style:style style:name="T1216" style:parent-style-name="Policepardéfaut" style:family="text">
      <style:text-properties fo:font-style="italic" style:font-style-asian="italic" style:font-style-complex="italic"/>
    </style:style>
    <style:style style:name="T1217" style:parent-style-name="quote.c" style:family="text">
      <style:text-properties fo:font-style="italic" style:font-style-asian="italic"/>
    </style:style>
    <style:style style:name="T1218" style:parent-style-name="Policepardéfaut" style:family="text">
      <style:text-properties style:font-style-complex="italic"/>
    </style:style>
    <style:style style:name="T1219" style:parent-style-name="Policepardéfaut" style:family="text">
      <style:text-properties fo:font-style="italic" style:font-style-asian="italic" style:font-style-complex="italic"/>
    </style:style>
    <style:style style:name="T1220" style:parent-style-name="Policepardéfaut" style:family="text">
      <style:text-properties fo:font-style="italic" style:font-style-asian="italic" style:font-style-complex="italic"/>
    </style:style>
    <style:style style:name="T1221" style:parent-style-name="quote.c" style:family="text">
      <style:text-properties fo:font-style="italic" style:font-style-asian="italic"/>
    </style:style>
    <style:style style:name="T1222" style:parent-style-name="Policepardéfaut" style:family="text">
      <style:text-properties style:font-style-complex="italic"/>
    </style:style>
    <style:style style:name="T1223" style:parent-style-name="Policepardéfaut" style:family="text">
      <style:text-properties fo:font-style="italic" style:font-style-asian="italic" style:font-style-complex="italic"/>
    </style:style>
    <style:style style:name="T1224" style:parent-style-name="Policepardéfaut" style:family="text">
      <style:text-properties style:font-style-complex="italic"/>
    </style:style>
    <style:style style:name="T1225" style:parent-style-name="Policepardéfaut" style:family="text">
      <style:text-properties fo:font-style="italic" style:font-style-asian="italic" style:font-style-complex="italic"/>
    </style:style>
    <style:style style:name="T1226" style:parent-style-name="Policepardéfaut" style:family="text">
      <style:text-properties style:font-style-complex="italic"/>
    </style:style>
    <style:style style:name="T1227" style:parent-style-name="Policepardéfaut" style:family="text">
      <style:text-properties fo:font-style="italic" style:font-style-asian="italic" style:font-style-complex="italic"/>
    </style:style>
    <style:style style:name="T1228" style:parent-style-name="Policepardéfaut" style:family="text">
      <style:text-properties fo:font-style="italic" style:font-style-asian="italic" style:font-style-complex="italic"/>
    </style:style>
    <style:style style:name="T1229" style:parent-style-name="Policepardéfaut" style:family="text">
      <style:text-properties fo:font-style="italic" style:font-style-asian="italic" style:font-style-complex="italic"/>
    </style:style>
    <style:style style:name="T1230" style:parent-style-name="Policepardéfaut" style:family="text">
      <style:text-properties fo:font-style="italic" style:font-style-asian="italic" style:font-style-complex="italic"/>
    </style:style>
    <style:style style:name="T1231" style:parent-style-name="Policepardéfaut" style:family="text">
      <style:text-properties fo:font-style="italic" style:font-style-asian="italic" style:font-style-complex="italic"/>
    </style:style>
    <style:style style:name="P1232" style:parent-style-name="quote" style:family="paragraph">
      <style:paragraph-properties fo:text-indent="0in"/>
    </style:style>
    <style:style style:name="T1233" style:parent-style-name="Policepardéfaut" style:family="text">
      <style:text-properties fo:font-style="italic" style:font-style-asian="italic" style:font-style-complex="italic"/>
    </style:style>
    <style:style style:name="T1234" style:parent-style-name="Policepardéfaut" style:family="text">
      <style:text-properties fo:font-style="italic" style:font-style-asian="italic" style:font-style-complex="italic"/>
    </style:style>
    <style:style style:name="T1235" style:parent-style-name="Policepardéfaut" style:family="text">
      <style:text-properties fo:font-style="italic" style:font-style-asian="italic" style:font-style-complex="italic"/>
    </style:style>
    <style:style style:name="T1236" style:parent-style-name="Policepardéfaut" style:family="text">
      <style:text-properties fo:font-style="italic" style:font-style-asian="italic" style:font-style-complex="italic"/>
    </style:style>
    <style:style style:name="T1237" style:parent-style-name="Policepardéfaut" style:family="text">
      <style:text-properties style:font-style-complex="italic"/>
    </style:style>
    <style:style style:name="T1238" style:parent-style-name="Policepardéfaut" style:family="text">
      <style:text-properties fo:font-style="italic" style:font-style-asian="italic" style:font-style-complex="italic"/>
    </style:style>
    <style:style style:name="T1239" style:parent-style-name="Policepardéfaut" style:family="text">
      <style:text-properties fo:font-style="italic" style:font-style-asian="italic" style:font-style-complex="italic"/>
    </style:style>
    <style:style style:name="T1240" style:parent-style-name="quote.c" style:family="text">
      <style:text-properties fo:font-style="italic" style:font-style-asian="italic"/>
    </style:style>
    <style:style style:name="T1241" style:parent-style-name="Policepardéfaut" style:family="text">
      <style:text-properties style:font-style-complex="italic"/>
    </style:style>
    <style:style style:name="T1242" style:parent-style-name="Policepardéfaut" style:family="text">
      <style:text-properties fo:font-style="italic" style:font-style-asian="italic" style:font-style-complex="italic"/>
    </style:style>
    <style:style style:name="T1243" style:parent-style-name="Policepardéfaut" style:family="text">
      <style:text-properties fo:font-style="italic" style:font-style-asian="italic" style:font-style-complex="italic"/>
    </style:style>
    <style:style style:name="T1244" style:parent-style-name="Policepardéfaut" style:family="text">
      <style:text-properties fo:font-style="italic" style:font-style-asian="italic" style:font-style-complex="italic"/>
    </style:style>
    <style:style style:name="T1245" style:parent-style-name="Policepardéfaut" style:family="text">
      <style:text-properties fo:font-style="italic" style:font-style-asian="italic" style:font-style-complex="italic"/>
    </style:style>
    <style:style style:name="T1246" style:parent-style-name="Policepardéfaut" style:family="text">
      <style:text-properties fo:font-style="italic" style:font-style-asian="italic" style:font-style-complex="italic"/>
    </style:style>
    <style:style style:name="T1247" style:parent-style-name="quote.c" style:family="text">
      <style:text-properties fo:font-style="italic" style:font-style-asian="italic"/>
    </style:style>
    <style:style style:name="T1248" style:parent-style-name="quote.c" style:family="text">
      <style:text-properties fo:font-style="italic" style:font-style-asian="italic"/>
    </style:style>
    <style:style style:name="T1249" style:parent-style-name="quote.c" style:family="text">
      <style:text-properties fo:font-style="italic" style:font-style-asian="italic"/>
    </style:style>
    <style:style style:name="T1250" style:parent-style-name="quote.c" style:family="text">
      <style:text-properties fo:font-style="italic" style:font-style-asian="italic"/>
    </style:style>
    <style:style style:name="T1251" style:parent-style-name="quote.c" style:family="text">
      <style:text-properties fo:font-style="italic" style:font-style-asian="italic"/>
    </style:style>
    <style:style style:name="T1252" style:parent-style-name="Policepardéfaut" style:family="text">
      <style:text-properties style:font-style-complex="italic"/>
    </style:style>
    <style:style style:name="T1253" style:parent-style-name="Policepardéfaut" style:family="text">
      <style:text-properties fo:font-style="italic" style:font-style-asian="italic" style:font-style-complex="italic"/>
    </style:style>
    <style:style style:name="T1254" style:parent-style-name="Policepardéfaut" style:family="text">
      <style:text-properties fo:font-style="italic" style:font-style-asian="italic" style:font-style-complex="italic"/>
    </style:style>
    <style:style style:name="T1255" style:parent-style-name="Policepardéfaut" style:family="text">
      <style:text-properties fo:font-style="italic" style:font-style-asian="italic" style:font-style-complex="italic"/>
    </style:style>
    <style:style style:name="T1256" style:parent-style-name="Policepardéfaut" style:family="text">
      <style:text-properties style:font-style-complex="italic"/>
    </style:style>
    <style:style style:name="P1257" style:parent-style-name="Corpsdetexte" style:family="paragraph">
      <style:text-properties fo:font-style="italic" style:font-style-asian="italic"/>
    </style:style>
    <style:style style:name="P1258" style:parent-style-name="byline" style:family="paragraph">
      <style:text-properties fo:font-style="italic" style:font-style-asian="italic"/>
    </style:style>
    <style:style style:name="T1259" style:parent-style-name="Policepardéfaut" style:family="text">
      <style:text-properties fo:font-style="italic" style:font-style-asian="italic" style:font-style-complex="italic"/>
    </style:style>
    <style:style style:name="T1260" style:parent-style-name="Policepardéfaut" style:family="text">
      <style:text-properties style:text-position="super 63.6%"/>
    </style:style>
    <style:style style:name="T1261" style:parent-style-name="Policepardéfaut" style:family="text">
      <style:text-properties style:font-style-complex="italic"/>
    </style:style>
    <style:style style:name="T1262" style:parent-style-name="Policepardéfaut" style:family="text">
      <style:text-properties style:font-style-complex="italic"/>
    </style:style>
    <style:style style:name="T1263" style:parent-style-name="Policepardéfaut" style:family="text">
      <style:text-properties style:font-style-complex="italic"/>
    </style:style>
    <style:style style:name="T1264" style:parent-style-name="Policepardéfaut" style:family="text">
      <style:text-properties style:font-style-complex="italic"/>
    </style:style>
    <style:style style:name="T1265" style:parent-style-name="Policepardéfaut" style:family="text">
      <style:text-properties style:font-style-complex="italic"/>
    </style:style>
    <style:style style:name="T1266" style:parent-style-name="Policepardéfaut" style:family="text">
      <style:text-properties fo:font-style="italic" style:font-style-asian="italic" style:font-style-complex="italic"/>
    </style:style>
    <style:style style:name="T1267" style:parent-style-name="Policepardéfaut" style:family="text">
      <style:text-properties style:font-style-complex="italic"/>
    </style:style>
    <style:style style:name="T1268" style:parent-style-name="Policepardéfaut" style:family="text">
      <style:text-properties fo:font-style="italic" style:font-style-asian="italic" style:font-style-complex="italic"/>
    </style:style>
    <style:style style:name="T1269" style:parent-style-name="Policepardéfaut" style:family="text">
      <style:text-properties fo:font-style="italic" style:font-style-asian="italic" style:font-style-complex="italic"/>
    </style:style>
    <style:style style:name="T1270" style:parent-style-name="Policepardéfaut" style:family="text">
      <style:text-properties style:font-style-complex="italic"/>
    </style:style>
    <style:style style:name="T1271" style:parent-style-name="Policepardéfaut" style:family="text">
      <style:text-properties fo:font-style="italic" style:font-style-asian="italic" style:font-style-complex="italic"/>
    </style:style>
    <style:style style:name="T1272" style:parent-style-name="Policepardéfaut" style:family="text">
      <style:text-properties style:font-style-complex="italic"/>
    </style:style>
    <style:style style:name="T1273" style:parent-style-name="Policepardéfaut" style:family="text">
      <style:text-properties fo:font-style="italic" style:font-style-asian="italic" style:font-style-complex="italic"/>
    </style:style>
    <style:style style:name="T1274" style:parent-style-name="Policepardéfaut" style:family="text">
      <style:text-properties fo:font-style="italic" style:font-style-asian="italic" style:font-style-complex="italic"/>
    </style:style>
    <style:style style:name="T1275" style:parent-style-name="Policepardéfaut" style:family="text">
      <style:text-properties fo:font-style="italic" style:font-style-asian="italic" style:font-style-complex="italic"/>
    </style:style>
    <style:style style:name="T1276" style:parent-style-name="Policepardéfaut" style:family="text">
      <style:text-properties fo:font-style="italic" style:font-style-asian="italic" style:font-style-complex="italic"/>
    </style:style>
    <style:style style:name="T1277" style:parent-style-name="Policepardéfaut" style:family="text">
      <style:text-properties fo:font-style="italic" style:font-style-asian="italic" style:font-style-complex="italic"/>
    </style:style>
    <style:style style:name="T1278" style:parent-style-name="Policepardéfaut" style:family="text">
      <style:text-properties fo:font-style="italic" style:font-style-asian="italic" style:font-style-complex="italic"/>
    </style:style>
    <style:style style:name="T1279" style:parent-style-name="Policepardéfaut" style:family="text">
      <style:text-properties style:font-style-complex="italic"/>
    </style:style>
    <style:style style:name="T1280" style:parent-style-name="Policepardéfaut" style:family="text">
      <style:text-properties style:font-style-complex="italic"/>
    </style:style>
    <style:style style:name="T1281" style:parent-style-name="Policepardéfaut" style:family="text">
      <style:text-properties fo:font-style="italic" style:font-style-asian="italic" style:font-style-complex="italic"/>
    </style:style>
    <style:style style:name="T1282" style:parent-style-name="Policepardéfaut" style:family="text">
      <style:text-properties fo:font-style="italic" style:font-style-asian="italic" style:font-style-complex="italic"/>
    </style:style>
    <style:style style:name="T1283" style:parent-style-name="Policepardéfaut" style:family="text">
      <style:text-properties fo:font-style="italic" style:font-style-asian="italic" style:font-style-complex="italic"/>
    </style:style>
    <style:style style:name="T1284" style:parent-style-name="Policepardéfaut" style:family="text">
      <style:text-properties fo:font-style="italic" style:font-style-asian="italic" style:font-style-complex="italic"/>
    </style:style>
    <style:style style:name="T1285" style:parent-style-name="Policepardéfaut" style:family="text">
      <style:text-properties fo:font-style="italic" style:font-style-asian="italic" style:font-style-complex="italic"/>
    </style:style>
    <style:style style:name="T1286" style:parent-style-name="Policepardéfaut" style:family="text">
      <style:text-properties style:font-style-complex="italic"/>
    </style:style>
    <style:style style:name="T1287" style:parent-style-name="Policepardéfaut" style:family="text">
      <style:text-properties fo:font-style="italic" style:font-style-asian="italic" style:font-style-complex="italic"/>
    </style:style>
    <style:style style:name="T1288" style:parent-style-name="Policepardéfaut" style:family="text">
      <style:text-properties fo:font-style="italic" style:font-style-asian="italic" style:font-style-complex="italic"/>
    </style:style>
    <style:style style:name="T1289" style:parent-style-name="Policepardéfaut" style:family="text">
      <style:text-properties fo:font-style="italic" style:font-style-asian="italic" style:font-style-complex="italic"/>
    </style:style>
    <style:style style:name="T1290" style:parent-style-name="Policepardéfaut" style:family="text">
      <style:text-properties fo:font-variant="small-caps"/>
    </style:style>
    <style:style style:name="T1291" style:parent-style-name="Policepardéfaut" style:family="text">
      <style:text-properties fo:font-variant="small-caps"/>
    </style:style>
    <style:style style:name="T1292" style:parent-style-name="Policepardéfaut" style:family="text">
      <style:text-properties fo:font-variant="small-caps"/>
    </style:style>
    <style:style style:name="T1293" style:parent-style-name="Policepardéfaut" style:family="text">
      <style:text-properties fo:font-style="italic" style:font-style-asian="italic" style:font-style-complex="italic"/>
    </style:style>
    <style:style style:name="T1294" style:parent-style-name="Policepardéfaut" style:family="text">
      <style:text-properties fo:font-style="italic" style:font-style-asian="italic" style:font-style-complex="italic"/>
    </style:style>
    <style:style style:name="T1295" style:parent-style-name="Policepardéfaut" style:family="text">
      <style:text-properties fo:font-style="italic" style:font-style-asian="italic" style:font-style-complex="italic"/>
    </style:style>
    <style:style style:name="T1296" style:parent-style-name="Policepardéfaut" style:family="text">
      <style:text-properties fo:font-style="italic" style:font-style-asian="italic" style:font-style-complex="italic"/>
    </style:style>
    <style:style style:name="T1297" style:parent-style-name="Policepardéfaut" style:family="text">
      <style:text-properties fo:font-style="italic" style:font-style-asian="italic" style:font-style-complex="italic"/>
    </style:style>
    <style:style style:name="T1298" style:parent-style-name="Policepardéfaut" style:family="text">
      <style:text-properties fo:font-style="italic" style:font-style-asian="italic" style:font-style-complex="italic"/>
    </style:style>
    <style:style style:name="T1299" style:parent-style-name="Policepardéfaut" style:family="text">
      <style:text-properties fo:font-style="italic" style:font-style-asian="italic" style:font-style-complex="italic"/>
    </style:style>
    <style:style style:name="T1300" style:parent-style-name="Policepardéfaut" style:family="text">
      <style:text-properties style:font-style-complex="italic"/>
    </style:style>
    <style:style style:name="T1301" style:parent-style-name="Policepardéfaut" style:family="text">
      <style:text-properties style:font-style-complex="italic"/>
    </style:style>
    <style:style style:name="T1302" style:parent-style-name="Policepardéfaut" style:family="text">
      <style:text-properties fo:font-variant="small-caps"/>
    </style:style>
    <style:style style:name="T1303" style:parent-style-name="Policepardéfaut" style:family="text">
      <style:text-properties fo:font-style="italic" style:font-style-asian="italic" style:font-style-complex="italic"/>
    </style:style>
    <style:style style:name="T1304" style:parent-style-name="Policepardéfaut" style:family="text">
      <style:text-properties style:font-style-complex="italic"/>
    </style:style>
    <style:style style:name="T1305" style:parent-style-name="Policepardéfaut" style:family="text">
      <style:text-properties fo:font-variant="small-caps"/>
    </style:style>
    <style:style style:name="T1306" style:parent-style-name="Policepardéfaut" style:family="text">
      <style:text-properties fo:font-variant="small-caps"/>
    </style:style>
    <style:style style:name="T1307" style:parent-style-name="Policepardéfaut" style:family="text">
      <style:text-properties fo:font-variant="small-caps"/>
    </style:style>
    <style:style style:name="T1308" style:parent-style-name="Policepardéfaut" style:family="text">
      <style:text-properties fo:font-style="italic" style:font-style-asian="italic" style:font-style-complex="italic"/>
    </style:style>
    <style:style style:name="T1309" style:parent-style-name="Policepardéfaut" style:family="text">
      <style:text-properties fo:font-variant="small-caps"/>
    </style:style>
    <style:style style:name="T1310" style:parent-style-name="Policepardéfaut" style:family="text">
      <style:text-properties fo:font-variant="small-caps"/>
    </style:style>
    <style:style style:name="T1311" style:parent-style-name="Policepardéfaut" style:family="text">
      <style:text-properties fo:font-variant="small-caps"/>
    </style:style>
    <style:style style:name="T1312" style:parent-style-name="Policepardéfaut" style:family="text">
      <style:text-properties fo:font-variant="small-caps"/>
    </style:style>
    <style:style style:name="T1313" style:parent-style-name="Policepardéfaut" style:family="text">
      <style:text-properties fo:font-style="italic" style:font-style-asian="italic" style:font-style-complex="italic"/>
    </style:style>
    <style:style style:name="T1314" style:parent-style-name="Policepardéfaut" style:family="text">
      <style:text-properties fo:font-style="italic" style:font-style-asian="italic" style:font-style-complex="italic"/>
    </style:style>
    <style:style style:name="T1315" style:parent-style-name="Policepardéfaut" style:family="text">
      <style:text-properties fo:font-style="italic" style:font-style-asian="italic" style:font-style-complex="italic"/>
    </style:style>
    <style:style style:name="T1316" style:parent-style-name="Policepardéfaut" style:family="text">
      <style:text-properties fo:font-style="italic" style:font-style-asian="italic" style:font-style-complex="italic"/>
    </style:style>
    <style:style style:name="T1317" style:parent-style-name="Policepardéfaut" style:family="text">
      <style:text-properties fo:font-style="italic" style:font-style-asian="italic" style:font-style-complex="italic"/>
    </style:style>
    <style:style style:name="T1318" style:parent-style-name="Policepardéfaut" style:family="text">
      <style:text-properties fo:font-style="italic" style:font-style-asian="italic" style:font-style-complex="italic"/>
    </style:style>
    <style:style style:name="T1319" style:parent-style-name="Policepardéfaut" style:family="text">
      <style:text-properties fo:font-style="italic" style:font-style-asian="italic" style:font-style-complex="italic"/>
    </style:style>
    <style:style style:name="T1320" style:parent-style-name="Policepardéfaut" style:family="text">
      <style:text-properties fo:font-style="italic" style:font-style-asian="italic" style:font-style-complex="italic"/>
    </style:style>
    <style:style style:name="T1321" style:parent-style-name="Policepardéfaut" style:family="text">
      <style:text-properties fo:font-style="italic" style:font-style-asian="italic" style:font-style-complex="italic"/>
    </style:style>
    <style:style style:name="T1322" style:parent-style-name="Policepardéfaut" style:family="text">
      <style:text-properties style:font-style-complex="italic"/>
    </style:style>
    <style:style style:name="T1323" style:parent-style-name="Policepardéfaut" style:family="text">
      <style:text-properties fo:font-style="italic" style:font-style-asian="italic" style:font-style-complex="italic"/>
    </style:style>
    <style:style style:name="T1324" style:parent-style-name="Policepardéfaut" style:family="text">
      <style:text-properties style:font-style-complex="italic"/>
    </style:style>
    <style:style style:name="T1325" style:parent-style-name="quote.c" style:family="text">
      <style:text-properties fo:font-style="italic" style:font-style-asian="italic"/>
    </style:style>
    <style:style style:name="T1326" style:parent-style-name="quote.c" style:family="text">
      <style:text-properties fo:font-style="italic" style:font-style-asian="italic"/>
    </style:style>
    <style:style style:name="T1327" style:parent-style-name="quote.c" style:family="text">
      <style:text-properties fo:font-style="italic" style:font-style-asian="italic"/>
    </style:style>
    <style:style style:name="T1328" style:parent-style-name="Policepardéfaut" style:family="text">
      <style:text-properties fo:font-style="italic" style:font-style-asian="italic" style:font-style-complex="italic"/>
    </style:style>
    <style:style style:name="T1329" style:parent-style-name="Policepardéfaut" style:family="text">
      <style:text-properties style:font-style-complex="italic"/>
    </style:style>
    <style:style style:name="T1330" style:parent-style-name="Policepardéfaut" style:family="text">
      <style:text-properties style:font-style-complex="italic"/>
    </style:style>
    <style:style style:name="T1331" style:parent-style-name="Policepardéfaut" style:family="text">
      <style:text-properties fo:font-style="italic" style:font-style-asian="italic" style:font-style-complex="italic"/>
    </style:style>
    <style:style style:name="T1332" style:parent-style-name="Policepardéfaut" style:family="text">
      <style:text-properties style:font-style-complex="italic"/>
    </style:style>
    <style:style style:name="T1333" style:parent-style-name="Policepardéfaut" style:family="text">
      <style:text-properties fo:font-style="italic" style:font-style-asian="italic" style:font-style-complex="italic"/>
    </style:style>
    <style:style style:name="T1334" style:parent-style-name="Policepardéfaut" style:family="text">
      <style:text-properties fo:font-style="italic" style:font-style-asian="italic" style:font-style-complex="italic"/>
    </style:style>
    <style:style style:name="T1335" style:parent-style-name="Policepardéfaut" style:family="text">
      <style:text-properties fo:font-style="italic" style:font-style-asian="italic" style:font-style-complex="italic"/>
    </style:style>
    <style:style style:name="T1336" style:parent-style-name="Policepardéfaut" style:family="text">
      <style:text-properties fo:font-style="italic" style:font-style-asian="italic" style:font-style-complex="italic"/>
    </style:style>
    <style:style style:name="T1337" style:parent-style-name="Policepardéfaut" style:family="text">
      <style:text-properties style:font-style-complex="italic"/>
    </style:style>
    <style:style style:name="T1338" style:parent-style-name="Policepardéfaut" style:family="text">
      <style:text-properties style:text-position="super 66.6%"/>
    </style:style>
    <style:style style:name="T1339" style:parent-style-name="Policepardéfaut" style:family="text">
      <style:text-properties style:font-style-complex="italic"/>
    </style:style>
    <style:style style:name="T1340" style:parent-style-name="Policepardéfaut" style:family="text">
      <style:text-properties style:font-style-complex="italic"/>
    </style:style>
    <style:style style:name="T1341" style:parent-style-name="Policepardéfaut" style:family="text">
      <style:text-properties style:font-style-complex="italic"/>
    </style:style>
    <style:style style:name="T1342" style:parent-style-name="Policepardéfaut" style:family="text">
      <style:text-properties fo:font-style="italic" style:font-style-asian="italic" style:font-style-complex="italic"/>
    </style:style>
    <style:style style:name="T1343" style:parent-style-name="Policepardéfaut" style:family="text">
      <style:text-properties style:font-style-complex="italic"/>
    </style:style>
    <style:style style:name="T1344" style:parent-style-name="Policepardéfaut" style:family="text">
      <style:text-properties style:font-style-complex="italic"/>
    </style:style>
    <style:style style:name="T1345" style:parent-style-name="Policepardéfaut" style:family="text">
      <style:text-properties fo:font-style="italic" style:font-style-asian="italic" style:font-style-complex="italic"/>
    </style:style>
    <style:style style:name="T1346" style:parent-style-name="Policepardéfaut" style:family="text">
      <style:text-properties fo:font-style="italic" style:font-style-asian="italic" style:font-style-complex="italic"/>
    </style:style>
    <style:style style:name="T1347" style:parent-style-name="Policepardéfaut" style:family="text">
      <style:text-properties fo:font-style="italic" style:font-style-asian="italic" style:font-style-complex="italic"/>
    </style:style>
    <style:style style:name="T1348" style:parent-style-name="Policepardéfaut" style:family="text">
      <style:text-properties fo:font-style="italic" style:font-style-asian="italic" style:font-style-complex="italic"/>
    </style:style>
    <style:style style:name="T1349" style:parent-style-name="Policepardéfaut" style:family="text">
      <style:text-properties fo:font-style="italic" style:font-style-asian="italic" style:font-style-complex="italic"/>
    </style:style>
    <style:style style:name="T1350" style:parent-style-name="Policepardéfaut" style:family="text">
      <style:text-properties style:font-style-complex="italic"/>
    </style:style>
    <style:style style:name="T1351" style:parent-style-name="Policepardéfaut" style:family="text">
      <style:text-properties style:font-style-complex="italic"/>
    </style:style>
    <style:style style:name="T1352" style:parent-style-name="Policepardéfaut" style:family="text">
      <style:text-properties fo:font-style="italic" style:font-style-asian="italic" style:font-style-complex="italic"/>
    </style:style>
    <style:style style:name="T1353" style:parent-style-name="Policepardéfaut" style:family="text">
      <style:text-properties style:font-style-complex="italic"/>
    </style:style>
    <style:style style:name="T1354" style:parent-style-name="Policepardéfaut" style:family="text">
      <style:text-properties style:font-style-complex="italic"/>
    </style:style>
    <style:style style:name="T1355" style:parent-style-name="Policepardéfaut" style:family="text">
      <style:text-properties style:font-style-complex="italic"/>
    </style:style>
    <style:style style:name="T1356" style:parent-style-name="Policepardéfaut" style:family="text">
      <style:text-properties fo:font-style="italic" style:font-style-asian="italic" style:font-style-complex="italic"/>
    </style:style>
    <style:style style:name="T1357" style:parent-style-name="Policepardéfaut" style:family="text">
      <style:text-properties fo:font-style="italic" style:font-style-asian="italic" style:font-style-complex="italic"/>
    </style:style>
    <style:style style:name="T1358" style:parent-style-name="Policepardéfaut" style:family="text">
      <style:text-properties style:font-style-complex="italic"/>
    </style:style>
    <style:style style:name="T1359" style:parent-style-name="Policepardéfaut" style:family="text">
      <style:text-properties style:text-position="super 66.6%"/>
    </style:style>
    <style:style style:name="T1360" style:parent-style-name="Policepardéfaut" style:family="text">
      <style:text-properties style:font-style-complex="italic"/>
    </style:style>
    <style:style style:name="T1361" style:parent-style-name="Policepardéfaut" style:family="text">
      <style:text-properties fo:font-style="italic" style:font-style-asian="italic" style:font-style-complex="italic"/>
    </style:style>
    <style:style style:name="T1362" style:parent-style-name="Policepardéfaut" style:family="text">
      <style:text-properties fo:font-style="italic" style:font-style-asian="italic" style:font-style-complex="italic"/>
    </style:style>
    <style:style style:name="T1363" style:parent-style-name="Policepardéfaut" style:family="text">
      <style:text-properties fo:font-style="italic" style:font-style-asian="italic" style:font-style-complex="italic"/>
    </style:style>
    <style:style style:name="T1364" style:parent-style-name="Policepardéfaut" style:family="text">
      <style:text-properties fo:font-style="italic" style:font-style-asian="italic" style:font-style-complex="italic"/>
    </style:style>
    <style:style style:name="T1365" style:parent-style-name="Policepardéfaut" style:family="text">
      <style:text-properties fo:font-style="italic" style:font-style-asian="italic" style:font-style-complex="italic"/>
    </style:style>
    <style:style style:name="T1366" style:parent-style-name="Policepardéfaut" style:family="text">
      <style:text-properties fo:font-style="italic" style:font-style-asian="italic" style:font-style-complex="italic"/>
    </style:style>
    <style:style style:name="T1367" style:parent-style-name="Policepardéfaut" style:family="text">
      <style:text-properties style:font-style-complex="italic"/>
    </style:style>
    <style:style style:name="P1368" style:parent-style-name="byline" style:family="paragraph">
      <style:text-properties fo:font-style="italic" style:font-style-asian="italic"/>
    </style:style>
    <style:style style:name="T1369" style:parent-style-name="Policepardéfaut" style:family="text">
      <style:text-properties fo:font-style="normal" style:font-style-asian="normal" fo:font-variant="small-caps"/>
    </style:style>
    <style:style style:name="T1370" style:parent-style-name="Policepardéfaut" style:family="text">
      <style:text-properties fo:font-style="normal" style:font-style-asian="normal"/>
    </style:style>
    <style:style style:name="T1371" style:parent-style-name="Policepardéfaut" style:family="text">
      <style:text-properties fo:font-style="normal" style:font-style-asian="normal"/>
    </style:style>
    <style:style style:name="T1372" style:parent-style-name="Policepardéfaut" style:family="text">
      <style:text-properties fo:font-style="normal" style:font-style-asian="normal" style:font-style-complex="italic"/>
    </style:style>
    <style:style style:name="T1373" style:parent-style-name="Policepardéfaut" style:family="text">
      <style:text-properties fo:font-style="normal" style:font-style-asian="normal"/>
    </style:style>
    <style:style style:name="T1374" style:parent-style-name="Policepardéfaut" style:family="text">
      <style:text-properties fo:font-style="normal" style:font-style-asian="normal" fo:font-variant="small-caps"/>
    </style:style>
    <style:style style:name="T1375" style:parent-style-name="Policepardéfaut" style:family="text">
      <style:text-properties fo:font-style="normal" style:font-style-asian="normal" fo:font-variant="small-caps"/>
    </style:style>
    <style:style style:name="T1376" style:parent-style-name="Policepardéfaut" style:family="text">
      <style:text-properties fo:font-style="normal" style:font-style-asian="normal" fo:font-variant="small-caps"/>
    </style:style>
    <style:style style:name="T1377" style:parent-style-name="Policepardéfaut" style:family="text">
      <style:text-properties fo:font-style="normal" style:font-style-asian="normal"/>
    </style:style>
    <style:style style:name="T1378" style:parent-style-name="Policepardéfaut" style:family="text">
      <style:text-properties fo:font-style="normal" style:font-style-asian="normal"/>
    </style:style>
    <style:style style:name="T1379" style:parent-style-name="Policepardéfaut" style:family="text">
      <style:text-properties fo:font-style="normal" style:font-style-asian="normal"/>
    </style:style>
    <style:style style:name="T1380" style:parent-style-name="Policepardéfaut" style:family="text">
      <style:text-properties fo:font-style="normal" style:font-style-asian="normal" fo:font-variant="small-caps"/>
    </style:style>
    <style:style style:name="T1381" style:parent-style-name="Policepardéfaut" style:family="text">
      <style:text-properties fo:font-style="normal" style:font-style-asian="normal"/>
    </style:style>
    <style:style style:name="T1382" style:parent-style-name="Policepardéfaut" style:family="text">
      <style:text-properties fo:font-style="normal" style:font-style-asian="normal"/>
    </style:style>
    <style:style style:name="T1383" style:parent-style-name="Policepardéfaut" style:family="text">
      <style:text-properties fo:font-style="normal" style:font-style-asian="normal" style:font-style-complex="italic"/>
    </style:style>
    <style:style style:name="T1384" style:parent-style-name="Policepardéfaut" style:family="text">
      <style:text-properties fo:font-style="normal" style:font-style-asian="normal"/>
    </style:style>
    <style:style style:name="T1385" style:parent-style-name="Policepardéfaut" style:family="text">
      <style:text-properties fo:font-style="normal" style:font-style-asian="normal" fo:font-variant="small-caps"/>
    </style:style>
    <style:style style:name="T1386" style:parent-style-name="Policepardéfaut" style:family="text">
      <style:text-properties fo:font-style="normal" style:font-style-asian="normal"/>
    </style:style>
    <style:style style:name="T1387" style:parent-style-name="Policepardéfaut" style:family="text">
      <style:text-properties fo:font-style="normal" style:font-style-asian="normal"/>
    </style:style>
    <style:style style:name="T1388" style:parent-style-name="Policepardéfaut" style:family="text">
      <style:text-properties fo:font-style="normal" style:font-style-asian="normal" style:font-style-complex="italic"/>
    </style:style>
    <style:style style:name="T1389" style:parent-style-name="Policepardéfaut" style:family="text">
      <style:text-properties fo:font-style="normal" style:font-style-asian="normal"/>
    </style:style>
    <style:style style:name="T1390" style:parent-style-name="Policepardéfaut" style:family="text">
      <style:text-properties fo:font-style="normal" style:font-style-asian="normal" fo:font-variant="small-caps"/>
    </style:style>
    <style:style style:name="T1391" style:parent-style-name="Policepardéfaut" style:family="text">
      <style:text-properties fo:font-style="normal" style:font-style-asian="normal"/>
    </style:style>
    <style:style style:name="T1392" style:parent-style-name="Policepardéfaut" style:family="text">
      <style:text-properties fo:font-style="normal" style:font-style-asian="normal"/>
    </style:style>
    <style:style style:name="T1393" style:parent-style-name="Policepardéfaut" style:family="text">
      <style:text-properties fo:font-style="normal" style:font-style-asian="normal" style:font-style-complex="italic"/>
    </style:style>
    <style:style style:name="T1394" style:parent-style-name="Policepardéfaut" style:family="text">
      <style:text-properties style:font-style-complex="italic"/>
    </style:style>
    <style:style style:name="T1395" style:parent-style-name="Policepardéfaut" style:family="text">
      <style:text-properties style:font-style-complex="italic"/>
    </style:style>
    <style:style style:name="T1396" style:parent-style-name="Policepardéfaut" style:family="text">
      <style:text-properties style:font-style-complex="italic"/>
    </style:style>
    <style:style style:name="T1397" style:parent-style-name="Policepardéfaut" style:family="text">
      <style:text-properties style:font-style-complex="italic"/>
    </style:style>
    <style:style style:name="T1398" style:parent-style-name="Policepardéfaut" style:family="text">
      <style:text-properties style:font-style-complex="italic"/>
    </style:style>
    <style:style style:name="T1399" style:parent-style-name="Policepardéfaut" style:family="text">
      <style:text-properties style:font-style-complex="italic"/>
    </style:style>
    <style:style style:name="T1400" style:parent-style-name="Policepardéfaut" style:family="text">
      <style:text-properties fo:font-style="italic" style:font-style-asian="italic" style:font-style-complex="italic"/>
    </style:style>
    <style:style style:name="T1401" style:parent-style-name="Policepardéfaut" style:family="text">
      <style:text-properties fo:font-style="italic" style:font-style-asian="italic" style:font-style-complex="italic"/>
    </style:style>
    <style:style style:name="T1402" style:parent-style-name="Policepardéfaut" style:family="text">
      <style:text-properties fo:font-style="italic" style:font-style-asian="italic" style:font-style-complex="italic"/>
    </style:style>
    <style:style style:name="T1403" style:parent-style-name="Policepardéfaut" style:family="text">
      <style:text-properties style:font-style-complex="italic"/>
    </style:style>
    <style:style style:name="T1404" style:parent-style-name="Policepardéfaut" style:family="text">
      <style:text-properties fo:font-style="italic" style:font-style-asian="italic" style:font-style-complex="italic"/>
    </style:style>
    <style:style style:name="T1405" style:parent-style-name="Policepardéfaut" style:family="text">
      <style:text-properties fo:font-style="italic" style:font-style-asian="italic" style:font-style-complex="italic"/>
    </style:style>
    <style:style style:name="T1406" style:parent-style-name="Policepardéfaut" style:family="text">
      <style:text-properties fo:font-style="italic" style:font-style-asian="italic"/>
    </style:style>
    <style:style style:name="T1407" style:parent-style-name="Policepardéfaut" style:family="text">
      <style:text-properties fo:font-style="italic" style:font-style-asian="italic"/>
    </style:style>
    <style:style style:name="T1408" style:parent-style-name="Policepardéfaut" style:family="text">
      <style:text-properties fo:font-style="italic" style:font-style-asian="italic" style:font-style-complex="italic"/>
    </style:style>
    <style:style style:name="T1409" style:parent-style-name="Policepardéfaut" style:family="text">
      <style:text-properties style:font-style-complex="italic"/>
    </style:style>
    <style:style style:name="T1410" style:parent-style-name="Policepardéfaut" style:family="text">
      <style:text-properties style:font-style-complex="italic"/>
    </style:style>
    <style:style style:name="T1411" style:parent-style-name="Policepardéfaut" style:family="text">
      <style:text-properties style:font-style-complex="italic"/>
    </style:style>
    <style:style style:name="T1412" style:parent-style-name="Policepardéfaut" style:family="text">
      <style:text-properties style:font-style-complex="italic"/>
    </style:style>
    <style:style style:name="T1413" style:parent-style-name="Policepardéfaut" style:family="text">
      <style:text-properties fo:font-style="italic" style:font-style-asian="italic" style:font-style-complex="italic"/>
    </style:style>
    <style:style style:name="T1414" style:parent-style-name="Policepardéfaut" style:family="text">
      <style:text-properties fo:font-style="italic" style:font-style-asian="italic" style:font-style-complex="italic"/>
    </style:style>
    <style:style style:name="T1415" style:parent-style-name="Policepardéfaut" style:family="text">
      <style:text-properties fo:font-style="italic" style:font-style-asian="italic" style:font-style-complex="italic"/>
    </style:style>
    <style:style style:name="T1416" style:parent-style-name="Policepardéfaut" style:family="text">
      <style:text-properties style:font-style-complex="italic"/>
    </style:style>
    <style:style style:name="T1417" style:parent-style-name="Policepardéfaut" style:family="text">
      <style:text-properties fo:font-style="italic" style:font-style-asian="italic"/>
    </style:style>
    <style:style style:name="T1418" style:parent-style-name="Policepardéfaut" style:family="text">
      <style:text-properties fo:font-style="italic" style:font-style-asian="italic" style:font-style-complex="italic"/>
    </style:style>
    <style:style style:name="T1419" style:parent-style-name="Policepardéfaut" style:family="text">
      <style:text-properties style:font-style-complex="italic"/>
    </style:style>
    <style:style style:name="T1420" style:parent-style-name="Policepardéfaut" style:family="text">
      <style:text-properties fo:font-style="italic" style:font-style-asian="italic" style:font-style-complex="italic"/>
    </style:style>
    <style:style style:name="T1421" style:parent-style-name="Policepardéfaut" style:family="text">
      <style:text-properties style:font-style-complex="italic"/>
    </style:style>
    <style:style style:name="T1422" style:parent-style-name="Policepardéfaut" style:family="text">
      <style:text-properties style:font-style-complex="italic"/>
    </style:style>
    <style:style style:name="T1423" style:parent-style-name="Policepardéfaut" style:family="text">
      <style:text-properties style:font-style-complex="italic"/>
    </style:style>
    <style:style style:name="T1424" style:parent-style-name="Policepardéfaut" style:family="text">
      <style:text-properties style:font-style-complex="italic"/>
    </style:style>
    <style:style style:name="T1425" style:parent-style-name="Policepardéfaut" style:family="text">
      <style:text-properties style:font-style-complex="italic"/>
    </style:style>
    <style:style style:name="T1426" style:parent-style-name="Policepardéfaut" style:family="text">
      <style:text-properties style:font-style-complex="italic"/>
    </style:style>
    <style:style style:name="T1427" style:parent-style-name="Policepardéfaut" style:family="text">
      <style:text-properties style:font-style-complex="italic"/>
    </style:style>
    <style:style style:name="T1428" style:parent-style-name="Policepardéfaut" style:family="text">
      <style:text-properties style:font-style-complex="italic"/>
    </style:style>
    <style:style style:name="T1429" style:parent-style-name="Policepardéfaut" style:family="text">
      <style:text-properties style:font-style-complex="italic"/>
    </style:style>
    <style:style style:name="T1430" style:parent-style-name="Policepardéfaut" style:family="text">
      <style:text-properties style:font-style-complex="italic"/>
    </style:style>
    <style:style style:name="T1431" style:parent-style-name="Policepardéfaut" style:family="text">
      <style:text-properties style:font-style-complex="italic"/>
    </style:style>
    <style:style style:name="T1432" style:parent-style-name="Policepardéfaut" style:family="text">
      <style:text-properties style:font-style-complex="italic"/>
    </style:style>
    <style:style style:name="T1433" style:parent-style-name="Policepardéfaut" style:family="text">
      <style:text-properties style:font-style-complex="italic"/>
    </style:style>
    <style:style style:name="T1434" style:parent-style-name="Policepardéfaut" style:family="text">
      <style:text-properties style:font-style-complex="italic"/>
    </style:style>
    <style:style style:name="T1435" style:parent-style-name="Policepardéfaut" style:family="text">
      <style:text-properties style:font-style-complex="italic"/>
    </style:style>
    <style:style style:name="T1436" style:parent-style-name="Policepardéfaut" style:family="text">
      <style:text-properties style:font-style-complex="italic"/>
    </style:style>
    <style:style style:name="T1437" style:parent-style-name="Policepardéfaut" style:family="text">
      <style:text-properties style:font-style-complex="italic"/>
    </style:style>
    <style:style style:name="T1438" style:parent-style-name="Policepardéfaut" style:family="text">
      <style:text-properties style:font-style-complex="italic"/>
    </style:style>
    <style:style style:name="T1439" style:parent-style-name="Policepardéfaut" style:family="text">
      <style:text-properties style:font-style-complex="italic"/>
    </style:style>
    <style:style style:name="T1440" style:parent-style-name="Policepardéfaut" style:family="text">
      <style:text-properties style:font-style-complex="italic"/>
    </style:style>
    <style:style style:name="T1441" style:parent-style-name="Policepardéfaut" style:family="text">
      <style:text-properties fo:font-style="italic" style:font-style-asian="italic" style:font-style-complex="italic"/>
    </style:style>
    <style:style style:name="T1442" style:parent-style-name="Policepardéfaut" style:family="text">
      <style:text-properties style:font-style-complex="italic"/>
    </style:style>
    <style:style style:name="T1443" style:parent-style-name="Policepardéfaut" style:family="text">
      <style:text-properties style:font-style-complex="italic" style:text-position="super 66.6%"/>
    </style:style>
    <style:style style:name="T1444" style:parent-style-name="Policepardéfaut" style:family="text">
      <style:text-properties style:text-position="super 66.6%"/>
    </style:style>
    <style:style style:name="T1445" style:parent-style-name="Policepardéfaut" style:family="text">
      <style:text-properties style:font-style-complex="italic"/>
    </style:style>
    <style:style style:name="T1446" style:parent-style-name="Policepardéfaut" style:family="text">
      <style:text-properties style:font-style-complex="italic"/>
    </style:style>
    <style:style style:name="T1447" style:parent-style-name="quote.c" style:family="text">
      <style:text-properties fo:font-style="italic" style:font-style-asian="italic"/>
    </style:style>
    <style:style style:name="T1448" style:parent-style-name="quote.c" style:family="text">
      <style:text-properties fo:font-style="italic" style:font-style-asian="italic"/>
    </style:style>
    <style:style style:name="T1449" style:parent-style-name="Policepardéfaut" style:family="text">
      <style:text-properties fo:font-style="italic" style:font-style-asian="italic" style:font-style-complex="italic"/>
    </style:style>
    <style:style style:name="T1450" style:parent-style-name="Policepardéfaut" style:family="text">
      <style:text-properties style:font-style-complex="italic"/>
    </style:style>
    <style:style style:name="T1451" style:parent-style-name="Policepardéfaut" style:family="text">
      <style:text-properties style:font-style-complex="italic"/>
    </style:style>
    <style:style style:name="T1452" style:parent-style-name="Policepardéfaut" style:family="text">
      <style:text-properties style:font-style-complex="italic"/>
    </style:style>
    <style:style style:name="T1453" style:parent-style-name="Policepardéfaut" style:family="text">
      <style:text-properties style:font-style-complex="italic"/>
    </style:style>
    <style:style style:name="P1454" style:parent-style-name="quote" style:family="paragraph">
      <style:paragraph-properties fo:text-align="center"/>
    </style:style>
    <style:style style:name="T1455" style:parent-style-name="Policepardéfaut" style:family="text">
      <style:text-properties fo:font-variant="small-caps"/>
    </style:style>
    <style:style style:name="T1456" style:parent-style-name="Policepardéfaut" style:family="text">
      <style:text-properties fo:font-variant="small-caps"/>
    </style:style>
    <style:style style:name="T1457" style:parent-style-name="Policepardéfaut" style:family="text">
      <style:text-properties style:font-style-complex="italic"/>
    </style:style>
    <style:style style:name="T1458" style:parent-style-name="Policepardéfaut" style:family="text">
      <style:text-properties style:font-style-complex="italic"/>
    </style:style>
    <style:style style:name="T1459" style:parent-style-name="Policepardéfaut" style:family="text">
      <style:text-properties style:font-style-complex="italic"/>
    </style:style>
    <style:style style:name="P1460" style:parent-style-name="byline" style:family="paragraph">
      <style:text-properties fo:font-style="italic" style:font-style-asian="italic"/>
    </style:style>
    <style:style style:name="T1461" style:parent-style-name="Policepardéfaut" style:family="text">
      <style:text-properties fo:font-style="italic" style:font-style-asian="italic" style:font-style-complex="italic"/>
    </style:style>
    <style:style style:name="T1462" style:parent-style-name="Policepardéfaut" style:family="text">
      <style:text-properties fo:font-style="italic" style:font-style-asian="italic" style:font-style-complex="italic"/>
    </style:style>
    <style:style style:name="T1463" style:parent-style-name="Policepardéfaut" style:family="text">
      <style:text-properties fo:font-style="italic" style:font-style-asian="italic"/>
    </style:style>
    <style:style style:name="T1464" style:parent-style-name="Policepardéfaut" style:family="text">
      <style:text-properties fo:font-style="italic" style:font-style-asian="italic" style:font-style-complex="italic"/>
    </style:style>
    <style:style style:name="T1465" style:parent-style-name="Policepardéfaut" style:family="text">
      <style:text-properties style:font-style-complex="italic"/>
    </style:style>
    <style:style style:name="T1466" style:parent-style-name="Policepardéfaut" style:family="text">
      <style:text-properties fo:font-style="italic" style:font-style-asian="italic" style:font-style-complex="italic"/>
    </style:style>
    <style:style style:name="T1467" style:parent-style-name="Policepardéfaut" style:family="text">
      <style:text-properties fo:font-style="italic" style:font-style-asian="italic" style:font-style-complex="italic"/>
    </style:style>
    <style:style style:name="T1468" style:parent-style-name="Policepardéfaut" style:family="text">
      <style:text-properties fo:font-style="italic" style:font-style-asian="italic" style:font-style-complex="italic"/>
    </style:style>
    <style:style style:name="T1469" style:parent-style-name="Policepardéfaut" style:family="text">
      <style:text-properties style:font-style-complex="italic"/>
    </style:style>
    <style:style style:name="T1470" style:parent-style-name="Policepardéfaut" style:family="text">
      <style:text-properties style:font-style-complex="italic"/>
    </style:style>
    <style:style style:name="T1471" style:parent-style-name="Policepardéfaut" style:family="text">
      <style:text-properties style:font-style-complex="italic"/>
    </style:style>
    <style:style style:name="T1472" style:parent-style-name="Policepardéfaut" style:family="text">
      <style:text-properties style:font-style-complex="italic"/>
    </style:style>
    <style:style style:name="T1473" style:parent-style-name="Policepardéfaut" style:family="text">
      <style:text-properties style:font-style-complex="italic"/>
    </style:style>
    <style:style style:name="T1474" style:parent-style-name="Policepardéfaut" style:family="text">
      <style:text-properties style:font-style-complex="italic"/>
    </style:style>
    <style:style style:name="T1475" style:parent-style-name="Policepardéfaut" style:family="text">
      <style:text-properties style:text-position="super 63.6%"/>
    </style:style>
    <style:style style:name="T1476" style:parent-style-name="Policepardéfaut" style:family="text">
      <style:text-properties fo:font-style="normal" style:font-style-asian="normal" fo:font-variant="small-caps"/>
    </style:style>
    <style:style style:name="T1477" style:parent-style-name="Policepardéfaut" style:family="text">
      <style:text-properties fo:font-style="normal" style:font-style-asian="normal" fo:font-variant="small-caps"/>
    </style:style>
    <style:style style:name="T1478" style:parent-style-name="Policepardéfaut" style:family="text">
      <style:text-properties fo:font-style="normal" style:font-style-asian="normal"/>
    </style:style>
    <style:style style:name="T1479" style:parent-style-name="Policepardéfaut" style:family="text">
      <style:text-properties fo:font-style="normal" style:font-style-asian="normal"/>
    </style:style>
    <style:style style:name="T1480" style:parent-style-name="Policepardéfaut" style:family="text">
      <style:text-properties fo:font-style="normal" style:font-style-asian="normal"/>
    </style:style>
    <style:style style:name="T1481" style:parent-style-name="Policepardéfaut" style:family="text">
      <style:text-properties fo:font-style="normal" style:font-style-asian="normal" fo:font-variant="small-caps"/>
    </style:style>
    <style:style style:name="T1482" style:parent-style-name="Policepardéfaut" style:family="text">
      <style:text-properties fo:font-style="normal" style:font-style-asian="normal"/>
    </style:style>
    <style:style style:name="T1483" style:parent-style-name="Policepardéfaut" style:family="text">
      <style:text-properties fo:font-style="normal" style:font-style-asian="normal"/>
    </style:style>
    <style:style style:name="T1484" style:parent-style-name="Policepardéfaut" style:family="text">
      <style:text-properties fo:font-style="normal" style:font-style-asian="normal"/>
    </style:style>
    <style:style style:name="T1485" style:parent-style-name="Policepardéfaut" style:family="text">
      <style:text-properties fo:font-style="normal" style:font-style-asian="normal" fo:font-variant="small-caps"/>
    </style:style>
    <style:style style:name="T1486" style:parent-style-name="Policepardéfaut" style:family="text">
      <style:text-properties fo:font-style="normal" style:font-style-asian="normal"/>
    </style:style>
    <style:style style:name="T1487" style:parent-style-name="Policepardéfaut" style:family="text">
      <style:text-properties fo:font-style="normal" style:font-style-asian="normal"/>
    </style:style>
    <style:style style:name="T1488" style:parent-style-name="Policepardéfaut" style:family="text">
      <style:text-properties fo:font-style="normal" style:font-style-asian="normal"/>
    </style:style>
    <style:style style:name="T1489" style:parent-style-name="Policepardéfaut" style:family="text">
      <style:text-properties fo:font-style="normal" style:font-style-asian="normal" fo:font-variant="small-caps"/>
    </style:style>
    <style:style style:name="T1490" style:parent-style-name="Policepardéfaut" style:family="text">
      <style:text-properties fo:font-style="normal" style:font-style-asian="normal" fo:font-variant="small-caps"/>
    </style:style>
    <style:style style:name="T1491" style:parent-style-name="Policepardéfaut" style:family="text">
      <style:text-properties fo:font-style="normal" style:font-style-asian="normal"/>
    </style:style>
    <style:style style:name="T1492" style:parent-style-name="Policepardéfaut" style:family="text">
      <style:text-properties fo:font-style="normal" style:font-style-asian="normal"/>
    </style:style>
    <style:style style:name="T1493" style:parent-style-name="Policepardéfaut" style:family="text">
      <style:text-properties fo:font-style="normal" style:font-style-asian="normal"/>
    </style:style>
    <style:style style:name="T1494" style:parent-style-name="Policepardéfaut" style:family="text">
      <style:text-properties fo:font-style="normal" style:font-style-asian="normal" fo:font-variant="small-caps"/>
    </style:style>
    <style:style style:name="T1495" style:parent-style-name="Policepardéfaut" style:family="text">
      <style:text-properties fo:font-style="normal" style:font-style-asian="normal" fo:font-variant="small-caps"/>
    </style:style>
    <style:style style:name="T1496" style:parent-style-name="Policepardéfaut" style:family="text">
      <style:text-properties fo:font-style="normal" style:font-style-asian="normal"/>
    </style:style>
    <style:style style:name="T1497" style:parent-style-name="Policepardéfaut" style:family="text">
      <style:text-properties fo:font-style="normal" style:font-style-asian="normal"/>
    </style:style>
    <style:style style:name="T1498" style:parent-style-name="Policepardéfaut" style:family="text">
      <style:text-properties fo:font-style="normal" style:font-style-asian="normal"/>
    </style:style>
    <style:style style:name="T1499" style:parent-style-name="Policepardéfaut" style:family="text">
      <style:text-properties fo:font-style="normal" style:font-style-asian="normal" fo:font-variant="small-caps"/>
    </style:style>
    <style:style style:name="T1500" style:parent-style-name="Policepardéfaut" style:family="text">
      <style:text-properties fo:font-style="normal" style:font-style-asian="normal" fo:font-variant="small-caps"/>
    </style:style>
    <style:style style:name="T1501" style:parent-style-name="Policepardéfaut" style:family="text">
      <style:text-properties fo:font-style="normal" style:font-style-asian="normal"/>
    </style:style>
    <style:style style:name="T1502" style:parent-style-name="Policepardéfaut" style:family="text">
      <style:text-properties fo:font-style="normal" style:font-style-asian="normal"/>
    </style:style>
    <style:style style:name="T1503" style:parent-style-name="Policepardéfaut" style:family="text">
      <style:text-properties fo:font-style="normal" style:font-style-asian="normal"/>
    </style:style>
    <style:style style:name="T1504" style:parent-style-name="Policepardéfaut" style:family="text">
      <style:text-properties fo:font-style="normal" style:font-style-asian="normal" fo:font-variant="small-caps"/>
    </style:style>
    <style:style style:name="T1505" style:parent-style-name="Policepardéfaut" style:family="text">
      <style:text-properties fo:font-style="normal" style:font-style-asian="normal" fo:font-variant="small-caps"/>
    </style:style>
    <style:style style:name="T1506" style:parent-style-name="Policepardéfaut" style:family="text">
      <style:text-properties fo:font-style="normal" style:font-style-asian="normal"/>
    </style:style>
    <style:style style:name="T1507" style:parent-style-name="Policepardéfaut" style:family="text">
      <style:text-properties fo:font-style="normal" style:font-style-asian="normal"/>
    </style:style>
    <style:style style:name="T1508" style:parent-style-name="Policepardéfaut" style:family="text">
      <style:text-properties fo:font-style="normal" style:font-style-asian="normal"/>
    </style:style>
    <style:style style:name="T1509" style:parent-style-name="Policepardéfaut" style:family="text">
      <style:text-properties fo:font-style="italic" style:font-style-asian="italic" style:font-style-complex="italic"/>
    </style:style>
    <style:style style:name="T1510" style:parent-style-name="Policepardéfaut" style:family="text">
      <style:text-properties style:font-style-complex="italic"/>
    </style:style>
    <style:style style:name="T1511" style:parent-style-name="Policepardéfaut" style:family="text">
      <style:text-properties style:font-style-complex="italic"/>
    </style:style>
    <style:style style:name="T1512" style:parent-style-name="Policepardéfaut" style:family="text">
      <style:text-properties fo:font-style="italic" style:font-style-asian="italic" style:font-style-complex="italic"/>
    </style:style>
    <style:style style:name="T1513" style:parent-style-name="Policepardéfaut" style:family="text">
      <style:text-properties fo:font-style="italic" style:font-style-asian="italic" style:font-style-complex="italic"/>
    </style:style>
    <style:style style:name="T1514" style:parent-style-name="Policepardéfaut" style:family="text">
      <style:text-properties style:font-style-complex="italic"/>
    </style:style>
    <style:style style:name="T1515" style:parent-style-name="quote.c" style:family="text">
      <style:text-properties fo:font-style="italic" style:font-style-asian="italic"/>
    </style:style>
    <style:style style:name="T1516" style:parent-style-name="quote.c" style:family="text">
      <style:text-properties fo:font-style="italic" style:font-style-asian="italic"/>
    </style:style>
    <style:style style:name="T1517" style:parent-style-name="Policepardéfaut" style:family="text">
      <style:text-properties fo:font-style="italic" style:font-style-asian="italic" style:font-style-complex="italic"/>
    </style:style>
    <style:style style:name="T1518" style:parent-style-name="Policepardéfaut" style:family="text">
      <style:text-properties style:font-style-complex="italic"/>
    </style:style>
    <style:style style:name="T1519" style:parent-style-name="Policepardéfaut" style:family="text">
      <style:text-properties fo:font-style="italic" style:font-style-asian="italic" style:font-style-complex="italic"/>
    </style:style>
    <style:style style:name="T1520" style:parent-style-name="Policepardéfaut" style:family="text">
      <style:text-properties fo:font-style="italic" style:font-style-asian="italic" style:font-style-complex="italic"/>
    </style:style>
    <style:style style:name="T1521" style:parent-style-name="Policepardéfaut" style:family="text">
      <style:text-properties style:font-style-complex="italic"/>
    </style:style>
    <style:style style:name="T1522" style:parent-style-name="Policepardéfaut" style:family="text">
      <style:text-properties style:font-style-complex="italic"/>
    </style:style>
    <style:style style:name="P1523" style:parent-style-name="byline" style:family="paragraph">
      <style:text-properties fo:font-style="italic" style:font-style-asian="italic"/>
    </style:style>
    <style:style style:name="T1524" style:parent-style-name="Policepardéfaut" style:family="text">
      <style:text-properties fo:font-style="normal" style:font-style-asian="normal" fo:font-variant="small-caps"/>
    </style:style>
    <style:style style:name="T1525" style:parent-style-name="Policepardéfaut" style:family="text">
      <style:text-properties fo:font-style="normal" style:font-style-asian="normal"/>
    </style:style>
    <style:style style:name="T1526" style:parent-style-name="Policepardéfaut" style:family="text">
      <style:text-properties fo:font-style="normal" style:font-style-asian="normal"/>
    </style:style>
    <style:style style:name="T1527" style:parent-style-name="Policepardéfaut" style:family="text">
      <style:text-properties fo:font-style="normal" style:font-style-asian="normal"/>
    </style:style>
    <style:style style:name="T1528" style:parent-style-name="Policepardéfaut" style:family="text">
      <style:text-properties fo:font-style="normal" style:font-style-asian="normal" fo:font-variant="small-caps"/>
    </style:style>
    <style:style style:name="T1529" style:parent-style-name="Policepardéfaut" style:family="text">
      <style:text-properties fo:font-style="normal" style:font-style-asian="normal" fo:font-variant="small-caps"/>
    </style:style>
    <style:style style:name="T1530" style:parent-style-name="Policepardéfaut" style:family="text">
      <style:text-properties fo:font-style="normal" style:font-style-asian="normal"/>
    </style:style>
    <style:style style:name="T1531" style:parent-style-name="Policepardéfaut" style:family="text">
      <style:text-properties fo:font-style="normal" style:font-style-asian="normal"/>
    </style:style>
    <style:style style:name="T1532" style:parent-style-name="Policepardéfaut" style:family="text">
      <style:text-properties fo:font-style="normal" style:font-style-asian="normal" style:font-style-complex="italic"/>
    </style:style>
    <style:style style:name="T1533" style:parent-style-name="Policepardéfaut" style:family="text">
      <style:text-properties fo:font-style="normal" style:font-style-asian="normal"/>
    </style:style>
    <style:style style:name="T1534" style:parent-style-name="Policepardéfaut" style:family="text">
      <style:text-properties fo:font-style="normal" style:font-style-asian="normal" fo:font-variant="small-caps"/>
    </style:style>
    <style:style style:name="T1535" style:parent-style-name="Policepardéfaut" style:family="text">
      <style:text-properties fo:font-style="normal" style:font-style-asian="normal" fo:font-variant="small-caps"/>
    </style:style>
    <style:style style:name="T1536" style:parent-style-name="Policepardéfaut" style:family="text">
      <style:text-properties fo:font-style="normal" style:font-style-asian="normal" fo:font-variant="small-caps"/>
    </style:style>
    <style:style style:name="T1537" style:parent-style-name="Policepardéfaut" style:family="text">
      <style:text-properties fo:font-style="normal" style:font-style-asian="normal"/>
    </style:style>
    <style:style style:name="T1538" style:parent-style-name="Policepardéfaut" style:family="text">
      <style:text-properties fo:font-style="normal" style:font-style-asian="normal"/>
    </style:style>
    <style:style style:name="T1539" style:parent-style-name="Policepardéfaut" style:family="text">
      <style:text-properties fo:font-style="normal" style:font-style-asian="normal"/>
    </style:style>
    <style:style style:name="T1540" style:parent-style-name="Policepardéfaut" style:family="text">
      <style:text-properties fo:font-style="normal" style:font-style-asian="normal" fo:font-variant="small-caps"/>
    </style:style>
    <style:style style:name="T1541" style:parent-style-name="Policepardéfaut" style:family="text">
      <style:text-properties fo:font-style="normal" style:font-style-asian="normal" fo:font-variant="small-caps"/>
    </style:style>
    <style:style style:name="T1542" style:parent-style-name="Policepardéfaut" style:family="text">
      <style:text-properties fo:font-style="normal" style:font-style-asian="normal"/>
    </style:style>
    <style:style style:name="T1543" style:parent-style-name="Policepardéfaut" style:family="text">
      <style:text-properties fo:font-style="normal" style:font-style-asian="normal"/>
    </style:style>
    <style:style style:name="T1544" style:parent-style-name="Policepardéfaut" style:family="text">
      <style:text-properties fo:font-style="normal" style:font-style-asian="normal" style:font-style-complex="italic"/>
    </style:style>
    <style:style style:name="T1545" style:parent-style-name="Policepardéfaut" style:family="text">
      <style:text-properties fo:font-style="normal" style:font-style-asian="normal"/>
    </style:style>
    <style:style style:name="T1546" style:parent-style-name="Policepardéfaut" style:family="text">
      <style:text-properties fo:font-style="normal" style:font-style-asian="normal" fo:font-variant="small-caps"/>
    </style:style>
    <style:style style:name="T1547" style:parent-style-name="Policepardéfaut" style:family="text">
      <style:text-properties fo:font-style="normal" style:font-style-asian="normal"/>
    </style:style>
    <style:style style:name="T1548" style:parent-style-name="Policepardéfaut" style:family="text">
      <style:text-properties fo:font-style="normal" style:font-style-asian="normal"/>
    </style:style>
    <style:style style:name="T1549" style:parent-style-name="Policepardéfaut" style:family="text">
      <style:text-properties fo:font-style="normal" style:font-style-asian="normal" style:font-style-complex="italic"/>
    </style:style>
    <style:style style:name="T1550" style:parent-style-name="Policepardéfaut" style:family="text">
      <style:text-properties fo:font-style="normal" style:font-style-asian="normal"/>
    </style:style>
    <style:style style:name="T1551" style:parent-style-name="Policepardéfaut" style:family="text">
      <style:text-properties fo:font-style="normal" style:font-style-asian="normal" fo:font-variant="small-caps"/>
    </style:style>
    <style:style style:name="T1552" style:parent-style-name="Policepardéfaut" style:family="text">
      <style:text-properties fo:font-style="normal" style:font-style-asian="normal"/>
    </style:style>
    <style:style style:name="T1553" style:parent-style-name="Policepardéfaut" style:family="text">
      <style:text-properties fo:font-style="normal" style:font-style-asian="normal" fo:font-variant="small-caps"/>
    </style:style>
    <style:style style:name="T1554" style:parent-style-name="Policepardéfaut" style:family="text">
      <style:text-properties fo:font-style="normal" style:font-style-asian="normal" fo:font-variant="small-caps"/>
    </style:style>
    <style:style style:name="T1555" style:parent-style-name="Policepardéfaut" style:family="text">
      <style:text-properties fo:font-style="normal" style:font-style-asian="normal" fo:font-variant="small-caps"/>
    </style:style>
    <style:style style:name="T1556" style:parent-style-name="Policepardéfaut" style:family="text">
      <style:text-properties fo:font-style="normal" style:font-style-asian="normal"/>
    </style:style>
    <style:style style:name="T1557" style:parent-style-name="Policepardéfaut" style:family="text">
      <style:text-properties fo:font-style="normal" style:font-style-asian="normal"/>
    </style:style>
    <style:style style:name="T1558" style:parent-style-name="Policepardéfaut" style:family="text">
      <style:text-properties fo:font-style="normal" style:font-style-asian="normal" style:font-style-complex="italic"/>
    </style:style>
    <style:style style:name="T1559" style:parent-style-name="Policepardéfaut" style:family="text">
      <style:text-properties style:font-style-complex="italic"/>
    </style:style>
    <style:style style:name="T1560" style:parent-style-name="Policepardéfaut" style:family="text">
      <style:text-properties fo:font-style="italic" style:font-style-asian="italic" style:font-style-complex="italic"/>
    </style:style>
    <style:style style:name="T1561" style:parent-style-name="Policepardéfaut" style:family="text">
      <style:text-properties style:font-style-complex="italic"/>
    </style:style>
    <style:style style:name="T1562" style:parent-style-name="Policepardéfaut" style:family="text">
      <style:text-properties style:font-style-complex="italic"/>
    </style:style>
    <style:style style:name="T1563" style:parent-style-name="Policepardéfaut" style:family="text">
      <style:text-properties fo:font-style="italic" style:font-style-asian="italic" style:font-style-complex="italic"/>
    </style:style>
    <style:style style:name="T1564" style:parent-style-name="Policepardéfaut" style:family="text">
      <style:text-properties style:font-style-complex="italic"/>
    </style:style>
    <style:style style:name="T1565" style:parent-style-name="Policepardéfaut" style:family="text">
      <style:text-properties style:font-style-complex="italic"/>
    </style:style>
    <style:style style:name="T1566" style:parent-style-name="Policepardéfaut" style:family="text">
      <style:text-properties fo:font-style="italic" style:font-style-asian="italic" style:font-style-complex="italic"/>
    </style:style>
    <style:style style:name="T1567" style:parent-style-name="Policepardéfaut" style:family="text">
      <style:text-properties fo:font-variant="small-caps"/>
    </style:style>
    <style:style style:name="T1568" style:parent-style-name="Policepardéfaut" style:family="text">
      <style:text-properties style:text-position="super 66.6%"/>
    </style:style>
    <style:style style:name="T1569" style:parent-style-name="Policepardéfaut" style:family="text">
      <style:text-properties style:text-position="super 66.6%"/>
    </style:style>
    <style:style style:name="T1570" style:parent-style-name="Policepardéfaut" style:family="text">
      <style:text-properties fo:font-style="italic" style:font-style-asian="italic" style:font-style-complex="italic"/>
    </style:style>
    <style:style style:name="T1571" style:parent-style-name="Policepardéfaut" style:family="text">
      <style:text-properties style:font-style-complex="italic"/>
    </style:style>
    <style:style style:name="T1572" style:parent-style-name="Policepardéfaut" style:family="text">
      <style:text-properties fo:font-style="italic" style:font-style-asian="italic" style:font-style-complex="italic"/>
    </style:style>
    <style:style style:name="T1573" style:parent-style-name="Policepardéfaut" style:family="text">
      <style:text-properties fo:font-style="italic" style:font-style-asian="italic" style:font-style-complex="italic"/>
    </style:style>
    <style:style style:name="T1574" style:parent-style-name="Policepardéfaut" style:family="text">
      <style:text-properties fo:font-style="italic" style:font-style-asian="italic" style:font-style-complex="italic"/>
    </style:style>
    <style:style style:name="T1575" style:parent-style-name="Policepardéfaut" style:family="text">
      <style:text-properties fo:font-style="italic" style:font-style-asian="italic" style:font-style-complex="italic"/>
    </style:style>
    <style:style style:name="T1576" style:parent-style-name="Policepardéfaut" style:family="text">
      <style:text-properties style:font-style-complex="italic"/>
    </style:style>
    <style:style style:name="T1577" style:parent-style-name="Policepardéfaut" style:family="text">
      <style:text-properties style:font-style-complex="italic"/>
    </style:style>
    <style:style style:name="T1578" style:parent-style-name="Policepardéfaut" style:family="text">
      <style:text-properties fo:font-style="italic" style:font-style-asian="italic" style:font-style-complex="italic"/>
    </style:style>
    <style:style style:name="T1579" style:parent-style-name="Policepardéfaut" style:family="text">
      <style:text-properties fo:font-style="italic" style:font-style-asian="italic" style:font-style-complex="italic"/>
    </style:style>
    <style:style style:name="T1580" style:parent-style-name="Policepardéfaut" style:family="text">
      <style:text-properties style:font-style-complex="italic"/>
    </style:style>
    <style:style style:name="T1581" style:parent-style-name="Policepardéfaut" style:family="text">
      <style:text-properties fo:font-style="italic" style:font-style-asian="italic" style:font-style-complex="italic"/>
    </style:style>
    <style:style style:name="T1582" style:parent-style-name="Policepardéfaut" style:family="text">
      <style:text-properties style:font-style-complex="italic"/>
    </style:style>
    <style:style style:name="T1583" style:parent-style-name="Policepardéfaut" style:family="text">
      <style:text-properties style:font-style-complex="italic"/>
    </style:style>
    <style:style style:name="T1584" style:parent-style-name="Policepardéfaut" style:family="text">
      <style:text-properties style:font-style-complex="italic"/>
    </style:style>
    <style:style style:name="T1585" style:parent-style-name="Policepardéfaut" style:family="text">
      <style:text-properties style:font-style-complex="italic"/>
    </style:style>
    <style:style style:name="T1586" style:parent-style-name="Policepardéfaut" style:family="text">
      <style:text-properties fo:font-style="italic" style:font-style-asian="italic" style:font-style-complex="italic"/>
    </style:style>
    <style:style style:name="T1587" style:parent-style-name="Policepardéfaut" style:family="text">
      <style:text-properties style:font-style-complex="italic"/>
    </style:style>
    <style:style style:name="T1588" style:parent-style-name="Policepardéfaut" style:family="text">
      <style:text-properties style:text-position="super 66.6%"/>
    </style:style>
    <style:style style:name="T1589" style:parent-style-name="Policepardéfaut" style:family="text">
      <style:text-properties style:text-position="super 66.6%"/>
    </style:style>
    <style:style style:name="T1590" style:parent-style-name="Policepardéfaut" style:family="text">
      <style:text-properties style:text-position="super 66.6%"/>
    </style:style>
    <style:style style:name="T1591" style:parent-style-name="Policepardéfaut" style:family="text">
      <style:text-properties style:font-style-complex="italic"/>
    </style:style>
    <style:style style:name="T1592" style:parent-style-name="Policepardéfaut" style:family="text">
      <style:text-properties style:font-style-complex="italic"/>
    </style:style>
    <style:style style:name="T1593" style:parent-style-name="quote.c" style:family="text">
      <style:text-properties fo:font-style="italic" style:font-style-asian="italic"/>
    </style:style>
    <style:style style:name="T1594" style:parent-style-name="quote.c" style:family="text">
      <style:text-properties fo:font-style="italic" style:font-style-asian="italic"/>
    </style:style>
    <style:style style:name="P1595" style:parent-style-name="byline" style:family="paragraph">
      <style:text-properties fo:font-style="italic" style:font-style-asian="italic"/>
    </style:style>
    <style:style style:name="T1596" style:parent-style-name="Policepardéfaut" style:family="text">
      <style:text-properties style:text-position="super 65.9%"/>
    </style:style>
    <style:style style:name="T1597" style:parent-style-name="Policepardéfaut" style:family="text">
      <style:text-properties style:text-position="super 63.6%"/>
    </style:style>
    <style:style style:name="T1598" style:parent-style-name="Policepardéfaut" style:family="text">
      <style:text-properties style:text-position="super 66.6%"/>
    </style:style>
    <style:style style:name="T1599" style:parent-style-name="Policepardéfaut" style:family="text">
      <style:text-properties style:font-style-complex="italic"/>
    </style:style>
    <style:style style:name="T1600" style:parent-style-name="quote.c" style:family="text">
      <style:text-properties fo:font-style="italic" style:font-style-asian="italic"/>
    </style:style>
    <style:style style:name="T1601" style:parent-style-name="quote.c" style:family="text">
      <style:text-properties fo:font-style="italic" style:font-style-asian="italic"/>
    </style:style>
    <style:style style:name="T1602" style:parent-style-name="quote.c" style:family="text">
      <style:text-properties fo:font-style="italic" style:font-style-asian="italic"/>
    </style:style>
    <style:style style:name="T1603" style:parent-style-name="Policepardéfaut" style:family="text">
      <style:text-properties style:font-style-complex="italic"/>
    </style:style>
    <style:style style:name="T1604" style:parent-style-name="Policepardéfaut" style:family="text">
      <style:text-properties style:font-style-complex="italic"/>
    </style:style>
    <style:style style:name="T1605" style:parent-style-name="quote.c" style:family="text">
      <style:text-properties fo:font-style="italic" style:font-style-asian="italic"/>
    </style:style>
    <style:style style:name="T1606" style:parent-style-name="quote.c" style:family="text">
      <style:text-properties fo:font-style="italic" style:font-style-asian="italic"/>
    </style:style>
    <style:style style:name="T1607" style:parent-style-name="quote.c" style:family="text">
      <style:text-properties fo:font-style="italic" style:font-style-asian="italic"/>
    </style:style>
    <style:style style:name="T1608" style:parent-style-name="Policepardéfaut" style:family="text">
      <style:text-properties style:font-style-complex="italic"/>
    </style:style>
    <style:style style:name="T1609" style:parent-style-name="Policepardéfaut" style:family="text">
      <style:text-properties style:font-style-complex="italic"/>
    </style:style>
    <style:style style:name="T1610" style:parent-style-name="quote.c" style:family="text">
      <style:text-properties fo:font-style="italic" style:font-style-asian="italic"/>
    </style:style>
    <style:style style:name="T1611" style:parent-style-name="quote.c" style:family="text">
      <style:text-properties fo:font-style="italic" style:font-style-asian="italic"/>
    </style:style>
    <style:style style:name="T1612" style:parent-style-name="quote.c" style:family="text">
      <style:text-properties fo:font-style="italic" style:font-style-asian="italic"/>
    </style:style>
    <style:style style:name="T1613" style:parent-style-name="quote.c" style:family="text">
      <style:text-properties fo:font-style="italic" style:font-style-asian="italic"/>
    </style:style>
    <style:style style:name="T1614" style:parent-style-name="quote.c" style:family="text">
      <style:text-properties fo:font-style="italic" style:font-style-asian="italic"/>
    </style:style>
    <style:style style:name="T1615" style:parent-style-name="quote.c" style:family="text">
      <style:text-properties fo:font-style="italic" style:font-style-asian="italic"/>
    </style:style>
    <style:style style:name="T1616" style:parent-style-name="quote.c" style:family="text">
      <style:text-properties fo:font-style="italic" style:font-style-asian="italic"/>
    </style:style>
    <style:style style:name="T1617" style:parent-style-name="Policepardéfaut" style:family="text">
      <style:text-properties style:font-style-complex="italic"/>
    </style:style>
    <style:style style:name="T1618" style:parent-style-name="Policepardéfaut" style:family="text">
      <style:text-properties style:font-style-complex="italic"/>
    </style:style>
    <style:style style:name="T1619" style:parent-style-name="quote.c" style:family="text">
      <style:text-properties fo:font-style="italic" style:font-style-asian="italic"/>
    </style:style>
    <style:style style:name="T1620" style:parent-style-name="quote.c" style:family="text">
      <style:text-properties fo:font-style="italic" style:font-style-asian="italic"/>
    </style:style>
    <style:style style:name="T1621" style:parent-style-name="quote.c" style:family="text">
      <style:text-properties fo:font-style="italic" style:font-style-asian="italic"/>
    </style:style>
    <style:style style:name="T1622" style:parent-style-name="quote.c" style:family="text">
      <style:text-properties fo:font-style="italic" style:font-style-asian="italic"/>
    </style:style>
    <style:style style:name="T1623" style:parent-style-name="quote.c" style:family="text">
      <style:text-properties fo:font-style="italic" style:font-style-asian="italic"/>
    </style:style>
    <style:style style:name="T1624" style:parent-style-name="Policepardéfaut" style:family="text">
      <style:text-properties style:text-position="super 66.6%"/>
    </style:style>
    <style:style style:name="T1625" style:parent-style-name="Policepardéfaut" style:family="text">
      <style:text-properties style:font-style-complex="italic"/>
    </style:style>
    <style:style style:name="T1626" style:parent-style-name="Policepardéfaut" style:family="text">
      <style:text-properties style:text-position="super 66.6%"/>
    </style:style>
    <style:style style:name="T1627" style:parent-style-name="Policepardéfaut" style:family="text">
      <style:text-properties style:font-style-complex="italic"/>
    </style:style>
    <style:style style:name="T1628" style:parent-style-name="Policepardéfaut" style:family="text">
      <style:text-properties style:font-style-complex="italic"/>
    </style:style>
    <style:style style:name="T1629" style:parent-style-name="Policepardéfaut" style:family="text">
      <style:text-properties style:font-style-complex="italic"/>
    </style:style>
    <style:style style:name="T1630" style:parent-style-name="Policepardéfaut" style:family="text">
      <style:text-properties style:font-style-complex="italic"/>
    </style:style>
    <style:style style:name="T1631" style:parent-style-name="quote.c" style:family="text">
      <style:text-properties fo:font-style="italic" style:font-style-asian="italic"/>
    </style:style>
    <style:style style:name="T1632" style:parent-style-name="quote.c" style:family="text">
      <style:text-properties fo:font-style="italic" style:font-style-asian="italic"/>
    </style:style>
    <style:style style:name="T1633" style:parent-style-name="quote.c" style:family="text">
      <style:text-properties fo:font-style="italic" style:font-style-asian="italic"/>
    </style:style>
    <style:style style:name="T1634" style:parent-style-name="quote.c" style:family="text">
      <style:text-properties fo:font-style="italic" style:font-style-asian="italic"/>
    </style:style>
    <style:style style:name="T1635" style:parent-style-name="Policepardéfaut" style:family="text">
      <style:text-properties style:font-style-complex="italic"/>
    </style:style>
    <style:style style:name="T1636" style:parent-style-name="quote.c" style:family="text">
      <style:text-properties fo:font-style="italic" style:font-style-asian="italic"/>
    </style:style>
    <style:style style:name="T1637" style:parent-style-name="Policepardéfaut" style:family="text">
      <style:text-properties style:font-style-complex="italic"/>
    </style:style>
    <style:style style:name="T1638" style:parent-style-name="Policepardéfaut" style:family="text">
      <style:text-properties style:font-style-complex="italic"/>
    </style:style>
    <style:style style:name="T1639" style:parent-style-name="Policepardéfaut" style:family="text">
      <style:text-properties fo:font-style="italic" style:font-style-asian="italic" style:font-style-complex="italic"/>
    </style:style>
    <style:style style:name="T1640" style:parent-style-name="Policepardéfaut" style:family="text">
      <style:text-properties fo:font-style="italic" style:font-style-asian="italic" style:font-style-complex="italic"/>
    </style:style>
    <style:style style:name="T1641" style:parent-style-name="Policepardéfaut" style:family="text">
      <style:text-properties style:font-style-complex="italic"/>
    </style:style>
    <style:style style:name="T1642" style:parent-style-name="Policepardéfaut" style:family="text">
      <style:text-properties fo:font-style="italic" style:font-style-asian="italic" style:font-style-complex="italic"/>
    </style:style>
    <style:style style:name="T1643" style:parent-style-name="Policepardéfaut" style:family="text">
      <style:text-properties style:font-style-complex="italic"/>
    </style:style>
    <style:style style:name="T1644" style:parent-style-name="Policepardéfaut" style:family="text">
      <style:text-properties fo:font-style="italic" style:font-style-asian="italic" style:font-style-complex="italic"/>
    </style:style>
    <style:style style:name="T1645" style:parent-style-name="Policepardéfaut" style:family="text">
      <style:text-properties style:font-style-complex="italic"/>
    </style:style>
    <style:style style:name="T1646" style:parent-style-name="Policepardéfaut" style:family="text">
      <style:text-properties fo:font-style="italic" style:font-style-asian="italic" style:font-style-complex="italic"/>
    </style:style>
    <style:style style:name="T1647" style:parent-style-name="Policepardéfaut" style:family="text">
      <style:text-properties style:font-style-complex="italic"/>
    </style:style>
    <style:style style:name="T1648" style:parent-style-name="Policepardéfaut" style:family="text">
      <style:text-properties fo:font-style="italic" style:font-style-asian="italic" style:font-style-complex="italic"/>
    </style:style>
    <style:style style:name="T1649" style:parent-style-name="Policepardéfaut" style:family="text">
      <style:text-properties fo:font-style="italic" style:font-style-asian="italic" style:font-style-complex="italic"/>
    </style:style>
    <style:style style:name="T1650" style:parent-style-name="Policepardéfaut" style:family="text">
      <style:text-properties fo:font-style="italic" style:font-style-asian="italic" style:font-style-complex="italic"/>
    </style:style>
    <style:style style:name="T1651" style:parent-style-name="Policepardéfaut" style:family="text">
      <style:text-properties fo:font-style="italic" style:font-style-asian="italic" style:font-style-complex="italic"/>
    </style:style>
    <style:style style:name="T1652" style:parent-style-name="Policepardéfaut" style:family="text">
      <style:text-properties style:font-style-complex="italic"/>
    </style:style>
    <style:style style:name="T1653" style:parent-style-name="Policepardéfaut" style:family="text">
      <style:text-properties fo:font-style="italic" style:font-style-asian="italic" style:font-style-complex="italic"/>
    </style:style>
    <style:style style:name="T1654" style:parent-style-name="Policepardéfaut" style:family="text">
      <style:text-properties style:font-style-complex="italic"/>
    </style:style>
    <style:style style:name="T1655" style:parent-style-name="Policepardéfaut" style:family="text">
      <style:text-properties fo:font-style="italic" style:font-style-asian="italic" style:font-style-complex="italic"/>
    </style:style>
    <style:style style:name="T1656" style:parent-style-name="Policepardéfaut" style:family="text">
      <style:text-properties style:font-style-complex="italic"/>
    </style:style>
    <style:style style:name="T1657" style:parent-style-name="Policepardéfaut" style:family="text">
      <style:text-properties fo:font-style="italic" style:font-style-asian="italic" style:font-style-complex="italic"/>
    </style:style>
    <style:style style:name="T1658" style:parent-style-name="Policepardéfaut" style:family="text">
      <style:text-properties style:font-style-complex="italic"/>
    </style:style>
    <style:style style:name="T1659" style:parent-style-name="Policepardéfaut" style:family="text">
      <style:text-properties fo:font-style="italic" style:font-style-asian="italic" style:font-style-complex="italic"/>
    </style:style>
    <style:style style:name="T1660" style:parent-style-name="Policepardéfaut" style:family="text">
      <style:text-properties fo:font-style="italic" style:font-style-asian="italic" style:font-style-complex="italic"/>
    </style:style>
    <style:style style:name="T1661" style:parent-style-name="Policepardéfaut" style:family="text">
      <style:text-properties style:font-style-complex="italic"/>
    </style:style>
    <style:style style:name="T1662" style:parent-style-name="Policepardéfaut" style:family="text">
      <style:text-properties fo:font-style="italic" style:font-style-asian="italic" style:font-style-complex="italic"/>
    </style:style>
    <style:style style:name="T1663" style:parent-style-name="Policepardéfaut" style:family="text">
      <style:text-properties style:font-style-complex="italic"/>
    </style:style>
    <style:style style:name="T1664" style:parent-style-name="Policepardéfaut" style:family="text">
      <style:text-properties fo:font-style="italic" style:font-style-asian="italic" style:font-style-complex="italic"/>
    </style:style>
    <style:style style:name="T1665" style:parent-style-name="Policepardéfaut" style:family="text">
      <style:text-properties style:font-style-complex="italic"/>
    </style:style>
    <style:style style:name="T1666" style:parent-style-name="Policepardéfaut" style:family="text">
      <style:text-properties fo:font-style="italic" style:font-style-asian="italic" style:font-style-complex="italic"/>
    </style:style>
    <style:style style:name="T1667" style:parent-style-name="Policepardéfaut" style:family="text">
      <style:text-properties fo:font-style="italic" style:font-style-asian="italic" style:font-style-complex="italic"/>
    </style:style>
    <style:style style:name="T1668" style:parent-style-name="Policepardéfaut" style:family="text">
      <style:text-properties style:font-style-complex="italic"/>
    </style:style>
    <style:style style:name="T1669" style:parent-style-name="Policepardéfaut" style:family="text">
      <style:text-properties fo:font-style="italic" style:font-style-asian="italic" style:font-style-complex="italic"/>
    </style:style>
    <style:style style:name="T1670" style:parent-style-name="Policepardéfaut" style:family="text">
      <style:text-properties style:font-style-complex="italic"/>
    </style:style>
    <style:style style:name="T1671" style:parent-style-name="Policepardéfaut" style:family="text">
      <style:text-properties fo:font-style="italic" style:font-style-asian="italic" style:font-style-complex="italic"/>
    </style:style>
    <style:style style:name="T1672" style:parent-style-name="Policepardéfaut" style:family="text">
      <style:text-properties style:font-style-complex="italic"/>
    </style:style>
    <style:style style:name="T1673" style:parent-style-name="Policepardéfaut" style:family="text">
      <style:text-properties fo:font-style="italic" style:font-style-asian="italic" style:font-style-complex="italic"/>
    </style:style>
    <style:style style:name="T1674" style:parent-style-name="Policepardéfaut" style:family="text">
      <style:text-properties fo:font-style="italic" style:font-style-asian="italic" style:font-style-complex="italic"/>
    </style:style>
    <style:style style:name="T1675" style:parent-style-name="Policepardéfaut" style:family="text">
      <style:text-properties style:font-style-complex="italic"/>
    </style:style>
    <style:style style:name="T1676" style:parent-style-name="Policepardéfaut" style:family="text">
      <style:text-properties fo:font-style="italic" style:font-style-asian="italic" style:font-style-complex="italic"/>
    </style:style>
    <style:style style:name="T1677" style:parent-style-name="Policepardéfaut" style:family="text">
      <style:text-properties fo:font-style="italic" style:font-style-asian="italic" style:font-style-complex="italic"/>
    </style:style>
    <style:style style:name="T1678" style:parent-style-name="Policepardéfaut" style:family="text">
      <style:text-properties style:font-style-complex="italic"/>
    </style:style>
    <style:style style:name="T1679" style:parent-style-name="Policepardéfaut" style:family="text">
      <style:text-properties fo:font-style="italic" style:font-style-asian="italic" style:font-style-complex="italic"/>
    </style:style>
    <style:style style:name="T1680" style:parent-style-name="Policepardéfaut" style:family="text">
      <style:text-properties fo:font-style="italic" style:font-style-asian="italic" style:font-style-complex="italic"/>
    </style:style>
    <style:style style:name="T1681" style:parent-style-name="Policepardéfaut" style:family="text">
      <style:text-properties fo:font-style="italic" style:font-style-asian="italic" style:font-style-complex="italic"/>
    </style:style>
    <style:style style:name="T1682" style:parent-style-name="Policepardéfaut" style:family="text">
      <style:text-properties style:font-style-complex="italic"/>
    </style:style>
    <style:style style:name="T1683" style:parent-style-name="Policepardéfaut" style:family="text">
      <style:text-properties fo:font-style="italic" style:font-style-asian="italic" style:font-style-complex="italic"/>
    </style:style>
    <style:style style:name="T1684" style:parent-style-name="Policepardéfaut" style:family="text">
      <style:text-properties style:font-style-complex="italic"/>
    </style:style>
    <style:style style:name="T1685" style:parent-style-name="Policepardéfaut" style:family="text">
      <style:text-properties fo:font-style="italic" style:font-style-asian="italic" style:font-style-complex="italic"/>
    </style:style>
    <style:style style:name="T1686" style:parent-style-name="Policepardéfaut" style:family="text">
      <style:text-properties fo:font-style="italic" style:font-style-asian="italic" style:font-style-complex="italic"/>
    </style:style>
    <style:style style:name="T1687" style:parent-style-name="Policepardéfaut" style:family="text">
      <style:text-properties style:font-style-complex="italic"/>
    </style:style>
    <style:style style:name="T1688" style:parent-style-name="Policepardéfaut" style:family="text">
      <style:text-properties fo:font-style="italic" style:font-style-asian="italic" style:font-style-complex="italic"/>
    </style:style>
    <style:style style:name="T1689" style:parent-style-name="Policepardéfaut" style:family="text">
      <style:text-properties style:font-style-complex="italic"/>
    </style:style>
    <style:style style:name="T1690" style:parent-style-name="Policepardéfaut" style:family="text">
      <style:text-properties fo:font-style="italic" style:font-style-asian="italic" style:font-style-complex="italic"/>
    </style:style>
    <style:style style:name="T1691" style:parent-style-name="Policepardéfaut" style:family="text">
      <style:text-properties fo:font-style="italic" style:font-style-asian="italic" style:font-style-complex="italic"/>
    </style:style>
    <style:style style:name="T1692" style:parent-style-name="Policepardéfaut" style:family="text">
      <style:text-properties style:font-style-complex="italic"/>
    </style:style>
    <style:style style:name="T1693" style:parent-style-name="Policepardéfaut" style:family="text">
      <style:text-properties fo:font-style="italic" style:font-style-asian="italic" style:font-style-complex="italic"/>
    </style:style>
    <style:style style:name="T1694" style:parent-style-name="Policepardéfaut" style:family="text">
      <style:text-properties style:font-style-complex="italic"/>
    </style:style>
    <style:style style:name="T1695" style:parent-style-name="Policepardéfaut" style:family="text">
      <style:text-properties fo:font-style="italic" style:font-style-asian="italic" style:font-style-complex="italic"/>
    </style:style>
    <style:style style:name="T1696" style:parent-style-name="quote.c" style:family="text">
      <style:text-properties fo:font-style="italic" style:font-style-asian="italic"/>
    </style:style>
    <style:style style:name="T1697" style:parent-style-name="quote.c" style:family="text">
      <style:text-properties fo:font-style="italic" style:font-style-asian="italic"/>
    </style:style>
    <style:style style:name="T1698" style:parent-style-name="quote.c" style:family="text">
      <style:text-properties fo:font-style="italic" style:font-style-asian="italic"/>
    </style:style>
    <style:style style:name="T1699" style:parent-style-name="Policepardéfaut" style:family="text">
      <style:text-properties style:font-style-complex="italic"/>
    </style:style>
    <style:style style:name="T1700" style:parent-style-name="Policepardéfaut" style:family="text">
      <style:text-properties style:font-style-complex="italic"/>
    </style:style>
    <style:style style:name="T1701" style:parent-style-name="Policepardéfaut" style:family="text">
      <style:text-properties style:font-style-complex="italic"/>
    </style:style>
    <style:style style:name="T1702" style:parent-style-name="Policepardéfaut" style:family="text">
      <style:text-properties style:font-style-complex="italic"/>
    </style:style>
    <style:style style:name="T1703" style:parent-style-name="Policepardéfaut" style:family="text">
      <style:text-properties style:font-style-complex="italic"/>
    </style:style>
    <style:style style:name="T1704" style:parent-style-name="Policepardéfaut" style:family="text">
      <style:text-properties style:font-style-complex="italic"/>
    </style:style>
    <style:style style:name="T1705" style:parent-style-name="Policepardéfaut" style:family="text">
      <style:text-properties fo:font-style="italic" style:font-style-asian="italic" style:font-style-complex="italic"/>
    </style:style>
    <style:style style:name="T1706" style:parent-style-name="Policepardéfaut" style:family="text">
      <style:text-properties style:font-style-complex="italic"/>
    </style:style>
    <style:style style:name="T1707" style:parent-style-name="Policepardéfaut" style:family="text">
      <style:text-properties fo:font-style="italic" style:font-style-asian="italic" style:font-style-complex="italic"/>
    </style:style>
    <style:style style:name="T1708" style:parent-style-name="Policepardéfaut" style:family="text">
      <style:text-properties fo:font-style="italic" style:font-style-asian="italic" style:font-style-complex="italic"/>
    </style:style>
    <style:style style:name="T1709" style:parent-style-name="Policepardéfaut" style:family="text">
      <style:text-properties fo:font-style="italic" style:font-style-asian="italic" style:font-style-complex="italic"/>
    </style:style>
    <style:style style:name="T1710" style:parent-style-name="Policepardéfaut" style:family="text">
      <style:text-properties fo:font-style="italic" style:font-style-asian="italic" style:font-style-complex="italic"/>
    </style:style>
    <style:style style:name="T1711" style:parent-style-name="Policepardéfaut" style:family="text">
      <style:text-properties style:font-style-complex="italic"/>
    </style:style>
    <style:style style:name="T1712" style:parent-style-name="Policepardéfaut" style:family="text">
      <style:text-properties fo:font-style="italic" style:font-style-asian="italic" style:font-style-complex="italic"/>
    </style:style>
    <style:style style:name="T1713" style:parent-style-name="Policepardéfaut" style:family="text">
      <style:text-properties style:font-style-complex="italic"/>
    </style:style>
    <style:style style:name="T1714" style:parent-style-name="Policepardéfaut" style:family="text">
      <style:text-properties fo:font-style="italic" style:font-style-asian="italic" style:font-style-complex="italic"/>
    </style:style>
    <style:style style:name="T1715" style:parent-style-name="Policepardéfaut" style:family="text">
      <style:text-properties style:font-style-complex="italic"/>
    </style:style>
    <style:style style:name="T1716" style:parent-style-name="Policepardéfaut" style:family="text">
      <style:text-properties style:font-style-complex="italic"/>
    </style:style>
    <style:style style:name="T1717" style:parent-style-name="Policepardéfaut" style:family="text">
      <style:text-properties style:font-style-complex="italic"/>
    </style:style>
    <style:style style:name="T1718" style:parent-style-name="Policepardéfaut" style:family="text">
      <style:text-properties style:font-style-complex="italic"/>
    </style:style>
    <style:style style:name="T1719" style:parent-style-name="Policepardéfaut" style:family="text">
      <style:text-properties style:font-style-complex="italic"/>
    </style:style>
    <style:style style:name="T1720" style:parent-style-name="Policepardéfaut" style:family="text">
      <style:text-properties style:font-style-complex="italic"/>
    </style:style>
    <style:style style:name="T1721" style:parent-style-name="Policepardéfaut" style:family="text">
      <style:text-properties style:font-style-complex="italic"/>
    </style:style>
    <style:style style:name="T1722" style:parent-style-name="Policepardéfaut" style:family="text">
      <style:text-properties style:font-style-complex="italic"/>
    </style:style>
    <style:style style:name="T1723" style:parent-style-name="Policepardéfaut" style:family="text">
      <style:text-properties style:font-style-complex="italic"/>
    </style:style>
    <style:style style:name="P1724" style:parent-style-name="byline" style:family="paragraph">
      <style:text-properties fo:font-style="italic" style:font-style-asian="italic"/>
    </style:style>
    <style:style style:name="T1725" style:parent-style-name="Policepardéfaut" style:family="text">
      <style:text-properties fo:font-style="italic" style:font-style-asian="italic" style:font-style-complex="italic"/>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font-style-complex="italic"/>
    </style:style>
    <style:style style:name="T1728" style:parent-style-name="Policepardéfaut" style:family="text">
      <style:text-properties fo:font-style="italic" style:font-style-asian="italic" style:font-style-complex="italic"/>
    </style:style>
    <style:style style:name="T1729" style:parent-style-name="Policepardéfaut" style:family="text">
      <style:text-properties fo:font-style="italic" style:font-style-asian="italic" style:font-style-complex="italic"/>
    </style:style>
    <style:style style:name="T1730" style:parent-style-name="Policepardéfaut" style:family="text">
      <style:text-properties fo:font-style="italic" style:font-style-asian="italic" style:font-style-complex="italic"/>
    </style:style>
    <style:style style:name="T1731" style:parent-style-name="Policepardéfaut" style:family="text">
      <style:text-properties fo:font-style="italic" style:font-style-asian="italic" style:font-style-complex="italic"/>
    </style:style>
    <style:style style:name="T1732" style:parent-style-name="Policepardéfaut" style:family="text">
      <style:text-properties fo:font-style="italic" style:font-style-asian="italic" style:font-style-complex="italic"/>
    </style:style>
    <style:style style:name="T1733" style:parent-style-name="Policepardéfaut" style:family="text">
      <style:text-properties fo:font-style="italic" style:font-style-asian="italic" style:font-style-complex="italic"/>
    </style:style>
    <style:style style:name="T1734" style:parent-style-name="Policepardéfaut" style:family="text">
      <style:text-properties fo:font-style="italic" style:font-style-asian="italic" style:font-style-complex="italic"/>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font-style-complex="italic"/>
    </style:style>
    <style:style style:name="T1737" style:parent-style-name="Policepardéfaut" style:family="text">
      <style:text-properties fo:font-style="italic" style:font-style-asian="italic" style:font-style-complex="italic"/>
    </style:style>
    <style:style style:name="T1738" style:parent-style-name="Policepardéfaut" style:family="text">
      <style:text-properties fo:font-style="italic" style:font-style-asian="italic" style:font-style-complex="italic"/>
    </style:style>
    <style:style style:name="T1739" style:parent-style-name="Policepardéfaut" style:family="text">
      <style:text-properties fo:font-style="italic" style:font-style-asian="italic" style:font-style-complex="italic"/>
    </style:style>
    <style:style style:name="T1740" style:parent-style-name="Policepardéfaut" style:family="text">
      <style:text-properties fo:font-style="italic" style:font-style-asian="italic" style:font-style-complex="italic"/>
    </style:style>
    <style:style style:name="T1741" style:parent-style-name="Policepardéfaut" style:family="text">
      <style:text-properties fo:font-style="italic" style:font-style-asian="italic" style:font-style-complex="italic"/>
    </style:style>
    <style:style style:name="T1742" style:parent-style-name="Policepardéfaut" style:family="text">
      <style:text-properties fo:font-style="italic" style:font-style-asian="italic"/>
    </style:style>
    <style:style style:name="T1743" style:parent-style-name="Policepardéfaut" style:family="text">
      <style:text-properties fo:font-style="italic" style:font-style-asian="italic" style:font-style-complex="italic"/>
    </style:style>
    <style:style style:name="T1744" style:parent-style-name="Policepardéfaut" style:family="text">
      <style:text-properties fo:font-style="italic" style:font-style-asian="italic" style:font-style-complex="italic"/>
    </style:style>
    <style:style style:name="T1745" style:parent-style-name="Policepardéfaut" style:family="text">
      <style:text-properties style:font-style-complex="italic"/>
    </style:style>
    <style:style style:name="T1746" style:parent-style-name="Policepardéfaut" style:family="text">
      <style:text-properties fo:font-style="italic" style:font-style-asian="italic" style:font-style-complex="italic"/>
    </style:style>
    <style:style style:name="T1747" style:parent-style-name="Policepardéfaut" style:family="text">
      <style:text-properties fo:font-style="italic" style:font-style-asian="italic" style:font-style-complex="italic"/>
    </style:style>
    <style:style style:name="T1748" style:parent-style-name="Policepardéfaut" style:family="text">
      <style:text-properties fo:font-style="italic" style:font-style-asian="italic" style:font-style-complex="italic"/>
    </style:style>
    <style:style style:name="T1749" style:parent-style-name="Policepardéfaut" style:family="text">
      <style:text-properties fo:font-style="italic" style:font-style-asian="italic" style:font-style-complex="italic"/>
    </style:style>
    <style:style style:name="T1750" style:parent-style-name="Policepardéfaut" style:family="text">
      <style:text-properties fo:font-style="italic" style:font-style-asian="italic" style:font-style-complex="italic"/>
    </style:style>
    <style:style style:name="T1751" style:parent-style-name="Policepardéfaut" style:family="text">
      <style:text-properties fo:font-style="italic" style:font-style-asian="italic" style:font-style-complex="italic"/>
    </style:style>
    <style:style style:name="T1752" style:parent-style-name="Policepardéfaut" style:family="text">
      <style:text-properties fo:font-style="italic" style:font-style-asian="italic" style:font-style-complex="italic"/>
    </style:style>
    <style:style style:name="T1753" style:parent-style-name="Policepardéfaut" style:family="text">
      <style:text-properties fo:font-style="italic" style:font-style-asian="italic" style:font-style-complex="italic"/>
    </style:style>
    <style:style style:name="T1754" style:parent-style-name="Policepardéfaut" style:family="text">
      <style:text-properties style:text-position="super 66.6%"/>
    </style:style>
    <style:style style:name="T1755" style:parent-style-name="Policepardéfaut" style:family="text">
      <style:text-properties fo:font-style="italic" style:font-style-asian="italic" style:font-style-complex="italic"/>
    </style:style>
    <style:style style:name="T1756" style:parent-style-name="Policepardéfaut" style:family="text">
      <style:text-properties style:font-style-complex="italic"/>
    </style:style>
    <style:style style:name="T1757" style:parent-style-name="Policepardéfaut" style:family="text">
      <style:text-properties fo:font-style="italic" style:font-style-asian="italic" style:font-style-complex="italic"/>
    </style:style>
    <style:style style:name="T1758" style:parent-style-name="Policepardéfaut" style:family="text">
      <style:text-properties style:font-style-complex="italic"/>
    </style:style>
    <style:style style:name="T1759" style:parent-style-name="Policepardéfaut" style:family="text">
      <style:text-properties fo:font-style="italic" style:font-style-asian="italic" style:font-style-complex="italic"/>
    </style:style>
    <style:style style:name="T1760" style:parent-style-name="Policepardéfaut" style:family="text">
      <style:text-properties fo:font-style="italic" style:font-style-asian="italic" style:font-style-complex="italic"/>
    </style:style>
    <style:style style:name="P1761" style:parent-style-name="byline" style:family="paragraph">
      <style:text-properties fo:font-style="italic" style:font-style-asian="italic"/>
    </style:style>
    <style:style style:name="P1762" style:parent-style-name="Corpsdetexte" style:family="paragraph">
      <style:text-properties fo:font-style="italic" style:font-style-asian="italic"/>
    </style:style>
    <style:style style:name="T1763" style:parent-style-name="Policepardéfaut" style:family="text">
      <style:text-properties fo:font-style="italic" style:font-style-asian="italic"/>
    </style:style>
    <style:style style:name="T1764" style:parent-style-name="Policepardéfaut" style:family="text">
      <style:text-properties style:text-position="super 63.6%"/>
    </style:style>
    <style:style style:name="T1765" style:parent-style-name="Policepardéfaut" style:family="text">
      <style:text-properties fo:font-style="italic" style:font-style-asian="italic" style:font-style-complex="italic"/>
    </style:style>
    <style:style style:name="T1766" style:parent-style-name="Policepardéfaut" style:family="text">
      <style:text-properties fo:font-style="italic" style:font-style-asian="italic" style:font-style-complex="italic"/>
    </style:style>
    <style:style style:name="T1767" style:parent-style-name="quote.c" style:family="text">
      <style:text-properties fo:font-style="italic" style:font-style-asian="italic"/>
    </style:style>
    <style:style style:name="T1768" style:parent-style-name="Policepardéfaut" style:family="text">
      <style:text-properties fo:font-style="italic" style:font-style-asian="italic" style:font-style-complex="italic"/>
    </style:style>
    <style:style style:name="T1769" style:parent-style-name="Policepardéfaut" style:family="text">
      <style:text-properties style:font-style-complex="italic"/>
    </style:style>
    <style:style style:name="T1770" style:parent-style-name="Policepardéfaut" style:family="text">
      <style:text-properties fo:font-style="italic" style:font-style-asian="italic" style:font-style-complex="italic"/>
    </style:style>
    <style:style style:name="T1771" style:parent-style-name="quote.c" style:family="text">
      <style:text-properties fo:font-style="italic" style:font-style-asian="italic"/>
    </style:style>
    <style:style style:name="T1772" style:parent-style-name="Policepardéfaut" style:family="text">
      <style:text-properties fo:font-style="italic" style:font-style-asian="italic" style:font-style-complex="italic"/>
    </style:style>
    <style:style style:name="T1773" style:parent-style-name="Policepardéfaut" style:family="text">
      <style:text-properties fo:font-style="italic" style:font-style-asian="italic" style:font-style-complex="italic"/>
    </style:style>
    <style:style style:name="T1774" style:parent-style-name="Policepardéfaut" style:family="text">
      <style:text-properties style:font-style-complex="italic"/>
    </style:style>
    <style:style style:name="T1775" style:parent-style-name="Policepardéfaut" style:family="text">
      <style:text-properties fo:font-style="italic" style:font-style-asian="italic" style:font-style-complex="italic"/>
    </style:style>
    <style:style style:name="T1776" style:parent-style-name="Policepardéfaut" style:family="text">
      <style:text-properties fo:font-style="italic" style:font-style-asian="italic" style:font-style-complex="italic"/>
    </style:style>
    <style:style style:name="T1777" style:parent-style-name="Policepardéfaut" style:family="text">
      <style:text-properties fo:font-style="italic" style:font-style-asian="italic" style:font-style-complex="italic"/>
    </style:style>
    <style:style style:name="T1778" style:parent-style-name="Policepardéfaut" style:family="text">
      <style:text-properties fo:font-style="italic" style:font-style-asian="italic" style:font-style-complex="italic"/>
    </style:style>
    <style:style style:name="T1779" style:parent-style-name="Policepardéfaut" style:family="text">
      <style:text-properties fo:font-style="italic" style:font-style-asian="italic" style:font-style-complex="italic"/>
    </style:style>
    <style:style style:name="T1780" style:parent-style-name="Policepardéfaut" style:family="text">
      <style:text-properties fo:font-style="italic" style:font-style-asian="italic" style:font-style-complex="italic"/>
    </style:style>
    <style:style style:name="T1781" style:parent-style-name="Policepardéfaut" style:family="text">
      <style:text-properties style:font-style-complex="italic"/>
    </style:style>
    <style:style style:name="T1782" style:parent-style-name="Policepardéfaut" style:family="text">
      <style:text-properties fo:font-style="italic" style:font-style-asian="italic" style:font-style-complex="italic"/>
    </style:style>
    <style:style style:name="T1783" style:parent-style-name="Policepardéfaut" style:family="text">
      <style:text-properties style:font-style-complex="italic"/>
    </style:style>
    <style:style style:name="T1784" style:parent-style-name="Policepardéfaut" style:family="text">
      <style:text-properties fo:font-style="italic" style:font-style-asian="italic" style:font-style-complex="italic"/>
    </style:style>
    <style:style style:name="T1785" style:parent-style-name="Policepardéfaut" style:family="text">
      <style:text-properties style:font-style-complex="italic"/>
    </style:style>
    <style:style style:name="T1786" style:parent-style-name="Policepardéfaut" style:family="text">
      <style:text-properties fo:font-style="italic" style:font-style-asian="italic" style:font-style-complex="italic"/>
    </style:style>
    <style:style style:name="T1787" style:parent-style-name="Policepardéfaut" style:family="text">
      <style:text-properties fo:font-style="italic" style:font-style-asian="italic" style:font-style-complex="italic"/>
    </style:style>
    <style:style style:name="T1788" style:parent-style-name="Policepardéfaut" style:family="text">
      <style:text-properties fo:font-style="italic" style:font-style-asian="italic" style:font-style-complex="italic"/>
    </style:style>
    <style:style style:name="T1789" style:parent-style-name="Policepardéfaut" style:family="text">
      <style:text-properties fo:font-style="italic" style:font-style-asian="italic" style:font-style-complex="italic"/>
    </style:style>
    <style:style style:name="T1790" style:parent-style-name="Policepardéfaut" style:family="text">
      <style:text-properties fo:font-style="italic" style:font-style-asian="italic" style:font-style-complex="italic"/>
    </style:style>
    <style:style style:name="T1791" style:parent-style-name="Policepardéfaut" style:family="text">
      <style:text-properties fo:font-style="italic" style:font-style-asian="italic" style:font-style-complex="italic"/>
    </style:style>
    <style:style style:name="P1792" style:parent-style-name="byline" style:family="paragraph">
      <style:text-properties fo:font-style="italic" style:font-style-asian="italic"/>
    </style:style>
    <style:style style:name="T1793" style:parent-style-name="Policepardéfaut" style:family="text">
      <style:text-properties fo:font-style="italic" style:font-style-asian="italic" style:font-style-complex="italic"/>
    </style:style>
    <style:style style:name="T1794" style:parent-style-name="Policepardéfaut" style:family="text">
      <style:text-properties style:font-style-complex="italic"/>
    </style:style>
    <style:style style:name="T1795" style:parent-style-name="Policepardéfaut" style:family="text">
      <style:text-properties fo:font-style="italic" style:font-style-asian="italic" style:font-style-complex="italic"/>
    </style:style>
    <style:style style:name="T1796" style:parent-style-name="Policepardéfaut" style:family="text">
      <style:text-properties style:font-style-complex="italic"/>
    </style:style>
    <style:style style:name="T1797" style:parent-style-name="Policepardéfaut" style:family="text">
      <style:text-properties style:font-style-complex="italic"/>
    </style:style>
    <style:style style:name="T1798" style:parent-style-name="Policepardéfaut" style:family="text">
      <style:text-properties fo:font-style="italic" style:font-style-asian="italic" style:font-style-complex="italic"/>
    </style:style>
    <style:style style:name="T1799" style:parent-style-name="Policepardéfaut" style:family="text">
      <style:text-properties fo:font-style="italic" style:font-style-asian="italic" style:font-style-complex="italic"/>
    </style:style>
    <style:style style:name="T1800" style:parent-style-name="Policepardéfaut" style:family="text">
      <style:text-properties fo:font-style="italic" style:font-style-asian="italic" style:font-style-complex="italic"/>
    </style:style>
    <style:style style:name="T1801" style:parent-style-name="Policepardéfaut" style:family="text">
      <style:text-properties style:font-style-complex="italic"/>
    </style:style>
    <style:style style:name="T1802" style:parent-style-name="Policepardéfaut" style:family="text">
      <style:text-properties fo:font-style="italic" style:font-style-asian="italic" style:font-style-complex="italic"/>
    </style:style>
    <style:style style:name="T1803" style:parent-style-name="Policepardéfaut" style:family="text">
      <style:text-properties fo:font-style="normal" style:font-style-asian="normal"/>
    </style:style>
    <style:style style:name="T1804" style:parent-style-name="Policepardéfaut" style:family="text">
      <style:text-properties fo:font-style="normal" style:font-style-asian="normal"/>
    </style:style>
    <style:style style:name="T1805" style:parent-style-name="Policepardéfaut" style:family="text">
      <style:text-properties fo:font-style="normal" style:font-style-asian="normal" fo:font-variant="small-caps"/>
    </style:style>
    <style:style style:name="T1806" style:parent-style-name="Policepardéfaut" style:family="text">
      <style:text-properties fo:font-style="normal" style:font-style-asian="normal" fo:font-variant="small-caps"/>
    </style:style>
    <style:style style:name="T1807" style:parent-style-name="Policepardéfaut" style:family="text">
      <style:text-properties fo:font-style="normal" style:font-style-asian="normal" fo:font-variant="small-caps"/>
    </style:style>
    <style:style style:name="T1808" style:parent-style-name="Policepardéfaut" style:family="text">
      <style:text-properties fo:font-style="normal" style:font-style-asian="normal" fo:font-variant="small-caps"/>
    </style:style>
    <style:style style:name="T1809" style:parent-style-name="Policepardéfaut" style:family="text">
      <style:text-properties fo:font-style="normal" style:font-style-asian="normal"/>
    </style:style>
    <style:style style:name="T1810" style:parent-style-name="Policepardéfaut" style:family="text">
      <style:text-properties fo:font-style="normal" style:font-style-asian="normal"/>
    </style:style>
    <style:style style:name="T1811" style:parent-style-name="Policepardéfaut" style:family="text">
      <style:text-properties fo:font-style="normal" style:font-style-asian="normal"/>
    </style:style>
    <style:style style:name="T1812" style:parent-style-name="Policepardéfaut" style:family="text">
      <style:text-properties fo:font-style="normal" style:font-style-asian="normal"/>
    </style:style>
    <style:style style:name="T1813" style:parent-style-name="Policepardéfaut" style:family="text">
      <style:text-properties fo:font-style="normal" style:font-style-asian="normal"/>
    </style:style>
    <style:style style:name="T1814" style:parent-style-name="Policepardéfaut" style:family="text">
      <style:text-properties fo:font-style="normal" style:font-style-asian="normal"/>
    </style:style>
    <style:style style:name="T1815" style:parent-style-name="Policepardéfaut" style:family="text">
      <style:text-properties fo:font-style="normal" style:font-style-asian="normal"/>
    </style:style>
    <style:style style:name="T1816" style:parent-style-name="Policepardéfaut" style:family="text">
      <style:text-properties fo:font-style="normal" style:font-style-asian="normal" fo:font-variant="small-caps"/>
    </style:style>
    <style:style style:name="T1817" style:parent-style-name="Policepardéfaut" style:family="text">
      <style:text-properties fo:font-style="normal" style:font-style-asian="normal" fo:font-variant="small-caps"/>
    </style:style>
    <style:style style:name="T1818" style:parent-style-name="Policepardéfaut" style:family="text">
      <style:text-properties fo:font-style="normal" style:font-style-asian="normal"/>
    </style:style>
    <style:style style:name="T1819" style:parent-style-name="Policepardéfaut" style:family="text">
      <style:text-properties fo:font-style="normal" style:font-style-asian="normal" style:font-style-complex="italic"/>
    </style:style>
    <style:style style:name="T1820" style:parent-style-name="Policepardéfaut" style:family="text">
      <style:text-properties fo:font-style="normal" style:font-style-asian="normal"/>
    </style:style>
    <style:style style:name="T1821" style:parent-style-name="Policepardéfaut" style:family="text">
      <style:text-properties fo:font-style="normal" style:font-style-asian="normal"/>
    </style:style>
    <style:style style:name="T1822" style:parent-style-name="Policepardéfaut" style:family="text">
      <style:text-properties fo:font-style="normal" style:font-style-asian="normal" fo:font-variant="small-caps"/>
    </style:style>
    <style:style style:name="T1823" style:parent-style-name="Policepardéfaut" style:family="text">
      <style:text-properties fo:font-style="normal" style:font-style-asian="normal"/>
    </style:style>
    <style:style style:name="T1824" style:parent-style-name="Policepardéfaut" style:family="text">
      <style:text-properties fo:font-style="italic" style:font-style-asian="italic" style:font-style-complex="italic"/>
    </style:style>
    <style:style style:name="T1825" style:parent-style-name="Policepardéfaut" style:family="text">
      <style:text-properties style:font-style-complex="italic"/>
    </style:style>
    <style:style style:name="T1826" style:parent-style-name="Policepardéfaut" style:family="text">
      <style:text-properties fo:font-style="italic" style:font-style-asian="italic" style:font-style-complex="italic"/>
    </style:style>
    <style:style style:name="T1827" style:parent-style-name="Policepardéfaut" style:family="text">
      <style:text-properties style:font-style-complex="italic"/>
    </style:style>
    <style:style style:name="T1828" style:parent-style-name="Policepardéfaut" style:family="text">
      <style:text-properties style:font-style-complex="italic"/>
    </style:style>
    <style:style style:name="T1829" style:parent-style-name="Policepardéfaut" style:family="text">
      <style:text-properties style:font-style-complex="italic"/>
    </style:style>
    <style:style style:name="T1830" style:parent-style-name="Policepardéfaut" style:family="text">
      <style:text-properties style:font-style-complex="italic"/>
    </style:style>
    <style:style style:name="P1831" style:parent-style-name="byline" style:family="paragraph">
      <style:text-properties fo:font-style="italic" style:font-style-asian="italic"/>
    </style:style>
    <style:style style:name="T1832" style:parent-style-name="Policepardéfaut" style:family="text">
      <style:text-properties fo:font-style="italic" style:font-style-asian="italic" style:font-style-complex="italic"/>
    </style:style>
    <style:style style:name="T1833" style:parent-style-name="Policepardéfaut" style:family="text">
      <style:text-properties fo:font-style="italic" style:font-style-asian="italic" style:font-style-complex="italic"/>
    </style:style>
    <style:style style:name="T1834" style:parent-style-name="Policepardéfaut" style:family="text">
      <style:text-properties fo:font-style="italic" style:font-style-asian="italic" style:font-style-complex="italic"/>
    </style:style>
    <style:style style:name="T1835" style:parent-style-name="Policepardéfaut" style:family="text">
      <style:text-properties fo:font-style="italic" style:font-style-asian="italic" style:font-style-complex="italic"/>
    </style:style>
    <style:style style:name="T1836" style:parent-style-name="Policepardéfaut" style:family="text">
      <style:text-properties style:font-style-complex="italic"/>
    </style:style>
    <style:style style:name="T1837" style:parent-style-name="Policepardéfaut" style:family="text">
      <style:text-properties style:font-style-complex="italic"/>
    </style:style>
  </office:automatic-styles>
  <office:body>
    <office:text text:use-soft-page-breaks="true">
      <text:p text:style-name="P1">title : Articles de<text:s/><text:span text:style-name="T2">La Plume</text:span>, année 1897</text:p>
      <text:p text:style-name="P3"><text:span text:style-name="T4">creator :<text:s/></text:span>Louis de Saint-Jacques</text:p>
      <text:p text:style-name="P5">copyeditor : Éric Thiébaud (OCR, XML-TEI)</text:p>
      <text:p text:style-name="P6">publisher : Sorbonne Université, LABEX OBVIL</text:p>
      <text:p text:style-name="P7">issued : 2018</text:p>
      <text:p text:style-name="P8">idno : http ://obvil.paris-sorbonne.fr/corpus/critique/saint-jacques_articles-plume_1897</text:p>
      <text:p text:style-name="P9">source : « Expertises. I. Déclaration préliminaire »,<text:s/><text:span text:style-name="T10">La Plume</text:span><text:span text:style-name="T11"> :</text:span><text:span text:style-name="T12"><text:s/>littéraire, artistique et sociale</text:span>, 9<text:span text:style-name="T13">e</text:span> année, n<text:span text:style-name="T14">o</text:span> 185, 1<text:span text:style-name="T15">er</text:span> janvier 1897, p. 20-22 (<text:a xlink:href="https://gallica.bnf.fr/ark:/12148/bpt6k15601c/f23" office:target-frame-name="_top" xlink:show="replace"><text:span text:style-name="T16">Gallica</text:span></text:a>) ;<text:s/>« Expertises. II. Les<text:s/>“Carnets de voyage”<text:s/>de<text:s/>M. Taine », n<text:span text:style-name="T17">o</text:span> 186, 15 janvier 1897, p. 51-55 (<text:a xlink:href="https://gallica.bnf.fr/ark:/12148/bpt6k15601c/f54" office:target-frame-name="_top" xlink:show="replace"><text:span text:style-name="T18">Gallica</text:span></text:a>) ;<text:s/>« Expertises. III. “L’Ève nouvelle” de<text:s/>M. Jules Bois », n<text:span text:style-name="T19">o</text:span> 187, 1<text:span text:style-name="T20">er</text:span> février 1897, p. 85-89 (<text:a xlink:href="https://gallica.bnf.fr/ark:/12148/bpt6k15601c/f88" office:target-frame-name="_top" xlink:show="replace"><text:span text:style-name="T21">Gallica</text:span></text:a>) ;<text:s/>« Expertises. IV. “Les Deux Chansons” de<text:s/>M. Maeterlinck et le “Voyage d’Urien suivi de Paludes” de<text:s/>M. Gide »,<text:span text:style-name="T22"><text:s/></text:span>n<text:span text:style-name="T23">o</text:span> 189, 1<text:span text:style-name="T24">er</text:span> mars 1897, p. 150-154 (<text:a xlink:href="https://gallica.bnf.fr/ark:/12148/bpt6k15601c/f153" office:target-frame-name="_top" xlink:show="replace"><text:span text:style-name="T25">Gallica</text:span></text:a>) ;<text:s/>« Expertises. V. La protestation mallarmophile de<text:s/>M. Gide et les “Divagations” de<text:s/>M. Mallarmé », n<text:span text:style-name="T26">o</text:span> 190, 15 mars 1897, p. 179-186 (<text:a xlink:href="https://gallica.bnf.fr/ark:/12148/bpt6k15601c/f182" office:target-frame-name="_top" xlink:show="replace"><text:span text:style-name="T27">Gallica</text:span></text:a>) ;<text:s/>« Expertises. VI. Les “Aspects” de<text:s/>M. Adolphe Retté », n<text:span text:style-name="T28">o</text:span> 191, 1<text:span text:style-name="T29">er</text:span> avril 1897, p. 212-216 (<text:a xlink:href="https://gallica.bnf.fr/ark:/12148/bpt6k15601c/f215" office:target-frame-name="_top" xlink:show="replace"><text:span text:style-name="T30">Gallica</text:span></text:a>) ;<text:s/>« Expertises. VII. Les “Jeux rustiques et divins” de<text:s/>M. Henri de Régnier », n<text:span text:style-name="T31">o</text:span> 192, 15 avril 1897, p. 247-251 (<text:a xlink:href="https://gallica.bnf.fr/ark:/12148/bpt6k15601c/f250" office:target-frame-name="_top" xlink:show="replace"><text:span text:style-name="T32">Gallica</text:span></text:a>) ;<text:s/>« Expertises. VIII. “L’Année de Clarisse” de Paul Adam », n<text:span text:style-name="T33">o</text:span> 193, 1<text:span text:style-name="T34">er</text:span> mai 1897, p. 266-271 (<text:a xlink:href="https://gallica.bnf.fr/ark:/12148/bpt6k15601c/f269" office:target-frame-name="_top" xlink:show="replace"><text:span text:style-name="T35">Gallica</text:span></text:a>) ;<text:s/>« Expertises. IX. “Campagne première” de<text:s/>M. Adolphe Retté », n<text:span text:style-name="T36">o</text:span> 195, 1<text:span text:style-name="T37">er</text:span> juin 1897, p. 349-353 (<text:a xlink:href="https://gallica.bnf.fr/ark:/12148/bpt6k15601c/f352" office:target-frame-name="_top" xlink:show="replace"><text:span text:style-name="T38">Gallica</text:span></text:a>) ;<text:s/>« Expertises. X. Les “Voix de la Montagne” de<text:s/>M. Michel Abadie et l’“Émoi” de<text:s/>M. Jean Viollis », n<text:span text:style-name="T39">o</text:span> 196, 15 juin 1897, p. 381-385 (<text:a xlink:href="https://gallica.bnf.fr/ark:/12148/bpt6k15601c/f384" office:target-frame-name="_top" xlink:show="replace"><text:span text:style-name="T40">Gallica</text:span></text:a>) ;<text:s/>« Expertises.<text:s/>XI »,<text:span text:style-name="T41"><text:s/></text:span>n<text:span text:style-name="T42">o</text:span> 197, 1<text:span text:style-name="T43">er</text:span> juillet 1897, p. 498-500 (<text:a xlink:href="https://gallica.bnf.fr/ark:/12148/bpt6k15601c/f501" office:target-frame-name="_top" xlink:show="replace"><text:span text:style-name="T44">Gallica</text:span></text:a>) ;<text:s/>« Expertises. XII. “Les Heures claires” de<text:s/>M. Émile Verhaeren et “La Clarté de vie” de<text:s/>M. Francis Vielé-Griffin », n<text:span text:style-name="T45">o</text:span> 198, 15 juillet 1897, p. 515-518 (<text:a xlink:href="https://gallica.bnf.fr/ark:/12148/bpt6k15601c/f518" office:target-frame-name="_top" xlink:show="replace"><text:span text:style-name="T46">Gallica</text:span></text:a>) ;<text:s/>« Expertises. XIII », n<text:span text:style-name="T47">o</text:span> 199, 1<text:span text:style-name="T48">er</text:span> août 1897, p. 531-533 (<text:a xlink:href="https://gallica.bnf.fr/ark:/12148/bpt6k15601c/f534" office:target-frame-name="_top" xlink:show="replace"><text:span text:style-name="T49">Gallica</text:span></text:a>) ;<text:s/>« Expertises. XIV », n<text:span text:style-name="T50">o</text:span> 200, 15 août 1897, p. 547-550 (<text:a xlink:href="https://gallica.bnf.fr/ark:/12148/bpt6k15601c/f550" office:target-frame-name="_top" xlink:show="replace"><text:span text:style-name="T51">Gallica</text:span></text:a>) ;<text:s/>« M. Henri de Régnier. À propos de<text:s/>“Campagne première”<text:s/>et de la critique qu’il en fit »,<text:span text:style-name="T52"><text:s/></text:span>n<text:span text:style-name="T53">o</text:span> 201, 1<text:span text:style-name="T54">er</text:span> septembre 1897, p. 553-557 (<text:a xlink:href="https://gallica.bnf.fr/ark:/12148/bpt6k15601c/f556" office:target-frame-name="_top" xlink:show="replace"><text:span text:style-name="T55">Gallica</text:span></text:a>) ;<text:s/>« Expertises. XV », n<text:span text:style-name="T56">o</text:span> 202, 15 septembre 1897, p. 575-577 (<text:a xlink:href="https://gallica.bnf.fr/ark:/12148/bpt6k15601c/f578" office:target-frame-name="_top" xlink:show="replace"><text:span text:style-name="T57">Gallica</text:span></text:a>) ;<text:s/>« Expertises. XVI », n<text:span text:style-name="T58">o</text:span> 203, 1<text:span text:style-name="T59">er</text:span> octobre 1897, p. 610-612 (<text:a xlink:href="https://gallica.bnf.fr/ark:/12148/bpt6k15601c/f613" office:target-frame-name="_top" xlink:show="replace"><text:span text:style-name="T60">Gallica</text:span></text:a>) ;<text:s/>n<text:span text:style-name="T61">o</text:span> 204,<text:s/>« Expertises. XVII », 15 octobre 1897, p. 633-635 (<text:a xlink:href="https://gallica.bnf.fr/ark:/12148/bpt6k15601c/f636" office:target-frame-name="_top" xlink:show="replace"><text:span text:style-name="T62">Gallica</text:span></text:a>) ;<text:s/>« Expertises. XVIII. M. Adolphe Retté et le tome I<text:span text:style-name="T63">er</text:span><text:s/>de ses Œuvres complètes (“Cloches dans la Nuit” et “Une Belle Dame passa”) », n<text:span text:style-name="T64">o</text:span> 205, 1<text:span text:style-name="T65">er</text:span> novembre 1897, p. 690-693 (<text:a xlink:href="https://gallica.bnf.fr/ark:/12148/bpt6k15601c/f693" office:target-frame-name="_top" xlink:show="replace"><text:span text:style-name="T66">Gallica</text:span></text:a>) ;<text:s/>« Expertises. XIX. Le voyage “Vers le Pôle” de Fridtjof Nansen », n<text:span text:style-name="T67">o</text:span> 206, 15 novembre 1897, p. 714-717 (<text:a xlink:href="https://gallica.bnf.fr/ark:/12148/bpt6k15601c/f718" office:target-frame-name="_top" xlink:show="replace"><text:span text:style-name="T68">Gallica</text:span></text:a>) ;<text:s/>« Expertises. XIX. Le voyage “Vers le Pôle” de Fridtjof Nansen (<text:span text:style-name="T69">Fin.</text:span>) », n<text:span text:style-name="T70">o</text:span> 207, 1<text:span text:style-name="T71">er</text:span> décembre 1897, p. 786-788 (<text:a xlink:href="https://gallica.bnf.fr/ark:/12148/bpt6k15601c/f789" office:target-frame-name="_top" xlink:show="replace"><text:span text:style-name="T72">Gallica</text:span></text:a>) ;<text:s/>« Expertises XX », n<text:span text:style-name="T73">o</text:span> 208, 15 décembre 1897, p. 802-805 (<text:a xlink:href="https://gallica.bnf.fr/ark:/12148/bpt6k15601c/f805" office:target-frame-name="_top" xlink:show="replace"><text:span text:style-name="T74">Gallica</text:span></text:a>).</text:p>
      <text:p text:style-name="P75">created : 1897</text:p>
      <text:p text:style-name="P76">language : fre</text:p>
      <text:p text:style-name="Corpsdetexte">Louis de Saint-Jacques,<text:s/></text:p>
      <text:h text:style-name="Titre1" text:outline-level="1"><text:bookmark-start text:name="bookmark4"/><text:bookmark-end text:name="bookmark4"/><text:span text:style-name="pb">[p.<text:s/></text:span><text:span text:style-name="pb">20</text:span><text:span text:style-name="pb">]<text:s/></text:span>Expertises<text:s/><text:bookmark-start text:name="bookmark5"/><text:bookmark-end text:name="bookmark5"/>I.<text:s/><text:line-break/>Déclaration préliminaire</text:h>
      <text:p text:style-name="dateline">1<text:span text:style-name="T77">er</text:span> janvier 1897.</text:p>
      <text:p text:style-name="Corpsdetexte">En prenant<text:s/>ici même la place que M. Retté occupait, j’éprouve tout à la fois une crainte, un plaisir et un regret. J’ai peur de ne pas manier le fouet avec une vigueur comparable à la<text:s/><text:soft-page-break/>sienne, je suis ravi pourtant d’avoir la facilité de pouvoir dire ce que je pense, et je regrette néanmoins pour tous les lecteurs de<text:s/><text:span text:style-name="title">la Plum</text:span><text:span text:style-name="title">e</text:span><text:s/>que l’auteur de<text:s/><text:span text:style-name="title">la Forêt bruissante</text:span><text:s/>ait décidé de ne point continuer cette série si courageuse de bastonnades qu’il avait dénommées simplement des<text:s/><text:span text:style-name="title">Aspects</text:span><text:span text:style-name="T78">.</text:span><text:s/>Ce n’est pas<text:s/>à<text:s/>dire, cependant, qu’il en abandonne le principe ;<text:s/>en très bon exécuteur des hautes œuvres de la Vérité et de la Justice, ayant du goût pour son métier, il tient essentiellement à varier la forme des supplices ;<text:s/>j’approuve hautement ce sentiment esthétique et je conseille à tous ceux-là qui pensaient avoir le droit maintenant de respirer tout à leur aise, qu’ils continuent toujours à prendre garde à leur peau. Au contraire de<text:s/>M. Vielé-Griffin<text:span text:style-name="Appelnotedebasdep."><text:note text:note-class="footnote" text:id="_ftn0"><text:note-citation>1</text:note-citation><text:note-body><text:p text:style-name="Notedebasdepage"><text:s/>[NdE] Orthographié Viélé-Griffin.</text:p></text:note-body></text:note></text:span>, qui, de l’aveu de<text:s/>M. de Régnier, fut obligé à<text:s/>« <text:span text:style-name="T79">la retraite</text:span> », M. Retté, victorieux, conserve toutes ses positions et ne déserte nullement le terrain de la luttue. Tandis que j’aurai le soin de m’y casemater, il étendra tout à l’entour son plan de campagne. Il saura bien, par-ci par-là, scalper quelques crânes coriaces ou sagayer d’imbéciles sabreurs. De mon côté, je ferai de mon mieux. Et nous serons tous deux très heureux de montrer ce que nous avons de biceps. Cette façon de procéder est la seule, à mon avis, qui donne quelque intérêt à la critique ;<text:s/>on la transforme ainsi en une sorte de sport athlétique, salutaire au cerveau et à la belle santé de notre organisme. Dans ce jeu d’actions et de réactions, de coups, de chocs et de heurts, on se sent au moins un peu vivre, et pour celui qui veut être soi-même il n’y a que cela qui importe. Succédant à<text:s/>M. Retté, je suis donc heureux d’avoir, comme lui, un goût particulier pour la lutte. À<text:s/>cause de cette qualité on se souvient que, récemment, un Américain l’appela<text:s/><text:span text:style-name="T80">frénétique</text:span>. Certes je me souhaite une frénésie, allons plus loin, une fureur pareille, si elle doit produire des effets aussi utiles que ceux qui suivirent l’article sottement prétendu frénétique de<text:s/>M. Adolphe Retté<text:span text:style-name="Appelnotedebasdep."><text:note text:note-class="footnote" text:id="_ftn1"><text:note-citation>2</text:note-citation><text:note-body><text:p text:style-name="Notedebasdepage"><text:s/>[NdE] Sur la querelle au sujet de Mallarmé et le conflit entre<text:s/><text:span text:style-name="T81">La Plume</text:span><text:s/>et les symbolistes, voir notamment Adolphe Retté, « Aspects. VIII. Le Décadent »,<text:s/><text:span text:style-name="T82">La Plume</text:span>, 8<text:span text:style-name="T83">e</text:span> année,<text:s/>n<text:span text:style-name="T84">o</text:span> 169, 1<text:span text:style-name="T85">er</text:span> mai 1896, p. 272-277 (<text:a xlink:href="https://gallica.bnf.fr/ark:/12148/bpt6k156001/f277" office:target-frame-name="_top" xlink:show="replace"><text:span text:style-name="Lienhypertexte">Gallica</text:span></text:a>) ; Francis Vielé-Griffin, « Poèmes. Adolphe Retté :<text:s/><text:span text:style-name="T86">La Forêt bruissante</text:span> »,<text:s/><text:span text:style-name="T87">Mercure de France</text:span>, n<text:span text:style-name="T88">o</text:span> 78, juin 1896, p. 435-436 (<text:a xlink:href="https://gallica.bnf.fr/ark:/12148/bpt6k105155g/f437" office:target-frame-name="_top" xlink:show="replace"><text:span text:style-name="Lienhypertexte">Gallica</text:span></text:a>) ; Francis Vielé-Griffin, « Poèmes. Une lettre de M. Adolphe Retté »,<text:s/><text:span text:style-name="T89">Mercure de France</text:span>, n<text:span text:style-name="T90">o</text:span> 79, juillet 1896, p. 152-156 (<text:a xlink:href="https://gallica.bnf.fr/ark:/12148/bpt6k105156v/f150" office:target-frame-name="_top" xlink:show="replace"><text:span text:style-name="Lienhypertexte">Gallica</text:span></text:a>) ;<text:span text:style-name="T91"><text:s/></text:span>Louis de Saint-Jacques, « Adolphe Retté. À propos de<text:s/><text:span text:style-name="T92">la Forêt bruissante</text:span><text:s/>et des critiques que l’on en fit »,<text:s/><text:span text:style-name="T93">La Plume</text:span>, 8<text:span text:style-name="T94">e</text:span> année, n<text:span text:style-name="T95">o</text:span> 173, 1<text:span text:style-name="T96">er</text:span> juillet 1896 (<text:a xlink:href="https://gallica.bnf.fr/ark:/12148/bpt6k156001/f538" office:target-frame-name="_top" xlink:show="replace"><text:span text:style-name="Lienhypertexte">Gallica</text:span></text:a>) ;<text:span text:style-name="T97"><text:s/></text:span>Francis Vielé-Griffin, « Poèmes. Paul Mariéton :<text:s/><text:span text:style-name="T98">Le Livre de Mélancolie</text:span> »,<text:s/><text:span text:style-name="T99">Mercure de France</text:span>, n<text:span text:style-name="T100">o</text:span> 81, septembre 1896, p. 536-539 (<text:a xlink:href="https://gallica.bnf.fr/ark:/12148/bpt6k105156v/f533" office:target-frame-name="_top" xlink:show="replace"><text:span text:style-name="Lienhypertexte">Gallica</text:span></text:a>) ; Adolphe Retté, « Aspects. XV. Esthétiques divergentes »,<text:s/><text:span text:style-name="T101">La Plume</text:span>,<text:s/>8<text:span text:style-name="T102">e</text:span> année, n<text:span text:style-name="T103">o</text:span> 180, 15 octobre 1896, p. 655-658 (<text:a xlink:href="https://gallica.bnf.fr/ark:/12148/bpt6k156001/f678" office:target-frame-name="_top" xlink:show="replace"><text:span text:style-name="Lienhypertexte">Gallica</text:span></text:a>) ; Adolphe Retté, « Tribune libre »,<text:s/><text:span text:style-name="T104">La<text:s/></text:span><text:span text:style-name="T105">Plume</text:span>, 9<text:span text:style-name="T106">e</text:span> année, n<text:span text:style-name="T107">o</text:span> 186, 15 janvier 1897, p. 62-63 (<text:a xlink:href="https://gallica.bnf.fr/ark:/12148/bpt6k15601c/f65" office:target-frame-name="_top" xlink:show="replace"><text:span text:style-name="Lienhypertexte">Gallica</text:span></text:a>) ; André Gide, Paul Valéry, Marcel Schwob, Paul Fort, Émile Verhaeren, « Échos. Une Protestation »,<text:s/><text:span text:style-name="T108">Mercure de<text:s/></text:span><text:span text:style-name="T109">France</text:span>, n<text:span text:style-name="T110">o</text:span> 86, février 1897, p. 428-430 (<text:a xlink:href="https://gallica.bnf.fr/ark:/12148/bpt6k105107h/f426" office:target-frame-name="_top" xlink:show="replace"><text:span text:style-name="Lienhypertexte">Gallica</text:span></text:a>) ;<text:s/>Adolphe<text:s/>Retté, « Note pour servir à l’histoire du symbolisme »,<text:s/><text:span text:style-name="T111">La Plume</text:span>, 9<text:span text:style-name="T112">e</text:span> année, n<text:span text:style-name="T113">o</text:span> 189, 1<text:span text:style-name="T114">e</text:span><text:span text:style-name="T115">r</text:span> mars 1897, p. 149-150 (<text:a xlink:href="https://gallica.bnf.fr/ark:/12148/bpt6k15601c/f152" office:target-frame-name="_top" xlink:show="replace"><text:span text:style-name="Lienhypertexte">Gallica</text:span></text:a>) ; Sainte-Claire, « La Débâcle »,<text:s/><text:span text:style-name="T116">La Plume</text:span>, 9<text:span text:style-name="T117">e</text:span> année, n<text:span text:style-name="T118">o</text:span> 197, 1<text:span text:style-name="T119">er</text:span> juillet 1897, p. 501 (<text:a xlink:href="https://gallica.bnf.fr/ark:/12148/bpt6k15601c/f504" office:target-frame-name="_top" xlink:show="replace"><text:span text:style-name="Lienhypertexte">Gallica</text:span></text:a>) ; Adolphe Retté, « Israël porte-couronne. Lettre ouverte à Louis de Saint-Jacques »,<text:s/><text:span text:style-name="T120">La Plume</text:span>, 9<text:span text:style-name="T121">e</text:span> année, n<text:span text:style-name="T122">o</text:span> 198, 15 juillet 1897, p. 535 (<text:a xlink:href="https://gallica.bnf.fr/ark:/12148/bpt6k15601c/f538" office:target-frame-name="_top" xlink:show="replace"><text:span text:style-name="Lienhypertexte">Gallica</text:span></text:a>) ; Robert de Souza, « Tribune libre »,<text:s/><text:span text:style-name="T123">La Plume</text:span>, 9<text:span text:style-name="T124">e</text:span> année, n<text:span text:style-name="T125">o</text:span> 198, 15 juillet 1897, p. 535 (<text:a xlink:href="https://gallica.bnf.fr/ark:/12148/bpt6k15601c/f538" office:target-frame-name="_top" xlink:show="replace"><text:span text:style-name="Lienhypertexte">Gallica</text:span></text:a>) ; Adolphe Retté, « XIII Idylles diaboliques. VIII. Intermède du jeune homme à la grosse tête »,<text:s/><text:span text:style-name="T126">La Plume</text:span>, 9<text:span text:style-name="T127">e</text:span> année, n<text:span text:style-name="T128">o</text:span> 199, 1<text:span text:style-name="T129">er</text:span> août 1897, p. 537-541 (<text:a xlink:href="https://gallica.bnf.fr/ark:/12148/bpt6k15601c/f540" office:target-frame-name="_top" xlink:show="replace"><text:span text:style-name="Lienhypertexte">Gallica</text:span></text:a>).</text:p></text:note-body></text:note></text:span>. C’était à propos de<text:s/>M. Mallarmé.<text:s/>M. Retté a eu la gloire d’assaillir le premier et de jeter à bas cette idole à jamais dérisoire. Et quoi qu’en dise<text:s/><text:soft-page-break/>l’affligeant<text:s/>M. de Souza, il l’a fait d’une façon définitive pour tout esprit bien équilibré. Je lui envie la jouissance qu’il a dû éprouver en entendant les coassements que souleva son exécution du Faune. Les grenouilles qui fréquentent les marais ténébreux où il règne, en vain s’efforcent, depuis lors, de lui recoller la tête. Elles n’y parviendront point, parce qu’il n’en a jamais eu ;<text:s/>et on exécution ne fut point une exécution capitale :<text:s/>il fut exécuté par les pieds. Si, par hasard, on voulait encore le remettre sur sa base, à notre tour, nous nous amuserions à le démolir, ne serait-ce que pour nous entretenir la main. Des jeux dans ce genre-là s’appellent, dans les foires, des<text:s/><text:span text:style-name="T130">massacres</text:span><text:span text:style-name="T131">,<text:s/></text:span>et<text:s/>M. Mallarmé, bien que j’aie dit qu’il soit sans tête, métaphoriquement est ce qu’il faut pour être notre tête de Turc.</text:p>
      <text:p text:style-name="Corpsdetexte">Toutefois, en dehors de la joie que l’on peut ressentir à combattre, il faut encore combattre pour quelque chose, ce qui détermine par contrecoup les choses que nous attaquerons. Or il est un fait certain :<text:s/>c’est que personne n’est porté à se reconnaître imbécile et qu’au contraire, plus ou moins, et plutôt plus que moins, nous croyons tous avoir du génie. Sentiment respectable et cher par lequel notre supériorité s’affirme sur les animaux qui l’ignorent !<text:s/>Instinct universel qui fait de la race humaine un assemblage de demi-dieux !<text:s/>Persuadés que nous<text:span text:style-name="Appelnotedebasdep."><text:note text:note-class="footnote" text:id="_ftn2"><text:note-citation>3</text:note-citation><text:note-body><text:p text:style-name="Notedebasdepage"><text:s/><text:span text:style-name="T132">Nous</text:span><text:span text:style-name="T133">,</text:span><text:s/>ce qui ne veut pas dire moi, mais nous tous, tout le monde.</text:p></text:note-body></text:note></text:span><text:s/>possédons une dose respectable d’intelligence, nous n’admettrons que ce que nous comprendrons, et tout le<text:s/>reste, méprisé par nous, sera rejeté dans le domaine obscur de l’inintelligible. Je crois bien que c’est là peut-être la seule règle qui s’impose à notre esprit critique, et nous ne consentons, en somme, à en faire une application constante que parce qu’elle fortifie et développe nos prétentions à l’infaillibilité. Seulement, il est d’usage, par une sorte de tacite convention unanime, qu’un critique ne se livre à son délicieux métier qu’en invoquant de soi-disant principes devant lesquels très humblement il affecte de s’agenouiller. Il se recommande d’eux comme un valet de chambre matois, de maisons riches ou nobiliaires qui l’auraient dans le temps employé et dont, malheureusement pour lui, il aurait perdu les certificats, en sorte que de telles références sont purement imaginaires et ne doivent pas être prises au sérieux. Qu’un crétin, pour tromper son monde, découpe dans Platon quelques pages et se proclame gravement esthète platonicien, embarrassé dans ses loques d’emprunt, sa nullité l’empêchera de conserver longtemps ce costume, il se verra vite forcé de le remiser au vestiaire, et, devenant enfin lui-même, il ne sera qu’un très vague zéro. C’est pourquoi j’estime superflu, sinon tout à fait inutile, de résumer en un certain nombre d’articles ce que je puis appeler mon<text:s/><text:span text:style-name="T134">Credo</text:span>. Ce serait bêtement d’avance me lier les mains et les pieds. Or j’ai besoin de mes mains pour serrer les mains de ceux que j’aime, et j’ai grandement besoin de<text:s/><text:soft-page-break/>mes pieds contre ceux qui ne me plaisent pas. Toute critique n’est qu’une réponse à cette question unique :<text:s/>un tel me plaît ou me déplaît ;<text:s/>pourquoi ?<text:s/>Le critique se pose devant celui qu’il examine et par là même s’affirme, et cela n’est rien d’autre qu’une application pratique de la métaphysique hégélienne. C’est fort commode et toujours vrai. S’affirmer, tout est là. Comment y parviendra le critique ?<text:s/>En affirmant. Si donc je me livre à cet exercice de pincer mes contemporains ou de leur caresser l’échine, ce n’est point pour les maltraiter ou leur donner des sensations douces, mais c’est exclusivement pour ma satisfaction personnelle, celle de<text:s/><text:span text:style-name="pb">[p.<text:s/></text:span><text:span text:style-name="pb">21</text:span><text:span text:style-name="pb">]<text:s/></text:span>m’affirmer vis-à-vis de moi-même :<text:s/>ils ne sont pour moi que des moyens. Par suite ils auraient tort de m’être reconnaissants ou de me montrer grise mine. De toutes les façons ils me servent, et cela seul me suffit ;<text:s/>même je leur permets d’avoir la conviction que je leur en ai de la gratitude !</text:p>
      <text:p text:style-name="Corpsdetexte">Nous sommes tous les uns pour les autres des moyens, parce que nous sommes tous en relation les uns avec les autres. Un auteur fait un livre. Critique, je dis sans peur les réflexions qu’il m’a procurées. Ces réflexions à leur tour son lues par ceux qui ont lu le livre :<text:s/>ils les comparent aux leurs, et cet ensemble de réflexions constitue l’impression générale produite sur le public par l’ouvrage, impression qui forcément parvient aux oreilles de l’auteur. Si le critique et si les lecteurs ont été sincères, l’auteur saura exactement les qualités qu’on voit en lui et les faiblesses qu’on lui reproche. Et s’il est sincère lui-même, il pourra en apprécier la plus ou moins grande justesse et montrer dans l’œuvre prochaine le cas qu’il en aura fait. Je conçois une société idéale où tout le monde se viendrait en aide dans un but de perfectionnement mutuel. J’imagine cette impossibilité<text:s/>à réaliser sous sa triple forme :<text:s/>un auteur, un critique et des lecteurs de bonne foi. De cette bonne foi unanime, la sympathie naîtrait forcément, car<text:s/><text:span text:style-name="T135">sympathiser</text:span>, au point de vue étymologique, qu’est-ce donc, sinon<text:s/><text:span text:style-name="T136">sentir ensemble</text:span><text:span text:style-name="T137"> </text:span><text:span text:style-name="T138">?<text:s/></text:span>On sentirait ensemble, c’est-à-dire on créerait un ensemble de belles idées pour lesquelles s’exalteraient les enthousiasmes. Malheureusement la bonne foi universelle est une chimère plus encore que l’or pour le poète pauvre, de telle sorte que, sans plus divaguer et faute d’un accord parfait à atteindre, il ne demeure de vraiment pratique que la lutte, la bonne lutte dont je viens déjà de parler.</text:p>
      <text:p text:style-name="Corpsdetexte">Il semble alors que cette<text:s/><text:span text:style-name="title">Déclaration préliminaire</text:span><text:span text:style-name="T139"><text:s/></text:span>touche à son terme, et cependant je dois justifier encore ce titre d’<text:span text:style-name="title">Expertises</text:span><text:s/>que j’ai choisi parmi bien d’autres sans de trop fortes hésitations. Un seul me plaisait peut-être autant :<text:s/>c’eût été le mot<text:s/><text:span text:style-name="T140">soliloques</text:span>. Je me serais figuré volontiers travaillant isolé dans mon coin et notant pour moi seul les pensées<text:s/>et réflexions que me suggèrent<text:s/>sans se lasser mes très ineffables contemporains. Le soliloque est<text:s/><text:soft-page-break/>le discours de l’homme qui s’entretient avec lui-même. Mais il ne fut guère employé que dans l’Église primitive et médiévale, et il désignait plutôt des effusions mystiques de l’âme que des observations sur des sujets purement séculiers. Or l’étude de cette époque porte très peu au mysticisme, bien que jamais dans aucun temps ce mot n’ait été plus galvaudé.<text:s/>M. Maeterlinck<text:span text:style-name="Appelnotedebasdep."><text:note text:note-class="footnote" text:id="_ftn3"><text:note-citation>4</text:note-citation><text:note-body><text:p text:style-name="Notedebasdepage"><text:s/>[NdE] Orthographié Maeterlinck.</text:p></text:note-body></text:note></text:span>, je vous assure, ne m’inspire aucune effusion surnaturelle, et<text:s/>M. Remy de Gourmont, je vous le jure, ne me donne aucun élan. Ce ne serait que par contrecoup, en quelque sorte, que devant l’infinie veulerie de ce qui constitue l’humanité moderne, un esprit demeuré tant soit peu propre pourrait s’indigner un brin ;<text:s/>et, se détournant aussitôt de notre société qui paraît être constituée pour l’exclusive exploitation de toutes les turpitudes et de toutes les immondices, il imaginerait un idéal de perfection et de justice vers lequel il tendrait de toute son énergie et qu’il célébrerait avec magnificence pour lui-même dans la solitude consolante et fière de son exil. Toutefois de tels soliloques, fussent-ils admirables, non seulement ne seraient pas écoutés mais encore seraient traités de rengaines. Celui qui cultiverait ce jeu perdrait sa peine à se battre les flancs ;<text:s/>n’est-il pas un milliard de fois mieux de battre ceux des autres ?<text:s/>Que croupissent au rancart les projets les plus délirants des plus lyriques soliloques !<text:s/>L’époque en est bien passée ou n’en est pas encore revenue.</text:p>
      <text:p text:style-name="Corpsdetexte">Par contre, notre siècle est le plus industriel des siècles. Fabriquer des produits et les vendre, n’est-ce point la préoccupation qui ramollit aujourd’hui la grande majorité des cervelles ?<text:s/>Il faut jouir coûte que coûte ;<text:s/>pour jouir il faut de l’argent, et pour avoir de l’argent il faut vendre. On a vendu et acheté, on vend et on achète encore les objets les plus disparates ;<text:s/>matérielles ou immatérielles,<text:s/>toutes choses maintenant donnent lieu à un trafic :<text:s/>fruits de la terre et décorations, portefeuilles ministériels et maroquineries, consciences, réputations, amitiés, cotons,<text:s/>soies et tourteaux, tout est bon, pourvu que tout rapporte de la galette. Cela étant admis, une conséquence s’impose :<text:s/>si tout se vend, les productions de l’esprit sont des produits commerciaux comme les autres, et les règles du commerce doivent être appliquées aux premières comme aux autres. Les journalistes, les pamphlétaires, les cuisiniers en livres pornographiques ou en romans à clef, ont vite compris les avantages qu’ils pouvaient retirer de cet état des choses. Les littérateurs et les poètes font encore semblant d’en douter. Ils voudraient qu’ils fussent crus une élite œuvrant uniquement pour la gloire, une cohorte sacrée de lévites ou de célestes séraphins. Ils entretiennent dans le public cette erreur que les œuvres de l’esprit sont<text:s/><text:span text:style-name="T141">inappréciables</text:span>, en ce sens que leur valeur dépasse tous les prix. Ils vont jusqu’à se proclamer bienfaiteurs brevetés et désintéressés de toute l’espèce<text:s/><text:soft-page-break/>humaine, ce qui ne les empêche pas de passer chez leurs éditeurs pour s’assurer d’après la balance de leurs comptes<text:s/><text:span text:style-name="T142">s</text:span><text:span text:style-name="T143">’</text:span><text:span text:style-name="T144">ils se sont bien vendus</text:span><text:span text:style-name="T145">.<text:s/></text:span>Il est alors logique de les assimiler à des commerçants ordinaires, sinon à des fabricants ou à des manufacturiers.</text:p>
      <text:p text:style-name="Corpsdetexte">C’est cette commercialité de la littérature que j’ai voulu indiquer par ce mot<text:s/><text:span text:style-name="title">Expertises</text:span>.</text:p>
      <text:p text:style-name="Corpsdetexte">Il<text:s/>détermine en même temps, toujours au même point de vue, ce qui<text:s/>constitue, à mon avis, la principale utilité de la critique littéraire. Abandonnant toutes ses prétentions, se résignant à son modeste rôle, le critique doit être simplement un expert. On lui présente tel ou tel livre à examiner, ce poème ou ce roman, tout comme à un autre esprit on offrirait des douelles ou des sucres à vérifier. Qu’il s’agisse du premier ou du second, le métier est exactement le même. Dans les deux cas il y a lieu d’évaluer une marchandise. L’expert devra s’en rendre compte, s’entourer soigneusement de tous les documents nécessaires, se former une opinion sans idée préconçue, sans parti pris non plus. Le tout sera consigné dans un rapport pour l’expert en bois ou en denrées, dans un article pour l’expert en littérature ;<text:s/>et quels que soient les vendeurs ou les acheteurs, tous auront le droit d’en discuter les termes s’ils ne leur paraissent pas satisfaisants.</text:p>
      <text:p text:style-name="Corpsdetexte">On ne doit exiger de l’expert en littérature ou critique que deux choses :<text:s/>qu’il ait assez de conscience pour motiver ses avis et assez d’intelligence<text:s/><text:span text:style-name="pb">[p.<text:s/></text:span><text:span text:style-name="pb">22</text:span><text:span text:style-name="pb">]<text:s/></text:span>pour comprendre qu’à leur tour ses conclusions peuvent être critiquées. Aurait-il parlé avec la plus entière indépendance et la plus grande sincérité d’esprit, l’expert ne doit pas oublier que son rapport court la chance de ne pas être admis et risque de donner lieu à une contre-expertise. S’il est maître de ses nerfs, il ne s’en fâchera pas, ayant toujours le droit de penser en lui-même que ceux qui le discutent appartiennent au plus bas degré de l’animalité. Il dédaignera même le plus souvent de leur fournir de nouvelles raisons. Il fera son petit bonhomme de chemin sans se préoccuper des uns ou des autres. Qu’on soit content ou mécontent de lui, il n’en aura cure. Il n’aura qu’une sollicitude, celle de rencontrer et de ramasser des idées.</text:p>
      <text:p text:style-name="Corpsdetexte">En supposant que cet être paradoxal et trop souvent absurde qui s’appelle l’homme, ait vraiment l’intelligence en partage, il suit nécessairement que sa principale recherche doit être la recherche des idées. Le critique intelligent s’efforcera d’en découvrir le plus possible chez les écrivains qu’il expertisera. Leurs œuvres devront être pour lui des matières à penser. En bonne règle, tout lecteur devrait pouvoir être critique. Mais la plupart des gens se bornent à lire un livre et ne vont pas plus loin, ce qui fait que leurs lectures sont vides et qu’ils n’en retirent aucun profit. D’un roman, ils sauront l’intrigue ;<text:s/>d’une thèse<text:s/>scientifique, la donnée. Mais ils répéteront ces choses comme des perroquets stupides. Atteints fâcheusement de cette<text:s/><text:soft-page-break/>maladie misérable qu’est la paresse de penser, ils se bourreront le crâne de matériaux qui ne s’y incorporeront pas. Ils auront simplement gaspillé leur temps. Pour qu’une lecture soit utile, il faut qu’elle soit digérée. Si un auteur m’expose ses idées à moi, lecteur, il faut non pas que je les apprenne par cœur, mais que je les examine, que je les développe, et même qu’elles m’en suggèrent de nouvelles. Par ainsi, j’entretiendrai le bon fonctionnement de ma machine cérébrale et j’empêcherai mes facultés intellectuelles de se rouiller. Combien rares sont les lecteurs<text:s/>qui se livrent à cette besogne !<text:s/>Si tout le monde lisait de cette manière, les fonctions du critique disparaîtraient par le fait même que tout le monde les remplirait. Comment alors expliquer que le critique, à notre époque, ait au contraire un rôle plus considérable que jamais ?<text:s/>Par la loi du moindre effort aboutissant ici à une application de la loi de la division du travail. Logiquement, le lecteur devrait tout à la fois lire et penser :<text:s/>d’où une double fatigue. C’est pourquoi il fallait la partager, et maintenant, d’une façon presque générale, c’est le lecteur qui lit ;<text:s/>et il y a un nouvel être qui pense :<text:s/>c’est le critique. On ne s’est aperçu du crétinisme de<text:s/>M. Ohnet que lorsque<text:s/>M. Jules Lemaître<text:s/>a bien voulu le dire. On<text:s/>n’a cru au génie de<text:s/>M. Pierre<text:s/>Louÿs<text:s/>que lorsque<text:s/>M. François Coppée a déclaré qu<text:span text:style-name="T146">’</text:span><text:span text:style-name="title">Aphrodite</text:span><text:s/>l’avait ému jusque dans ses plus intimes profondeurs. Il y a là une situation déplorable contre laquelle on ne saurait trop réagir. Il devient de plus<text:s/><text:span text:style-name="T147">en</text:span><text:s/>plus urgent que l’influence du critique soit ruinée et que l’ordre rationnel soit au plus tôt rétabli. Car celui qui existe est un symptôme, parmi d’autres symptômes plus formidables, du gâtisme qui menace notre société finissante, et il serait bien temps que l’on y prît garde. Je n’ai point l’outrecuidance de prétendre que je serai un critique impeccable. Loin de là, mon plus grand bonheur serait qu’on relevât mes erreurs et mes fautes. Cette<text:s/><text:span text:style-name="title">Déclaration préliminaire</text:span><text:s/>ne vise qu’à indiquer ma conception particulière de la critique et l’idée que je me fais de ce qu’elle pourrait être. J’ajoute, en terminant, que, pour que la critique soit, il faut qu’il y ait en elle ces deux choses :<text:s/>la vie et la pensée. Ces deux mêmes conditions sont indispensables à l’œuvre littéraire pour qu’elle soit également. Selon mes capacités, je m’efforcerai donc de penser et de vivre durant cette suite<text:s/>d’<text:span text:style-name="title">Expertises</text:span><text:span text:style-name="T148">,</text:span><text:s/>et je fais vœux sur vœux pour que tous ceux qui écrivent et s’impriment m’en fournissent abondamment les moyens.</text:p>
      <text:p text:style-name="NormalWeb">Je leur demande avec instance des chefs-d’œuvre.</text:p>
      <text:p text:style-name="P149">LOUIS DE SAINT-JACQUES.</text:p>
      <text:p text:style-name="postscript"><text:span text:style-name="T150">P.-S.</text:span><text:s/>— Dans ma prochaine<text:s/><text:span text:style-name="title">Expertise</text:span>, je parlerai des<text:s/><text:span text:style-name="title">Carnets de v</text:span><text:span text:style-name="title">oyage</text:span><text:s/>de Taine.</text:p>
      <text:h text:style-name="Titre1" text:outline-level="1"><text:bookmark-start text:name="bookmark6"/><text:bookmark-start text:name="bookmark7"/><text:bookmark-end text:name="bookmark6"/><text:bookmark-end text:name="bookmark7"/><text:soft-page-break/><text:span text:style-name="pb">[p.<text:s/></text:span><text:span text:style-name="pb">51</text:span><text:span text:style-name="pb">]<text:s/></text:span>Expertises<text:s/>II.<text:s/><text:line-break/>Les<text:s/><text:span text:style-name="title">Carnet</text:span><text:span text:style-name="title">s</text:span><text:span text:style-name="title"><text:s/>de voyage</text:span><text:s/>de M. Taine</text:h>
      <text:p text:style-name="dateline">15 janvier 1897.</text:p>
      <text:p text:style-name="Corpsdetexte">Je voudrais que l’on apprît à lire à tous les jeunes gens, non pas à déclamer avec des pauses savantes et d’habiles intonations, mais à lire de la seule façon qui soit profitable et qui consiste à faire de la lecture un exercice intellectuel.<text:s/><text:span text:style-name="quote.c">« </text:span><text:span text:style-name="quote.c">La lecture, disait Montaigne</text:span><text:span text:style-name="Appelnotedebasdep."><text:note text:note-class="footnote" text:id="_ftn4"><text:note-citation>5</text:note-citation><text:note-body><text:p text:style-name="Notedebasdepage"><text:s/><text:span text:style-name="title">Essais</text:span>, livre III, ch. <text:span text:style-name="T151">iii</text:span>,<text:s/><text:span text:style-name="title">De trois commerces</text:span>.</text:p></text:note-body></text:note></text:span>,<text:s/><text:span text:style-name="quote.c">me sert spécialement à esveiller par divers obiects mon discours</text:span><text:span text:style-name="quote.c"> ;</text:span><text:span text:style-name="quote.c"><text:s/>à e</text:span><text:span text:style-name="quote.c">m</text:span><text:span text:style-name="quote.c">besongner mon jugement, non ma mémoire.</text:span><text:span text:style-name="quote.c"> »</text:span><text:s/>Il<text:s/>ne faut pas lire un livre, il faut causer avec lui, et d’une manière générale on avancera, sans se tromper, que plus longtemps on peut causer avec un livre, meilleur il est. Les ouvrages de<text:s/>M. Taine sont ainsi faits ;<text:s/>on a beau les prendre et les reprendre, on en retire toujours de nouveaux bénéfices. Il est<text:s/><text:span text:style-name="quote.c">« </text:span><text:span text:style-name="quote.c">une âme forte et un roide iousteur</text:span><text:span text:style-name="quote.c"> »</text:span>, il appartient à cette superbe famille<text:s/><text:span text:style-name="quote.c">« </text:span><text:span text:style-name="quote.c">des esprits vigoreux et resglez par la communication desque</text:span><text:span text:style-name="quote.c">ls nostre esprit se fortifie</text:span><text:span text:style-name="Appelnotedebasdep."><text:note text:note-class="footnote" text:id="_ftn5"><text:note-citation>6</text:note-citation><text:note-body><text:p text:style-name="Notedebasdepage"><text:s/><text:span text:style-name="title">Essais</text:span>, livre III, ch. <text:span text:style-name="T152">viii</text:span>,<text:s/><text:span text:style-name="title">De l’art de conférer</text:span>.</text:p></text:note-body></text:note></text:span><text:span text:style-name="quote.c"> »</text:span> ;<text:s/>les quatre plus belles qualités de l’intelligence, force, clarté, unité, simplicité, sont réunies dans la science, et<text:s/>son style également les possède. Son cerveau fut un merveilleux instrument de travail, une véritable machine à penser, fonctionnant sans arrêts ni heurts avec une précision magnifique, et selon une méthode constante ;<text:s/>c’est cette constance dans sa méthode qui est, pour<text:s/>M. Taine, l’explication de sa sincérité et de sa franchise ;<text:s/>jamais il ne se fût permis d’émettre une idée qui eût été en désaccord avec son mode de raisonner. C’est pourquoi il nous offre cet exemple d’une vie qui jusqu’au bout s’est développée avec une régularité parfaite, d’une intelligence qui a œuvré strictement selon sa loi, et, pour tout dire, d’un homme qui n’a voulu ni se mentir à lui-même ni mentir aux autres et qui, durant toute son existence, s’est contenté de<text:s/><text:span text:style-name="T153">s</text:span><text:span text:style-name="T154">’</text:span><text:span text:style-name="T155">exprimer</text:span><text:span text:style-name="T156">.</text:span></text:p>
      <text:p text:style-name="Corpsdetexte">Je suis heureux que la publication récente des<text:s/><text:span text:style-name="title">Carnets</text:span><text:s/>de<text:s/>M. Taine me fournisse l’occasion de parler de ce grand esprit. Non pas que ces<text:s/>Carnets<text:s/>soient un livre achevé ;<text:s/>mais tout fragmentaires qu’ils sont, ils doivent cependant nous retenir à plus d’un titre, parce qu’ils sont un de ces livres dont je parlais, que l’on peut lire, c’est-à-dire avec lesquels on peut causer ;<text:s/>or, en lisant les<text:s/><text:span text:style-name="title">Carnets</text:span><text:s/>de<text:s/>M. Taine, c’est avec<text:s/>M. Taine lui-même que l’on cause :<text:s/>on serait donc loin de se plaindre d’avoir perdu son temps. Bien au contraire, après cette lecture, il semble qu’on le connaît mieux :<text:s/>on a pénétré plus avant dans son intimité, on y a suivi plus distinctement la marche de certains rouages ;<text:s/>c’est pourquoi l’on doit s’estimer très heureux. Le plaisir le plus intense pour un intellectuel, consiste, peut-être exclusivement, dans des<text:s/><text:soft-page-break/><text:span text:style-name="T157">démontages</text:span><text:s/>de ce genre ;<text:s/>il aime passionnément à se rendre compte dans un double but d’utilité et d’art,<text:s/>il lui est utile, pour sa conduite personnelle et sa propre instruction d’acquérir sur les gens des notions claires et complètes. Mais cette acquisition elle-même ne peut se faire que par la mise en œuvre de ces plus délicates facultés critiques, et il y a une véritable satisfaction artistique à les éprouver ainsi. Sans contredit, il serait vain de les dépenser sur un Aicard ou un Coppée, il est des âmes plus intéressantes, celles d’un Hugo ou d’un Flaubert, par exemple, et ce sont celles-là seules qu’il importe de<text:s/><text:span text:style-name="T158">démon</text:span><text:span text:style-name="T159">ter</text:span><text:span text:style-name="T160">.</text:span><text:s/>Barbey d’Aurevilly était du même avis, lorsqu’il écrivait :<text:s/><text:span text:style-name="quote.c">« </text:span><text:span text:style-name="quote.c">Pour qui s</text:span><text:span text:style-name="quote.c">’</text:span><text:span text:style-name="quote.c">éprend de la beauté dans les œuvres de l</text:span><text:span text:style-name="quote.c">’</text:span><text:span text:style-name="quote.c">espr</text:span><text:span text:style-name="quote.c">it, pour qui ne la craint pas…</text:span><text:span text:style-name="quote.c">, c</text:span><text:span text:style-name="quote.c">’</text:span><text:span text:style-name="quote.c">est surtout le<text:s/></text:span><text:span text:style-name="T161">moi</text:span><text:span text:style-name="quote.c"><text:s/>qu</text:span><text:span text:style-name="quote.c">’</text:span><text:span text:style-name="quote.c">on aimera dans un</text:span><text:span text:style-name="quote.c"><text:s/>grand écrivain. C</text:span><text:span text:style-name="quote.c">’</text:span><text:span text:style-name="quote.c">est son<text:s/></text:span><text:span text:style-name="T162">moi</text:span><text:span text:style-name="quote.c"><text:s/>qui sera toujours l</text:span><text:span text:style-name="quote.c">’</text:span><text:span text:style-name="quote.c">inté</text:span><text:span text:style-name="quote.c">rêt le plus passionné de ses œuvres.</text:span><text:span text:style-name="quote.c"> »</text:span></text:p>
      <text:p text:style-name="Corpsdetexte">On pourra ne pas adopter la théorie de Taine sur la perception externe, son admiration excessive pour la peinture flamande et les chairs débordantes de Rubens :<text:s/>les politiciens de toutes les nuances<text:s/><text:span text:style-name="pb">[p.<text:s/></text:span><text:span text:style-name="pb">52</text:span><text:span text:style-name="pb">]<text:s/></text:span>trouveront dans ses<text:s/><text:span text:style-name="title">Origines de la</text:span><text:span text:style-name="title"><text:s/>France contemporaine</text:span><text:s/>des conclusions qui ne les satisferont pas ;<text:s/>il se peut que des artistes par leurs productions mêmes donnent un démenti formel à la plupart des lois qu’il imposait aux œuvres d’art ;<text:s/>allons plus loin, fût-il reconnu qu’il s’est trompé dans toutes ces idées, il ne perdrait ainsi qu’une faible partie de ses mérites, et il ne demeurerait pas moins l’objet de notre estime et de notre respect. Car il fut vraiment un homme :<text:s/>il fut un homme pensant.</text:p>
      <text:p text:style-name="Corpsdetexte">Il n’est point aisé de penser. L’éducation que l’on a reçue, la tournure d’esprit que l’on emprunte fatalement au milieu dans lequel on vit, à la classe sociale dont on fait partie, à la famille à laquelle on appartient, tout se ligue pour vous arrêter, ruiner vos plus beaux élans d’affranchissement et d’indépendance, vous comprimer et faire de vous une cellule analogue aux autres cellules avec lesquelles on est en relations. Combien plus grandes sont les difficultés lorsque, comme Taine, on occupe ce qui s’appelle une situation officielle !<text:s/>Il n’y a peut-être pas un seul de ses livres qui n’ait soulevé des tempêtes contre lui chez les gouvernementaux, les bourgeois ou les universitaires, parce qu’il ne se gêna jamais pour attaquer les opinions reçues toutes les fois qu’elles lui parurent fausses, c’est-à-dire contraires à sa pensée. Plusieurs se vantent d’avoir une méthode et se gardent de l’appliquer s’ils en prévoient quelques désagréments ;<text:s/>ils se jugent prudents parce qu’ils sont couards. Taine connaissait ces honnêtes gens et ce sont eux qu’il avait en vue dans ses<text:s/><text:span text:style-name="title">Philosophes classiques</text:span><text:s/>lorsqu’il s’adressait à son jeune médecin de la rue Mazarine :<text:s/><text:span text:style-name="quote.c">« </text:span><text:span text:style-name="quote.c">Rengainez votre théorie métaphysique comme une épée</text:span><text:span text:style-name="quote.c"> ;</text:span><text:span text:style-name="quote.c"><text:s/>la mode est passée d</text:span><text:span text:style-name="quote.c">’</text:span><text:span text:style-name="quote.c">en porter. Bon pour nos grands-pères. Puis, outre le mauvais goût, il y a le péril. C</text:span><text:span text:style-name="quote.c">’</text:span><text:span text:style-name="quote.c">est une arme, et les passants s</text:span><text:span text:style-name="quote.c">’</text:span><text:span text:style-name="quote.c">effarouchent<text:s/></text:span><text:soft-page-break/><text:span text:style-name="quote.c">vite. Si vous en avez une, cachez-la sous triple serrure</text:span><text:span text:style-name="quote.c"> ;</text:span><text:span text:style-name="quote.c"><text:s/>sinon, vous êtes un homme dangereux, c</text:span><text:span text:style-name="quote.c">’</text:span><text:span text:style-name="quote.c">est-à-dire un homme en danger. Vous avez, comme tout le monde, une canne à la main, la critique</text:span><text:span text:style-name="quote.c"> ;</text:span><text:span text:style-name="quote.c"><text:s/>qu</text:span><text:span text:style-name="quote.c">’</text:span><text:span text:style-name="quote.c">elle vous suffise. Quand vous aurez envie au besoin de l</text:span><text:span text:style-name="quote.c">’</text:span><text:span text:style-name="quote.c">autre chose,</text:span><text:span text:style-name="quote.c"><text:s/></text:span><text:span text:style-name="quote.c">prenez un port d</text:span><text:span text:style-name="quote.c">’</text:span><text:span text:style-name="quote.c">armes, et faites écrire en tête, en bien grosses lettres</text:span><text:span text:style-name="quote.c"> :</text:span><text:span text:style-name="quote.c"><text:s/></text:span><text:span text:style-name="T163">Par permission de l</text:span><text:span text:style-name="T164">’</text:span><text:span text:style-name="T165">autorité</text:span><text:span text:style-name="quote.c">.</text:span><text:span text:style-name="quote.c"> »</text:span></text:p>
      <text:p text:style-name="Corpsdetexte">Pour se passer de cette permission et pouvoir critiquer les doctrines régnantes, Taine avait dû, vers 1853, à peine reçu docteur ès lettres, renoncer à l’Université. Son livre des<text:s/><text:span text:style-name="title">Philosophes</text:span><text:s/>est de 1856 ;<text:s/>il en profita pour démolir des chaires alors sacrées, telles que celles de Cousin et de Jouffroy. Il ne lui suffit que d’une poussée, mais ce simple coup d’épaule ameuta contre lui la clique des gens<text:s/><text:span text:style-name="T166">bien-</text:span><text:span text:style-name="T167">pensants</text:span>. Elle se compose de gens obtus ayant chacun la même cervelle, ou plutôt la même substance amorphe qui en tient lieu. Taine laissa<text:s/>coasser ce boueux régiment de grenouilles, convaincu avec raison qu’il est absolument inutile de répondre à ceux qui ont fait d’avance le serment de ne rien entendre. D’autres occupations plus importantes l’attiraient :<text:s/>ce fut l’époque de ses études anglaises. Elles lui fournirent le moyen de parvenir au maniement complet de sa méthode, et quand, en 1863, il fut nommé examinateur d’admission à l’École militaire de Saint-Cyr, il n’avait plus rien à acquérir. Pendant trois ans il s’astreignit à cette corvée de courir d’une ville à une autre, interrogeant de-ci<text:s/>de-là les exquis aspirants à l’abrutissement du sabre et du plumet. Sur une âme moins trempée que ne l’était la sienne, une telle épreuve eût pu avoir les résultats les plus déplorables :<text:s/>il y trouva au contraire des éléments de travail. Pour une intelligence supérieure, il n’y a rien qui ne puisse servir à son développement. On pourrait affirmer à peu près sûrement que c’est dans ces voyages forcés à travers les différentes provinces de la France que<text:s/>M. Taine conçut l’idée de son ouvrage sur les<text:s/><text:span text:style-name="title">Origines</text:span>, parce qu’il voyagea<text:s/><text:span text:style-name="T168">totalement</text:span><text:s/>en<text:s/><text:span text:style-name="T169">examinateur</text:span><text:span text:style-name="T170">.</text:span><text:s/>Il ne se contenta<text:s/>pas d’examiner de plus ou moins insignifiants et pitoyables potaches ;<text:s/>il<text:s/><text:span text:style-name="title">examina tout</text:span>. Les villes qu’il traversait, leurs musées, leurs populations, tout fut pour lui matière à examens consciencieux et minutieux. Mais comme il était obligé d’aller vite, il dut noter brièvement, et ce sont ces notes, tout à la fois exactes et rapides, qui constituent les<text:s/><text:span text:style-name="title">Carnets de voyage</text:span><text:s/>de<text:s/>M. Taine que l’on vient de publier. Il avait dit, dans ses<text:s/><text:span text:style-name="title">Philosophes</text:span><text:span text:style-name="T171"> :</text:span><text:s/><text:span text:style-name="quote.c">« </text:span><text:span text:style-name="quote.c">La netteté du style mesure la netteté des idées</text:span><text:span text:style-name="quote.c"> ;</text:span><text:span text:style-name="quote.c"><text:s/>la netteté des idées mesure la justesse des raisonnements.</text:span><text:span text:style-name="quote.c"> »</text:span><text:s/>Plus loin, à propos de la théorie de la raison par<text:s/>M. Cousin, il avait affirmé :<text:s/><text:span text:style-name="quote.c">« </text:span><text:span text:style-name="quote.c">Expérimenter, analyser les idées et les jugements acquis par l</text:span><text:span text:style-name="quote.c">’</text:span><text:span text:style-name="quote.c">expérience, la méthode n</text:span><text:span text:style-name="quote.c">’</text:span><text:span text:style-name="quote.c">est rien de plus. L</text:span><text:span text:style-name="quote.c">’</text:span><text:span text:style-name="quote.c">expérience nous donnera tous les faits, l</text:span><text:span text:style-name="quote.c">’</text:span><text:span text:style-name="quote.c">analyse nous donnera toutes les lois.</text:span><text:span text:style-name="quote.c"> »</text:span><text:s/>Plus loin encore, il dit de<text:s/>M. Jouffroy :<text:s/><text:span text:style-name="quote.c">« </text:span><text:span text:style-name="quote.c">Déjà arrêté par les circonstances, il<text:s/></text:span><text:soft-page-break/><text:span text:style-name="quote.c">était encore gêné par un défaut. Son esprit, quoique profond, perçant et sensé, n</text:span><text:span text:style-name="quote.c">’</text:span><text:span text:style-name="quote.c">était point complet.<text:s/></text:span><text:span text:style-name="title">Il ignorait l</text:span><text:span text:style-name="title">’</text:span><text:span text:style-name="title">analyse.</text:span><text:span text:style-name="quote.c"> »</text:span><text:s/>Je souligne, car cette petite phrase est, pour<text:s/>M. Taine, capitale ;<text:s/>il ne peut admettre que l’on se prétende philosophe et qu’on ne sache pas analyser. Enfin, dans les deux derniers chapitres, que l’on a l’habitude de qualifier d’admirables et qui le sont vraiment, il loue<text:s/>M. Pierre et<text:s/>M. Paul de ce qu’ils<text:s/><text:span text:style-name="quote.c">« </text:span><text:span text:style-name="quote.c">aiment à raisonner</text:span><text:span text:style-name="quote.c"> »</text:span><text:s/>et<text:s/><text:span text:style-name="quote.c">« </text:span><text:span text:style-name="quote.c">inventent en causant</text:span><text:span text:style-name="quote.c"> »</text:span>, il explique que<text:s/><text:span text:style-name="quote.c">« </text:span><text:span text:style-name="quote.c">le système d</text:span><text:span text:style-name="quote.c">’</text:span><text:span text:style-name="quote.c">une histoire</text:span><text:span text:style-name="quote.c"> »</text:span><text:s/>n’est qu’une<text:s/><text:span text:style-name="quote.c">« </text:span><text:span text:style-name="quote.c">hiérarchie de causes</text:span><text:span text:style-name="quote.c"> »</text:span>, et il célèbre avec tant d’enthousiasme le double procédé de l’analyse et de l’abstraction que l’on ne peut douter qu’il ne soumette son intelligence à cette stricte discipline.</text:p>
      <text:p text:style-name="Corpsdetexte">Ces quelques citations des<text:s/><text:span text:style-name="title">Philosophes</text:span><text:s/>m’ont paru nécessaires, bien que je n’aie à parler ici que des<text:s/><text:span text:style-name="title">Carnets de voyage</text:span>. Elles montrent dans toute sa clarté la<text:s/>tournure d’esprit<text:s/>de leur auteur et elles ne peuvent que servir à celui qui, en lisant les<text:s/><text:span text:style-name="title">Carnets</text:span>, voudra étudier<text:s/>M. Taine à cet unique point de vue. Car, à mon avis, ces esquisses, ces réflexions sommaires qui les composent, ne valent surtout que comme indices de son organisation cérébrale, en même temps, cependant, que l’on pourra y retrouver les traces de ses idées les plus chères et les embryons des œuvres qu’il devait produire plus tard. Le ton<text:s/>« professeur »<text:s/>que les Goncourt lui reprochaient ne s’y rencontre pas :<text:s/>c’est tout au plus, très rarement, le professeur pressé et qui n’a point le temps de devenir doctoral. Mais ce qui est merveilleux, ce qui l’emporte sur toutes les autres qualités de son style, c’est la précision, une précision si extraordinaire, si<text:s/><text:span text:style-name="T172">intense</text:span><text:s/>qu’elle lui permet de décrire l’indescriptible et qu’en certains endroits elle fait du philosophe un magnifique poète. Faute d’une réflexion suffisante, la plupart des gens s’imaginent qu’un poète doit être forcément vague, confus et indistinct. Rien de plus faux. La clarté est une loi absolue qui trouve son application dans<text:s/><text:span text:style-name="pb">[p.<text:s/></text:span><text:span text:style-name="pb">53</text:span><text:span text:style-name="pb">]<text:s/></text:span>les modes les plus divers selon lesquels la pensée humaine se manifeste. Tout aussi bien que le philosophe, le poète doit être clair, et il le sera, en étant précis :<text:s/>ainsi, par exemple, cette admirable description d’un rien, la teinte de l’eau d’un étang<text:s/>pendant la nuit :<text:s/><text:span text:style-name="quote.c">« </text:span><text:span text:style-name="quote.c">Rien ne peut exprimer la teinte de l</text:span><text:span text:style-name="quote.c">’</text:span><text:span text:style-name="quote.c">eau par une pareille nuit</text:span><text:span text:style-name="quote.c"> ;</text:span><text:span text:style-name="quote.c"><text:s/>noire, brune, mais indistincte et vaguement clapotante, on l</text:span><text:span text:style-name="quote.c">’</text:span><text:span text:style-name="quote.c">entend d</text:span><text:span text:style-name="quote.c">’</text:span><text:span text:style-name="quote.c">abord, on ne démêle rien, perdu dans un énorme désert de formes flottantes. Peu à peu les yeux s</text:span><text:span text:style-name="quote.c">’</text:span><text:span text:style-name="quote.c">accoutument et sentent l</text:span><text:span text:style-name="quote.c">’</text:span><text:span text:style-name="quote.c">impérissable lumière qui rejaillit toujours de l</text:span><text:span text:style-name="quote.c">’</text:span><text:span text:style-name="quote.c">eau. —</text:span><text:span text:style-name="quote.c"> </text:span><text:span text:style-name="quote.c">Comme une glace dans une chambre fermée et noire, comme ces sombres miroirs magiques aux profondeurs inconnues, elle luit obscurément, mystérieusement, mais elle luit</text:span><text:span text:style-name="quote.c"> ;</text:span><text:span text:style-name="quote.c"><text:s/>la tête d</text:span><text:span text:style-name="quote.c">’</text:span><text:span text:style-name="quote.c">un petit flot,<text:s/></text:span><text:span text:style-name="quote.c">l</text:span><text:span text:style-name="quote.c">e dos d</text:span><text:span text:style-name="quote.c">’</text:span><text:span text:style-name="quote.c">une ondulation large, la paroi polie d</text:span><text:span text:style-name="quote.c">’</text:span><text:span text:style-name="quote.c">un fond tranquille, le frétillement incertain d</text:span><text:span text:style-name="quote.c">’</text:span><text:span text:style-name="quote.c">un remous, saisissent un éclair de clarté blanchissante, un reflet lointain de lumière<text:s/></text:span><text:soft-page-break/><text:span text:style-name="quote.c">répercutée et la renvoient</text:span><text:span text:style-name="quote.c"> ;</text:span><text:span text:style-name="quote.c"><text:s/>toutes ces lueurs affaiblies se recouvrent, se croisent, se fondent, et voilà que de la grande noirceur vague, émerge une sorte de pâleur lustrée, comme d</text:span><text:span text:style-name="quote.c">’</text:span><text:span text:style-name="quote.c">un métal aperçu dans l</text:span><text:span text:style-name="quote.c">’</text:span><text:span text:style-name="quote.c">ombre — </text:span><text:span text:style-name="quote.c">infini de lumière imperceptible noyée dans les pesants replis des nuages et dans la confusion des contours lointains.</text:span><text:span text:style-name="quote.c"> »</text:span></text:p>
      <text:p text:style-name="Corpsdetexte">Voici un paysage de Touraine qui se dispose tout naturellement en vers libres :</text:p>
      <text:p text:style-name="quote.l">La rivière s’étale vers le pont,</text:p>
      <text:p text:style-name="quote.l">Près d’un haut moulin qui a l’air d’une tour ;</text:p>
      <text:p text:style-name="quote.l">Sous le doux soleil,</text:p>
      <text:p text:style-name="quote.l">Il n’y a pas de glace plus souriante.</text:p>
      <text:p text:style-name="quote.l">Des feuillages légers,</text:p>
      <text:p text:style-name="quote.l">Des peupliers aux feuilles déjà rares,</text:p>
      <text:p text:style-name="quote.l">Tremblent en face,</text:p>
      <text:p text:style-name="quote.l">Dans la large plaine unie et verte ;</text:p>
      <text:p text:style-name="quote.l">On voit le bleu lumineux…</text:p>
      <text:p text:style-name="quote.l">On regarde l’eau miroiter,</text:p>
      <text:p text:style-name="quote.l">On trouve que la vie est accueillante et bonne.</text:p>
      <text:p text:style-name="Corpsdetexte">Cela dépasse la description, c’est une sensation fixée. La poésie, en somme, n’est pas autre chose ;<text:s/>et n’est-elle pas encore d’un poète, cette phrase si simple et si musicale par laquelle s’évoque toute la Méditerranée :<text:s/><text:span text:style-name="quote.c">« </text:span><text:span text:style-name="quote.c">La mer est une vierge, bleue sous le bleu pâle du ciel, dans la bordure de roches blanches.</text:span><text:span text:style-name="quote.c"> »</text:span><text:s/>C’est que Taine ne se contente pas de regarder la nature en touriste. Il<text:s/>ne se pose pas seulement en face d’elle, il la pénètre, il l’absorbe autant que possible, afin d’en retirer tous les éléments de beauté ;<text:s/>et, comme la nature est en réalité infiniment simple, il lui suffit d’en dégager ce caractère de simplicité pour nous en communiquer toute la splendeur. Une telle compréhension n’est donnée qu’à de rares intelligences. De plus, si elles sont philosophiques, elles ne se contenteront pas d’enregistrer des images, elles iront plus loin et seront toujours guidées par la préoccupation plus haute d’en tirer des lois :<text:s/>Taine n’y manque jamais. Il notera ainsi que<text:s/><text:span text:style-name="quote.c">« </text:span><text:span text:style-name="quote.c">pour juger les paysages, toute la question gît dans le plus ou moins d</text:span><text:span text:style-name="quote.c">’</text:span><text:span text:style-name="quote.c">eau que contient l</text:span><text:span text:style-name="quote.c">’</text:span><text:span text:style-name="quote.c">air</text:span><text:span text:style-name="quote.c"> »</text:span>. S’il visite le Musée de Rennes, après la corvée des examens, c’est<text:s/><text:span text:style-name="quote.c">« </text:span><text:span text:style-name="quote.c">pour se nettoyer l</text:span><text:span text:style-name="quote.c">’</text:span><text:span text:style-name="quote.c">â</text:span><text:span text:style-name="quote.c">me</text:span><text:span text:style-name="quote.c"> »</text:span>. Et bien que ce métier d’examinateur doive lui être particulièrement pénible, il ne s’en plaint pas et voit immédiatement dans cette besogne un moyen d’instruction personnelle, car<text:s/><text:span text:style-name="quote.c">« </text:span><text:span text:style-name="quote.c">il n</text:span><text:span text:style-name="quote.c">’</text:span><text:span text:style-name="quote.c">est pas mauvais de faire un métier pour comprendre ce qu</text:span><text:span text:style-name="quote.c">’</text:span><text:span text:style-name="quote.c">est un métier, et, partant, ce qu</text:span><text:span text:style-name="quote.c">’</text:span><text:span text:style-name="quote.c">il y a dans la tête de la plupart des hommes. Mais il ne faut pas le faire trop longtemps</text:span><text:span text:style-name="quote.c"> »</text:span>. Devant deux<text:s/><text:soft-page-break/>tableaux de Wynants, il distinguera l’art ancien calme et simple de l’art moderne violent ou étrange, et toutes ses préférences iront au premier :<text:s/><text:span text:style-name="quote.c">« </text:span><text:span text:style-name="quote.c">L</text:span><text:span text:style-name="quote.c">’</text:span><text:span text:style-name="quote.c">avenir est en tout art à celui qui choisit ou rencontre des sujets que toutes les générations aimeront</text:span><text:span text:style-name="quote.c"> ;</text:span><text:span text:style-name="quote.c"><text:s/>l</text:span><text:span text:style-name="quote.c">e bonheur en est un, mais non la maladie nerveuse et la curiosité psychologique. Il m</text:span><text:span text:style-name="quote.c">’</text:span><text:span text:style-name="quote.c">a fallu vieillir pour sentir la beauté du bonheur.</text:span><text:span text:style-name="quote.c"> »</text:span><text:s/>Réflexion profonde sous son apparente banalité, et qui est un coup droit porté à toute l’artificielle théorie du romantisme. En 1863, il fallait du courage pour l’écrire, et, de nos jours, s’il est encore des âmes baudelairiennes, elles en seront toutes indignées. Mais Taine n’hésita jamais devant une vérité à dire. Il est curieux,<text:s/>à ce point de vue, de relire le tome II du<text:s/><text:span text:style-name="title">Journal des Goncourt</text:span><text:span text:style-name="T173">.<text:s/></text:span>Certains dîners de Magny montrent que Taine devait y être peu considéré et qu’on devait le regarder comme un bourgeois vulgaire, un philistin<text:s/>rétrograde. Théophile Gautier le dit sans restriction aucune. Quant à Edmond de Goncourt lui-même, il laisse clairement deviner son antipathie et son dédain :<text:s/>il est vrai que Taine avait eu l’audace de lui déclarer qu’il n’aimait pas<text:s/><text:span text:style-name="title">Madame Gervaisais</text:span><text:span text:style-name="T174"> ;</text:span><text:s/>cela ne se pardonne pas !</text:p>
      <text:p text:style-name="Corpsdetexte">Mais Taine allait aux dîners de Magny comme il allait partout ailleurs, pour étudier des milieux et juger des hommes, et peu lui importait que ses opinions fussent contredites du moment qu’elles étaient ses opinions. Traité de bourgeois par la clique des manieurs de pinceaux et des mandarins de lettres, il était en même temps honni par ces bourgeois auxquels Gautier l’assimilait et qui voyaient en lui le plus immoral des révolutionnaires. Certes, il ne les aimait pas !<text:s/>Son impression est toujours<text:s/><text:span text:style-name="quote.c">« </text:span><text:span text:style-name="quote.c">que la France est organisée en faveur de cette classe-là et que c</text:span><text:span text:style-name="quote.c">’</text:span><text:span text:style-name="quote.c">est un triste produit. Une société est comme un grand jardin</text:span><text:span text:style-name="quote.c"> :</text:span><text:span text:style-name="quote.c"><text:s/>on l</text:span><text:span text:style-name="quote.c">’</text:span><text:span text:style-name="quote.c">aménage pour lui faire rendre des pêches, des oranges, ou des carottes et des choux. La nôtre est tout aménagée en faveur des choux et des carottes</text:span><text:span text:style-name="quote.c">…</text:span><text:span text:style-name="quote.c"><text:s/>Les hommes distingués n</text:span><text:span text:style-name="quote.c">’</text:span><text:span text:style-name="quote.c">atteignent rien d</text:span><text:span text:style-name="quote.c">’</text:span><text:span text:style-name="quote.c">éminent</text:span><text:span text:style-name="quote.c">…</text:span><text:span text:style-name="quote.c"><text:s/>Tout est au concours</text:span><text:span text:style-name="quote.c"> ;</text:span><text:span text:style-name="quote.c"><text:s/>nous arrivons à des mœurs</text:span><text:span text:style-name="quote.c"><text:s/>chinoises. Nous nous préparons à des examens, nous passons des examens et nous entrons dans la filière. L</text:span><text:span text:style-name="quote.c">’</text:span><text:span text:style-name="quote.c">effet de ces<text:s/></text:span><text:span text:style-name="quote.c">mœurs</text:span><text:span text:style-name="quote.c">, c</text:span><text:span text:style-name="quote.c">’</text:span><text:span text:style-name="quote.c">est l</text:span><text:span text:style-name="quote.c">’</text:span><text:span text:style-name="quote.c">étude mécanique ou exagérée, la vie de collège, la journée passée sur un pupitre, l</text:span><text:span text:style-name="quote.c">’</text:span><text:span text:style-name="quote.c">ennui, l</text:span><text:span text:style-name="quote.c">’</text:span><text:span text:style-name="quote.c">attente, l</text:span><text:span text:style-name="quote.c">’</text:span><text:span text:style-name="quote.c">intrigue, l</text:span><text:span text:style-name="quote.c">’</text:span><text:span text:style-name="quote.c">étroitesse des vues, le caractère de l</text:span><text:span text:style-name="quote.c">’</text:span><text:span text:style-name="quote.c">employé</text:span><text:span text:style-name="quote.c"> »</text:span>. À<text:s/>lire ces lignes, on éprouve une consolation relative :<text:s/>c’est que l’organisation de la France était aussi déplorable en 1863 qu’elle l’est en 1897 et que nous n’avons rien à regretter. Quoi de plus exact encore que cette observation :<text:s/><text:span text:style-name="quote.c">« </text:span><text:span text:style-name="quote.c">La France est et restera une démocratie agitée par les écrivains et gouvernée par des fonctionnaires.</text:span><text:span text:style-name="quote.c"> »</text:span><text:s/>Or les écrivains, les journalistes actuels, ont trouvé pratique le monnayage de leurs consciences, et nos honorables fonctionnaires se sont servis de leurs âmes pour en rembourrer les sièges de leurs fauteuils. Il en résulte une malpropreté générale dont il faut se féliciter de voir le développement progressif, parce qu’un<text:s/><text:soft-page-break/>jour viendra forcément où l’abcès crèvera de lui-même ou d’un coup de lancette :<text:s/>ce jour-là peut-être, nous pourrons enfin<text:s/><text:span text:style-name="pb">[p.<text:s/></text:span><text:span text:style-name="pb">54</text:span><text:span text:style-name="pb">]<text:s/></text:span>respirer, — Tout en notant ses impressions, Taine songe qu’elles sont pessimistes :<text:s/><text:span text:style-name="quote.c">« </text:span><text:span text:style-name="quote.c">Il vaudrait mieux, comme Schiller et Goethe, voir le bien, comparer tacitement notre société à l</text:span><text:span text:style-name="quote.c">’</text:span><text:span text:style-name="quote.c">état sauvage. Cela fortifie et ennoblit.</text:span><text:span text:style-name="quote.c"> »</text:span><text:s/>Mais comme cette comparaison ne serait d’aucune utilité, il se résout à voir les choses telles qu’elles sont, disposé à sacrifier toutes ses illusions à la vérité. Heureusement pour lui ses illusions sont peu nombreuses, habitué qu’il est depuis longtemps à exercer sur toutes choses une analyse infaillible. En outre, il ne peut oublier qu’il revient d’Angleterre, et s’il tente des comparaisons, ce n’est guère qu’avec ce pays, sans qu’elles soient jamais à l’avantage du nôtre. Se souvenant de l’hospitalité anglaise, il remarquera qu’en France on ne sait pas recevoir les étrangers :<text:s/><text:span text:style-name="quote.c">« </text:span><text:span text:style-name="quote.c">À</text:span><text:span text:style-name="quote.c"><text:s/>peine s</text:span><text:span text:style-name="quote.c">’</text:span><text:span text:style-name="quote.c">en tient-on à la politesse de bouche.</text:span><text:span text:style-name="quote.c"> »</text:span><text:s/>La raison en est que<text:s/><text:span text:style-name="quote.c">« </text:span><text:span text:style-name="quote.c">l</text:span><text:span text:style-name="quote.c">’</text:span><text:span text:style-name="quote.c">hospitalité est une vertu aristocratique</text:span><text:span text:style-name="quote.c"> »</text:span><text:s/>et que la France, au contraire<text:s/><text:span text:style-name="quote.c">« </text:span><text:span text:style-name="quote.c">est une démocratie de paysans et d</text:span><text:span text:style-name="quote.c">’</text:span><text:span text:style-name="quote.c">ouvriers bien administrés, avec une bourgeoisie rétrécie qui économise et moisit, et des fonctionnaire</text:span><text:span text:style-name="quote.c">s nécessiteux qui attendent de l’</text:span><text:span text:style-name="quote.c">avancement et ne prennent point racine</text:span><text:span text:style-name="quote.c"> »</text:span>. Tandis qu’en Angleterre la majorité de la classe bourgeoise est instruite, en France elle n’a guère d’activité cérébrale qu’à Paris, encore cette activité n’est-elle que superficielle ;<text:s/>mais en province, elle demeure immobilisée dans un croupissement épouvantable, ne lisant pas, ne pensant pas, ne travaillant pas. La vie intellectuelle ne s’y manifeste que dans les centres universitaires, mais si bornée, si étroite que les intelligences tant soit peu libres y étouffent. La femme du bourgeois est nulle, absorbée par son ménage ou par les potins du quartier ;<text:s/>le fils du bourgeois bâille en rêvant de Paris, la capitale des plaisirs, ou potasse Saint-Cyr pour devenir officier et pouvoir arborer un pompeux uniforme. Hélas !<text:s/>cette vie de l’officier !<text:s/>Sans avoir passé par la caserne, Taine a pu la juger comme nous la jugeons nous autres qui avons apprécié de près ce que valaient nos prétendus supérieurs.<text:s/><text:span text:style-name="quote.c">« </text:span><text:span text:style-name="quote.c">Je les ai vus deux fois une heure pleine, au café. Ils tuent le temps comme ils peuvent, consomment, jouent aux cartes, regardent devant eux, s</text:span><text:span text:style-name="quote.c">’</text:span><text:span text:style-name="quote.c">accoudent d</text:span><text:span text:style-name="quote.c">’</text:span><text:span text:style-name="quote.c">un air ennuyé, parlent de permutations, relisent le journal.</text:span><text:span text:style-name="quote.c"> »</text:span><text:s/>Pour entretenir de pareils néants, de tels monstrueux phénomènes, un bienveillant gouvernement s’ingénie à nous abrutir de taxes et de charges.</text:p>
      <text:p text:style-name="Corpsdetexte">On pourrait poser cette loi que l’amour du militarisme est en raison inverse des facultés intellectuelles, car il indique une absence complète du raisonnement. Or Taine savait raisonner, et, tout en constatant le vide dans lequel s’asphyxie le semblant d’âme d’un sous-lieutenant, il se demande pourquoi cette institution de l’armée trouve tant de crédit auprès des classes soi-disant dirigeantes ;<text:s/>il en découvre le motif dans ce fait que l’armée fournit un<text:s/><text:soft-page-break/>refuge aux jeunes gens des vieilles familles nobles qui jugent indignes d’eux de faire du commerce et qui n’ont pas assez<text:s/>d’initiative pour pouvoir exercer une profession libérale. De plus, ils y sont en quelque sorte amenés par leur éducation même. Élevés la plupart chez les Jésuites ou dans d’autres maisons d’éducation religieuse, on leur inculque une aversion profonde à l’encontre du gouvernement établi ;<text:s/>car les ordres ecclésiastiques, en France, sont essentiellement antigouvernementaux, à la différence du clergé paroissial privé par le concordat de son indépendance et devenu peu à peu un simple corps de fonctionnaires. Détournés des carrières universitaires ou administratives, il ne leur reste plus que l’armée qui passe pour être absolument en dehors de toute forme gouvernementale, et ils s’y précipitent tête baissée. Les Jésuites préparent surtout aux examens de Saint-Cyr ou de Polytechnique, et, comme leurs préparations sont d’ordinaire heureuses, c’est à eux que les parents s’adressent de préférence dans l’espoir de voir un jour leurs fils traîner un sabre sur leurs talons. Dans tontes les villes qu’il visite, Taine remarque cette lutte entre l’université et le clergé. Les proviseurs<text:s/>se plaignent que leurs lycées sont désertés, ils se plaignent du clergé, ils se plaignent des nobles. Taine enregistre toutes ces plaintes, et il est d’autant mieux à portée de les entendre que, dans ses divers séjours, c’est presque exclusivement avec la société professorale qu’il est en rapports. Cette société, tenue à l’écart par la haute bourgeoisie, exagère nécessairement ses<text:s/><text:span text:style-name="pb">[p.<text:s/></text:span><text:span text:style-name="pb">55</text:span><text:span text:style-name="pb">]<text:s/></text:span>griefs et ses récriminations. Mais Taine n’a pas à prendre parti. La seule chose qui l’intéresse, c’est de noter des états d’esprits. Nous n’avons rien d’autre à<text:s/>exiger de lui.</text:p>
      <text:p text:style-name="Corpsdetexte">Il<text:s/>serait à souhaiter que l’on continuât la publication de ses papiers posthumes, que sa correspondance notamment nous fût donnée. Notre époque est si trouble, les volontés y sont si décrépites, les intelligences si amoindries qu’il n’y a pas à négliger les occasions de nous mettre en présence d’un puissant cerveau. Certainement sa philosophie, en tant que conception du moi ou de l’univers, est destinée, comme toutes les philosophies du reste,<text:s/>à<text:s/>être remplacée par d’autres systèmes. Mais ses œuvres néanmoins ne disparaîtront pas, parce qu’elles sont les<text:s/><text:span text:style-name="T175">manifestations d</text:span><text:span text:style-name="T176">’</text:span><text:span text:style-name="T177">une personnalité</text:span><text:span text:style-name="T178">.<text:s/></text:span>Tout change et se transforme ;<text:s/>mais ce qui constitue l’homme lui-même, l’homme en général, demeure immuable, malgré les siècles et les révolutions.</text:p>
      <text:p text:style-name="Corpsdetexte">Taine a exprimé l’homme sain. Et je ne crois pas qu’il y ait un meilleur éloge à faire de lui que celui qu’il accordait à Jouffroy :<text:s/><text:span text:style-name="quote.c">« </text:span><text:span text:style-name="quote.c">On voyait qu</text:span><text:span text:style-name="quote.c">’</text:span><text:span text:style-name="quote.c">il ne poursuivait que le vrai, qu</text:span><text:span text:style-name="quote.c">’</text:span><text:span text:style-name="quote.c">il y employait toute sa force, qu</text:span><text:span text:style-name="quote.c">’</text:span><text:span text:style-name="quote.c">il n</text:span><text:span text:style-name="quote.c">’</text:span><text:span text:style-name="quote.c">en dépensait rien pour des intérêts étrangers, qu</text:span><text:span text:style-name="quote.c">’</text:span><text:span text:style-name="quote.c">il ne songeait ni à briller ni à plaire, qu</text:span><text:span text:style-name="quote.c">’</text:span><text:span text:style-name="quote.c">il était penseur et non orateur, qu</text:span><text:span text:style-name="quote.c">’</text:span><text:span text:style-name="quote.c">il se servait de la parole<text:s/></text:span><text:soft-page-break/><text:span text:style-name="quote.c">par occasion et non par amour de la parole.</text:span><text:span text:style-name="quote.c"> »</text:span></text:p>
      <text:p text:style-name="Corpsdetexte">Aujourd’hui nous avons des<text:s/>rhéteurs. Mais des penseurs de la force de Taine, clairs et sincères comme lui, où sont-ils ?<text:s/>Je souhaite de toute mon âme qu’il y en ait encore, mais pour le moment je n’en vois pas.</text:p>
      <text:p text:style-name="P179">LOUIS DE SAINT-JACQUES.</text:p>
      <text:p text:style-name="postscript"><text:span text:style-name="T180">P.-S.</text:span><text:s/>— Dans ma prochaine<text:s/><text:span text:style-name="title">Expertise</text:span><text:span text:style-name="T181">,<text:s/></text:span>je parlerai de<text:s/>l’<text:span text:style-name="title">È</text:span><text:span text:style-name="title">ve n</text:span><text:span text:style-name="title">ouvelle</text:span><text:s/>de Jules Bois.</text:p>
      <text:h text:style-name="Titre1" text:outline-level="1"><text:bookmark-start text:name="bookmark8"/><text:bookmark-end text:name="bookmark8"/><text:span text:style-name="pb">[p.<text:s/></text:span><text:span text:style-name="pb">85</text:span><text:span text:style-name="pb">]<text:s/></text:span>Expertises<text:s/>III.<text:s/><text:line-break/><text:span text:style-name="title">L’Ève nouvelle</text:span><text:s/>de M. Jules Bois</text:h>
      <text:p text:style-name="dateline">1<text:span text:style-name="T182">er</text:span> février 1897.</text:p>
      <text:p text:style-name="Corpsdetexte"><text:span text:style-name="pb"><text:s/></text:span><text:span text:style-name="quote.c">« </text:span><text:span text:style-name="quote.c">Qu</text:span><text:span text:style-name="quote.c">’</text:span><text:span text:style-name="quote.c">est-ce que l</text:span><text:span text:style-name="quote.c">’</text:span><text:span text:style-name="quote.c">homme</text:span><text:span text:style-name="quote.c"> ? »</text:span><text:s/>se demande Guillaume Postel<text:span text:style-name="Appelnotedebasdep."><text:note text:note-class="footnote" text:id="_ftn6"><text:note-citation>7</text:note-citation><text:note-body><text:p text:style-name="Notedebasdepage"><text:s/><text:span text:style-name="title">La doctrine du siècle doré, ou de l’Evangelike regne de Jésus Roy des Roys</text:span>, par Guillaume Postel, à Paris, chez Jehan Ruelle, 1553.</text:p></text:note-body></text:note></text:span>.<text:s/><text:span text:style-name="quote.c">« </text:span><text:span text:style-name="quote.c">C</text:span><text:span text:style-name="quote.c">’</text:span><text:span text:style-name="quote.c">est la fin du monde. Comment la fin du monde</text:span><text:span text:style-name="quote.c"> ?</text:span><text:span text:style-name="quote.c"><text:s/>C</text:span><text:span text:style-name="quote.c">’</text:span><text:span text:style-name="quote.c">est-à-dire une créature raisonnable, faicte et créée à l</text:span><text:span text:style-name="quote.c">’</text:span><text:span text:style-name="quote.c">image et semblance de Dieu, pour l</text:span><text:span text:style-name="quote.c">’</text:span><text:span text:style-name="quote.c">usage, bien et contentement de laquelle fin</text:span><text:span text:style-name="quote.c">alement Dieu ha créé le monde. »</text:span><text:s/>Par cette définition de l’homme, Postel définissait l’humanité en général sans distinction des sexes et l’instituait dans ses droits sur l’univers. Mais voici qu’au lieu de vivre en harmonie et de s’admettre mutuellement au gouvernement de la nature, Adam et Ève, en la personne de leurs descendants, aujourd’hui plus que jamais, se disputent le sceptre, et le drapeau tout claquant neuf du féminisme se dresse contre l’antique et solide étendard de l’anthropocentrisme. La femme se révolte, ou du moins on le dit. Cela se crie dans des congrès, se propage dans des revues plus ou moins spéciales, s’imprime dans des livres enflammés ;<text:s/>cela fait un bruit aigre et discordant de crécelles ;<text:s/>cela, en un mot, nous ramène aux temps aristophanesques de Lysistrata. Salutistes illuminées, institutrices en délire, filles trop tôt émancipées, morphinomanes, toute la lyre !<text:s/>Les déclassées, les excentriques, et même, par extraordinaire, quelques sérieuses et des honnêtes, une amusante armée de jupons s’est rassemblée et tente de monter à l’assaut de l’homme. Lui, débonnaire, tel un gros éléphant dont un petit singe agacerait les oreilles, se laisse tripoter<text:s/>avec patience. Bien mieux,<text:s/>des<text:s/>hommes<text:s/><text:span text:style-name="pb">[p.<text:s/></text:span><text:span text:style-name="pb">56</text:span><text:span text:style-name="pb">]<text:s/></text:span>eux-mêmes passent à l’ennemie, afin que le mouvement s’accélère :<text:s/>ce sont des convaincus ou des habiles. Mais, chose plaisante à noter et dont les femmes devraient faire leur profit, qu’ils soient d’une catégorie ou de l’autre, ils cherchent tous à prendre le commandement des troupes ;<text:s/>si les femmes ont eu les premières l’idée du mouvement, il se<text:s/><text:soft-page-break/>rencontre que ce sont principalement des hommes qui en profitent. Elles m’ont absolument l’air de se laisser rouler.</text:p>
      <text:p text:style-name="Corpsdetexte">Et comme tous ces hommes<text:s/>dits féministes sont bizarres !<text:s/>On y voit des prêtres défroqués unis à d’inconcevables pasteurs, des journalistes et des pions, des médecins et des mages. Ils forment un monde qui n’est pas de ce monde, et ce qui les distingue des catholiques, c’est que, tandis que ces derniers ne reconnaissent qu’un pape, chacun d’eux est pour soi-même son propre souverain pontife. Cependant ils ne savent pas ce qu’ils veulent. Car<text:s/><text:span text:style-name="quote.c">« </text:span><text:span text:style-name="quote.c">l</text:span><text:span text:style-name="quote.c">’</text:span><text:span text:style-name="quote.c">homme, dit Jules Bois dans son<text:s/></text:span><text:span text:style-name="title">È</text:span><text:span text:style-name="title">ve nouvelle</text:span><text:span text:style-name="quote.c">, s</text:span><text:span text:style-name="quote.c">’</text:span><text:span text:style-name="quote.c">est lourdement trompé en croyant nous renseigner sur l</text:span><text:span text:style-name="quote.c">’</text:span><text:span text:style-name="quote.c">amie et l</text:span><text:span text:style-name="quote.c">’</text:span><text:span text:style-name="quote.c">ennemie, il ne nous a révélé là encore que</text:span><text:span text:style-name="quote.c"><text:s/>le<text:s/></text:span><text:span text:style-name="quote.c">reflet de lui-même</text:span><text:span text:style-name="quote.c">…</text:span><text:span text:style-name="quote.c"><text:s/>Seule, la femme nous livrera le secret de la femme</text:span><text:span text:style-name="quote.c"> »</text:span>.</text:p>
      <text:p text:style-name="Corpsdetexte">Pourquoi donc<text:s/>M. Bois a-t-il écrit son<text:s/><text:span text:style-name="title">Ève nouvelle</text:span><text:span text:style-name="T183">,</text:span><text:s/>si la femme est inconnaissable à l’homme ?<text:s/>Je le soupçonne d’avoir prévu l’objection et d’avoir tenté d’y répondre en ajoutant :<text:s/>« Nous savons, du moins, qu’il nous est toujours possible d’agir sur elle…<text:s/>Améliorez l’époque, vous améliorerez la femme. »<text:s/>Mais cette réponse n’est que spécieuse et ne me paraît pas justifier le livre. Car si la femme est<text:s/>le<text:s/>miroir de son époque, et si l’homme peut toujours agir sur elle, ce seront l’époque et l’homme dont il faudra tenter l’amélioration pour que celle de la femme en résulte. Le raisonnement me paraît banal.</text:p>
      <text:p text:style-name="Corpsdetexte">Supposons toutefois que, doué d’un sens plus subtil que celui des habituels psychologues,<text:s/>M. Jules Bois ait l’avantage d’avoir pénétré les profondeurs de la femme, à bien des points de vue son livre me déplairait encore, ne serait-ce que par l’impression d’ensemble qu’il a produite sur moi. Il est de toute nécessité de ne jamais négliger un aussi important élément de critique. Lorsqu’un livre a été lu et fermé, après qu’on l’a déposé sur la table et qu’on songe en soi-même à la lecture finie, du fond de la mémoire remontent les sensations que l’on éprouva à suivre l’auteur de page en page ;<text:s/>imprécises, parfois contradictoires, elles se mêlent, tourbillonnent, puis les unes vers les autres s’avancent ;<text:s/>et la danse de tous ces souvenirs peu à peu se fait plus lente, ils se rassemblent et voici qu’à la fin ils se soudent, fondus en un seul souvenir qui n’est pas celui-là ni cet autre, mais qui de tous a pris quelque chose pour parvenir à sa formation. Or la seule impression d’ensemble que donne<text:s/>l’<text:span text:style-name="title">È</text:span><text:span text:style-name="title">ve nouvelle</text:span><text:s/>est qu’elle ne communique aucune impression d’ensemble !<text:s/>Selon le mot du Pierrot de Laforgue dans l’extraordinaire<text:s/><text:span text:style-name="title">Scène cou</text:span><text:span text:style-name="title">rte mais typique</text:span>, elle</text:p>
      <text:p text:style-name="P184">……………………………………<text:s/>me<text:s/>verse</text:p>
      <text:p text:style-name="P185">Un mélange (confus) d’impressions…<text:s/>diverses…</text:p>
      <text:soft-page-break/>
      <text:p text:style-name="Corpsdetexte">On en sort avec du vague plein la tête, un pêle-mêle de phrases sonores et creuses ;<text:s/>c’est une sorte d’étourdissement cérébral, une espèce de<text:s/><text:span text:style-name="pb">[p.<text:s/></text:span><text:span text:style-name="pb">86</text:span><text:span text:style-name="pb">]<text:s/></text:span>crispation intérieure, et quelque repos s’impose avant de pouvoir se ressaisir. Cependant<text:s/>M. Bois n’est ni un jongleur ni un sauteur ès lettres. C’est un écrivain probe et honnête, un travailleur en même temps qu’un poète. De quoi provient donc ce manque d’une impression d’ensemble ?<text:s/>J’ai bien peur que ce ne soit d’un manque d’ensemble inhérent au livre lui-même. Ce livre n’est pas<text:s/><text:span text:style-name="T186">un</text:span><text:span text:style-name="T187">,</text:span><text:s/>et c’est une faute énorme ;<text:s/>c’est pourquoi l’impression qu’il fait naître manque elle-même d’unité.<text:s/>M. Bois n’était pas l’homme qu’il fallait pour l’écrire, il l’a mal écrit et il l’a mal composé. Voilà trois reproches à lui faire, avant même d’examiner la thèse qu’il y soutient.</text:p>
      <text:p text:style-name="Corpsdetexte">M. Bois nous indique lui-même ce qu’il est :<text:s/><text:span text:style-name="quote.c">« </text:span><text:span text:style-name="quote.c">Le mysticisme profond fut toujours l</text:span><text:span text:style-name="quote.c">’</text:span><text:span text:style-name="quote.c">ami du féminisme</text:span><text:span text:style-name="quote.c">…</text:span><text:span text:style-name="quote.c"><text:s/>Le mystique, c</text:span><text:span text:style-name="quote.c">’</text:span><text:span text:style-name="quote.c">est l</text:span><text:span text:style-name="quote.c">’</text:span><text:span text:style-name="quote.c">homme s</text:span><text:span text:style-name="quote.c">’</text:span><text:span text:style-name="quote.c">attachant à son idée par un amour illuminé et profond, avant que d</text:span><text:span text:style-name="quote.c">’</text:span><text:span text:style-name="quote.c">y être fidèle dans les froideurs raisonnables</text:span><text:span text:style-name="quote.c">…</text:span><text:span text:style-name="quote.c"><text:s/>J</text:span><text:span text:style-name="quote.c">’</text:span><text:span text:style-name="quote.c">ai été conduit au féminisme par le mysticisme.</text:span><text:span text:style-name="quote.c"> »</text:span><text:s/>Relevons cet aveu que<text:s/>M. Bois est un mystique ;<text:s/>il en résulte très nettement que s’il a tout ce qu’il faut pour être prophète, il n’a rien de ce qui est nécessaire pour être un sociologue ou un historien. Or il se trouve malheureusement que c’est à ce double point de vue de la sociologie et de l’histoire qu’il a voulu traiter la question du féminisme, sa préface en est la meilleure des preuves :<text:s/>il s’est donc entièrement trompé sur ses facultés. Il ne pouvait pas m’expliquer le féminisme parce qu’il ne pouvait lui-même en voir nettement les raisons :<text:s/>son tempérament de mystique l’empêche d’être spectateur. Ou bien le mystique s’abstrait complètement du monde, ou bien il crée un mouvement qu’il dirige, ou bien encore il participe à un mouvement déjà existant :<text:s/>dans les trois cas, il est aveugle.<text:s/>M. Bois appartiendrait plutôt à la troisième catégorie ;<text:s/>le féminisme existait avant qu’il se fût déclaré féministe, il s’est rallié au mouvement et, s’il ne se décourage pas, il deviendra certainement un des barons de cette nouvelle croisade. Mais celui qui combat ne peut avoir une vision calme de la bataille. Si<text:s/>M. Bois avait réfléchi avant d’entreprendre son livre, il s’en serait bien rendu compte. Cette besogne ne lui convenait pas.</text:p>
      <text:p text:style-name="Corpsdetexte">Tout au moins il aurait dû procéder autrement.</text:p>
      <text:p text:style-name="Corpsdetexte">Je le vois avec peine prenant des allures scientifiques, se hasardant à des étymologies douteuses, commentant les Évangiles, s’enchantant à la pensée que la femme bientôt n’aura plus ses menstrues, assumant des hypothèses préhistoriques, analysant les tempéraments des races, et vantant le savoir de<text:s/>M. Louis Ménard. Rien de tout cela n’est de son ressort. La méthode qui fait le savant n’est pas la même que celle dont a besoin le poète, et quand<text:s/>M. Bois a voulu faire parade de science, il s’est montré enfantin :<text:s/>l’acquis lui fait défaut. Car<text:s/><text:soft-page-break/>où prendrait-il son temps pour apprendre, absorbé qu’il est par ses multiples occupations de journaliste, de conférencier, de romancier, de poète et de mage ?<text:s/>Il est vrai que ce titre de mage suppose chez celui qui le porte une haute culture, ou du moins il la supposait autrefois :<text:s/>aujourd’hui il n’a plus la même valeur, et<text:s/>M. Bois a beau s’en parer, il lui sera difficile de me prouver qu’il est parvenu à l’initiation absolue. Et quand il s’agit de la femme, grand Dieu !<text:s/>qui peut prétendre tenir la formule de ce petit être ?<text:s/>Hommes, nous ne nous connaissons pas nous-mêmes et nous ne comprenons pas les autres hommes. Que sera-ce d’un sexe à l’autre ?<text:s/>Dans cette question du féminisme, le mieux serait de laisser la femme se débrouiller à sa guise ;<text:s/>seule, elle sait ou croit savoir ce qu’elle veut. L’homme ne serait là que pour enregistrer ses aspirations et juger si elles lui conviennent<text:span text:style-name="Appelnotedebasdep."><text:note text:note-class="footnote" text:id="_ftn7"><text:note-citation>8</text:note-citation><text:note-body><text:p text:style-name="Notedebasdepage"><text:s/>Il aurait à examiner,<text:s/><text:span text:style-name="T188">en tant qu’homme</text:span>, si ces aspirations de la femme lui conviennent,<text:s/><text:span text:style-name="T189">à lui homme</text:span>.</text:p></text:note-body></text:note></text:span>. Ce rôle, pour un féministe, ne serait pas une sinécure, de même qu’il ne serait pas pour déplaire à un poète ;<text:s/>il donnerait lieu de toutes les façons à d’admirables développements, et chacun pourrait y exercer son style. Je vois très bien<text:s/>M. Bois échafaudant sur la question un drame fort ésotérique :<text:s/>il connaît ce genre de théâtre, sur cette scène il est chez lui. Tout aussi parfaitement je conçois qu’il en tire des éléments pour un nombre infini de nouvelles ou bien pour des poèmes dont le sens très occulte ne le cède qu’à l’inspiration. Dans ces domaines imaginaires ou fantaisistes, il bondira tout à son aise, et nous aurons un vrai plaisir à l’applaudir :<text:s/>son style, du reste, s’y prête admirablement. Mais dans une œuvre de sociologie et d’histoire il n’aurait pas dû l’employer.</text:p>
      <text:p text:style-name="Corpsdetexte">C’est pourquoi<text:s/>l’<text:span text:style-name="title">È</text:span><text:span text:style-name="title">ve nouvelle</text:span><text:s/>est un livre mal écrit. On peut traiter de niaiserie la théorie archi-classique de la distinction des genres en littérature, ne serait-ce que pour faire enrager les vieilles barbes, indignées contre les jeunes démolisseurs ;<text:s/>le système n’est pas moins d’une grande utilité pratique, son emploi demeure toujours commode et sûr. Grâce à lui, je comprends immédiatement pourquoi mon blâme a sa raison d’être ;<text:s/>c’est qu’il ne convenait pas à<text:s/>M. Jules Bois de nous développer les plaintes et les revendications de la femme avec la même écriture dont il s’était servi pour<text:s/><text:span text:style-name="title">la Porte héroïque du Ciel</text:span><text:span text:style-name="T190">.</text:span><text:s/>Le style n’est pas seulement l’expression de l’homme ;<text:s/>il est encore<text:s/>le<text:s/>vêtement de l’idée.<text:s/>M. de<text:s/>Heredia<text:span text:style-name="Appelnotedebasdep."><text:note text:note-class="footnote" text:id="_ftn8"><text:note-citation>9</text:note-citation><text:note-body><text:p text:style-name="Notedebasdepage"><text:s/>[NdE] Orthographié Hérédia.</text:p></text:note-body></text:note></text:span>,<text:s/>en saluant en vers le jeune Nicolas et sa très impériale femme, commit la plus plate des balourdises, tout autant que<text:s/>M. Pons qui rima jadis les Codes français. On aura beau faire, il y a des sujets qui sont poétiques et d’autres qui ne le sont pas. Pour produire tout son effet, le livre de<text:s/>M. Bois aurait dû être écrit sans emphase, il me choque d’y rencontrer à chaque page des boursouflures :<text:s/>une œuvre qui vise à être documentaire doit être dépourvue d’affectation. Cette absence de simplicité se traduit, par exemple, en des phrases de ce genre :<text:s/><text:span text:style-name="quote.c">« </text:span><text:span text:style-name="quote.c">Nous<text:s/></text:span><text:soft-page-break/><text:span text:style-name="quote.c">sommes les sommets sociaux et il ne tombe de notre clocher gracieux aux aiguilles de fièvre que le glas de toute joie véritable</text:span><text:span text:style-name="quote.c"> »</text:span> ;<text:s/><text:span text:style-name="quote.c">« </text:span><text:span text:style-name="quote.c">une bouche fine dont les roses délicates s</text:span><text:span text:style-name="quote.c">’</text:span><text:span text:style-name="quote.c">animaient au souffle<text:s/></text:span><text:span text:style-name="quote.c">ardent des Amazones ressus</text:span><text:span text:style-name="quote.c">citées en son modeste corps</text:span><text:span text:style-name="quote.c"> »</text:span> ;<text:s/><text:span text:style-name="quote.c">« </text:span><text:span text:style-name="quote.c">un joli roman inéclos</text:span><text:span text:style-name="quote.c"> »</text:span> ;<text:s/><text:span text:style-name="quote.c">« </text:span><text:span text:style-name="quote.c">j</text:span><text:span text:style-name="quote.c">’</text:span><text:span text:style-name="quote.c">ai écouté tomber les larmes de la femme</text:span><text:span text:style-name="quote.c"> »</text:span>, et autres choses de même acabit qu’on ne peut lire sans de violentes crises de nerfs. Emporté par son imagination,<text:s/>M. Bois oublie la mesure ;<text:s/>tandis qu’il était en pleine fièvre de travail, il aurait dû, de temps en temps, s’interrompre pour avaler quelques potions de Taine ou de Ribot. Dans les moments de surexcitation mentale, de telles boissons sont salutaires :<text:s/>elles rafraîchissent et clarifient. On se souvient alors que lorsqu’il<text:s/><text:span text:style-name="pb">[p.<text:s/></text:span><text:span text:style-name="pb">87</text:span><text:span text:style-name="pb">]<text:s/></text:span>s’agit d’examiner des faits positifs et d’en tirer des conclusions, il messied d’enfourcher des chimères ou de se promener au pays des nuages, et surtout on se rappelle qu’un livre qui veut être précis ne vaut que s’il est bien composé.</text:p>
      <text:p text:style-name="Corpsdetexte">La composition de<text:s/>l’<text:span text:style-name="title">È</text:span><text:span text:style-name="title">ve nouvelle</text:span><text:s/>est tout à fait insuffisante. J’ai bien peur que<text:s/>M. Bois ne se soit servi de matériaux déjà usagés et qu’il n’ait fabriqué son volume en utilisant ses anciennes conférences :<text:s/>il n’est guère qu’un assemblage de morceaux assez disparates, un chapelet de petites vertèbres cliquetantes, mais hélas !<text:s/>un chapelet dont trop souvent le fil est rompu. Ce défaut s’aggrave en outre du genre de divisions et de sous-divisions des chapitres que<text:s/>M. Bois a cru bon d’adopter. On s’y perd :<text:s/>au<text:s/><text:span text:style-name="quote.c">« </text:span><text:span text:style-name="quote.c">cyclone plein de germes</text:span><text:span text:style-name="quote.c"> »</text:span><text:s/>succède le<text:s/><text:span text:style-name="quote.c">« </text:span><text:span text:style-name="quote.c">torrent du pur amour</text:span><text:span text:style-name="quote.c"> »</text:span>, qui vient lui-même avant la<text:s/><text:span text:style-name="quote.c">« </text:span><text:span text:style-name="quote.c">nonne nouvelle</text:span><text:span text:style-name="quote.c"> »</text:span> ;<text:s/><text:span text:style-name="quote.c">« </text:span><text:span text:style-name="quote.c">un corbeau sur un miroir</text:span><text:span text:style-name="quote.c"> »</text:span><text:s/>prépare à<text:s/><text:span text:style-name="quote.c">« </text:span><text:span text:style-name="quote.c">l</text:span><text:span text:style-name="quote.c">’</text:span><text:span text:style-name="quote.c">injustice de l</text:span><text:span text:style-name="quote.c">’</text:span><text:span text:style-name="quote.c">homme</text:span><text:span text:style-name="quote.c"> »</text:span> ;<text:s/><text:span text:style-name="quote.c">« </text:span><text:span text:style-name="quote.c">le piège sous les roses</text:span><text:span text:style-name="quote.c"> »</text:span><text:s/>annonce<text:s/><text:span text:style-name="quote.c">« </text:span><text:span text:style-name="quote.c">la voix de la colombe</text:span><text:span text:style-name="quote.c"> »</text:span>. Au beau milieu des pages, du symbolisme fleurit soudain en lettres capitales ;<text:s/>on se croirait revenu aux temps les plus effarants de la littérature mystique, lorsque<text:s/><text:span text:style-name="T191">le jardin des roses</text:span><text:s/>s’épanouissait dans<text:s/><text:span text:style-name="T192">la Vallée des larmes</text:span><text:s/>et que les cœurs s’embrasaient aux<text:s/><text:span text:style-name="T193">Allumettes du feu divin</text:span>. Les caillettes de la petite classe peuvent se pâmer à ce jeu :<text:s/>il ressuscite sous une forme nouvelle le vieux divertissement des<text:s/><text:span text:style-name="title">É</text:span><text:span text:style-name="title">nigmes</text:span><text:span text:style-name="T194">.</text:span><text:s/>Vainement on cherchera à deviner<text:s/><text:span text:style-name="quote.c">« </text:span><text:span text:style-name="quote.c">les quatre points cardinaux du jardin virginal</text:span><text:span text:style-name="quote.c"> »</text:span>,<text:s/><text:span text:style-name="quote.c">« </text:span><text:span text:style-name="quote.c">l</text:span><text:span text:style-name="quote.c">’</text:span><text:span text:style-name="quote.c">œuf ailé</text:span><text:span text:style-name="quote.c"> »</text:span>, ou<text:s/><text:span text:style-name="quote.c">« </text:span><text:span text:style-name="quote.c">le navire Argo de l</text:span><text:span text:style-name="quote.c">’</text:span><text:span text:style-name="quote.c">âge nouveau</text:span><text:span text:style-name="quote.c"> »</text:span>. Ce jargon est aussi précieux que ridicule, d’autant plus que pour bien parler du féminisme il n’était pas indispensable de l’employer. Il est possible de discourir sur la femme en évitant l’amphigouri ;<text:s/>mais alors une précaution s’impose qui est d’avoir son plan tout préparé d’avance. En l’espèce, il s’agissait surtout, pour<text:s/>M. Bois, de bien préciser la femme dont il avait l’intention de s’occuper. Car le titre de son ouvrage est trop vaste et trop vague. L’<text:span text:style-name="title">È</text:span><text:span text:style-name="title">ve nouvelle</text:span><text:span text:style-name="T195">,<text:s/></text:span>pour ne pas se mentir à elle-même, aurait dû étudier non pas une certaine femme mais toutes les femmes telles qu’elles ont été, sont et seront, non seulement dans les diverses classes de la société mais encore dans les différentes contrées du<text:s/><text:soft-page-break/>globe. Ce fut peut-être l’idée première de<text:s/>M. Bois, mais l’entreprise était énorme, et quand le temps de l’exécuter fut venu, involontairement ou non, il fut bien obligé d’en rabattre, et la réalisation ne correspondit plus au programme. C’est pourquoi le titre même du livre ne convient plus du tout à ce qu’il contient, bien qu’il eût été difficile d’en trouver un autre à cause de son manque d’unité et de la disproportion de ses parties entre elles.</text:p>
      <text:p text:style-name="Corpsdetexte">Soit un humble lecteur que l’émancipation de la femme intéresse et qui espère que<text:s/>M. Bois sera à même de le renseigner. Il prend<text:s/>l’<text:span text:style-name="title">È</text:span><text:span text:style-name="title">ve nouvelle</text:span>, il en lit soigneusement la préface et en retient cette<text:s/>phrase indicatrice du but de l’auteur :<text:s/><text:span text:style-name="quote.c">« </text:span><text:span text:style-name="quote.c">Tous les germes de la femme nouvelle existaient en l</text:span><text:span text:style-name="quote.c">’</text:span><text:span text:style-name="quote.c">ancienne femme. Nous les regarderons ensemble et nous serons éblouis de cette continuité dans l</text:span><text:span text:style-name="quote.c">’</text:span><text:span text:style-name="quote.c">effort, de cette persévérance invisible, qui préparait un épanouissement prémédité au fond de tant de sécheresse et de douleur</text:span><text:span text:style-name="quote.c">.</text:span><text:span text:style-name="quote.c"> »</text:span><text:s/>Ainsi donc deux parties principales :<text:s/>en premier lieu<text:s/>« la femme du passé », puis<text:s/>« la femme nouvelle ». Tenant la division pour bonne, l’humble lecteur joyeusement l’approuve, et entame sans hésiter la femme de passé. Il lit :<text:s/><text:span text:style-name="quote.c">« </text:span><text:span text:style-name="quote.c">C</text:span><text:span text:style-name="quote.c">’</text:span><text:span text:style-name="quote.c">est à une date imprécise des jours préhistoriques</text:span><text:span text:style-name="quote.c">…</text:span><text:span text:style-name="quote.c"><text:s/>l</text:span><text:span text:style-name="quote.c">’</text:span><text:span text:style-name="quote.c">anthropopithèque rêve de devenir l</text:span><text:span text:style-name="quote.c">’</text:span><text:span text:style-name="quote.c">homme</text:span><text:span text:style-name="quote.c">…</text:span><text:span text:style-name="quote.c"><text:s/>l</text:span><text:span text:style-name="quote.c">’</text:span><text:span text:style-name="quote.c">abominable anthropocentrisme des philosophies futures mugit en lui</text:span><text:span text:style-name="quote.c">…</text:span><text:span text:style-name="quote.c"> »</text:span><text:s/>etc., puis l’histoire d’un coup de poing, tout un roman antédiluvien en trois chapitres, et brusquement apparaît le quatrième,<text:s/><text:span text:style-name="title">la Faillite de la femme à la mode</text:span><text:span text:style-name="T196"> :</text:span><text:span text:style-name="T197"><text:s/></text:span>d’un saut inattendu,<text:s/>M. Bois a franchi des milliers de siècles !<text:s/>Déconcerté, l’humble lecteur se frotte les yeux. Où donc est-elle passée, la femme du passé ?<text:s/>Évanouie !<text:s/>escamotée !<text:s/>Serait-ce par une opération magique ?<text:s/>L’humble lecteur se dit qu’il est dupé. Eh !<text:s/>oui, il est dupé :<text:s/>et cependant, malgré que sa culpabilité soit manifeste,<text:s/>M. Bois n’est pas trop responsable :<text:s/>matériellement, il ne pouvait en quelques pages nous raconter l’évolution de notre chère compagne. Mais s’il est juste de lui donner raison sur ce point, il reste à lui reprocher de s’être trop étendu sur de romanesques hypothèses :<text:s/>nous ignorons absolument ce qu’était la vie morale de la femme aux époques de la préhistoire ;<text:s/>en outre, cela nous intéresse fort peu. Admettons donc que<text:s/>M. Bois n’ait pas écrit les trois premiers chapitres de<text:s/>l’<text:span text:style-name="title">È</text:span><text:span text:style-name="title">ve nouvelle</text:span>, et supposons-nous transportés d’emblée à Paris vers la<text:s/>fin du<text:s/><text:span text:style-name="T198">xix</text:span><text:span text:style-name="T199">e</text:span> siècle, en présence d’une de ces femmes à la mode que les féministes féroces poursuivent de leurs clameurs.</text:p>
      <text:p text:style-name="Corpsdetexte">Pauvre femme !<text:s/>— Que vous ai-je fait, serait-elle en droit de leur dire, pour m’accabler de vos sarcasmes et me harceler de votre ironie ?<text:s/>J’ai toujours été si bonne pour vous !<text:s/>Artistes ou littérateurs, n’est-ce point dans mes salons que vous avez rencontré la gloire, et, plus appréciable qu’elle,<text:s/>le<text:s/>pécuniaire succès ?<text:s/>Je n’avais point de cervelle, et c’est vous qui avez tenté de m’en composer une ;<text:s/>s’il ne s’y trouve qu’un ramassis de fariboles, c’est vous qui en<text:s/><text:soft-page-break/>êtes les fauteurs. Lorsque vous débitez des conférences, votre auditoire, c’est moi. Chez les libraires, j’achète vos livres ;<text:s/>vos croûtes, chez les marchands de tableaux. Je suis votre grande ressource, mais vous n’êtes jamais contents de l’argent que je vous apporte, et vous ne me battez que pour en avoir un peu plus.</text:p>
      <text:p text:style-name="Corpsdetexte">Pauvre femme !<text:s/>Et tout en se lamentant gentiment, elle les admire davantage, les très rusés féministes, et elle ne songe pas à se fâcher, tandis qu’il lui serait si facile de leur fermer la bouche, en les menaçant de les mettre en quarantaine, tout simplement.</text:p>
      <text:p text:style-name="Corpsdetexte">Du reste,<text:s/>M. Bois se trompe quand il prétend faire de la femme à la mode un produit spécial à notre temps. Il est plus exact de dire qu’elle n’a jamais cessé d’être ;<text:s/>dès qu’il y eut sur la terre deux femmes, il y en eut une qui fut la femme à la mode ;<text:s/>ce fut celle qui fut préférée. Ève n’est point coupable ;<text:s/>toute la faute en est à l’homme qui, dans la masse des femmes, forma une caste privilégiée. La femme à la mode ne se place pas elle-même son auréole sur la tête, et de même qu’on la lui donne on peut la lui enlever. Que l’homme élève à cette dignité une bécasse délicieuse ou une buse patentée, il est encore seul responsable, et il ne faut pas reprocher à ces mignonnes bêtes de demeurer sur leur nouveau trône dépourvues d’intellectualité. Si elles ne pensent pas, elles ne peuvent<text:s/><text:span text:style-name="quote.c">« </text:span><text:span text:style-name="quote.c">nous infliger<text:s/></text:span><text:span text:style-name="T200">leur</text:span><text:span text:style-name="quote.c"><text:s/>littérature,<text:s/></text:span><text:span text:style-name="T201">leur</text:span><text:span text:style-name="quote.c"><text:s/>art,<text:s/></text:span><text:span text:style-name="pb">[p.<text:s/></text:span><text:span text:style-name="pb">88</text:span><text:span text:style-name="pb">]<text:s/></text:span><text:span text:style-name="quote.c">une philosophie qui les reflète, quoiqu</text:span><text:span text:style-name="quote.c">’</text:span><text:span text:style-name="quote.c">elles soient incapables de la penser</text:span><text:span text:style-name="quote.c"> »</text:span>. Avant de nous infliger tout cela, elles le prennent à d’autres, aux littérateurs, artistes, philosophes qui bourdonnent autour d’elles ;<text:s/>et ce ne sont pas elles, mais eux, qui méritent d’être fustigés.<text:s/><text:span text:style-name="quote.c">« </text:span><text:span text:style-name="quote.c">Cet art de modiste, cette littérature de larbin et cette philosophie de danseuse</text:span><text:span text:style-name="quote.c"> »</text:span><text:s/>ne proviennent nullement de la femme à la mode en général ;<text:s/>elles dérivent du désir que certains écrivains sans vergogne ont de plaire à quelques dindes qu’ils ont, par pure bassesse, sacrées reines de l’esprit. Atteint lui-même d’un inconscient anthropocentrisme,<text:s/>M. Bois n’a pas su éviter d’être partial ;<text:s/>il n’a vu aucun des torts de son sexe en l’affaire, il a poussé l’aveuglement jusqu’à<text:s/>s’illusionner sur Jean Lorrain et ses fonctions auprès de la femme à la mode !<text:s/>Non, il n’est point vrai que ce<text:s/><text:span text:style-name="quote.c">« </text:span><text:span text:style-name="quote.c">bon écrivain et délicat poète perde son temps à lui faire la classe</text:span><text:span text:style-name="quote.c"> »</text:span> ;<text:s/>il ne pense pas un mot de ses<text:s/><text:span text:style-name="T202">leçons</text:span><text:s/>et ne les fait que pour la flatter dans ses vices. Les dames de néant sont heureuses d’avoir en lui leur historiographe ;<text:s/>mais, au dehors des avantages pratiques qui en l’espèce sont considérables, il est semblable, dans son rôle, à un professeur de mathématiques qui épuiserait son intelligence à n’opérer jamais que sur des zéro.</text:p>
      <text:p text:style-name="Corpsdetexte"><text:span text:style-name="quote.c">« </text:span><text:span text:style-name="quote.c">On a dit</text:span><text:span text:style-name="quote.c"> »</text:span><text:span text:style-name="quote.c">, paraît-il,<text:s/></text:span><text:span text:style-name="quote.c">« </text:span><text:span text:style-name="quote.c">aux femmes que pour être une vraie femme il faut</text:span><text:span text:style-name="quote.c"> :</text:span><text:span text:style-name="quote.c"><text:s/></text:span><text:span text:style-name="T203">i</text:span><text:span text:style-name="T204">o</text:span><text:span text:style-name="quote.c"><text:s/>être jolie, 2</text:span><text:span text:style-name="T205">o</text:span><text:span text:style-name="quote.c"><text:s/>être sotte.</text:span><text:span text:style-name="quote.c"> »</text:span><text:s/>La boutade est amusante ;<text:s/>cependant elle ne saurait être la base de raisonnements<text:s/><text:soft-page-break/>sérieux. Ce n’est pas toujours sa beauté qui met une femme à la mode et c’est très souvent sa bêtise qui la fait déchoir de ce rang. Les causes qui portent une femme au pinacle sont si diverses et celles qui provoquent sa chute sont quelquefois si bizarres, tant de passions concourent à ces jeux de balance qu’on ne peut rien préjuger, si ce n’est cela seul qu’il y aura des femmes à la mode aussi longtemps que l’humanité sera passionnée. Elles ne sont donc pas encore tout à fait près de la faillite, et en admettant qu’en ce moment il y ait crise, ce n’est tout au plus qu’une crise de<text:s/><text:span text:style-name="T206">transformation</text:span>. À<text:s/>l’Ève nouvelle, si jamais elle se réalise, correspondra une femme à la mode nouvelle, et il y aura de nouveaux féministes qui peineront à les critiquer. Actuellement, et sans construire des hypothèses sur un avenir problématique, ne serait-on pas en droit de dire à<text:s/>M. Bois :<text:s/>Ces femmes dont vous faites l’éloge parce qu’elles incarnent<text:s/>le<text:s/>type de la femme future, sont,<text:s/><text:span text:style-name="T207">dans leur</text:span><text:span text:style-name="T208"><text:s/></text:span><text:span text:style-name="T209">genre</text:span>, des femmes à la mode, un peu plus désagréables que les autres peut-être ?<text:s/>Seulement, au lieu d’être à la mode dans les salons, elles gagnent leur couronne dans un monde moins élégant. Les moindres paroles que<text:s/>M. Bois nous cite d’elles débordent d’affectation et de pédantisme et sont loin de nous disposer à les aimer :<text:s/>je crois même, sans trop m’avancer, qu’elles ne savent pas exactement ce qu’elles veulent.</text:p>
      <text:p text:style-name="Corpsdetexte">M. Bois a-t-il des idées mieux arrêtées ?<text:s/>Ah !<text:s/>tout est si vague dans son livre !<text:s/><text:span text:style-name="quote.c">« </text:span><text:span text:style-name="quote.c">L</text:span><text:span text:style-name="quote.c">’</text:span><text:span text:style-name="quote.c">intérêt de la société et de la race</text:span><text:span text:style-name="quote.c"> »</text:span><text:span text:style-name="quote.c">, affirmera-t-il,<text:s/></text:span><text:span text:style-name="quote.c">« </text:span><text:span text:style-name="quote.c">est que la femme sache travailler</text:span><text:span text:style-name="quote.c"> »</text:span>. Nous n’avons jamais prétendu le contraire.<text:s/><text:span text:style-name="quote.c">« </text:span><text:span text:style-name="quote.c">La femme nouvelle</text:span><text:span text:style-name="quote.c"> »</text:span><text:span text:style-name="quote.c">,</text:span><text:span text:style-name="quote.c"><text:s/>continue-t-il,<text:s/></text:span><text:span text:style-name="quote.c">« </text:span><text:span text:style-name="quote.c">nous crie d</text:span><text:span text:style-name="quote.c">’</text:span><text:span text:style-name="quote.c">aimer pour la bonté de l</text:span><text:span text:style-name="quote.c">’</text:span><text:span text:style-name="quote.c">amour et pour la beauté de la race.</text:span><text:span text:style-name="quote.c"> »</text:span><text:s/>Ce cri me paraît déclamatoire :<text:s/>comment, de plus,<text:s/><text:span text:style-name="T210">réaliser</text:span><text:s/>ce conseil ?<text:s/>Il ajoute :<text:s/><text:span text:style-name="quote.c">« </text:span><text:span text:style-name="quote.c">Nul être humain n</text:span><text:span text:style-name="quote.c">’</text:span><text:span text:style-name="quote.c">a plus que la femme nouvelle la notion et le culte de l</text:span><text:span text:style-name="quote.c">’</text:span><text:span text:style-name="quote.c">idéal, c</text:span><text:span text:style-name="quote.c">’</text:span><text:span text:style-name="quote.c">est-à-dire de la recherche indéfinie</text:span><text:span text:style-name="quote.c">.</text:span><text:span text:style-name="quote.c"> »</text:span><text:s/>Je demande des explications. Il décrète :<text:s/><text:span text:style-name="quote.c">« </text:span><text:span text:style-name="quote.c">L</text:span><text:span text:style-name="quote.c">’</text:span><text:span text:style-name="quote.c">homme s</text:span><text:span text:style-name="quote.c">’</text:span><text:span text:style-name="quote.c">étant réservé trop jalousement le droit à la conscience, la femme ne sera libre qu</text:span><text:span text:style-name="quote.c">’</text:span><text:span text:style-name="quote.c">après avoir été consciente.</text:span><text:span text:style-name="quote.c"> »</text:span><text:s/>Que la femme préhistorique n’ait pas été consciente, la chose est fort possible et j’avoue n’en savoir rien, n’ayant pas eu, comme<text:s/>M. Bois, l’honneur de vivre en son intimité ;<text:s/>mais dans la période historique, la femme ne me semble pas avoir été plus inconsciente que l’homme ;<text:s/>il est vrai que<text:s/>M. Bois n’étudie pas cette période. Il se contente de poser que<text:s/><text:span text:style-name="quote.c">« </text:span><text:span text:style-name="quote.c">la femme du passé fut belle de sacrifice</text:span><text:span text:style-name="quote.c"> »</text:span>, mais que<text:s/><text:span text:style-name="quote.c">« </text:span><text:span text:style-name="quote.c">l</text:span><text:span text:style-name="quote.c">’</text:span><text:span text:style-name="quote.c">apostolat est l</text:span><text:span text:style-name="quote.c">’</text:span><text:span text:style-name="quote.c">aboutissement intellectuel de la femme nouvelle</text:span><text:span text:style-name="quote.c"> »</text:span>. D’après lui, à la première fut dévolue la maternité physique, à la seconde est réservée la maternité morale. L’antithèse est aussi jolie que fausse, si l’on se souvient du rôle qu’a joué la femme<text:s/><text:span text:style-name="T211">religieuse</text:span><text:span text:style-name="Appelnotedebasdep."><text:note text:note-class="footnote" text:id="_ftn9"><text:note-citation>10</text:note-citation><text:note-body><text:p text:style-name="Notedebasdepage"><text:s/>Je n’emploie cette épithète que pour<text:s/><text:span text:style-name="T212">synthétiser</text:span><text:span text:style-name="T213">,<text:s/></text:span>faute de place pour en développer la<text:s/><text:span text:style-name="T214">valeur</text:span>.</text:p></text:note-body></text:note></text:span><text:s/>dans la société d’autrefois. Puis il examine la question de l’amour,<text:s/><text:span text:style-name="quote.c">« </text:span><text:span text:style-name="quote.c">la plus<text:s/></text:span><text:soft-page-break/><text:span text:style-name="quote.c">importante de toutes</text:span><text:span text:style-name="quote.c"> »</text:span>, pas l’amour libre, mais<text:s/><text:span text:style-name="quote.c">« </text:span><text:span text:style-name="quote.c">l</text:span><text:span text:style-name="quote.c">’</text:span><text:span text:style-name="quote.c">amour affranchi, l</text:span><text:span text:style-name="quote.c">’</text:span><text:span text:style-name="quote.c">amour matériel ne devant être que le geste de l</text:span><text:span text:style-name="quote.c">’</text:span><text:span text:style-name="quote.c">amour intérieur</text:span><text:span text:style-name="quote.c"> »</text:span><text:span text:style-name="quote.c"> !!!</text:span><text:s/>Oh !<text:s/>ce geste, comment le faire, selon quels rites à venir ?<text:s/>M, Bois en garde le secret, se contentant de cette indication si brève :<text:s/><text:span text:style-name="quote.c">« </text:span><text:span text:style-name="quote.c">Celle qui fut sincère dans ses multiples amours est toujours restée pure et fidèle.</text:span><text:span text:style-name="quote.c"> »</text:span><text:s/>Voilà qui est bien !<text:s/>La phrase est à recommander à toutes les catins ;<text:s/>elle permet aux plus vautrées de se refaire un air virginal. Mais combien sont plus extraordinaires encore les théories de<text:s/>M. Bois sur l’adultère et le mariage.<text:s/><text:span text:style-name="quote.c">« </text:span><text:span text:style-name="quote.c">L</text:span><text:span text:style-name="quote.c">’</text:span><text:span text:style-name="quote.c">adultère sied au gentilhomme et au bourgeois cossu.</text:span><text:span text:style-name="quote.c"> »</text:span><text:s/>Pourquoi donc rien qu’à ceux-là ?<text:s/>Il sied tout autant, ce me semble, à l’employé, à l’ouvrier, au mendiant, à tout le monde, et il a toujours été, et il sera toujours,<text:s/>à<text:s/>moins que tout change, l’homme et la femme.<text:s/><text:span text:style-name="quote.c">« </text:span><text:span text:style-name="quote.c">Le mariage, c</text:span><text:span text:style-name="quote.c">’</text:span><text:span text:style-name="quote.c">est le viol légal.</text:span><text:span text:style-name="quote.c"> »</text:span><text:s/>Mais pour que la jeune fille devienne<text:s/>femme, il faut nécessairement qu’elle soit violée, c’est élémentaire. Donc il n’y a pas à stigmatiser le mariage. Du reste, elles savent toutes ce que sera la première nuit :<text:s/>on ne les viole pas par surprise, et la jeune fille nouvelle encore moins que les<text:s/>autres, il faut en être persuadé.</text:p>
      <text:p text:style-name="Corpsdetexte">Cette femme nouvelle, telle qu’elle nous est présentée, doit, si nous en croyons<text:s/>M. Bois, réunir en sa personne quatre autres femmes :<text:s/><text:span text:style-name="T215">i</text:span><text:span text:style-name="T216">o</text:span><text:s/>l’Anglo-Saxonne,<text:s/><text:span text:style-name="quote.c">« </text:span><text:span text:style-name="quote.c">qui se préoccupe d</text:span><text:span text:style-name="quote.c">’</text:span><text:span text:style-name="quote.c">être mère avec discernement</text:span><text:span text:style-name="quote.c"> »</text:span> ;<text:s/>2<text:span text:style-name="T217">o</text:span><text:s/>l’Américaine,<text:s/><text:span text:style-name="quote.c">« </text:span><text:span text:style-name="quote.c">qui nous donne la leçon de la liberté</text:span><text:span text:style-name="quote.c"> »</text:span> ;<text:s/>3<text:span text:style-name="T218">o</text:span><text:s/>la Scandinave, la Norvégienne surtout,<text:s/><text:span text:style-name="quote.c">« </text:span><text:span text:style-name="quote.c">qui est</text:span><text:span text:style-name="quote.c"><text:s/>quelque chose de mystérieux et</text:span><text:span text:style-name="quote.c"><text:s/>de terrible</text:span><text:span text:style-name="quote.c"> »</text:span><text:s/>(!!!) ;<text:s/>4<text:span text:style-name="T219">o</text:span><text:s/>la Slave,<text:s/><text:span text:style-name="quote.c">« </text:span><text:span text:style-name="quote.c">qui n</text:span><text:span text:style-name="quote.c">’</text:span><text:span text:style-name="quote.c">écoute plus la douleur parce que toute la douleur vit en elle</text:span><text:span text:style-name="quote.c"> »</text:span><text:s/>(!!!). Certes, il est outrecuidant de morigéner<text:s/>M. Bourget, lorsque l’on donne soi-même de pareils exemples d’insuffisance psychologique. Et c’est une femme si<text:s/><text:span text:style-name="T220">confuse</text:span><text:s/>qui sauvera la société de la prochaine banqueroute !<text:s/><text:span text:style-name="quote.c">« </text:span><text:span text:style-name="quote.c">C</text:span><text:span text:style-name="quote.c">’</text:span><text:span text:style-name="quote.c">est elle qui régénérera l</text:span><text:span text:style-name="quote.c">’</text:span><text:span text:style-name="quote.c">humanité, en adoptant, la<text:s/></text:span><text:span text:style-name="T221">religion humaine</text:span><text:span text:style-name="quote.c">, assise sur les plus fiers espoirs de notre grandeur et de notre bonté sur la terre</text:span><text:span text:style-name="quote.c"> »</text:span> !!! À<text:s/>ces dernières pages de son livre qui nous annoncent un tel prodige, le<text:s/><text:span text:style-name="pb">[p.<text:s/></text:span><text:span text:style-name="pb">589</text:span><text:span text:style-name="pb">]<text:s/></text:span>lyrisme de<text:s/>M. Bois de plus en plus s’échevèle, pour aboutir à cette conclusion suprême :<text:s/><text:span text:style-name="quote.c">« </text:span><text:span text:style-name="quote.c">La religion véritable doit apparaître sur les ruines des religions anciennes et construire le temple éternel</text:span><text:span text:style-name="quote.c">…</text:span><text:span text:style-name="quote.c"><text:s/>Le temple éternel, c</text:span><text:span text:style-name="quote.c">’</text:span><text:span text:style-name="quote.c">est la femme.</text:span><text:span text:style-name="quote.c"> »</text:span></text:p>
      <text:p text:style-name="Corpsdetexte">Stupéfié et foudroyé, je songe enfin qu’il ne valait guère la peine d’écrire près de quatre cents pages pour se perdre en une phraséologie aussi absurde ;<text:s/>puis, reprenant mes esprits, je me dis en soupirant :<text:s/>Hélas !<text:s/>que l’<text:span text:style-name="title">Ève</text:span><text:span text:style-name="title"><text:s/>nouvelle</text:span><text:s/>est une triste preuve de l’influence funeste que peut avoir sur un écrivain bien doué une coterie quelconque, quand il a la faiblesse de vouloir en faire partie !<text:s/>Au lieu d’être mage ou féministe, pourquoi<text:s/>M. Jules Bois ne se contente-t-il pas d’être lui-même ! Il<text:s/>gaspille son talent à des fadaises, lorsqu’il aurait tant de<text:s/><text:soft-page-break/>moyens de le bien employer. Il ne voit pas qu’il s’affuble<text:s/>de défroques charlatanesques qui commencent d’ailleurs à être<text:s/>terriblement usées, il ne se doute pas qu’il devient peu à peu la proie d’une espèce particulière de femmes et qu’en nous parlant de l’Ève nouvelle avec toutes ses improbabilités futures, de la femme à<text:s/>la mode avec toutes ses inepties, il a oublié de rendre hommage à d’autres femmes qui, elles, sont actuelles, et par l’accomplissement des humbles devoirs quotidiens contribuent au perfectionnement de l’humanité tout entière, bien plus que tous les féministes avec leurs congrès et leurs journaux. Celles-là ne sont pas les riches bourgeoises parisiennes qui seules retiennent<text:s/>M. Bois, ce sont des cellules plus humbles du corps social. Retirées dans les campagnes et les petites villes provinciales, elles travaillent au maintien de la race et sont le remède le plus efficace aux éléments de désagrégation qui tentent sans cesse de la compromettre. Elles n’arrêtent pas l’évolution, elles la modèrent et la canalisent. Celles-là pratiquent la vie simple. Elles vivent sans que personne n’ait jamais entendu parler d’elles. Les féministes ne daignent pas s’en occuper. Du reste, elles ne se plaignent pas, elles ne<text:s/>revendiquent aucun privilège. Il leur suffit, loin des pantins et des fumistes, d’avoir trouvé<text:s/>le<text:s/>secret du bonheur.</text:p>
      <text:p text:style-name="Corpsdetexte">Les Èves nouvelles le cherchent encore.</text:p>
      <text:p text:style-name="P222">LOUIS DE SAINT-JACQUES.</text:p>
      <text:p text:style-name="postscript"><text:span text:style-name="T223">P.</text:span><text:span text:style-name="T224">-S.</text:span><text:s/>— Dans ma quatrième<text:s/><text:span text:style-name="title">Expertise</text:span>, je parlerai du<text:s/><text:span text:style-name="title">Voyage d</text:span><text:span text:style-name="title">’</text:span><text:span text:style-name="title">Urien suivi de Paludes</text:span><text:span text:style-name="T225">,</text:span><text:s/>de<text:s/>M. Gide,<text:s/>et des<text:s/><text:span text:style-name="title">Chansons</text:span><text:s/>de<text:s/>M. Maeterlinck.</text:p>
      <text:h text:style-name="Titre1" text:outline-level="1"><text:bookmark-start text:name="bookmark11"/><text:bookmark-end text:name="bookmark11"/><text:span text:style-name="pb">[p.<text:s/></text:span><text:span text:style-name="pb">150</text:span><text:span text:style-name="pb">]<text:s/></text:span>Expertises<text:s/>IV.<text:s/><text:bookmark-start text:name="bookmark15"/><text:bookmark-start text:name="bookmark16"/><text:bookmark-end text:name="bookmark15"/><text:bookmark-end text:name="bookmark16"/><text:line-break/>Les<text:s/><text:span text:style-name="title">Douze Chansons</text:span><text:s/>de<text:s/>M. Maeterlinck et<text:s/>le<text:s/><text:span text:style-name="title">Voyage d</text:span><text:span text:style-name="title">’</text:span><text:span text:style-name="title">U</text:span><text:span text:style-name="title">rien suivi de Paludes</text:span><text:s/>de<text:s/>M. Gide</text:h>
      <text:p text:style-name="dateline">1<text:span text:style-name="T226">er</text:span> mars 1897.</text:p>
      <text:p text:style-name="Corpsdetexte">S’il plaisait de tenter le jeu, banal à tout jamais, du classique parallèle, il ne serait point difficile peut-être de trouver entre les deux ouvrages qui actuellement nous occupent sinon d’exactes similitudes, tout au moins des différences en nombre suffisant. Deux objets, quels qu’ils soient, sont toujours comparables l’un à l’autre, puisqu’ils ont cela de commun d’être constitués par une certaine portion de matière dans l’espace et qu’ils en détiennent des qualités. Ainsi je pourrais dire que la nouvelle brochure de<text:s/>M. Maeterlinck, en arborant les<text:s/><text:soft-page-break/>dimensions oblongues d’un cahier de musique, s’écarte, par le format, des livres que nous donna précédemment cet auteur, tandis que M. Gide, en acceptant le grand in-18 ordinaire, renonce maintenant aux carreaux de cuisine dont il s’était fait une spécialité. Mais je préfère me placer à un point de vue plus littéraire et constater que les<text:s/><text:span text:style-name="title">Chansons</text:span><text:s/>de<text:s/>M. Maeterlinck sont mortes au lieu que<text:s/>le<text:s/><text:span text:style-name="title">Voyage d</text:span><text:span text:style-name="title">’</text:span><text:span text:style-name="title">Urien</text:span><text:s/>et<text:s/><text:span text:style-name="title">Paludes</text:span><text:s/>s’efforcent de ne point mourir.</text:p>
      <text:p text:style-name="Corpsdetexte">Il ne faut pas mourir. — Ce principe de philosophie morale conserve en esthétique toute son importance ;<text:s/>il se présente alors sous cette forme positive :<text:s/>il faut qu’une œuvre d’art soit une œuvre de vie. Tout est là. Pour qu’une œuvre soit immortelle, il faut qu’elle ne puisse pas mourir ;<text:s/>et pour qu’elle ne puisse pas mourir, il est nécessaire que la vie soit en elle. C’est un des privilèges du génie, qu’au milieu de la multitude disparate des choses qui l’entourent, il sait discerner et abstraire les éléments divers, insoupçonnés du vulgaire, dont la réunion doit tout à la fois produire son œuvre et lui communiquer de la vie. Il en résulte cette merveille d’une création véritable ;<text:s/>et si l’artiste y parvient, en ayant conscience, il aura<text:s/>le<text:s/>droit d’en être fier. Plus il aura créé de la vie, plus sa gloire sera grande et durable. Pour demeurer dans la mémoire des hommes, il n’est besoin d’entasser des volumes, il suffit quelquefois de bien peu de pages :<text:s/>voyez, par exemple, Villon. Comme il est inutile d’encombrer les librairies, l’écrivain qui se respecte ne devrait publier que les fruits de son labeur auparavant examinés et reconnus par lui viables. Aux lecteurs seraient ainsi épargnées d’insipides lectures ;<text:s/>mais l’auteur, s’il est en vogue, y perdrait certainement de l’argent. Car il y a ce phénomène que lorsqu’un plumassier, par un coup de hasard souvent, est devenu subitement célèbre, pondrait-il ensuite les niaiseries les plus flagrantes, la masse des acheteurs n’en aurait cure et réclamerait à grands cris son papier, Son nom, admis sur le marché, par un mystère inénarrable, donne à la vaine marchandise qu’il couvre une extraordinaire valeur. Il devient en réalité une marque de fabrique qui permet aux déshonnêtes, s’ils veulent en profiter, d’écouler sous son estampille les plus ignobles résidus de leurs tiroirs.</text:p>
      <text:p text:style-name="Corpsdetexte">M. Maurice Maeterlinck n’est certes pas de ces derniers. Malheureusement, avant de laisser éditer ses<text:s/><text:span text:style-name="title">Douze Chansons</text:span>, il ne s’est pas livré sur elles au travail d’examen qui me paraît si recommandable ;<text:s/>ou, s’il l’a fait il s’y est mal pris, au point de s’illusionner sur le mérite<text:s/><text:span text:style-name="pb">[p.<text:s/></text:span><text:span text:style-name="pb">151</text:span><text:span text:style-name="pb">]<text:s/></text:span>de ses vers ;<text:s/>ou bien encore, troisième hypothèse, tout en ayant senti l’inanité de ces minimes poèmes, il a cru, de bonne foi, que leur publication était sans importance, et il a eu la faiblesse d’y consentir. Dans tous les cas, il s’est gravement trompé. J’accorde que<text:s/>M. Richebourg est libre de fournir aux cuisinières de France les plats les plus lugubres de sa redoutable fantaisie ;<text:s/>cela n’est pas de la littérature, et<text:s/>M. Richebourg n’est pas un écrivain. Mais<text:s/><text:soft-page-break/>M. Maeterlinck est loin d’être quelconque,<text:s/>il est quelqu’un ;<text:s/>par suite, il se doit un certain respect envers lui-même, en ce sens que son talent lui impose l’obligation de ne pas déchoir. Or il y a déchéance toutes les fois que, cessant de progresser, on ne peut se maintenir au degré déjà atteint. En l’espèce, l’auteur des<text:s/><text:span text:style-name="title">Chansons</text:span><text:s/>ne nous apporte aucune note nouvelle ;<text:s/>il ne nous inflige qu’une répétition agaçante des mêmes airs qu’il nous avait joués. C’est pourquoi, dans son propre intérêt, il aurait mieux fait de s’en dispenser. Son album de douze piécettes est un cercueil mélancolique où dorment côte à côte douze frêles enfants mort-nés, douze fillettes qui prirent froid avant même de venir à l’existence et qui moururent sans avoir vu la chaude lumière du jour. Elles auraient eu besoin de clarté pour vivre, et elles furent conçues dans les ténèbres ;<text:s/>il leur aurait fallu<text:s/>une organisation toute simple et naturelle, et elles n’eurent rien de tout cela. En deux mots, elles manquèrent, pour être, de clarté et de simplicité.</text:p>
      <text:p text:style-name="Corpsdetexte">Ces<text:s/><text:span text:style-name="title">Chansons</text:span><text:s/>auraient été claires si elles avaient eu une signification nettement définie.<text:s/>M. Maeterlinck a tout fait au contraire pour leur enlever ce caractère de précision. Ce sont de courtes scènes situées on ne sait où ;<text:s/>des acteurs indéterminés s’y agitent. Pour que la brume soit assurée, aucun titre ne les annonce, et il ne s’en dégage aucune conclusion. En voici une, par exemple, qui peut être regardée comme le modèle du genre :</text:p>
      <text:p text:style-name="quote.l">Ils ont tué trois petites filles</text:p>
      <text:p text:style-name="quote.l">Pour savoir ce qu’il y a dans leur cœur.</text:p>
      <text:p text:style-name="quote.l"/>
      <text:p text:style-name="quote.l">Le premier était plein de bonheur :</text:p>
      <text:p text:style-name="quote.l">Et partout où coula son sang,</text:p>
      <text:p text:style-name="quote.l">Trois serpents sifflèrent trois ans.</text:p>
      <text:p text:style-name="quote.l"/>
      <text:p text:style-name="quote.l">Le deuxième était plein de douceur,</text:p>
      <text:p text:style-name="quote.l">Et partout où coula son sang,</text:p>
      <text:p text:style-name="quote.l">Trois agneaux broutèrent trois ans.</text:p>
      <text:p text:style-name="quote.l"/>
      <text:p text:style-name="quote.l">Le troisième était plein de malheur,</text:p>
      <text:p text:style-name="quote.l">Et partout où coula son sang,</text:p>
      <text:p text:style-name="quote.l">Trois archanges veillèrent trois ans.</text:p>
      <text:p text:style-name="Corpsdetexte">J’avoue ne pas comprendre et je prie que l’on m’explique ce soi-disant symbolisme aux allures cabalistiques avec son chiffre trois dont rien ne me donne la raison. De même, les trois<text:s/><text:soft-page-break/>sœurs aveugles, les trois portes, les trois couronnes d’or, les sept filles d’Orlamonde avec leurs sept lampes, puis des clefs, des grottes et des salles, toutes choses sous lesquelles je ne distingue aucun symbole et qui me plongent dans une ténébreuse anxiété. Et ce qui trouble mon entendement à un point inexprimable, c’est lorsque, pour m’aider à trouver un sens à ces énigmes, je cherche à pénétrer les arcanes des étonnantes gravures dont Georges Doudelet a eu l’aberration de les accompagner. Dessins et textes s’harmonisent entre eux d’une façon parfaite pour confondre, sans rémission, les imaginations éperdues, celles du moins qui, trop naïves, prendraient ces fantasmagories au sérieux.</text:p>
      <text:p text:style-name="Corpsdetexte">Ce sont des exercices à l’usage des snobs. Par suite, il n’est point nécessaire qu’ils soient compréhensibles. Loin de là, ces chères gens apprécient particulièrement les noix vides, pourvu, toutefois, qu’elles leur soient présentées sous une forme point banale (car le banal leur fait horreur !) et que le néant qu’elles renferment ait un aspect mystérieux. J’atteste que<text:s/>M. Maeterlinck<text:s/>sur ces deux points ne les a pas déçus :<text:s/>dans ses<text:s/><text:span text:style-name="title">Chansons</text:span>, le défaut de clarté produit le mystère, et ce défaut provient lui-même d’une affectation excessive à laquelle on ne peut reprocher l’ordinaire banalité. Sachant trop bien qu’un chansonnier doit être simple, l’auteur, de parti pris, a recherché la simplicité ;<text:s/>c’est pourquoi il a passé près d’elle sans la voir.<text:s/>Il<text:s/>a essayé de reproduire le ton de la poésie populaire en employant quelques-uns des procédés que l’on y rencontre<text:span text:style-name="Appelnotedebasdep."><text:note text:note-class="footnote" text:id="_ftn10"><text:note-citation>11</text:note-citation><text:note-body><text:p text:style-name="Notedebasdepage"><text:s/>M. Remy de Gourmont a parfaitement résumé ces procédés dans une étude sur<text:s/><text:span text:style-name="title">la Chanson populaire</text:span><text:span text:style-name="T227">,</text:span><text:s/>parue l’année dernière dans sa revue<text:s/><text:span text:style-name="title">l’Ymagier</text:span><text:span text:style-name="T228">.</text:span></text:p></text:note-body></text:note></text:span>. Mais la simplicité n’est pas seulement une affaire de main-d’œuvre ou de technique, l’usage d’une syntaxe particulière ou d’un rythme spécial ;<text:s/>toutes ces choses n’en sont que l’écorce :<text:s/>elle est surtout, et d’une façon exclusive, une qualité de l’esprit. Que cette qualité exige, pour s’exprimer, tels ou tels éléments matériels, c’est possible ;<text:s/>mais que la réunion<text:s/><text:span text:style-name="T229">voulue</text:span><text:s/>de ces éléments en suggère l’idée, c’est une erreur :<text:s/>on n’aboutit qu’à la fabrication de pastiches misérables, à des œuvres nécessairement avortées. Si j’avais été admis par<text:s/>M. Maeterlinck à lui donner mon avis sur la publication de ses chansons avant qu’elles eussent été confiées à un éditeur, je lui aurais dit :<text:s/>du moment qu’elles ne manifestent en rien votre talent, mais que, plutôt, elles lui nuisent, déchirez-les ou brûlez-les. Mais, hélas !<text:s/>nous tenons à nos morts tout autant qu’aux vivants, et il n’est pas très sûr que<text:s/>M. Maeterlinck eût consenti à se débarrasser de ses douze petits cadavres. Laissons-les donc dormir en paix, et, quittant les régions glacées des ombres, approchons-nous maintenant de la vie :<text:s/>c’est le voyage de<text:s/>M. Gide.</text:p>
      <text:p text:style-name="Corpsdetexte">J’estime très haut<text:s/>M. Gide ;<text:s/>il est un des nouveaux venus de qui l’on est en droit d’attendre<text:s/><text:soft-page-break/>de belles réalisations, et déjà il nous donna- un peu plus que des promesses :<text:s/><text:span text:style-name="title">l</text:span><text:span text:style-name="title">e Voyage d</text:span><text:span text:style-name="title">’</text:span><text:span text:style-name="title">U</text:span><text:span text:style-name="title">rien</text:span><text:s/>et<text:s/><text:span text:style-name="title">Paludes</text:span><text:s/>nous montrèrent chez lui cette anxiété si intéressante du jeune homme qui cherche sa voie, angoisse que tous nous ressentîmes quand, après en avoir délibéré avec nous-mêmes, nous résolûmes d’entrer dans la vie. Il<text:s/>me semble que dans son volume,<text:s/>M. Gide nous livre au moins une part de ses propres délibérations, le problème vital l’attire, et, s’il n’arrive pas encore à en trouver la solution complète, ses efforts n’en demeurent que plus louables parce qu’ils furent persévérants. Ce faisant, plus que bien d’autres, il fit vraiment œuvre d’art. En effet, Schopenhauer le remarque avec<text:s/>justesse<text:span text:style-name="Appelnotedebasdep."><text:note text:note-class="footnote" text:id="_ftn11"><text:note-citation>12</text:note-citation><text:note-body><text:p text:style-name="Notedebasdepage"><text:s/>Arthur Schopenhauer,<text:s/><text:span text:style-name="title">le Monde comme Volonté et comme Représentation,</text:span><text:s/>Compléments du livre III, ch. <text:span text:style-name="T230">xxxiv</text:span>.</text:p></text:note-body></text:note></text:span> :<text:s/><text:span text:style-name="quote.c">« </text:span><text:span text:style-name="quote.c">Le résultat de toute conception purement objective, donc aussi de toute conception artistique des choses, est une nouvelle expression de l</text:span><text:span text:style-name="quote.c">’</text:span><text:span text:style-name="quote.c">essence de la vie, une nouvelle</text:span><text:span text:style-name="quote.c"><text:s/>réponse à cette demande</text:span><text:span text:style-name="quote.c"> :</text:span><text:span text:style-name="quote.c"><text:s/>qu</text:span><text:span text:style-name="quote.c">’</text:span><text:span text:style-name="quote.c">est-ce que l</text:span><text:span text:style-name="quote.c">’</text:span><text:span text:style-name="quote.c">existence</text:span><text:span text:style-name="quote.c"> ?</text:span><text:span text:style-name="quote.c"><text:s/>—</text:span><text:span text:style-name="quote.c"> </text:span><text:span text:style-name="quote.c">Chaque véritable œuvre d</text:span><text:span text:style-name="quote.c">’</text:span><text:span text:style-name="quote.c">art bien réussie répond à cette question à sa manière et toujours juste</text:span><text:span text:style-name="quote.c">…</text:span><text:span text:style-name="quote.c"><text:s/>Son but propre est de nous montrer la vie et les choses telles qu</text:span><text:span text:style-name="quote.c">’</text:span><text:span text:style-name="quote.c">elles sont réellement</text:span><text:span text:style-name="quote.c"> ;</text:span><text:span text:style-name="quote.c"><text:s/>seulement, dans la réalité, elles ne peuvent être comprises par tout le monde, parce qu</text:span><text:span text:style-name="quote.c">’</text:span><text:span text:style-name="quote.c">une foule de conditions accidentelles, objectives et subjectives, viennent les voiler. C</text:span><text:span text:style-name="quote.c">’</text:span><text:span text:style-name="quote.c">est ce voile que l</text:span><text:span text:style-name="quote.c">’</text:span><text:span text:style-name="quote.c">art écarte.</text:span><text:span text:style-name="quote.c"> »</text:span><text:s/>M. Gide n’a pas écarté le voile ;<text:s/>mais, et c’est<text:s/><text:span text:style-name="pb">[p.<text:s/></text:span><text:span text:style-name="pb">152</text:span><text:span text:style-name="pb">]<text:s/></text:span>là son éloge, il s’y est essayé. Et, certes, il n’avait pas besoin de nous expliquer sa tentative à l’aide de cette préface qu’il a pris la peine d’écrire en rééditant les aventures d’Urien. Le livre lu, on découvre aisément soi-même l’émotion qu’il représente et que l’auteur résume très bien du reste en une seule phrase qu’il est bon de citer :<text:s/>cette émotion<text:s/><text:span text:style-name="quote.c">« </text:span><text:span text:style-name="quote.c">n</text:span><text:span text:style-name="quote.c">’</text:span><text:span text:style-name="quote.c">est point une émotion particulière</text:span><text:span text:style-name="quote.c"> ;</text:span><text:span text:style-name="quote.c"><text:s/>c</text:span><text:span text:style-name="quote.c">’</text:span><text:span text:style-name="quote.c">est celle même que nous donna le rêve de la vie, depuis la naissance étonnée jusqu</text:span><text:span text:style-name="quote.c">’</text:span><text:span text:style-name="quote.c">à la mort non convaincue</text:span><text:span text:style-name="quote.c"> ;</text:span><text:span text:style-name="quote.c"><text:s/>et mes marins sans caractères tour à tour deviennent ou l</text:span><text:span text:style-name="quote.c">’</text:span><text:span text:style-name="quote.c">humanité tout entière ou se réduisent à moi-même</text:span><text:span text:style-name="quote.c"> »</text:span>. Cette conception, si je ne me trompe, dérive strictement de celle de Schopenhauer que nous venons de transcrire. Mais cette coïncidence, pour être curieuse, n’est pas étonnante :<text:s/>M. Gide a du goût pour les idées générales, il n’est donc pas extraordinaire qu’à l’occasion de l’une d’entre elles il se rencontre précisément avec un des philosophes modernes qui les ont le plus aimées.</text:p>
      <text:p text:style-name="Corpsdetexte">De cette rare qualité d’esprit qui pousse<text:s/>M. Gide à se préoccuper avec passion de pure métaphysique, il résulte une autre conséquence plus grave qui doit lui être reprochée :<text:s/>il oublie que les conditions de l’œuvre d’art ne doivent pas être les mêmes que celles de l’œuvre philosophique, et, perdant l’exacte notion de ces différences essentielles, il arrive qu’il n’en tient plus compte :<text:s/>il abstrait trop. Bien qu’ils agissent et qu’ils voyagent, Urien et ses compagnons ne vivent pas. Aucun signe distinctif ne les sépare les uns des autres. Leurs<text:s/><text:soft-page-break/>discours ne sont d’ordinaire que des jeux de rhétorique. On sent toujours que<text:s/>M. Gide demeure le mécanicien qui fait mouvoir leurs rouages, ils ne sortent jamais de leurs attitudes de marionnettes. Et, privés d’une âme qui leur appartienne, ils ne peuvent pas nous retenir. Quant aux décors qui les entourent, à part ceux de la mer Glaciale, ils nous laissent tout aussi froids. La course errante à travers l’océan Pathétique se prolonge mortellement d’une île imaginaire à une ville irréelle, d’une ville illusoire à une île qui n’est pas. La dérive sur la mer des Sargasses s’accomplit de même sorte. Seule, la marche vers le pôle parvient à se dramatiser. Le tort de ces explorations diverses, c’est qu’elles accusent trop l’emploi du même procédé, la description du paysage symbolique, c’est-à-dire du site qui n’existe pas. L’ouvrage de<text:s/>M. Gide ne contient pas, en effet, autre chose qu’une série de tableaux dont tous les éléments sont bien empruntés à la nature, mais dont l’aspect rigide et morne nous révèle qu’ils ne sont pas<text:s/><text:span text:style-name="T231">vécus</text:span><text:span text:style-name="T232"> :</text:span><text:s/>il me plairait de les nommer des<text:s/><text:span text:style-name="T233">tableaux métaphysiques</text:span>. Le principe sur lequel l’auteur s’est appuyé pour les construire mérite par son originalité qu’on lui prête quelque attention.<text:s/><text:span text:style-name="quote.c">« </text:span><text:span text:style-name="quote.c">Il semble juste</text:span><text:span text:style-name="quote.c"> »</text:span><text:span text:style-name="quote.c"><text:s/>à<text:s/></text:span><text:span text:style-name="quote.c">M. </text:span><text:span text:style-name="quote.c">Gide<text:s/></text:span><text:span text:style-name="quote.c">« </text:span><text:span text:style-name="quote.c">qu</text:span><text:span text:style-name="quote.c">’</text:span><text:span text:style-name="quote.c">une émotion que donne un paysa</text:span><text:span text:style-name="quote.c">ge puisse se resservir de lui — </text:span><text:span text:style-name="T234">comme d</text:span><text:span text:style-name="T235">’</text:span><text:span text:style-name="T236">un mot</text:span><text:span text:style-name="quote.c"> </text:span><text:span text:style-name="quote.c">— et s</text:span><text:span text:style-name="quote.c">’</text:span><text:span text:style-name="quote.c">y reverser tout entière, puisqu</text:span><text:span text:style-name="quote.c">’</text:span><text:span text:style-name="quote.c">elle en fut à l</text:span><text:span text:style-name="quote.c">’</text:span><text:span text:style-name="quote.c">origine enveloppée</text:span><text:span text:style-name="quote.c">…</text:span><text:span text:style-name="quote.c"><text:s/></text:span><text:span text:style-name="T237">Le manifeste vaut l’</text:span><text:span text:style-name="T238">émotion intégralement</text:span><text:span text:style-name="quote.c">…</text:span><text:span text:style-name="quote.c"> ;</text:span><text:span text:style-name="quote.c"><text:s/>émotion et manifeste forment équation</text:span><text:span text:style-name="quote.c"> ;</text:span><text:span text:style-name="quote.c"><text:s/></text:span><text:span text:style-name="quote.c">l</text:span><text:span text:style-name="quote.c">’</text:span><text:span text:style-name="quote.c">un est l</text:span><text:span text:style-name="quote.c">’</text:span><text:span text:style-name="quote.c">équivalent de l</text:span><text:span text:style-name="quote.c">’</text:span><text:span text:style-name="quote.c">autre. Qui dit<text:s/></text:span><text:span text:style-name="T239">émotion</text:span><text:span text:style-name="quote.c"><text:s/>dira donc<text:s/></text:span><text:span text:style-name="T240">paysage</text:span><text:span text:style-name="quote.c"> ;</text:span><text:span text:style-name="quote.c"><text:s/>et qui lit<text:s/></text:span><text:span text:style-name="T241">paysage</text:span><text:span text:style-name="quote.c"><text:s/>devra donc connaître<text:s/></text:span><text:span text:style-name="T242">émotion</text:span><text:span text:style-name="quote.c">. Une émotion naît</text:span><text:span text:style-name="quote.c">…</text:span><text:span text:style-name="quote.c"><text:s/>non, elle<text:s/></text:span><text:span text:style-name="T243">est</text:span><text:span text:style-name="quote.c">.</text:span><text:span text:style-name="quote.c"><text:s/></text:span><text:span text:style-name="quote.c">Elle est depuis aussi longtemps que toutes choses qui la manifestent</text:span><text:span text:style-name="quote.c">…</text:span><text:span text:style-name="quote.c">. sa vie est le besoin même de se manifester</text:span><text:span text:style-name="quote.c">…</text:span><text:span text:style-name="quote.c"><text:s/>C</text:span><text:span text:style-name="quote.c">’</text:span><text:span text:style-name="quote.c">est l</text:span><text:span text:style-name="quote.c">’</text:span><text:span text:style-name="quote.c">émotion qui choisit elle-même son manifeste. Cette fois elle choisit le paysage.</text:span><text:span text:style-name="quote.c"><text:s/>— </text:span><text:span text:style-name="quote.c">pourquoi</text:span><text:span text:style-name="quote.c"> ?</text:span><text:span text:style-name="quote.c"><text:s/>parce que pourquoi ne l</text:span><text:span text:style-name="quote.c">’</text:span><text:span text:style-name="quote.c">avait-on pas déjà choisi</text:span><text:span text:style-name="quote.c"> ? »</text:span><text:span text:style-name="quote.c"><text:s/></text:span>— Ainsi l’émotion serait indépendante de nous, elle serait<text:s/><text:span text:style-name="quote.c">« </text:span><text:span text:style-name="quote.c">issue de Dieu</text:span><text:span text:style-name="quote.c"> »</text:span>,<text:s/><text:span text:style-name="quote.c">« </text:span><text:span text:style-name="quote.c">sa mort serait impossible</text:span><text:span text:style-name="quote.c"> »</text:span>, par suite elle serait éternelle, ce serait une véritable entité. Et non pas une entité morte, mais une entité douée d’une activité sans terme, vivante et se manifestant sans cesse au gré de cette même activité.<text:s/>M. Gide a-t-il bâti cette théorie pour expliquer son livre, ou bien a-t-il écrit son livre pour confirmer cette théorie ?<text:s/>Que l’on prenne l’une ou l’autre de ces deux hypothèses, peu importe, le paradoxe qu’il présente est ingénieux, mais il n’est guère soutenable. Pour lui donner une apparence de raison,<text:s/>M. Gide a<text:s/>dû tourner une difficulté sérieuse :<text:s/>il a fallu qu’il évitât de nous définir exactement ce qu’il entendait par le mot émotion. Il espérait ainsi, sans éveiller notre attention, donner librement carrière à son penchant pour la métaphysique, en douant l’émotion, phénomène tout subjectif, d’un<text:s/><text:span text:style-name="T244">être</text:span><text:s/>que, par elle-même, il lui est impossible d’avoir ;<text:s/>car il n’y a d’émotion que là où il y a un sujet connaissant. Si moi, sujet connaissant, je considère un paysage, ce paysage, la chose est sûre, me fournira une émotion. Mais cette émotion n’était pas contenue dans le paysage elle n’était<text:s/><text:soft-page-break/>pas en dehors de lui, non plus. Cette émotion n’existait pas avant que je me fusse représenté le paysage, Simplement elle est née en moi à la suite de cette représentation, et sitôt que<text:s/>j’en eus connaissance, elle se transforma en<text:s/><text:span text:style-name="T245">notion</text:span>. Mais émotion, notion ou représentation, tout cela dépend de moi-même, et tout cela, sans moi, n’existerait pas. Toutes ces choses ne sont que des modes de mon activité intellectuelle ;<text:s/>elles sont en moi et pour moi des manifestations de mon moi, elles n’ont rien de fixe qui leur soit propre, et toutes varieront à mesure que le moi qui les conditionne variera. C’est pourquoi il n’est pas vrai de dire que<text:s/><text:span text:style-name="quote.c">« </text:span><text:span text:style-name="T246">le manifeste vaut l</text:span><text:span text:style-name="T247">’</text:span><text:span text:style-name="T248">émotion intégralement</text:span><text:span text:style-name="quote.c"> »</text:span>. Le même paysage ne donne jamais la même émotion, car pour qu’il y ait une émotion, il faut que je regarde le paysage ;<text:s/>et suivant l’état d’esprit dans lequel je me trouverai, ou le degré de sensibilité qui sera le mien au moment où je l’aurai en ma présence, étant d’ailleurs supposé que rien ne change dans le paysage, mon émotion revêtira les formes les plus diverses :<text:s/><text:span text:style-name="T249">le paysage ne sera que l</text:span><text:span text:style-name="T250">’</text:span><text:span text:style-name="T251">occasion d</text:span><text:span text:style-name="T252">’</text:span><text:span text:style-name="T253">une émotion dont je suis le fact</text:span><text:span text:style-name="T254">eur</text:span>. L’émotion est le résultat de cette rencontre de mon moi avec le paysage. Par suite, elle ne se reproduira intégralement et identiquement qu’à cette double condition :<text:s/>que le paysage ni moi, nous n’ayons varié, et que la rencontre de mon moi avec le paysage s’effectue toujours de la même façon.</text:p>
      <text:p text:style-name="Corpsdetexte">On ne peut, sur une erreur, échafauder une œuvre parfaite ;<text:s/>qu’elle se produise en art ou en philosophie, elle empêche une édification solide, de même qu’en mathématiques elle ruine tous les calculs. Le<text:s/><text:span text:style-name="title">Voyage d</text:span><text:span text:style-name="title">’</text:span><text:span text:style-name="title">Urien</text:span><text:span text:style-name="T255"><text:s/></text:span>est la meilleure des preuves que, malgré son incontestable talent et ses belles qualités de style,<text:s/>M. Gide a échoué dans son essai de démonstration pratique du théorème faux qu’il avait<text:s/>formulé. Il voulut en faire l’application à<text:s/><text:span text:style-name="quote.c">« </text:span><text:span text:style-name="quote.c">cette émotion même que nous donna le rêve de vie, depuis la naissance étonnée jusqu</text:span><text:span text:style-name="quote.c">’</text:span><text:span text:style-name="quote.c">à la mort non convaincue</text:span><text:span text:style-name="quote.c"> »</text:span>. Il<text:s/>tenta de l’exprimer par des paysages, au lieu d’en animer Urien et ses compagnons d’infortune. Il eut enfin cette ambition de réaliser dans ses marins tour à tour l’humanité entière ou sa propre conscience. Mais cette émotion devant la vie, il ne pouvait fatalement la concevoir que sous la forme<text:s/><text:span text:style-name="T256">particulière</text:span><text:s/>qu’elle prenait dans son intelligence. Et comme nécessairement encore cette émotion, ou plutôt cette notion, était abstraite, en<text:s/>la réduisant en paysages, il ne créait que des paysages<text:s/><text:span text:style-name="T257">abstraits</text:span>. Ils sont abstraits, par suite ils ne sont point dans la nature ;<text:s/>composés en vertu d’un artifice, ils sont tout artificiels. Ainsi, quand<text:s/>M. Gide voulut dépeindre l’ennui de vivre, il mena ses tristes errants sur la mer grise des Sargasses, parce<text:s/><text:span text:style-name="T258">que,<text:s/></text:span><text:span text:style-name="T259">pour lui</text:span>,<text:s/>ce manifeste valait cette émotion intégralement. Mais si,<text:s/><text:span text:style-name="T260">pour moi</text:span>, cet ennui est plutôt le désert Arabique, ou la Champagne crayeuse, ou les immenses solitudes de la Sibérie<text:s/><text:span text:style-name="pb">[p.<text:s/></text:span><text:span text:style-name="pb">153</text:span><text:span text:style-name="pb">]<text:s/></text:span>désolée, la mer des Sargasses ne m’évoquera pas l’ennui de vivre,<text:s/><text:soft-page-break/>je ne m’intéresserai qu’au décor extérieur, c’est-à-dire à la mer des Sargasses en tant que mer des Sargasses, et j’exigerai de<text:s/>M. Gide qu’il m’en donne une description fidèle<text:s/><text:span text:style-name="T261">comme s</text:span><text:span text:style-name="T262">’</text:span><text:span text:style-name="T263">il y était allé.</text:span><text:s/>Or on voit trop qu’il n’y est pas allé. On voit aussi qu’il est gêné de son procédé même :<text:s/>il ne sait trop comment sortir de son océan Pathétique, puisque, en réalité, il n’y a aucune raison pour qu’il en sorte, la série des tableaux pouvant être indéfinie ;<text:s/>et quand il gagne le pôle, on s’aperçoit tout au contraire qu’il est proche du terme, tant la hâte de finir se révèle sous les mots. Car le style de<text:s/>M. Gide est un style singulier. Non pas que j’attache à cette épithète un sens péjoratif ou une signification désobligeante ;<text:s/>bien loin de là, je considère qu’en le qualifiant ainsi, je lui décerne un grand éloge :<text:s/>nous devons tous nous efforcer d’avoir un style qui soit le nôtre et pas celui d’un autre, et c’est pour avoir acquis ce mérite que celui de<text:s/>M. Gide est en tout point singulier. J’en connais peu où les mots vivent d’une vie plus intense. Ils se construisent en phrases bouillantes de passion contenue :<text:s/>ils se renforcent en s’assemblant. Je tiens que ce don n’est pas ordinaire. Et je suppose qu’il provient sans doute du tempérament nerveux de l’écrivain. Grâce à lui, le voyage d’Urien se colore d’une certaine vie :<text:s/>sous la froideur des paysages, des crispations et des exaltations se montrent ;<text:s/>ce sont, quoi qu’il en dise, celles-là même de<text:s/>M. Gide, ou c’est du moins parce que nous voyons que ce sont elles que nous nous intéressons à ce livre, et qu’il nous plaît, malgré l’erreur capitale qui présida à sa composition.</text:p>
      <text:p text:style-name="Corpsdetexte">La nervosité que laisse percer Urien se déploie tout à son aise dans<text:s/><text:span text:style-name="title">Paludes</text:span>, fantaisie en six chapitres étiquetés chacun d’un jour de la semaine, suivis d’une table des phrases les plus remarquables et clôturés par une postface qui ne figurait pas dans l’édition originale. Cette postface répond à la dédicace légèrement pince-sans-rire<text:s/><text:span text:style-name="quote.c">« </text:span><text:span text:style-name="quote.c">Pour mon ami Eugène Rouar</text:span><text:span text:style-name="quote.c">t</text:span><text:span text:style-name="Appelnotedebasdep."><text:note text:note-class="footnote" text:id="_ftn12"><text:note-citation>13</text:note-citation><text:note-body><text:p text:style-name="Notedebasdepage"><text:s/>[NdE] Orthographié Rouard.</text:p></text:note-body></text:note></text:span><text:span text:style-name="quote.c"><text:s/>j</text:span><text:span text:style-name="quote.c">’</text:span><text:span text:style-name="quote.c">écrivis cette satire de quoi</text:span><text:span text:style-name="quote.c"> ? »</text:span><text:s/>Nous y trouvons cette confidence que<text:s/>le<text:s/>livre fut écrit par un jeune homme passionné, après un an de maladie et de voyage au pays de la lumière, loin de notre civilisation absurde et selon ce plein optimisme que procure la convalescence. Il fut écrit comme un soulagement, pour rire ;<text:s/>comme une préface, pour annoncer le prochain volume de<text:s/>M. Gide à paraître sous ce titre :<text:s/><text:span text:style-name="title">les Nourritures terrestres</text:span><text:span text:style-name="T264"> ;</text:span><text:s/>comme une satire enfin de<text:s/><text:span text:style-name="quote.c">« </text:span><text:span text:style-name="quote.c">ces hommes du Nord qui croient toujours qu</text:span><text:span text:style-name="quote.c">’</text:span><text:span text:style-name="quote.c">au-dessus du bien se pourrait obtenir quelque<text:s/></text:span><text:span text:style-name="T265">mieux</text:span><text:span text:style-name="quote.c"><text:s/>préférable</text:span><text:span text:style-name="quote.c"> »</text:span>.</text:p>
      <text:p text:style-name="Corpsdetexte">Comment<text:s/><text:span text:style-name="title">Paludes ou le traité de la contingence</text:span><text:s/>annonce-t-il les futures<text:s/><text:span text:style-name="title">Nourritures terrestres</text:span><text:span text:style-name="T266"> ?</text:span><text:s/>je ne saurais préjuger. Mais que l’auteur ait voulu rire, je n’en disconviens pas. Qui plus est, j’avoue que son rire me semble influencé par cette longue maladie qui lui fut<text:s/><text:soft-page-break/>antérieure, de telle sorte qu’il est parfois morbide et grimace au lieu de s’épanouir. Je reconnais que<text:s/>M. Gide a dû énormément s’amuser tandis qu’il travaillait à son livre, je regrette qu’il n’ait pas eu pitié de ses lecteurs submergés à la fin<text:s/>sous les flots de son ironie. Ils en furent si affectés que, paraît-il, ils ne comprirent rien à<text:s/><text:span text:style-name="title">Paludes</text:span><text:span text:style-name="T267"><text:s/></text:span>puisqu’une postface devint utile pour le leur expliquer :<text:s/>c’est du moins ce que prétend<text:s/>M. Gide, et j’ai peur, à ce point de vue, qu’il ne les ait trop sévèrement jugés. Si, nous autres lecteurs, nous ne sommes pas tous des génies, nous ne sommes pas cependant tous d’absolus imbéciles ;<text:s/>et les<text:s/>œuvres<text:s/>de<text:s/>M. Gide ne sont pas vraiment si abstruses pour que de toute nécessité elles aient besoin d’éclaircissements. Du reste l’avant-propos de<text:s/><text:span text:style-name="title">Paludes</text:span><text:span text:style-name="T268"><text:s/></text:span>le déclare :<text:s/><text:span text:style-name="quote.c">« </text:span><text:span text:style-name="quote.c">Si no</text:span><text:span text:style-name="quote.c">us savions ce que nous voulions dire nous ne savons pas si nous ne disions que cela —</text:span><text:span text:style-name="quote.c"> </text:span><text:span text:style-name="quote.c">On dit toujours plus que CELA</text:span><text:span text:style-name="quote.c">…</text:span><text:span text:style-name="quote.c"><text:s/>Attendons de partout la révélation des choses</text:span><text:span text:style-name="quote.c"> ;</text:span><text:span text:style-name="quote.c"><text:s/>— </text:span><text:span text:style-name="quote.c">du public, la révélation de nos œuvres.</text:span><text:span text:style-name="quote.c"> »</text:span><text:s/>Alors pourquoi se plaindre ensuite<text:s/><text:span text:style-name="quote.c">« </text:span><text:span text:style-name="quote.c">des protestations infinies</text:span><text:span text:style-name="quote.c"> »</text:span><text:s/>soulevées<text:s/>par son livre, et pourquoi s’irriter de<text:s/><text:span text:style-name="quote.c">« </text:span><text:span text:style-name="quote.c">n</text:span><text:span text:style-name="quote.c">’</text:span><text:span text:style-name="quote.c">avoir pas été compris</text:span><text:span text:style-name="quote.c"> »</text:span> ?<text:s/>Vous dites vous-même que<text:s/><text:span text:style-name="quote.c">« </text:span><text:span text:style-name="quote.c">ce qui vous intéresse dans<text:s/></text:span><text:span text:style-name="title">Paludes</text:span><text:span text:style-name="quote.c"><text:s/>c</text:span><text:span text:style-name="quote.c">’</text:span><text:span text:style-name="quote.c">est que vous y, avez mis sans le savoir</text:span><text:span text:style-name="quote.c"> »</text:span>. Pourquoi donc ne voulez-vous pas admettre que mes commentaires, fussent-ils stupides, ne vous révéleront pas<text:s/><text:span text:style-name="quote.c">« </text:span><text:span text:style-name="quote.c">cette part d</text:span><text:span text:style-name="quote.c">’</text:span><text:span text:style-name="quote.c">inconscient</text:span><text:span text:style-name="quote.c"> »</text:span><text:s/>que vous<text:s/><text:span text:style-name="quote.c">« </text:span><text:span text:style-name="quote.c">avez mis dans votre livre, et ce que vous voudriez appeler la part de Dieu</text:span><text:span text:style-name="quote.c"> »</text:span> ?<text:s/>Je suis votre public, écoutez-moi, même si je déraisonne ;<text:s/>car si je déraisonne, il se peut que votre livre en soit la cause et vous aurez ainsi appris par moi que dans votre œuvre était la déraison :<text:s/>je vous aurai rendu service. Si vous avez le sentiment de la justice, vous m’en serez reconnaissant. Que<text:s/>M. Gide me pardonne donc d’oser discuter la qualité de son rire. Il est trop continu et trop toujours le même, il rappelle le rire hystérique qui finit par inquiéter, tant il se prolonge, et il résulte d’un genre de comique qui ne varie pas assez :<text:s/>le comique dans les mots. Ce comique n’exige que de l’esprit et quelque souplesse de style consistant en des rapprochements, des oppositions, des transpositions ou des cadences ;<text:s/>il suffit d’avoir étudié sa langue et de savoir s’en servir. Mais il y a deux autres comiques qui sont d’un ordre plus élevé :<text:s/>c’est le comique dans les caractères et le comique dans les situations, que, seule, l’observation de la vie nous permettra de percevoir.<text:s/><text:span text:style-name="title">Paludes</text:span><text:s/>ne nous présente le deuxième que rarement, par exemple la soirée chez Angèle ;<text:s/>quant au premier, il en est complètement absent. Ce<text:s/><text:span text:style-name="T269">Je</text:span><text:span text:style-name="T270"><text:s/>qui<text:s/></text:span>parle tout le long du livre, en lui-même n’est pas risible ;<text:s/>Angèle et ses amis, non plus. C’est que<text:s/><text:span text:style-name="T271">Je</text:span><text:s/>est un individu malade, tandis qu’Angèle et ses amis sont des êtres insignifiants. La personnalité de l’un est plutôt tératologique, au lieu que celle des autres demeure à peu près amorphe. Ceux-ci pèchent par défaut, et celui-là par excès. D’où, un manque d’harmonie dans l’ensemble, et un déséquilibre général qui s’aggrave de ce que tous ces personnages sont plus ou moins artificiels.<text:s/>M. Gide les a<text:s/><text:span text:style-name="T272">songés</text:span>, il ne les a<text:s/><text:soft-page-break/>pas<text:s/><text:span text:style-name="T273">vus</text:span><text:span text:style-name="T274"> :</text:span><text:s/>son<text:s/><text:span text:style-name="T275">Je</text:span><text:s/>est<text:s/><text:span text:style-name="T276">impossible</text:span><text:span text:style-name="T277">.<text:s/></text:span>Il<text:s/>a voulu nous conter<text:s/><text:span text:style-name="quote.c">« </text:span><text:span text:style-name="quote.c">l</text:span><text:span text:style-name="quote.c">’</text:span><text:span text:style-name="quote.c">histoire de la maladie qu</text:span><text:span text:style-name="quote.c">’</text:span><text:span text:style-name="quote.c">une idée cause dans tel esprit</text:span><text:span text:style-name="quote.c"> »</text:span>. Et il est tombé dans une erreur analogue à celle que j’ai critiquée à propos du<text:s/><text:span text:style-name="title">Voyage d</text:span><text:span text:style-name="title">’</text:span><text:span text:style-name="title">Urien</text:span><text:span text:style-name="T278">.</text:span><text:s/>Pour lui, en effet, l’idée<text:s/><text:span text:style-name="T279">est</text:span><text:span text:style-name="T280">,</text:span><text:s/>comme l’émotion, en ce sens qu’elle est en dehors de nous et qu’elle fait partie du royaume de Dieu.<text:s/><text:span text:style-name="quote.c">« </text:span><text:span text:style-name="quote.c">Elle est dévoratrice et se nourrit de nous</text:span><text:span text:style-name="quote.c"> ;</text:span><text:span text:style-name="quote.c"><text:s/>nous ne sommes ici que pour lui permettre de vivre</text:span><text:span text:style-name="quote.c">…</text:span><text:span text:style-name="quote.c"><text:s/>et elle vit à nos dépens</text:span><text:span text:style-name="quote.c">…</text:span><text:span text:style-name="quote.c"><text:s/></text:span><text:span text:style-name="T281">nous sommes voués à l’</text:span><text:span text:style-name="T282">idée</text:span><text:span text:style-name="quote.c">.</text:span><text:span text:style-name="quote.c"> »</text:span><text:s/>Ainsi le paysage est voué à l’émotion.<text:s/><text:span text:style-name="quote.c">« </text:span><text:span text:style-name="quote.c">Nous ne nous sauverons pas de cela</text:span><text:span text:style-name="quote.c"> ;</text:span><text:span text:style-name="quote.c"><text:s/>on ne s</text:span><text:span text:style-name="quote.c">’</text:span><text:span text:style-name="quote.c">échappe pas de Dieu</text:span><text:span text:style-name="quote.c"> :</text:span><text:span text:style-name="quote.c"><text:s/>Dieu nous possède infiniment.<text:s/></text:span><text:span text:style-name="T283">Dévou</text:span><text:span text:style-name="T284">ons-nous donc à l’i</text:span><text:span text:style-name="T285">dée</text:span><text:span text:style-name="T286">.</text:span><text:span text:style-name="quote.c"> »</text:span><text:s/>Il<text:s/>serait oiseux de discuter une telle métaphysique, étant donné qu’elle se borne à affirmer sommairement. Mais, de même que pour<text:s/><text:span text:style-name="title">Urien</text:span>, nous voyons dans<text:s/><text:span text:style-name="title">Paludes</text:span><text:s/>à quoi elle aboutit :<text:s/>simplement à des efforts vers la vie. Toutefois ne l’en blâmons pas. Car cette préoccupation de vivre est ce qui fait de<text:s/>M. Gide une des personnalités les plus intéressantes de la génération qui vient. C’est elle, si elle persévère, qui le dégagera de toute cette littérature dont il s’embarrasse. J’entends ici par littérature ce goût pour les formes oratoires et emphatiques, ce penchant vers l’artificiel et<text:s/>le factice, cette inclination pour des paradoxes philosophiques et des raisonnements hasardés, en un mot cette<text:s/>imagination qui se souvient trop de la science puisée dans les livres<text:s/><text:span text:style-name="pb">[p.<text:s/></text:span><text:span text:style-name="pb">154</text:span><text:span text:style-name="pb">]<text:s/></text:span><text:bookmark-start text:name="bookmark17"/><text:bookmark-end text:name="bookmark17"/>et qui gâte fâcheusement ses plus sincères élans. Il faut que<text:s/>M. Gide oublie ce qu’il a appris. Lorsqu’il se sera baigné dans la nature, à la source de la jeunesse éternelle, il deviendra superbe et vigoureux. La noblesse de son style aura gagné en ampleur. Il aura rejeté les attitudes forcées, les sursauts trop brusques, les tournures conventionnelles ou même irrégulières qui parfois<text:s/>le<text:s/>détériorent. Mais la passion l’animera selon<text:s/>des lignes belles et pures. Alors<text:s/>M. Gide n’aura plus devant la vie l’émotion grêle et la lassitude triste d’Urien et de ses marins ;<text:s/>il ne sera plus convalescent ainsi qu’il fut au moment de<text:s/><text:span text:style-name="title">Paludes</text:span><text:span text:style-name="T287">.<text:s/></text:span>Il comprendra que la vie est claire, simple et logique. Il saura la chérir pour elle-même et non plus pour de pénibles théories idéologiques. Et nous-même, qui déjà l’aimons beaucoup, si tous ces vœux se réalisent, nous n’aurons plus à l’ennuyer de nos critiques, et nous l’aimerons encore plus que maintenant.</text:p>
      <text:p text:style-name="P288">LOUIS DE SAINT-JACQUES.</text:p>
      <text:p text:style-name="postscript"><text:span text:style-name="T289">P.-S.</text:span><text:s/>— Dans ma cinquième<text:s/><text:span text:style-name="T290">Expertise</text:span>, je parlerai de la<text:s/><text:span text:style-name="title">Protestation mallarmophile</text:span><text:s/>de<text:s/>M. André Gide et des<text:s/><text:span text:style-name="title">Divagations</text:span><text:s/>de<text:s/>M. Stéphane Mallarmé.</text:p>
      <text:p text:style-name="NormalWeb"><text:bookmark-start text:name="bookmark19"/><text:bookmark-end text:name="bookmark19"/><text:span text:style-name="T291">n</text:span><text:span text:style-name="T292">o</text:span><text:span text:style-name="T293"><text:s/></text:span>190. — 15<text:s/><text:span text:style-name="T294">mars<text:s/></text:span>1897</text:p>
      <text:h text:style-name="Titre1" text:outline-level="1"><text:bookmark-start text:name="bookmark22"/><text:bookmark-start text:name="bookmark23"/><text:bookmark-end text:name="bookmark22"/><text:bookmark-end text:name="bookmark23"/><text:soft-page-break/><text:span text:style-name="pb">[p.<text:s/></text:span><text:span text:style-name="pb">179</text:span><text:span text:style-name="pb">]<text:s/></text:span>Expertises<text:s/>V.<text:s/><text:line-break/>La<text:s/>protestation mallarmophile<text:s/>de M. Gide et les<text:s/><text:span text:style-name="title">Divagations</text:span><text:s/>de M. Mallarmé</text:h>
      <text:p text:style-name="dateline">15 mars 1897.</text:p>
      <text:p text:style-name="epigraph">Il<text:s/>était l’être absorbé dans sa variation, celui qui devient son système…<text:s/>Parfois les mots dont il se servait perdaient tout leur sens, ils paraissaient remplir uniquement une place vide, dont<text:s/>le<text:s/>terme destinataire était douteux encore ou imprévu par la langue.</text:p>
      <text:p text:style-name="dateline">Paul-Ambroise Valéry.</text:p>
      <text:p text:style-name="Corpsdetexte">Bien que je ne sois pas à la recherche des transitions d’une<text:s/><text:span text:style-name="title">Expertise</text:span><text:s/>à l’autre, étant donné, du reste, que je n’en vois pas la nécessité, je suis toutefois heureux de celles qui se présentent au point de toujours m’en servir :<text:s/>Il n’est donc point étonnant que j’éprouve aujourd’hui vis-à-vis de<text:s/>M. Gide une certaine reconnaissance, puisque par sa<text:s/><text:span text:style-name="T295">protestation</text:span><text:s/>récente<text:span text:style-name="Appelnotedebasdep."><text:note text:note-class="footnote" text:id="_ftn13"><text:note-citation>14</text:note-citation><text:note-body><text:p text:style-name="Notedebasdepage"><text:s/>[NdE] André Gide, Paul Valéry, Marcel Schwob, Paul Fort, Émile Verhaeren, « Échos. Une Protestation »,<text:s/><text:span text:style-name="title">Mercure de France</text:span>, n<text:span text:style-name="T296">o</text:span> 86, février 1897, p. 428-430 (<text:a xlink:href="https://gallica.bnf.fr/ark:/12148/bpt6k105107h/f426" office:target-frame-name="_top" xlink:show="replace"><text:span text:style-name="Lienhypertexte">Gallica</text:span></text:a>).</text:p></text:note-body></text:note></text:span><text:s/>il me permet très aisément de passer du<text:s/><text:span text:style-name="title">Voyage d’</text:span><text:span text:style-name="title">Urien</text:span><text:s/>examiné naguère aux<text:s/><text:span text:style-name="title">Divagations</text:span><text:s/>de<text:s/>M. Mallarmé dont je veux être maintenant l’expert. En outre de cette gratitude, je dois lui manifester quatre autres sentiments, ce qui porte en définitive à cinq les émotions que j’ai ressenties. Comme je viens d’indiquer la première, j’arrive sans plus tarder à celles qui restent, tout en le priant de m’excuser de n’avoir pas assez<text:s/>de place pour être à même de les développer à mon gré.</text:p>
      <text:p text:style-name="Corpsdetexte">Tandis qu’en lisant la protestation de<text:s/>M. Gide, je le remerciais en mon cœur, un orgueil immense m’exaltait au-dessus des hommes :<text:s/>l’orgueil glorieux et digne d’avoir été<text:s/>l’<text:span text:style-name="T297">occasion d’</text:span><text:span text:style-name="T298">une création</text:span>. Oui, grâce à moi, la littérature française compte désormais un genre de plus !<text:s/>Jusqu’à présent il n’existait que trois sortes de protestations :<text:s/>l’individuelle, la collective et l’anonyme.<text:s/><text:span text:style-name="T299">M</text:span><text:span text:style-name="T300">M. </text:span><text:span text:style-name="T301">Gide et consorts ont</text:span><text:span text:style-name="T302"><text:s/>créé la protestation apostillée</text:span><text:span text:style-name="T303">,</text:span><text:s/>consistant en une page signée par un protestataire et suivie des approbations, certificats ou témoignages d’un certain nombre d’amis ou de farceurs. Ce procédé jusqu’à présent n’était guère employé que par la réclame<text:s/>commerciale<text:span text:style-name="Appelnotedebasdep."><text:note text:note-class="footnote" text:id="_ftn14"><text:note-citation>15</text:note-citation><text:note-body><text:p text:style-name="Notedebasdepage"><text:s/>Consulter à ce point de vue éminemment documentaire les prospectus de l’Émulsion Scott, des pastilles Giraudel, du Rob Lechaux et de la tisane des Shakers.</text:p></text:note-body></text:note></text:span>.Voici qu’il entre dans une phase nouvelle :<text:s/>ce ne sont plus des pastilles ou des sirops que l’on prône, mais c’est<text:s/>M. Mallarmé que l’on défend. Au mois de février, il y avait trois apostilles. En mars, je crains bien qu’il n’y en ait au moins le triple ;<text:s/>que serait-ce alors en avril, si<text:s/>M. le directeur du<text:s/><text:span text:style-name="title">Mercure</text:span><text:s/>n’y mettait un terme ?<text:s/>Pour avoir lu des prospectus dans notre vie, nous savons trop bien ce que valent les recommandations qui<text:s/><text:soft-page-break/>les accompagnent :<text:s/>il n’y a pas lieu d’en faire état.</text:p>
      <text:p text:style-name="Corpsdetexte">Mais, hélas !<text:s/>mon orgueil d’avoir provoqué un phénomène littéraire ne va pas sans une profonde tristesse devant le style pitoyable qui y fut employé. La prose de<text:s/>M. Gide est d’ordinaire plus ferme et plus musicale. Je regrette ici pour lui ces répétitions déplaisantes des mots « indignation <text:span text:style-name="T304">»</text:span><text:span text:style-name="T305">,</text:span><text:s/>« décence »,<text:s/>« indécent »<text:s/>ou<text:s/>« indécence »<text:s/>qui lui donnent un faux air de genevois ou de calviniste. Je suis peiné que MM. Fort et Schwob<text:s/><text:span text:style-name="quote.c">« </text:span><text:span text:style-name="quote.c">s</text:span><text:span text:style-name="quote.c">’</text:span><text:span text:style-name="quote.c">associent à ces termes</text:span><text:span text:style-name="quote.c"> »</text:span>. J’aurais voulu des expressions plus vigoureuses en rapport avec la gravité de l’offense qui blessa ces pudiques messieurs.</text:p>
      <text:p text:style-name="Corpsdetexte">C’est alors que, songeant au crime dont ils souffrirent, ma tristesse aussitôt se transforma en dégoût.<text:s/><text:span text:style-name="T306">Ce crime, c’est moi seul qui l’ai commis</text:span><text:span text:style-name="T307">,<text:s/></text:span>et par une perfidie insigne on veut en charger<text:s/>M. Retté, en même temps qu’on le détourne de sa véritable<text:s/><text:span text:style-name="T308">signification</text:span>. Que M. Gide et ses caudataires, exception faite pour<text:s/>M. Verhaeren qui<text:s/><text:span text:style-name="T309">n’</text:span><text:span text:style-name="T310">avait pas à être mêlé</text:span><text:s/>à la querelle, sachent que je n’admets pas la mauvaise foi dans les lettres, même protestatives, et que, n’ayant personne à ménager parce que je ne crains personne et n’ai besoin d’aucun, je ne me<text:s/>gênerai jamais pour signaler et mettre en lumière les indélicatesses que je rencontrerai. Puisque<text:s/>M. Gide daigne<text:s/><text:span text:style-name="quote.c">« </text:span><text:span text:style-name="quote.c">descendre sur le terrain de la polémique</text:span><text:span text:style-name="quote.c"> »</text:span>, je le défie de me répondre<text:s/><text:span text:style-name="T311">strictement<text:s/></text:span>aux douze questions suivantes :<text:s/><text:span text:style-name="T312">i</text:span><text:span text:style-name="T313">o</text:span><text:s/>pourquoi ne pas avoir protesté<text:s/><text:span text:style-name="T314">dans la revue même</text:span><text:s/>où avaient paru mes<text:s/>« indécences », et avoir donné sa protestation au<text:s/><text:span text:style-name="title">Mercure</text:span>,<text:s/><text:span text:style-name="T315">sans m</text:span><text:span text:style-name="T316">’</text:span><text:span text:style-name="T317">en prévenir</text:span><text:span text:style-name="T318">,</text:span><text:s/>de telle sorte que, si je ne lisais pas le<text:s/><text:span text:style-name="title">Mercure</text:span>, je ne saurais rien de cette protestation<text:s/><text:span text:style-name="T319">et ne pourrais la rectifier</text:span><text:span text:style-name="T320"> </text:span><text:span text:style-name="T321">?</text:span><text:s/>— 2<text:span text:style-name="T322">o</text:span><text:s/>Pourquoi n’avoir pas<text:s/><text:span text:style-name="T323">cité</text:span><text:s/>les numéros de la<text:s/><text:span text:style-name="title">Plume</text:span><text:span text:style-name="T324"><text:s/></text:span>contenant les<text:s/>« attaques »<text:s/>de<text:s/>M. Retté et les miennes,<text:s/><text:span text:style-name="T325">afin que le public pût se renseigner</text:span><text:s/>et savoir au juste si<text:s/>M. Retté avait tort ou raison ?<text:s/>— 3<text:span text:style-name="T326">o</text:span><text:s/><text:span text:style-name="T327">Quand et</text:span><text:span text:style-name="T328"><text:s/>selon quelles phrases</text:span><text:s/>ai-je<text:s/><text:span text:style-name="quote.c">« </text:span><text:span text:style-name="quote.c">feint de prendre le silence de<text:s/></text:span><text:span text:style-name="quote.c">M. </text:span><text:span text:style-name="quote.c">Gide pour un acquiesc</text:span><text:span text:style-name="quote.c">ement</text:span><text:span text:style-name="quote.c"> »</text:span> ?<text:s/>Il n’avait pas à me répondre puisque je ne m’occupais pas de lui. — 4<text:span text:style-name="T329">o</text:span><text:s/>Qui donc lui a donné le<text:s/><text:span text:style-name="T330">mandat</text:span><text:s/>ou<text:s/>l’<text:span text:style-name="T331">autorisation</text:span><text:s/>de me répondre ?<text:s/>— 5<text:span text:style-name="T332">o</text:span><text:s/><text:span text:style-name="T333">En quoi</text:span><text:s/>les<text:s/>« attaques »<text:s/>de<text:s/>M. Retté étaient-elles<text:s/><text:span text:style-name="quote.c">« </text:span><text:span text:style-name="T334">indécentes</text:span><text:span text:style-name="quote.c"> »</text:span> ?<text:s/>— 6<text:span text:style-name="T335">o</text:span><text:s/>Qu’il<text:s/><text:span text:style-name="T336">prouve</text:span><text:s/><text:span text:style-name="quote.c">« </text:span><text:span text:style-name="quote.c">l</text:span><text:span text:style-name="quote.c">’</text:span><text:span text:style-name="quote.c">incompréhension</text:span><text:span text:style-name="quote.c"> »</text:span><text:s/>de<text:s/>M. Retté<text:s/><text:span text:style-name="T337">en</text:span><text:span text:style-name="T338"><text:s/>discutant tout au moins et un à</text:span><text:span text:style-name="T339"><text:s/>un</text:span><text:s/>ses arguments !<text:s/>— 7<text:span text:style-name="T340">o</text:span><text:s/><text:span text:style-name="T341">Qu</text:span><text:span text:style-name="T342">’</text:span><text:span text:style-name="T343">il</text:span><text:span text:style-name="T344"><text:s/></text:span><text:span text:style-name="T345">prouve</text:span><text:span text:style-name="T346"><text:s/>par des textes mêmes de M. </text:span><text:span text:style-name="T347">Retté<text:s/></text:span>que<text:s/>M. Retté<text:s/><text:span text:style-name="quote.c">« </text:span><text:span text:style-name="quote.c">ne s</text:span><text:span text:style-name="quote.c">’</text:span><text:span text:style-name="quote.c">occupe pas de littérature</text:span><text:span text:style-name="quote.c"> »</text:span> !<text:s/>— 8<text:span text:style-name="T348">o</text:span><text:s/><text:span text:style-name="T349">Qu’il</text:span><text:span text:style-name="T350"><text:s/>prouve encore par des textes mêmes de<text:s/></text:span><text:span text:style-name="T351">M. </text:span><text:span text:style-name="T352">Retté<text:s/></text:span><text:span text:style-name="quote.c">« </text:span><text:span text:style-name="quote.c">cet aveu de<text:s/></text:span><text:span text:style-name="quote.c">M. </text:span><text:span text:style-name="quote.c">Retté qu</text:span><text:span text:style-name="quote.c">’</text:span><text:span text:style-name="quote.c">il avait<text:s/></text:span><text:span text:style-name="T353">surtout</text:span><text:span text:style-name="quote.c"><text:s/>le<text:s/></text:span><text:span text:style-name="quote.c">désir d</text:span><text:span text:style-name="quote.c">e se battre, — ou plutôt de battre, — </text:span><text:span text:style-name="quote.c">d</text:span><text:span text:style-name="quote.c">’</text:span><text:span text:style-name="quote.c">assommer</text:span><text:span text:style-name="quote.c"> ! »</text:span><text:s/>— 9<text:span text:style-name="T354">o</text:span><text:s/>Pourquoi<text:s/>l’accuser de lâcheté en insinuant<text:s/><text:span text:style-name="quote.c">« </text:span><text:span text:style-name="quote.c">qu</text:span><text:span text:style-name="quote.c">’</text:span><text:span text:style-name="quote.c">il s</text:span><text:span text:style-name="quote.c">’</text:span><text:span text:style-name="quote.c">attaque précisément à quelqu</text:span><text:span text:style-name="quote.c">’</text:span><text:span text:style-name="quote.c">un qui n</text:span><text:span text:style-name="quote.c">’</text:span><text:span text:style-name="quote.c">a jamais riposté</text:span><text:span text:style-name="quote.c"> »</text:span> ?<text:s/>M. Mallarmé ne répond pas, ses adorateurs répondent pour lui :<text:s/>cela ne revient-il pas au même ?<text:s/>et qu’est la protestation de<text:s/>M. Gide, sinon une réponse ?<text:s/>— 10<text:span text:style-name="T355">o</text:span><text:s/>Pourquoi<text:s/>M. Gide a-t-il une telle peur que<text:s/>M. Mallarmé n’eût l’air<text:s/><text:soft-page-break/><text:span text:style-name="quote.c">« </text:span><text:span text:style-name="quote.c">d</text:span><text:span text:style-name="quote.c">’</text:span><text:span text:style-name="quote.c">être brusquement abandonné par</text:span><text:span text:style-name="quote.c"><text:s/></text:span><text:span text:style-name="quote.c">les siens</text:span><text:span text:style-name="quote.c"> »</text:span>, si, lui,<text:s/>M. Gide, ne répondait pas ?<text:s/>Manifester de pareilles inquiétudes, n’est-ce point<text:s/><text:span text:style-name="T356">sous-entendre</text:span><text:s/>le peu de solidité de la gloire mallarméenne ?<text:s/>— 11<text:span text:style-name="T357">o</text:span><text:s/><text:span text:style-name="T358">Qui</text:span><text:span text:style-name="T359">,</text:span><text:s/>du reste, l’a chargé de<text:s/><text:span text:style-name="T360">veiller</text:span><text:s/>sur cette gloire ?<text:s/>— 12<text:span text:style-name="T361">o</text:span><text:span text:style-name="T362"><text:s/></text:span><text:span text:style-name="T363">M. </text:span><text:span text:style-name="T364">Gide n</text:span><text:span text:style-name="T365">’</text:span><text:span text:style-name="T366">a-t-il pas voulu simplement faire, sous prétexte d</text:span><text:span text:style-name="T367">’</text:span><text:span text:style-name="T368">une</text:span><text:span text:style-name="T369"><text:s/></text:span><text:span text:style-name="T370">protestation, de la publicité autour de son nom, et ceux qui le suivent ne veulent-ils pas en profiter</text:span><text:span text:style-name="T371"> ?</text:span></text:p>
      <text:p text:style-name="Corpsdetexte">Voilà mes douze questions. Et si<text:s/>M. Gide ne se cache pas derrière un faux-fuyant pour y répondre, il devra me savoir gré de lui avoir facilité sa besogne. Je m’étonnerais cependant qu’il répliquât parce que cela lui serait difficile ou tout au moins embarrassant. Toutefois, je le préviens que son silence, de même qu’une riposte à côté, sera pour moi la meilleure preuve de sa défaite et qu’avant de protester il eût été pour lui utile de réfléchir. Peut-être aurait-il alors avec prudence rengainé son indignation de commande ;<text:s/>il y aurait gagné de conserver l’estime de ceux qui aiment, avant tout, la loyauté. Seulement il m’aurait empêché d’être joyeux.</text:p>
      <text:p text:style-name="Corpsdetexte">Car, au-delà de ma gratitude, transformant ma tristesse, exaltant mon orgueil, apaisant mon dégoût, une allégresse immense me transporte :</text:p>
      <text:p text:style-name="p.center"><text:bookmark-start text:name="bookmark24"/><text:bookmark-end text:name="bookmark24"/>ILS ONT ENFIN PROTESTÉ !</text:p>
      <text:p text:style-name="Corpsdetexte">Ils !<text:s/>c’est-à-dire les Mallarmolâtres, qu’ils aient apostillé<text:s/>ou non la lettre de<text:s/>M. Gide,<text:s/>tous ceux qui hantent le salon où pontifie le Maître, tous les inconscients affligés de snobisme qui seraient bien embarrassés de justifier leurs admirations, tous les jeunes lycéens pour qui le mallarmisme devient le fin du fin, ne serait-ce que pour se croire supérieurs à leurs camarades, et les ratés et les envieux, les amis trop bienveillants qui n’osent pas dire tout haut ce qu’ils pensent tout bas :<text:s/>je ne vois que quatre signatures, mais elles révèlent bien des choses. Et il a fallu mes<text:s/><text:span text:style-name="T372">brutalités sommaires</text:span><text:s/>pour qu’on se décide maintenant à crier.</text:p>
      <text:p text:style-name="Corpsdetexte">Comment !<text:s/>M. Retté, en deux chapitres très pondérés de ses<text:s/><text:span text:style-name="title">Aspects</text:span><text:span text:style-name="T373"><text:note text:note-class="footnote" text:id="_ftn15"><text:note-citation>16</text:note-citation><text:note-body><text:p text:style-name="Notedebasdepage"><text:s/>[NdE] Adolphe Retté, « Aspects. VIII. Le Décadent »,<text:s/><text:span text:style-name="T374">La Plume</text:span>, 8<text:span text:style-name="T375">e</text:span> année,<text:s/>n<text:span text:style-name="T376">o</text:span> 169, 1<text:span text:style-name="T377">er</text:span> mai 1896, p. 272-277 (<text:a xlink:href="https://gallica.bnf.fr/ark:/12148/bpt6k156001/f277" office:target-frame-name="_top" xlink:show="replace"><text:span text:style-name="Lienhypertexte">Gallica</text:span></text:a>) ; « Aspects. XV. Esthétiques divergentes »,<text:s/><text:span text:style-name="T378">La Plume</text:span>,<text:s/>8<text:span text:style-name="T379">e</text:span> année, n<text:span text:style-name="T380">o</text:span> 180, 15 octobre 1896, p. 655-658 (<text:a xlink:href="https://gallica.bnf.fr/ark:/12148/bpt6k156001/f678" office:target-frame-name="_top" xlink:show="replace"><text:span text:style-name="Lienhypertexte">Gallica</text:span></text:a>).</text:p></text:note-body></text:note></text:span>, a pris la peine de démontrer pourquoi l’influence de<text:s/>M. Mallarmé ne pouvait être que déplorable, il a exprimé l’horreur que tous les esprits clairs auront pour cette phraséologie vicieuse et ces conceptions d’art erronées ou paradoxales dont l’auteur des<text:s/><text:span text:style-name="title">Divagations</text:span><text:span text:style-name="T381"><text:s/></text:span>s’est fait le spécialiste. Il fournissait des arguments à l’appui de ses convictions, n’était-il pas en droit de croire<text:s/><text:span text:style-name="pb">[p.<text:s/></text:span><text:span text:style-name="pb">181</text:span><text:span text:style-name="pb">]<text:s/></text:span>qu’ils seraient discutés ?<text:s/>Il<text:s/>avait ouvert un débat purement idéologique, et il ne lui fut répondu que par l’insulte :<text:s/>on s’efforça de l’enterrer sous un mot, en l’accusant brutalement de<text:s/><text:soft-page-break/><text:span text:style-name="T382">frénésie</text:span>. Et<text:s/>M. Gide vient encore à la rescousse en lui jetant bellement à la tête<text:s/><text:span text:style-name="quote.c">« </text:span><text:span text:style-name="quote.c">son incompréhension</text:span><text:span text:style-name="quote.c"> »</text:span> !<text:s/>Eh bien !<text:s/>puisque avec de pareils adversaires, et de leur fait même, tous les raisonnements sont impossibles, puisqu’ils ont eu l’air de ne pas entendre lorsque l’on s’adressa à leur intelligence, puisque l’injure discourtoise est admise par eux comme un bon moyen de critique, je déclare hautement que j’avais, à mon tour, le droit de me livrer à des brutalités analogues, afin qu’ils fussent enfin<text:s/><text:span text:style-name="T383">touch</text:span><text:span text:style-name="T384">és</text:span><text:s/>et que par leur protestation ils me fournissent l’occasion si désirée de m’expliquer publiquement. Mes<text:s/><text:span text:style-name="T385">brutalités</text:span><text:s/>furent<text:s/><text:span text:style-name="T386">sommaires</text:span><text:s/>pour qu’elles fussent plus rudes. Les ayant seul écrites, j’en suis seul responsable. Parce qu’elles avaient un but plus noble que celui de brutaliser, je-n’en ressens aucun remords. Voilà pourquoi je suis heureux qu’elles n’aient point été passées sous silence. Et voilà pourquoi<text:s/>M. Gide, pour lui et ses amis, aurait mieux fait de ne pas en parler.</text:p>
      <text:p text:style-name="Corpsdetexte">Ils n’ont pas vu, ou pis, ils ont fait semblant de ne pas voir que mes<text:s/><text:span text:style-name="T387">brutalités étaient essentiellement métaphoriques</text:span><text:s/>et qu’en m’attaquant à<text:s/>M. Mallarmé, je n’en voulais nullement à l’homme privé que j’ignore, mais à cette maladie intellectuelle, au mallarmisme, dont il<text:s/>est la vivante incarnation. C’est parce<text:s/>que je ne connais pas<text:s/>M. Mallarmé, que je ne lui ai jamais été présenté et qu’il n’existe pour moi que sous la forme d’une<text:s/><text:span text:style-name="T388">idée pure</text:span>, qu’aucune<text:s/><text:span text:style-name="T389">considération personnelle</text:span><text:s/>ne pourra m’arrêter d’en parler librement. Mais si de tels obstacles s’étaient présentés devant moi, le<text:s/>souci de la vérité m’aurait obligé de passer outre. Ma critique ne combat pas des hommes :<text:s/>elle ne s’adresse qu’aux idées. Si<text:s/>M. Gide, mieux avisé ou conseillé, avait retardé sa protestation jusqu’au moment où je devais rendre compte des<text:s/><text:span text:style-name="title">Divagations</text:span><text:s/>mallarméennes, il aurait pu juger exactement de ma<text:s/><text:span text:style-name="T390">manière</text:span><text:s/>et la blâmer ensuite avec des arguments raisonnables au cas où elle ne lui aurait pas convenu. S’il estime au contraire que je suis trop médiocre pour retenir son attention, il n’a pas à s’indigner. Mais il s’est irrité sans avoir lu aucune de mes<text:s/><text:span text:style-name="title">Expertises</text:span><text:s/>et sans m’avoir laissé le temps d’apprécier<text:s/>M. Mallarmé. Son exaspération fut pour<text:s/>le<text:s/>moins intempestive. Symboliste, il ne comprit pas mon symbolisme, et je fus, pour lui, aussi injurieux vis-à-vis de<text:s/>M. Mallarmé que Max Nordau, quand il écrivait<text:span text:style-name="Appelnotedebasdep."><text:note text:note-class="footnote" text:id="_ftn16"><text:note-citation>17</text:note-citation><text:note-body><text:p text:style-name="Notedebasdepage"><text:s/>Max Nordau,<text:s/><text:span text:style-name="title">Dégénérescence</text:span>, tome I, p. 228-32.</text:p></text:note-body></text:note></text:span> :<text:s/><text:span text:style-name="quote.c">« </text:span><text:span text:style-name="quote.c">On remarque chez<text:s/></text:span><text:span text:style-name="quote.c">M. </text:span><text:span text:style-name="quote.c">Mallarmé des oreilles longues et pointues de satyre, particularité simiesque à</text:span><text:span text:style-name="quote.c"><text:s/>signification atavique et dégé</text:span><text:span text:style-name="quote.c">nérative qu</text:span><text:span text:style-name="quote.c">’</text:span><text:span text:style-name="quote.c">on rencontre fréquemment chez les criminels et les aliénés</text:span><text:span text:style-name="quote.c"> !!</text:span><text:span text:style-name="quote.c">! »</text:span></text:p>
      <text:p text:style-name="Corpsdetexte">Qu’il n’y ait point de malentendu !<text:s/>M. Retté le disait, et je le répète,<text:s/>M. Mallarmé peut être un homme charmant, aux conversations ingénieuses, bienveillant envers les jeunes et comptant nombre d’amis. Mais ces qualités, si elles sont louables, sont indépendantes et en<text:s/><text:soft-page-break/>dehors de toute littérature. Et pour défendre le mallarmisme, il est absurde et peu honnête de nous mettre toujours<text:s/>M. Mallarmé,<text:s/>homme du monde, en avant. Les soirées chez<text:s/>M. Mallarmé sont,<text:s/>paraît-il, très profitables<text:span text:style-name="Appelnotedebasdep."><text:note text:note-class="footnote" text:id="_ftn17"><text:note-citation>18</text:note-citation><text:note-body><text:p text:style-name="Notedebasdepage"><text:s/>George Moore,<text:s/><text:span text:style-name="title">Confessions</text:span>, ch. <text:span text:style-name="T391">iv</text:span>, 1888.</text:p></text:note-body></text:note></text:span> ;<text:s/>on est, chez lui,<text:s/><text:span text:style-name="quote.c">« </text:span><text:span text:style-name="quote.c">tout à la joie de l</text:span><text:span text:style-name="quote.c">’</text:span><text:span text:style-name="quote.c">écouter</text:span><text:span text:style-name="Appelnotedebasdep."><text:note text:note-class="footnote" text:id="_ftn18"><text:note-citation>19</text:note-citation><text:note-body><text:p text:style-name="Notedebasdepage"><text:s/>Charles Morice,<text:s/><text:span text:style-name="title">La Littérature de tout à l’heure</text:span>, 1889.</text:p></text:note-body></text:note></text:span><text:span text:style-name="quote.c"> »</text:span> ;<text:s/>ses<text:s/><text:span text:style-name="quote.c">« </text:span><text:span text:style-name="quote.c">causeries sont inoubliables pour quelques-uns pleins de respect et d</text:span><text:span text:style-name="quote.c">’</text:span><text:span text:style-name="quote.c">affection</text:span><text:span text:style-name="quote.c"> »</text:span>, soumis<text:s/><text:span text:style-name="quote.c">« </text:span><text:span text:style-name="quote.c">à l</text:span><text:span text:style-name="quote.c">’</text:span><text:span text:style-name="quote.c">incantation de sa voix et à la</text:span><text:span text:style-name="quote.c"><text:s/>douce tyrannie de son geste</text:span><text:span text:style-name="Appelnotedebasdep."><text:note text:note-class="footnote" text:id="_ftn19"><text:note-citation>20</text:note-citation><text:note-body><text:p text:style-name="Notedebasdepage"><text:s/>Pierre Quillard, à propos de<text:s/><text:span text:style-name="title">Pages</text:span>,<text:s/><text:span text:style-name="title">Mercure de France</text:span>, juillet 1891.</text:p></text:note-body></text:note></text:span><text:span text:style-name="quote.c"> »</text:span> ;<text:s/><text:span text:style-name="quote.c">« </text:span><text:span text:style-name="quote.c">c</text:span><text:span text:style-name="quote.c">’</text:span><text:span text:style-name="quote.c">est un charmeur</text:span><text:span text:style-name="quote.c">…</text:span><text:span text:style-name="quote.c"><text:s/>oh</text:span><text:span text:style-name="quote.c"> !</text:span><text:span text:style-name="quote.c"><text:s/>le causeur puissant et entraînant</text:span><text:span text:style-name="quote.c"> !</text:span><text:span text:style-name="quote.c"><text:s/>quelle mine inépuisable d</text:span><text:span text:style-name="quote.c">’</text:span><text:span text:style-name="quote.c">anecdo</text:span><text:span text:style-name="quote.c">tes</text:span><text:span text:style-name="Appelnotedebasdep."><text:note text:note-class="footnote" text:id="_ftn20"><text:note-citation>21</text:note-citation><text:note-body><text:p text:style-name="Notedebasdepage"><text:s/>W. G. C. Byvanck,<text:s/><text:span text:style-name="title">Un Hollandais à Paris en 1891</text:span>.</text:p></text:note-body></text:note></text:span><text:span text:style-name="quote.c"> ! »</text:span> ;<text:s/><text:span text:style-name="quote.c">« </text:span><text:span text:style-name="quote.c">c</text:span><text:span text:style-name="quote.c">’</text:span><text:span text:style-name="quote.c">est à l</text:span><text:span text:style-name="quote.c">’</text:span><text:span text:style-name="quote.c">influence de ses splendides causeries</text:span><text:span text:style-name="quote.c"> »</text:span><text:span text:style-name="quote.c">, avoue<text:s/></text:span><text:span text:style-name="quote.c">M. </text:span><text:span text:style-name="quote.c">de Ré</text:span><text:span text:style-name="quote.c">gnier,<text:s/></text:span><text:span text:style-name="quote.c">« </text:span><text:span text:style-name="quote.c">que je dois d</text:span><text:span text:style-name="quote.c">’</text:span><text:span text:style-name="quote.c">être ce que je suis</text:span><text:span text:style-name="Appelnotedebasdep."><text:note text:note-class="footnote" text:id="_ftn21"><text:note-citation>22</text:note-citation><text:note-body><text:p text:style-name="Notedebasdepage"><text:s/>Jules Huret,<text:s/><text:span text:style-name="title">Enquête sur l’Évolution littéraire</text:span>, p. 95, 1891.</text:p></text:note-body></text:note></text:span><text:span text:style-name="quote.c"> »</text:span>, et<text:s/>M. Charles Vignier ajoute<text:span text:style-name="Appelnotedebasdep."><text:note text:note-class="footnote" text:id="_ftn22"><text:note-citation>23</text:note-citation><text:note-body><text:p text:style-name="Notedebasdepage"><text:s/>Jules Huret,<text:s/><text:span text:style-name="T392">loc. cit.</text:span>, p. 101.</text:p></text:note-body></text:note></text:span> :<text:s/><text:span text:style-name="quote.c">« </text:span><text:span text:style-name="quote.c">pour tuer le temps, de jeunes littérateurs ont accoutumé d</text:span><text:span text:style-name="quote.c">’</text:span><text:span text:style-name="quote.c">aller dépenser une heure ou deux, les mardis soir, à écouter les anecdotes</text:span><text:span text:style-name="quote.c">…</text:span><text:span text:style-name="quote.c"><text:s/>que raconte<text:s/></text:span><text:span text:style-name="quote.c">M. </text:span><text:span text:style-name="quote.c">Mallarmé. Je les sais toutes par cœur, et<text:s/></text:span><text:span text:style-name="quote.c">M. </text:span><text:span text:style-name="quote.c">Mirbeau les apprend</text:span><text:span text:style-name="quote.c"> »</text:span>.</text:p>
      <text:p text:style-name="Corpsdetexte">D’après<text:s/>M. Lemaître,<text:s/><text:span text:style-name="quote.c">« M. </text:span><text:span text:style-name="quote.c">Stéphane Mallarmé est un homme original et doux. Il a de l</text:span><text:span text:style-name="quote.c">’</text:span><text:span text:style-name="quote.c">esprit. Sa conversation se distingue par un tour imprévu et charmant, il y emplo</text:span><text:span text:style-name="quote.c">ie du reste les mêmes mots que<text:s/></text:span><text:span text:style-name="quote.c">tout le monde et dans le même sens ou à peu près. Dès qu</text:span><text:span text:style-name="quote.c">’</text:span><text:span text:style-name="quote.c">il écrit, c</text:span><text:span text:style-name="quote.c">’</text:span><text:span text:style-name="quote.c">est autre chose</text:span><text:span text:style-name="Appelnotedebasdep."><text:note text:note-class="footnote" text:id="_ftn23"><text:note-citation>24</text:note-citation><text:note-body><text:p text:style-name="Notedebasdepage"><text:s/>Jules Lemaître,<text:s/><text:span text:style-name="title">Les Contemporains</text:span>, V<text:span text:style-name="T393">e</text:span> série, Stéphane Mallarmé, 1892.</text:p></text:note-body></text:note></text:span><text:span text:style-name="quote.c"> »</text:span>. Selon M. Bernard Lazare,<text:s/><text:span text:style-name="quote.c">« </text:span><text:span text:style-name="quote.c">ceux-là qui viennent assidûment visiter sa retraite savent quel lucide, quel inquiétant esthète est Stéphane Mallarmé. Pour connaître les ressources de cet esprit d</text:span><text:span text:style-name="quote.c">’</text:span><text:span text:style-name="quote.c">une netteté inoubliable, il faut avoir entendu se</text:span><text:span text:style-name="quote.c">s paroles pendant des années</text:span><text:span text:style-name="Appelnotedebasdep."><text:note text:note-class="footnote" text:id="_ftn24"><text:note-citation>25</text:note-citation><text:note-body><text:p text:style-name="Notedebasdepage"><text:s/>Bernard Lazare,<text:s/><text:span text:style-name="title">Figures contemporaines</text:span>, 1895.</text:p></text:note-body></text:note></text:span><text:span text:style-name="quote.c"> »</text:span>. En toute sincérité, je regrette de n’avoir pas été à même d’assister à ces fêtes, et ce regret est d’autant plus vif que<text:s/><text:span text:style-name="quote.c">« </text:span><text:span text:style-name="quote.c">le causeur et l</text:span><text:span text:style-name="quote.c">’</text:span><text:span text:style-name="quote.c">écrivain</text:span><text:span text:style-name="quote.c"> »</text:span>, en l’espèce,<text:s/><text:span text:style-name="quote.c">« </text:span><text:span text:style-name="quote.c">se complètent plus qu</text:span><text:span text:style-name="quote.c">’</text:span><text:span text:style-name="quote.c">ils ne se détruisent mutuellement. La conversation de Stéphane Mallarmé n</text:span><text:span text:style-name="quote.c">’</text:span><text:span text:style-name="quote.c">est autre que le commentaire<text:s/></text:span><text:span text:style-name="quote.c">de ses vers et de ses proses</text:span><text:span text:style-name="Appelnotedebasdep."><text:note text:note-class="footnote" text:id="_ftn25"><text:note-citation>26</text:note-citation><text:note-body><text:p text:style-name="Notedebasdepage"><text:s/>Bernard Lazare,<text:s/><text:span text:style-name="T394">loc. cit.</text:span></text:p></text:note-body></text:note></text:span><text:span text:style-name="quote.c"> »</text:span>, commentaire, affirme-t-on, indispensable ;<text:s/>en effet<text:s/><text:span text:style-name="quote.c">« </text:span><text:span text:style-name="quote.c">que sans avoir entendu<text:s/></text:span><text:span text:style-name="quote.c">M. </text:span><text:span text:style-name="quote.c">Mallarmé exposer la<text:s/></text:span><text:span text:style-name="quote.c">glose</text:span><text:span text:style-name="quote.c"><text:s/>de<text:s/></text:span><text:span text:style-name="title">l’après-midi d’</text:span><text:span text:style-name="title">un Faune</text:span><text:span text:style-name="quote.c">, ou de la<text:s/></text:span><text:span text:style-name="title">Prose pour des Esseintes</text:span><text:span text:style-name="quote.c">, on en puisse pénétrer les infinis détails, les mille sens cachés et superposés, cela est peu probable, et ce sont là des joies réservées aux seuls initiés</text:span><text:span text:style-name="Appelnotedebasdep."><text:note text:note-class="footnote" text:id="_ftn26"><text:note-citation>27</text:note-citation><text:note-body><text:p text:style-name="Notedebasdepage"><text:s/>Bernard Lazare,<text:s/><text:span text:style-name="T395">loc. cit.</text:span></text:p></text:note-body></text:note></text:span><text:span text:style-name="quote.c"> »</text:span>.</text:p>
      <text:p text:style-name="Corpsdetexte"><text:bookmark-start text:name="footnote1"/><text:bookmark-end text:name="footnote1"/>Il<text:s/>résulte donc de ces divers témoignages, non seulement que<text:s/>M. Mallarmé fait jouir ses visiteurs d’intéressantes conférences dont il est à la fois l’auteur et le sujet, mais encore que pour comprendre son œuvre écrite, il faut avoir été admis à son œuvre parlée. Mais l’œuvre<text:s/><text:soft-page-break/>parlée s’envole, et, quand le causeur sera mort, il ne<text:s/>restera plus que ses livres. Qui pourra les traduire alors aux générations futures ?<text:s/>Avant même de les examiner, nous découvrons ainsi en eux une tare constitutionnelle,<text:s/><text:span text:style-name="T396">puisqu</text:span><text:span text:style-name="T397">’</text:span><text:span text:style-name="T398">ils ne se suffisent pas</text:span>. Toute<text:s/>œuvre doit porter en elle-même<text:s/>sa raison d’être, et c’est cette raison d’être qui lui confère la vie, en même temps qu’elle est pour elle sa propre explication. Mais si, pour vivre dans les intelligences qui la contemplent, si, pour<text:s/><text:span text:style-name="T399">s</text:span><text:span text:style-name="T400">’</text:span><text:span text:style-name="T401">expliquer</text:span>, elle est obligée de recourir à quelque chose qui n’est pas en elle, que ce soient des commentaires ou des conversations, c’est, forcément, qu’elle est incomplète et ne réalise pas la perfection :<text:s/>elle ne possède pas la<text:s/><text:span text:style-name="T402">clarté</text:span>, puisqu’elle réclame des<text:s/><text:span text:style-name="T403">éclaircissements</text:span><text:span text:style-name="T404">.</text:span><text:s/>C’est pourquoi les féaux de<text:s/>M. Mallarmé, en s’étendant abondamment sur le mérite de sa causerie, d’une façon implicite condamnent ses vers et ses proses, en reconnaissant qu’ils ne peuvent vivre, c’est-à-dire s’expliquer, être compréhensibles, sans le secours des<text:s/><text:span text:style-name="T405">démontages</text:span><text:s/>qu’opère par la parole devant quelques adeptes celui qui les écrivit. Tout ce que<text:s/>M. Mallarmé<text:s/><text:span text:style-name="T406">parlera</text:span><text:s/>à propos de la<text:s/><text:span text:style-name="pb">[p.<text:s/></text:span><text:span text:style-name="pb">182</text:span><text:span text:style-name="pb">]<text:s/></text:span><text:span text:style-name="title">Prose pour des E</text:span><text:span text:style-name="title">sseintes</text:span><text:span text:style-name="T407">,</text:span><text:span text:style-name="T408"><text:s/></text:span>c’est tout ce qu’il a<text:s/><text:span text:style-name="T409">manqué</text:span><text:s/>d’y<text:s/><text:span text:style-name="T410">écrire</text:span>. Mais, au fait, qu’a-t-il écrit ?</text:p>
      <text:p text:style-name="Corpsdetexte">Si j’en crois M. Max Nordau,<text:s/>« quoique<text:s/>M. Mallarmé ait largement dépassé la cinquantaine, il n’a presque rien produit ;<text:s/>le peu que l’on connaît de lui est, en outre, au sentiment de ses admirateurs les plus<text:s/>déterminés, chose indifférente…<text:s/>Un jour, il justifie son silence par une sorte de crainte pudique de la publicité ;<text:s/>une autre fois parce qu’il ne peut réaliser l’œuvre qu’il veut accomplir, deux arguments, d’ailleurs, qui se contredisent réciproquement<text:span text:style-name="Appelnotedebasdep."><text:note text:note-class="footnote" text:id="_ftn27"><text:note-citation>28</text:note-citation><text:note-body><text:p text:style-name="Notedebasdepage"><text:s/>Max Nordau,<text:s/><text:span text:style-name="T411">loc. cit.</text:span></text:p></text:note-body></text:note></text:span> ». Y aurait-il quelque exagération dans cette critique ?<text:s/>Cependant<text:s/>M. René<text:s/>Ghil, qui dédia jadis au Maître<text:s/>son<text:s/><text:span text:style-name="title">Geste ingénu</text:span>, ne la contredit guère :<text:s/><text:span text:style-name="quote.c">« </text:span><text:span text:style-name="quote.c">Mallarmé (49 ou 50 ans), l’</text:span><text:span text:style-name="quote.c">Après-midi d</text:span><text:span text:style-name="quote.c">’</text:span><text:span text:style-name="quote.c">un Faune,</text:span><text:span text:style-name="quote.c"><text:s/>120 </text:span><text:span text:style-name="quote.c">vers écrits il y a vingt ans. Quelques vers un peu baudelairiens au Parnasse. Et c</text:span><text:span text:style-name="quote.c">’</text:span><text:span text:style-name="quote.c">est tout. Ce n</text:span><text:span text:style-name="quote.c">’</text:span><text:span text:style-name="quote.c">est pas une œuvre</text:span><text:span text:style-name="Appelnotedebasdep."><text:note text:note-class="footnote" text:id="_ftn28"><text:note-citation>29</text:note-citation><text:note-body><text:p text:style-name="Notedebasdepage"><text:s/>Jules Huret,<text:s/><text:span text:style-name="T412">loc. ci</text:span><text:span text:style-name="T413">t.</text:span>, 101.</text:p></text:note-body></text:note></text:span><text:span text:style-name="quote.c">.</text:span><text:span text:style-name="quote.c"> »</text:span><text:s/>M. Charles Vignier connaît de lui vingt-cinq ou trente poèmes et conseille d’attendre<text:s/><text:span text:style-name="quote.c">« </text:span><text:span text:style-name="quote.c">l</text:span><text:span text:style-name="quote.c">’</text:span><text:span text:style-name="quote.c">instante apparition du grand œuvre qu</text:span><text:span text:style-name="quote.c">’</text:span><text:span text:style-name="quote.c">il nous promet et dont personne n</text:span><text:span text:style-name="quote.c">’</text:span><text:span text:style-name="quote.c">a d</text:span><text:span text:style-name="quote.c">’</text:span><text:span text:style-name="quote.c">ailleurs lu une ligne</text:span><text:span text:style-name="Appelnotedebasdep."><text:note text:note-class="footnote" text:id="_ftn29"><text:note-citation>30</text:note-citation><text:note-body><text:p text:style-name="Notedebasdepage"><text:s/>Jules Huret,<text:s/><text:span text:style-name="T414">loc. ci</text:span><text:span text:style-name="T415">t.</text:span>, 110.</text:p></text:note-body></text:note></text:span><text:span text:style-name="quote.c"> »</text:span>. Mais<text:s/>M. Mallarmé<text:s/><text:span text:style-name="quote.c">« </text:span><text:span text:style-name="quote.c">a renié, comme il sied à l</text:span><text:span text:style-name="quote.c">’</text:span><text:span text:style-name="quote.c">artiste allé plus loin, ces premiers poèmes, écrits dans la période, si l</text:span><text:span text:style-name="quote.c">’</text:span><text:span text:style-name="quote.c">on v</text:span><text:span text:style-name="quote.c">eut, de sa compréhensibilité</text:span><text:span text:style-name="Appelnotedebasdep."><text:note text:note-class="footnote" text:id="_ftn30"><text:note-citation>31</text:note-citation><text:note-body><text:p text:style-name="Notedebasdepage"><text:s/>Teodor de Wyzewa,<text:s/><text:span text:style-name="title">Mallarmé</text:span>, 1886.</text:p></text:note-body></text:note></text:span><text:span text:style-name="quote.c"> »</text:span>. Son œuvre, confirme<text:s/>M. Charles Morice,<text:s/><text:span text:style-name="quote.c">« </text:span><text:span text:style-name="quote.c">est encore inconnue, — </text:span><text:span text:style-name="quote.c">car il ne faut pas considérer comme<text:s/></text:span><text:span text:style-name="T416">œuvre</text:span><text:span text:style-name="quote.c"><text:s/>de ce poète les pourtant admirables poèmes en vers et en prose qu</text:span><text:span text:style-name="quote.c">’</text:span><text:span text:style-name="quote.c">il a çà et là publiés, simples cartons d</text:span><text:span text:style-name="quote.c">’</text:span><text:span text:style-name="quote.c">attente, dan</text:span><text:span text:style-name="quote.c">s les recueils et les revues</text:span><text:span text:style-name="Appelnotedebasdep."><text:note text:note-class="footnote" text:id="_ftn31"><text:note-citation>32</text:note-citation><text:note-body><text:p text:style-name="Notedebasdepage"><text:s/>Charles Morice,<text:s/><text:span text:style-name="title">La Littérature de tout à l’heure</text:span>, 1889.</text:p></text:note-body></text:note></text:span><text:span text:style-name="quote.c"> »</text:span>. Et le maître est du même avis que son disciple, il<text:s/><text:soft-page-break/>trouve<text:s/><text:span text:style-name="quote.c">« </text:span><text:span text:style-name="quote.c">exagéré le sort fait à ces riens</text:span><text:span text:style-name="Appelnotedebasdep."><text:note text:note-class="footnote" text:id="_ftn32"><text:note-citation>33</text:note-citation><text:note-body><text:p text:style-name="Notedebasdepage"><text:s/>Stéphane Mallarmé,<text:s/><text:span text:style-name="title">Divagations</text:span>, avant-propos.</text:p></text:note-body></text:note></text:span><text:span text:style-name="quote.c"> »</text:span>. Cependant, à ne considérer que superficiellement sa bibliographie, il semblerait que son actif imprimé fût considérable.</text:p>
      <text:p text:style-name="Corpsdetexte">En réalité, depuis longtemps il n’édite plus, il réédite ou à peu près :<text:s/>les<text:s/><text:span text:style-name="title">Divagations</text:span><text:s/>contiennent<text:s/><text:span text:style-name="title">Pages</text:span><text:s/>et les<text:s/><text:span text:style-name="title">Pages</text:span><text:s/>sont dans<text:s/><text:span text:style-name="title">Vers et Proses</text:span>, et tout cela est si peu inédit que l’on se demande la nécessité de ces réimpressions constantes. Déjà en 1891, M. Vielé-Griffin l’avouait :<text:s/><text:span text:style-name="quote.c">« </text:span><text:span text:style-name="quote.c">Il y a peu de lettrés</text:span><text:span text:style-name="quote.c"> »</text:span><text:span text:style-name="quote.c">, écrivait-il à propos de<text:s/></text:span><text:span text:style-name="title">Pages</text:span><text:span text:style-name="quote.c">,<text:s/></text:span><text:span text:style-name="quote.c">« </text:span><text:span text:style-name="quote.c">qui n</text:span><text:span text:style-name="quote.c">’</text:span><text:span text:style-name="quote.c">ai</text:span><text:span text:style-name="quote.c">en</text:span><text:span text:style-name="quote.c">t lu ces proses et ces notes de<text:s/></text:span><text:span text:style-name="quote.c">M. </text:span><text:span text:style-name="quote.c">Mallarmé, et notre critique semble futile à tout sens</text:span><text:span text:style-name="quote.c"> :</text:span><text:span text:style-name="quote.c"><text:s/>quant à ce recueil que leur auteur écarte absolument de son œuvre définitive, qu</text:span><text:span text:style-name="quote.c">’</text:span><text:span text:style-name="quote.c">en dirions-nous qui puisse importer</text:span><text:span text:style-name="Appelnotedebasdep."><text:note text:note-class="footnote" text:id="_ftn33"><text:note-citation>34</text:note-citation><text:note-body><text:p text:style-name="Notedebasdepage"><text:s/><text:span text:style-name="title">Mercure de France</text:span>, septembre 1896.</text:p></text:note-body></text:note></text:span><text:span text:style-name="quote.c"> ?</text:span><text:span text:style-name="quote.c"> »</text:span><text:s/>Ce jugement est dur, émané d’un ami. N’oublions pas, pour être juste, que le même écrivain le mit de côté cinq ans plus tard pour affirmer<text:s/><text:span text:style-name="quote.c">« </text:span><text:span text:style-name="quote.c">précieuse</text:span><text:span text:style-name="Appelnotedebasdep."><text:note text:note-class="footnote" text:id="_ftn34"><text:note-citation>35</text:note-citation><text:note-body><text:p text:style-name="Notedebasdepage"><text:s/><text:span text:style-name="title">Entretiens politiques et littéraires</text:span>, août 1891.</text:p></text:note-body></text:note></text:span><text:span text:style-name="quote.c"> »</text:span><text:s/>cette œuvre autrefois dédaignée. Mais un autre zélateur est plus extraordinaire encore, c’est<text:s/>M. Camille Mauclair, qui n’hésita pas devant une absurdité. À la page 14 de sa<text:s/><text:span text:style-name="title">Conférence sur Mallarmé</text:span>, on trouvera cette phrase monumentale :<text:s/><text:span text:style-name="quote.c">« </text:span><text:span text:style-name="quote.c">Quelque admirables que fussent ses conseils et ses vastes indications d</text:span><text:span text:style-name="quote.c">’</text:span><text:span text:style-name="quote.c">esthéticien, ce fut par son silence et son abstention même (</text:span><text:span text:style-name="T417">sic</text:span><text:span text:style-name="T418"> !</text:span><text:span text:style-name="quote.c">) qu</text:span><text:span text:style-name="quote.c">’</text:span><text:span text:style-name="quote.c">il atteignit la plus haute concentration de sa personnalité dans son temps</text:span><text:span text:style-name="quote.c"> »</text:span> ;<text:s/>ce qui revient à prétendre que<text:s/>M. Mallarmé est devenu un écrivain célèbre en ne rien écrivant du tout !<text:s/>Il semble qu’on ne puisse pas aller au-delà d’une pareille extravagance ;<text:s/>eh bien ! il<text:s/>y a mieux encore, il y a l’histoire de l<text:span text:style-name="title">’</text:span><text:span text:style-name="title">Œuvre future</text:span><text:s/>de<text:s/>M. Mallarmé. Cela dépasse les plaisanteries bouffonnes<text:s/>les plus<text:s/>célèbres, car, d’ordinaire, les<text:s/>mystifications sont courtes, au lieu que celle dont je m’occupe se prolonge depuis treize ans au moins.</text:p>
      <text:p text:style-name="Corpsdetexte">On a dit :<text:s/>vous critiquez la production insuffisante de<text:s/>M. Mallarmé, vous jugez peu de chose ce qu’il nous a fait connaître ?<text:s/>Patience !<text:s/>Le Poète vous réserve des merveilles :<text:s/>vous verrez !<text:s/>vous verrez !<text:s/>— Hélas !<text:s/>nous n’avons rien vu encore, et nous avons gagné, je crois, le droit de nous lasser maintenant. Pour que l’on ne m’accuse pas d’exagérer et de me plaindre sans aucune preuve, je transcrirai dans leur ordre chronologique les documents que j’ai pu recueillir :</text:p>
      <text:p text:style-name="Corpsdetexte">1884. — <text:span text:style-name="quote.c">Mallarmé travaille à un livre dont la profondeur étonnera non moins que sa splendeur éblouira tous, sauf les seuls aveugles. Mais</text:span><text:span text:style-name="quote.c"><text:s/></text:span><text:span text:style-name="quote.c">quand donc enfin, cher ami</text:span><text:span text:style-name="quote.c"> ?</text:span><text:s/>(Paul Verlaine,<text:s/><text:span text:style-name="title">les Poètes Maudits</text:span><text:span text:style-name="T419">.)</text:span><text:s/>— On remarquera<text:s/><text:span text:style-name="T420">qu</text:span><text:span text:style-name="T421">’</text:span><text:span text:style-name="T422">en 1884 l</text:span><text:span text:style-name="T423">’</text:span><text:span text:style-name="T424">impatience était déjà<text:s/></text:span><text:span text:style-name="T425">e</text:span><text:span text:style-name="T426">xtrême</text:span><text:span text:style-name="T427"> !</text:span></text:p>
      <text:p text:style-name="Corpsdetexte">1886. — <text:span text:style-name="quote.c">Ces poèmes et ces proses</text:span><text:span text:style-name="quote.c">…</text:span><text:span text:style-name="quote.c"><text:s/></text:span><text:span text:style-name="quote.c">M. </text:span><text:span text:style-name="quote.c">Mallarmé ne s</text:span><text:span text:style-name="quote.c">’</text:span><text:span text:style-name="quote.c">y est point arrêté cependant</text:span><text:span text:style-name="quote.c">…</text:span><text:span text:style-name="quote.c"><text:s/>Il</text:span><text:span text:style-name="quote.c"><text:s/>a<text:s/></text:span><text:soft-page-break/><text:span text:style-name="quote.c">entrevu une œuvre nouvelle non publiée encore, ni, je crois, achevée</text:span><text:span text:style-name="quote.c">…</text:span><text:span text:style-name="quote.c"><text:s/>cette œuvre que nous devons attendre avec une désespérance pieuse</text:span><text:s/>(Theodor de Wyzewa,<text:s/><text:span text:style-name="title">Mallarmé</text:span>, notes publiées par<text:s/><text:span text:style-name="title">la Vogue</text:span><text:span text:style-name="T428">).</text:span></text:p>
      <text:p text:style-name="Corpsdetexte">1889. — <text:span text:style-name="quote.c">Dans l</text:span><text:span text:style-name="quote.c">’</text:span><text:span text:style-name="quote.c">état actuel des esprits, ou n</text:span><text:span text:style-name="quote.c">’</text:span><text:span text:style-name="quote.c">ayant lui-même peut-être pas encore conquis sa propre maîtrise, il n</text:span><text:span text:style-name="quote.c">’</text:span><text:span text:style-name="quote.c">a pu réaliser l</text:span><text:span text:style-name="quote.c">’</text:span><text:span text:style-name="quote.c">œuvre d</text:span><text:span text:style-name="quote.c">’</text:span><text:span text:style-name="quote.c">art encore inouïe qu</text:span><text:span text:style-name="quote.c">’</text:span><text:span text:style-name="quote.c">il veut accomplir</text:span><text:span text:style-name="quote.c">…</text:span><text:span text:style-name="quote.c"><text:s/>C</text:span><text:span text:style-name="quote.c">’</text:span><text:span text:style-name="quote.c">est donc par ce que recèlent de futur les poèmes imprimés</text:span><text:span text:style-name="quote.c">…</text:span><text:span text:style-name="quote.c"><text:s/>que<text:s/></text:span><text:span text:style-name="quote.c">M. </text:span><text:span text:style-name="quote.c">Mallarmé est le poète, entre tous, que l</text:span><text:span text:style-name="quote.c">’</text:span><text:span text:style-name="quote.c">Avenir vivant consulte le plus</text:span><text:s/>(Charles Morice,<text:s/><text:span text:style-name="title">la Littérature de tout à</text:span><text:span text:style-name="title"><text:s/>l</text:span><text:span text:style-name="title">’</text:span><text:span text:style-name="title">heure</text:span>).</text:p>
      <text:p text:style-name="Corpsdetexte">1891. — <text:span text:style-name="quote.c">Le chef-d</text:span><text:span text:style-name="quote.c">’</text:span><text:span text:style-name="quote.c">œuvre que rêve<text:s/></text:span><text:span text:style-name="quote.c">M. </text:span><text:span text:style-name="quote.c">Mallarmé ne peut être qu</text:span><text:span text:style-name="quote.c">’</text:span><text:span text:style-name="quote.c">unique</text:span><text:span text:style-name="quote.c">…</text:span><text:span text:style-name="quote.c"><text:s/>Le Maître a consacré toute sa vie à préparer ce poème parfait. Quiconque a passé le seuil de son cabinet de travail a pu y voir d</text:span><text:span text:style-name="quote.c">es cartons remplis de papier. — </text:span><text:span text:style-name="quote.c">Je sais positivement que ces cartons ne contiennent</text:span><text:span text:style-name="quote.c">…</text:span><text:s/>(W. G. C. Byvanck,<text:s/><text:span text:style-name="title">Un Hollandais à</text:span><text:span text:style-name="title"><text:s/>Paris</text:span><text:span text:style-name="T429">.)</text:span></text:p>
      <text:p text:style-name="Corpsdetexte">1893. — <text:span text:style-name="quote.c">Et parvenu à ce degré de foi et d</text:span><text:span text:style-name="quote.c">’</text:span><text:span text:style-name="quote.c">ascétisme, il se consacra</text:span><text:span text:style-name="quote.c">…</text:span><text:span text:style-name="quote.c"><text:s/>à une œuvre de révélation où l</text:span><text:span text:style-name="quote.c">’</text:span><text:span text:style-name="quote.c">âme humaine se manifesterait entière</text:span><text:s/>(Camille Mauclair,<text:s/><text:span text:style-name="title">Stéphane Mallarm</text:span><text:span text:style-name="title">é</text:span>).</text:p>
      <text:p text:style-name="Corpsdetexte">Et, pour finir à nos jours, dans la<text:s/><text:span text:style-name="title">Revue<text:s/></text:span><text:span text:style-name="title">Blanche</text:span><text:s/>du 15 janvier 1897, M. Thadée Natanson répète cette même légende d’un chef-d’œuvre à paraître plus tard…<text:s/>toujours plus tard !</text:p>
      <text:p text:style-name="Corpsdetexte">On voudra bien considérer la valeur des témoignages que nous avons cités :<text:s/>leur signification est d’autant plus importante qu’ils sont tous<text:s/><text:span text:style-name="T430">intéressés</text:span>, car ils proviennent des amis mêmes de<text:s/>M. Mallarmé, et ils ne sont tous que des<text:s/><text:span text:style-name="T431">excuses</text:span><text:s/>destinées à le sauver. Mais, au fond, ils se résument en ceci :<text:s/>que<text:s/>M. Mallarmé, après plus de cinquante ans d’âge et plus de trente ans de littérature, en est encore aux bagatelles de la porte et ne nous a pas conviés à de réelles splendeurs. Doit-on en rendre responsables le Sort, la Fatalité ou le Destin ?<text:s/>Non, je crois à des raisons plus profondes et plus graves ;<text:s/>la Vie ne fut pas cruelle au poète, et il aurait tort de se lamenter contre l’injustice de l’époque. Il avait, pour travailler à son œuvre, les facilités les plus grandes ;<text:s/>et cela, il faut le dire, pour que ses admirateurs nous laissent enfin tranquilles et ne nous accablent plus de leurs invectives à l’adresse de notre siècle qui l’aurait empêché de parler<text:span text:style-name="Appelnotedebasdep."><text:note text:note-class="footnote" text:id="_ftn35"><text:note-citation>36</text:note-citation><text:note-body><text:p text:style-name="Notedebasdepage"><text:s/>Camille Mauclair,<text:s/><text:span text:style-name="title">Stéphane Mallarmé</text:span>, p. 13.</text:p></text:note-body></text:note></text:span>. Tout d’abord, il eut toujours son pain assuré, et sa profession ne put l’absorber au point de lui enlever de longs et multiples loisirs. Avoir son existence matérielle à l’abri, n’est-ce point déjà un avantage énorme ?<text:s/><text:span text:style-name="pb">[p.<text:s/></text:span><text:span text:style-name="pb">18</text:span><text:span text:style-name="pb">3</text:span><text:span text:style-name="pb">]<text:s/></text:span>Ni Villiers, ni Verlaine n’en savourèrent la douceur. Puis il eut l’heureuse chance d’arriver au moment où commençait l’agonie du Parnasse et où, dans notre ciel poétique, une aube nouvelle s’éveillait. À<text:s/>cette période de notre histoire littéraire pleine de luttes et de<text:s/>transformations, il sut prendre cette<text:s/><text:soft-page-break/>double attitude d’orchidée parnassienne et de lis décadent, en sorte que pour les deux camps ennemis il fut une fleur étrange qu’aucun des deux ne voulut entièrement admettre ni rejeter complètement. Des deux côtés il fut résolu, par une sorte de convention tacite, que<text:s/>M. Mallarmé serait une espèce de Michel Teissier poétique :<text:s/>il eut une première et une seconde vie ;<text:s/>dans l’une, la plus ancienne en date, il composa des poèmes compréhensibles ;<text:s/>dans l’autre, la plus récente, il se voila d’opaques ténèbres<text:span text:style-name="Appelnotedebasdep."><text:note text:note-class="footnote" text:id="_ftn36"><text:note-citation>37</text:note-citation><text:note-body><text:p text:style-name="Notedebasdepage"><text:s/>Voir George Moore,<text:s/><text:span text:style-name="title">Confessions</text:span>, ch. <text:span text:style-name="T432">iv</text:span> ; Teodor de Wyzewa,<text:s/><text:span text:style-name="title">Mallarmé</text:span>, édité par la<text:s/><text:span text:style-name="title">Vogue</text:span>, le<text:s/><text:span text:style-name="title">Florilège de M. Mallarmé</text:span><text:s/>au<text:s/><text:span text:style-name="title">Figaro</text:span><text:s/>du 8 décembre 1893 ; Leconte de Lisle et Coppée, cités par Huret,<text:s/><text:span text:style-name="T433">loc. cit.</text:span>, 283-315 ; Jules Lemaître,<text:s/><text:span text:style-name="title">Les Contemporains</text:span>, V<text:span text:style-name="T434">e</text:span> série. — Verlaine, en ses<text:s/><text:span text:style-name="title">Poètes Maudits</text:span>, ne distingue pas et avoue qu’il ne fut jamais clair !</text:p></text:note-body></text:note></text:span>. Mendès rapprocha tout le monde en le traitant d’<text:span text:style-name="quote.c">« </text:span><text:span text:style-name="quote.c">auteur</text:span><text:span text:style-name="quote.c"><text:s/></text:span><text:span text:style-name="quote.c">difficile</text:span><text:span text:style-name="quote.c"> »</text:span> ;<text:s/>ce qui n’était qu’un mot<text:s/>ironique devint un glorieux éloge en la bouche de certains fidèles, et ceux-là, reconnaissants de son accueil aimable, se chargèrent de le rendre illustre en criant son nom dans leurs cénacles, leurs revues et leurs journaux. Qu’on veuille bien se reporter à une douzaine d’années en arrière. Alors on ne parlait que de symbole, symbolistes et symbolisme, personne du reste ne sachant au juste ce que signifiaient ces vocables. Mais il fallait aux jeunes une bannière, il se la fabriquèrent ;<text:s/>et pour monter à l’assaut des anciens, ils avaient besoin de chefs de file, ils s’en créèrent. Au Parnasse on opposa deux parnassiens transfuges, Verlaine et Mallarmé ;<text:s/>au naturalisme, Villiers de l’Isle-Adam,<text:s/>le<text:s/>dernier des romantiques. On les choisit âgés afin qu’ils pussent disposer d’une autorité vraisemblable, et on ne leur demanda qu’une chose :<text:s/>d’être bienveillants envers les nouveaux venus :<text:s/>ils n’y manquèrent pas, Verlaine par camaraderie, Villiers par mépris de ces petites querelles (il avait bien assez de songer à ses œuvres glorieuses),<text:s/>M. Mallarmé, par curiosité.<text:s/><text:span text:style-name="quote.c">« </text:span><text:span text:style-name="quote.c">Témoin</text:span><text:span text:style-name="quote.c"> »</text:span><text:span text:style-name="quote.c">, dit-il,<text:s/></text:span><text:span text:style-name="quote.c">« </text:span><text:span text:style-name="quote.c">de cette aventure où l</text:span><text:span text:style-name="quote.c">’</text:span><text:span text:style-name="quote.c">on me voulut un rôle plus efficace quoiqu</text:span><text:span text:style-name="quote.c">’</text:span><text:span text:style-name="quote.c">il ne convient à personne, j</text:span><text:span text:style-name="quote.c">’</text:span><text:span text:style-name="quote.c">y dirigeai, au moins, mon fervent intérêt</text:span><text:span text:style-name="Appelnotedebasdep."><text:note text:note-class="footnote" text:id="_ftn37"><text:note-citation>38</text:note-citation><text:note-body><text:p text:style-name="Notedebasdepage"><text:s/>Stéphane Mallarmé,<text:s/><text:span text:style-name="title">Crise de vers</text:span>.</text:p></text:note-body></text:note></text:span><text:span text:style-name="quote.c">.</text:span><text:span text:style-name="quote.c"> »</text:span><text:s/>C’est pour cela qu’il<text:s/><text:span text:style-name="quote.c">« </text:span><text:span text:style-name="quote.c">professe une espèce de culte outré pour les vers fantôme de Théodore de Banville,</text:span><text:span text:style-name="quote.c"><text:s/>pour les magnilo</text:span><text:span text:style-name="quote.c">quences crispées de<text:s/></text:span><text:span text:style-name="quote.c">M. </text:span><text:span text:style-name="quote.c">Ver</text:span><text:span text:style-name="quote.c">haeren</text:span><text:span text:style-name="quote.c"><text:s/>et pour les lents et doux poèmes à robes lâches de<text:s/></text:span><text:span text:style-name="quote.c">M. </text:span><text:span text:style-name="quote.c">de Ré</text:span><text:span text:style-name="quote.c">gnier</text:span><text:span text:style-name="quote.c">…</text:span><text:span text:style-name="quote.c"><text:s/>Sa critique</text:span><text:span text:style-name="quote.c">…</text:span><text:span text:style-name="quote.c"><text:s/>est si éloignée de tout parti pris qu</text:span><text:span text:style-name="quote.c">’</text:span><text:span text:style-name="quote.c">on y découvre à peine un critérium</text:span><text:span text:style-name="quote.c">…</text:span><text:span text:style-name="quote.c"><text:s/>Toutefois le fond de sa pensée rest</text:span><text:span text:style-name="quote.c">e interdit même à ses intimes</text:span><text:span text:style-name="Appelnotedebasdep."><text:note text:note-class="footnote" text:id="_ftn38"><text:note-citation>39</text:note-citation><text:note-body><text:p text:style-name="Notedebasdepage"><text:s/>Vielé-Griffin,<text:s/><text:span text:style-name="title">Entretiens</text:span>, août 1891.</text:p></text:note-body></text:note></text:span><text:span text:style-name="quote.c"> »</text:span>. Du reste, lui-même en convient :<text:s/><text:span text:style-name="quote.c">« </text:span><text:span text:style-name="quote.c">Le Monsieur, plutôt commode, que certains observent la coutume d</text:span><text:span text:style-name="quote.c">’</text:span><text:span text:style-name="quote.c">accueillir par mon nom, à moi-esprit, là-haut, aux espaces miroitant, force l</text:span><text:span text:style-name="quote.c">’</text:span><text:span text:style-name="quote.c">égard durant l</text:span><text:span text:style-name="quote.c">’</text:span><text:span text:style-name="quote.c">audition de doléances</text:span><text:span text:style-name="Appelnotedebasdep."><text:note text:note-class="footnote" text:id="_ftn39"><text:note-citation>40</text:note-citation><text:note-body><text:p text:style-name="Notedebasdepage"><text:s/>Mallarmé,<text:s/><text:span text:style-name="title">Bucolique</text:span>.</text:p></text:note-body></text:note></text:span><text:span text:style-name="quote.c">.</text:span><text:span text:style-name="quote.c"> »</text:span><text:s/>S’estimant supérieur à ceux qui l’entouraient, il eut pourtant la condescendance de les écouter, et cela lui servit, car, en retour, on voulut faire des oracles de ses moindres paroles et la copie qu’il donna aux<text:s/><text:soft-page-break/>Revues jeunes ne fut jamais refusée. Si nous dénombrons aujourd’hui ceux qui le défendent et prétendent nous imposer son culte, nous constaterons que presque tous, à part de rares défections, celles de<text:s/>M. de Wyzewa par exemple, remontent à l’origine de la<text:s/><text:span text:style-name="title">Revue<text:s/></text:span><text:span text:style-name="title">indépendante</text:span><text:s/>dont ils formaient la rédaction avec<text:s/>M. Mallarmé lui-même. Volontiers nous les louerons de ne l’avoir pas abandonné, maintenant que plus ou moins ils ont à peu près tous<text:s/><text:span text:style-name="T435">réussi</text:span><text:span text:style-name="T436"> ;</text:span><text:s/>bien qu’ils se dirent un temps anarchistes, ils surent, à l’égard de celui qui les aida jadis, conserver la double notion du<text:s/><text:span text:style-name="T437">Devoir</text:span><text:s/>et du<text:s/><text:span text:style-name="T438">Respect</text:span><text:span text:style-name="Appelnotedebasdep."><text:note text:note-class="footnote" text:id="_ftn40"><text:note-citation>41</text:note-citation><text:note-body><text:p text:style-name="Notedebasdepage"><text:s/>On est prié de relire, à ce propos, toute la collection des<text:s/><text:span text:style-name="title">Entretiens</text:span><text:s/>et les premières années du<text:s/><text:span text:style-name="title">Mercure</text:span><text:span text:style-name="T439">,</text:span><text:s/>où<text:s/><text:span text:style-name="T440">se</text:span><text:s/>trouve notamment<text:s/>un article<text:s/><text:span text:style-name="T441">contre le respect</text:span>. Les mêmes qui honnirent le respect l’exigent aujourd’hui de nous.</text:p></text:note-body></text:note></text:span> !<text:s/>Mais ils allèrent trop loin en usant de procédés déloyaux envers les adversaires du mallarmisme, et surtout, ils causèrent ce mal, que des naïfs et des gobeurs, dépourvus d’années et d’expérience, vinrent se mettre à leur suite, sans avoir réfléchi au préalable au tort qu’ils se faisaient.</text:p>
      <text:p text:style-name="Corpsdetexte">Pour nous, les indépendants ou les libérés, qui réclamons la Vie et la Clarté contre les momies et les cadavres, rien ne nous empêchera de parler et de dire ce que nous pensons :<text:s/>nous sommes persuadés que<text:s/>M. Mallarmé n’a eu qu’une influence médiocre et tout à fait transitoire sur l’évolution littéraire générale, nous voyons cependant qu’il<text:s/>a tourné quelques cervelles trop peu solides, nous voulons prévenir les générations qui arrivent d’avoir à se méfier de celui qui ne fait que leur faire du mal, et nos efforts ne tendent pas à autre chose qu’à la démolition de la légende mallarméenne, parce que, si elle nous fut imposée au début par ceux qui avaient intérêt à la construire, si (je vais même jusqu’à cette concession) l’esprit de réaction contre les vieilles formules la rendit un moment excusable, elle n’a plus maintenant les mêmes prétextes pour vivre :<text:s/>l’heure est venue de proclamer<text:s/>qu’elle a vécu.</text:p>
      <text:p text:style-name="Corpsdetexte">J’ai tenu à relever la protestation de<text:s/>M. Gide pour montrer de quelles misères on est obligé de s’aider quand on défend une cause mauvaise et qu’on y persiste, malgré tout. Aux amis mêmes de<text:s/>M. Mallarmé j’ai emprunté assez de citations pour que leur admiration tout extérieure fût mise en contradiction parfaite avec leur intime sentiment. De cette contradiction est ressortie leur mauvaise foi. Tout au moins ils m’ont appris que leur Maître n’avait pas encore produit une œuvre et qu’on ne devait pas considérer comme telle les minimes poèmes et les rares écrits théoriques qu’il daigna, à l’occasion, signer<text:span text:style-name="Appelnotedebasdep."><text:note text:note-class="footnote" text:id="_ftn41"><text:note-citation>42</text:note-citation><text:note-body><text:p text:style-name="Notedebasdepage"><text:s/>Afin que l’on ne me fasse pas dire que je juge un auteur au poids de son papier, je renvoie les mal intentionnés à la page 65 des<text:s/><text:span text:style-name="title">Aspects</text:span><text:s/>de M. Retté.</text:p></text:note-body></text:note></text:span>. De cette impuissance de création, j’ai été en droit de conclure à l’imperfection de la doctrine. Je me suis alors demandé pourquoi certains se dépensèrent à la défendre, et j’en ai découvert les causes pour ainsi dire historiques. Il ne me reste plus qu’à examiner en quoi consiste l’erreur mallarméenne, et, pour<text:s/><text:soft-page-break/>accomplir cette dernière partie de ma tâche, après avoir rassemblé tout mon courage, je n’aurai qu’à plonger dans les abîmes<text:s/>des<text:s/>très obscures<text:s/><text:span text:style-name="title">Divagations</text:span><text:span text:style-name="T442">.</text:span></text:p>
      <text:p text:style-name="Corpsdetexte">Ce volume, si nous nous fions aux notes qui le terminent, est<text:s/>le<text:s/>premier d’une série à paraître. Son format est celui de la bibliothèque Charpentier. Mais il est imprimé en plus gros caractères, de telle sorte qu’il y a très peu de texte à la page. Il comporte trois cent soixante-dix-sept feuillets, qui se réduisent en réalité à deux cent cinquante environ à cause des nombreux blancs qui contribuent à l’épaisseur du livre. Enfin il est formé de cinquante-trois morceaux divers, déjà publiés ailleurs, sauf deux, comprenant trois pages, qui seuls sont inédits :<text:s/>nous y retrouvons les treize inévitables poèmes en prose<text:s/><text:span text:style-name="pb">[p.<text:s/></text:span><text:span text:style-name="pb">184</text:span><text:span text:style-name="pb">]<text:s/></text:span>dont<text:s/>« le<text:s/>chiffre de tirage », selon<text:s/>M. Dujardin,<text:s/><text:span text:style-name="quote.c">« </text:span><text:span text:style-name="quote.c">dépasserait de beaucoup le fameux départ de la<text:s/></text:span><text:span text:style-name="title">Bête Humaine</text:span><text:span text:style-name="quote.c"> »</text:span>, tous les fragments déjà parus dans le<text:s/><text:span text:style-name="title">Florilège</text:span><text:span text:style-name="T443">,</text:span><text:s/>tous ceux aussi dont se constituaient les<text:s/><text:span text:style-name="title">Pages</text:span><text:span text:style-name="T444"> ;</text:span><text:s/>l’auteur a seulement ajouté les articles qu’il donna à la<text:s/><text:span text:style-name="title">Revue blanche</text:span><text:s/>et à quelques journaux anglais ;<text:s/>en un<text:s/>mot, nous ne rencontrons que de vieilles connaissances ;<text:s/>et le lecteur pressé n’aurait qu’à se reporter à la table des matières :<text:s/>d’un rapide coup d’œil il verrait que toutes ces<text:s/><text:span text:style-name="title">Divagations</text:span><text:s/>lui sont familières, d’où l’inutilité pour lui de perdre son temps à les relire, à moins qu’il ne voulût davantage s’en pénétrer, ou mieux et plutôt, les pénétrer.</text:p>
      <text:p text:style-name="Corpsdetexte">Car<text:s/>M. Mallarmé n’écrit pas comme tout le monde, cela est devenu banal à signaler. C’est pourquoi tout le monde ne peut pas au premier coup le comprendre :<text:s/>il faut avoir la patience de l’étudier. Il<text:s/>a un style qui lui est propre et qui a fait sa réputation. Si même nous en croyons ses fervents, il détient le record du classique, et ce serait peut-être alors parce qu’il serait trop classique (!) que nous autres, ignares et rustres, nous serions incapables d’en saisir la beauté. Chez lui, en effet, nous affirme<text:s/>M. Quillard,<text:s/><text:span text:style-name="quote.c">« </text:span><text:span text:style-name="quote.c">les mots gardent la saveur du miel âpre et la bonne a</text:span><text:span text:style-name="quote.c">mertume de quelques Attiques</text:span><text:span text:style-name="Appelnotedebasdep."><text:note text:note-class="footnote" text:id="_ftn42"><text:note-citation>43</text:note-citation><text:note-body><text:p text:style-name="Notedebasdepage"><text:s/><text:span text:style-name="title">Mercure de France</text:span>, juillet 1891.</text:p></text:note-body></text:note></text:span><text:span text:style-name="quote.c"> »</text:span>.<text:s/>M. de Wyzewa le fait descendre des grands poètes de la Renaissance<text:span text:style-name="Appelnotedebasdep."><text:note text:note-class="footnote" text:id="_ftn43"><text:note-citation>44</text:note-citation><text:note-body><text:p text:style-name="Notedebasdepage"><text:s/><text:span text:style-name="title">Figaro</text:span>, 8 décembre 1893.</text:p></text:note-body></text:note></text:span> ;<text:s/>M. de Souza répète qu’il est un écrivain de la vraie tradition,<text:s/><text:span text:style-name="quote.c">« </text:span><text:span text:style-name="quote.c">de ce</text:span><text:span text:style-name="quote.c">lle qui construit une phrase</text:span><text:span text:style-name="Appelnotedebasdep."><text:note text:note-class="footnote" text:id="_ftn44"><text:note-citation>45</text:note-citation><text:note-body><text:p text:style-name="Notedebasdepage"><text:s/><text:span text:style-name="title">Mercure de France</text:span>, octobre 1896.</text:p></text:note-body></text:note></text:span><text:span text:style-name="quote.c"> »</text:span>, et<text:s/>M. Thaddée Natanson nous révèle qu’il est de ces littérateurs<text:s/><text:span text:style-name="quote.c">« </text:span><text:span text:style-name="quote.c">qui doivent à une illustre lignée où brille Baudelai</text:span><text:span text:style-name="quote.c">re leurs lettres de noblesse</text:span><text:span text:style-name="Appelnotedebasdep."><text:note text:note-class="footnote" text:id="_ftn45"><text:note-citation>46</text:note-citation><text:note-body><text:p text:style-name="Notedebasdepage"><text:s/><text:span text:style-name="title">Revue blanche</text:span>, 15 janvier 1896.</text:p></text:note-body></text:note></text:span><text:span text:style-name="quote.c"> »</text:span>. Cependant ce dernier accorde que<text:s/><text:span text:style-name="quote.c">« </text:span><text:span text:style-name="quote.c">le livre est malaisé à comprendre, mais pas à lire</text:span><text:span text:style-name="quote.c">…</text:span><text:span text:style-name="quote.c"><text:s/>Son aspect d</text:span><text:span text:style-name="quote.c">’</text:span><text:span text:style-name="quote.c">obscurité est aisément réductible au prix de quelques précautions</text:span><text:span text:style-name="quote.c"> »</text:span>, et lorsqu’on aura pu le lire<text:s/><text:span text:style-name="quote.c">« </text:span><text:span text:style-name="quote.c">on n</text:span><text:span text:style-name="quote.c">’</text:span><text:span text:style-name="quote.c">aura qu</text:span><text:span text:style-name="quote.c">’</text:span><text:span text:style-name="quote.c">une connaissance superficielle, il faut aller bien plus avant pour découvrir<text:s/></text:span><text:soft-page-break/><text:span text:style-name="quote.c">autre chose</text:span><text:span text:style-name="quote.c"> »</text:span> ;<text:s/>car<text:s/><text:span text:style-name="quote.c">« </text:span><text:span text:style-name="quote.c">son effort tente un art pur de transposition mentale</text:span><text:span text:style-name="quote.c"> »</text:span><text:s/>et il faut<text:s/>le<text:s/>lire<text:s/><text:span text:style-name="T445">comme on manie u</text:span><text:span text:style-name="T446">ne</text:span><text:span text:style-name="T447"><text:s/>faïence</text:span><text:span text:style-name="T448"> !!!</text:span><text:s/>Il a, appuie de nouveau<text:s/>M. Quillard,<text:s/><text:span text:style-name="quote.c">« </text:span><text:span text:style-name="quote.c">la discrétion suprême de ne point tout dire pour laisser à l</text:span><text:span text:style-name="quote.c">’</text:span><text:span text:style-name="quote.c">inconnu l</text:span><text:span text:style-name="quote.c">’</text:span><text:span text:style-name="quote.c">impériale part qui lui est due</text:span><text:span text:style-name="quote.c">…</text:span><text:span text:style-name="quote.c"><text:s/>Il</text:span><text:span text:style-name="quote.c"><text:s/>est de ceux qui ont l</text:span><text:span text:style-name="quote.c">’</text:span><text:span text:style-name="quote.c">intuition de l</text:span><text:span text:style-name="quote.c">’</text:span><text:span text:style-name="quote.c">absolu et connaissent les idées pures (</text:span><text:span text:style-name="quote.c"> !!</text:span><text:span text:style-name="quote.c">!</text:span><text:span text:style-name="quote.c">)</text:span><text:span text:style-name="quote.c">…</text:span><text:span text:style-name="quote.c"><text:s/>et si, par quelque jalousie des dieux, son œuvre venait à disparaître totalement, les penseurs des âges futurs reconstruiraient en une facile synthèse ce que devaient être<text:s/></text:span><text:span text:style-name="title">Hé</text:span><text:span text:style-name="title">rodiade</text:span><text:span text:style-name="quote.c"><text:s/>et la<text:s/></text:span><text:span text:style-name="title">Prose pour des Esseintes</text:span><text:span text:style-name="quote.c"> »</text:span>.<text:s/>D’où il suit que<text:s/>M. Mallarmé est supérieur aux dieux puisque son œuvre les défie !!!<text:s/>Devant un tel éloge, je demeure de plus en plus navré de mon incompréhension. Je ne dirai point cependant qu’elle est totale :<text:s/>partielle, seulement !<text:s/>Et peut-être qu’après de plus longues études je parviendrais à un déchiffrement passable :<text:s/>il suffirait d’avoir des loisirs. Le tort que l’on a toujours, lorsqu’on s’efforce de lire<text:s/>M. Mallarmé, c’est d’avoir cette idée fausse en tête qu’il écrit en français :<text:s/><text:span text:style-name="T449">Il écrit avec des mots français</text:span>, voilà, en réalité, ce qu’on ne devrait pas perdre de vue. Mais de ces mots il forme une langue spéciale, il ne s’agit que de l’apprendre comme on apprend l’anglais ou l’allemand.<text:s/>M. Lemaître remarque<text:s/><text:span text:style-name="quote.c">« </text:span><text:span text:style-name="quote.c">que les étrangers sont plus aptes que nous à l</text:span><text:span text:style-name="quote.c">’</text:span><text:span text:style-name="quote.c">entendre. Ils n</text:span><text:span text:style-name="quote.c">’</text:span><text:span text:style-name="quote.c">ont rien à oublier avant de lire</text:span><text:span text:style-name="quote.c"> »</text:span>. Quant à nous, Français, il faut que nous renoncions à la syntaxe de notre langue pour nous habituer à des inversions extraordinaires, à des phrases dépourvues de verbes, aux propositions incidentes enchevêtrées les unes dans les autres, à des figures étranges, à des mots détournés de leur sens ou pris dans une acception forcée, à des métaphores insolites accompagnées d’ellipses gigantesque qu’accentue une particulière ponctuation. Le souci de la ponctuation est tel, chez<text:s/>M. Mallarmé, qu’il va jusqu’à lui faire préférer à un texte,<text:s/><text:span text:style-name="quote.c">« </text:span><text:span text:style-name="quote.c">même sublime</text:span><text:span text:style-name="quote.c"> »</text:span>, des pages blanches portant<text:s/><text:span text:style-name="quote.c">« </text:span><text:span text:style-name="quote.c">un dessin espacé de virgules ou de points et leurs combinaisons secondair</text:span><text:span text:style-name="quote.c">es, imitant, une, la mélodie</text:span><text:span text:style-name="Appelnotedebasdep."><text:note text:note-class="footnote" text:id="_ftn46"><text:note-citation>47</text:note-citation><text:note-body><text:p text:style-name="Notedebasdepage"><text:s/><text:span text:style-name="title">Solitude</text:span>.</text:p></text:note-body></text:note></text:span><text:span text:style-name="quote.c"> »</text:span>. La<text:s/>raison en est que<text:s/><text:span text:style-name="quote.c">« </text:span><text:span text:style-name="quote.c">les langues imparfaites en cela que plusieurs, manque la suprême</text:span><text:span text:style-name="quote.c"> »</text:span>. C’est pourquoi le poète<text:s/><text:span text:style-name="quote.c">« </text:span><text:span text:style-name="quote.c">regrette que le discours défaille à exprimer les objets par des touches y répondant en coloris ou en allure</text:span><text:span text:style-name="quote.c"> »</text:span>.<text:s/><text:span text:style-name="quote.c">« </text:span><text:span text:style-name="quote.c">Cette diversité, sur terre, des idiomes empêche personne de proférer les mots qui, sinon se trouveraient par une frappe unique, elle-même matériellement la vérité.</text:span><text:span text:style-name="quote.c"> »</text:span><text:s/>Il faut donc qu’il supplée à leur insuffisance par quelque<text:s/>« sortilège », et c’est ici qu’il nous dévoile son erreur :<text:s/><text:span text:style-name="quote.c">« </text:span><text:span text:style-name="quote.c">É</text:span><text:span text:style-name="quote.c">voquer, dans une ombre exprès, l</text:span><text:span text:style-name="quote.c">’</text:span><text:span text:style-name="quote.c">objet tu, par des mots allusifs, jamais directs, se réduisant à du silence égal, comporte tentative proche de créer</text:span><text:span text:style-name="quote.c"> »</text:span>. Il importe<text:s/><text:span text:style-name="quote.c">« </text:span><text:span text:style-name="quote.c">de ne garder de rien que la suggestion, instituer une relation entre les images exactes, et que s</text:span><text:span text:style-name="quote.c">’</text:span><text:span text:style-name="quote.c">en détache un tiers aspect fusible et clair présenté à la divination</text:span><text:span text:style-name="quote.c">…</text:span><text:span text:style-name="quote.c"><text:s/>Parler n</text:span><text:span text:style-name="quote.c">’</text:span><text:span text:style-name="quote.c">a trait à la réalité des choses que<text:s/></text:span><text:soft-page-break/><text:span text:style-name="quote.c">commercialement</text:span><text:span text:style-name="quote.c"> :</text:span><text:span text:style-name="quote.c"><text:s/>en littérature, cela se contente d</text:span><text:span text:style-name="quote.c">’</text:span><text:span text:style-name="quote.c">y faire une allusion ou de distraire leur qualité qu</text:span><text:span text:style-name="quote.c">’</text:span><text:span text:style-name="quote.c">incorporera quelque idée. Cette<text:s/></text:span><text:span text:style-name="quote.c">visée, je la dis Transposition…</text:span><text:span text:style-name="quote.c"><text:s/>pour qu</text:span><text:span text:style-name="quote.c">’</text:span><text:span text:style-name="quote.c">en émane, sans la gêne d</text:span><text:span text:style-name="quote.c">’</text:span><text:span text:style-name="quote.c">un proche ou concret rappel, la notion pure</text:span><text:span text:style-name="quote.c">…</text:span><text:span text:style-name="quote.c"><text:s/></text:span><text:span text:style-name="T450">La divine Transposition</text:span><text:span text:style-name="quote.c">, pour l</text:span><text:span text:style-name="quote.c">’</text:span><text:span text:style-name="quote.c">accomplissement de quoi existe l</text:span><text:span text:style-name="quote.c">’</text:span><text:span text:style-name="quote.c">homme,<text:s/></text:span><text:span text:style-name="T451">va du fait à l’idéa</text:span><text:span text:style-name="T452">l</text:span><text:span text:style-name="quote.c">.</text:span><text:span text:style-name="quote.c"> »</text:span><text:s/>De ce que les mots, d’après<text:s/>M. Mallarmé, ne sont pas des représentations exactes des objets, il résulte, pour lui, qu’on ne doit rien nommer selon la méthode vulgaire, parce que, fatalement, on nommerait mal et de façon incomplète. Il faut que<text:s/><text:span text:style-name="quote.c">« </text:span><text:span text:style-name="quote.c">de plusieurs vocables on refasse un mot total, neuf, étranger à la langue et comme incantatoire</text:span><text:span text:style-name="quote.c">…</text:span><text:span text:style-name="quote.c"><text:s/>qui vous cause cette surprise de n</text:span><text:span text:style-name="quote.c">’</text:span><text:span text:style-name="quote.c">avoir ouï jamais tel fragment ordinaire d</text:span><text:span text:style-name="quote.c">’</text:span><text:span text:style-name="quote.c">élo</text:span><text:span text:style-name="quote.c">cution, en même temps que la réminiscence de l</text:span><text:span text:style-name="quote.c">’</text:span><text:span text:style-name="quote.c">objet nommé baigne dans une neuve atmosphère</text:span><text:span text:style-name="quote.c"> »</text:span>. C’est ce travail de mosaïque que l’écrivain accomplira :<text:s/><text:span text:style-name="quote.c">« </text:span><text:span text:style-name="quote.c">l</text:span><text:span text:style-name="quote.c">’</text:span><text:span text:style-name="quote.c">œuvre pure implique la disparition élocutoire du poète qui cède l</text:span><text:span text:style-name="quote.c">’</text:span><text:span text:style-name="quote.c">initiative aux mots, par le heurt de leur inégalité mobilisés</text:span><text:span text:style-name="quote.c"> »</text:span>. Et<text:s/>M. Mallarmé n’hésite point devant cette conséquence dernière, que l’auteur ne doit plus penser par lui-même, mais que les mots doivent, en quelque sorte, penser pour lui !<text:s/><text:span text:style-name="quote.c">« </text:span><text:span text:style-name="quote.c">Ils s</text:span><text:span text:style-name="quote.c">’</text:span><text:span text:style-name="quote.c">allument, dit-il, en effet, de reflets réciproques comme une virtuelle traînée de feux sur des pierreries remplaçant la respiration perceptible en l</text:span><text:span text:style-name="quote.c">’</text:span><text:span text:style-name="quote.c">ancien souffle lyrique ou la direction personnelle enthousiaste de la phrase</text:span><text:span text:style-name="quote.c">…</text:span><text:span text:style-name="quote.c"><text:s/>Les mots, d</text:span><text:span text:style-name="quote.c">’</text:span><text:span text:style-name="quote.c">eux-mêmes, s</text:span><text:span text:style-name="quote.c">’</text:span><text:span text:style-name="quote.c">exaltent à mainte facette reconnue la plus rare ou valant pour l</text:span><text:span text:style-name="quote.c">’</text:span><text:span text:style-name="quote.c">esprit, centre de suspens vibratoire</text:span><text:span text:style-name="quote.c">…</text:span><text:span text:style-name="quote.c"><text:s/>L</text:span><text:span text:style-name="quote.c">’</text:span><text:span text:style-name="quote.c">air ou chant sous le texte, conduisant la divination d</text:span><text:span text:style-name="quote.c">’</text:span><text:span text:style-name="quote.c">ici là, y applique son motif en fleuron et cul-de-lampe invisibles</text:span><text:span text:style-name="Appelnotedebasdep."><text:note text:note-class="footnote" text:id="_ftn47"><text:note-citation>48</text:note-citation><text:note-body><text:p text:style-name="Notedebasdepage"><text:s/>Cette même théorie fut exposée plus nettement encore par M. Mallarmé à M. Huret lors de son enquête sur l’évolution littéraire ; on la retrouvera à la page 55 du livre de ce journaliste.</text:p></text:note-body></text:note></text:span><text:span text:style-name="quote.c">.</text:span><text:span text:style-name="quote.c"> »</text:span><text:s/>Être l’esclave des sonorités verbales, voilà où doit aboutir dans la pratique la doctrine mallarméenne :<text:s/>elle prône un genre de possession tout aussi extraordinaire que la possession démoniaque, elle recommande au poète de se laisser posséder par les mots !<text:s/>Ce n’est plus, comme chez<text:s/>M. Gide, l’émotion ou l’idée qui vivent d’une vie<text:s/><text:span text:style-name="pb">[p.<text:s/></text:span><text:span text:style-name="pb">185</text:span><text:span text:style-name="pb">]<text:s/></text:span>propre et essentiellement indépendante, c’est le mot considéré en tant que vibration pure qui est ici transformé en entité agissante. Il n’y a plus même à se préoccuper de l’idée ou de l’objet qu’il représente, étant donné, d’après<text:s/>M. Mallarmé, que cette représentation est trop grossière et très imparfaite. Mais il faut de plusieurs mots en faire un nouveau, inouï encore, qui puisse nous apporter l’illusion totale que les mots ordinaires sont incapables de nous communiquer. L’auteur des<text:s/><text:span text:style-name="title">Divagations</text:span><text:s/>aura passé sa vie à poursuivre cette chimère.</text:p>
      <text:p text:style-name="Corpsdetexte">La pensée, pour s’exprimer, va du dedans au dehors ;<text:s/>tout d’abord je conçois une idée, puis je cherche à renfermer cette idée en des mots.<text:s/>M. Mallarmé, au contraire, voudrait nous faire aller du dehors au dedans. Au lieu de s’incarner en une phrase, l’idée devrait s’en dégager ;<text:s/><text:soft-page-break/>sans y être du tout contenue, elle devait en être la résultante, de la même façon que le nombre douze, par exemple, résulte de 8 + 4, sans être ni 4 ni 8.<text:s/><text:span text:style-name="quote.c">« </text:span><text:span text:style-name="quote.c">L</text:span><text:span text:style-name="quote.c">’</text:span><text:span text:style-name="quote.c">acte poétique</text:span><text:span text:style-name="quote.c"> »</text:span><text:span text:style-name="quote.c">, nous dira-t-il,<text:s/></text:span><text:span text:style-name="quote.c">« </text:span><text:span text:style-name="quote.c">consiste à voir soudain qu</text:span><text:span text:style-name="quote.c">’</text:span><text:span text:style-name="quote.c">une idée se fractionne en un nombre de motifs égaux par valeur et à les grouper</text:span><text:span text:style-name="quote.c"> »</text:span>. Or<text:s/><text:span text:style-name="quote.c">« </text:span><text:span text:style-name="quote.c">il est aussi imposssible aux idées de s</text:span><text:span text:style-name="quote.c">’</text:span><text:span text:style-name="quote.c">associer spontanément entre elles, de former un ensemble logique, qu</text:span><text:span text:style-name="quote.c">’</text:span><text:span text:style-name="quote.c">il est impossible aux sonorités d</text:span><text:span text:style-name="quote.c">’</text:span><text:span text:style-name="quote.c">un mot réunies en un rythme de former une idée.</text:span><text:span text:style-name="quote.c"> »</text:span><text:s/>Et vous aurez les deux causes, qui se réduisent à une seule, de l’obscurité et de l’impuissance de cette poésie<text:span text:style-name="Appelnotedebasdep."><text:note text:note-class="footnote" text:id="_ftn48"><text:note-citation>49</text:note-citation><text:note-body><text:p text:style-name="Notedebasdepage"><text:s/>Maurice Pujo,<text:s/><text:span text:style-name="title">Le Règne de la Grâce</text:span><text:span text:style-name="T453">,</text:span><text:s/>Stéphane Mallarmé, excellente critique du mallarmisme à recommander aux gens de bonne foi qui veulent réellement s’instruire.</text:p></text:note-body></text:note></text:span>.</text:p>
      <text:p text:style-name="Corpsdetexte">Pour augmenter encore cette obscurité,<text:s/>M. Mallarmé a<text:s/>trouvé un moyen ingénieux :<text:s/>supprimer de parti pris les transitions d’une idée à l’autre et les remplacer dans le texte imprimé par des intervalles ou blancs, plus ou moins considérables suivant l’importance même des transitions supprimées !<text:s/>Ayant constaté que lorsqu’on lit un article, on ne le lit pas tout entier, mais que l’on saute d’ordinaire des passages complets, dans la hâte même de la lecture, il s’est demandé :<text:s/><text:span text:style-name="quote.c">« </text:span><text:span text:style-name="quote.c">Pourquoi ne pas rest</text:span><text:span text:style-name="quote.c">r</text:span><text:span text:style-name="quote.c">eindre</text:span><text:span text:style-name="quote.c"><text:s/>le<text:s/></text:span><text:span text:style-name="quote.c">sujet à ces fragments</text:span><text:span text:style-name="quote.c"> »</text:span><text:s/>obligatoires où il miroita, puis simplement remplacer, par l’ingénuité du papier, les transitions, quelconques ?<text:s/><text:span text:style-name="quote.c">« </text:span><text:span text:style-name="quote.c">Une forme, peut-être, en soit, actuelle</text:span><text:span text:style-name="quote.c">…</text:span><text:span text:style-name="quote.c"><text:s/>en tant que poème critique. Mobiliser, autour d</text:span><text:span text:style-name="quote.c">’</text:span><text:span text:style-name="quote.c">une idée, les lueurs diverses de l</text:span><text:span text:style-name="quote.c">’</text:span><text:span text:style-name="quote.c">esprit, à distance voulue, par phrases.</text:span><text:span text:style-name="quote.c"> »</text:span><text:s/>Qui ne saisit immédiatement l’absurdité de ce procédé ?<text:s/>Vous, auteur, vous décrétez que telle idée est une idée de transition. Mais qui vous assure qu’elle n’aurait pas été pour moi, au contraire, l’idée principale ?<text:s/>Nous ne lisons pas tous de la même façon, et dans une œuvre il n’est pas vrai que nous voyons tous aux mêmes endroits des<text:s/><text:span text:style-name="T454">remplissages</text:span>. L’écrivain ne doit pas écrire pour lui seul, mais pour ceux qui auront à le lire, et il est indispensable qu’il ne néglige aucun moyen de leur transmettre sa pensée. Sinon, l’art devient un jeu égoïste et perd son plus grand mérite qui est d’être désintéressé. Se satisfaire soi-même,<text:s/><text:span text:style-name="quote.c">« </text:span><text:span text:style-name="quote.c">pratiquer raffinement mystérieux du vers pour de solitaires fêtes</text:span><text:span text:style-name="quote.c"> »</text:span>, c’est n’avoir en vue que la recherche de jouissances stériles, du moment<text:s/>que l’on se les réserve et<text:s/>qu’on refuse aux autres d’y prendre part. On ne doit écrire que pour le monde entier :<text:s/>voilà le devoir véritable auquel nul génie n’a manqué, et celui qui ne craint pas de s’y soustraire forfait à la plus glorieuse des missions. Il ne suffit pas que je me procure une émotion en composant mon œuvre ;<text:s/>je m’efforcerai, en outre, d’en faire profiter tous ceux qui s’adresseront à moi afin que je la leur donne :<text:s/>l’art doit être, en effet, pour tous un moyen de perfectionnement. Si je suis parvenu à émouvoir la foule, à<text:s/>rendre meilleur son goût, cette foule qui est le tribunal devant lequel il me faut comparaître, étant plus éclairée, sera plus sévère ;<text:s/>elle exigera de moi encore plus<text:s/><text:soft-page-break/>qu’auparavant, par suite elle me<text:s/>sera utile, et plus elle aura fait de progrès, plus elle m’obligera à progresser. Cette action continue de l’artiste sur les masses et cette création incessante des masses sur l’artiste entretiennent et favorisent le développement intellectuel de l’espèce :<text:s/>l’égoïste qui s’y dérobe se met au ban de la vie. Mais la vie ne se laisse pas, elle, insulter impunément :<text:s/>se détournant du jouisseur solitaire, elle le condamne à l’impuissance et lui défend de réaliser le rêve de son orgueilleuse folie. L’orgueil de<text:s/>M. Mallarmé est immense, au point d’en devenir ingénu. Il nous confesse candidement<text:s/><text:span text:style-name="quote.c">« </text:span><text:span text:style-name="quote.c">son incompétence en autre chose que l</text:span><text:span text:style-name="quote.c">’</text:span><text:span text:style-name="quote.c">absolu</text:span><text:span text:style-name="quote.c"> »</text:span>. S’il s’étonne de ne pas sentir<text:s/><text:span text:style-name="quote.c">« </text:span><text:span text:style-name="quote.c">le même genre d</text:span><text:span text:style-name="quote.c">’</text:span><text:span text:style-name="quote.c">impression que ses semblables</text:span><text:span text:style-name="quote.c"> »</text:span>, il conserve sa sérénité, car sa façon de voir après tout, est<text:s/><text:span text:style-name="quote.c">« </text:span><text:span text:style-name="quote.c">supérieure et même la vraie</text:span><text:span text:style-name="quote.c"> »</text:span>. Il est<text:s/><text:span text:style-name="quote.c">« </text:span><text:span text:style-name="quote.c">l</text:span><text:span text:style-name="quote.c">’</text:span><text:span text:style-name="quote.c">humble qu</text:span><text:span text:style-name="quote.c">’</text:span><text:span text:style-name="quote.c">une logique éternelle asservit</text:span><text:span text:style-name="quote.c"> »</text:span>. Il raille<text:s/><text:span text:style-name="quote.c">« </text:span><text:span text:style-name="quote.c">ce défaut public qui est de percevoir à la façon d</text:span><text:span text:style-name="quote.c">’</text:span><text:span text:style-name="quote.c">équations aisées, ou dont un terme est d</text:span><text:span text:style-name="quote.c">’</text:span><text:span text:style-name="quote.c">avance su</text:span><text:span text:style-name="quote.c"> »</text:span>. Il nous dira :<text:s/><text:span text:style-name="quote.c">« </text:span><text:span text:style-name="quote.c">Le sot bavarde sans rien dire, et errer de même à l</text:span><text:span text:style-name="quote.c">’</text:span><text:span text:style-name="quote.c">exclusion d</text:span><text:span text:style-name="quote.c">’</text:span><text:span text:style-name="quote.c">un goût notoire pour la prolixité et précisément afin de ne pas exprimer quelque chose, représente un cas spécial, qui aura été le mien</text:span><text:span text:style-name="quote.c"> :</text:span><text:span text:style-name="quote.c"><text:s/>je m</text:span><text:span text:style-name="quote.c">’</text:span><text:span text:style-name="quote.c">exhibe en l</text:span><text:span text:style-name="quote.c">’</text:span><text:span text:style-name="quote.c">exception de ce ridicule.</text:span><text:span text:style-name="quote.c"> »</text:span><text:s/>Il tient tant à être seul que, dans<text:s/><text:span text:style-name="title">Planches et Feuillets</text:span><text:span text:style-name="T455">,</text:span><text:s/>il regrette qu’on commence, à<text:s/><text:span text:style-name="quote.c">« </text:span><text:span text:style-name="quote.c">l</text:span><text:span text:style-name="quote.c">’</text:span><text:span text:style-name="quote.c">endroit de ces suprêmes ou in</text:span><text:span text:style-name="quote.c">tactes aristocraties qu</text:span><text:span text:style-name="quote.c">’</text:span><text:span text:style-name="quote.c">il gardait, littérature et art, la feinte d</text:span><text:span text:style-name="quote.c">’</text:span><text:span text:style-name="quote.c">un besoin presq</text:span><text:span text:style-name="quote.c">ue un culte</text:span><text:span text:style-name="quote.c"> »</text:span>.<text:s/>Par là même il s’érige bien au-dessus des éloges dont sa petite cour l’encense, et rien ne l’atteint parce qu’il est au-dessus de tout. Cependant, bien qu’il se cuirasse d’une impassibilité hautaine, il ne peut s’empêcher de ressentir quelque amertume, il a beau mépriser le vulgaire, il voudrait néanmoins gagner son approbation :<text:s/><text:span text:style-name="quote.c">« </text:span><text:span text:style-name="quote.c">Tristesse que ma production reste, à ceux-ci, par essence, comme les nuages au crépuscule ou des étoiles, vaine</text:span><text:span text:style-name="quote.c"> »</text:span><text:span text:style-name="quote.c">.</text:span><text:s/>Et ailleurs, tout en constatant<text:s/><text:span text:style-name="quote.c">« </text:span><text:span text:style-name="quote.c">qu</text:span><text:span text:style-name="quote.c">’</text:span><text:span text:style-name="quote.c">il existe entre les vieux procédés alchimiques et le sortilège, que restera la poésie, une parité secrète</text:span><text:span text:style-name="quote.c"> »</text:span>. Il ajoute :<text:s/><text:span text:style-name="quote.c">« </text:span><text:span text:style-name="quote.c">Je l</text:span><text:span text:style-name="quote.c">’</text:span><text:span text:style-name="quote.c">énonce ici et peut-être personnellement me suis-je complu à le marquer, par des essais dans une mesure qui a outrepassé l</text:span><text:span text:style-name="quote.c">’</text:span><text:span text:style-name="quote.c">aptitude à en jouir</text:span><text:span text:style-name="quote.c"><text:s/>consentie par mes contemporain</text:span><text:span text:style-name="quote.c">s</text:span><text:span text:style-name="quote.c">.</text:span><text:span text:style-name="quote.c"> »</text:span><text:s/>Des essais, oui, il n’a pu accomplir son œuvre, ce fameux livre pour lequel<text:s/><text:span text:style-name="quote.c">« </text:span><text:span text:style-name="quote.c">tout existe au monde</text:span><text:span text:style-name="quote.c"> »</text:span><text:s/>et qui, dans sa pensée, devait être<text:s/><text:span text:style-name="quote.c">« </text:span><text:span text:style-name="quote.c">l</text:span><text:span text:style-name="quote.c">’</text:span><text:span text:style-name="quote.c">hymne des relations entre tout</text:span><text:span text:style-name="quote.c"> »</text:span>. Il nous a révélé comment il concevait cette merveille :<text:s/><text:span text:style-name="quote.c">« </text:span><text:span text:style-name="quote.c">Pourquoi — </text:span><text:span text:style-name="quote.c">un jet de grandeur, de pensée ou d</text:span><text:span text:style-name="quote.c">’</text:span><text:span text:style-name="quote.c">émoi, considérable, phrase poursuivie, en gros caractère, une ligne par page à emplacement gradué, ne maintiendrait-il le lecteur en haleine, la durée du livre, avec appel à sa puissance d</text:span><text:span text:style-name="quote.c">’</text:span><text:span text:style-name="quote.c">enthousiasme</text:span><text:span text:style-name="quote.c"> ;</text:span><text:span text:style-name="quote.c"><text:s/>autour même, des groupes, secondairement, d</text:span><text:span text:style-name="quote.c">’</text:span><text:span text:style-name="quote.c">après leur impor</text:span><text:span text:style-name="quote.c">tance, explicatifs ou dérivés — </text:span><text:span text:style-name="quote.c">un semis de fioritures.</text:span><text:span text:style-name="quote.c"> »</text:span><text:s/>Et voici qu’aujourd’hui la vieillesse est venue, la mort de plus en plus se rapproche, le temps d’œuvrer est disparu, et, avant que sonne la cloche du grand départ, le poète en toute hâte rassemble maintenant ses papiers. Pauvre et pitoyable bagage !<text:s/><text:soft-page-break/>M. Mallarmé est trop intelligent pour s’illusionner, et, en offrant ses<text:s/><text:span text:style-name="title">Divagations</text:span>, il ne peut se défendre d’une certaine honte :<text:s/><text:span text:style-name="quote.c">« </text:span><text:span text:style-name="quote.c">Un livre, comme je ne les aime pas, ceux épars et privés d</text:span><text:span text:style-name="quote.c">’</text:span><text:span text:style-name="quote.c">architecture. Nul n</text:span><text:span text:style-name="quote.c">’</text:span><text:span text:style-name="quote.c">échappe décidément au journalisme.</text:span><text:span text:style-name="quote.c"> »</text:span><text:s/>Quelle excuse dérisoire !<text:s/>Si<text:s/>M. Mallarmé a fait du journalisme, c’est qu’il lui était impossible de réaliser autre chose. Il n’y a point été réduit par une loi générale et fatale,<text:s/><text:span text:style-name="T456">il s</text:span><text:span text:style-name="T457">’</text:span><text:span text:style-name="T458">y est lui-même obligé</text:span><text:span text:style-name="T459"> :</text:span><text:s/>parce qu’il n’était capable que de conversations il<text:s/><text:span text:style-name="pb">[p.<text:s/></text:span><text:span text:style-name="pb">186</text:span><text:span text:style-name="pb">]<text:s/></text:span>a été amené, en somme, à en écrire. Ses<text:s/><text:span text:style-name="title">Divagations</text:span><text:s/>ne sont<text:s/>guère que des causeries très brèves, transposées en un semblant de français. Sous les apparences mystérieuses qui les voilent, je ne découvre que des idées médiocres, à peine quelques paradoxes, presque toujours des banalités. En sorte que, lorsqu’on est parvenu à les comprendre on éprouve une déception profonde :<text:s/>on s’attendait à des vérités géniales, on n’aperçoit rien qui n’ait été déjà dit. Par exemple :<text:s/>on<text:s/>a prétendu que<text:s/>M. Mallarmé avait le premier démontré<text:s/>que la<text:s/>poésie devait être musicale et l’on s’est pâmé devant cette phrase qu’il écrivit dans<text:s/><text:span text:style-name="title">Crise de vers</text:span><text:span text:style-name="T460"> :</text:span><text:s/><text:span text:style-name="quote.c">« </text:span><text:span text:style-name="quote.c">La Musique rejoint le Vers, pour former, depuis Wagner, la poésie.</text:span><text:span text:style-name="quote.c"> »</text:span><text:s/>Or il y a plus de cinquante ans, alors que Wagner n’existait pas encore, un auteur, avant<text:s/>M. Mallarmé, avait dit :<text:s/><text:span text:style-name="quote.c">« </text:span><text:span text:style-name="quote.c">Parlons de la mélodie</text:span><text:span text:style-name="quote.c">…</text:span><text:span text:style-name="quote.c"><text:s/>La mélodie est, avant tout, la passion du poète. La poésie est si essentiellement musicale, qu</text:span><text:span text:style-name="quote.c">’</text:span><text:span text:style-name="quote.c">il n</text:span><text:span text:style-name="quote.c">’</text:span><text:span text:style-name="quote.c">y a pas de si belle pensée devant laquelle le poète ne recule si la mélodie ne s</text:span><text:span text:style-name="quote.c">’</text:span><text:span text:style-name="quote.c">y trouve pas.</text:span><text:span text:style-name="quote.c"> »</text:span><text:s/>Cet auteur<text:span text:style-name="Appelnotedebasdep."><text:note text:note-class="footnote" text:id="_ftn49"><text:note-citation>50</text:note-citation><text:note-body><text:p text:style-name="Notedebasdepage"><text:s/>Alfred de Musset,<text:s/><text:span text:style-name="title">Le Poète (1839)</text:span>, Œuvres posthumes.</text:p></text:note-body></text:note></text:span><text:s/>était un poète lui-même, Alfred de Musset !<text:s/>— Or<text:s/>M. Mallarmé s’est surtout étendu sur ces rapports que l’on peut établir entre la Musique et les Lettres. Joignez<text:s/>à<text:s/>ces considérations un certain nombre de réflexions sur la Danse, le Théâtre et la religion future dont les fêtes seront<text:s/><text:span text:style-name="T461">des représentations avec concerts</text:span>, rappelez cette idée que l’écrivain poursuivi pour délit de presse, devait être jugé par l’Académie française érigée en tribunal. Et vous aurez toutes les<text:s/><text:span text:style-name="title">Divagations</text:span>.</text:p>
      <text:p text:style-name="Corpsdetexte">Comme le mallarmisme est une erreur littéraire, j’ai insisté de préférence sur les doctrines que professe en littérature<text:s/>M. Stéphane Mallarmé. Et afin qu’on ne m’accuse pas de les ignorer, pour prouver que j’ai lu son volume, j’ai cité tous les passages qui m’ont paru les plus décisifs, les groupant de façon qu’on pût se rendre compte de la néfaste théorie qu’ils veulent propager. Si nous en dégageons l’essence, nous voyons, en définitive, qu’elle porte sur un point unique, et qu’elle se borne à préconiser<text:s/><text:span text:style-name="T462">un procédé de suggestion verbale</text:span>. Les mots, tels que les lui offre la langue, ne le contentent pas :<text:s/>une chaise pour lui ne sera pas évoquée par le mot chaise, mais il s’efforcera de nous donner une<text:s/><text:span text:style-name="T463">représentation</text:span><text:s/>de cet objet par un groupement systématique d’autres mots. Il les choisira d’un timbre particulier, de syllabes<text:s/><text:soft-page-break/>apparentées ou non, pour que leur ensemble constitue l’ensemble des<text:s/><text:span text:style-name="T464">qualités</text:span><text:s/>de la chaise. Cette même synthèse, par lui entreprise, devra, s’imagine-t-il, se reformer dans l’esprit du lecteur, de telle sorte que ce dernier aura la jouissance de parvenir à une véritable création mentale, celle de l’idée de chaise qui jaillira des éléments divers sur lesquels l’écrivain lui aura permis d’opérer. En concédant à<text:s/>M. Mallarmé que les mots, en dehors de leur sens résultant des expériences innombrables qui influèrent sur leur formation, peuvent par leurs sonorités bruyantes éteintes ou douces, éveiller des sensations correspondantes de colère, de tristesse ou de paix, qui ne voit cependant<text:s/>que de pareilles sensations sont forcément subjectives, parce qu’elles sont étroitement soumises à l’organisation personnelle et variable de chacun ?<text:s/>Il en est de même des couleurs que<text:s/><text:span text:style-name="T465">l’</text:span><text:span text:style-name="T466">on</text:span><text:s/>prête aux voyelles. Si, pour<text:s/>M. Mallarmé, le mot<text:s/><text:span text:style-name="T467">jour</text:span><text:s/>est obscur, tandis que<text:s/>le<text:s/>mot<text:s/><text:span text:style-name="T468">nuit</text:span><text:span text:style-name="T469">,<text:s/></text:span>au contraire, lui paraît clair et lumineux, ces mêmes mots, chez d’autres, peuvent exciter des sensations diamétralement inverses ou de tout point différentes. En les employant à sa façon et sans tenir compte absolument de leur signification communément admise,<text:s/>M. Mallarmé ne sera compréhensible que pour lui-même et ceux, très rares, qui seront organisés comme lui. Il aura beau conserver<text:s/><text:span text:style-name="quote.c">« </text:span><text:span text:style-name="quote.c">la Syntaxe, pivot à l</text:span><text:span text:style-name="quote.c">’</text:span><text:span text:style-name="quote.c">intelligibilité</text:span><text:span text:style-name="quote.c"> »</text:span>, la Syntaxe ne pourra nous instruire sur les relations chimériques établies par l’auteur entre les mots, et nous ne saisirons presque jamais sa pensée. L’hermétisme de<text:s/>M. Mallarmé n’a point d’autre raison. Poussant de plus en plus l’art du verbe à l’extrême, il arrive à cette dernière décadence de ne plus s’attacher qu’aux mots eux-mêmes :<text:s/>et la meilleure preuve que sa formule est vaine, c’est qu’il n’a rien pu en tirer. Elle a dévoyé<text:s/>M. René Ghil, elle a failli être fatale à<text:s/>M. de Régnier, elle retarde les progrès de<text:s/>M. Paul Valéry ;<text:s/>quant à<text:s/>M. Gide qui fait tapage pour elle, il a, au moins, le bon esprit de ne pas la mettre en pratique, comme, du reste,<text:s/>M. Quillard, et, je le souhaite pour lui, M. Fort. Ainsi que l’écrivait justement<text:s/>M. Vielé-Griffin,<text:s/>M. Stéphane Mallarmé a obscurci en ses fidèles<text:s/><text:span text:style-name="quote.c">« </text:span><text:span text:style-name="quote.c">le sens de la clarté</text:span><text:span text:style-name="quote.c"> »</text:span>. Toutefois, si son influence fut à ce point de vue déplorable, il faut cependant reconnaître l’utile leçon qu’il nous donna. Il nous montra que les théories ne sont rien si des œuvres ne les accompagnent, et qu’il est absurde de s’y emprisonner au lieu de s’inspirer directement de la Vie. Plus nous nous laisserons posséder par elle, mieux nous l’exprimerons ;<text:s/>et plus l’expression que nous en donnerons sera forte, mieux encore nous en suggérerons l’idée.<text:s/><text:span text:style-name="T470">Nous suggérerons d</text:span><text:span text:style-name="T471">’</text:span><text:span text:style-name="T472">autant plus que nous nous exprimerons plus exactement</text:span><text:span text:style-name="T473"> :</text:span><text:s/>les grands écrivains n’ont jamais eu d’autre secret. Ils sentirent vivement, ils s’exprimèrent de même, et nous connûmes ainsi leurs émotions. Devant un beau paysage, en face de la mer splendide sous le soleil rayonnant, au milieu des forêts sombres, partout où<text:s/>ils se trouvèrent, ils eurent des âmes enfantines au lieu d’avoir des cervelles de rhéteurs :<text:s/>ils<text:s/><text:soft-page-break/>admirèrent !<text:s/>Et les phrases dont ils se servirent pour nous communiquer leurs impressions furent d’autant plus belles qu’elles furent plus simples et que nous pûmes les comprendre du premier coup. L’écrivain ne peut nous transmettre son émotion que par les mots tels que nous les employons nous-mêmes. Les magnifiques poésies de Shelley seront pour moi, Français,<text:s/>des énigmes, si j’ignore l’anglais. Mais, même si l’écrivain se sert des mots de ma langue,<text:s/><text:span text:style-name="T474">il faut qu</text:span><text:span text:style-name="T475">’</text:span><text:span text:style-name="T476">il les parle comme moi</text:span><text:span text:style-name="T477"> ;</text:span><text:span text:style-name="T478"><text:s/>sinon</text:span>,<text:s/><text:span text:style-name="T479">il ne me parlera encore qu</text:span><text:span text:style-name="T480">’</text:span><text:span text:style-name="T481">une langue étrangère</text:span><text:span text:style-name="T482">.</text:span><text:s/>C’est pourquoi, à ce point de vue<text:s/><text:span text:style-name="T483">formel</text:span>, c’est l’écrivain qui doit se mettre à la portée du lecteur, et le contraire est contre nature. Avec le système de<text:s/>M. Mallarmé, chaque écrivain aurait sa langue, puisque chacun emploierait les mots au gré de sa fantaisie :<text:s/>il n’y aurait plus d’œuvres littéraires, mais seulement des énigmes, et ce serait la fin de tout, la décomposition suprême et définitive, car la littérature dont<text:s/>M. Mallarmé s’est fait l’inexcusable grand-prêtre n’est autre, en dernière analyse, que la littérature de Babel.</text:p>
      <text:p text:style-name="P484">LOUIS DE SAINT-JACQUES.</text:p>
      <text:p text:style-name="postscript"><text:span text:style-name="T485">P.-S.</text:span><text:span text:style-name="T486"><text:s/>—</text:span> Dans ma sixième<text:s/><text:span text:style-name="title">Expertise</text:span>, je parlerai des<text:s/><text:span text:style-name="title">Aspects</text:span>, de<text:s/>M. Adolphe Retté.</text:p>
      <text:h text:style-name="Titre1" text:outline-level="1"><text:bookmark-start text:name="bookmark28"/><text:bookmark-end text:name="bookmark28"/><text:span text:style-name="pb">[p.<text:s/></text:span><text:span text:style-name="pb">212</text:span><text:span text:style-name="pb">]<text:s/></text:span>Expertises<text:s/>VI.<text:s/><text:line-break/>Les<text:s/><text:span text:style-name="title">Aspects</text:span><text:s/>de M. Adolphe Retté</text:h>
      <text:p text:style-name="dateline">1<text:span text:style-name="T487">er</text:span> avril 1897.</text:p>
      <text:p text:style-name="Corpsdetexte"><text:bookmark-start text:name="bookmark29"/><text:bookmark-start text:name="bookmark30"/><text:bookmark-end text:name="bookmark29"/><text:bookmark-end text:name="bookmark30"/>Pour celui qui ne se<text:s/>contente<text:s/>pas de vivre et qui regarde autour de lui, la Vie ne se présente pas comme un amas confus d’événements disparates et sans liaison aucune entre eux ;<text:s/>mais, à chaque instant, il peut se donner la jouissance de rapprocher ceux qui paraissent les plus éloignés les uns des autres, pour en tirer d’intéressantes remarques ou d’ingénieuses réflexions. Parfois ces rapprochements s’imposent en quelque sorte, ainsi qu’il arriva, par exemple, pour<text:s/>M. Tailhade s’extasiant sur un beau geste et la bombe qui le blessa. Ceux-là sont bons pour la foule :<text:s/>j’en préfère de plus subtils. Ces derniers sont ma joie, je les recherche avec passion et les savoure quand je les trouve ;<text:s/>en outre, j’ai toujours la politesse de remercier ceux à qui je les dois.<text:s/>Aujourd’hui, c’est<text:s/>M. Gide qui me procure l’occasion de satisfaire ma manie innocente. C’est pourquoi, sans retard et sans autre préambule, abandonnant mes<text:s/>« brutalités »<text:s/>coutumières, d’un geste large je le bénis.</text:p>
      <text:p text:style-name="Corpsdetexte">Voici :<text:s/>au moment même où<text:s/>M. Gide, dans une protestation qui appartient désormais à sa biographie future, s’élevait âprement contre l’« incompréhension »<text:s/>de<text:s/>M. Retté,<text:s/>M. Retté publiait ses<text:s/><text:span text:style-name="title">Aspects</text:span><text:span text:style-name="T488">,<text:s/></text:span>donnant ainsi un démenti qui, pour être silencieux, n’en était que plus<text:s/><text:soft-page-break/>digne et permettait au public des Lettres d’apprécier la singularité d’un reproche que rien vraiment ne justifiait. Comprendre, c’est contenir. Pour me borner à la littérature, je dirai que je<text:s/><text:span text:style-name="T489">comprends</text:span><text:s/>l’œuvre d’un auteur quand, après l’avoir réduite à la loi d’esthétique ou de philosophie selon laquelle elle se développe, j’aurai pu<text:s/><text:span text:style-name="T490">admettre</text:span><text:span text:style-name="T491"><text:s/></text:span>cette loi dans l’ensemble des idées qui constituent mon être pensant. C’est alors seulement que, par le fait même de l’avoir admise en moi, je la contiendrai, et que, la contenant, j’en aurai la<text:s/><text:span text:style-name="T492">compréhension</text:span><text:span text:style-name="T493">.</text:span><text:s/>Il y aura incompréhension dans le cas contraire. Pour que cette dernière soit blâmable, il faut qu’elle soit voulue ;<text:s/>elle sera simplement regrettable, si elle est involontaire ;<text:s/>mais si elle est logique, nous devrons la louer. Un idiot ne pourra rien<text:s/><text:span text:style-name="T494">comprendre</text:span><text:span text:style-name="T495">,</text:span><text:s/>parce qu’il n’a aucune<text:s/><text:span text:style-name="T496">capacité</text:span><text:span text:style-name="T497"> ;</text:span><text:s/>par suite, son incompréhension ne sera jamais volontaire, et nous nous contenterons de le plaindre si nous avons le cœur excellent. En sens inverse, nous accuserons de mauvaise foi celui qui, pouvant comprendre, ne le veut pas et qui appelle à son secours l’incompréhension pour n’avoir pas à s’amender. Cette incompréhension devient alors un mensonge, la ruse de celui qui fait semblant de ne pas comprendre, et elle est blâmable en tant qu’elle manifeste un manque de sincérité. Quant à celui qui possède vraiment une capacité intellectuelle et qui cependant ne comprend pas certaines choses, ne les admet pas, parce que son moi pensant est tel que, logiquement, il ne peut pas les contenir, il n’a pas à nous inspirer de pitié, puisque, en dehors de ces idées qu’il n’admet pas, il en possède d’autres ;<text:s/>il ne commet aucune faute puisqu’il est sincère vis-à-vis du public et qu’il ne nuit pas à sa personnalité ;<text:s/>et bien plus, pour cette franchise même, nous lui accorderons des éloges nombreux. Pourvu qu’un écrivain ne nous trompe pas sur ce qu’il pense et qu’il<text:s/>nous justifie posséder quelque<text:s/>dose d’intellectualité, nous devons en toute justice<text:s/>ne pas exiger davantage ;<text:s/>car il satisfait ainsi à cette double condition de<text:s/><text:span text:style-name="T498">l’</text:span><text:span text:style-name="T499">art qu</text:span><text:span text:style-name="T500">i, étant expression, veut que l’</text:span><text:span text:style-name="T501">artiste exprime des idées et s</text:span><text:span text:style-name="T502">’</text:span><text:span text:style-name="T503">exprime par elles</text:span><text:span text:style-name="T504"> ;</text:span><text:s/>et si, la remplissant pleinement, il arrive que sa pensée diffère de la nôtre, nous n’aurons pas cependant le droit de le taxer d’incompréhension, au sens défavorable du mot, tel qu’il est employé d’habitude :<text:s/>il n’y aura là qu’une incompréhension logique et parfaitement raisonnable, celle que l’étymologie même nous révèle, et nous aurions tort de<text:s/>la blâmer. Voilà ce que trop souvent on oublie. Nous sommes portés à qualifier d’imbécile toute personne qui aura le malheur de ne pas penser comme nous. Et pourtant il se peut que ce ne soit pas elle qui se trompe, mais nous qui nous prétendons infaillibles. Il est aisé de dire aux gens qu’ils ne comprennent pas ;<text:s/>il est moins facile de discerner ce qu’ils ont compris et s’ils ont compris conformément à leur nature :<text:s/>on critique d’ordinaire sans se préoccuper de cette analyse, parce qu’elle est minutieuse et longue et l’on estime plus commode de juger en une phrase et d’exécuter par une insulte que l’on s’efforce de rendre<text:s/><text:soft-page-break/>tranchante et lourde à l’instar du meilleur couperet.</text:p>
      <text:p text:style-name="Corpsdetexte">Le critique idéal procède bien autrement :<text:s/>il s’astreint, sans se rebuter, à ce travail de dissection que ses moins honnêtes confrères négligent ;<text:s/>puis il pose ses propres idées en face de celles qu’il<text:s/>a examinées ;<text:s/>au cours de cette confrontation, des rapprochements ou des écarts se produisent ;<text:s/>il ne nous en cachera aucun, et nous serons ainsi à même de prendre sans peine parti, c’est-à-dire de juger :<text:s/><text:span text:style-name="T505">car il faut, pour juger, être de parti pris</text:span><text:span text:style-name="T506">.</text:span></text:p>
      <text:p text:style-name="Corpsdetexte">Je crois bien que<text:s/>M. Retté est le premier peut-être qui ait proclamé sans restriction aucune la nécessité et la légitimité de ce parti pris pour le critique.<text:s/><text:span text:style-name="quote.c">« </text:span><text:span text:style-name="quote.c">C</text:span><text:span text:style-name="quote.c">’</text:span><text:span text:style-name="quote.c">est justement, nous dit-il, ce qui plaît aux esprits cultivés</text:span><text:span text:style-name="quote.c"> »</text:span><text:s/>(p. 48). Il<text:s/>résulte des idées que nous avons acquises par l’étude et l’expérience, il est<text:s/>le<text:s/>dernier terme d’une suite de raisonnements antérieurs qu’il résume. Ainsi considéré, il prouve que notre intelligence fonctionne :<text:s/>il n’est pas l’entêtement stupide de la brute qui s’obstine sur un point sans savoir ni dire pourquoi, il est le moyen le plus puissant que nous ayons de nous manifester. C’est<text:s/><text:span text:style-name="pb">[p.<text:s/></text:span><text:span text:style-name="pb">213</text:span><text:span text:style-name="pb">]<text:s/></text:span>un parti pris ainsi entendu qui fait, à mon avis,<text:s/>le<text:s/>principal mérite du volume nouveau que<text:s/>M. Adolphe Retté nous donne. Les chapitres dont il se compose parurent, on s’en souvient, dans<text:s/><text:span text:style-name="title">la Plume</text:span><text:s/>sous ce même titre<text:s/>d’<text:span text:style-name="title">Aspects</text:span><text:s/>qu’il nous présente encore. On sait combien ils soulevèrent de tempêtes chez les uns et d’applaudissements chez les autres. Maintenant qu’ils sont réunis, nous pouvons les apprécier dans leur ensemble et voir de<text:s/>quel côté réellement se trouve l’« incompréhension »<text:s/>détestable que<text:s/>M. Gide, sans un sourire, jette à la tête de leur auteur.<text:s/>Il<text:s/>nous suffira, pour cela, de rechercher si des idées s’y rencontrent, d’apprécier<text:s/>si ces idées<text:s/><text:span text:style-name="T507">conviennent</text:span><text:s/>à<text:s/>M. Retté et de vérifier s’il s’y est conformé. En supposant que je parvienne à cette triple démonstration, il s’ensuivra que<text:s/>M. Retté est bien capable de comprendre et que, s’il n’admet pas certaines idées, ce n’est point parce qu’elles lui sont inintelligibles, mais parce qu’il se refuse à les<text:s/><text:span text:style-name="T508">comprendre</text:span><text:s/>au nombre de celles qu’il possède et qui y sont essentiellement opposées. Sa probité intellectuelle nous apparaîtra ainsi tout entière ;<text:s/>et, si nous sommes indépendants, maîtres de nos convictions et libres de les exprimer en dehors des cabales et des menées hostiles, nous serons<text:s/><text:span text:style-name="T509">forcément</text:span><text:s/>pour lui contre ceux qui voudraient l’insulter.</text:p>
      <text:p text:style-name="Corpsdetexte">Certes, il serait dommage que les<text:s/><text:span text:style-name="title">Aspects</text:span><text:s/>fussent totalement dépourvus de pensée. Les précédentes œuvres de<text:s/>M. Retté nous avaient plutôt habitués à la supposition contraire, et cette probabilité, avant même d’entrouvrir le volume, devient presque une certitude, si l’on se souvient que son auteur, en l’écrivant, se proposa d’y rassembler ses observations sur d’autres livres et écrivains. Or il ne peut se faire qu’un jugement, s’il a la prétention d’être juste, ne soit pas motivé. Toute critique littéraire implique une doctrine, une théorie, tout au moins une<text:s/><text:soft-page-break/>idée, qui la détermine. Si je loue ceci et que je blâme cela, j’indique, par le fait même, la conception que j’ai de l’art et de la littérature, et mes critiques, fussent-elles absolument négatives, pourraient toujours se transposer en une suite de propositions positives et se ramener à une série d’affirmations proclamant les règles de mon esthétique aussi nettement, pour ceux qui me lisent, que si je les avais sous cette forme énoncées.</text:p>
      <text:p text:style-name="Corpsdetexte">Les ouvrages de critique ne sont du reste intéressants que si on a la précaution de les lire en se plaçant à ce point de vue. Ce qui plaît en eux, ce n’est pas telle appréciation qu’on y découvre à l’appui de celle qu’on avait déjà soi-même ou tel raisonnement qu’on y démêle et qu’on utilise alors sans retard. Je sais bien que beaucoup de gens ne pensent que par les Sarcey, Deschamps ou Doumic qu’ils consultent, estimant fort agréable de s’approvisionner ainsi chez les autres de jugements tout faits qu’ils ne soumettent à aucun contrôle, faute, il est vrai, le plus souvent peut-être, d’être en état de contrôler. Ce sont les niais. D’autres encore n’émettent une opinion que si elle n’est point en désaccord avec l’opinion régnante, et c’est pour connaître ce fantôme qu’ils s’informent auprès des mandarins officiels :<text:s/>presque aussi nuls que les premiers, ils sont plus sournois et plus lâches. Certains, enfin, n’ayant pas besoin d’acheter leurs pensées aux marchands qui en font le commerce, et fiers assez pour être indépendants, se procurent le plaisir de faire servir les livres de critique à autre chose :<text:s/>ils les lisent comme s’ils étaient des monographies mentales, des autobiographies intellectuelles de ceux qui les ont écrits. Le livre de critique prend alors la valeur et l’intérêt d’une confession, il s’élève jusqu’à être un document psychologique de la plus grande importance ;<text:s/>car son auteur, en nous disant ce qu’il pense, nous révèle en même temps ce qu’il est :<text:s/>il se livre à nous bien plus vraiment que dans une œuvre d’imagination pure puisqu’il nous fait pénétrer directement dans son intimité spirituelle et qu’il nous confie le secret de son être en nous initiant à sa cérébralité. Si j’étudie ainsi les<text:s/><text:span text:style-name="title">Aspects</text:span><text:s/>de<text:s/>M. Retté, je ne peux qu’obtenir un résultat de ce genre, et je parviendrai à le connaître non seulement dans sa doctrine, mais encore dans sa nature, ce qui revient à dire que je le connaîtrai parfaitement.</text:p>
      <text:p text:style-name="Corpsdetexte">Cette étude me sera d’autant plus facile que<text:s/>M. Retté ne cache pas sa pensée sous des voiles ou des nuages. Il écarte soigneusement les épithètes qui atténuent, les adverbes qui modifient ou les tropes qui embrument ;<text:s/>avec lui, point d’équivoque :<text:s/>c’est à prendre ou à laisser. C’est pourquoi ceux qui font de l’art une vague chose lointaine, mystérieuse et indéterminée, une religion aux dogmes obscurs et hermétiques ou bien un temple inviolable à l’abri duquel se célèbrent d’insolites cérémonies, ces fantoches bouffis d’outrecuidance et de vide, ces prêtres momifiés d’un culte de pourriture et de mort, n’ont qu’à se détourner de celui<text:s/><text:soft-page-break/>qui les méprise et les stigmatise de leur propre inanité. Il nous dit, en effet :<text:s/><text:span text:style-name="quote.c">« </text:span><text:span text:style-name="quote.c">La seule chose qui importe en art, c</text:span><text:span text:style-name="quote.c">’</text:span><text:span text:style-name="quote.c">est de créer de la vie</text:span><text:span text:style-name="quote.c"> »</text:span><text:s/>(p. 117). La vie emplit l’univers dont elle anime la moindre parcelle ;<text:s/>elle fait croître le brin d’herbe comme elle embrase les soleils, tout la manifeste, nous sommes en elle et nous ne serions rien sans elle, et chacun de nos actes et de nos gestes, que nous le voulions ou non, dérive d’elle et la signifie. Mais, parce que la vie est multiforme, tout être, pour se conformer à cette magnifique loi de la nature, doit tendre à la représentation de la vie qui lui est particulière, afin de se réaliser pleinement. La matière inerte accomplit cette obligation sans résistance ;<text:s/>de même, les plantes et les animaux :<text:s/>il n’y a pas un rocher qui ressemble identiquement à un autre, pas une bête à une bête, pas une fleur à une fleur. Mais si l’homme physique ne peut échapper à cette nécessité d’une distinction constitutionnelle, si, par notre figure et par tout notre corps, nous manifestons chacun la vie d’une façon différente, il semble, par une étrange anomalie, que sur le plan<text:s/>intellectuel nous ayons l’inconsciente prétention de supprimer l’infinie variété dont la vie se caractérise et de nous rapprocher les uns des autres en abolissant entre nous tout motif de différenciation. Et pourtant il n’y a pas un seul esprit qui ait son double, et si nous tenions à être nous-mêmes, nous ne pourrions nous uniformiser. Mon cerveau n’est pas celui de mon voisin, et mon voisin possède seul celui qui palpite sous sa boîte crânienne ;<text:s/>par suite, nos fonctions mentales ne s’opèrent pas pour nous tous de la même façon, et les pensées qui en résultent devraient toutes se teinter de ces nuances innombrables qui sont les caractéristiques de nos innombrables personnalités. Or voici ce qui se produit :<text:s/>au lieu de mettre notre personnalité en lumière, ainsi que nous le commande la vie, au lieu de nous<text:s/><text:span text:style-name="T510">distinguer</text:span><text:s/>en cultivant les facultés qui nous sont spéciales, nous retranchons de nous à peu près tout ce qui nous individualise, pervertis que nous sommes par un système d’éducation absurde contre lequel nous n’avons pas la force de réagir. Nous devrions tous être originaux parce que nous sommes tous différents à<text:s/><text:span text:style-name="T511">l’</text:span><text:span text:style-name="T512">origine</text:span><text:span text:style-name="T513">,</text:span><text:s/>et l’originalité au contraire s’attire les huées de la foule qui, pour comble de ridicule, l’assimile à la folie. La foule est essentiellement amorphe, elle veut que nous soyons à elle ;<text:s/>il faudra donc que nous perdions notre<text:s/><text:span text:style-name="T514">forme</text:span>, si nous avons la faiblesse d’y consentir. Mais ceux qui ont assez<text:s/><text:span text:style-name="pb">[p.<text:s/></text:span><text:span text:style-name="pb">214</text:span><text:span text:style-name="pb">]<text:s/></text:span>de courage pour oser la résistance, les irréductibles qui veulent vivre la vie telle qu’elle<text:s/>est en eux et non pas telle que le troupeau la leur propose, ceux-là sont véritablement des hommes, ou plutôt ils sont l’Homme sous ses aspects multiples et ils servent admirablement l’espèce en lui montrant ce qu’elle peut être et tous les modes d’évolution qu’elle détient. De cette éthique si naturelle découle une esthétique très simple. Puisque l’art n’est, en définitive, qu’un moyen d’exercer notre activité et d’exprimer de la vie, puisque, d’un autre côté, la vie nous demande d’être nous-mêmes, il importe que nous soyons<text:s/><text:soft-page-break/>nous-mêmes en art comme nous devons l’être dans la vie. C’est justement ce que nous dit<text:s/>M. Retté :<text:s/><text:span text:style-name="quote.c">« </text:span><text:span text:style-name="quote.c">En art, comme dans toutes les manifestations de la pensée, la victoire appartient à celui qui a<text:s/></text:span><text:span text:style-name="T515">créé</text:span><text:span text:style-name="quote.c"><text:s/>exclusivement selon la vision qu</text:span><text:span text:style-name="quote.c">’</text:span><text:span text:style-name="quote.c">il<text:s/></text:span><text:span text:style-name="T516">se fit lui-même</text:span><text:span text:style-name="quote.c"><text:s/>de la vie et non à l</text:span><text:span text:style-name="quote.c">’</text:span><text:span text:style-name="quote.c">atténuateur ou au dilettante</text:span><text:span text:style-name="quote.c"> »</text:span><text:s/>(p. 103). Cette façon de comprendre l’art l’amène à nous fournir cette définition pittoresque :<text:s/><text:span text:style-name="quote.c">« </text:span><text:span text:style-name="quote.c">Il</text:span><text:span text:style-name="quote.c"><text:s/>est, selon les instincts de chacun, un mélange à parties inégales de la vie et du rêve</text:span><text:span text:style-name="quote.c"> »</text:span><text:s/>(p. 212). Cela revient à dire, en langage mathématique, que l’œuvre d’art est<text:s/>le produit de deux facteurs, l’un qui est nous (le rêve), l’autre qui est<text:s/>le<text:s/>monde extérieur (la vie) ;<text:s/>et la loi esthétique qui nous occupe peut alors se traduire très clairement ainsi :<text:s/><text:span text:style-name="quote.c">« </text:span><text:span text:style-name="quote.c">L</text:span><text:span text:style-name="quote.c">’</text:span><text:span text:style-name="quote.c">art doit exprimer l</text:span><text:span text:style-name="quote.c">’</text:span><text:span text:style-name="quote.c">humanité dans ses rapports avec l</text:span><text:span text:style-name="quote.c">’</text:span><text:span text:style-name="quote.c">univers</text:span><text:span text:style-name="Appelnotedebasdep."><text:note text:note-class="footnote" text:id="_ftn50"><text:note-citation>51</text:note-citation><text:note-body><text:p text:style-name="Notedebasdepage"><text:s/>N<text:span text:style-name="T517">o</text:span><text:s/>de la<text:s/><text:span text:style-name="title">Plume</text:span><text:s/>du 1<text:span text:style-name="T518">er</text:span> mars 1897. Note, par M. Retté.</text:p></text:note-body></text:note></text:span><text:span text:style-name="quote.c"> »</text:span>. En effet, l’homme peut et doit nous intéresser dans ses rapports avec la société comme dans ses conflits avec les forces naturelles.<text:s/><text:span text:style-name="quote.c">« </text:span><text:span text:style-name="quote.c">Peindre l</text:span><text:span text:style-name="quote.c">’</text:span><text:span text:style-name="quote.c">homme<text:s/></text:span><text:span text:style-name="T519">actuel</text:span><text:span text:style-name="quote.c"><text:s/>dans toutes ses attitudes, en faire le symbole des relations<text:s/></text:span><text:span text:style-name="T520">éternelles</text:span><text:span text:style-name="quote.c"><text:s/></text:span><text:span text:style-name="quote.c">de l</text:span><text:span text:style-name="quote.c">’</text:span><text:span text:style-name="quote.c">espèce et d</text:span><text:span text:style-name="quote.c">e l</text:span><text:span text:style-name="quote.c">’</text:span><text:span text:style-name="quote.c">univers, c</text:span><text:span text:style-name="quote.c">’</text:span><text:span text:style-name="quote.c">est renforcer l</text:span><text:span text:style-name="quote.c">’art de<text:s/></text:span><text:span text:style-name="quote.c">philosophie</text:span><text:span text:style-name="quote.c"> ;</text:span><text:span text:style-name="quote.c"><text:s/>cela ne peut que contribuer à la beauté d</text:span><text:span text:style-name="quote.c">’</text:span><text:span text:style-name="quote.c">un livre</text:span><text:span text:style-name="quote.c"> »</text:span><text:s/>(p. 134).</text:p>
      <text:p text:style-name="Corpsdetexte">L’art, ainsi compris, cesse d’être une satisfaction égoïste, il prend une portée infiniment plus grande et sert à l’amélioration de tous :<text:s/><text:span text:style-name="quote.c">« </text:span><text:span text:style-name="quote.c">Nos œuvres doivent être faites en vue d</text:span><text:span text:style-name="quote.c">’</text:span><text:span text:style-name="quote.c">intéresser, d</text:span><text:span text:style-name="quote.c">’</text:span><text:span text:style-name="quote.c">émouvoir tout le m</text:span><text:span text:style-name="quote.c">onde. Si, pénétrés de cette vérité, nous donnons des modèles de beauté susceptibles de hausser l</text:span><text:span text:style-name="quote.c">’</text:span><text:span text:style-name="quote.c">intellect général à une conception plus parfaite de la vie, si nos œuvres<text:s/></text:span><text:span text:style-name="T521">donnent à réfléchir</text:span><text:span text:style-name="quote.c">, nous aurons fait notre devoir</text:span><text:span text:style-name="quote.c"> »</text:span><text:s/>(p. 145). Le seul fait que nous sommes des hommes nous rend solidaires les uns des autres. En améliorant son époque, l’artiste s’améliore lui-même, puisque c’est en elle qu’il puise les éléments de ses œuvres ;<text:s/>affinée par lui, elle lui offrira une matière plus belle ;<text:s/>la semence qu’il aura jetée en elle germera et portera des fruits au centuple ;<text:s/>il les recueillera, il en fera son profit, en même temps que de nouveau il les emploiera au perfectionnement de l’espèce. Et c’est ainsi que la vie, reconnaissante envers ceux qui travaillent pour elle, les récompense sûrement de leur labeur.<text:s/><text:span text:style-name="T522">Il faut agir pour ses semblables selon sa nature</text:span><text:span text:style-name="T523"> :</text:span><text:s/>telle<text:s/>est la conviction profonde de M. Retté, l’idée principale qui le guide et dont on ne<text:s/>peut méconnaître la grandeur.<text:s/><text:span text:style-name="quote.c">« </text:span><text:span text:style-name="quote.c">Agir</text:span><text:span text:style-name="quote.c"> !</text:span><text:span text:style-name="quote.c"><text:s/>Agir</text:span><text:span text:style-name="quote.c"> !</text:span><text:span text:style-name="quote.c"><text:s/>vivre sa vie multiforme au paroxysme, voilà, e</text:span><text:span text:style-name="quote.c">n effet, la sagesse »</text:span><text:s/>(p. 197). Et ailleurs :<text:s/><text:span text:style-name="quote.c">« </text:span><text:span text:style-name="quote.c">l’</text:span><text:span text:style-name="quote.c">artiste complet se doit de produire beaucoup</text:span><text:span text:style-name="quote.c"> ;</text:span><text:span text:style-name="quote.c"><text:s/>c</text:span><text:span text:style-name="quote.c">’</text:span><text:span text:style-name="quote.c">est par sa fécondité que se marque sa puissance</text:span><text:span text:style-name="quote.c">…</text:span><text:span text:style-name="quote.c"><text:s/>Il suit qu</text:span><text:span text:style-name="quote.c">’</text:span><text:span text:style-name="quote.c">il faut agir pour se conformer à la vie, car le sens de</text:span><text:span text:style-name="quote.c"><text:s/>la</text:span><text:span text:style-name="quote.c"><text:s/>vie c</text:span><text:span text:style-name="quote.c">’</text:span><text:span text:style-name="quote.c">est l</text:span><text:span text:style-name="quote.c">’</text:span><text:span text:style-name="quote.c">action »</text:span><text:s/>(p. 53).<text:s/><text:span text:style-name="quote.c">« </text:span><text:span text:style-name="quote.c">Produire, c</text:span><text:span text:style-name="quote.c">’</text:span><text:span text:style-name="quote.c">est la marque des forts</text:span><text:span text:style-name="quote.c"> ;</text:span><text:span text:style-name="quote.c"><text:s/>s</text:span><text:span text:style-name="quote.c">’</text:span><text:span text:style-name="quote.c">intéresser à tout, le devoir du poète</text:span><text:span text:style-name="quote.c"> :</text:span><text:span text:style-name="quote.c"><text:s/>car<text:s/></text:span><text:span text:style-name="T524">tout</text:span><text:span text:style-name="quote.c"><text:s/>est intéressant »</text:span><text:s/>(p. 41). Mais pour agir, il faut vouloir, et combien malheureusement sont veules les volontés aujourd’hui !<text:s/>Notre débilité morale provient de bien des causes :<text:s/>que<text:s/><text:soft-page-break/>chacun de nous s’examine, il discernera aisément, s’il est de bonne foi, ses côtés faibles,<text:s/>et, dans<text:s/>le<text:s/>silence de son âme, saura se nommer à soi-même<text:s/><text:span text:style-name="quote.c">« </text:span><text:span text:style-name="quote.c">les larrons de son énergie</text:span><text:span text:style-name="quote.c"> »</text:span>. Cette expression, si admirable tant<text:s/>elle est forte, appartient à M. Retté ;<text:s/>elle mérite qu’on la retienne, car elle est, sous sa forme imagée, d’une rigoureuse exactitude. Autour de ce trésor qu’est notre volonté, des voleurs rôdent qui le déroberont si nous ne demeurons pas en garde.<text:s/>M. Retté nous signale trois larrons d’énergie :<text:s/><text:span text:style-name="quote.c">« </text:span><text:span text:style-name="quote.c">Le pessimisme, le christianisme et</text:span><text:span text:style-name="quote.c"><text:s/>le<text:s/></text:span><text:span text:style-name="quote.c">satanisme</text:span><text:span text:style-name="quote.c"> »</text:span><text:s/>(p. 86). Bien entendu, cette énumération n’est pas limitative, et nous ne devons la prendre que comme une indication des trois causes de dépression que M. Retté estime les plus importantes. Quoi qu’il en soit, et malgré ce tempérament, je crois qu’il n’y a pas lieu de les admettre en tant que causes<text:s/><text:span text:style-name="T525">absolues et générales</text:span><text:span text:style-name="T526">,</text:span><text:s/>et l’auteur des<text:s/><text:span text:style-name="title">Aspects</text:span><text:s/>me paraît à ce point de vue se tromper. Les énergies n’ont pas toutes la même<text:s/><text:span text:style-name="T527">qualité</text:span><text:span text:style-name="T528">,</text:span><text:s/>elles<text:s/>dépendent pour chacun de nous de notre constitution particulière, ce qui aide l’une peut nuire à l’autre, et réciproquement. Pour moi, par exemple, je n’admets pas que le christianisme soit un débilitant.<text:s/>Je vois, au contraire, que, dès son origine, il a produit des hommes d’action remarquables et qu’il en produit encore de nos jours.<text:s/>Il<text:s/>est plus juste de dire que le degré de notre énergie est en raison directe du degré de notre foi. La foi en une idée est non seulement un adjuvant, mais encore un stimulant.<text:s/>M. Retté prétend que la foi chrétienne est morte, qu’elle n’est plus en rapport avec l’évolution actuelle et qu’elle ne peut plus rien. Cette opinion est hasardée. Et s’il a la curiosité de lire le<text:s/><text:span text:style-name="title">Bulletin des Œuvres salésiennes</text:span><text:s/>ou les<text:s/><text:span text:style-name="title">Annales de la Propagation de la foi</text:span>, il ne pourra pas nier qu’il y ait, même aujourd’hui, chez les religieux ou les missionnaires, des énergies de toute beauté, tandis que chez bien des gens qui ne veulent plus du christianisme<text:s/>on<text:s/>ne rencontre aucune volonté. Quant au pessimisme et au satanisme, je suis de son avis :<text:s/>le premier mène à la mort et<text:s/>le<text:s/>second à la perversion. Mais leur influence n’est jamais que passagère, et si elle sévit en ces dernières années, il est à constater que la nouvelle génération l’écarte, et l’on est en droit d’espérer que, de quelque temps au moins, nous serons délivrés de ces deux funestes maladies. On les rencontre toujours aux périodes de transition. La nôtre maintenant s’achève, et c’est avec joie que nous voyons les jeunes se libérer résolument et revenir à une saine<text:s/><text:span text:style-name="T529">conception de la vie</text:span><text:span text:style-name="T530">.</text:span><text:s/>Ils comprennent enfin que la beauté est partout en elle et qu’il s’agit simplement de la célébrer.<text:s/><text:span text:style-name="quote.c">« </text:span><text:span text:style-name="quote.c">Grâce à eux, le lyrisme reprend son rôle de traducteur harmonieux des émotions que vaut au poète la contemplation de ce drame multiforme</text:span><text:span text:style-name="quote.c"> :</text:span><text:span text:style-name="quote.c"><text:s/>toute la vie »</text:span><text:s/>(p. 103).<text:s/><text:span text:style-name="quote.c">« </text:span><text:span text:style-name="quote.c">Notre vers libre a pour seule raison d</text:span><text:span text:style-name="quote.c">’</text:span><text:span text:style-name="quote.c">être l</text:span><text:span text:style-name="quote.c">’</text:span><text:span text:style-name="quote.c">interprétation de toutes les formes de la vie quelles qu</text:span><text:span text:style-name="quote.c">’</text:span><text:span text:style-name="quote.c">elles soient</text:span><text:span text:style-name="quote.c"> »</text:span><text:s/>(p. 167).<text:s/><text:span text:style-name="quote.c">« </text:span><text:span text:style-name="quote.c">Tout fait humain comporte la beauté</text:span><text:span text:style-name="quote.c"> »</text:span><text:s/>(p. 166), et<text:s/><text:span text:style-name="quote.c">« </text:span><text:span text:style-name="quote.c">les vers sont bons, quelle que soit la règle à laquelle ils s</text:span><text:span text:style-name="quote.c">’</text:span><text:span text:style-name="quote.c">astreignent, pourvu qu</text:span><text:span text:style-name="quote.c">’</text:span><text:span text:style-name="quote.c">ils signifient<text:s/></text:span><text:span text:style-name="T531">sincèrement</text:span><text:span text:style-name="quote.c"><text:s/>la personnalité du<text:s/></text:span><text:soft-page-break/><text:span text:style-name="quote.c">poète</text:span><text:span text:style-name="quote.c"> »</text:span><text:s/><text:bookmark-start text:name="bookmark31"/><text:bookmark-end text:name="bookmark31"/>(p. 49<text:span text:style-name="T532">).</text:span></text:p>
      <text:p text:style-name="Corpsdetexte">La sincérité en art sera d’autant plus grande que nous serons plus indépendants. Toute caste à laquelle on s’inféode est une prison que l’on accepte et dont on revêt la livrée :<text:s/><text:span text:style-name="quote.c">« </text:span><text:span text:style-name="quote.c">Quiconque a le respect de sa personnalité tient les académies et les écoles en mépris</text:span><text:span text:style-name="quote.c"> »</text:span><text:s/>(p. 117). Du reste,<text:s/><text:span text:style-name="quote.c">« </text:span><text:span text:style-name="quote.c">la tendance des individus à une autonomie de plus en plus intégrale se manifeste fortement dans l</text:span><text:span text:style-name="quote.c">’</text:span><text:span text:style-name="quote.c">art contemporain</text:span><text:span text:style-name="quote.c">…</text:span><text:span text:style-name="quote.c"><text:s/>C</text:span><text:span text:style-name="quote.c">’</text:span><text:span text:style-name="quote.c">est pourquoi le</text:span><text:span text:style-name="quote.c">s</text:span><text:span text:style-name="quote.c"><text:s/>manifestes collectifs n</text:span><text:span text:style-name="quote.c">’</text:span><text:span text:style-name="quote.c">ont plus aucune signification, n</text:span><text:span text:style-name="quote.c">’</text:span><text:span text:style-name="quote.c">en imposent à personne »</text:span><text:s/>(p. 190). L’école romane fut un insuccès complet, de même les naturistes échoueront, s’ils se hasardent à<text:s/><text:span text:style-name="pb">[p.<text:s/></text:span><text:span text:style-name="pb">215</text:span><text:span text:style-name="pb">]<text:s/></text:span>une tentative analogue. Toute formule est étroite et bornée ;<text:s/>en outre, il n’y en a pas une qui puisse convenir à plusieurs individus à la fois. Il se peut que je sympathise avec quelques écrivains ;<text:s/>mais de là à une identification totale avec eux, il y a loin. Si donc nous projetons de nous réunir en école, il faudra que nous abandonnions chacun une partie de ce qui est nous-mêmes, que nous renoncions plus ou moins à notre personnalité. Joignez à cette contrainte morale l’esprit de corps qui viendra l’aggraver. Une littérature divisée en écoles serait une littérature divisée contre elle-même :<text:s/>fatalement elle périrait. Elle ressemblerait à une patrie ravagée par des guerres intérieures, épuisant ses forces en des luttes stériles et n’ayant pas le temps de se recueillir pour travailler utilement. Or il faut travailler, et il faut travailler beaucoup. C’est le meilleur moyen que nous ayons de nous connaître,<text:s/><text:span text:style-name="T533">car nos œuvres par ce qu</text:span><text:span text:style-name="T534">’</text:span><text:span text:style-name="T535">elles valent nous font voir ce que nous valons</text:span>, elles sont autant d’expériences auxquelles nous soumettons nos idées, des pierres de touche les éprouvent ;<text:s/>nos œuvres sont les démonstrations vivantes de nos doctrines :<text:s/>elles les condamnent ou les justifient.</text:p>
      <text:p text:style-name="Corpsdetexte">Par cette façon d’envisager l’œuvre d’art,<text:s/>M. Retté arrive à définir ce que doit être, selon lui, la critique. Ceux qui font de la critique peuvent, nous dit-il, se ranger en trois classes :<text:s/><text:span text:style-name="T536">l</text:span><text:span text:style-name="T537">’</text:span><text:span text:style-name="T538">a-prioriste</text:span><text:s/>qui rapporte tout à un idéal type, le<text:s/><text:span text:style-name="T539">dilettante</text:span><text:s/>qui goûte les manifestations de l’art les plus différentes et n’a qu’un tempérament<text:s/><text:span text:style-name="T540">réceptif</text:span><text:s/>et le<text:s/><text:span text:style-name="T541">producteur</text:span><text:s/>enfin qui s’est créé sa conception d’art en produisant des œuvres et dont, par suite, la critique dérive de cette conception.<text:s/><text:span text:style-name="quote.c">« </text:span><text:span text:style-name="quote.c">Tous ceux-là, qui font de la critique à l</text:span><text:span text:style-name="quote.c">’</text:span><text:span text:style-name="quote.c">appui de leur production<text:s/></text:span><text:span text:style-name="T542">effective</text:span><text:span text:style-name="quote.c">, agissent, comme Poe, de<text:s/></text:span><text:span text:style-name="T543">parti pris</text:span><text:span text:style-name="quote.c"> »</text:span><text:s/>(p. 48). Mais ce parti pris est celui que nous avons été amenés à définir plus haut et qu’il ne faut pas confondre avec l’aveuglement obstiné.<text:s/>M. Retté précise ce point excellemment :<text:s/><text:span text:style-name="quote.c">« </text:span><text:span text:style-name="quote.c">Si le critique est en même temps un producteur, et s</text:span><text:span text:style-name="quote.c">’</text:span><text:span text:style-name="quote.c">il a du talent, il remplira les deux conditions qui donnent de l</text:span><text:span text:style-name="quote.c">’</text:span><text:span text:style-name="quote.c">intérêt à la critique</text:span><text:span text:style-name="quote.c"> :</text:span><text:span text:style-name="quote.c"><text:s/>il se prouvera original dans ses jugements, il témoignera de sa bonne foi. En somme, cela revient à dire que</text:span><text:span text:style-name="quote.c"> :</text:span><text:span text:style-name="quote.c"><text:s/>tant vaut le producteur, tant vaut le critique</text:span><text:span text:style-name="quote.c"> »</text:span><text:s/>(p. 142). Si nous prenons pour base de nos<text:s/><text:soft-page-break/>appréciations l’idée productrice de notre œuvre, nous saurons toujours immédiatement<text:s/><text:span text:style-name="T544">comment critiquer</text:span><text:span text:style-name="T545">,</text:span><text:s/>et nous critiquerons toujours<text:s/><text:span text:style-name="T546">conformément à</text:span><text:span text:style-name="T547"><text:s/>notre nature</text:span>. Cela nous amènera<text:s/><text:span text:style-name="T548">à</text:span><text:span text:style-name="T549"><text:s/>ne rien respecter</text:span>, car le parti pris exclut la notion du respect :<text:s/>ce n’est pas, en effet, une raison parce que<text:s/>M. de<text:s/>Heredia<text:s/>possède un grand talent de ciseleur ès lettres pour que je sois condamné à admirer les bouts rimés franco-russes qu’il adressa à Nicolas. Cette vérité élémentaire,<text:s/>M. Retté dut l’affirmer contre ceux qui<text:s/>le<text:s/>rappelaient au respect des Anciens-de-lettres à l’occasion de ses articles sur<text:s/>M. Mallarmé, gloire factice, et MM. de Goncourt, soleils surfaits :<text:s/><text:span text:style-name="quote.c">« </text:span><text:span text:style-name="quote.c">Il serait pourtant d</text:span><text:span text:style-name="quote.c">’</text:span><text:span text:style-name="quote.c">une intellectualité plus élevée d</text:span><text:span text:style-name="quote.c">’</text:span><text:span text:style-name="quote.c">admettre que l</text:span><text:span text:style-name="quote.c">’</text:span><text:span text:style-name="quote.c">œuvre d</text:span><text:span text:style-name="quote.c">’</text:span><text:span text:style-name="quote.c">un producteur, quel que soit l</text:span><text:span text:style-name="quote.c">’</text:span><text:span text:style-name="quote.c">âge de celui-ci, quel que soit aussi le moyen d</text:span><text:span text:style-name="quote.c">’</text:span><text:span text:style-name="quote.c">expression choisi par |lui pour s</text:span><text:span text:style-name="quote.c">’</text:span><text:span text:style-name="quote.c">affirmer, relève du jugement de tous et de chacun</text:span><text:span text:style-name="quote.c"> »</text:span>. Il faut seulement quelque indépendance, et tout le monde n’en a pas.</text:p>
      <text:p text:style-name="Corpsdetexte">Après avoir mis en relief la doctrine que<text:s/>M. Retté expose dans ses<text:s/><text:span text:style-name="title">Aspects</text:span>, il me resterait, pour prouver sa compréhension, à montrer, comme je l’ai avancé, que de telles idées lui conviennent et qu’il ne s’en est jamais départi. Je ne crois pas qu’il soit besoin d’insister beaucoup sur ces deux points. L’œuvre de<text:s/>M. Retté nous est connue, et, si l’on veut se rendre compte de l’étape qu’il a franchie, il n’y a qu’à comparer ses premières productions aux plus récentes, à rapprocher, par exemple,<text:s/><text:span text:style-name="title">Thulé des Brumes</text:span>, des<text:s/><text:span text:style-name="title">Aspects</text:span>. Mais dans tous ces ouvrages, si différents soient-ils, on retrouve toujours les mêmes qualités fondamentales de son caractère :<text:s/>ce sont la sincérité vis-à-vis de soi-même et des autres, l’indépendance, le goût de l’action et du travail. Parce qu’il s’est cherché sans se lasser, des brumes angoissantes de<text:s/>Thulé, il s’est évadé vers la vie lumineuse et joyeuse. Ni les insultes, ni les clameurs ne le découragèrent. Il a poursuivi jusqu’au bout la résolution qu’il avait prise de conquérir la liberté intégrale. Ses<text:s/><text:span text:style-name="title">Aspects</text:span><text:s/>furent pour lui une occasion exceptionnelle de s’expliquer publiquement et d’une façon catégorique. Et cette besogne ne fut pas ingrate :<text:s/>grâce à elle, il acheva de déterminer ses positions.<text:s/>Il<text:s/>a dit :<text:s/><text:span text:style-name="quote.c">« </text:span><text:span text:style-name="quote.c">Celui qui est convaincu qu</text:span><text:span text:style-name="quote.c">’</text:span><text:span text:style-name="quote.c">il fait œuvre bonne en ne frelatant pas son sentiment de calculs et de respects, qui juge et produit sans rien atténuer des idées qu</text:span><text:span text:style-name="quote.c">’</text:span><text:span text:style-name="quote.c">il aime, celui-là peut avoir la conscience en repos, il triomphera tôt ou tard</text:span><text:span text:style-name="quote.c"> »</text:span><text:s/>(p. 122). Songeait-il alors à lui-même ?<text:s/>Je ne sais. Mais cette tranquillité de l’âme qui se sent forte, il a certes le droit de l’avoir :<text:s/>elle appartient toujours à celui<text:s/>qui se sait personnel. On se sait personnel lorsqu’on a acquis cette conviction que l’on pouvait compter sur soi-même, lors même que tout nous abandonnerait. C’est là une des caractéristiques les plus significatives de l’art de<text:s/>M. Retté. Ses livres, par leurs qualités comme par leurs défauts, prouvent une personnalité tout à fait séparée des actuelles coteries. Comme il l’a dit lui-même<text:s/><text:soft-page-break/>quelque part, il vit<text:s/><text:span text:style-name="T550">en dehors</text:span>.<text:s/>Mais ce ton si tranché de son œuvre ne l’empêchera d’ailleurs jamais de témoigner sa sympathie à tous ceux dont il aima le talent, sans qu’il ait toutefois consenti à aliéner pour cela au profit d’un groupe la moindre parcelle de son indépendance.<text:s/><text:span text:style-name="quote.c">« </text:span><text:span text:style-name="quote.c">Il me plaît d</text:span><text:span text:style-name="quote.c">’</text:span><text:span text:style-name="quote.c">être seul</text:span><text:span text:style-name="quote.c"> »</text:span>, m’écrivait-il un jour. Souvent plusieurs crurent l’avoir conquis à leur système et lui proposèrent de faire cause commune avec eux. Il s’y refusa toujours, et ses refus lui attirèrent bien des rancunes. Mais il n’en eut souci, content de garder son entière liberté d’appréciation, d’exalter la beauté où elle se trouvait sans s’inquiéter des ambitions mesquines qui s’agitaient autour de lui. L’individu vaut par lui seul, telle est vraiment la conclusion à tirer des<text:s/><text:span text:style-name="title">Aspects</text:span>. Si, par exemple,<text:s/>M. Retté y fit l’éloge du naturisme, c’est parce que le retour à la nature et à la simplicité préconisé par les naturistes lui agréait, venant à l’appui des idées qu’il défend depuis plusieurs années. Mais si le naturisme déviait, comme il est possible, vers la contemplation avachie, l’effusion sanglotante devant la nature et la peste sentimentale issue de Rousseau, il est très certain que<text:s/>M. Retté, qui prône la vie agissante et la volonté, réprouverait de telles tendances. Cet amour des individualités fortes explique en partie sa critique ;<text:s/>de même, son originalité, haïe des écolâtres, explique son œuvre effective si différente de celle des écrivains de sa génération. Tandis que chacun de ces derniers n’écrit que pour un petit cercle d’intimes, de spécialistes ou d’admirateurs,<text:s/>M. Retté s’efforce au contraire d’écrire pour<text:s/>le<text:s/>plus de monde possible, et l’approbation qu’il reçoit des gens qui ne font pas profession de la littérature lui est au moins aussi précieuse que celle de la gent de lettres. C’est qu’il s’intéresse à toutes les manifestations de la vie au lieu de se borner, comme tant d’antres, à n’en considérer que quelques aspects :<text:s/>il veut en noter les faces les plus diverses ;<text:s/>parce qu’il l’aime de toute son âme, il hait tout ce qui n’est point elle et déteste l’artificiel. Voilà pourquoi il combattit la triste erreur de<text:s/><text:span text:style-name="pb">[p.<text:s/></text:span><text:span text:style-name="pb">216</text:span><text:span text:style-name="pb">]<text:s/></text:span>M. Mallarmé chez qui s’incarne l’extrême décadence :<text:s/>il fut avant tout pour lui un symbole, le symbole même de l’artificiel que, dans un but d’assainissement supérieur et de sauvegarde générale, il importait, coûte que coûte, de démolir. Les snobs s’en indignèrent, il y eut aussi des idolâtres qui glapirent. Mais lui, sans se troubler, convaincu avec raison qu’il faisait œuvre salutaire, il procéda au déblaiement et ne se reposa que lorsqu’il eut fini.</text:p>
      <text:p text:style-name="Corpsdetexte">J’ajoute encore ceci :<text:s/>on voudra bien remarquer que<text:s/>M. Retté, dans ses<text:s/><text:span text:style-name="title">Aspects</text:span>, n’a jamais été animé par un sentiment de rancune, de jalousie ou de haine envers ceux qu’il critiquait. Il ne s’est pas attaqué aux individus mais aux idées qu’ils représentent. D’aucuns eurent la mauvaise foi de ne pas le comprendre, et ce furent ces âmes charmantes qui le traitèrent<text:s/>d’<text:span text:style-name="T551">érein</text:span><text:span text:style-name="T552">teur</text:span>. Pourquoi cependant ne pas admettre dans la critique ce qui<text:s/>se passe dans la vie<text:s/><text:soft-page-break/>ordinaire ?<text:s/>Si je rencontre en mon chemin une bête malfaisante, je l’écrase :<text:s/>or il y a des idées qu’il faut également écraser, de peur qu’elles ne nous soient funestes.<text:s/><text:span text:style-name="quote.c">« </text:span><text:span text:style-name="quote.c">Cette manière d</text:span><text:span text:style-name="quote.c">’</text:span><text:span text:style-name="quote.c">agir</text:span><text:span text:style-name="quote.c"> »</text:span><text:span text:style-name="quote.c">, nous dit<text:s/></text:span><text:span text:style-name="quote.c">M. </text:span><text:span text:style-name="quote.c">Retté,<text:s/></text:span><text:span text:style-name="quote.c">« </text:span><text:span text:style-name="quote.c">m</text:span><text:span text:style-name="quote.c">’</text:span><text:span text:style-name="quote.c">a valu de précieuses sympathies. Elle m</text:span><text:span text:style-name="quote.c">’</text:span><text:span text:style-name="quote.c">a valu aussi des inimitiés</text:span><text:span text:style-name="quote.c">.</text:span><text:span text:style-name="quote.c"> »</text:span><text:s/>Toute cette préface des<text:s/><text:span text:style-name="title">Aspects</text:span>,<text:s/>de laquelle je détache<text:s/>cette phrase, est très belle er<text:s/>détermine parfaitement le<text:s/>but<text:s/>qu’il s’est proposé. Je ne puis résister au plaisir d’en transcrire les dernières lignes :<text:s/><text:span text:style-name="quote.c">« </text:span><text:span text:style-name="quote.c">Au moment où je récapitule cette série d</text:span><text:span text:style-name="quote.c">’</text:span><text:span text:style-name="quote.c">études, ma conscience me dit que je n</text:span><text:span text:style-name="quote.c">’</text:span><text:span text:style-name="quote.c">ai pas faibli vis-à-vis de moi-même. J</text:span><text:span text:style-name="quote.c">’</text:span><text:span text:style-name="quote.c">ai donné ma pensée<text:s/></text:span><text:span text:style-name="quote.c">entière, avec passion peut-être,</text:span><text:span text:style-name="quote.c"><text:s/>mais en toute sincérité. Puis, me rappelant le labeur scrupuleux et réfléchi d</text:span><text:span text:style-name="quote.c">’</text:span><text:span text:style-name="quote.c">où sortit mon livre, je me sens plein de sérénité. Dès lors, j</text:span><text:span text:style-name="quote.c">’</text:span><text:span text:style-name="quote.c">accepte le silence momentané qui accueillera peut-être sa publication, convaincu que je suis d</text:span><text:span text:style-name="quote.c">’</text:span><text:span text:style-name="quote.c">avoir fait œuvre bonne, puisque seul me guida l</text:span><text:span text:style-name="quote.c">’</text:span><text:span text:style-name="quote.c">amour de la beauté dans la vie et dans l</text:span><text:span text:style-name="quote.c">’</text:span><text:span text:style-name="quote.c">art. Et j</text:span><text:span text:style-name="quote.c">’</text:span><text:span text:style-name="quote.c">ai confiance dans le jugement de l</text:span><text:span text:style-name="quote.c">’</text:span><text:span text:style-name="quote.c">avenir</text:span><text:span text:style-name="quote.c">.</text:span><text:span text:style-name="quote.c"> »</text:span></text:p>
      <text:p text:style-name="Corpsdetexte">Nous avons cette même confiance, cher ami, nous tous qui vous avons soutenu dans votre lutte généreuse contre les saltimbanques et les<text:s/>charlatans.<text:s/>Nous sommes persuadés, bien plus, que cet avenir est très proche si nous examinons les tendances de l’actuelle génération. Elle admet enfin qu’il importe de se déterminer vers la seule nature et qu’il faut abolir les écoles, elle reconnaît que l’individu ne vaut que s’il est lui-même. Mieux que par des<text:s/>manifestes, des circulaires ou des lettres, par ses nobles efforts vers la vie elle vous rend justice, et de vous ou de<text:s/>M. André Gide, elle sait bien qui mérite le reproche d’incompréhension :<text:s/>il lui suffit d’avoir lu votre livre et d’avoir su, en dépit des intrigues, garder entière sa liberté de juger.</text:p>
      <text:p text:style-name="P553">LOUIS<text:s/>DE SAINT-JACQUES.</text:p>
      <text:p text:style-name="postscript"><text:span text:style-name="T554">P.-S</text:span><text:span text:style-name="T555">.</text:span><text:s/>— Dans ma septième<text:s/><text:span text:style-name="title">Expertise</text:span>, je parierai des<text:s/><text:span text:style-name="title">Jeux rustiques et divins</text:span><text:s/>de<text:s/>M. Henri de Régnier.</text:p>
      <text:p text:style-name="postscript">Ma cinquième<text:s/><text:span text:style-name="title">Expertise</text:span><text:s/>étant surchargée de coquilles, je crois utile tout au moins de rétablir les mots qui ont été omis ou dénaturés. Qu’on veuille donc lire :</text:p>
      <table:table table:style-name="Table556">
        <table:table-columns>
          <table:table-column table:style-name="TableColumn557"/>
          <table:table-column table:style-name="TableColumn558"/>
          <table:table-column table:style-name="TableColumn559"/>
          <table:table-column table:style-name="TableColumn560"/>
        </table:table-columns>
        <table:table-row table:style-name="TableRow561">
          <table:table-cell table:style-name="TableCell562">
            <text:p text:style-name="Corpsdetexte">Page 181</text:p>
          </table:table-cell>
          <table:table-cell table:style-name="TableCell563">
            <text:p text:style-name="postscript">1<text:span text:style-name="T564">re</text:span> col.</text:p>
          </table:table-cell>
          <table:table-cell table:style-name="TableCell565">
            <text:p text:style-name="postscript">56<text:span text:style-name="T566">e</text:span> ligne,</text:p>
          </table:table-cell>
          <table:table-cell table:style-name="TableCell567">
            <text:p text:style-name="postscript">au lieu de :<text:s/><text:span text:style-name="T568">consulté,</text:span><text:s/>lire :<text:s/><text:span text:style-name="T569">conseillé</text:span><text:span text:style-name="T570">.</text:span></text:p>
          </table:table-cell>
        </table:table-row>
        <table:table-row table:style-name="TableRow571">
          <table:table-cell table:style-name="TableCell572">
            <text:p text:style-name="Corpsdetexte">—</text:p>
          </table:table-cell>
          <table:table-cell table:style-name="TableCell573">
            <text:p text:style-name="postscript">2<text:span text:style-name="T574">e</text:span> —</text:p>
          </table:table-cell>
          <table:table-cell table:style-name="TableCell575">
            <text:p text:style-name="postscript">28<text:span text:style-name="T576">e</text:span> ligne,</text:p>
          </table:table-cell>
          <table:table-cell table:style-name="TableCell577">
            <text:p text:style-name="postscript"><text:span text:style-name="T578">au lieu de :<text:s/></text:span><text:span text:style-name="T579">gloire</text:span><text:span text:style-name="T580">, lire :<text:s/></text:span><text:span text:style-name="T581">glose</text:span><text:span text:style-name="T582">.</text:span></text:p>
          </table:table-cell>
        </table:table-row>
        <table:table-row table:style-name="TableRow583">
          <table:table-cell table:style-name="TableCell584">
            <text:p text:style-name="Corpsdetexte">—   182</text:p>
          </table:table-cell>
          <table:table-cell table:style-name="TableCell585">
            <text:p text:style-name="postscript">1<text:span text:style-name="T586">re</text:span> —</text:p>
          </table:table-cell>
          <table:table-cell table:style-name="TableCell587">
            <text:p text:style-name="postscript">dernière ligne,</text:p>
          </table:table-cell>
          <table:table-cell table:style-name="TableCell588">
            <text:p text:style-name="postscript">bouffonnes<text:s/><text:span text:style-name="T589">les plus</text:span><text:s/>célèbres.</text:p>
          </table:table-cell>
        </table:table-row>
        <table:table-row table:style-name="TableRow590">
          <table:table-cell table:style-name="TableCell591">
            <text:p text:style-name="Corpsdetexte">—   183</text:p>
          </table:table-cell>
          <table:table-cell table:style-name="TableCell592">
            <text:p text:style-name="postscript">1<text:span text:style-name="T593">re</text:span> —</text:p>
          </table:table-cell>
          <table:table-cell table:style-name="TableCell594">
            <text:p text:style-name="postscript">42<text:span text:style-name="T595">e</text:span> ligne,</text:p>
          </table:table-cell>
          <table:table-cell table:style-name="TableCell596">
            <text:p text:style-name="postscript">au lieu de :<text:s/><text:span text:style-name="T597">Verlaine,</text:span><text:s/>lire :<text:s/><text:span text:style-name="T598">Verhaeren</text:span>.</text:p>
          </table:table-cell>
        </table:table-row>
        <table:table-row table:style-name="TableRow599">
          <table:table-cell table:style-name="TableCell600">
            <text:p text:style-name="Corpsdetexte">—</text:p>
          </table:table-cell>
          <table:table-cell table:style-name="TableCell601">
            <text:p text:style-name="postscript">2<text:span text:style-name="T602">e</text:span> —</text:p>
          </table:table-cell>
          <table:table-cell table:style-name="TableCell603">
            <text:p text:style-name="postscript">49<text:span text:style-name="T604">e</text:span><text:s/>ligne,</text:p>
          </table:table-cell>
          <table:table-cell table:style-name="TableCell605">
            <text:p text:style-name="postscript">des très<text:s/><text:span text:style-name="T606">obscures<text:s/></text:span><text:span text:style-name="title">Divagations</text:span><text:span text:style-name="T607">.</text:span></text:p>
          </table:table-cell>
        </table:table-row>
        <table:table-row table:style-name="TableRow608">
          <table:table-cell table:style-name="TableCell609">
            <text:p text:style-name="Corpsdetexte">—   185</text:p>
          </table:table-cell>
          <table:table-cell table:style-name="TableCell610">
            <text:p text:style-name="postscript">1<text:span text:style-name="T611">re</text:span> —</text:p>
          </table:table-cell>
          <table:table-cell table:style-name="TableCell612">
            <text:p text:style-name="postscript">15<text:span text:style-name="T613">e</text:span><text:s/>ligne,</text:p>
          </table:table-cell>
          <table:table-cell table:style-name="TableCell614">
            <text:p text:style-name="postscript">au lieu de :<text:s/><text:span text:style-name="T615">au</text:span><text:span text:style-name="T616">,</text:span><text:s/>lire :<text:s/><text:span text:style-name="T617">du</text:span><text:span text:style-name="T618">.</text:span></text:p>
          </table:table-cell>
        </table:table-row>
      </table:table>
      <text:p text:style-name="Corpsdetexte">Et je ne relève pas les simples fautes d’orthographe.</text:p>
      <text:h text:style-name="Titre1" text:outline-level="1"><text:bookmark-start text:name="bookmark32"/><text:bookmark-start text:name="bookmark38"/><text:bookmark-end text:name="bookmark32"/><text:bookmark-end text:name="bookmark38"/><text:span text:style-name="pb">[p.<text:s/></text:span><text:span text:style-name="pb">247</text:span><text:span text:style-name="pb">]<text:s/></text:span>Expertises<text:s/>VII.<text:s/><text:line-break/>Les<text:s/><text:span text:style-name="title">Jeux rustiques et divins</text:span><text:s/>de M. Henri de Régnier</text:h>
      <text:p text:style-name="dateline">15 avril 1897.</text:p>
      <text:p text:style-name="epigraph">Eau froide par l’ennui dans ton<text:s/>cadre gelée.</text:p>
      <text:p text:style-name="dateline">S. Mallarmé.</text:p>
      <text:p text:style-name="Corpsdetexte">Pourquoi faut-il que je ne puisse jamais songer à<text:s/>M. Henri de Régnier sans qu’un vers de son maître bien-aimé me revienne invariablement en mémoire ?<text:s/>Comment se fait-il que ce vers soit celui qu’ici j’ai mis en épigraphe ?<text:s/>Quel malin diablotin, sournoisement juché sur mon épaule, me souffla de<text:s/>le<text:s/>transcrire en tête de cette septième Expertise ?<text:s/>Je ne sais. Nous nous agitons au milieu de ténèbres si étranges, tout est si trouble et si noir en nous qu’une obscurité ou un mystère de plus ne doit pas trop nous surprendre. Puis, soyons sérieux, il se peut que le prodige, en cette actuelle occasion tout au moins, ne soit pas tout à fait inexplicable. Je suppose plutôt chez moi une crainte irraisonnée de blesser l’auteur des<text:s/><text:span text:style-name="title">Jeux rustiques</text:span><text:s/>(car nul n’ignore en effet combien j’excelle à ménager jusqu’aux moindres susceptibilités des écrivains dont il m’arrive parfois de discuter les œuvres ou de combattre les tendances !!), et je soupçonne<text:s/>« le monsieur commode »<text:s/>que je suis, à l’instar de<text:s/>M. Mallarmé, en proie encore à sa manie d’atténuer, d’atténuer toujours, pour faire pardonner à l’intransigeant sans vergogne que d’aucuns, il<text:s/><text:span text:style-name="T619">y</text:span><text:s/>a<text:s/>peu, me reprochèrent d’abriter indécemment sous mon nom.</text:p>
      <text:p text:style-name="quote.l">Eau froide par l’ennui dans ton cadre gelée !</text:p>
      <text:p text:style-name="Corpsdetexte">Hélas, ce vers qui me harcelle et dont rien, ni bienveillance exquise ni<text:s/>saute d’idées, n’assoupit le rythme rigoureux !</text:p>
      <text:p text:style-name="quote.l">Eau<text:s/>froide……gelée !</text:p>
      <text:p text:style-name="Corpsdetexte">Il est certain que l’eau est froide, du moment qu’elle est gelée, et l’une ou l’autre de ces deux épithètes paraît, en y réfléchissant, légèrement superflue. Mais qu’y puis-je, moi qui ne puis me débarrasser de ce vers qui m’obsède ?<text:s/>Et quel est-il, ce démon qui m’en assassine ?…<text:s/><text:soft-page-break/>Alors soudain je crus entendre le poète d<text:span text:style-name="T620">’</text:span><text:span text:style-name="title">Hé</text:span><text:span text:style-name="title">rodiade</text:span><text:s/>lui-même, affectueux et souriant, me répondre :<text:s/>« Ami, c’est<text:s/>le<text:s/>démon de l’Analogie ». — Ô<text:s/>réponse inattendue, dont la clarté illumina mon intelligence !<text:s/>Et je me rappelai cette prose, récemment rééditée pour la millième fois avec d’autres<text:s/><text:span text:style-name="title">Divagations</text:span><text:s/>à peu près autant inédites, où la mort de la<text:s/><text:span text:style-name="T621">Pénultième</text:span>, de la lamentable et désespérée Pénultième, coïncida avec de bizarres prodiges. Oui !<text:s/>c’est un phénomène de même genre dont je suis aujourd’hui la victime. Le Maître, le seul Maître,<text:s/><text:span text:style-name="quote.c">« </text:span><text:span text:style-name="T622">cet homme, plus grand que ses œuvres, qui répugne à disperser les trésors de sa pensée, et se contente de les découvrir de loin en loin, laissant à l’âme de ceux qui les ont aperçus, un émerveillement et un respect profond pour ce qu’ils n’ont point vu</text:span><text:span text:style-name="Appelnotedebasdep."><text:note text:note-class="footnote" text:id="_ftn51"><text:note-citation>52</text:note-citation><text:note-body><text:p text:style-name="Notedebasdepage"><text:s/>On ne saurait trop mettre en relief cette phrase monumentale que M. Henri Ghéon, son auteur, enchâssa comme une perle rare dans l’<text:span text:style-name="title">Ermitage</text:span><text:s/>de mars 1897.</text:p></text:note-body></text:note></text:span><text:span text:style-name="quote.c"> »</text:span>, le Transpositeur du Verbe<text:s/><text:span text:style-name="pb">[p.<text:s/></text:span><text:span text:style-name="pb">248</text:span><text:span text:style-name="pb">]<text:s/></text:span>a raison. Bien plus, je vois maintenant que, sans m’en douter, j’ai transposé moi-même ;<text:s/>j’ai fait tenir tout<text:s/>M. de Régnier dans un vers. J’avoue l’étrangeté d’une telle opération, mais je maintiens qu’elle est indiscutable, car elle se base sur un des instincts les plus fondamentaux de notre pauvre nature humaine, sur cette tendance que nous avons à résumer le plus brièvement possible une série de jugements ou d’idées. Nous nous plaisons à les<text:s/><text:span text:style-name="T623">réduire</text:span><text:s/>en un mot ou en une image, d’où nous pouvons ensuite, à notre volonté, les extraire. Ces mots ou ces images deviennent pour nous des synthèses qui nous permettent de condenser sous de petits volumes des notions parfois très abondantes et d’en emmagasiner ainsi dans notre tête un nombre bien plus considérable que si elles étaient toutes isolées :<text:s/>un terrassier dirait avec justesse que par ce procédé on évite le<text:s/><text:span text:style-name="T624">foisonnement</text:span><text:span text:style-name="T625">.<text:s/></text:span>Chacun l’emploie à sa façon. J’ai connu un amateur de littérature qui attribuait aux livres des couleurs ou des parfums :<text:s/>pour lui, la<text:s/><text:span text:style-name="title">Bonne chanson</text:span><text:s/>de Verlaine était blanche et embaumait le lys, tandis que les<text:s/><text:span text:style-name="title">Fêtes galantes</text:span><text:s/>étaient mauves et fleuraient l’héliotrope. J’en sais un autre, au contraire, qui ramène tout à des lignes, à des gestes ou à des attitudes :<text:s/>sa théorie des lignes est un peu celle que<text:s/>M. Gide esquissait dans une note de sa<text:s/><text:span text:style-name="title">Tentative amoureuse</text:span><text:span text:style-name="T626"> ;</text:span><text:s/>mais rien de tout cela n’est ridicule ;<text:s/>c’est l’affaire de nos tempéraments. Le seul fait à en retenir, c’est que nous recourons tous plus ou moins à cette étonnante ressource que nous offre l’interprétation. Au lieu de dresser une liste sèche des défauts ou des qualités que nous remarquons chez un écrivain, nous les synthétisons en des figures qui, pour chacun de nous, conservent le mérite de nous les rappeler. Il est à noter toutefois que ces figures ne peuvent pas être exactes d’une exactitude absolue.<text:s/>Pour que les diverses impressions qu’un auteur éveille en nous puissent ne<text:s/>former qu’une image, il faut évidemment qu’il y ait entre elles une lutte :<text:s/>ce sont les plus fortes qui triomphent, et, dans cette opération de chimie intellectuelle,<text:s/><text:soft-page-break/>ce sont elles qui déterminent la cristallisation de la masse au préjudice des plus faibles qu’elles absorbent ou qu’elles rejettent brutalement. Par suite, telles<text:s/>images figuratives du romancier Y. ou du poète Z. ne doivent être admises qu’à l’aide de préalables et nécessaires rectifications :<text:s/>presque toujours, pour les expliquer, il y aura lieu à des augmentations justes ou à des atténuations indispensables. Je serais donc de mauvaise foi si je m’obstinais à prétendre qu’il n’y a chez<text:s/>M. de Régnier qu’une eau gelée et morne malgré toute la richesse de son cadre.<text:s/>M. de Régnier mérite qu’on l’examine de plus près, non seulement parce que nous lui devons quelques-uns des plus beaux vers qui soient, mais encore parce que, s’il est souvent admirable, il est parfois aussi très déplaisant. Le très bon et le très mauvais se mêlent chez lui au point de rendre tout jugement d’ensemble difficile. Pour employer une expression vulgaire, on ne sait trop par quel bout le prendre :<text:s/>il est parfaitement déconcertant. Comment donc expliquerons-nous notre embarras vis-à-vis de lui ?<text:s/>Je crois, en y réfléchissant bien, que cette perplexité à son égard dérive d’une cause unique :<text:s/><text:span text:style-name="T627">il y a chez M. de Régnier mélange, il n’</text:span><text:span text:style-name="T628">y a pas encore eu combinaison</text:span>.</text:p>
      <text:p text:style-name="Corpsdetexte">Ainsi, pour la deuxième fois au cours de cette expertise, nous voici, à propos de littérature, transportés en pleine chimie !<text:s/>On dit qu’il y a combinaison, lorsque deux ou plusieurs corps, appelés constituants, étant mis en présence dans des conditions déterminées, il résulte de leur rapprochement un autre corps possédant des propriétés différentes de celles qui appartiennent aux principes constituants. On dit au contraire qu’il y a mélange, lorsque deux ou plusieurs corps étant mis en présence, le produit de leur rapprochement possède des propriétés physiques et chimiques représentant la somme des propriétés particulières aux éléments dont il est formé. D’une autre manière, on peut avancer que la combinaison est<text:s/><text:span text:style-name="T629">elle-même</text:span>, a sa<text:s/><text:span text:style-name="T630">personnalité</text:span><text:s/>qui lui est propre, au lieu que le mélange n’y est pas parvenu. Si j’envisage cette double notion au point de vue<text:s/><text:span text:style-name="T631">humain</text:span><text:s/>et, plus particulièrement, au point de vue intellectuel, j’aboutis à cette conclusion :<text:s/>qu’il nous faut éviter d’être de simples mélanges mais qu’il importe par-dessus tout que nous devenions des combinaisons, afin d’être véritablement<text:s/><text:span text:style-name="T632">nous-mêmes</text:span><text:s/>et d’être réellement<text:s/><text:span text:style-name="T633">personnels</text:span>. Aussitôt que nous avons fait notre entrée dans la vie, inconsciemment ou non, nous n’avons plus à nous occuper que d’une chose :<text:s/>acquérir des connaissances, c’est-à-dire puiser autour de nous les éléments nécessaires à la constitution de notre moi. Ces éléments ne sont pas nous, puisqu’ils sont en dehors de nous. Ils s’entassent donc dans notre intelligence où ils restent à l’état de mélange. Ils servent à l’entretien de notre activité psychique, et ce serait très bien s’il n’y avait pas un mieux à réaliser. Ce mieux, c’est la combinaison qui fait de chacun de nous un être personnel. En effet, tant qu’elle n’a pas lieu,<text:s/><text:soft-page-break/>tant que cette merveille ne s’est pas accomplie en nous, nous faisons partie du troupeau ;<text:s/>nous ne différons alors les uns des autres que par la plus ou moins grande quantité ou qualité de notre mélange, mais nous ne nous en séparons pas<text:s/><text:span text:style-name="T634">essentiellement</text:span>, parce que chez nous tous le mélange est à peu près composé des mêmes éléments. Lorsque, au contraire, ces éléments dépassent l’état de mélange et, par quelque chaleur intérieure ou quelque électricité latente subitement manifestée, atteignent à la combinaison, par une sorte de création miraculeuse et pas du tout<text:s/><text:span text:style-name="T635">ex nihilo</text:span>, un nouveau corps surgit ;<text:s/>un nouveau corps, par là, j’entends un moi que nul ne connaissait encore et dont la nature jusqu’alors n’avait pu nous fournir le type, un moi qui est unique de son espèce et dans lequel on ne retrouve plus rien des principes constituants ;<text:s/>et quand il est splendide et qu’il rayonne de beauté, l’humanité tout entière crie de joie et de bonheur, car c’est pour elle Noël et un génie lui est né ;<text:s/>et quand, plus humble, il se contente d’être lui-même et de n’être que cela, l’humanité peut bien ne pas s’apercevoir de sa naissance, mais elle en profite sans s’en douter :<text:s/>car la race est d’autant plus parfaite que les individus qui la composent sont plus<text:s/><text:span text:style-name="T636">uns</text:span><text:span text:style-name="T637">.</text:span></text:p>
      <text:p text:style-name="Corpsdetexte">M. de Régnier est-il un ?<text:s/>J’ose répondre :<text:s/>non. Est-il arrivé à la combinaison ?<text:s/>En conscience, je ne le crois pas. Il m’apparaît mélange, un très beau mélange, je<text:s/>le<text:s/>proclame ;<text:s/>mais j’attends toujours pour lui l’étincelle bienheureuse, celle qui saura grouper les éléments hétérogènes et donnera l’unité à son talent. Le titre qu’il a choisi pour son nouveau volume est, en ce sens, significatif.<text:s/>Doué d’une habileté de facture prodigieuse, virtuose incomparable des sonorités verbales et des rythmes, initié savamment aux innombrables secrets de la métrique et du nombre, il se débat malheureusement entre des influences contradictoires, et, n’ayant pas assez de force pour<text:s/><text:span text:style-name="T638">se saisir</text:span><text:s/>et être lui-même, il se livre à des<text:s/><text:span text:style-name="title">Jeux</text:span><text:s/>parnassiens, mallarméens, baudelairiens ou griffinistes, au lieu de se contenter d’être tout bonnement et toujours<text:s/>M. Henri de Régnier :<text:s/>or il ne l’est pas toujours. Voyons par exemple<text:s/><text:span text:style-name="title">l</text:span><text:span text:style-name="title">’</text:span><text:span text:style-name="title">Homme et la Sirène</text:span><text:span text:style-name="T639">,</text:span><text:s/>le poème le plus considérable et<text:s/>le<text:s/>plus accompli des<text:s/><text:span text:style-name="title">Jeux rustiques et divins</text:span>.<text:s/>Le poète y célèbre la femme simple et naturelle,<text:s/><text:span text:style-name="pb">[p.<text:s/></text:span><text:span text:style-name="pb">249</text:span><text:span text:style-name="pb">]<text:s/></text:span>et deux vers du second chœur des tisseuses, parlant de l’homme, en ce sens disent excellemment :</text:p>
      <text:p text:style-name="quote.l">Elle était la Nature, il a voulu la Femme…</text:p>
      <text:p text:style-name="quote.l">Et que la Femme, hélas !<text:s/>le conduise à la mort !</text:p>
      <text:p text:style-name="Corpsdetexte">Sur ce thème général se déroulent de superbes variations. Or, cette idée, est-elle vraiment une idée de<text:s/>M. de Régnier ?<text:s/>Lui appartient-elle ?<text:s/>Qu’on relise ses précédents volumes :<text:s/>la femme s’y montre constamment<text:s/><text:span text:style-name="T640">en décor</text:span>,</text:p>
      <text:soft-page-break/>
      <text:p text:style-name="quote.l">Reine des seuils sacrés et des villes murales.</text:p>
      <text:p text:style-name="Corpsdetexte">Parfois aussi elle se fait méditative, ou bien étrange. Mais elle n’est jamais la Femme Nature. Il faudrait donc admettre chez<text:s/>M. de Régnier une transformation subite, et l’hypothèse en elle-même ne serait pas improbable si les poèmes qui suivent<text:s/><text:span text:style-name="title">l’</text:span><text:span text:style-name="title">Homme et la Sirène</text:span><text:s/>ne nous faisaient une obligation d’y renoncer. Il y chante en effet celle dont</text:p>
      <text:p text:style-name="quote.l">Le silence obstiné, patient et farouche</text:p>
      <text:p text:style-name="quote.l">Regarde venir l’ombre et pleure vers la nuit</text:p>
      <text:p text:style-name="Corpsdetexte">Et à une autre, il déclare :</text:p>
      <text:p text:style-name="quote.l">Si tu disais :<text:s/>Je suis la douleur et l’hiver ;</text:p>
      <text:p text:style-name="quote.l">        Je t’aimerais…</text:p>
      <text:p text:style-name="Corpsdetexte">La femme ainsi présentée n’a plus aucun rapport avec la<text:s/><text:span text:style-name="title">Sirène</text:span><text:s/>qui prend alors dans l’œuvre de notre poète une singulière physionomie d’exception. Cette anomalie est déconcertante, et je ne puis guère la résoudre qu’en recourant à une autre explication :<text:s/>l’idée que développent<text:s/><text:span text:style-name="title">l</text:span><text:span text:style-name="title">’</text:span><text:span text:style-name="title">Homme et la Sirène</text:span><text:s/>n’est pas de<text:s/>M. de Régnier. Mais de qui serait-elle ?<text:s/>Je réponds sans hésiter :<text:s/>de<text:s/>M. Vielé-Griffin. L’auteur des<text:s/><text:span text:style-name="title">Jeux rustiques et divins</text:span><text:s/>s’en est du reste si bien rendu compte qu’il lui a dédié son poème ;<text:s/>il a voulu<text:s/><text:span text:style-name="T641">faire quelque chose à</text:span><text:span text:style-name="T642"><text:s/>la Griffin</text:span>, et il a tellement voulu qu’involontairement, dès le début, il a fait du pastiche :</text:p>
      <text:p text:style-name="quote.l">Je suis celui qui veille sur la proue…</text:p>
      <text:p text:style-name="quote.l">L’un connaît les ancres et les voiles,</text:p>
      <text:p text:style-name="quote.l">Un autre les étoiles,</text:p>
      <text:p text:style-name="quote.l">Certains sont plus sages qui jouent</text:p>
      <text:p text:style-name="quote.l">La route aux dés et s’endorment —on gagne, on perd !</text:p>
      <text:p text:style-name="Corpsdetexte">Il<text:s/>ne se ressaisit que lorsqu’il fait parler l’Homme, et encore peut-on se demander s’il est naturel que l’Homme fasse toutes les suppositions de la page 54 après la longue phrase entortillée de la page 53. Dans tout cela, il y a beaucoup de rhétorique, de même que dans le<text:s/>discours qui commence à la page 64 l’Homme y apparaît faux et déclamatoire, tandis que, au contraire, la Sirène à laquelle il répond, n’avait aucun de ces défauts, comme aussi elle en est exempte dans ses lamentations de la fin. Néanmoins, il faut reconnaître que ce poème est un des meilleurs de la nouvelle formule poétique, et si j’ai tenu à lui reprocher quelques imperfections notables, ce n’est point dans un but de critique malveillante :<text:s/>je me suis<text:s/><text:soft-page-break/>contenté d’exprimer ce que je pensais. Aussi bien, continuant à signaler les influences qui pesèrent sur<text:s/>M. Henri de Régnier, je noterai, sans être embarrassé de mon audace, qu’il doit encore à<text:s/>M. Vielé-Griffin la<text:s/><text:span text:style-name="T643">manière</text:span><text:s/>de presque toutes ses<text:s/><text:span text:style-name="title">Odelettes</text:span><text:s/>et qu’il n’aurait pas écrit<text:s/><text:span text:style-name="title">La Tête</text:span><text:s/>si Baudelaire, avant lui, n’avait magnifié<text:s/><text:span text:style-name="title">Don Juan aux Enfers</text:span>. Quant à la plupart des pièces dont se composent<text:s/><text:span text:style-name="title">Aréthuse</text:span><text:s/>et les<text:s/><text:span text:style-name="title">Roseaux de la flûte</text:span><text:s/>et qui se teintent de réminiscences mythologiques, pièces d’une forme très arrêtée, aboutissant d’ordinaire, comme des sonnets, à un vers suprême vers lequel converge tout le morceau, et comptant chacune en moyenne une vingtaine d’alexandrins, il semble que<text:s/>M. de Régnier, en les imaginant, ait voulu faire plaisir à son beau-père, et<text:s/>M. de Heredia<text:s/>n’a pu qu’en être ravi. Je ne vais pas jusqu’à dire cependant que ces tableautins sont d’une touche absolument parnassienne :<text:s/>ils en dérivent seulement.<text:s/>M. de Régnier écarte, en effet, avec raison les chinoiseries absurdes de la prosodie pour les yeux, leur préférant plus justement la théorie de la rime pour l’oreille. Mais du Parnasse il a transporté en ces<text:s/><text:span text:style-name="title">Jeux</text:span><text:s/>le souci de l’épithète rare, de l’image neuve, de l’harmonie, et de l’ossature intérieure, gardant respectueusement les césures réglementaires, n’usant que des rejets tolérés, satisfaisant presque toujours aux lois rigoureuses des coupes et<text:s/>n’abusant presque jamais des accents anormaux. Toutes ces difficultés ne furent pour lui qu’amusements. Il y a déployé une telle ingéniosité que dans ces passe-temps il est parvenu à la merveille de façonner un vers qui n’est ni tout à fait parnassien ni tout à fait libre et que, faute d’une meilleure expression pour le désigner, j’appellerai,<text:s/>en tenant compte de sa dominante,<text:s/><text:span text:style-name="T644">le vers parnassien qui ne l</text:span><text:span text:style-name="T645">’</text:span><text:span text:style-name="T646">est pas</text:span>.</text:p>
      <text:p text:style-name="Corpsdetexte">Cette trouvaille, car il s’agit là d’une véritable trouvaille, prouve mieux que tous les raisonnements du monde, le manque d’unité que je remarque dans le talent de<text:s/>M. de Régnier. Issu de la famille parnassienne, comme ses premiers vers en témoignent, notamment ses<text:s/><text:span text:style-name="title">Épisodes</text:span><text:span text:style-name="T647">,</text:span><text:s/>il tenta de se séparer de ses parents d’origine, d’abord assez gauchement, dans les<text:s/><text:span text:style-name="title">Poèmes anciens et romanesques</text:span>, où son vers est tout à la fois mallarméen et libre, puis dans<text:s/><text:span text:style-name="title">Tel qu</text:span><text:span text:style-name="title">’</text:span><text:span text:style-name="title">en songe</text:span>, son meilleur recueil, à mon avis, est celui où prédomine l’usage du rythme libre ;<text:s/>mais avec<text:s/>l’<text:span text:style-name="title">Aréthuse</text:span><text:s/>de 1895, il revient brusquement en arrière et se rapproche de la forme primitivement employée ;<text:s/>les<text:s/><text:span text:style-name="title">Jeux rustiques et divins</text:span><text:s/>accentuent encore, actuellement, ce mouvement rétrograde, tellement que<text:s/><text:span text:style-name="title">la Corbeille des Heures</text:span><text:span text:style-name="T648">,</text:span><text:s/>qu’ils renferment, n’y paraît pas à sa place :<text:s/>les vers libres dont elle est tressée ne s’adaptent pas aux autres parties du livre, et cela n’a rien d’étonnant si l’on veut bien se souvenir qu’elle fut le résultat d’une sorte de gageure ou de tournoi poétique entre<text:s/>M. de Régnier et<text:s/>M. Vielé-Griffin. À<text:s/>l’heure actuelle, tout laisse donc supposer que<text:s/>M. Henri de Régnier est en train de retourner à son ancien<text:s/><text:soft-page-break/>bercail.<text:s/><text:span text:style-name="title">La Corbeille des Heures</text:span><text:s/>semble faite seulement pour montrer qu’il a conservé dans le maniement du vers libre la dextérité qu’il avait su déployer dans<text:s/><text:span text:style-name="title">Tel qu</text:span><text:span text:style-name="title">’</text:span><text:span text:style-name="title">en songe</text:span><text:span text:style-name="T649">,</text:span><text:s/>coquetterie, pour ainsi dire, d’un artiste qui ne veut pas avoir l’air de renoncer à un mode qui lui servit à affirmer une des faces de son talent. Pour ce qui est de ses poèmes à venir, il est impossible de préjuger quelle sera leur orientation. Le tempérament poétique de<text:s/>M. de Régnier, bien qu’il soit, je le répète, incontestable et supérieur, est si flottant, si ondoyant, si aisément influençable que toutes les suppositions seraient admissibles si elles n’étaient pas toutes d’une complète inutilité. C’est pourquoi je n’en ferai aucune, n’étant pas du reste assuré d’éviter que des erreurs ne se glissent dans mes prophéties :<text:s/>tout dépendra, en somme, des personnes ou des œuvres que fréquentera<text:s/>M. de Régnier.</text:p>
      <text:p text:style-name="Corpsdetexte">Après avoir ainsi relevé que chez lui il n’y avait pas unité parce qu’il n’avait pu encore s’élever du mélange à<text:s/>la combinaison, après avoir indiqué en quoi il était mélange, je me vois maintenant en face d’une nouvelle question très délicate :<text:s/><text:span text:style-name="T650">pourquoi</text:span><text:span text:style-name="T651">,</text:span><text:s/>en dépit de toute sa technique,<text:s/>M. de Régnier n’est-il pas combinaison ?<text:s/>Déjà cette réponse immédiate se présente à mon esprit :<text:s/>si<text:s/>M. de Régnier n’est que mélange, malgré toute sa<text:s/><text:span text:style-name="pb">[p.<text:s/></text:span><text:span text:style-name="pb">250</text:span><text:span text:style-name="pb">]<text:s/></text:span>technique,<text:s/><text:span text:style-name="T652">c</text:span><text:span text:style-name="T653">’</text:span><text:span text:style-name="T654">est que, pour parv</text:span><text:span text:style-name="T655">enir à</text:span><text:span text:style-name="T656"><text:s/>la combinaison, la technique ne suffit pas</text:span><text:span text:style-name="T657"> ;</text:span><text:span text:style-name="T658"><text:s/>il faut nécessairement autre chose</text:span>. Mais quelle autre chose ?<text:s/>Je me rappelle tout aussitôt le rôle que jouent certains modes de l’énergie, chaleur ou électricité, dans les combinaisons chimiques, et je me dis que<text:s/>M. de Régnier a dû peut-être manquer lui-même d’une force intérieure, de ce principe indispensable à toute unification. Alors je relis ses vers taillés et ciselés comme des cristaux précieux, et, ô cette obsession qui se réveille et de nouveau m’assiège !<text:s/>le fatal dodécapode, de ses douze pieds d’airain, me piétine le crâne :</text:p>
      <text:p text:style-name="quote.l">Eau froide par l’ennui dans ton cadre gelée !</text:p>
      <text:p text:style-name="Corpsdetexte">Eh !<text:s/>quoi, nous n’aurions aligné des phrases et des phrases que pour misérablement revenir à notre point de départ ?<text:s/>Non, cela ne peut pas être, et réellement cela n’est pas. Car, au début, je ne comprenais pas la hantise de cet unique alexandrin d’<text:span text:style-name="title">Hérodiade</text:span>, et maintenant j’en pénètre enfin les motifs. N’ai-je point constaté que M. de Régnier, en tant qu’il est mélange, s’abandonne manifestement à un certain nombre d’influences, que sa forme poétique est<text:s/>le<text:s/>reflet curieux des théories les plus diverses, qu’elle est travaillée avec une maîtrise incomparable ?<text:s/>N’ai-je point dit encore qu’il lui manquait la chaleur ?<text:s/>C’est donc, s’il reflète, qu’il est un miroir ;<text:s/>qu’il est froid et même gelé, s’il manque de chaleur ;<text:s/>et qu’il est un froid miroir au beau cadre, si sa forme est bellement proportionnée. Que la froideur à la longue<text:s/><text:soft-page-break/>provoque un malaise analogue à l’ennui, il nous est arrivé à tous de l’expérimenter au cours de nos relations quotidiennes. Et par cette brève analyse, je me démontre ainsi à moi-même que le vers de<text:s/>M. Mallarmé, pour moi du moins, résume bien en l’image qu’il développe l’idée que je me fais de<text:s/>M. de Régnier. Cependant, pour me satisfaire complètement, il est un dernier pourquoi à résoudre :<text:s/>pourquoi<text:s/>M. de Régnier est-il froid ?<text:s/>Mon sentiment est que cette froideur a sa cause chez lui dans l’absence regrettable de tout principe vivifiant. Qu’il s’agisse d’art, de morale, de science, de littérature ou de métaphysique, chacune de ces différentes branches du vaste savoir humain ne peut prospérer en nous que si nous lui permettons de prendre racine et de se nourrir dans un milieu favorable. Ce terrain favorable, c’est le principe vivifiant, ou mieux, pour préciser davantage, l’idée mère, l’idée directrice. Une idée directrice !<text:s/>Quelle qu’elle soit, pourvu qu’elle soit et qu’elle soit directrice !<text:s/>C’est elle qui nous donne la force de vivre, de lutter pour vivre, de travailler pour vivre. C’est elle qui fait les héros et les génies, et, malgré les déboires et les disgrâces qui peuvent nous assaillir du dehors, c’est elle qui, intérieurement, nous console, nous réconforte et nous soutient. Or, quelle idée réellement directrice puis-je dégager des<text:s/><text:span text:style-name="title">Jeux rustiques et divins</text:span><text:span text:style-name="T659"> ?</text:span><text:s/>Bien que cela paraisse étrange, étant donné que les sujets les plus dissemblables en apparence s’y trouvent rassemblés, ils procèdent cependant à peu près tous d’une idée qui, malheureusement, n’est pas directrice mais<text:s/><text:span text:style-name="T660">déviatrice</text:span><text:s/>plutôt, d’une déprimante conception de la Vie. En effet,<text:s/>M. de Régnier ne considère la vie que comme une course vers la mort :<text:s/>tout s’y précipite et les choses ne se succèdent que pour y tomber toutes à leur tour ;<text:s/>chacune passe et se flétrit,<text:s/>et le temps est leur destructeur (pages 214, 245, 253, 256).</text:p>
      <text:p text:style-name="quote.l">Tout meurt…</text:p>
      <text:p text:style-name="quote.l">Une même marée<text:s/><text:span text:style-name="T661">et</text:span><text:s/>un même reflux</text:p>
      <text:p text:style-name="quote.l"><text:span text:style-name="T662">Emporte</text:span><text:s/>ceux qui sont vers ceux qui ne sont plus (151).</text:p>
      <text:p text:style-name="Corpsdetexte">Et tout ne recommence que pour mourir encore. À<text:s/>cette pensée décourageante se joint une autre qui ne l’est pas moins :<text:s/>Tout est double, et les vivants eux-mêmes sont aussi des fantômes (138). Toujours il nous faut voir les deux côtés des choses (152).</text:p>
      <text:p text:style-name="quote.l">Le laurier croît, hélas ! à<text:s/>l’ombre du cyprès</text:p>
      <text:p text:style-name="quote.l">La route où l’on s’en va ramène d’où<text:s/>l’on vient (134).</text:p>
      <text:p text:style-name="Corpsdetexte">De telle sorte que, nous avons beau vieillir, nous ne pouvons nous affranchir du passé :<text:s/>il ne nous quitte jamais (279). Ainsi accablé de préoccupations funèbres,<text:s/>M. de Régnier s’égare en des rêveries taciturnes et lasses (rappelez-vous<text:s/><text:span text:style-name="title">Tel qu</text:span><text:span text:style-name="title">’</text:span><text:span text:style-name="title">en songe</text:span>), ou s’efforce vainement d’y<text:s/><text:soft-page-break/>faire trêve en jouant avec les Faunes et les Nymphes. Il ressuscite un faux genre pastoral imité de l’antique, et, au lieu de nous dépeindre la Vie telle qu’elle lui apparaît, il la charge de défroques empruntées à des<text:s/><text:span text:style-name="pb">[p.<text:s/></text:span><text:span text:style-name="pb">251</text:span><text:span text:style-name="pb">]<text:s/></text:span>mythologies surannées, mythologies qui, en leur temps, eurent leur raison d’être, mais qui n’ont plus rien à faire avec notre époque. Les Centaures, les Dryades, les Satyres, toutes ces innombrables divinités qui peuplaient jadis les bois et les montagnes, et celles des eaux,<text:s/>qu’elles soient Sirènes ou Lamies, celles des prairies ou celles des déserts, nous avons définitivement chassé cette multitude fabuleuse ;<text:s/>cela n’a plus pour nous qu’un intérêt archéologique :<text:s/>celui de nous figurer les émotions que devait éprouver un Grec, ou quelqu’un des Romains primitifs, en présence d’une forêt, par exemple, qu’il croyait hantée des Sylvains et de leurs compagnes. De telles évocations amusent ceux qui les font et ceux à qui elles sont faites, lorsqu’ils sont teintés de littérature ancienne :<text:s/>ce sont d’agréables divertissements à l’usage de bibliothécaires érudits et sur le retour ;<text:s/>il y faut un métier appréciable, et l’on parvient, avec quelque talent dans ce genre, à écrire assez souvent de beaux vers. Toutefois, ces vers, même splendides, ne sont pas,<text:s/>à<text:s/>proprement parler, de la poésie. Le vrai poète, lui, doit être<text:s/><text:span text:style-name="T663">impressionniste</text:span><text:span text:style-name="T664">.</text:span><text:s/>La Vie lui apporte des impressions à toute heure, à chaque minute ;<text:s/>son imagination est une sorte de plaque photographique que le monde phénoménal, passionnel ou intellectuel affecte, et qu’il doit ensuite<text:s/><text:span text:style-name="T665">développer</text:span><text:s/>pour être à même de la reproduire. C’est seulement dans ce développement et cette reproduction sur le papier que l’habileté professionnelle se manifestera. Mais, pour ce qui est de la façon dont la plaque aura été impressionnée, cela dépend de la plaque elle-même, de la qualité et de la nature de sa composition. Il n’en est pas autrement de l’imagination du poète :<text:s/>chacun a la sienne et doit veiller à ce qu’elle ne soit pas faussée. Chez<text:s/>M. de Régnier, l’imagination est faussée. Il<text:s/>n’a pas du tout l’âme païenne,<text:s/>à moins que cette âme ne lui soit née subitement.<text:s/>Il<text:s/>fut un chevalier casqué d’or, puis un solitaire enfoncé dans une sorte de tristesse spleenétique, il veut maintenant se divertir avec les divinités abolies de la campagne, mais il ne réussit pas à être rustique et il est loin d’être divin. La nature qu’il célèbre est privée de mouvement et d’ampleur :<text:s/>elle est littéraire et n’est pas vivante. Il semble que<text:s/>M. de Régnier ne soit jamais sorti de la ville et qu’il décrive uniquement les champs, les fontaines et les montagnes, d’après des documents puisés dans les livres :<text:s/>il en parle comme un aveugle parlerait du soleil, et, tandis que<text:s/>M. Gide faisait dans le<text:s/><text:span text:style-name="title">Voyage d</text:span><text:span text:style-name="title">’</text:span><text:span text:style-name="title">Urien</text:span><text:s/>du paysage métaphysique, il s’exerce au paysage<text:s/><text:span text:style-name="T666">de chic</text:span><text:span text:style-name="T667">.</text:span><text:span text:style-name="T668"><text:s/></text:span>Qu’en résulte-t-il ?<text:s/>De la froideur et de l’ennui. Les images dont il se sert, sont mortes irrémédiablement. Sa conception de la vie n’est point faite pour les animer. Il les répète à satiété, les tournant et retournant de toutes les manières. On en est<text:s/>bien vite fatigué. Ajoutez à ce défaut un autre plus grave consistant en l’emploi choquant d’un certain nombre<text:s/><text:soft-page-break/>de locutions vicieuses. Par exemple :</text:p>
      <text:p text:style-name="quote.l">— Le fleuve où ton<text:s/><text:span text:style-name="T669">retour</text:span><text:s/>a lavé ses<text:s/><text:span text:style-name="T670">pieds</text:span><text:s/>nus,<text:s/><text:span text:style-name="T671">(</text:span>262)</text:p>
      <text:p text:style-name="quote.l">— Tresse l’osier<text:s/><text:span text:style-name="T672">au</text:span><text:s/>saule et le brin<text:s/><text:span text:style-name="T673">à</text:span><text:s/>la branche,<text:s/>(211)</text:p>
      <text:p text:style-name="quote.l">— La tristesse aux yeux creux<text:s/><text:span text:style-name="T674">et</text:span><text:s/>la joie aux yeux doux</text:p>
      <text:p text:style-name="quote.l"><text:span text:style-name="T675">Pleure</text:span><text:s/>d’être joyeuse ou<text:s/><text:span text:style-name="T676">souri</text:span><text:span text:style-name="T677">t</text:span><text:s/>d’être triste.<text:s/>(154)</text:p>
      <text:p text:style-name="quote.l"><text:span text:style-name="T678">— </text:span>Et celle-ci traînant,<text:s/><text:span text:style-name="T679">qui</text:span><text:s/>résiste et se cambre,</text:p>
      <text:p text:style-name="quote.l"><text:span text:style-name="T680">Par les cornes, un grand bouc.</text:span><text:span text:style-name="T681"><text:s/></text:span><text:span text:style-name="T682">(158)</text:span></text:p>
      <text:p text:style-name="quote.l">— L’amour,<text:s/><text:span text:style-name="T683">debout au blanc</text:span><text:s/>marbre de sa statue.<text:s/>(159)</text:p>
      <text:p text:style-name="quote.l">— Nos bouches<text:s/>ont mordu les grappes et le lait</text:p>
      <text:p text:style-name="quote.l">Qui comblent la corbeille et caille dans la jatte.<text:s/>(154)</text:p>
      <text:p text:style-name="quote.l">— Le blé déferle<text:s/><text:span text:style-name="T684">à</text:span><text:s/>la vague.<text:s/>(125)</text:p>
      <text:p text:style-name="quote.l"><text:span text:style-name="T685">— </text:span><text:span text:style-name="T686">Boire</text:span><text:s/>à la vasque où<text:s/><text:span text:style-name="T687">je m</text:span><text:span text:style-name="T688">e suis</text:span><text:s/>un inconnu.<text:s/>(<text:span text:style-name="T689">22</text:span>)</text:p>
      <text:p text:style-name="quote.l">— Et les voici tous deux<text:s/><text:span text:style-name="T690">qui</text:span><text:s/>viennent et<text:s/><text:span text:style-name="T691">qu</text:span><text:span text:style-name="T692">’</text:span>attire</text:p>
      <text:p text:style-name="quote.l"><text:span text:style-name="T693">Avec el</text:span><text:span text:style-name="T694">le ma Vie et<text:s/></text:span><text:span text:style-name="T695">qui</text:span><text:span text:style-name="T696"><text:s/>viennent ensemble</text:span><text:span text:style-name="T697"><text:s/></text:span><text:span text:style-name="T698">(57)</text:span></text:p>
      <text:p text:style-name="quote.l">— Nul geste doux<text:s/><text:span text:style-name="T699">et</text:span><text:s/>nulle main fidèle</text:p>
      <text:p text:style-name="quote.l"><text:span text:style-name="T700">N</text:span><text:span text:style-name="T701">’</text:span><text:span text:style-name="T702">effeuillera</text:span><text:span text:style-name="T703">.<text:s/></text:span>(147)</text:p>
      <text:p text:style-name="quote.l">— Soufflaient aux clairons d’or l’enflure de leurs bouches.<text:s/>(148)</text:p>
      <text:p text:style-name="Corpsdetexte">Et que dirions-nous des<text:s/><text:span text:style-name="T704">fentes du décombre</text:span><text:span text:style-name="T705">,<text:s/></text:span>des adjectifs que la conjonction<text:s/><text:span text:style-name="T706">et</text:span><text:s/>relie à des propositions déterminatives, des inversions illogiques, des suites interminables d’énumérations ou d’antithèses, des<text:s/><text:span text:style-name="T707">hennissements du mufle</text:span>, des périodes embarrassées et pâteuses, des hardiesses maladroites telles que ces<text:s/>dissonants :</text:p>
      <text:p text:style-name="quote.l">— Aube à aube, jour à jour, année à année.<text:s/>(266)</text:p>
      <text:p text:style-name="Corpsdetexte">Et tant de fautes lourdes contre la langue, d’autant plus répréhensibles qu’il y a lieu de les croire voulues ?<text:s/>Ces incorrections déparent les plus belles pièces de M. de Régnier, et certes il en a de bien belles :<text:s/>l’<text:span text:style-name="title">Ode</text:span><text:span text:style-name="title"> I</text:span>,<text:s/><text:span text:style-name="title">Refrain</text:span>,<text:s/><text:span text:style-name="title">Dé</text:span><text:span text:style-name="title">janire</text:span>, et ce délicieux<text:s/><text:span text:style-name="title">Réveil</text:span><text:span text:style-name="T708">,</text:span><text:s/>une des poésies les plus joyeusement vibrantes de tout<text:s/>le<text:s/>livre, comme une convalescence après trop de mélancolie, et les<text:s/><text:span text:style-name="title">Fontaines</text:span><text:s/>d’un rythme noblement classique, et la<text:s/><text:span text:style-name="title">Porte des courtisanes</text:span>, je m’arrête, ne pouvant tout citer.</text:p>
      <text:p text:style-name="Corpsdetexte">Mais, hélas !<text:s/>pourquoi<text:s/>M. de Régnier</text:p>
      <text:p text:style-name="quote.l">A-t-il fermé les yeux pour écouter la Vie ?<text:s/>(249)</text:p>
      <text:p text:style-name="Corpsdetexte">Pourquoi est-il ce faune que, dans son poème de<text:s/><text:span text:style-name="title">la Grotte</text:span><text:span text:style-name="T709">,</text:span><text:s/>il dépeint jouant de la flûte, le<text:s/><text:soft-page-break/>visage tourné vers la grotte, et tournant le dos à la Vie ?<text:s/>Qu’il ouvre les yeux et qu’il regarde !<text:s/>Au lieu de gaspiller son talent à modeler des urnes funéraires, qu’il ne nous entretienne plus de ses tristesses ou, qu’une bonne fois pour toutes, il nous en révèle les causes !<text:s/>Au lieu de fignoler des petites scènes restaurées de l’antique, qu’il nous initie aux impressions que lui donne la Nature Vivante !<text:s/>Et qu’il vive lui-même, s’il a véritablement le désir d’être fort !<text:s/>Il faut vibrer et se répandre, si l’on veut parvenir à l’œuvre de beauté. Le repliement sur soi-même est stérile, car notre moi ne s’augmente qu’en acquérant du dehors ;<text:s/>c’est le monde extérieur qui nous renouvelle et nous rajeunit sans cesse :<text:s/>il entretient l’inspiration du poète, il détient tous les motifs de création. Et comme la Vie est toute Beauté, elle est aussi toute joie. Tandis que<text:s/>M. de Régnier occupe son talent à faire de la littérature, la Vie, dédaignée, se venge en se retirant de ses œuvres. L’eau du miroir de plus en plus se gèle, elle est de plus<text:s/>en plus morne. Il conviendrait,<text:s/>ce me semble, de réagir.</text:p>
      <text:p text:style-name="Corpsdetexte">Et je prie M, de Régnier, avec instance, de vouloir bien y faire attention.</text:p>
      <text:p text:style-name="P710">LOUIS DE SAINT-JACQUES.</text:p>
      <text:p text:style-name="postscript"><text:span text:style-name="T711">P.-S</text:span><text:span text:style-name="T712">.</text:span><text:s/>— Dans ma huitième<text:s/><text:span text:style-name="title">Expertise</text:span>, je parlerai de<text:s/>l’<text:span text:style-name="title">Année de Clarisse</text:span>, de<text:s/>M. Paul Adam.</text:p>
      <text:h text:style-name="Titre1" text:outline-level="1"><text:bookmark-start text:name="bookmark47"/><text:bookmark-end text:name="bookmark47"/><text:span text:style-name="pb">[p.<text:s/></text:span><text:span text:style-name="pb">266</text:span><text:span text:style-name="pb">]<text:s/></text:span>Expertises<text:s/>VIII.<text:s/>« L’Année de Clarisse »<text:s/>de Paul Adam</text:h>
      <text:p text:style-name="dateline">1<text:span text:style-name="T713">er</text:span> mai 1897.</text:p>
      <text:p text:style-name="Corpsdetexte">Quel spectacle veut bien offrir la Vie littéraire à celui qui la regarde sans parti pris !<text:s/>De quels enseignements profonds ne nous offre-t-elle pas la substance !<text:s/>Elle nous explique tout à la fois les écrivains et leurs œuvres, la renommée qu’ils ont acquise ou vers laquelle ils peinent, l’éphémère succès que certains ont gagné par le scandale ou par la roublardise, la gloire que d’autres méritent et qu’ils n’ont pas encore. Elle révèle les grands caractères et les ambitions mesquines, les âmes généreuses<text:s/>et les passions sournoises. Par<text:s/>elle se précise et se complète en nous l’idée que nous nous étions formée de tel ou tel auteur après avoir lu ses ouvrages :<text:s/>et, sans l’avoir jamais vu, sans que dans aucune circonstance nous lui ayons adressé la parole, nous arrivons ainsi avec une plus<text:s/>ou moins grande exactitude à nous figurer sa physionomie morale par suite à l’estimer davantage ou à lui refuser nos<text:s/><text:span text:style-name="pb">[p.<text:s/></text:span><text:span text:style-name="pb">267</text:span><text:span text:style-name="pb">]<text:s/></text:span>sympathies. Car c’est presque uniquement cette physionomie morale dont se préoccupe<text:s/>tout lecteur doué de quelque intellectualité, c’est elle surtout dont il veut se former l’image, image qui d’ordinaire n’a aucun point de ressemblance avec les traits physiques, de telle sorte que la vue<text:s/><text:soft-page-break/>de ces derniers à peu près infailliblement nous choque et<text:s/>nous inflige une désillusion. À<text:s/>celui qui ne vit pas dans le mouvement littéraire, qui ne fréquente aucun de ceux dont les imprimeries multiplient à volonté les inepties ou les chefs-d’œuvre, au solitaire qui se contente de lire, enfermé dans sa petite ville de province ou retiré dans son coin de campagne, à ce jeune homme inquiet et fiévreux que la recherche de la Beauté transporte et que Paris non seulement ignore, mais encore méconnaît, cette Vie littéraire, centralisée dans la capitale, n’arrive qu’indirectement. Les journaux, les revues,<text:s/>les mémoires ou les correspondances ne lui apportent que des échos. Il rassemble avec patience ces miettes et ces bribes, ces résidus et ces rogatons ;<text:s/>il les rapproche, il les confronte afin de parvenir à des notions exactes et d’être informé de ce qui se passe là-bas, là-bas où il ne peut aller et où se trouvent réunis comme en une ménagerie colossale ces écrivains tant aimés dont il est le meilleur acheteur. De son trou, par la pensée, il assiste à des luttes, à des déchirements ou à des apothéoses, dont ils sont les victimes, les fauteurs ou les héros. Sans qu’ils s’en doutent, il reconstitue ainsi leurs existences, il en vit. Il les surveille sans se lasser, il pénètre à leur insu dans leur intimité ;<text:s/>et par ce moyen qui semble paradoxal et chimérique, il est rare cependant que<text:s/><text:span text:style-name="T714">ce spectateur à distance</text:span><text:s/>se trompe. S’il est doué de quelque intuition ou qu’il ait tant soit peu de goût pour les procédés de l’analyse, il aboutit, au contraire, à des conclusions très justes, par cette raison qu’ayant opéré en dehors de la fournaise, il a été à même de garder son sang-froid.</text:p>
      <text:p text:style-name="Corpsdetexte">Or, le plus souvent, il éprouve de formidables étonnements.</text:p>
      <text:p text:style-name="Corpsdetexte">Que voit-il, en effet ?<text:s/>Des gens dépourvus de talent élevés au pinacle ;<text:s/>de niaises coteries dont les membres se congratulent et qui, entre elles, se dévorent ;<text:s/>des revues qui se jalousent ;<text:s/>des journaux qui battent réclame en faveur de ceux qui les paient ;<text:s/>des noms constamment en vedette et d’autres volontairement omis de l’affiche ;<text:s/>la littérature en un mot assimilée à la politique et traitée de la même manière, avec la même mauvaise foi. Blessé dans la candeur de son âme, notre jeune homme s’indignera tout d’abord. Mais à la longue, la réflexion philosophique venant à son aide, il finira par comprendre que lorsque l’homme veut être canaille,<text:s/>rien ne peut échapper à sa canaillerie, qu’il n’existe pas d’arche sainte, que<text:s/>le<text:s/>Temple de l’Art n’est qu’une imagination bien provinciale, mais qu’en réalité, de nos jours, on ne chasse plus les marchands des lieux saints parce qu’il n’y en a plus aucun qui<text:s/>le<text:s/>soit :<text:s/>l’Art est un commerce comme un autre, où toutes les catégories de trafiquants se rencontrent et se livrent à d’effrénées concurrences pour faire venir le client. Toutefois le bon jeune homme, bien qu’un certain écœurement soit né en lui de cette école, se rappelle que l’absolu ne peut caractériser aucune loi de ce monde et que toutes, par bonheur, comportent des<text:s/><text:soft-page-break/>exceptions. Si donc la<text:s/>Vie littéraire, après un premier examen, ne lui a procuré qu’une impression fâcheuse, néanmoins il persévère à la suivre dans ses manifestations, parce que, malgré tout, elle est de la vie, et surtout parce qu’il est impossible que des saltimbanques<text:s/><text:span text:style-name="pb">[p.<text:s/></text:span><text:span text:style-name="pb">268</text:span><text:span text:style-name="pb">]<text:s/></text:span>seuls s’y agitent. À<text:s/>côté des charlatans qui se servent de la grosse caisse pour attirer la foule du côté de leurs baraques, il y a les laborieux qui travaillent en silence, Absorbés par<text:s/>la production de leurs œuvres, ils négligent de cultiver le truc du boniment ;<text:s/>conscients de leur indépendance, ils ne s’inféodent à aucun<text:s/><text:span text:style-name="T715">grenier</text:span>. Dans les comptes<text:s/>rendus des réunions sportives, des fêtes mondaines ou théâtrales, leurs noms ne sont jamais cités. Il leur déplaît de s’entourer de frêles esthètes louangeurs, pas une revue n’est à leur solde ;<text:s/>aucun journal ne les patronne. Employant toute leur énergie à réaliser les conceptions qu’ils portent en germe en eux-mêmes, peu leur importe d’être célèbres ou de ne l’être pas :<text:s/>ce sont des âmes vigoureuses et solitaires. Et parce qu’il est doué de l’esprit d’équité, le bon jeune homme a tôt fait de distinguer ces esprits d’élite et de les séparer des bateleurs. Il entretient envers eux une affection profonde et une admiration sincère. Et comme il n’est pas seul de son espèce, mais que bien d’autres, grâce à Dieu, pensent et jugent comme lui, il se produit ce phénomène que toutes ces affections, toutes ces admirations parviennent à se grouper et à créer en faveur de ceux dont la Vie littéraire ne parle pas, des mouvements qui s’imposent, de telle sorte que peu à peu, et sans qu’ils l’aient cherchée, la renommée, plus que cela, la gloire, leur arrive. Car, en dépit de tout, il y a une Justice infaillible. Nous ne pouvons échapper à notre heure :<text:s/>elle finit toujours par sonner.</text:p>
      <text:p text:style-name="Corpsdetexte">Parmi ces écrivains de grand talent qui ne sont pas connus comme ils devraient l’être,<text:s/>je range M. Paul Adam. Il est un de ces méconnus qui, tout en se refusant à la moindre courbette, par la noblesse de leur attitude et l’excellence de leurs œuvres, obtiennent de fixer l’attention du public des lettres, sans que ceux de leur génération aient eu le cœur de travailler à les faire connaître. Qu’on relise, en effet, les critiques de ces dernières années, on n’y verra à peu près rien qui se rapporte à<text:s/>M. Paul Adam. Il semble que ces contemporains aient comme une peur de le louer, et l’injustice envers lui va jusqu’à la trahison :<text:s/>c’est ainsi que<text:s/>M. de Régnier, tout en se disant son ami, le déclare occultiste bien plus que littérateur !<text:s/>Il n’y a guère que les revues tout à fait jeunes qui commencent à l’apprécier comme il convient. J’entends par revues jeunes celles dont les rédactions se composent d’adolescents nouvellement nés à la littérature. Ils n’ont pas encore perdu la fraîcheur des impressions premières. Si l’enrégimentement fatal sous une bannière ou une formule les sollicite ou les guette, ils ont encore cependant une certaine liberté de juger et de dire ce qu’ils pensent. Plus<text:s/><text:soft-page-break/>tard, comme leurs aînés, ils estimeront qu’il faut cacher ses enthousiasmes. Prenant modèle sur le boulanger qui se garde bien d’exalter le pain que produit le four voisin de peur d’y envoyer la<text:s/>« pratique », ils auront soin de ne pas parler de ceux qu’ils savent bien leur être supérieurs. Pour le moment, ils ont la candeur d’êtres honnêtes ;<text:s/>et, frappés de la puissance de<text:s/>M. Paul Adam, parce que leur conscience était droite, ils sont allés à lui de plus en plus nombreux, subjugués qu’ils étaient par cette organisation merveilleuse de penseur,<text:s/>d’évocateur et d’écrivain.</text:p>
      <text:p text:style-name="Corpsdetexte">Je ne vais pas jusqu’à prétendre que ces trois qualités se rencontrent dans<text:s/>l’<text:span text:style-name="title">Année de Clarisse</text:span><text:s/>avec toute leur intensité. Je considère plutôt ce roman comme un divertissement que son auteur a voulu se donner, un joli intermède entre des ouvrages plus considérables. En l’expertisant, j’ai tenu surtout à profiter de l’occasion qui m’était offerte de parler d’une des plus belles intelligences dont s’honorent nos lettres actuelles et d’indiquer, à son propos, comment les talents font leur trouée en dépit des conjurations jalouses. Et maintenant je suis à vous, petite Clarisse, vous dont l’âme, dirait Laforgue, est éminemment sexuelle, et dont le cerveau, sinon le cœur, à peine gante six et demi !</text:p>
      <text:p text:style-name="Corpsdetexte">Clarisse, vous avez fui Paris et Lucien, votre ami, qui renonça à vous parce que vous le trompiez avec un autre, et vous êtes venue sur le bord de la mer, en cette ville que les baigneurs fréquentent, non seulement<text:s/>pour vous y distraire, mais encore pour y travailler. Car si vous êtes voluptueuse et jamais fatiguée quand il s’agit de courir la galante aventure, la recherche de vos plaisirs ne va pas jusqu’à vous faire négliger la profession qui vous est chère, et, de la troupe de comédiens qui se montre chaque soir sur la scène municipale, vous êtes tout à la fois l’étoile la plus brillante et celle qui pioche ses rôles avec le plus de ferveur. Actrice par vocation et jouisseuse par tempérament, des deux façons, vous vous attachez le monde, et de ce double succès vous retirez un<text:s/>double motif de bonheur. Bien<text:s/>plus, vous ne vous contentez pas d’être heureuse de votre bonheur, vous êtes encore heureuse du bonheur que vous donnez à tous ceux qui vous aiment :<text:s/>il vous ennuie d’être méchante, il vous déplaît d’être nuisible par bassesse, vous avez peur de faire du mal. Cependant, chez vous, cette peur ne provient d’aucune morale. Vous n’aimez pas à faire souffrir, par crainte simplement de quelque choc en retour qui pourrait peut-être vous atteindre. Vous ne tenez qu’à une seule chose, à l’intégrité de votre personne, et vous ne vous êtes jamais demandée si c’était là de l’égoïsme :<text:s/>il vous suffit qu’on vous laisse tranquille, que rien ne s’oppose à vos désirs ;<text:s/>vous êtes d’une nature indépendante. Clarisse, je vous mettrai au nombre des instinctives. Du reste, vous reconnaissez vous-même que vous n’avez aucune pudeur et que vous êtes dénuée de<text:s/><text:soft-page-break/>tendances sentimentales. L’amour demeure pour vous une fonction physiologique :<text:s/>on se prend, on se quitte, et c’est tout. On se rapproche de nouveau, si la première rencontre fut bonne ;<text:s/>et vous êtes convaincue qu’il n’y a pas à compliquer davantage. Vous n’avez jamais compris pourquoi ceux que vous avez lâchés se sont parfois désespérés au point de vouloir en mourir. Ah !<text:s/>Clarisse, Clarisse, il est vrai aussi que vous êtes encore bien jeune !<text:s/>Vous n’avez que vingt-trois ans, vous avez fait la vie depuis longtemps déjà ;<text:s/>mais faire la vie, ce n’est pas vivre. Et puis, vous êtes d’une intellectualité médiocre, d’une intellectualité si médiocre, Clarisse !</text:p>
      <text:p text:style-name="Corpsdetexte">Clarisse, ne pleurez pas !<text:s/>Vos pleurs me feraient pleurer, et je n’ai pas eu l’intention de vous dire des injures. Je n’ai point exagéré, et contre vous je suis sans amertume. Mais il faut qu’entre vos mains pâles je vide entièrement mon cœur. Or vous m’avez déconcerté étrangement, j’avouerai même que vous m’avez désappointé, et que si je connaissais votre demeure actuelle, j’accourrais sans hésiter, exiger de votre franchise de plus complètes explications :<text:s/>pourquoi donc avez-vous empêché<text:s/>M. Paul Adam, votre biographe, de nous éclairer comme il fallait sur la crise que vous avez subie vers la fin de votre saison balnéaire et sur les conséquences qu’elle a eues dans la suite pour vous ?<text:s/>Mon Dieu, comme dans tout cela vous fûtes inconséquente, et que j’en eus de mauvaise humeur contre celui qui, tout à coup, fit de vous une énigme et vous abandonna, ainsi changée de toute pièce, à nos profondes perplexités !<text:s/>Je ne vous reproche pas votre indigence intellectuelle, bien qu’entre nous je la constate. Si M<text:span text:style-name="T716">m</text:span><text:span text:style-name="T717">e</text:span> Clémence Royer vous est<text:s/><text:span text:style-name="pb">[p.<text:s/></text:span><text:span text:style-name="pb">269</text:span><text:span text:style-name="pb">]<text:s/></text:span>certainement supérieure, vous valez sans contredit plus que M<text:span text:style-name="T718">me</text:span> Juliette Adam. Par votre sincérité vous avez la précellence sur toutes les féministes ;<text:s/>vous l’emportez en naturel sur toutes nos mondaines. Clarisse, vos mérites sont incontestables. Mais qui vous a suggéré de les gâter subitement alors que vous viviez la seule vie que vous puissiez vivre, cette vie de l’instinct qui est inférieure et qui à vous cependant allait si bien ?<text:s/>Il fallait n’en pas sortir et demeurer la petite Gabry que vous étiez à vos débuts sur la plage, Gabry sensuelle et jolie, Gabry insouciante et bonne fille, celle qui<text:s/><text:span text:style-name="quote.c">« </text:span><text:span text:style-name="quote.c">a pris coutume d</text:span><text:span text:style-name="quote.c">’</text:span><text:span text:style-name="quote.c">être pour chacun une émotion heureuse</text:span><text:span text:style-name="quote.c"> »</text:span><text:s/>et de jouir de cette émotion. Eh !<text:s/>quoi, le docteur Stival et le désabusé Dessling se refusent à accepter les offres que vous leur faites ;<text:s/>j’admets que leur refus soit pour votre<text:s/>amour-propre une désagréable blessure. Mais de là à être pour toujours malheureuse il y a un abîme, quand on comme vous, la petite Gabry !<text:s/>Et parce que Stiva ne voit en vous que l’incarnation des successives apparences que vous empruntez à vos rôles,<text:s/>vous sangloteriez à jamais ;<text:s/>du désir de vous connaître !<text:s/>Ce désir ne vous convient pas.<text:s/>M. Paul Adam peut bien l’avoir pour vous, mais vous, vous n’êtes pas<text:s/><text:soft-page-break/>une intellectuelle. Vous naquîtes de parents très ordinaires, vous n’avez réellement étudié que la déclamation et le geste, vous eûtes pour amis<text:s/>passagers des boulevardiers d’une sottise éclatante, vous êtes majeure depuis deux ans à peine, et vous êtes déjà une vieille noceuse. Vous ne pouvez pas être autre chose. Votre tempérament vous défend d’être philosophe. Et dès que vous philosophez, vous<text:s/>cessez d’être vous-même. Rien ne peut justifier votre brusque métamorphose et votre désespoir de ne pouvoir pas vous connaître.</text:p>
      <text:p text:style-name="Corpsdetexte">Vous n’êtes pas une analyste. Vous n’avez jamais lu Kant, ni Taine, ni Ribot. Cette idée de briser la vitre qui vous sépare de votre moi, je la conçois bien chez Lyrisse qui fut<text:s/><text:span text:style-name="quote.c">« </text:span><text:span text:style-name="quote.c">une intelligence complète</text:span><text:span text:style-name="quote.c"> »</text:span>, mais en vous elle est absurde. Si je vous fais cette concession que pendant un jour ou deux vous ayez<text:s/><text:span text:style-name="T719">cru</text:span><text:s/>l’avoir, je résiste à penser que vous la gardiez des années. Votre poursuite d’Éros, qu’il vous semble apercevoir sous la forme d’un enfant fuyant sur sa bicyclette vers les châteaux en Espagne, est d’une belle littérature et d’un symbolisme admirable. Mais ce n’est pas vous qui auriez dû essayer de l’atteindre. Vous n’avez pas des jarrets assez solides, Clarisse, et je vois mieux pour cette course la vigueur de<text:s/>M. Paul Adam. Enfin, Clarisse, lorsque Éros eut disparu dans le lointain et se fut confondu avec les arbres de la route, je sais que vous êtes tombée sur le sable et que,<text:s/><text:span text:style-name="quote.c">« </text:span><text:span text:style-name="quote.c">les yeux cachés dans les corbeilles minuscules de vos mains, vous êtes restée jusque</text:span><text:span text:style-name="quote.c"><text:s/>le<text:s/></text:span><text:span text:style-name="quote.c">soir à sangloter, avec la mer</text:span><text:span text:style-name="quote.c"> »</text:span>, mais je ne sais plus rien, après, que le mot<text:s/>« Fin »<text:s/>qui termine cette phrase et le livre.</text:p>
      <text:p text:style-name="Corpsdetexte">Et j’ignore comment vous vous êtes relevée, si vous avez persévéré dans votre idée de briser la vitre ou si vous êtes redevenue la Gabry que vous étiez<text:s/>avant ce fâcheux emballement. Or, Clarisse, voilà bien ce qui m’eût intéressé de toute votre histoire, et comme<text:s/>M. Paul Adam en a gardé<text:s/>le<text:s/>secret pour lui, je me permets de vous quitter pour lui en faire le reproche. Je vous ai dit ce que j’avais à vous dire. C’est de votre chroniqueur que je dois parler maintenant.</text:p>
      <text:p text:style-name="Corpsdetexte">Parce que l’on retrouve dans<text:s/>l’<text:span text:style-name="title">Année de Clarisse</text:span><text:s/>la plupart des personnages que<text:s/>M. Paul Adam nous présenta dans des œuvres antérieures, certains ont prétendu que ce nouveau roman devait être considéré comme leur faisant suite, et l’ont examiné à cet unique point de vue. Ils ont ainsi perdu de vue que<text:s/>l’<text:span text:style-name="title">Année de Clarisse</text:span><text:s/>n’était, en vérité, que l’année de Clarisse, et que, par conséquent, Clarisse seule importait. C’est pourquoi ils se sont égarés à noter des observations secondaires, et aucun d’eux n’a su borner son étude à l’examen de ce qui était essentiel. Or supprimez Clarisse, et le roman n’existe plus ;<text:s/>c’est donc qu’il est entièrement fait en vue de Clarisse et que c’est à elle surtout que nous devons faire attention. Si l’on procède ainsi, on sera, comme moi, frappé de l’insolite revirement qui se produit dans le<text:s/><text:soft-page-break/>caractère de notre jeune comédienne, on trouvera que<text:s/>M. Paul Adam ne nous donne à ce sujet que des explications incomplètes ou vagues, et, comme moi encore, on regrettera que le livre s’achève au moment même où Clarisse nous<text:s/><text:span text:style-name="pb">[p.<text:s/></text:span><text:span text:style-name="pb">270</text:span><text:span text:style-name="pb">]<text:s/></text:span>préoccupe le plus, lors de son mystérieux passage de l’instinct au désir fou de la connaissance, à cette crise de sa vie sur laquelle malheureusement nous ne possédons que d’insuffisantes données. Tant que Clarisse s’abandonne aux exigences de sa chair, exigences toujours les mêmes et qui, par suite, deviendraient à la longue monotones, le roman se développe avec régularité et logique. Mais lorsque Clarisse tente de s’éveiller à la conscience de son être, il ne me semble plus que je lis<text:s/>l’<text:span text:style-name="title">Année de Clarisse</text:span>,<text:s/>je suis désorienté. En un mot, cette histoire ne me contenterait que si elle comportait trois divisions principales par rapport à la crise qui en serait le point suprême, trois parties qui seraient :<text:s/>Avant, Pendant et Après. De ces trois parties indispensables l’une à l’autre, nous connaissons seulement la première. C’était ce que je disais à Clarisse et c’est ce que je répète à M. Paul Adam.</text:p>
      <text:p text:style-name="Corpsdetexte">De ce que la dernière partie n’a pas été traitée et que les raisons de la deuxième ne nous sont pas exposées, il résulte un<text:s/><text:span text:style-name="T720">manque</text:span><text:s/>regrettable qui nuit à l’impression d’ensemble. En outre il se produit ce phénomène assez curieux que, dans notre souvenir, la Clarisse d’avant la crise est la seule qui persiste, tandis que nous oublions l’autre, celle qui se lamente à la conquête infructueuse de son insaisissable moi. C’est qu’en réalité la première est la seule qui soit vraie ;<text:s/>la seconde, au contraire, n’est qu’une fausse hypothèse conçue par<text:s/>M. Paul Adam, une conséquence de fantaisie qui ne dérive pas des prémisses. La faute est grave. Mais aurait-on pu l’éviter ?<text:s/>Difficilement, à mon sens, et pour un double motif :<text:s/>le plan défectueux de l’ouvrage et le tempérament de l’auteur. Son but, en écrivant ce livre, était de nous retracer la vie de Clarisse pendant la durée d’un engagement théâtral. Ce récit jour par jour, ou à peu près, d’une existence déterminée, n’est pas une entreprise impossible, et quand on a écrit<text:s/><text:span text:style-name="title">le Mystère des Foules</text:span><text:s/>et<text:s/><text:span text:style-name="title">la Force du</text:span><text:span text:style-name="title"><text:s/>Mal</text:span><text:span text:style-name="T721">,</text:span><text:s/>on s’en tire fort aisément. Seulement le moment vient où l’embarras commence :<text:s/>c’est quand il s’agit de s’arrêter, et M. Paul Adam s’est aperçu trop tard que son roman, tel qu’il l’avait conçu, ne pouvait pas finir. En effet, dans cette histoire, point d’intrigue ni de drame, aucun changement de position, nulle catastrophe, rien de ce qui aurait nécessité un dénouement. Il fallait donc se résoudre à nous montrer dans l’<text:span text:style-name="title">Année de Clarisse</text:span><text:s/>une suite de tableaux, tous plus ou moins semblables, dont le premier aurait été l’arrivée de la jeune femme dans la ville et le dernier, son départ, et c’eût été d’un intérêt infime, ou bien, introduire après coup le<text:s/><text:span text:style-name="T722">moyen de finir</text:span>, et c’est le procédé dont<text:s/>M. Paul Adam s’est servi en<text:s/><text:span text:style-name="T723">intellectualisant</text:span><text:span text:style-name="T724"><text:s/></text:span>tout d’un coup l’instinctive Clarisse,<text:s/><text:span text:style-name="T725">en la tuant</text:span><text:s/>par<text:s/><text:soft-page-break/>conséquent<text:s/><text:span text:style-name="T726">dans son essence</text:span><text:span text:style-name="T727">,</text:span><text:s/>manière expéditive et subtile<text:s/><text:span text:style-name="T728">d’</text:span><text:span text:style-name="T729">en finir</text:span><text:s/>avec la pauvre enfant. Du reste, en agissant ainsi envers elle, il n’a fait qu’obéir à son tempérament qui<text:s/>le<text:s/>poussait à prêter à Clarisse les idées dont elle-même était pour lui<text:s/><text:span text:style-name="T730">l</text:span><text:span text:style-name="T731">’</text:span><text:span text:style-name="T732">occasio</text:span><text:span text:style-name="T733">n</text:span>. Il a créé son héroïne, et, tout en nous la racontant, il a songé au vide qu’elle tenait enfermé en son âme et dont elle ne se rendait pas compte, et ces mêmes réflexions il les a fait germer dans sa légère tête d’oiselle, de telle sorte que lorsqu’elle se lamente sur son néant et son inconsistance, ce n’est pas elle qui se plaint, mais c’est<text:s/>M. Paul Adam qui se plaint d’elle :<text:s/>il devient, en définitive,<text:s/><text:span text:style-name="T734">sa conscience</text:span>.</text:p>
      <text:p text:style-name="Corpsdetexte">Cette imagination de<text:s/>M. Paul Adam qui lui permet d’inventer des caractères-types et l’entraîne à nous les expliquer en pénétrant chez eux sous forme de conscience, est une des plus belles facultés que nous puissions admirer. Elle implique une vigueur de pensée peu commune et idéalise puissamment le réalisme de l’écrivain. Elle en fait quelque chose d’exceptionnel, un réalisme qui n’est pas stupidement documentaire selon la formule naturaliste et que, faute d’une expression meilleure, dans le seul but de la classer, je nommerai<text:s/><text:span text:style-name="T735">un réalisme cé</text:span><text:span text:style-name="T736">rébra</text:span><text:span text:style-name="T737">l</text:span><text:span text:style-name="T738">.</text:span><text:s/>Par là j’entends que<text:s/>M. Paul Adam observe les réalités qui l’environnent et leur fait subir dans son cerveau une transformation particulière, comme s’il les plongeait dans un bain chimique qui en modifierait la nature. Le monde phénoménal l’affecte uniquement en tant qu’éternelle succession d’apparences :<text:s/>elles pénètrent en lui et il les anime de son âme, toutes se teintent de son individualité ;<text:s/>et les œuvres qu’il compose sont telles qu’elles se déroulent comme des décors de théâtre dont il serait le machiniste. On sent toujours qu’il est<text:s/><text:span text:style-name="T739">derrière</text:span><text:span text:style-name="T740">,</text:span><text:s/>et les choses n’ont pas de vie par elles-mêmes :<text:s/>c’est lui qui les fait vivre,<text:s/><text:span text:style-name="T741">il nous les présente et elles le représentent</text:span><text:span text:style-name="T742">.</text:span><text:s/>Ainsi, lorsqu’on lit ses descriptions de paysages, on n’a jamais la sensation d’être en face de paysages naturels, parce que relativement à eux<text:s/>M. Paul Adam a un genre d’imagination analogue à celle de Baudelaire :<text:s/>toujours il les imagine artificiels. Qu’on se souvienne, par exemple, de la mer dans<text:s/>l’<text:span text:style-name="title">Année de Clarisse</text:span><text:span text:style-name="T743"> :</text:span><text:s/>il la comparera à une étoffe, velours ou soie, à du jade en fusion, à du métal liquide, mais il ne nous la montrera pas masse d’eau énorme,<text:s/><text:span text:style-name="T744">ce qu</text:span><text:span text:style-name="T745">’</text:span><text:span text:style-name="T746">elle est réellement</text:span><text:span text:style-name="T747">.</text:span><text:s/>La mer sera<text:s/><text:span text:style-name="T748">la mer de<text:s/></text:span><text:span text:style-name="T749">M. </text:span><text:span text:style-name="T750">Paul Adam</text:span><text:span text:style-name="T751">,</text:span><text:s/>et, bien qu’elle ne soit pas vraie, elle nous intéressera, parce que<text:s/>M. Paul Adam n’est pas une intelligence ordinaire et que la moindre de ses imaginations est pleine d’intérêt. Toutes nous révèlent une organisation où les nerfs prédominent et sont en perpétuelle tension. Et cette force nerveuse, il la dépense sans compter, au point de nous effrayer parfois et de nous faire craindre qu’il en abuse avec une prodigalité trop grande. On a peur d’une rupture, d’un fatal éclatement que pourrait occasionner à sa machine un<text:s/><text:soft-page-break/>surchauffement trop prolongé. Mais il semble, malgré tout, que ses richesses soient inépuisables, et, dans un acharnement prodigieux au travail, il accumule sans cesse de nouvelles œuvres, variant à chaque fois sa production, passant de la fantaisie à la critique des mœurs, s’essayant à ressusciter des époques abolies abordant la métaphysique et les questions économiques,<text:s/>esquissant d’idéales sociétés futures, toujours divers et toujours lui-même. On a dit qu’il est notre Balzac ;<text:s/>de Balzac tout au moins il a la fécondité étonnante :<text:s/>il est un infatigable travailleur. Je n’en connais pas qui soit plus un et plus divers, et je regrette de ne pouvoir examiner son talent sous chacun des aspects multiples que, depuis son premier roman, il nous présente sans se lasser. Je ne veux relever, à propos de<text:s/>l’<text:span text:style-name="title">Année de Clarisse</text:span><text:span text:style-name="T752">,</text:span><text:s/>que la tournure particulière de sa sensualité,</text:p>
      <text:p text:style-name="Corpsdetexte">M. Paul Adam se plaît aux détails sensuels, et Clarisse est une occasion pour lui de satisfaire ce penchant ;<text:s/>mais de ce qu’il est nerveux et cérébral, il suit que la sensualité devient chez lui de l’érotisme, car l’érotisme est principalement affaire de l’imagination. Or l’érotisme est-il recommandable ?<text:s/>Non, parce que, plus que les actes même, il épuise nos énergies. Si M. Paul Adam ne s’use pas, c’est que son réservoir de forces nerveuses est énorme ;<text:s/>seulement, tous ceux qui le lisent ne sont pas gratifiés d’une telle constitution. Un certain nombre ne verra dans les aventures charnelles de Clarisse que des excitants lubriques, et, sans vouloir battre<text:s/>M. Bérenger dans son record de la pudeur, on<text:s/><text:span text:style-name="pb">[p.<text:s/></text:span><text:span text:style-name="pb">271</text:span><text:span text:style-name="pb">]<text:s/></text:span>peut affirmer qu’à ceux-là<text:s/>l’<text:span text:style-name="title">Année de Clarisse</text:span><text:s/>sera malsaine :<text:s/>ils négligeront l’idée générale qui s’exprime dans ce livre, et de la comédienne qui se cherche ils ne verront que les<text:s/><text:span text:style-name="T753">dessous</text:span>.</text:p>
      <text:p text:style-name="Corpsdetexte">Pour ceux, au contraire, qui savent garder leur sang-froid dans ces mêmes occasions où les autres le perdent, le nouveau roman de<text:s/>M. Paul Adam sera un thème agréable à d’ingénieuses réflexions. Ils en aimeront l’ordonnance classique, la<text:s/><text:span text:style-name="T754">bonne humeur</text:span>. Ils critiqueront l’auteur pour quelques inutiles hors-d’œuvre qui l’allongent. Les personnages secondaires les amuseront comme des ombres plus ou moins falotes, cette bonne Lavaur et ce bizarre Blignières, et toute la société des Lyrisse, et la charmante Love, cette mignonne chienne que Clarisse gâte et cajole. Puis, s’ils ont le temps suffisant et l’intelligence qu’il convient, je leur indiquerai volontiers un passe-temps agréable. Après avoir lu<text:s/><text:span text:style-name="T755">l</text:span><text:span text:style-name="T756">’</text:span><text:span text:style-name="title">Année de Clarisse</text:span>, qu’ils relisent le<text:s/><text:span text:style-name="title">Jardin de Bérénice</text:span><text:s/>et qu’ils rapprochent l’une de l’autre les héroïnes de ces deux livres. Ainsi mises en présence, toutes deux s’éclaireront, et sur ces aimables jeunes femmes, si l’on est inquiet de psychologie féminine, on pourra méditer passionnément. Et l’on vous chérira davantage, Bérénice, vous qui ne fûtes pas uniquement sensuelle et qui, en outre, avez su vivre la vie du sentiment, petite fille frêle et douce qui aviez, vous aussi, une âme<text:s/><text:soft-page-break/>inconsciente et n’avez pas songé à devenir une intellectuelle, mais qui vous êtes ennoblie en aimant d’un amour véritable, tendre rêveuse qui êtes morte à Aigues-Mortes et que, pour son malheur, Clarisse n’a pas connue !</text:p>
      <text:p text:style-name="P757">LOUIS DE SAINT-JACQUES.</text:p>
      <text:p text:style-name="postscript"><text:span text:style-name="T758">P.-S.</text:span><text:s/>— Dans ma neuvième<text:s/><text:span text:style-name="title">Expertise</text:span>, je parlerai de<text:s/><text:span text:style-name="title">Campagne p</text:span><text:span text:style-name="title">remière</text:span><text:span text:style-name="T759">,</text:span><text:s/>l’admirable livre de poèmes que nous devons à<text:s/>M. Adolphe Retté.</text:p>
      <text:p text:style-name="postscript">Je vois que, dans<text:s/><text:span text:style-name="title">la Plume</text:span><text:s/>du 15 avril, Vadius me reproche l’emploi du mot<text:s/><text:span text:style-name="T760">anthropocentrisme</text:span>. Je lui ferai observer que j’ai employé ce mot parce que<text:s/>M. Jules Bois s’en était servi et que, parlant à ceux qui avaient lu<text:s/>l’<text:span text:style-name="title">È</text:span><text:span text:style-name="title">ve nouvelle</text:span>,<text:s/>j’étais forcé de prendre ce terme afin de me faire comprendre et de n’avoir pas à en inventer un autre qu’il m’aurait fallu expliquer. — Quant au grec de Vadius, je<text:s/>le<text:s/>trouve déplorable.<text:s/>Ανθρωπος<text:s/>s’écrit par un<text:s/>ω<text:s/>et non par un<text:s/>ο. Ce mot est en outre employé quelquefois par opposition au sexe féminin et dans le sens même de<text:s/><text:span text:style-name="T761">vir</text:span><text:span text:style-name="T762"> :</text:span><text:s/>voyez, saint<text:s/>Matthieu, texte grec, chapitre <text:span text:style-name="T763">xix</text:span>, verset 5, et saint Marc, chapitre <text:span text:style-name="T764">x,</text:span><text:s/>verset 7, en leurs évangiles. Enfin<text:s/>ανδρος<text:s/>n’a jamais été un nominatif, pour être rapproché de<text:s/><text:span text:style-name="T765">vir</text:span>,<text:s/>ainsi que Vadius se<text:s/>le<text:s/>permet.<text:s/>Ανδρος<text:s/>est le génitif de<text:s/>ανηρ :<text:s/>l’avez-vous oublié, ô Vadius ?</text:p>
      <text:h text:style-name="Titre1" text:outline-level="1"><text:bookmark-start text:name="bookmark50"/><text:bookmark-start text:name="bookmark56"/><text:bookmark-end text:name="bookmark50"/><text:bookmark-end text:name="bookmark56"/><text:span text:style-name="pb">[p.<text:s/></text:span><text:span text:style-name="pb">349</text:span><text:span text:style-name="pb">]<text:s/></text:span>Expertises<text:s/>IX.<text:s/><text:line-break/><text:span text:style-name="title">Campagne p</text:span><text:span text:style-name="title">remière</text:span><text:s/>de M. Adolphe Retté</text:h>
      <text:p text:style-name="dateline">1<text:span text:style-name="T766">er</text:span> juin 1897.</text:p>
      <text:p text:style-name="epigraph">Faire<text:s/>descendre<text:s/>la nature dans son âme.</text:p>
      <text:p text:style-name="dateline">Maurice de Guérin<text:s/>— <text:span text:style-name="title">Journal</text:span>.</text:p>
      <text:p text:style-name="Corpsdetexte">Quand celui dont<text:s/>le<text:s/>cœur est droit<text:s/>et la parole franche a pénétré les écœurants mystères dont l’ensemble constitue ce que l’on veut bien appeler les petits dessous de la Vie Littéraire, pris d’un dégoût profond pour cette farce pitoyable, il s’en détourne et cherche à consoler son âme des vilenies qui la blessèrent et qu’elle veut, malgré tout, oublier. S’il lui reste des amis fidèles, il leur demandera des conseils qui l’encouraient. Mais son activité ne<text:s/>pourra se contenter d’exhortations plus ou moins verbales ;<text:s/>et les amis ont beau faire, ils sont toujours<text:s/><text:span text:style-name="T767">en dehors</text:span><text:s/>de nous. Il voudra nécessairement un refuge qui soit<text:s/><text:span text:style-name="T768">plus intime</text:span>, si c’est possible, et voici ce qu’il adviendra :<text:s/>ou bien il se réfugiera en lui-même, comme Alfred de Vigny, et nous aurons le<text:s/><text:span text:style-name="title">Journal d</text:span><text:span text:style-name="title">’</text:span><text:span text:style-name="title">un poète</text:span>, histoire désespérée d’un cœur qui, sous le poids de son<text:s/><text:soft-page-break/>propre isolement, agonise ;<text:s/>ou bien, comme<text:s/>M. Retté, il se confiera à la grande Nature qui vit autour de lui et dont il est lui-même une parcelle, et nous pourrons alors contempler des œuvres de joie et de lumière telles que cette admirable<text:s/><text:span text:style-name="title">Campagne p</text:span><text:span text:style-name="title">remière</text:span><text:s/>si pleine de force et de beauté. Car, à peu de chose près, nous ne retrouvons en nous-mêmes que ce qu’il nous affligea de rencontrer chez les autres :<text:s/>ne sont-ils point, en effet, nos<text:s/><text:span text:style-name="T769">semblables</text:span><text:span text:style-name="T770"> ?</text:span><text:s/>Il faut donc, pour nous reposer et nous<text:s/><text:span text:style-name="T771">refaire</text:span>, que nous nous écartions de toute humanité en nous éloignant également de la nôtre qui cependant nous est si chère, et que, comprenant enfin les enseignements que le mythe d’Antée renferme, nous embrassions la terre maternelle pour faire jaillir dans cette étreinte la source des énergies primitives qu’elle recèle et de nouveau nous tremper de vigueur. C’est ainsi qu’après avoir définitivement exécuté dans ses<text:s/><text:span text:style-name="title">Aspects</text:span><text:s/>ceux qu’il jugeait indignes et s’être affirmé vis-à-vis des autres, il semble que<text:s/>M. Retté veuille maintenant s’affirmer vis-à-vis de lui-même, désireux de goûter la joie de se sentir vivre en dehors des querelles et des luttes et de s’élever au-dessus des mesquines disputes auxquelles<text:s/>s’attarde cette nuée de sauterelles que sont nos modernes écrivassiers.</text:p>
      <text:p text:style-name="Corpsdetexte">Ceux qui liront<text:s/><text:span text:style-name="title">Campagne p</text:span><text:span text:style-name="title">remière</text:span><text:s/>ne devront point négliger le point de vue que je viens d’indiquer, s’ils tiennent vraiment à en avoir la<text:s/><text:span text:style-name="T772">signification</text:span>. Les poèmes dont le livre se compose furent écrits à la campagne, d’août 1894 à décembre 1896, au milieu d’autres œuvres que l’auteur nous a déjà données ou auxquelles il travaille encore, c’est-à-dire durant une période d’activité prodigieuse, celle que l’on pourrait appeler la période de combat de<text:s/>M. Retté et qui vit successivement paraître<text:s/><text:span text:style-name="title">Trois dialogues nocturnes</text:span>,<text:s/><text:span text:style-name="title">l</text:span><text:span text:style-name="title">’</text:span><text:span text:style-name="title">Archipel en fleurs</text:span><text:span text:style-name="T773">,<text:s/></text:span><text:span text:style-name="title">Similitudes</text:span>,<text:s/><text:span text:style-name="title">Promenades subversives</text:span><text:span text:style-name="T774">,<text:s/></text:span><text:span text:style-name="title">la Forêt bruissante</text:span><text:s/>et les<text:s/><text:span text:style-name="title">Aspects</text:span><text:span text:style-name="T775">.<text:s/></text:span>Cependant que le souci de ces divers volumes<text:s/>le<text:s/>préoccupait et qu’il rassemblait les matériaux d’ouvrages à venir,<text:s/>M. Retté trouvait encore<text:s/>le<text:s/>moyen d’édifier<text:s/><text:span text:style-name="title">Campagne p</text:span><text:span text:style-name="title">remière</text:span><text:s/>en l’honneur<text:s/>de la<text:s/>Nature. N’étant point de ceux qui recourent à la bibliothèque<text:s/>Panckoucke pour s’organiser une âme pastorale et fabriquer en chambre des jeux rustiques à la douzaine, il a renoncé à la ville et s’est retiré aux champs pour les mieux comprendre. Pour communier avec les paysages, il est allé à eux, oubliant l’humanité mauvaise et la jalouse férocité des sournois camarades. Il a tenté de redevenir ce que devait être l’homme, à l’origine de l’espèce, lorsque la boue<text:s/>des civilisations ne l’avait pas sali encore. Et reconnaissante de ses<text:s/>efforts, la Nature l’a récompensé en lui faisant goûter de merveilleuses extases. Durant ces minutes de pur lyrisme, il s’est cru reporté à l’aurore du monde, quand la campagne était vraiment première ;<text:s/>et c’est cette campagne ainsi revécue dont il a voulu, pour son plaisir et pour le nôtre, perpétuer le souvenir en une suite de poèmes représentant les sensations éprouvées.</text:p>
      <text:soft-page-break/>
      <text:p text:style-name="Corpsdetexte">La division du livre est très simple :<text:s/>un<text:s/><text:span text:style-name="title">Liminaire</text:span><text:span text:style-name="T776">,<text:s/></text:span>puis, l’une après l’autre, les quatre saisons, et, pour terminer, un<text:s/><text:span text:style-name="title">Épilogue</text:span><text:s/>qui résume le tout et nous en donne le sens général.</text:p>
      <text:p text:style-name="Corpsdetexte">Dans le<text:s/><text:span text:style-name="title">Liminaire</text:span>, le poète s’adresse à la Muse-enfant, et, récapitulant brièvement les dégoûts de<text:s/>« la route trop suivie », il lui rappelle comment elle naquit parmi<text:s/>« <text:span text:style-name="T777">les sonneurs de paroles confuses</text:span> ».</text:p>
      <text:p text:style-name="quote.l">Ils disaient :<text:s/>« Tu seras la joueuse de flûte,</text:p>
      <text:p text:style-name="quote.l">Celle que l’on caresse et qui est toujours prête</text:p>
      <text:p text:style-name="quote.l">Et quand nous dormirons, fatigués de nos luttes,</text:p>
      <text:p text:style-name="quote.l">Tu répandras de frais parfums sur notre tête. »</text:p>
      <text:p text:style-name="Corpsdetexte">Mais la Muse dédaigna<text:s/><text:span text:style-name="quote.c">« </text:span><text:span text:style-name="quote.c">les<text:s/></text:span><text:span text:style-name="T778">sinistres passants</text:span><text:span text:style-name="quote.c"> »</text:span>, et, demeurant fidèle à celui qu’elle aimait, elle le conduisit vers la Vie :</text:p>
      <text:p text:style-name="quote.l">« La vie, elle est là-bas, debout au sein des roses. »</text:p>
      <text:p text:style-name="Corpsdetexte">Elle la lui montra.</text:p>
      <text:p text:style-name="quote.l">Enlaçant des jasmins et des frondaisons vertes.</text:p>
      <text:p text:style-name="Corpsdetexte">Et c’est depuis lors que le poète fut amené à comprendre la Nature et à la chanter. Car, dit-il à sa Muse :</text:p>
      <text:p text:style-name="quote.l">Depuis ce jour, ô Muse-enfant tu m’accompagnes,</text:p>
      <text:p text:style-name="quote.l">Tu m’appelles, tu ris aux sentiers enchantés</text:p>
      <text:p text:style-name="quote.l">Où, tel un dieu vêtu d’or fluide, l’Été</text:p>
      <text:p text:style-name="quote.l">Nous sacre reine et roi de toute la campagne.</text:p>
      <text:p text:style-name="Corpsdetexte">Voici donc l’hymne des saisons qui commence, et voici tout d’abord l<text:span text:style-name="T779">’</text:span><text:span text:style-name="title">Emprise du Printemps</text:span>. C’est l’aurore. Le poète est las de son labeur. Il ouvre sa fenêtre sur le verger, et tandis qu’il s’enivre de la douceur de l’air et du paysage, la voix du printemps lui parle dans<text:s/>le<text:s/>vent. Elle l’invite à quitter les livres tristes, car elle est<text:s/><text:span text:style-name="quote.c">« </text:span><text:span text:style-name="T780">la rumeur immense de l’</text:span><text:span text:style-name="T781">amour</text:span><text:span text:style-name="quote.c"> »</text:span>.</text:p>
      <text:p text:style-name="quote.l">Le poème onduleux que rythme la prairie,</text:p>
      <text:p text:style-name="quote.l">Toute cette fraîcheur, toute cette candeur</text:p>
      <text:p text:style-name="quote.l">Qui montent de la terre odorante et fleurie</text:p>
      <text:p text:style-name="quote.l">Je les prends, je prétends les mettre dans ton cœur.</text:p>
      <text:p text:style-name="quote.l">Ton rêve ruisselant de larmes et de flammes</text:p>
      <text:soft-page-break/>
      <text:p text:style-name="quote.l">S’éteindre, sous les<text:s/>fleurs, au souffle du printemps</text:p>
      <text:p text:style-name="quote.l">Et tes yeux<text:s/>seront clairs comme des yeux d’enfant</text:p>
      <text:p text:style-name="quote.l">Et l’amour triomphal fera fléchir ton âme.</text:p>
      <text:p text:style-name="Corpsdetexte">Et le poète écoute les conseils que la voix lui<text:s/>apporte. Il abandonne ses manuscrits blêmes et mornes. Il sort. Et<text:s/><text:span text:style-name="pb">[p.<text:s/></text:span><text:span text:style-name="pb">350</text:span><text:span text:style-name="pb">]<text:s/></text:span>il regarde et il admire. Et aussitôt la Muse chante ses ravissements. Ce sont des chansons berceuses et tendres au clair de lune sous les lilas. C’est la rivière, le soir. Et c’est aussi la campagne au lever du jour, elle-même<text:s/><text:span text:style-name="quote.c">« </text:span><text:span text:style-name="T782">pareille au poème de l’</text:span><text:span text:style-name="T783">aurore</text:span><text:span text:style-name="quote.c"> »</text:span>.</text:p>
      <text:p text:style-name="quote.l">Rose et verte et toute tendre,</text:p>
      <text:p text:style-name="quote.l">Chanteuse aux brises de mai,</text:p>
      <text:p text:style-name="quote.l">Ne semble-t-elle te tendre</text:p>
      <text:p text:style-name="quote.l">Mille strophes en bouquets…</text:p>
      <text:p text:style-name="Corpsdetexte">Mais le mois de mai s’enfuit, le printemps meurt. Et le poète est plein de regrets au<text:s/>souvenir de toutes ces beautés défuntes. Il voudrait s’entêter à respirer l’odeur des violettes mortes. Les splendeurs de l’été qu’il ne connaît pas encore lui font peur. Alors la Muse l’exhorte. Elle le conduit vers<text:s/><text:span text:style-name="quote.c">« </text:span><text:span text:style-name="T784">le gouffre de verdure où l’</text:span><text:span text:style-name="T785">Été se recueille</text:span><text:span text:style-name="quote.c"> »</text:span>. Et de nouveau ses yeux s’ouvrent, et il écoute les vers que chante la prairie.</text:p>
      <text:p text:style-name="quote.l">Étendu dans les grandes herbes,</text:p>
      <text:p text:style-name="quote.l">Le front tout caressé de fleurs,</text:p>
      <text:p text:style-name="quote.l">Je regarde les moissonneurs</text:p>
      <text:p text:style-name="quote.l">        Lier leurs gerbes.</text:p>
      <text:p text:style-name="quote.l"/>
      <text:p text:style-name="quote.l">Sous la lumière impérieuse de l’été,</text:p>
      <text:p text:style-name="quote.l">        À<text:s/>l’ombre errante des ramures,</text:p>
      <text:p text:style-name="quote.l">        Je me souviens d’avoir été</text:p>
      <text:p text:style-name="quote.l">        Le grand soupir qu’exhale la nature</text:p>
      <text:p text:style-name="quote.l">Aux jours où l’univers rêve d’éternité.</text:p>
      <text:p text:style-name="Corpsdetexte">Et le rêve alterne ainsi avec la contemplation, tandis que</text:p>
      <text:p text:style-name="quote.l">L’heure brûle et frémit parmi les boutons d’or.</text:p>
      <text:p text:style-name="Corpsdetexte">Qu’importe maintenant au rêveur le mal qu’on a pu lui faire ?<text:s/>L’envie peut<text:s/><text:span text:style-name="quote.c">« </text:span><text:span text:style-name="T786">aiguiser ses javelots dans l</text:span><text:span text:style-name="T787">’</text:span><text:span text:style-name="T788">ombre</text:span><text:span text:style-name="quote.c"> »</text:span>. Il n’a souci que d’admirer :</text:p>
      <text:soft-page-break/>
      <text:p text:style-name="quote.l">Ô<text:s/>splendeurs :<text:s/>c’est pour moi que la fête est donnée,</text:p>
      <text:p text:style-name="quote.l">C’est pour moi que<text:s/>le<text:s/>vent rêve dans les venelles.</text:p>
      <text:p text:style-name="quote.l">Si la terre palpite et si les fleurs pâmées</text:p>
      <text:p text:style-name="quote.l">Éclatent dans les prés comme des étincelles.</text:p>
      <text:p text:style-name="quote.l">C’est pour avoir ravi mon âme fraternelle…</text:p>
      <text:p text:style-name="quote.l">        …<text:s/>J’ai conçu l’innocence du monde.</text:p>
      <text:p text:style-name="Corpsdetexte">C’est pourquoi il oublie tous ceux qui lui furent méchants, et, à mesure que<text:s/><text:span text:style-name="quote.c">« </text:span><text:span text:style-name="T789">le crépuscule calme et doux comme une aurore</text:span><text:span text:style-name="quote.c"> »</text:span><text:s/>enveloppe les collines lointaines et<text:s/><text:span text:style-name="quote.c">« </text:span><text:span text:style-name="T790">se glisse à pas sourds, d</text:span><text:span text:style-name="T791">ans le creux des vallées</text:span><text:span text:style-name="quote.c"> »</text:span>, son âme se fait candide et pacifique :</text:p>
      <text:p text:style-name="quote.l">Apaisement, amour et pardon des injures</text:p>
      <text:p text:style-name="quote.l">Pareils à des clartés illuminent mon âme :</text:p>
      <text:p text:style-name="quote.l">Elle vole, tranquille, elle est la Notre-Dame</text:p>
      <text:p text:style-name="quote.l">Que célèbre la paix de l’immense nature.</text:p>
      <text:p text:style-name="quote.l"/>
      <text:p text:style-name="quote.l">Est-ce elle qui, grandie au bord de l’horizon,</text:p>
      <text:p text:style-name="quote.l">Argente tendrement la cime des bois sombres ?…</text:p>
      <text:p text:style-name="quote.l">Elle monte,<text:s/>elle plane en semant des rayons</text:p>
      <text:p text:style-name="quote.l">Et je la vois cueillir les étoiles sans nombre.</text:p>
      <text:p text:style-name="Corpsdetexte">Tout lui devient un enseignement. Les chênes<text:s/>parlent et lui versent la sérénité. L’été vivant et bourdonnant console la douce Muse :<text:s/>elle pleurait une mort, et le poète essuie ses larmes avec des paroles plus pénétrantes que des baisers.</text:p>
      <text:p text:style-name="quote.l">Par nos rosiers semant de pétales le seuil,</text:p>
      <text:p text:style-name="quote.l">        Ô<text:s/>mon enfant, je te veux consolée :</text:p>
      <text:p text:style-name="quote.l">Que ton rêve s’attache aux roses balancées</text:p>
      <text:p text:style-name="quote.l">Ou suive cet oiseau qui chante dans les feuilles,</text:p>
      <text:p text:style-name="quote.l"/>
      <text:p text:style-name="quote.l">La terre est bonne aux pauvres morts :</text:p>
      <text:p text:style-name="quote.l">C’est elle qui leur rend la vie universelle,</text:p>
      <text:p text:style-name="quote.l">Ils se dispersent dans les fleurs et dans l’aurore</text:p>
      <text:p text:style-name="quote.l">Et leurs soupirs sont<text:s/>ceux des gramens et des prêles</text:p>
      <text:p text:style-name="quote.l">        Qui bordent les ruisseaux sonores,</text:p>
      <text:p text:style-name="quote.l">Ils sont l’odeur des tilleuls embaumés,</text:p>
      <text:p text:style-name="quote.l">Ils sont l’ardeur des juillets embrasés.</text:p>
      <text:p text:style-name="quote.l">        Ils sont la ruche d’abeilles…</text:p>
      <text:soft-page-break/>
      <text:p text:style-name="quote.l">Aubes d’argent, crépuscules vermeils</text:p>
      <text:p text:style-name="quote.l">        Leur ouvrent leurs reposoirs.</text:p>
      <text:p text:style-name="quote.l">Et quand tu redis, à l’écho des soirs</text:p>
      <text:p text:style-name="quote.l">L’hymne de tes jours heureux,</text:p>
      <text:p text:style-name="quote.l">     Ils descendent des ramées,</text:p>
      <text:p text:style-name="quote.l">    Pour remonter s’épanouir dans le ciel bleu</text:p>
      <text:p text:style-name="quote.l">    Avec l’essaim tremblant des strophes étoilées…</text:p>
      <text:p text:style-name="Corpsdetexte">J’ai tenu à transcrire cette strophe d’une harmonie si magnifique, d’un rythme si large et si plein qu’on ne peut l’entendre sans<text:s/>être ému jusqu’au cœur. Elle est en même temps un exemple remarquable de la sincérité du poète dans l’expression de ses sentiments. Cette sincérité se manifeste également ;<text:s/>mais cette fois-ci sous une forme dramatique, dans ce splendide<text:s/><text:span text:style-name="title">Vagabond</text:span><text:s/>que tous les lecteurs de<text:s/><text:span text:style-name="title">l</text:span><text:span text:style-name="title">a Plume</text:span><text:s/>ont eu récemment la joie de lire et que<text:s/>M. Retté a intercalé en cet endroit de<text:s/><text:span text:style-name="title">Campagne p</text:span><text:span text:style-name="title">remière</text:span>. Cependant, comme ce poème me paraît former un tout indépendant et en dehors du livre, je me réserve d’en parler dans quelques instants :<text:s/>il mérite de particulières observations. C’est, en réalité, avec les beaux vers qui précèdent que s’achève l’hymne de l’Été. L’Automne lui succède, apportant au poète la grâce discrète de ses sourires, car la troisième saison ne veut pas qu’il s’afflige sur les deux qui sont disparues. À son tour, elle lui révèle ses charmes, et il les célèbre dans les<text:s/><text:span text:style-name="title">Sensations d</text:span><text:span text:style-name="title">’</text:span><text:span text:style-name="title">octobre</text:span><text:s/>que pourront seuls parfaitement comprendre et goûter ceux qui ont vécu aux champs vers cette même époque de l’année. Ceux-là apprécieront l’exactitude de la notation et revivront avec délices ces heures où le paysage jaunissant semble se recueillir avant de succomber au sommeil de l’hiver :</text:p>
      <text:p text:style-name="quote.l">        Vie en grand calme et méditation,</text:p>
      <text:p text:style-name="quote.l">Solitude<text:s/>sacrée où les gens de la ville</text:p>
      <text:p text:style-name="quote.l">        Bâilleraient leur ennui —</text:p>
      <text:p text:style-name="quote.l">S’imprégner de silence et s’en aller tranquille</text:p>
      <text:p text:style-name="quote.l">        En mangeant quelque fruit.</text:p>
      <text:p text:style-name="Corpsdetexte">Que peut bien dire en effet cette vie à nos étonnants symbolards qui ne daignent converser qu’avec des nymphes et s’hypnotisent aux eaux troubles de leurs miroirs ?<text:s/>Que comprendront-ils à cette description du brouillard faite d’une touche menue et néanmoins si précise :</text:p>
      <text:p text:style-name="quote.l">Dans le brouillard opalin</text:p>
      <text:soft-page-break/>
      <text:p text:style-name="quote.l">Le soleil blanc se diffuse :</text:p>
      <text:p text:style-name="quote.l">Est-il soir ?<text:s/>Est-il matin ?…</text:p>
      <text:p text:style-name="quote.l">On entend des voix confuses</text:p>
      <text:p text:style-name="quote.l">………………………………</text:p>
      <text:p text:style-name="quote.l">Tout fond, s’éteint et s’efface,</text:p>
      <text:p text:style-name="quote.l">Le brouillard ensevelit</text:p>
      <text:p text:style-name="quote.l">La route où les gens qui passent</text:p>
      <text:p text:style-name="quote.l">Clapotent à petit bruit.</text:p>
      <text:p text:style-name="Corpsdetexte">Ah !<text:s/>ces brumes d’octobre qui, tout d’abord, légères, s’épaississent et se foncent aux approches de novembre !<text:s/>L’air que septembre avait laissé très doux peu à peu fraîchit. Les feuilles se fanent et tombent. Et, par un de ces soirs silencieux et mélancoliques que l’automne expirante verse sur la campagne, le poète voit<text:s/>passer un essaim de chimères. L’une lui rappelle sa jeunesse, l’autre ses ardeurs mystiques d’autrefois, et une troisième l’invite à l’égoïsme, et d’autres encore viennent, et le poète les repousse toutes.</text:p>
      <text:p text:style-name="quote.l">Chimères<text:s/>que me sont votre lâche agonie</text:p>
      <text:p text:style-name="quote.l">Et la flûte fêlée où s’use votre ennui ?</text:p>
      <text:p text:style-name="quote.l">Si des dieux défaillants s’éplorent vers la nuit,</text:p>
      <text:p text:style-name="quote.l">Je ris selon<text:s/>le<text:s/>rythme éternel de la vie ;</text:p>
      <text:p text:style-name="quote.l">Je sais qu’après ce soir je connaîtrai l’aurore,</text:p>
      <text:p text:style-name="quote.l">Je suis le voyageur qui voit et qui écoute.</text:p>
      <text:p text:style-name="quote.l">Qui songe et s’émerveille, au montant de sa route,</text:p>
      <text:p text:style-name="quote.l">Du bel automne en feu sous les marronniers d’or.</text:p>
      <text:p text:style-name="Corpsdetexte"><text:span text:style-name="pb">[p.<text:s/></text:span><text:span text:style-name="pb">351</text:span><text:span text:style-name="pb">]<text:s/></text:span>Ce poème,<text:s/><text:span text:style-name="title">le Crépuscule des chimères</text:span><text:span text:style-name="T792">,</text:span><text:s/>un des plus beaux du livre, prépare la venue de l’hiver. Captif dans la maison qui tremble sous la bise, le poète regarde à travers les carreaux la neige et le ciel gris. Il<text:s/>écoute les vents sangloter, siffler et geindre, et il en note les<text:s/><text:span text:style-name="title">Litanies</text:span>. Puis, s’adressant à son âme, il lui raconte leur histoire et rengage à se laisser emporter par leurs souffles jusque<text:s/>dans le blanc royaume du froid :</text:p>
      <text:p text:style-name="quote.l">Tu verras dans ses yeux flamboyer la Polaire.</text:p>
      <text:p text:style-name="Corpsdetexte">Elle visitera l’aube<text:s/><text:span text:style-name="quote.c">« </text:span><text:span text:style-name="quote.c">frêle et toute frileuse</text:span><text:span text:style-name="quote.c"> »</text:span><text:span text:style-name="T793">.</text:span><text:s/>Elle sera encore heureuse !</text:p>
      <text:p text:style-name="quote.l">Même si cet hiver ne devait pas finir,</text:p>
      <text:p text:style-name="quote.l">Âme errante ravie au vent qui se désole</text:p>
      <text:p text:style-name="quote.l">Et s’épuise à crier de sinistres paroles,</text:p>
      <text:soft-page-break/>
      <text:p text:style-name="quote.l">Tu t’en iras, parmi la plaine recueillir</text:p>
      <text:p text:style-name="quote.l">Des flocons doux et froids comme des souvenirs.</text:p>
      <text:p text:style-name="Corpsdetexte">Ainsi la Nature s’est offerte à<text:s/>M. Retté sous le quadruple aspect dont elle se pare<text:s/>durant l’année. Et quelle que fût la saison, ses enchantements l’enivrèrent d’une douceur intense et d’un espoir sans cesse renaissant. Alors la voix du poète grandit. La nature fut si bonne envers lui qu’il chante l’hymne de la reconnaissance ;<text:s/>elle fut si belle, aussi, qu’il veut la posséder davantage :<text:s/>et il chante l’hymne de l’amour et du désir. C’est<text:s/>l’<text:span text:style-name="title">Épilogue</text:span><text:span text:style-name="T794">.</text:span><text:span text:style-name="T795"><text:s/></text:span>Comme une symphonie grandiose au-dessus de laquelle s’élèvent la voix au poète et celle de la Nature, il s’éploie en un prodigieux lyrisme où toutes les qualités de<text:s/>M. Retté apparaissent, et il semble bien que les vers de ce poème soient écrits avec le sang même de son cœur. Ici, comment citer ?<text:s/>Comment, par de pauvres extraits<text:s/>pouvoir donner une idée du chef-d’œuvre (le mot n’est pas trop fort), que, dans une heure de sublime extase en face d’Isis et de ses magnificences, le poète est parvenu à réaliser ?<text:s/>C’est, en tremblant qu’il l’a suppliée de l’instruire et de lui ouvrir son mystère. Et la Nature lui a parlé. Elle ne lui a pas révélé l’énigme qu’elle cache. Mais elle l’a fait se souvenir des bienfaits qu’elle lui a prodigués :</text:p>
      <text:p text:style-name="quote.l">Souviens-toi :<text:s/>je t’ai pris parmi tous ces aveugles,</text:p>
      <text:p text:style-name="quote.l">Tes frères éperdus d’ignorance et de haine,</text:p>
      <text:p text:style-name="quote.l">        Je t’ai<text:s/>retiré des cloaques où beuglent</text:p>
      <text:p text:style-name="quote.l">Et rugissent l’ordure et la bêtise humaine ;</text:p>
      <text:p text:style-name="quote.l">J’ai fait de toi<text:s/>le pauvre heureux de son destin</text:p>
      <text:p text:style-name="quote.l">Et j’ai mis dans tes yeux la clarté du matin.</text:p>
      <text:p text:style-name="quote.l">………………………………………………</text:p>
      <text:p text:style-name="quote.l">Et puis je te montrai la campagne splendide</text:p>
      <text:p text:style-name="quote.l">………………………………………………</text:p>
      <text:p text:style-name="quote.l">Vois-tu, mon fils, je suis l’éternelle Nature :</text:p>
      <text:p text:style-name="quote.l">        Laisse-moi t’ouvrir mes chemins</text:p>
      <text:p text:style-name="quote.l">Et prends les fruits vivants qui tombent de mes mains :</text:p>
      <text:p text:style-name="quote.l">Par moi tu mangeras des pêches, des raisins,</text:p>
      <text:p text:style-name="quote.l">        Des abricots juteux, des poires mûres,</text:p>
      <text:p text:style-name="quote.l">                Des brugnons éclatants,</text:p>
      <text:p text:style-name="quote.l">Du miel et le pain frais qui croque sous les dents,</text:p>
      <text:p text:style-name="quote.l">Puis tu boiras les vins légers et cette eau pure</text:p>
      <text:p text:style-name="quote.l">        Que le puits verse aux seaux sonores.</text:p>
      <text:p text:style-name="quote.l">…………………………………………………</text:p>
      <text:soft-page-break/>
      <text:p text:style-name="quote.l">Quel don nouveau te faut-il maintenant ?</text:p>
      <text:p text:style-name="label">le<text:s/>poète</text:p>
      <text:p text:style-name="quote.l">Je voudrais te saisir dans l’espace et<text:s/>le<text:s/>temps.</text:p>
      <text:p text:style-name="Corpsdetexte">Et sur cet ardent souhait se clôt le volume. Car de son voyage à travers les saisons, le poète est revenu encore plus épris de la Nature. Les aspects sous lesquels elle se montra l’ont excité à l’aimer davantage. Il la sait multiforme et protéenne. Ce qu’elle lui a révélé augmente pour lui l’attrait de tout ce qu’il ne connaît pas d’elle. Et il a soif des félicités futures, qu’en amante généreuse elle accordera à son amour.</text:p>
      <text:p text:style-name="Corpsdetexte">Pour achever cette analyse rapide et malheureusement trop incomplète, il me reste à<text:s/>parler du<text:s/><text:span text:style-name="title">Vagabond</text:span>, le plus considérable poème de tout le livre par les idées qu’il prime et l’importance de son étendue. Je l’avais signalé<text:s/>au milieu de l’été de<text:s/><text:span text:style-name="title">Campagne p</text:span><text:span text:style-name="title">remière</text:span><text:span text:style-name="T796"><text:s/>et,</text:span><text:s/>si j’y reviens maintenant seulement, c’est par ce qu’à mon avis, il n’était pas là à sa place :<text:s/>je l’aurais préféré isolé, soit tout à fait à la fin du livre, soit même, et mieux, édité à part. En effet, comme on a pu le voir,<text:s/><text:span text:style-name="title">Campagne p</text:span><text:span text:style-name="title">remière</text:span><text:s/>ne nous donne strictement que les émotions du poète en présence de la<text:s/>nature. De la première page à la dernière, et, selon la belle expression de Maurice de Guérin qui épigraphie cette<text:s/><text:span text:style-name="title">Expertise</text:span>, nous assistons à la descente de la nature dans son cœur. Nous ne voyons qu’elle seule et le poète, de telle sorte que le livre entier ne forme en réalité qu’un seul poème :<text:s/>ses différentes parties ne sont que les strophes diverses d’un chant unique d’allégresse et d’amour. Or le<text:s/><text:span text:style-name="title">Vagabond</text:span>, ce me semble, en figurant dans le corps du livre, vient rompre son unité, et cela pour les trois raisons suivantes :<text:s/><text:span text:style-name="T797">i</text:span><text:span text:style-name="T798">o</text:span><text:s/>il ne décrit pas une émotion personnelle, mais un épisode ;<text:s/>2<text:span text:style-name="T799">o</text:span><text:s/>il se passe au printemps, et<text:s/>M. Retté le joint aux poésies d’Été ;<text:s/>3<text:span text:style-name="T800">o</text:span><text:s/>il<text:s/>est plutôt un poème de combat. Bien entendu, cette critique concerne seulement l’architecture du livre, et je m’en débarrasse avec hâte afin d’exprimer à<text:s/>M. Retté la grande joie que j’ai eue de relire ce<text:s/><text:span text:style-name="title">Vagabond</text:span><text:s/>qui est pour moi, jusqu’à présent,<text:s/><text:span text:style-name="T801">son chef-d</text:span><text:span text:style-name="T802">’</text:span><text:span text:style-name="T803">œuvre</text:span><text:span text:style-name="T804"><text:s/></text:span>et dont il a, à plus d’un titre, le droit légitime d’être fier.</text:p>
      <text:p text:style-name="Corpsdetexte">Au bord d’un ru, la tribu des bohémiens a fait halte. C’est<text:s/>le<text:s/>soir et c’est le printemps. Tandis que le campement est préparé, tour à tour le ruisseau, le rossignol et les arbres chantent, et la<text:s/>tribu les écoute et leur répond.<text:s/><text:span text:style-name="quote.c">« </text:span><text:span text:style-name="T805">Mais voici qu</text:span><text:span text:style-name="T806">’</text:span><text:span text:style-name="T807">un pas sonne aux cailloux de la route.</text:span><text:span text:style-name="quote.c"> »</text:span><text:s/>Un homme portant besace et limousine s’approche. Il prononce des paroles mystérieuses, et le chef des nomades, l’Ancêtre, l’invite à prendre sa part du repas et à dire ses souvenirs. Alors le Vagabond raconte sa vie mystérieuse :<text:s/>son enfance au pays d’Arcadie, sa jeunesse libre et heureuse, jusqu’au jour où, au bord de l’océan, le Christ lui apparut cloué<text:s/><text:soft-page-break/>sur la croix. Et de l’ombre surgit une foule dirigée par un vieillard tiaré d’or qui ordonna de le frapper. Ils frappèrent, il roula dans l’abîme grondant de la mer. Ils crièrent :</text:p>
      <text:p text:style-name="quote.l">« Gloire au Crucifié !<text:s/>— la nature est vaincue ! »</text:p>
      <text:p text:style-name="quote.l">L’écho leur répondit :<text:s/>« Tout ressuscitera. »</text:p>
      <text:p text:style-name="Corpsdetexte">Et l’homme continue son récit et dit comment il a dompté la mort. Durant des siècles, il végéta dans le gouffre<text:s/><text:span text:style-name="quote.c">« </text:span><text:span text:style-name="T808">aux obscurités bleues</text:span><text:span text:style-name="quote.c"> »</text:span>, parmi les vagues madrépores. Puis un tourbillon le prit qui le mit au rivage. Et il alla par les chemins, soulevant la nature contre le Christ, versant sa flamme aux cœurs sombres. La Terre lui a révélé la prochaine révolte. Elle lui a dit d’avertir ceux de l’Église qu’elle est la Mère et qu’ils l’ont outragée. Et l’homme, s’adressant aux fils de la tribu virile, leur prédit l’avenir qui s’avance :</text:p>
      <text:p text:style-name="quote.l">« Vous aurez contre vous les rois et les armées</text:p>
      <text:p text:style-name="quote.l">Et les docteurs vantant leur sagesse et leur lois, —</text:p>
      <text:p text:style-name="quote.l">Frappez-les…</text:p>
      <text:p text:style-name="quote.l">           …<text:s/>Pour moi, mes deux poings appuyés</text:p>
      <text:p text:style-name="quote.l">           À<text:s/>quelque Babel en ruines,</text:p>
      <text:p text:style-name="quote.l">Je vous regarderai par-dessus les collines,</text:p>
      <text:p text:style-name="quote.l">Je rirai dans la nuit rouge et je chanterai</text:p>
      <text:p text:style-name="quote.l">           Des chants de guerres et de désastres. »</text:p>
      <text:p text:style-name="quote.l">Il dit et il grandit, son front touche les astres,</text:p>
      <text:p text:style-name="quote.l">           Ses mains verseuses de clartés</text:p>
      <text:p text:style-name="quote.l">Épandent des foudres dans la campagne…</text:p>
      <text:p text:style-name="quote.l">Et l’homme baise au front l’ancêtre, et il s’éloigne.</text:p>
      <text:p text:style-name="quote.l">………………………………………………………</text:p>
      <text:p text:style-name="quote.l">Cependant la tribu sur l’ancêtre penchée</text:p>
      <text:p text:style-name="quote.l">Tressaille…</text:p>
      <text:p text:style-name="quote.l">Car l’ancêtre leur dit :<text:s/>« C’est lui, — gloire à la Vie !</text:p>
      <text:p text:style-name="quote.l">Il vient avertir ceux de la race première,</text:p>
      <text:p text:style-name="quote.l">Rouvrir la porte en feu des paradis perdus</text:p>
      <text:p text:style-name="quote.l">Et rappeler à tous son verbe méconnu…</text:p>
      <text:p text:style-name="quote.l">Jadis, aux jours heureux de l’unique lumière,</text:p>
      <text:p text:style-name="quote.l">Il vint de même…<text:s/>moi, je n’étais qu’un enfant…</text:p>
      <text:p text:style-name="quote.l">Sa parole charmait les miens émerveillés.</text:p>
      <text:p text:style-name="quote.l">Et mon père pensif le nommait le grand Pan… »</text:p>
      <text:p text:style-name="quote.l">Le rêve du printemps règne sous les pommiers —</text:p>
      <text:soft-page-break/>
      <text:p text:style-name="quote.l">Et les Errants hagards écoutent dans la nuit</text:p>
      <text:p text:style-name="quote.l">Le murmure guerrier de l’onde qui s’enfuit ;</text:p>
      <text:p text:style-name="quote.l"><text:span text:style-name="pb">[p.<text:s/></text:span><text:span text:style-name="pb">352</text:span><text:span text:style-name="pb">]<text:s/></text:span>Tandis qu’à l’occident la lune descendue</text:p>
      <text:p text:style-name="quote.l">Embrase les lointains d’or rouge qu’ils contemplent,</text:p>
      <text:p text:style-name="quote.l">Leurs yeux où s’irradie une messe inconnue</text:p>
      <text:p text:style-name="quote.l">Croient voir à l’horizon de brumes et de nues</text:p>
      <text:p text:style-name="quote.l">Flamber en s’écroulant des villes et des temples.</text:p>
      <text:p text:style-name="Corpsdetexte">Que dire de cette fin du poème, et de tout le poème<text:s/>qui ne soit au-dessous de l’émotion poétique qu’il éveille ?<text:s/>J’insiste sur cette expression<text:s/>« émotion poétique »<text:s/>pour séparer bien nettement cette émotion particulière de l’émotion d’idées que ressentiront par surcroît, en lisant<text:s/>le<text:s/><text:span text:style-name="title">Vagab</text:span><text:span text:style-name="title">ond</text:span><text:span text:style-name="T809">,</text:span><text:s/>les partisans des théories chères à<text:s/>M. Retté. Pour moi, étant persuadé que le principe d’autorité est essentiel à la nature (tout troupeau a son chef élu et reconnu par<text:s/>le troupeau lui-même), que toute conception métaphysique est une religion, et que, par suite, l’Anarchisme, conception de l’univers, est une religion<text:s/>tout aussi bien que le christianisme, je ne suis pas ému par les idées mêmes de<text:s/>M. Retté, mais par les<text:s/><text:span text:style-name="T810">t</text:span><text:span text:style-name="T811">endances</text:span><text:span text:style-name="T812"><text:s/></text:span>qu’elles provoquent et auxquelles j’applaudis de tout cœur. Si donc j’envisage le<text:s/><text:span text:style-name="title">Vagabond</text:span><text:s/>à ce seul point de vue, comme du reste<text:s/><text:span text:style-name="title">Campagne p</text:span><text:span text:style-name="title">remière</text:span><text:s/>tout entière, il me plaît surtout d’y découvrir un appel qui nous est fait de revenir à la Nature et à la parfaite sincérité.<text:s/><text:span text:style-name="T813">Si nous aimons vraime</text:span><text:span text:style-name="T814">nt la Nature, nous la manifesterons telle que nous la comprendron</text:span><text:span text:style-name="T815">s</text:span><text:span text:style-name="T816">,<text:s/></text:span><text:span text:style-name="T817">et</text:span><text:span text:style-name="T818"><text:s/>nous<text:s/></text:span><text:span text:style-name="T819">nous manifesterons en même temps nous-mêmes tels que nous sommes</text:span><text:span text:style-name="T820">.</text:span><text:s/>Voilà la grande loi qu’il importera toujours de mettre en évidence et pour laquelle nous lutterons sans cesse contre les malades et les artificiels. Libre à<text:s/>M. de Souza de se demander ce que nous entendons par ces qualités de vie et de clarté que nous exigeons de toute œuvre d’art. Il<text:s/>n’y a que la nature qui soit vivante et lumineuse, et la preuve même en est la nouvelle œuvre de<text:s/>M. Retté. Dans des vers superbes de douleur, Alfred de Vigny a blasphémé la nature qu’il connaissait trop, croyait-il, pour n’en pas avoir peur, il n’a vu en elle qu’une tombe, et, dans un élan de haine, il lui a dit :</text:p>
      <text:p text:style-name="quote.l">Vous ne recevrez pas<text:s/>un cri d’amour de moi.</text:p>
      <text:p text:style-name="Corpsdetexte">Il<text:s/>lui a préféré sa tour d’ivoire, et, prisonnier de lui-même, il a vécu dans l’angoisse et il est mort dans le désespoir. Et pourtant dans cette même<text:s/><text:span text:style-name="title">Maison du Berger</text:span><text:s/>où il a mis toute son âme, le noble poète ne se contredit-il pas, lorsqu’il s’écrie :</text:p>
      <text:p text:style-name="quote.l">Quand le cœur est<text:s/>gonflé d’indignations saintes,</text:p>
      <text:p text:style-name="quote.l">L’air des cités l’étouffe à chaque battement.</text:p>
      <text:soft-page-break/>
      <text:p text:style-name="noindent">et quand il dit à Éva :</text:p>
      <text:p text:style-name="quote.l">Pars courageusement, laisse toutes les villes…</text:p>
      <text:p text:style-name="quote.l">Les grands bois et les champs sont de vastes asiles…</text:p>
      <text:p text:style-name="quote.l">Marche<text:s/>à<text:s/>travers les champs une fleur à la main.</text:p>
      <text:p text:style-name="Corpsdetexte">Ce conseil que de Vigny donnait et qu’il n’a pas suivi,<text:s/>M. Retté l’a mis résolument en pratique, et certes il n’a<text:s/>pas lieu de le regretter. Par ainsi son œuvre continue la tradition poétique, puisqu’elle conserve du romantisme cet amour de la nature qui fut, sans contredit, sa plus belle qualité. Le Parnasse<text:s/>s’en écarta par manie du bibelot rare et des recherches absurdes du métier. Le mallarmisme acheva de s’embourber dans cette voie marécageuse. Avertis par les tristes exemples qu’ils ont encore sous les yeux, ceux qui viennent maintenant rebroussent résolument chemin et reprennent enfin la bonne route que Notre Père à tous, Victor Hugo, avait en vain montrée à leurs aînés. Ce n’est pas de<text:s/>l’<text:span text:style-name="title">Après-midi d</text:span><text:span text:style-name="title">’</text:span><text:span text:style-name="title">un Faune</text:span><text:span text:style-name="T821">,</text:span><text:s/>rêve inquiétant d’un mythologue trouble, que procède<text:s/>le<text:s/><text:span text:style-name="title">Vagabond</text:span><text:span text:style-name="T822">,<text:s/></text:span>mais c’est de la<text:s/><text:span text:style-name="title">Légende des Siècles</text:span>, de l’immortel<text:s/>et glorieux<text:s/><text:span text:style-name="title">Satyre</text:span><text:span text:style-name="T823">.</text:span><text:s/>Nous procédons, en effet, toujours et forcément de nos devanciers, et toute œuvre peut être rattachée à une autre,<text:s/>qui lui fut antérieure, sans même, quelquefois, que<text:s/>l’auteur dernier venu s’en doute ou puisse le savoir<text:span text:style-name="Appelnotedebasdep."><text:note text:note-class="footnote" text:id="_ftn52"><text:note-citation>53</text:note-citation><text:note-body><text:p text:style-name="Notedebasdepage"><text:s/>Par exemple, la manière des<text:s/><text:span text:style-name="title">Ballades Françaises</text:span>, que M. Paul Fort doit croire avoir inventée, existait déjà, bien avant lui, dans le livre de P. de l’Hostal l’<text:span text:style-name="title">Avant victorieux</text:span>, imprimé à Orthez en 1610 par Abraham Rouyer, imprimeur du Roy en Béarn.</text:p></text:note-body></text:note></text:span>. En l’espèce<text:s/>M. Retté a bien procédé, et je ne puis lui décerner un meilleur éloge. La période appelée symboliste, qui finit à peine aujourd’hui, durant quelques douze ans, tenta de ruiner la langue, sous prétexte de la réorganiser. Sous couleur de prétendus rajeunissements, elle poussa à son extrême l’aberration mallarméenne, forgea des locutions vicieuses, détourna les mots de leurs significations, construisit de déplorables syntaxes, et tous les écrivains de cette époque, y compris le Retté des<text:s/><text:span text:style-name="title">Cloches en la Nuit</text:span><text:s/>et de<text:s/><text:span text:style-name="title">Thulé</text:span><text:span text:style-name="title"><text:s/>des Brumes</text:span><text:span text:style-name="T824">,</text:span><text:s/>tombèrent dans le même travers. Certains s’y<text:s/>enlisent encore de plus en plus.<text:s/>Mais ceux qui eurent conscience de la faute commise en un moment de réaction, réaction qui, pour être excusable, et juste en partie, n’en fut pas moins excessive, depuis lors se sont évadés de l’ornière, et de plus en plus nous assistons à cette heure à un retour réconfortant vers la clarté. Ce que l’on avait surtout à reprocher autrefois à<text:s/>M. Retté, ce n’était pas tant des constructions incorrectes (il a toujours eu le souci de la syntaxe) qu’une imprécision des termes employés enveloppant trop souvent sa pensée de brumes. Or il suffit maintenant de lire<text:s/><text:span text:style-name="title">Campagne p</text:span><text:span text:style-name="title">remière</text:span><text:span text:style-name="Appelnotedebasdep."><text:note text:note-class="footnote" text:id="_ftn53"><text:note-citation>54</text:note-citation><text:note-body><text:p text:style-name="Notedebasdepage"><text:s/>Et même les livres publiés depuis quatre ans par M. Retté.</text:p></text:note-body></text:note></text:span><text:s/>pour constater que de ce défaut primitif il ne reste rien. Aujourd’hui le<text:s/>poète est parvenu à dompter les mots. La<text:s/><text:soft-page-break/>recherche de<text:s/>l’expression exacte a rendu sa langue non seulement plus forte, mais encore plus poétique. Car l’émotion poétique ne provient pas uniquement de la forme extérieure des mots ;<text:s/>elle s’augmente de la jouissance que nous éprouvons à voir les mots se faire les représentants fidèles des idées. En outre<text:s/>M. Retté se préoccupe constamment de subordonner le mouvement rythmique de ses poèmes aux mouvements mêmes de son âme, ajoutant ainsi à la sincérité du<text:s/><text:span text:style-name="T825">rendu</text:span>. On admirera à ce point de vue la deuxième<text:s/><text:span text:style-name="title">Rêverie d</text:span><text:span text:style-name="title">’</text:span><text:span text:style-name="title">É</text:span><text:span text:style-name="title">té</text:span><text:s/>dont nous avons cité un passage et où le rêve du poète, couché dans la prairie, alterne avec les sensations que la prairie lui donne, et surtout<text:s/>l’<text:span text:style-name="title">É</text:span><text:span text:style-name="title">pilogue</text:span><text:s/>où<text:s/>le<text:s/>vers incorpore tellement l’âme du poète qu’il ne fait plus qu’un avec elle, de telle sorte que nous communions directement avec cette âme<text:s/><text:span text:style-name="T826">et que le vers lui-même disparaît</text:span><text:span text:style-name="T827">.</text:span><text:s/>Il disparaît, c’est-à-dire que nous ne songeons plus à lui. À<text:s/>une telle intensité de lyrisme, nous ne le considérons plus comme l’intermédiaire entre le poète et nous. Il devient réellement le poète même, sa propre pensée palpitante que la nôtre atteint directement.</text:p>
      <text:p text:style-name="Corpsdetexte">Or si nous lui demandions comment il obtient cette magie, je crois bien que, tout simplement,<text:s/>il nous renverrait<text:s/>à cette phrase si instructive de sa<text:s/><text:span text:style-name="title">Lettre à</text:span><text:span text:style-name="title"><text:s/>Gausson</text:span> :<text:s/><text:span text:style-name="quote.c">« </text:span><text:span text:style-name="quote.c">Ces champs, cette rivière, ces horizons, furent témoins de mes joies et de mes tristesses. Ils m</text:span><text:span text:style-name="quote.c">’</text:span><text:span text:style-name="quote.c">aiment et je les aime</text:span><text:span text:style-name="quote.c"> :</text:span><text:span text:style-name="quote.c"><text:s/>voilà tout mon secret.</text:span><text:span text:style-name="quote.c"> »</text:span><text:s/>Oui, c’est là tout son secret :<text:s/><text:span text:style-name="T828">son œuvre est vivante par</text:span><text:span text:style-name="T829">ce qu</text:span><text:span text:style-name="T830">’</text:span><text:span text:style-name="T831">elle est une œuvre d</text:span><text:span text:style-name="T832">’</text:span><text:span text:style-name="T833">amour</text:span><text:span text:style-name="T834">.<text:s/></text:span>Il a aimé cette campagne qui lui fut bonne et reposante. Il s’est donné à elle et elle s’est donnée à<text:s/>lui. Et<text:s/><text:span text:style-name="title">Campagne p</text:span><text:span text:style-name="title">remière</text:span><text:s/>est née de ces noces mystérieuses, enfant de force et de douceur. Les détracteurs de<text:s/>M. Retté ne se font aucun scrupule de parler de sa férocité. Que vont-ils dire maintenant ?<text:s/>Comprendront-ils que la<text:s/>« férocité »<text:s/>des<text:s/><text:span text:style-name="title">Aspects</text:span><text:s/>s’accorde<text:s/><text:span text:style-name="T835">nécessairement</text:span><text:s/>avec la douceur de<text:s/><text:span text:style-name="title">Campagne p</text:span><text:span text:style-name="title">remière</text:span><text:span text:style-name="T836">,</text:span><text:s/>parce que toutes deux ont leur raison d’être dans cette nature passionnément aimante qu’est l’âme du poète ?<text:s/>Plus l’amour sera profond et sincère et<text:s/>plus il sera violent :<text:s/>violent en faveur de ce qu’il aime et violent à l’encontre de ce qui n’est pas avec lui. Ainsi s’explique facilement une apparente antinomie.</text:p>
      <text:p text:style-name="Corpsdetexte">Pris par le charme des vers, je me suis peut-être un peu trop attardé à décrire<text:s/><text:span text:style-name="title">Campagne p</text:span><text:span text:style-name="title">remière</text:span><text:span text:style-name="T837">,</text:span><text:s/>et voilà<text:s/><text:span text:style-name="pb">[p.<text:s/></text:span><text:span text:style-name="pb">353</text:span><text:span text:style-name="pb">]<text:s/></text:span>que je n’ai pu noter toutes les réflexions qu’elle me suggère :<text:s/>il a fallu que je me borne à des indications rapides. Mais si je<text:s/>le<text:s/>regrette pour moi, cela ne vaut-il pas mieux pour les lecteurs de<text:s/>M. Retté ?<text:s/>Au contraire des Mallarmiades, son livre n’a pas besoin d’être éclairci. La vraie beauté se suffit à elle-même. Et<text:s/><text:span text:style-name="title">Campagne p</text:span><text:span text:style-name="title">remière</text:span><text:span text:style-name="T838">,</text:span><text:span text:style-name="T839"><text:s/>j</text:span><text:span text:style-name="T840">e<text:s/></text:span>l’affirme, est un livre de toute beauté.</text:p>
      <text:p text:style-name="P841">LOUIS DE SAINT-JACQUES.</text:p>
      <text:soft-page-break/>
      <text:p text:style-name="postscript"><text:span text:style-name="T842">P.-</text:span><text:span text:style-name="T843">S.</text:span><text:s/>— Dans ma dixième<text:s/><text:span text:style-name="title">Expertise</text:span>, je parlerai des<text:s/><text:span text:style-name="title">Voix de la Montagne</text:span><text:span text:style-name="T844">,</text:span><text:s/>de<text:s/>M. Michel Abadie, et de<text:s/>l’<text:span text:style-name="title">É</text:span><text:span text:style-name="title">moi<text:s/></text:span>de<text:s/>M. Jean Viollis.</text:p>
      <text:h text:style-name="Titre1" text:outline-level="1"><text:bookmark-start text:name="bookmark75"/><text:bookmark-end text:name="bookmark75"/><text:span text:style-name="pb">[p.<text:s/></text:span><text:span text:style-name="pb">381</text:span><text:span text:style-name="pb">]<text:s/></text:span>Expertises<text:s/>X.<text:s/><text:line-break/>Les<text:s/><text:span text:style-name="title">Voix de la Montagne</text:span><text:s/>de M. Michel Abadie et l’<text:span text:style-name="title">Émoi</text:span><text:s/>de M. Jean Viollis</text:h>
      <text:p text:style-name="dateline">15 juin 1897.</text:p>
      <text:p text:style-name="Corpsdetexte">Voici deux écrivains de cette génération nouvelle qu’en des pages toutes récentes<text:s/>M. Paul Adam malmena. Pourquoi ?<text:s/>nul ne le sut au juste. Mais<text:s/>avant<text:s/>de parler de MM. Abadie et Viollis,<text:s/>ne serait-ce qu’à un point de vue<text:s/><text:span text:style-name="T845">moral</text:span>, je tiens à relever certaines phrases que l’auteur de la<text:s/><text:span text:style-name="title">Critique des mœurs</text:span><text:s/>a, malheureusement pour lui, introduites dans l’article plus qu’étrange auquel je fais allusion<text:span text:style-name="Appelnotedebasdep."><text:note text:note-class="footnote" text:id="_ftn54"><text:note-citation>55</text:note-citation><text:note-body><text:p text:style-name="Notedebasdepage"><text:s/>Paul Adam :<text:s/><text:span text:style-name="title">Réaction après l’action</text:span>.</text:p></text:note-body></text:note></text:span>. Il a dit :<text:s/><text:span text:style-name="quote.c">« </text:span><text:span text:style-name="quote.c">La jeunesse nouvelle ne compte pour sa gloire ni sur le seul talent, ni sur la générosité des élans, ni sur le culte isolé de sa foi. Elle sait comme tout cela vaut peu si l</text:span><text:span text:style-name="quote.c">’</text:span><text:span text:style-name="quote.c">entregent ne s</text:span><text:span text:style-name="quote.c">’</text:span><text:span text:style-name="quote.c">y mêle.</text:span><text:span text:style-name="quote.c"> »</text:span><text:s/>Et il a dit encore :<text:s/><text:span text:style-name="quote.c">« </text:span><text:span text:style-name="quote.c">Ils (les jeunes) possèdent un sens développé de la politique et ne commettent pas de maladresse. Leur encens va tout droit au succès.</text:span><text:span text:style-name="quote.c"> »</text:span><text:s/>Enfin il proteste<text:s/><text:span text:style-name="pb">[p.<text:s/></text:span><text:span text:style-name="pb">382</text:span><text:span text:style-name="pb">]<text:s/></text:span>violemment contre l’actuelle réaction, le mouvement vers la vie et la nature, sous prétexte que ce mouvement même aboutira à la ruine de tous les efforts antérieurs, les seuls qui, d’après<text:s/>lui, auraient manifesté l’action. Je m’étonne que<text:s/>M. Paul Adam ne se soit pas rendu compte de la pénible surprise qu’il allait soulever. En littérature, comme en toute expression de l’activité humaine, il n’y a jamais qu’action<text:s/>et réaction. À<text:s/>tout mouvement, ou, mieux, à toute action littéraire, succède toujours une réaction ;<text:s/>mais cette réaction est une action elle-même :<text:s/>il suffit de très peu d’expérience pour ne pas l’ignorer. De plus, derrière les chefs de mouvement, il y a toujours des nullités qui suivent, et, à ce point de vue, il en sera du mouvement naturiste comme il en a été du mouvement symboliste dont<text:s/>M. Paul Adam fit partie. Cela est banal à constater et ne prouve rien contre les doctrines, en vertu de cette autre loi que toute vérité est la mère possible d’un certain nombre d’erreurs. Quant à ce sens du commerce et de la politique que<text:s/>M. Paul Adam reproche aux écrivains nouveaux, je prierai l’auteur de<text:s/><text:span text:style-name="title">Chair molle</text:span><text:s/>de vouloir bien nous en donner des preuves et de nous démontrer, en outre, que ceux<text:s/>de son époque firent fi du scandale à produire, de la gloire à atteindre et des puissants à ménager. Mais<text:s/>se borner soigneusement à de vagues insinuations malveillantes, c’est vraiment être méchant de façon<text:s/><text:soft-page-break/>bien inutile :<text:s/>il y a là un manque de générosité qui, en l’espèce, s’aggrave de quelque ingratitude, puisque c’est à ces jeunes gens dont il se plaint que<text:s/>M. Paul Adam doit toute la notoriété que son grand talent lui mérite, alors que ses aînés ou ses contemporains, en dehors de<text:s/>M. Retté et de quelques autres, n’ont rien fait pour l’aider.</text:p>
      <text:p text:style-name="Corpsdetexte">Quand une critique n’est point fondée et qu’elle s’attaque ainsi à ceux-là mêmes envers lesquels on ne devrait avoir que de la reconnaissance, elle cesse d’être critique, elle n’est plus qu’une mauvaise action.</text:p>
      <text:p text:style-name="Corpsdetexte">Cela dit, et coupant court à cet incident regrettable, j’arrive, sans plus tarder, à<text:s/>M. Michel Abadie, dont les beaux vers paraissent à point pour rassurer sur l’avenir les gens à l’âme trop angoissée. Plus clairement que tous discours, ils nous indiquent la direction vers laquelle aujourd’hui la poésie s’oriente, car ils témoignent de ce retour au pur lyrisme qui, de toutes les tendances nouvelles, est peut-être la mieux définie et celle qui sans doute nous permet déjà d’espérer les plus parfaites réalisations.<text:s/><text:span text:style-name="T846">Le lyrisme</text:span>, à parler bref,<text:s/><text:span text:style-name="T847">c</text:span><text:span text:style-name="T848">’</text:span><text:span text:style-name="T849">est l</text:span><text:span text:style-name="T850">’</text:span><text:span text:style-name="T851">émotion exaltée</text:span>. La force de la<text:s/><text:span text:style-name="T852">pensée</text:span>, la vivacité de l<text:span text:style-name="T853">’</text:span><text:span text:style-name="T854">image</text:span><text:span text:style-name="T855">,</text:span><text:s/>l’intensité de<text:s/>l’<text:span text:style-name="T856">harmonie verbale</text:span><text:s/>sont les trois éléments qui concourent à produire et à accroître cette exaltation. Le romantisme y parvint quelquefois, chez Victor Hugo et<text:s/>Villiers de l’Isle-Adam par exemple<text:span text:style-name="Appelnotedebasdep."><text:note text:note-class="footnote" text:id="_ftn55"><text:note-citation>56</text:note-citation><text:note-body><text:p text:style-name="Notedebasdepage"><text:s/>Banville eut le mot et l’image, mais il manqua de pensée : c’est pourquoi, bulle de savon, son lyrisme est vide et déjà s’évapore.</text:p></text:note-body></text:note></text:span>. Mais avec le Parnasse dérivé de Gautier, quand le souci de la forme vint primer tous les autres, le lyrisme subit une éclipse à peu près complète. Grâce aux efforts du symbolisme qui réussit enfin à faire du poète un homme libre, il eut à sa disposition les moyens de renaître, et maintenant il est à croire que, profitant des dernières conquêtes, il se développera pleinement pour l’honneur de nos lettres et la joie de nos esprits. Entre tous les nouveaux venus,<text:s/>M. Michel Abadie est un de ceux dont, à ce point de vue, l’œuvre est la plus remarquable,<text:s/><text:span text:style-name="title">les Voix de la Montagne</text:span><text:s/>ont, en effet, cette particularité d’être<text:s/><text:span text:style-name="T857">essentiellement</text:span><text:s/>et<text:s/><text:span text:style-name="T858">uniquement</text:span><text:s/>lyriques ;<text:s/>cela veut dire en même temps que ce livre<text:s/>est très noble, et cela doit engager à le connaître et à l’aimer, se compose de trente-trois poèmes ou sonnets répartis en quatre groupes entre un prologue et un épilogue :<text:s/>ce sont les<text:s/><text:span text:style-name="title">Eaux sauvages</text:span>, les<text:s/><text:span text:style-name="title">Colombes</text:span>, la<text:s/><text:span text:style-name="title">Prophétie des soirs</text:span><text:s/>et les<text:s/><text:span text:style-name="title">Odes d</text:span><text:span text:style-name="title">’</text:span><text:span text:style-name="title">aurore</text:span><text:span text:style-name="T859"> ;</text:span><text:s/>empruntée à Michelet et placée en dessous du faux titre, nous prévenant ainsi de leur signification générale, une épigraphe dit :<text:s/><text:span text:style-name="quote.c">« </text:span><text:span text:style-name="quote.c">C</text:span><text:span text:style-name="quote.c">’</text:span><text:span text:style-name="quote.c">était la voix de la mer et du vent montant vers le soleil.</text:span><text:span text:style-name="quote.c"> »</text:span><text:s/>En réalité la mer n’est pas nommée dans les<text:s/><text:span text:style-name="title">Voix de la Montagne</text:span><text:s/>et le vent y est presque muet !<text:s/>L’inexactitude de l’épigraphe n’est cependant qu’apparente :<text:s/>la mer et le vent sont les voix de la nature, et c’est la nature dont<text:s/>M. Michel Abadie veut<text:s/><text:soft-page-break/>magnifier les voix. Tandis que<text:s/>M. Retté la glorifie<text:s/><text:span text:style-name="T860">en tant que plaine</text:span>,<text:s/><text:span text:style-name="T861">lui la célèbre en tant que montagne</text:span>. La raison en est que tous deux veulent, avant tout, être sincères et tiennent à ne parler que de ce qu’ils connaissent bien. N’habitant pas la montagne, l’auteur de<text:s/><text:span text:style-name="title">Campagne p</text:span><text:span text:style-name="title">remière</text:span><text:s/>ne pouvait ni ressentir ni exprimer les sensations qu’elle fait naître ;<text:s/>par contre, étant donnée la région où il demeure,<text:s/>M. Michel Abadie ne pouvait s’inspirer que des gaves, des lacs, des vallées et des sommets.</text:p>
      <text:p text:style-name="Corpsdetexte">Je ne crois pas que cette observation soit futile, non pas seulement parce que je suis le premier à l’avoir faite, mais encore par ce qu’elle prouve, à sa façon,<text:s/>que le lyrisme de<text:s/>M. Abadie, pas plus, du reste, que celui de<text:s/>M. Retté, n’est un lyrisme de commande. Les seules choses qui nous émeuvent profondément et qui, par suite, conformément à ma définition, peuvent exalter le poète jusqu’au lyrisme, sont les choses oui nous<text:s/><text:span text:style-name="T862">touchent</text:span><text:span text:style-name="T863">,<text:s/></text:span>au propre et au figuré. Selon le double sens du mot,<text:s/>M. Abadie a été<text:s/><text:span text:style-name="T864">touché</text:span><text:s/>par la montagne, et son émotion a été telle que sa lyre en a vibré. Sa lyre !<text:s/>ô le vieil instrument<text:s/>démodé et qu’avec une heureuse audace<text:s/>M. Abadie réinstaure !<text:s/>Il en a renouvelé les cordes, il l’a mise à l’unisson de son âme, et ni Rousseau ni Lamartine ne la reconnaîtraient maintenant :<text:s/>car sa lyre est à lui, il l’a construite avec le bois sonore de sa forêt :</text:p>
      <text:p text:style-name="quote.l">Les prophétiques lis des monts silencieux</text:p>
      <text:p text:style-name="quote.l">Allument dans mon cœur l’aube qu’il a rêvée :</text:p>
      <text:p text:style-name="quote.l">Sur ma resplendissante lyre retrouvée</text:p>
      <text:p text:style-name="quote.l">Isis pose la grâce antique de ses yeux</text:p>
      <text:p text:style-name="Corpsdetexte">Isis c’est</text:p>
      <text:p text:style-name="quote.l">L’ÉTERNELLE dont la voix d’aube fait l’aumône</text:p>
      <text:p text:style-name="quote.l">D’hymnes d’or aux Enfants divins qu’elle baisa</text:p>
      <text:p text:style-name="noindent">et qui vers le poète, dans le<text:s/><text:span text:style-name="title">Prologue</text:span><text:span text:style-name="T865">,</text:span></text:p>
      <text:p text:style-name="quote.l">S’avance aux chants des fleurs<text:s/>le<text:s/>front ceint des<text:s/>couronnes</text:p>
      <text:p text:style-name="quote.l">Que leur amour de siècle en siècle lui tressa.</text:p>
      <text:p text:style-name="Corpsdetexte">Elle lui dit :</text:p>
      <text:p text:style-name="quote.l">Ma beauté te conduit par des sentiers de rêve</text:p>
      <text:p text:style-name="quote.l">Dans le soir infini des palmes et des fleurs.</text:p>
      <text:p text:style-name="Corpsdetexte">Elle est celle</text:p>
      <text:soft-page-break/>
      <text:p text:style-name="quote.l">En qui toute<text:s/>splendeur orgueilleuse<text:s/>voit.</text:p>
      <text:p text:style-name="Corpsdetexte">Et le poète a répondu à son appel :<text:s/>il s’est enivré de vie et om<text:s/>a bu à ses torrents. Devant ses yeux éblouis, les choses se sont animées. Ou plutôt, et<text:s/>je<text:s/>demande pardon à Vadius de ce néologisme barbare, il les<text:s/><text:span text:style-name="T866">anthro</text:span><text:span text:style-name="T867">pomorphise</text:span><text:span text:style-name="T868">,</text:span><text:s/>il leur prête notre humanité même. Ainsi la<text:s/><text:span text:style-name="title">Légende des fleurs</text:span><text:span text:style-name="T869">,</text:span><text:s/>dont je détache cette strophe caractéristique :</text:p>
      <text:p text:style-name="quote.l">Votre robe, aux jardins de neige et d’isards roses,</text:p>
      <text:p text:style-name="quote.l">S’auréole pour nous d’acanthes et de buis.</text:p>
      <text:p text:style-name="quote.l">Sur vos bras frissonnants des palombes se posent</text:p>
      <text:p text:style-name="quote.l">Et dans vos lacs de ciel notre souffrance a lui.</text:p>
      <text:p text:style-name="Corpsdetexte">Et<text:s/><text:span text:style-name="title">le Lac</text:span><text:s/>qui débute par ces vers :</text:p>
      <text:p text:style-name="quote.l">Le lac dont je me<text:s/>suis approché grâce aux fleurs</text:p>
      <text:p text:style-name="quote.l">Que sa vaste prunelle innocente reflète</text:p>
      <text:p text:style-name="quote.l">Murmurait :<text:s/>« Ma souffrance a recueilli les pleurs</text:p>
      <text:p text:style-name="quote.l">Des nymphes dont le front est ceint de violettes.</text:p>
      <text:p text:style-name="Corpsdetexte">Puis c’est le poème des<text:s/><text:span text:style-name="title">Colombes</text:span><text:span text:style-name="T870">,</text:span><text:s/>où le poète nous raconte qu’il<text:s/><text:span text:style-name="quote.c">« </text:span><text:span text:style-name="quote.c">avait pour amante une folle Forêt</text:span><text:span text:style-name="quote.c"> »</text:span> :</text:p>
      <text:p text:style-name="quote.l">J’abandonnais mon front à sa lèvre odorante</text:p>
      <text:p text:style-name="quote.l">Faite de frissons clairs, de rayons et de chants.</text:p>
      <text:p text:style-name="quote.l">Ses cheveux ondoyaient sur son épaule errante</text:p>
      <text:p text:style-name="quote.l">Comme un immense vent de fleurs dans les couchants.</text:p>
      <text:p text:style-name="Corpsdetexte"><text:span text:style-name="pb">[p.<text:s/></text:span><text:span text:style-name="pb">383</text:span><text:span text:style-name="pb">]<text:s/></text:span>S’il parle d’une<text:s/><text:span text:style-name="title">Source</text:span><text:span text:style-name="T871">,</text:span><text:s/>il songe, en l’écoutant :</text:p>
      <text:p text:style-name="quote.l">L’on croirait, quand se tait le murmure des vents,</text:p>
      <text:p text:style-name="quote.l">Que c’est, parmi les fleurs, mon âme triste et douce</text:p>
      <text:p text:style-name="quote.l">Qui pleure, au lieu de cette source, dans la mousse.</text:p>
      <text:p text:style-name="Corpsdetexte">Pour rendre le<text:s/><text:span text:style-name="title">Sommeil de la Forêt</text:span><text:span text:style-name="T872">,</text:span><text:s/>il s’écrie :</text:p>
      <text:p text:style-name="quote.l">Et la forêt charmeuse et triste qui nous aime,</text:p>
      <text:p text:style-name="quote.l">En nous voyant, sourit, sommeillant à demi.</text:p>
      <text:p text:style-name="quote.l">Puis, lasse, dans les fleurs qu’elle-même parsème</text:p>
      <text:p text:style-name="quote.l">Entre les bras d’un dieu la Forêt s’endormit.</text:p>
      <text:soft-page-break/>
      <text:p text:style-name="Corpsdetexte">La<text:s/><text:span text:style-name="title">Cabane</text:span><text:span text:style-name="T873">,</text:span><text:s/>elle-même, revêt une personnalité tout humaine. Dans les<text:s/><text:span text:style-name="title">Nuptiales Fleurs,</text:span><text:s/>il voit<text:s/><text:span text:style-name="quote.c">« </text:span><text:span text:style-name="quote.c">le soir s</text:span><text:span text:style-name="quote.c">’</text:span><text:span text:style-name="quote.c">accouder aux crêtes des rivages</text:span><text:span text:style-name="quote.c"> »</text:span>, ou bien, si la<text:s/><text:span text:style-name="title">Barque</text:span><text:s/>l’entraîne<text:s/><text:span text:style-name="quote.c">« </text:span><text:span text:style-name="quote.c">vers l</text:span><text:span text:style-name="quote.c">’</text:span><text:span text:style-name="quote.c">Î</text:span><text:span text:style-name="quote.c">le sombre des larmes</text:span><text:span text:style-name="quote.c"> »</text:span>, il aperçoit la Nuit cueillant les pleurs<text:s/><text:span text:style-name="quote.c">« </text:span><text:span text:style-name="quote.c">des pauvres pèlerins</text:span><text:span text:style-name="quote.c"> »</text:span>.</text:p>
      <text:p text:style-name="Corpsdetexte">Cette manière de comprendre et d’interpréter la Nature nous ramènerait-elle à plus de cent ans en arrière, comme<text:s/>M. Paul Adam fait semblant de le redouter ?<text:s/>J’estime plutôt qu’elle marque une évolution qui n’est pas à craindre et dont il y a lieu, tout au contraire, de tirer quelque espoir. Elle nous permettra de prendre contact avec tout ce qui nous entoure, elle développera en nous l’instinct, atrophié jusqu’ici, de l’amour universel, et, merveille que nos aînés ignorèrent, en multipliant nos motifs d’extase, elle augmentera nos motifs de joie. Car voici encore un besoin particulier à la jeunesse actuelle :<text:s/>elle s’évade violemment des tristesses plus ou moins fausses où se complut la génération antérieure, elle cherche et veut la joie, et elle travaille de toutes ses forces à la faire naître en elle :<text:s/>les pessimistes aujourd’hui ne sont plus de saison. Or je trouve justement dans les<text:s/><text:span text:style-name="title">Voix de la Montagne</text:span><text:s/>une très belle confirmation de cette tendance :<text:s/>les poèmes les plus accomplis de ce recueil sont, en effet, ceux-là mêmes qui sont des hymnes à l’allégresse, notamment le<text:s/><text:span text:style-name="title">Prologue</text:span><text:s/>et<text:s/>l’<text:span text:style-name="title">É</text:span><text:span text:style-name="title">pilogue</text:span><text:span text:style-name="T874">,</text:span><text:s/>les<text:s/><text:span text:style-name="title">Odes d</text:span><text:span text:style-name="title">’</text:span><text:span text:style-name="title">A</text:span><text:span text:style-name="title">urore</text:span><text:span text:style-name="T875">,</text:span><text:s/>et ce chant véritablement splendide qu’est<text:s/><text:span text:style-name="title">la Grotte de la Mélancolie</text:span>. On peut dire de ce poème qu’il nous représente le conflit entre les deux tendances, l’une finissante et l’autre à son début encore, qui s’élève à notre époque dans l’âme de beaucoup d’entre nous. La Mélancolie s’approche du poète, parée de toutes ses grâces captieuses, et elle le tente avec l’attrait de ses douloureuses et fausses douceurs. Mais il résiste et il lui dit :</text:p>
      <text:p text:style-name="quote.l">J’aime le deuil de tes cheveux éparpillés ;</text:p>
      <text:p text:style-name="quote.l">Tes pleurs !<text:s/>dans mes humaines mains je les recueille ;</text:p>
      <text:p text:style-name="quote.l">Mais laisse mes yeux purs s’ouvrit émerveillés</text:p>
      <text:p text:style-name="quote.l">Devant l’hymne des fleurs et le rire des feuilles.</text:p>
      <text:p text:style-name="quote.l"/>
      <text:p text:style-name="quote.l">Regarde :<text:s/>mes bras teints de flammes renaissantes,</text:p>
      <text:p text:style-name="quote.l">Se tendent vers l’éveil des vallons étoilés ;</text:p>
      <text:p text:style-name="quote.l">Au matin bleu les nids embaumeront les sentes ;</text:p>
      <text:p text:style-name="quote.l">Et la brise onduleuse adorera les blés.</text:p>
      <text:p text:style-name="quote.l"/>
      <text:p text:style-name="quote.l">Sur le courroux grondant des eaux je viens m’asseoir</text:p>
      <text:p text:style-name="quote.l">Et près de ma chaumière heureuse un troupeau bêle.</text:p>
      <text:p text:style-name="quote.l">Le ciel flambe pour moi quand les chemins sont noirs.</text:p>
      <text:p text:style-name="quote.l">Mes chants sont éternels puisque la vie est belle.</text:p>
      <text:soft-page-break/>
      <text:p text:style-name="Corpsdetexte">Et, repoussée, la Mélancolie s’en va ;<text:s/>car, écoutez maintenant<text:s/>l’<text:span text:style-name="title">É</text:span><text:span text:style-name="title">pilogue</text:span><text:span text:style-name="T876"> :</text:span></text:p>
      <text:p text:style-name="quote.l">Déjà la Vie heureuse appelle,</text:p>
      <text:p text:style-name="quote.l">Par-dessus les lis des tombeaux,</text:p>
      <text:p text:style-name="quote.l">Vers une Atlantide nouvelle</text:p>
      <text:p text:style-name="quote.l">Les peuples devenus plus beaux</text:p>
      <text:p text:style-name="quote.l">……………………………………</text:p>
      <text:p text:style-name="quote.l">Et, parsemeuse de douceurs,</text:p>
      <text:p text:style-name="quote.l">La vaste allégresse des choses</text:p>
      <text:p text:style-name="quote.l">Claironne avec des sons berceurs</text:p>
      <text:p text:style-name="quote.l">Un hymne incendié de roses.</text:p>
      <text:p text:style-name="Corpsdetexte">C’est pourquoi les<text:s/><text:span text:style-name="title">Voix de la Montagne</text:span><text:s/>sont un livre qu’il ne suffit pas de lire mais qu’il importe de garder pour les heures où l’on a besoin d’un<text:s/><text:span text:style-name="T877">stimulant</text:span><text:span text:style-name="T878"> :</text:span><text:s/>il est, de plus, un<text:s/><text:span text:style-name="T879">document</text:span><text:s/>de cette renaissance lyrique dont je viens de signaler l’aurore. Pour ce qui est de la forme dont s’est servi<text:s/>M. Abadie, je noterai quelques points seulement. Le mètre qu’il emploie de préférence est l’alexandrin à césures et rimes libres, se développant en strophes de quatre vers à rimes alternées. Quant aux petits vers, aux sonnets, aux rimes plates sans strophes, il n’y a que très rarement recours ;<text:s/>du reste la plupart de ces pièces sont faibles :<text:s/>il ne s’y sent pas à l’aise. Le cadre fixe du sonnet le gêne surtout. Et cela se conçoit :<text:s/>on ne saurait ainsi d’avance assigner à un mouvement lyrique une durée déterminée, mais c’est la durée de ce mouvement même qui doit déterminer celle du poème. Or, dans ses quatrains,<text:s/>M. Abadie est<text:s/><text:span text:style-name="T880">chez lui</text:span><text:span text:style-name="T881">.</text:span><text:s/>Il<text:s/>s’y déploie tout à son gré et librement,<text:s/><text:span text:style-name="T882">parce qu</text:span><text:span text:style-name="T883">’</text:span><text:span text:style-name="T884">il sait qu</text:span><text:span text:style-name="T885">’</text:span><text:span text:style-name="T886">il pourra s</text:span><text:span text:style-name="T887">’</text:span><text:span text:style-name="T888">arrêter quand il voudra</text:span>. Le danger pour lui serait de ne pas s’arrêter à temps. Un poème est un peu comme un morceau d’architecture :<text:s/>il faut qu’il obéisse à certaines règles de proportions. Chez<text:s/>M. Abadie, ce souci des proportions existe, et s’il y a des reproches à lui faire, ce n’est certes point en ce sens ;<text:s/>mais plutôt, je le mettrai en garde contre des négligences qui m’ont choqué :<text:s/>répétition trop fréquente des mêmes images et des mêmes mots ;<text:s/>imprécision trop grande de quelques-unes de ses expressions, de ses pensées ou de ses figures ;<text:s/>tendances fâcheuses, parfois, vers une emphase déclamatoire ;<text:s/>maladresses nombreuses dans le maniement de ses vers, ainsi quand il les termine par des articles :</text:p>
      <text:p text:style-name="quote.l">Aux sentes des torrents songeurs tu parcours<text:s/><text:span text:style-name="T889">la</text:span><text:span text:style-name="T890"><text:s/></text:span>(31)</text:p>
      <text:p text:style-name="quote.l">Page immense…</text:p>
      <text:p text:style-name="noindent">des verbes auxiliaires séparés de leurs participes,</text:p>
      <text:soft-page-break/>
      <text:p text:style-name="quote.l">Je sais la route aride où<text:s/>pas à pas se<text:s/><text:span text:style-name="T891">sont</text:span></text:p>
      <text:p text:style-name="quote.l"><text:span text:style-name="T892">Meurtris les pieds… (69)</text:span></text:p>
      <text:p text:style-name="noindent">ou des prépositions :</text:p>
      <text:p text:style-name="quote.l">Mon cœur toujours sommeille<text:s/><text:span text:style-name="T893">sur</text:span></text:p>
      <text:p text:style-name="quote.l"><text:span text:style-name="T894">La tombe… (87)</text:span></text:p>
      <text:p text:style-name="Corpsdetexte">Toutes ces imperfections indiquent que<text:s/>M. Michel Abadie ne possède pas encore tout à fait son<text:s/><text:span text:style-name="T895">métier</text:span>. Mais comme elles proviennent, pour la plupart, de la fougue de son tempérament lyrique, il ne convient pas trop de s’en plaindre :<text:s/>c’est si beau d’être lyrique, et nous l’avons été si peu jusqu’à présent !</text:p>
      <text:p text:style-name="Corpsdetexte">M. Jean Viollis ne l’est pas du tout, bien que, pour ses débuts d’auteur, il nous ait apporté un volume de vers. De cette<text:s/><text:span text:style-name="title">Guirlande des Jours</text:span><text:span text:style-name="T896">,</text:span><text:s/>que<text:s/>M. Retté nous présenta naguère, il a dit lui-même qu’il faut y voir seulement<text:s/><text:span text:style-name="quote.c">« </text:span><text:span text:style-name="quote.c">l’</text:span><text:span text:style-name="quote.c">expression sincère d</text:span><text:span text:style-name="quote.c">’</text:span><text:span text:style-name="quote.c">émotions différentes selon la grâce et la variété des jours</text:span><text:span text:style-name="quote.c">…</text:span><text:span text:style-name="quote.c"><text:s/>Ils sont (ces poèmes) la guirlande un peu frivole d</text:span><text:span text:style-name="quote.c">’</text:span><text:span text:style-name="quote.c">une adolescence studieuse et contemplative</text:span><text:span text:style-name="quote.c"> »</text:span>, j’y vois, de plus, le dernier regard qu’avant d’entrer dans la mêlée de la Vie, le poète jette sur tout ce qui fut jusqu’alors son domaine.</text:p>
      <text:p text:style-name="Corpsdetexte">C’est comme un recueillement avant l’action, recueillement à la fois simple et grave. Le livre est plein d’une franchise toute juvénile qui fait aisément pardonner une technique insuffisante. Du reste,<text:s/>M. Viollis,<text:s/>lui-même, ne doit pas y attacher une très grande importance. Je le sais trop<text:s/><text:span text:style-name="T897">compréhensif</text:span><text:s/>pour être assuré qu’il ne se fait<text:s/>point illusion sur cette première œuvre et qu’il ne nous<text:s/>a donnée que comme un gage d’œuvres plus parfaites à venir. Voici trois mois qu’il écrivait dans cette revue :<text:s/><text:span text:style-name="quote.c">« </text:span><text:span text:style-name="quote.c">Il faut se connaître d</text:span><text:span text:style-name="quote.c">’</text:span><text:span text:style-name="quote.c">abord et puis s</text:span><text:span text:style-name="quote.c">’</text:span><text:span text:style-name="quote.c">abandonner à sa<text:s/></text:span><text:span text:style-name="T898">vraie nature</text:span><text:span text:style-name="quote.c"><text:s/>quand on l</text:span><text:span text:style-name="quote.c">’</text:span><text:span text:style-name="quote.c">a trouvée</text:span><text:span text:style-name="quote.c">.</text:span><text:span text:style-name="quote.c"> »</text:span><text:s/>Or il me semble que ce précepte si juste n’a pas cessé d’être le sien. Les articles théoriques et critiques, les vers et les proses qu’il a signés, notamment dans<text:s/>l’<text:span text:style-name="title">Effort</text:span><text:span text:style-name="T899">,</text:span><text:s/>le<text:s/><text:span text:style-name="title">Mercure</text:span><text:s/>et la<text:s/><text:span text:style-name="title">Plume</text:span>, me paraissent faire partie de ce<text:s/><text:span text:style-name="T900">cycle de la recherche</text:span><text:s/>qui précède le<text:s/><text:span text:style-name="T901">cycle de la réalisation</text:span>. C’est à ce point de vue qu’ils sollicitent et retiennent notre attention ;<text:s/>ils renferment les éléments qui nous permettront plus tard de juger ses œuvres futures.</text:p>
      <text:p text:style-name="Corpsdetexte">L<text:span text:style-name="T902">’</text:span><text:span text:style-name="title">É</text:span><text:span text:style-name="title">moi</text:span><text:span text:style-name="T903">,</text:span><text:s/>qu’il vient de publier, est déjà plus significatif que la<text:s/><text:span text:style-name="title">Guirla</text:span><text:span text:style-name="title">n</text:span><text:span text:style-name="title">de des Jours</text:span> :<text:s/>c’est, éditée avec un<text:s/><text:span text:style-name="pb">[p.<text:s/></text:span><text:span text:style-name="pb">384</text:span><text:span text:style-name="pb">]<text:s/></text:span>goût charmant qui fait honneur à<text:s/>l’<text:span text:style-name="title">Effort</text:span><text:span text:style-name="T904">,</text:span><text:s/>la vaillante revue toulousaine, l’étude d’une âme de vieille fille dans un décor de petite ville en face d’une circonstance donnée, circonstance assez insignifiante en elle-même mais qui suffit à la bouleverser :<text:s/>un<text:s/><text:soft-page-break/>capitaine et son ordonnance à loger. La vieille fille, M<text:span text:style-name="T905">lle</text:span> Aline, s’attend à recevoir un jeune officier pimpant et galant, et déjà son pauvre cœur, qui toujours se désola de n’avoir pas été aimé, est envahi d’un délicieux émoi. Mais, hélas !<text:s/>le<text:s/>beau chevalier rêvé n’est, en réalité, qu’un soudard malappris. Il s’en va, et elle se désespère en pleurant sur sa solitude et sur sa vie manquée. Volontiers j’épigraphierais ce très court récit de la phrase que M<text:span text:style-name="T906">lle</text:span> Constance, une vieille fille aussi, dit à Aline :<text:s/><text:span text:style-name="quote.c">« </text:span><text:span text:style-name="quote.c">Je crois qu</text:span><text:span text:style-name="quote.c">’</text:span><text:span text:style-name="quote.c">il y a toujours un peu de souffrance crispée dans les existences les plus paisibles.</text:span><text:span text:style-name="quote.c"> »</text:span><text:s/>Les existences les plus mornes en apparence sont, en effet, celles qu’un rien bouleverse le plus profondément :<text:s/>tout, chez elles, se dramatise. Dans<text:s/>l’<text:span text:style-name="title">É</text:span><text:span text:style-name="title">moi</text:span><text:span text:style-name="T907">,<text:s/></text:span>M. Viollis développe cette observation, sans pédantisme ni recherche. Il y emploie un style très clair et très chantant. Il y montre une vraie science des notations fines. Ces brèves pages m’ont ravi. Je ne citerai que celle-ci, faute de place pour d’autres :<text:s/><text:span text:style-name="quote.c">« </text:span><text:span text:style-name="quote.c">Elle eut alors la brusque et déchirante vision d</text:span><text:span text:style-name="quote.c">’</text:span><text:span text:style-name="quote.c">un pur<text:s/></text:span><text:span text:style-name="quote.c">matin de sa jeunesse. Et c</text:span><text:span text:style-name="quote.c">’</text:span><text:span text:style-name="quote.c">était l</text:span><text:span text:style-name="quote.c">’</text:span><text:span text:style-name="quote.c">aube, à l</text:span><text:span text:style-name="quote.c">’</text:span><text:span text:style-name="quote.c">heure où les maraîchers frissonnants amenaient dans la ville les jardinages et les bouquets. Adolescente que brisait la puberté, elle avait ouvert la fenêtre au frais matin sur son visage d</text:span><text:span text:style-name="quote.c">’</text:span><text:span text:style-name="quote.c">insomnie</text:span><text:span text:style-name="quote.c"> ;</text:span><text:span text:style-name="quote.c"><text:s/>dans la rue, une ânesse était arrêtée devant une carriole pleine de choux</text:span><text:span text:style-name="quote.c"> ;</text:span><text:span text:style-name="quote.c"><text:s/>elle était fourbue et presque pe</text:span><text:span text:style-name="quote.c">lée, ses jambes tremblaient, et</text:span><text:span text:style-name="quote.c"><text:s/>son dos conservait la dure trace du bâton</text:span><text:span text:style-name="quote.c"> ;</text:span><text:span text:style-name="quote.c"><text:s/>mais de la carriole voisine un âne s</text:span><text:span text:style-name="quote.c">’</text:span><text:span text:style-name="quote.c">était approché, qui caressai</text:span><text:span text:style-name="quote.c">t du mufle, avec amour et mansué</text:span><text:span text:style-name="quote.c">tude, le cou pitoyable de cette vieille bête ruinée</text:span><text:span text:style-name="quote.c"> ;</text:span><text:span text:style-name="quote.c"><text:s/>et lui, mâle vibrant de jeunesse et de force, n</text:span><text:span text:style-name="quote.c">’</text:span><text:span text:style-name="quote.c">était pas rebuté par la présence du malheur</text:span><text:span text:style-name="quote.c"> ! »</text:span><text:s/>— Ce tableau indique très bien la nature du talent de<text:s/>M. Viollis :<text:s/>il a le don de<text:s/>l’<text:span text:style-name="T908">observation émue</text:span>. Comme<text:s/>M. Abadie, il est ému parce qu’il est sincère. Mais tandis que le poète des<text:s/><text:span text:style-name="title">Voix de la Montagne</text:span><text:s/>s’abandonne à son émotion et, l’exaltant, s’élève au lyrisme,<text:s/>M. Viollis demeure toujours maître de la<text:s/>sienne ;<text:s/>il en observe les causes et les démêle avec précision. L’un procède par larges<text:s/>ensembles, l’autre par touches menues. Et ce dernier<text:s/>est, aussi bien que le premier de son époque :<text:s/>car si notre temps est lyrique, il est scientifique aussi. Loin de se contredire, ces deux tendances se complètent :<text:s/>à la base du lyrisme actuel se trouve la science sous la forme particulière d’une philosophie de la nature, et sous le goût, actuel aussi, pour la recherche des lois naturelles se cache une émotion qu’on ignorait auparavant.</text:p>
      <text:p text:style-name="Corpsdetexte">Ainsi la génération qui se lève semble avoir la conscience nette du beau rôle qu’elle a le devoir de jouer. La période de transition est bien près d’être close, et maintenant il va falloir édifier. Dans la préface qu’il a mise en tête de<text:s/>l’<text:span text:style-name="title">É</text:span><text:span text:style-name="title">moi</text:span>,<text:s/>M. Viollis note très justement que la jeunesse, dont il est, a su prendre conscience d’elle-même, et dans ses<text:s/><text:span text:style-name="title">Observations sur le naturisme</text:span><text:s/>que publia le<text:s/><text:span text:style-name="title">Mercure</text:span><text:span text:style-name="T909">,</text:span><text:s/>il en relève exactement les caractéristiques :<text:s/><text:span text:style-name="T910">i</text:span><text:span text:style-name="T911">o</text:span><text:span text:style-name="T912"><text:s/></text:span>au point de<text:s/><text:soft-page-break/>vue esthétique, réaction contre l’art pour l’art ;<text:s/>2<text:span text:style-name="T913">o</text:span><text:s/>au point de vue moral, exclusion de toute théorie de renoncement ou d’affaissement ;<text:s/>3<text:span text:style-name="T914">o</text:span><text:s/>au point de vue social, efforts d’une civilisation où le maximum de liberté serait acquis aux énergies individuelles harmonisées dans le double intérêt des individus et de l’espèce. En somme cela revient à dire que chacun veut se reprendre pour<text:s/><text:span text:style-name="T915">vivre selon son être</text:span><text:span text:style-name="T916"> ;</text:span><text:s/>et tous luttent pour parvenir à cet idéal. Est-ce à dire qu’ils se préoccupent d’opposer aux anciens programmes de nouvelles<text:s/>formules, de fonder de petites écoles où les vanités se congratulent ?<text:s/>Non, et rien n’est plus heureux. À<text:s/>ce propos,<text:s/>M. Viollis dit encore :<text:s/><text:span text:style-name="quote.c">« </text:span><text:span text:style-name="quote.c">On ne saurait exprimer trop souvent l</text:span><text:span text:style-name="quote.c">’</text:span><text:span text:style-name="quote.c">allégresse qui nous transporte à voir la jeunesse littéraire s</text:span><text:span text:style-name="quote.c">’</text:span><text:span text:style-name="quote.c">unir enfin, en dehors des programmes et des écoles, pour réaliser cette tendance qui la pousse vers la vie normalement comprise et vécue sous toutes ses formes</text:span><text:span text:style-name="quote.c">.</text:span><text:span text:style-name="quote.c"> »</text:span><text:s/>Il serait donc absurde de l’englober tout entière dans le groupe, intéressant d’ailleurs, qui eut le tort, en se dénommant naturiste, de s’affubler d’une étiquette.<text:s/>M. Paul Adam ne l’a pas compris. Il n’a pas vu combien le mouvement était plus vaste. Tout, pour lui, s’est résumé dans le naturisme, et il y a tout fait entrer de force, même<text:s/>M. Viollis, alors que<text:s/>M. Viollis n’a jamais parlé de cette doctrine qu’avec une très grande réserve, déclarant que<text:s/><text:span text:style-name="quote.c">« </text:span><text:span text:style-name="quote.c">la th</text:span><text:span text:style-name="quote.c">éorie naturiste, si noble pour concevoir la vie, n</text:span><text:span text:style-name="quote.c">’</text:span><text:span text:style-name="quote.c">offre que des ressources restreintes pour l</text:span><text:span text:style-name="quote.c">’</text:span><text:span text:style-name="quote.c">exprimer</text:span><text:span text:style-name="quote.c"> »</text:span>,<text:s/>et ne se gênant pas pour écrire que<text:s/><text:span text:style-name="quote.c">« </text:span><text:span text:style-name="quote.c">ce qui pou</text:span><text:span text:style-name="quote.c">rrait nuire à cette doctrine, c’</text:span><text:span text:style-name="quote.c">est d</text:span><text:span text:style-name="quote.c">’</text:span><text:span text:style-name="quote.c">être précisément une doctrine</text:span><text:span text:style-name="quote.c"> »</text:span> !</text:p>
      <text:p text:style-name="Corpsdetexte">Le but que l’on poursuit dépasse tous les manifestes :<text:s/>on veut tout simplement le bonheur !<text:s/>et c’est en vivant selon son être que l’on espère le réaliser. Chimère !<text:s/>s’écriera-t-on. Nous répondrons :<text:s/>qu’importe !<text:s/>N’est-ce point un bonheur que de croire au bonheur ?<text:s/>Sous l’influence de cette croyance, les œuvres<text:s/>de joie naîtront. Avec les<text:s/><text:span text:style-name="title">Voix de la Montagne</text:span>,<text:s/>M. Michel Abadie nous en donne l’assurance, et<text:s/>M. Jean Viollis nous confirme dans cet espoir par les nobles idées qu’il propage et qu’un jour il résuma<text:span text:style-name="Appelnotedebasdep."><text:note text:note-class="footnote" text:id="_ftn56"><text:note-citation>57</text:note-citation><text:note-body><text:p text:style-name="Notedebasdepage"><text:s/>Numéro de l’<text:span text:style-name="title">Effort</text:span><text:s/>d’avril 1896.</text:p></text:note-body></text:note></text:span><text:s/>dans cette phrase :<text:s/><text:span text:style-name="quote.c">« </text:span><text:span text:style-name="quote.c">Lutter contre la</text:span><text:span text:style-name="quote.c"><text:s/></text:span><text:span text:style-name="pb">[p.<text:s/></text:span><text:span text:style-name="pb">385</text:span><text:span text:style-name="pb">]<text:s/></text:span><text:span text:style-name="quote.c">souffr</text:span><text:span text:style-name="quote.c">ance et réaliser un maximum de joie</text:span><text:span text:style-name="quote.c"> ;</text:span><text:span text:style-name="quote.c"><text:s/>harmoniser les intérêts individuels et les intérêts sociaux, c</text:span><text:span text:style-name="quote.c">’</text:span><text:span text:style-name="quote.c">est-à-dire faire naître d</text:span><text:span text:style-name="quote.c">’</text:span><text:span text:style-name="quote.c">abord tout le bonheur possible, puis en faciliter l</text:span><text:span text:style-name="quote.c">’</text:span><text:span text:style-name="quote.c">intégral et libre jeu</text:span><text:span text:style-name="quote.c">.</text:span><text:span text:style-name="quote.c"> »</text:span></text:p>
      <text:p text:style-name="Corpsdetexte">Que toutes les bonnes volontés s’y appliquent !<text:s/>Et nous verrons de beaux jours.</text:p>
      <text:p text:style-name="postscript"><text:span text:style-name="T917">P.-</text:span><text:span text:style-name="T918">S.</text:span><text:s/>— Dans ma suivante<text:s/><text:span text:style-name="title">Expertise</text:span>, je parlerai de MM. Sarrazin et Frapié, Georget,<text:s/>Sueur, et Laurenty.</text:p>
      <text:p text:style-name="P919"><text:bookmark-start text:name="bookmark79"/><text:bookmark-end text:name="bookmark79"/>LOUIS DE SAINT-JACQUES.</text:p>
      <text:h text:style-name="Titre1" text:outline-level="1"><text:bookmark-start text:name="bookmark83"/><text:bookmark-end text:name="bookmark83"/><text:soft-page-break/><text:span text:style-name="pb">[p.<text:s/></text:span><text:span text:style-name="pb">498</text:span><text:span text:style-name="pb">]<text:s/></text:span>Expertises<text:s/>XI</text:h>
      <text:p text:style-name="dateline">1<text:span text:style-name="T920">er</text:span> juillet 1897.</text:p>
      <text:p text:style-name="argument"><text:span text:style-name="T921">Gabriel Sarrazin</text:span><text:span text:style-name="T922"> </text:span><text:span text:style-name="T923">:</text:span><text:span text:style-name="T924"><text:s/></text:span><text:span text:style-name="title">le Roi de la Mer</text:span><text:span text:style-name="T925">.</text:span><text:span text:style-name="T926"><text:s/>— </text:span><text:span text:style-name="T927">Léon Frapié</text:span><text:span text:style-name="T928"> :</text:span><text:span text:style-name="T929"><text:s/></text:span><text:span text:style-name="title">l’Ins</text:span><text:span text:style-name="title">titutrice de province</text:span><text:span text:style-name="T930">. —</text:span><text:span text:style-name="T931"> </text:span><text:span text:style-name="T932">Alphonse Georget</text:span><text:span text:style-name="T933"> </text:span><text:span text:style-name="T934">:</text:span><text:span text:style-name="T935"><text:s/></text:span><text:span text:style-name="title">Rêve brisé</text:span><text:span text:style-name="T936">.</text:span><text:span text:style-name="T937"><text:s/></text:span><text:span text:style-name="T938">—</text:span><text:span text:style-name="T939"> </text:span><text:span text:style-name="T940">Albert Sueur</text:span><text:span text:style-name="T941"> :</text:span><text:span text:style-name="T942"><text:s/></text:span><text:span text:style-name="title">Crise de jeunesse</text:span><text:span text:style-name="T943">. —</text:span><text:span text:style-name="T944"> </text:span><text:span text:style-name="T945">Jean Laurent</text:span><text:span text:style-name="T946">y</text:span><text:span text:style-name="T947"> :<text:s/></text:span><text:span text:style-name="title">Joie morte</text:span><text:span text:style-name="T948">.</text:span></text:p>
      <text:p text:style-name="Corpsdetexte">Cinq romans. Pas un chef-d’œuvre. Mais que m’importe !<text:s/>C’est la vie !<text:s/>Tout nous suggère des pensées, si nous savons penser. Savoir penser, cela suffit.</text:p>
      <text:p text:style-name="Corpsdetexte">(Tiens !<text:s/>on dirait le début d’une<text:s/><text:span text:style-name="title">Ballade</text:span><text:s/>de Paul Fort…)</text:p>
      <text:p text:style-name="Corpsdetexte">Je m’efforce de penser. Mais que parfois c’est difficile !<text:s/>Cinq romans défilent devant mes yeux lassés. Mais ils sont en pile !<text:s/>Arrêtons-en la pile, avant qu’elle ait passé…<text:s/>etc. Or, si je les considère, je vois que je les ai rangés par<text:s/><text:span text:style-name="T949">ordre de sympathie décroissante</text:span>, j’entends de la sympathie que j’éprouve pour eux. Par suite, rien d’absolu ;<text:s/>rien que du relatif, au contraire. Et comme je n’impose mon ordre à personne, chacun est libre de le modifier, pourvu toutefois que je demeure libre moi-même de préférer<text:s/>M. Sarrazin, par exemple, à<text:s/>M. (ou M<text:span text:style-name="T950">m</text:span><text:span text:style-name="T951">e</text:span>, d’après Rachilde) Laurenty.</text:p>
      <text:p text:style-name="Corpsdetexte">Si j’aime<text:s/>M. Sarrazin, ce n’est point tant pour ses livres que pour son caractère. Sa carrière d’écrivain aura été,<text:s/>j’estime, étrangement mélancolique, car il est<text:s/><text:span text:style-name="T952">celui q</text:span><text:span text:style-name="T953">ui n</text:span><text:span text:style-name="T954">’</text:span><text:span text:style-name="T955">a pu réaliser son idéal</text:span><text:span text:style-name="T956">.</text:span><text:s/>Critique et traducteur, il fut un des premiers à vouloir nous faire connaître la poésie anglaise contemporaine ;<text:s/>l’idée était louable, mais les études et les traductions qu’il nous donna ne le furent pas. Romancier, il a tenté de célébrer l’héroïsme, et il n’a mis sur pied que des héros de carton ;<text:s/>il s’efforça d’être lyrique, et le lyrisme lui manqua. Et cependant, malgré ces défaites,<text:s/>M. Sarrazin est supérieur à bien d’autres :<text:s/>il est sincère. Loin de se croire un génie, il aperçoit très bien ses défaillances. Je suis persuadé que jamais il n’a été satisfait de ses livres. Il me plaît de m’imaginer qu’il a dû en souffrir. Car<text:s/>toutes les fois que l’on a peiné sur une besogne, on est heureux qu’elle soit<text:s/><text:span text:style-name="T957">accomplie</text:span>, c’est-à-dire qu’elle soit<text:s/><text:span text:style-name="T958">parfaite</text:span><text:s/>au double sens du mot. Mais que l’on songe à son malheur de ne pouvoir se décerner une pareille récompense !<text:s/>Avec la<text:s/><text:span text:style-name="title">Montée</text:span><text:span text:style-name="T959"><text:s/></text:span>et les<text:s/><text:span text:style-name="title">Mémoires d</text:span><text:span text:style-name="title">’</text:span><text:span text:style-name="title">un Centaure</text:span>, il lui était permis, et à nous aussi qui l’aimons, d’espérer de futurs progrès. On se persuadait que c’était un défaut de métier, l’inexpérience d’un débutant, et que cela disparaîtrait à la<text:s/>longue. Maintenant que nous avons lu<text:s/><text:span text:style-name="title">le Roi de la Mer</text:span><text:span text:style-name="T960">,<text:s/></text:span>il devient très incertain de conserver ce bel optimisme :<text:s/>M. Sarrazin, c’est triste à dire, en est toujours au même point, et le nouvel échec qu’il éprouve provient des mêmes erreurs.</text:p>
      <text:p text:style-name="Corpsdetexte">Tout d’abord, réitérant sa tentative du<text:s/><text:span text:style-name="title">Centaure</text:span>, il s’est obstiné à introduire dans un récit<text:s/><text:soft-page-break/>moderne des éléments de merveilleux légendaire. Il<text:s/>ne s’est pas rendu compte qu’à chaque époque correspondait son merveilleux,<text:s/><text:span text:style-name="T961">celui-là seu</text:span><text:span text:style-name="T962">l</text:span><text:span text:style-name="T963">.</text:span><text:s/>Il<text:s/>s’est évertué vainement à fabriquer et galvaniser en son<text:s/><text:span text:style-name="title">Roi de la Mer</text:span><text:s/>un succédané dégénéré de<text:s/><text:span text:style-name="title">Siegfried harpiste et vierge</text:span>, descendant des Vikings, grand redresseur de torts et coureur d’aventures. Il l’affuble d’un justaucorps de soie blanche et d’une aimable chevelure blonde. Il lui a donné le commandement du<text:s/><text:span text:style-name="T964">Cygne noir</text:span>, cette frégate qui est un oiseau !<text:s/>Passe encore sur le rococo du décor, s’il était<text:s/><text:span text:style-name="T965">situé en son temps</text:span>. Mais le placer en l’an de grâce 1826, en pleine période de l’insurrection des Grecs contre les Turcs ;<text:s/>accoutrer cette histoire, assez banale en somme, d’une jeune fille qui se sauve à bord du<text:s/><text:span text:style-name="T966">Cygne noir</text:span><text:span text:style-name="T967">,</text:span><text:s/>épouse le roi de la Mer et meurt avec lui dans un abordage ;<text:s/>parsemer ce fait<text:s/>divers de visions, d’évocations et de songes à la manière antique !<text:s/>on se doute du monstre mort-né résultant de rapprochements aussi bizarres. Le<text:s/><text:span text:style-name="title">Roi de la Mer</text:span><text:span text:style-name="T968"><text:s/></text:span>rejoint bien le<text:s/><text:span text:style-name="title">Centaure</text:span><text:span text:style-name="T969"> :</text:span><text:s/>il est son frère jumeau. Ajoutez que cet appareil, en soi fort défraîchi, n’a pour but, en définitive, que de cacher un immense néant ;<text:s/>enlevés les accessoires, il n’y a rien derrière. Wilfrid, le roi des flots, et sa fiancée Aurore, sont aussi désolants de banalité<text:s/>que des sujets de pendule. On ne sait pourquoi ils agissent. On ignore le but que<text:s/>M. Sarrazin s’est proposé en nous racontant<text:s/>leurs amours au dénouement si déplorable. On cherche l’idée du livre et on ne la trouve pas. Mais on trouve des vices de construction, tels que le récit de Wilfrid qui tient plus du quart du volume, des maladresses d’exécution comme les propos des matelots que<text:s/>M. Sarrazin ne parvient pas à faire converser, ou de malheureux essais de phrases qui veulent être rythmées et musicales et dont le mouvement s’arrête, malgré l’huile laborieuse qui s’ingénie à les assouplir. Et pourtant l’on pardonnerait ces fautes de forme si l’on tirait du volume quelque idée à donner en pâture à notre faim intellectuelle. Or c’est à peine si nous y découvrons de très pâles indications, d’infiniment vagues tendances. La<text:s/><text:span text:style-name="title">Montée</text:span><text:s/>et le<text:s/><text:span text:style-name="title">Centaure</text:span><text:s/>ne nous fournissaient pas davantage ;<text:s/>et c’est toute notre déception en présence du<text:s/><text:span text:style-name="title">Roi de la Mer</text:span>. Chez un écrivain, les tendances ne constituent pas le talent ;<text:s/>elles ne servent qu’à nous faire connaître<text:s/>l’<text:span text:style-name="T970">homme</text:span><text:s/>qui est en lui. À<text:s/>ce point de vue, et<text:s/><text:span text:style-name="pb">[p.<text:s/></text:span><text:span text:style-name="pb">499</text:span><text:span text:style-name="pb">]<text:s/></text:span>pour ses tendances mêmes, nous aimerons<text:s/>M. Sarrazin en tant qu<text:span text:style-name="T971">’</text:span><text:span text:style-name="T972">homme</text:span><text:span text:style-name="T973">,</text:span><text:s/>sans nous résoudre toutefois à l’admirer comme écrivain. Je me rappelle de brèves<text:s/><text:span text:style-name="title">Notes philosophiques</text:span><text:s/>qu’il a publiées récemment<text:span text:style-name="Appelnotedebasdep."><text:note text:note-class="footnote" text:id="_ftn57"><text:note-citation>58</text:note-citation><text:note-body><text:p text:style-name="Notedebasdepage"><text:s/>Dans le numéro de l’<text:span text:style-name="title">Indépendance républicaine</text:span><text:s/>du 15 mai 1897.</text:p></text:note-body></text:note></text:span>. Il y disait :<text:s/><text:span text:style-name="quote.c">« </text:span><text:span text:style-name="quote.c">Je ne suis point un héros et je me trouverais vraiment bouffon d</text:span><text:span text:style-name="quote.c">’</text:span><text:span text:style-name="quote.c">avoir de moi-même une idée semblable, sachant combien je fus et serai toujours faible et peccable. Mais nos livres sont le meilleur de nous-mêmes et, par eux, nous pouvons devenir des éveilleurs, des créateurs d</text:span><text:span text:style-name="quote.c">’</text:span><text:span text:style-name="quote.c">héroïsme. Si mes<text:s/></text:span><text:soft-page-break/><text:span text:style-name="quote.c">poèmes sonnent le son héroïque, si tel de mes lecteurs en sort l</text:span><text:span text:style-name="quote.c">’</text:span><text:span text:style-name="quote.c">âme frémissante et désireuse d</text:span><text:span text:style-name="quote.c">’</text:span><text:span text:style-name="quote.c">accomplir de grandes choses, j</text:span><text:span text:style-name="quote.c">’</text:span><text:span text:style-name="quote.c">aurai rempli ma vie</text:span><text:span text:style-name="quote.c"> ;</text:span><text:span text:style-name="quote.c"><text:s/>si peu que ce soit, celui-là aura été un peu mon fils, et, néanmoins, je le salue par avance</text:span><text:span text:style-name="quote.c"> ;</text:span><text:span text:style-name="quote.c"><text:s/>car, supérieur à moi, il aura exécuté dans la vie réelle ce que j</text:span><text:span text:style-name="quote.c">’</text:span><text:span text:style-name="quote.c">avais rêvé dans la vie idéale.</text:span><text:span text:style-name="quote.c"> »</text:span><text:s/>Voilà, si je ne me trompe, de nobles paroles, et celui qui les a prononcées ne peut avoir qu’un noble cœur. C’est pour cela que les œuvres de<text:s/>M. Sarrazin sont toujours intéressantes en dépit de leurs imperfections. S’attirer des sympathies par sa littérature et malgré elle, n’est-ce point, après tout, un prodige ?<text:s/>M. Sarrazin l’a accompli. Il est un de ces rares auteurs dont on discute les livres et dont on voudrait serrer la main.</text:p>
      <text:p text:style-name="Corpsdetexte">Serrerai-je aussi la main de<text:s/>M. Léon Frapié ?<text:s/>Mais oui, très volontiers. Pour être un livre de début, son<text:s/><text:span text:style-name="title">Institutrice de province</text:span><text:s/>n’est cependant pas exécrable. Certes, l’écriture en est terne et trop dénuée de relief, de fastidieuses longueurs s’y accumulent, l’air n’y circule pas assez. Puis<text:s/>M. Frapié ne sait pas encore très bien la méthode qu’il adoptera, s’il fera du naturalisme ou du roman psychologique :<text:s/>il hésite entre les deux formules, d’où il suit que parfois il est gauche. Pourquoi donc ne pas couper court à de telles incertitudes, en écrivant selon son tempérament ?<text:s/>Il est vrai que<text:s/>M. Frapié aura le droit de me répondre qu’il n’est pas toujours commode de dénicher son tempérament, mais qu’il y faut du temps et de l’étude, de la constance et des tâtonnements. Considérée à ce point de vue, l’<text:span text:style-name="title">Institutrice de province</text:span><text:s/>devient un livre recommandable, et j’estime qu’il l’emporte en qualités sur bien<text:s/>d’autres à qui l’on a fait le ridicule honneur de multiples éditions. Il<text:s/>est, en outre, une très bonne action. L’intrigue ?<text:s/>Il n’y en a pas. Mais la vie qui nous est racontée est si triste, si misérable, qu’elle est tout un drame et suffit à nous émouvoir profondément. Pauvre et long martyre, celui de l’infortunée que, sans plus songer à elle, on appelle une institutrice laïque !<text:s/>Il serait à désirer qu’un généreux capitaliste achetât par milliers d’exemplaires le volume de<text:s/>M. Frapié pour<text:s/>le<text:s/>répandre parmi celles qu’hypnotise la vocation d’éduquer les petites Françaises. Elles y verraient tous les déboires qui les attendent, toutes les humiliations, tous les chagrins. Et peut-être alors réfléchiraient-elles sur l’imprudence qu’elles allaient commettre et se tourneraient-elles d’un autre côté. Leurs frêles cervelles se liquéfient à décrocher le brevet supérieur. Une fois obtenus, les diplômes, la période de postulation commence. Presque pas de places disponibles, et des candidates en nombre infini !<text:s/>Les unes se découragent. Les autres persévèrent. Et quelques privilégiées seules gagnent la timbale, un emploi d’institutrice adjointe dans une école primaire de village où la nouvelle venue a immédiatement contre elle les gamines à qui elle doit apprendre à lire, les mères<text:s/>qui soutiennent la paresse et<text:s/><text:soft-page-break/>l’indiscipline de leurs enfants, l’institutrice-directrice et, si elle est jolie, tous les hommes dont elle aura repoussé les sollicitations. Mais on lui a dit que l’Administration veille de loin sur elle. Tout d’abord elle a foi en cette protection vantée. Quelques tournées de l’inspecteur lui enlèvent vite ses illusions, et la lumière peu à peu se fait dans son âme. Elle comprend qu’on l’a bernée et qu’elle est entrée dans une galère. En sortira-t-elle ?<text:s/>Elle ne le peut pas :<text:s/>elle est pauvre, il faut vivre, et sa profession est son pain. Pain noir et très dur, que l’État ne lui distribue qu’avec une parcimonie avare<text:s/>et dont cependant elle a peur d’être privée. Car la menace d’une révocation ou d’une mise à pied temporaire, d’une suspension ou d’une diminution de traitement demeure suspendue sur sa tête ;<text:s/>et, qu’elle déplaise à son inspecteur, elle est perdue. Les blâmes, les rapports défavorables, les mauvaises notes pleuvront. Sous un prétexte, elle sera déplacée et envoyée dans un poste de disgrâce, cela au moment même où elle était venue à bout de dompter<text:s/>son école :<text:s/>c’est une autre, plus protégée qu’elle, qui recueillera le bénéfice des peines qu’elle a dépensées !<text:s/>Quant à la malheureuse, si elle arrive dans un village qui<text:s/>« est pour les Sœurs », mise en interdit, elle ne pourra frayer avec personne, les boutiquiers refuseront<text:s/>« sa pratique », elle sera accablée d’avanies. Et ces tortures morales s’augmentent de maux physiques inévitables :<text:s/>névralgies, surmenage, épuisement nerveux, gastrites, et les douloureuses laryngites occasionnées par la fatigue de parler, de crier sans cesse, et pour beaucoup de pauvrettes, la fatale phtisie qui les guette, qui les attrape et qui les tue.</text:p>
      <text:p text:style-name="Corpsdetexte">J’avoue qu’avant d’avoir été initié par<text:s/>M. Léon Frapié au supplice d’une telle existence, je ne me rendais pas compte de son horreur. Maintenant je sais, je comprends toute l’abnégation dont il faut qu’une institutrice fasse preuve, tous les sacrifices auxquels elle est forcément condamnée ;<text:s/>je saisis mieux l’inconsciente cruauté des enfants envers celles qui, chaque jour, donnent leur vie pour leurs élèves ;<text:s/>et je m’afflige de l’inconcevable injustice dont nous sommes tous coupables à l’encontre de ces victimes obscures et méconnues. Ces misères,<text:s/>M. Frapié nous les expose avec une émotion qui est vraiment communicative, en homme qui a dû les voir de très près. Nous sentons que rien de ce qu’il nous dit n’est exagéré. C’est pourquoi nous nous intéressons à M<text:span text:style-name="T974">lle</text:span> Louise Chardon, l’héroïque institutrice dont il raconte les peines. Le roman est imparfait, mais<text:s/>le<text:s/>document est de premier ordre. Je ne regrette pas de l’avoir lu :<text:s/>j’y ai trouvé un enseignement. Et puisque je n’ai pas perdu mon temps à<text:s/>le<text:s/>lire,<text:s/>M. Frapié<text:s/>n’a pas perdu<text:s/>le<text:s/>sien en l’écrivant.</text:p>
      <text:p text:style-name="Corpsdetexte">Exigeons ainsi d’un livre qu’il nous serve de quelque manière, et gardons-nous des vaines lectures. Notre vue est chose précieuse dont il est bon d’être ménager. À<text:s/>un insignifiant roman<text:s/><text:soft-page-break/>préférons la bicyclette :<text:s/>ce sport est hygiénique et ce roman ne l’est pas. Messieurs Georget et Sueur, les heures gaspillées à fixer sur papier votre<text:s/><text:span text:style-name="title">Rêve brisé</text:span><text:s/>et votre<text:s/><text:span text:style-name="title">Crise de Jeunesse</text:span>, eussent été mieux employées à l’exercice de la pédale :<text:s/>comme<text:s/>M. Frapié, vous débutez en librairie, mais il eût mieux valu pour vous attendre, avant de vous lancer, d’avoir une ombre de talent. Hélas !<text:s/>le défaut de la jeunesse fut et sera la présomption. On veut être sacré auteur, comme on tenait, au moyen-âge, à être fait chevalier :<text:s/>mais on oublie la veillée des armes !<text:s/>Or celui qui aspire aux honneurs de l’édition ne devrait jamais manquer de procéder à cette veille, afin de descendre un temps en lui-même et de bien peser sa valeur. Faute de cette précaution élémentaire, on ignore ce dont on est capable, et l’on pond d’épouvantables rossignols. Tout écolier qui, par malheur pour lui, a obtenu au moins un accessit de littérature française, s’imagine être un génie ès lettres, et s’il dédaigne de réfléchir, si de mauvais conseils l’entraînent, il y va tout de suite de ses vers de collège ou de son petit roman. Ces productions insensées s’appellent des péchés de jeunesse. Combien d’auteurs qui, en ce sens, restent jeunes toute leur vie !</text:p>
      <text:p text:style-name="Corpsdetexte">Veuillent MM. Georget et Sueur considérer que ce réflexions ne s’adressent pas à eux directement. Je déplore<text:s/>seulement que leurs livres m’aient donné lieu de les noter. Faibles devoirs qu’auraient pu composer des élèves de troisième, ils ne sont rien en eux-mêmes et ne valent que par les observations à côté dont ils peuvent être les occasions.</text:p>
      <text:p text:style-name="Corpsdetexte">À<text:s/>ce propos, une dernière remarque :<text:s/>le<text:s/><text:span text:style-name="title">Rêve brisé</text:span><text:s/>de<text:s/>M. Georget est précédé d’une préface de<text:s/>M. E. Ledrain. Cette préface, très courte du reste, est un monument de bêtise en deux pages se terminant par cette phrase<text:s/><text:span text:style-name="pb">[p.<text:s/></text:span><text:span text:style-name="pb">500</text:span><text:span text:style-name="pb">]<text:s/></text:span>ineffable :<text:s/><text:span text:style-name="quote.c">« </text:span><text:span text:style-name="quote.c">Homme, qui que tu sois, tu te reconnaîtras dans<text:s/></text:span><text:span text:style-name="title">Rêve brisé</text:span><text:span text:style-name="quote.c">. Ce sont tes projets, tes pâles amours, tes déceptions qui t</text:span><text:span text:style-name="quote.c">’</text:span><text:span text:style-name="quote.c">apparaîtront dans l</text:span><text:span text:style-name="quote.c">’</text:span><text:span text:style-name="quote.c">histoire de Roger et de Rita</text:span><text:span text:style-name="quote.c">.</text:span><text:span text:style-name="quote.c"> »</text:span><text:s/>— Si<text:s/>M. Georget a signalé cette ânerie à l’attention du public sur la couverture de son roman, c’est qu’il a cru de bonne foi que<text:s/>M. Ledrain louait ce<text:s/>fruit de sa cervelle et qu’un éloge de ce Monsieur était une recommandation. Voilà une erreur très grave, dérivée de cette autre :<text:s/>que, pour qu’un livre réussisse, il faut qu’il soit présenté. Or celui qui a de pareilles idées en littérature ne sera jamais qu’un commerçant, un pharmacien qui espère vendre ses drogues en les accompagnant de médicales attestations. L’écrivain qui a foi en son œuvre la présente lui-même en la laissant se présenter toute seule ;<text:s/>car, si son œuvre est parfaite, elle n’a besoin de personne :<text:s/><text:span text:style-name="T975">elle se suffit</text:span>. En outre, de tels certificats, dont le bénéficiaire escompte l’effet, n’aboutissent pas d’ordinaire au résultat attendu :<text:s/>depuis Victor Hugo, on s’en méfie. Il fut, en effet, le créateur du genre, et peut-être voulut-il le dénuer à tout jamais d’importance par l’usage même qu’il en fit, délivrant des brevets<text:s/><text:soft-page-break/>d’immortalité aux innombrables naïfs qui lui en faisaient la demande, aux concierges qui lui dédiaient leurs odes tout aussi bien qu’aux savetiers qui lui adressaient leurs élégies. Ainsi, constamment bienveillant, il s’attira des reconnaissances et prévint que ses louanges ne fussent prises au sérieux. Et il a réussi. On souriait quand, de droite et de gauche, il distribuait ses ironiques bénédictions. Mais quand c’est un Ledrain qui opère, le sourire ne suffit plus :<text:s/>on rit et l’on se tord.</text:p>
      <text:p text:style-name="Corpsdetexte">Achevons enfin cette Expertise par un morceau délicieux. Les motifs de joie sont très rares, et celui que nous présente la<text:s/><text:span text:style-name="title">Joie morte</text:span>, de Jean Laurenty, ne se rencontre pas tous les jours. L’auteur nous avait déjà régalés d’un roman et d’une petite pièce en cinq actes dont le haut goût était incontestable :<text:s/>l’un était<text:s/>l’<text:span text:style-name="title">Amour pervers</text:span>, et l’autre,<text:s/><text:span text:style-name="title">Inceste d</text:span><text:span text:style-name="title">’</text:span><text:span text:style-name="title">âmes</text:span>. Mais certes, combien<text:s/><text:span text:style-name="title">Joie morte</text:span><text:s/>est moins banale encore !<text:s/>Cela commence par un viol et finit par la syphilis. Mais pas une syphilis ordinaire !<text:s/>Il s’agit de celle qu’une mère attrape en soignant son fils !!!<text:s/>Et cela n’est pas commun du tout…</text:p>
      <text:p text:style-name="Corpsdetexte">Cette ordure est assaisonnée de fastidieuses citations coupées dans Schopenhauer, arrosée de pleurs, secouée de sanglots, éventée de soupirs, fleurie de mutes de français et relevée d’incorrections typographiques. Eh bien !<text:s/>tout cela n’est rien si l’on n’en rapproche le jugement que M<text:span text:style-name="T976">me</text:span> Rachilde en a porté. M<text:span text:style-name="T977">m</text:span><text:span text:style-name="T978">e</text:span> Rachilde, dont l’imagination est si pure qu’elle ne peut demeurer en ce monde et s’envole sur des ailes de colombe jusqu’à l’angélique royaume des<text:s/><text:span text:style-name="title">Hors-nature</text:span><text:span text:style-name="T979">,</text:span><text:s/>M<text:span text:style-name="T980">me</text:span> Rachilde dont les moindres pensées s’idéalisent de candeur céleste, a vite découvert en Jean Laurenty une sœur, et elle la béatifie, sans hésiter, en la qualifiant de<text:s/><text:span text:style-name="quote.c">« </text:span><text:span text:style-name="quote.c">vertueuse, charmeuse et douce</text:span><text:span text:style-name="quote.c"> »</text:span>. Vertueuse !<text:s/>Ô<text:s/>M<text:span text:style-name="T981">m</text:span><text:span text:style-name="T982">e</text:span> Jean Laurenty, vertueuse, charmeuse et douce !<text:s/>Puisque M<text:span text:style-name="T983">m</text:span><text:span text:style-name="T984">e</text:span> Rachilde le dit, nous reconnaissons que vos œuvres ne procèdent que d’un esprit éminemment chaste, qu’en dehors de vos conceptions rien ne saurait être charmant, et que votre douceur, empruntée aux séraphins les plus importants en grade, évite soigneusement de geindre et de larmoyer. Aussi ne faut-il pas que vous soyez plus longtemps inconnue. Quand l’Église aura placé Jeanne d’Arc sur ses autels, je propose qu’elle instruise votre cause et que M<text:span text:style-name="T985">m</text:span><text:span text:style-name="T986">e</text:span> Rachilde en soit le très saint promoteur !</text:p>
      <text:p text:style-name="Corpsdetexte">Et qu’on se hâte vite de le faire ;<text:s/>sinon M<text:span text:style-name="T987">m</text:span><text:span text:style-name="T988">e</text:span> Laurenty sera au bout de son rouleau. Car il y a bien des degrés dans l’ignoble, mais on<text:s/>finit cependant par rouler jusqu’au bas de l’échelle, si l’on ne résiste pas au vertige<text:s/>de la boue. Celui qui aime la fange y périra ;<text:s/>et la fange, elle-même, est improductive :<text:s/>elle tue le sol qui la reçoit. Voici ce que je voudrais faire comprendre :<text:s/>il ne faut pas confondre la fange avec le fumier. Le naturalisme n’a pas craint de remuer parfois le fumier, et il avait raison parce que<text:s/>le<text:s/>fumier est une matière vivante et que<text:s/><text:soft-page-break/>toute manifestation de vie est aussi manifestation de beauté. Mais le rachildisme, le culte exclusif de toutes les perversités, c’est-à-dire de toutes les fanges, est infécond par essence, parce que la fange est morte et que d’elle rien ne peut germer. Quand il y a de la fange dans un champ, on n’a qu’une seule ressource :<text:s/>il faut l’enlever au plus tôt avant que la terre en soit empoisonnée. Quand il y a du rachildisme dans une littérature, la même opération s’impose. Assez de turpitudes stériles et niaises. Et toutes les fois qu’on nous racontera des histoires de ce genre, de deux frères unis par une passion hors nature ou d’une mère syphilisée par son fils, jetons au ruisseau de pareils livres ou lançons-le aux balayures ;<text:s/>deux bibliothèques seulement leur conviennent :<text:s/>l’égout ou le dépotoir.</text:p>
      <text:p text:style-name="P989">LOUIS DE SAINT-JACQUES.</text:p>
      <text:p text:style-name="postscript"><text:span text:style-name="T990">P.-</text:span><text:span text:style-name="T991">S.</text:span><text:s/>— Dans ma douzième<text:s/><text:span text:style-name="title">Expertise</text:span> :<text:s/><text:span text:style-name="title">les Heures claires</text:span><text:s/>de<text:s/>M. Émile Verhaeren et<text:s/><text:span text:style-name="title">la Clarté de Vie</text:span><text:s/>de<text:s/>M. Francis Vielé-Griffin.</text:p>
      <text:p text:style-name="postscript">À<text:s/>corriger, les deux errata suivants qui se sont glissés dans ma dernière expertise :</text:p>
      <text:p text:style-name="postscript"><text:span text:style-name="T992">i</text:span><text:span text:style-name="T993">o</text:span><text:s/>page 382,<text:s/><text:span text:style-name="T994">i</text:span><text:span text:style-name="T995">re</text:span> colonne, ligne 63 :<text:s/>« cela veut dire en même temps que ce<text:s/><text:span text:style-name="T996">livre</text:span><text:s/>est très noble », et non pas, ce<text:s/><text:span text:style-name="T997">lion</text:span><text:span text:style-name="T998">.</text:span></text:p>
      <text:p text:style-name="postscript"><text:span text:style-name="T999">2</text:span><text:span text:style-name="T1000">o</text:span><text:s/>page, 382 2<text:span text:style-name="T1001">e</text:span> colonne, ligne 44 :<text:s/>« Elle est celle…</text:p>
      <text:p text:style-name="quote.l">« <text:span text:style-name="T1002">En qui toute splendeur orgueilleuse voit</text:span> »</text:p>
      <text:p text:style-name="postscript">au lieu du galimatias que l’on a imprimé.</text:p>
      <text:h text:style-name="Titre1" text:outline-level="1"><text:bookmark-start text:name="bookmark84"/><text:bookmark-start text:name="bookmark89"/><text:bookmark-end text:name="bookmark84"/><text:bookmark-end text:name="bookmark89"/><text:span text:style-name="pb">[p.<text:s/></text:span><text:span text:style-name="pb">515</text:span><text:span text:style-name="pb">]<text:s/></text:span>Expertises<text:s/>XII.<text:s/><text:line-break/><text:span text:style-name="title">Les Heures claires</text:span><text:s/>de M. Émile Verhaeren et<text:s/><text:span text:style-name="title">La Clarté de vie</text:span><text:s/>de M. Francis Vielé-Griffin</text:h>
      <text:p text:style-name="dateline">15 juillet 1897.</text:p>
      <text:p text:style-name="Corpsdetexte">…<text:s/>Puis, doux jeune homme, quand, après bien des essais et de nombreuses expériences, tu seras parvenu à la conquête de toi-même, quand tu sauras comment tu dois te comporter vis-à-vis de ta chère âme enfin soumise et conquise, lorsque tu te posséderas, pour ainsi dire, sur le bout du doigt,<text:s/>ne va pas croire candidement que ta plus dure besogne est finie ;<text:s/>il t’en reste une plus difficile encore :<text:s/>il s’agit de te développer.</text:p>
      <text:soft-page-break/>
      <text:p text:style-name="Corpsdetexte">Or il n’y a qu’un développement possible. Demande-le aux champs et ils te le diront. Ils te diront qu’un rosier ne se fleurit jamais que de roses, que le chêne a porté et<text:s/>portera toujours des glands. Ils te diront que, de l’amande,<text:s/>l’amandier sort fatalement, et que cet amandier ne cesse pas d’être amandier, et qu’il donne à son tour des amandes. Et si tu réfléchis à tout cela, tu comprendras la grande loi à laquelle obéissent les choses :<text:s/><text:span text:style-name="T1003">tout</text:span><text:span text:style-name="T1004">es se développent conformément à</text:span><text:span text:style-name="T1005"><text:s/>leur nature</text:span><text:span text:style-name="T1006">.</text:span><text:s/>As-tu saisi la tienne ?<text:s/>Écoute alors l’enseignement des plantes, fais comme elles, exactement comme elles, et tes fleurs seront magnifiques. Toutes seront venues de toi et toutes seront à toi. Mais si tu tentes, au contraire, de t’écarter de ta nature et de produire des fruits qu’il ne t’appartient pas d’avoir, ton œuvre sera inféconde :<text:s/>l’avortement te punira. Ah !<text:s/>n’en doute pas, ô doux jeune homme que j’aime et que je veux rassasier de trésors !<text:s/>Ma voix est peut-être trop faible, et tu ne m’entends pas bien ?<text:s/>Qu’importe, en vérité !<text:s/>À<text:s/>défaut d’elle, je t’offre deux livres à lire. Ils te confirmeront la loi que je t’énonce :<text:s/>je te les ai choisis dans ce seul but.</text:p>
      <text:p text:style-name="Corpsdetexte">Les<text:s/><text:span text:style-name="title">Heures claires</text:span><text:s/>de<text:s/>M. Verhaeren<text:span text:style-name="Appelnotedebasdep."><text:note text:note-class="footnote" text:id="_ftn58"><text:note-citation>59</text:note-citation><text:note-body><text:p text:style-name="Notedebasdepage"><text:s/>[NdE] Orthographié Verhæren.</text:p></text:note-body></text:note></text:span><text:s/>prouvent qu’en n’obéissant pas à sa nature,<text:s/>le<text:s/>poète, si excellent soit-il, n’aboutit qu’au médiocre, tandis que, par sa<text:s/><text:span text:style-name="title">Clarté de vie</text:span>,<text:s/>M. Vielé-Griffin nous démontre l’admirable avantage qu’il y a à se développer selon son être, seule manière de réaliser par des œuvres l’idée particulière que nous avons chacun de la beauté.</text:p>
      <text:p text:style-name="Corpsdetexte">De même que tout peintre finit par se constituer<text:s/>« sa palette », tout poète finit par avoir<text:s/>« ses couleurs préférées »<text:span text:style-name="Appelnotedebasdep."><text:note text:note-class="footnote" text:id="_ftn59"><text:note-citation>60</text:note-citation><text:note-body><text:p text:style-name="Notedebasdepage"><text:s/>Étant obligé, pour s’exprimer, de se servir de syllabes et d’images, le poète, en les choisissant, est amené<text:s/><text:span text:style-name="T1007">réellement à choisir des couleurs</text:span>. L’audition colorée le guidera dans le choix des syllabes. Quant aux images, comme chacune représente, en dernière analyse, un objet<text:s/><text:span text:style-name="T1008">coloré</text:span>, celles qu’il choisira, représenteront bien des couleurs ; celles-là mêmes qu’il préfère et que lui rappellent encore ses syllabes préférées.</text:p></text:note-body></text:note></text:span>. Instinctivement il y arrive ;<text:s/>c’est par elles qu’il s’exprime ;<text:s/>ce sont elles, en un mot, qui sont la<text:s/><text:span text:style-name="T1009">forme</text:span><text:s/>de sa personnalité :<text:s/>en dehors d’elle, il n’est plus,<text:s/><text:span text:style-name="pb">[p.<text:s/></text:span><text:span text:style-name="pb">516</text:span><text:span text:style-name="pb">]<text:s/></text:span>lui. Le génie excepté, tous les talents sont forcément esclaves de cette règle ;<text:s/>et<text:s/>M. Verhaeren, qui n’est qu’un talent considérable aurait dû se rendre compte qu’il ne pouvait y échapper. Tout d’abord il broya du rouge et peignit ces truculentes<text:s/><text:span text:style-name="title">Flamandes</text:span><text:s/>dont les chairs brutales et rebondies exigent des mâles robustes et de formidables soûleries. Ce fut une débauche de tons violents qui criaient le paroxysme de la jeunesse. Vinrent ensuite<text:s/><text:span text:style-name="title">les Moines</text:span>, qui semblent marquer une transition dans la vie du poète et dont franchement on doit dire qu’ils sont des moines manques ;<text:s/>exhibition de défroques claustrales et de décors, sans aucune compréhension de<text:s/>la vie monastique. Mais après ! quel cataclysme est survenu !<text:s/>Anéanti, l’évocateur des fermes et des kermesses. À<text:s/>sa place un visionnaire étrange et prodigieusement tragique apparaît, terrifiant déformateur de paysages, bourreau forcené de<text:s/><text:soft-page-break/>son propre cœur. Au fond de sulfureuses ténèbres, il se déchiré sans trêve et hurle son infernale agonie ;<text:s/>et la série des poèmes noirs se déroule, le rouge primitif n’existe plus, si ce n’est, parfois, sous la forme de flammes qui sifflent, s’enfièvrent de frissons verdâtres et meurent, pour de nouveau bondir et mourir. Cela commence avec les<text:s/><text:span text:style-name="title">Soirs</text:span><text:s/>et se prolonge jusqu’aux<text:s/><text:span text:style-name="title">Villages illusoires</text:span><text:s/>inclusivement. Baudelaire, à côté, n’est qu’un petit garçon très pâle, quand on veut le mettre en parallèle avec celui qui a pu, sans exagérer, se décrire dans les<text:s/><text:span text:style-name="title">Heures claires</text:span><text:span text:style-name="T1010"> :</text:span></text:p>
      <text:p text:style-name="quote.l">Un chapiteau barbare où des monstres se tordent,</text:p>
      <text:p text:style-name="quote.l">Soudés entre eux, à coups de griffes et de dents,</text:p>
      <text:p text:style-name="quote.l">En un tumulte fou de sang, de cris ardents,</text:p>
      <text:p text:style-name="quote.l">De blessures et de gueules qui s’entre-mordent.</text:p>
      <text:p text:style-name="Corpsdetexte">Il est aussi celui</text:p>
      <text:p text:style-name="quote.l">…<text:s/>dont les plantes mauvaises,</text:p>
      <text:p text:style-name="quote.l">Entre des rocs d’entêtement,</text:p>
      <text:p text:style-name="quote.l">Dressent, sournoisement,</text:p>
      <text:p text:style-name="quote.l">Leurs fleurs d’encre ou de braise.</text:p>
      <text:p text:style-name="Corpsdetexte">D’encre ou de braise, du noir ou du rouge.<text:s/>M. Verhaeren connaît bien ses couleurs, et, les nommant, il me donne raison. Tant qu’il leur est resté fidèle, notre devoir de justice fut constamment d’admirer. Car les<text:s/><text:span text:style-name="title">Campagnes hallucinées</text:span>, par exemple, peuvent bien n’être, plus ou moins, que de sauvages hallucinations ;<text:s/>mais, même en les supposant telles, nous nous y intéressons malgré nous,<text:s/><text:span text:style-name="T1011">parce</text:span><text:span text:style-name="T1012"><text:s/>qu</text:span><text:span text:style-name="T1013">’</text:span><text:span text:style-name="T1014">elles sont naturelles, étant<text:s/></text:span><text:span text:style-name="T1015">sincères</text:span><text:span text:style-name="T1016">,<text:s/></text:span><text:span text:style-name="T1017">et</text:span><text:span text:style-name="T1018"><text:s/>qu</text:span><text:span text:style-name="T1019">’</text:span><text:span text:style-name="T1020">elles procèdent<text:s/></text:span><text:span text:style-name="T1021">strictement du tempérament de M. </text:span><text:span text:style-name="T1022">Verhaeren</text:span>.<text:s/>Et que ce tempérament soit névrosé ou hystérique, peu nous importe encore !<text:s/>Hystérie ou névrose, toute maladie est un phénomène<text:s/><text:span text:style-name="T1023">naturel</text:span>, et le poète malade, qui se conforme à sa maladie tandis qu’il œuvre, ne fait, après tout, que se conformer à sa nature. Si, de plus, comme<text:s/>M. Verhaeren, il possède un immense talent, il pourra en tirer de la beauté, beauté qui n’est pas à imiter et qui du reste est inimitable, mais qui est de la beauté néanmoins. S’imagine-t-on le désespéré des<text:s/><text:span text:style-name="title">Débâcles</text:span><text:s/>trempant ses pinceaux dans du bleu céleste ou travaillant ses fresques lugubres sur fond or ?<text:s/>M. Verhaeren<text:s/>n’est point fait pour les couleurs joyeuses. Durant de longues années il s’en est écarté<text:s/>d’instinct. Malheureusement voici qu’aujourd’hui l’idée lui est venue de chanter les<text:s/><text:span text:style-name="title">Heures claires</text:span><text:span text:style-name="T1024"> ;</text:span><text:s/>il s’est efforcé de roucouler, et, inhabile aux modulations sereines, sa tonnante voix d’airain s’est cassée. Il s’est essayé à l’amour rose, et, quelques strophes mises<text:s/><text:soft-page-break/>à part, il n’a été que gauche et lourd :</text:p>
      <text:p text:style-name="quote.l">Je ne détaille pas, ni quels nous sommes</text:p>
      <text:p text:style-name="quote.l">L’un pour l’autre, ni les pourquois ni les raisons :</text:p>
      <text:p text:style-name="quote.l">Tout doute est mort, en ce jardin de floraisons</text:p>
      <text:p text:style-name="quote.l">Qui s’ouvre en nous et hors de nous, si loin des hommes.</text:p>
      <text:p text:style-name="Corpsdetexte">Ou ceci :</text:p>
      <text:p text:style-name="quote.l">Le don du corps, lorsque l’âme est donnée.</text:p>
      <text:p text:style-name="quote.l">N’est rien que l’embellissement</text:p>
      <text:p text:style-name="quote.l">De deux tendresses entraînées</text:p>
      <text:p text:style-name="quote.l">L’une vers l’autre éperdûment.</text:p>
      <text:p text:style-name="Corpsdetexte">Il semble que<text:s/>M. Verhaeren<text:s/>se soit imposé un pensum de douceur, l’effroyable corvée d’être charmant et de dire des gentillesses. Et cependant combien l’édition de son livre est jolie !<text:s/>et qu’il m’eût été agréable, tout en félicitant<text:s/>M. Deman de son bon goût,<text:s/>d’offrir à<text:s/>M. Verhaeren<text:s/>des éloges !<text:s/>N’en déplaise à<text:s/>M. de Régnier qui n’a pas eu le courage de relever cette défaillance d’un poète digne à tous égards de respect, l’âpre chêne ne peut pas, à sa volonté, devenir un souple roseau, pas plus qu’il n’est permis à la grenouille d’égaler<text:s/>le<text:s/>bœuf en se gonflant. Ce fut l’erreur de<text:s/>M. Verhaeren<text:s/>qui, jusqu’ici, avait été un chêne superbe, de peiner à se réduire à la taille minuscule d’un roseau. C’est pourquoi, et bien qu’il opérât en sens inverse !<text:s/>le sort fâcheux de la grenouille lui était inévitablement réservé.</text:p>
      <text:p text:style-name="Corpsdetexte">Et il l’a eu.</text:p>
      <text:p text:style-name="Corpsdetexte">Soient, au contraire,<text:s/>M. Vielé-Griffin et la<text:s/><text:span text:style-name="title">Clarté de vie</text:span><text:span text:style-name="T1025">.</text:span><text:s/>Cette fois-ci, le titre ne<text:s/>nous ment pas et tient merveilleusement sa promesse :<text:s/>nous nous trouvons devant de lumineux poèmes. Mieux que ceux de<text:s/>M. Verhaeren, ils célèbrent des heures claires ;<text:s/>ils sont une fête perpétuelle, hormis de légères réserves, et laissent l’imagination enchantée. Ah !<text:s/>que<text:s/>M. Vielé-Griffin a bien fait de résigner ses fonctions de critique au<text:s/><text:span text:style-name="title">Mercure</text:span><text:s/>et toutes ses petitesses, ses chicanes et ses rancunes pour nous préparer le volume qu’il vient enfin de nous donner !<text:s/>Grâce aux<text:s/><text:span text:style-name="title">Chansons à</text:span><text:span text:style-name="title"><text:s/>l’</text:span><text:span text:style-name="title">ombre</text:span><text:span text:style-name="T1026">,</text:span><text:s/>nous oublierons qu’il fut jadis d’une équité très contestable, nous lui pardonnerons ses palinodies et les fredaines regrettables de sa mauvaise humeur ;<text:s/>très volontiers nous verrons en lui un de nos plus excellents manieurs de rythmes, et nous applaudirons à l’exceptionnelle maîtrise qui est la sienne désormais.</text:p>
      <text:p text:style-name="Corpsdetexte">Pour atteindre à ce haut degré que marque la<text:s/><text:span text:style-name="title">Clarté de vie</text:span>,<text:s/>M. Vielé-Griffin s’est contenté<text:s/><text:soft-page-break/>de suivre le bon précepte que<text:s/>M. Verhaeren<text:s/>a perdu, de vue pour un temps. Dès les<text:s/><text:span text:style-name="title">Joies</text:span><text:s/>il comprit sa nature et ce dont elle était capable, et il n’eut plus qu’à la développer. En chacun des recueils suivants, des progrès de plus en plus grands sont notables. De plus en plus il pénètre en son intimité essentielle. Et retranchant ici, là élargissant, chaque jour, il nous facilite la route que son talent a tracée. Car pour nous, lecteurs, tout écrivain est une route sur laquelle, plus ou moins, nous aimons à nous promener. Tandis que<text:s/>M. Verhaeren<text:s/>nous mène en des pays de terreur,<text:s/>M. Vielé-Griffin nous conduit à travers des champs magnifiques que<text:s/>le<text:s/>soleil réjouit de baisers. Amoureux de la lumière, de tout ce qui est sain, jeune et vigoureux, il évite les choses laides et nous montre partout la vie éternellement bienfaisante, mère des joies inépuisables et source de tous nos espoirs :</text:p>
      <text:p text:style-name="quote.l">Maternelle et jeune à jamais</text:p>
      <text:p text:style-name="quote.l">De la sainte jeunesse des mères,</text:p>
      <text:p text:style-name="quote.l">Elle est debout, vêtue de Mai</text:p>
      <text:p text:style-name="quote.l">Et ses bras sont grands ouverts.</text:p>
      <text:p text:style-name="Corpsdetexte">Que ce soient des paysages de Touraine ou des épisodes en Arcadie, son nouveau livre est une continuelle allégresse, tout comme les précédents, avec cette différence à son profit, cependant, qu’il nous présente des gestes plus souples, de plus amples décors, que le rythme en est moins sec et se rapproche davantage de la pleine harmonie.</text:p>
      <text:p text:style-name="Corpsdetexte">Ce fut, en effet, le défaut de<text:s/>M. Vielé-Griffin de disloquer la strophe au point de lui enlever toute musique. Fréquemment, il lui arriva de s’embrouiller dans l’enchevêtrement des mètres, au point d’aller, comme ivre, à l’aventure, titubant et boitant d’une façon dégingandée, gauchement tombant puis soudain se relevant dans un sursaut trop brusque, en sorte que, sans tarder, il trébuchait encore, et tout cela avec la raideur d’un automate dont les rouages fonctionneraient mal. Ajoutez que<text:s/>M. Vielé-Griffin connaissait insuffisamment notre langue, n’en possédant que le vocabulaire et n’en ayant pas la syntaxe. Il semblait d’abord penser en une langue étrangère et traduire ensuite en français. Or, si vraiment ses poèmes avaient été des traductions, on n’aurait pu leur<text:s/><text:span text:style-name="pb">[p.<text:s/></text:span><text:span text:style-name="pb">517</text:span><text:span text:style-name="pb">]<text:s/></text:span>reprocher les nombreuses dissonances qui, par malheur, les déparent. Il<text:s/>leur aurait suffi d’être d’un sens fidèle :<text:s/>exiger plus, c’eût été mal gracieux. Mais à des poèmes français on est en droit de demander qu’ils soient poétiques, c’est-à-dire qu’ils ne transgressent pas les lois de l’harmonie et du rythme, et qu’ils soient français, ce qui implique leur soumission à des règles fondamentales, à celles qui empêchent notre langue de se désorganiser ou qui, du moins, retardent sa constante désorganisation. Constatons que l’auteur de la<text:s/><text:span text:style-name="title">Clarté de vie</text:span><text:s/>ne commet plus que de très rares incorrections syntaxiques.</text:p>
      <text:soft-page-break/>
      <text:p text:style-name="Corpsdetexte">Ainsi :</text:p>
      <text:p text:style-name="quote.l">…<text:s/>l’espoir joyeux que Demain sera nôtre</text:p>
      <text:p text:style-name="quote.l">Et que<text:s/>le<text:s/>fruit<text:s/><text:span text:style-name="T1027">éclose</text:span><text:s/>à l’Arbre aux feuilles douces (46)</text:p>
      <text:p text:style-name="Corpsdetexte">Et cette autre :</text:p>
      <text:p text:style-name="quote.l">C’est un insecte, sans doute,</text:p>
      <text:p text:style-name="quote.l">Qu’il épargne et<text:s/><text:span text:style-name="T1028">lui</text:span><text:s/>laisse sa part (64).</text:p>
      <text:p text:style-name="Corpsdetexte">La phrase est devenue moins elliptique ;<text:s/>et, débarrassée de son excès de concision d’où provenait son allure guindée et haletante, elle s’accoutume aux périodes abondantes qui, seules, permettent d’obtenir, par un jeu habile de coupes et de cadences, des effets puissants et variés à l’infini, et, seules encore, permettent l’emploi heureux des grands vers.<text:s/><text:span text:style-name="title">La Maison</text:span><text:span text:style-name="title"><text:s/>d</text:span><text:span text:style-name="title">’</text:span><text:span text:style-name="title">Euphorbe</text:span><text:s/>nous en fournit un parfait exemple, particulièrement en son final qui est splendide :</text:p>
      <text:p text:style-name="quote.l">Depuis !</text:p>
      <text:p text:style-name="quote.l">— Qu’avril résonne de la sonnaille</text:p>
      <text:p text:style-name="quote.l">Des béliers, quand les mères allaitent leurs agneaux ;</text:p>
      <text:p text:style-name="quote.l">Ou que novembre dans les branches raille</text:p>
      <text:p text:style-name="quote.l">Le grognement vautré de mes pourceaux ;</text:p>
      <text:p text:style-name="quote.l">Le soir, quand l’ombre est longue sur la plaine,</text:p>
      <text:p text:style-name="quote.l">Des peupliers, des saules et des frênes,</text:p>
      <text:p text:style-name="quote.l">Et que je pousse mes troupeaux divers</text:p>
      <text:p text:style-name="quote.l">Aux pâtis du printemps, aux fanges de l’hiver,</text:p>
      <text:p text:style-name="quote.l">Je crois entendre entre les feuilles neuves</text:p>
      <text:p text:style-name="quote.l">Ou dans les branches noires et d’ombre veuves,</text:p>
      <text:p text:style-name="quote.l">La chanson de la flûte, sans espoir</text:p>
      <text:p text:style-name="quote.l">Que cet espoir plus certain chaque soir,</text:p>
      <text:p text:style-name="quote.l">Et je me dis, songeant que tu la guettes au porche !</text:p>
      <text:p text:style-name="quote.l">L’attente n’est pas vaine ;<text:s/>chaque heure<text:s/>Elle est plus proche !</text:p>
      <text:p text:style-name="Corpsdetexte">Voilà qui est d’une majestueuse ampleur et qui se déroule à ravir. Cette<text:s/><text:span text:style-name="title">évolution flexible de la strophe</text:span><text:s/>se fait maintenant moins rare dans l’œuvre de<text:s/>M. Vielé-Griffin, et je l’étonnerais peut-être en lui en fournissant la raison. Je la trouve, en effet, dans un retour très accentué qu’il manifeste vers la saine tradition classique. Si les<text:s/><text:span text:style-name="title">Chansons à l’</text:span><text:span text:style-name="title">ombre</text:span><text:s/>me paraissent la meilleure partie de son volume actuel, ce n’est pas seulement à cause de leur inspiration plus<text:s/><text:soft-page-break/>sincère que la plupart des<text:s/><text:span text:style-name="title">Poèmes en Arcadie</text:span>, c’est aussi pour leur forme plus complète, plus achevée. Plus encore qu’en<text:s/><text:span text:style-name="T1029">Arcadie</text:span>,<text:s/>M. Vielé-Griffin s’y garde de passer, à propos de rien, de l’alexandrin au vers de trois pieds, et de jongler ainsi tout le long d’un poème avec les mètres les plus divers, sans que nul prétexte plausible puisse justifier une pareille fantaisie. Au contraire, sa strophe y est presque toujours régulière et les vers y sont entrelacés presque toujours normalement. Sur ces trente-trois<text:s/><text:span text:style-name="title">Chansons à l’</text:span><text:span text:style-name="title">ombre</text:span><text:s/>on peut en compter la moitié, à peu près entièrement composées d’octopodes<text:s/>entrelacés. Ce même vers se rencontre dans les autres<text:s/><text:span text:style-name="title">Chansons</text:span><text:s/>combiné avec l’alexandrin ou le vers de sept pieds. Quant aux mètres impairs, en dehors de l’heptapode, leur emploi est devenu insignifiant. J’en aurai terminé avec ces questions de métier quand j’aurai fait une dernière remarque :<text:s/>l’octopode et l’alexandrin de<text:s/>M. Vielé-Griffin ne sont pas exactement les mètres classiques correspondants. Ils en diffèrent en ceci :<text:s/>que chez eux les syllabes accentuées comptent seules pour la mesure. Très souvent, ils contiennent des syllabes muettes qui, prosodiquement, devraient en faire des vers de neuf ou de treize pieds et au-delà. Mais alors le<text:s/>poète les place de telle sorte qu’elles s’élident et ne parviennent point à rompre la régularité menacée. Moyennant cette observation, tout ce que je viens<text:s/>de dire se vérifie aisément<text:span text:style-name="Appelnotedebasdep."><text:note text:note-class="footnote" text:id="_ftn60"><text:note-citation>61</text:note-citation><text:note-body><text:p text:style-name="Notedebasdepage"><text:s/>Exemple d’alexandrins à la Vielé-Griffin :</text:p><text:p text:style-name="quote.l">« Nos jeu<text:span text:style-name="T1030">nes</text:span><text:s/>heures sont là, assi<text:span text:style-name="T1031">ses</text:span><text:s/>entre les autres</text:p><text:p text:style-name="quote.l">Oublieu<text:span text:style-name="T1032">ses</text:span><text:s/>et plus bel<text:span text:style-name="T1033">les</text:span>, et par<text:span text:style-name="T1034">ées</text:span><text:s/>de nos joies,</text:p><text:p text:style-name="quote.l">Et je ne saurais plus te<text:s/><text:span text:style-name="T1035">di</text:span><text:span text:style-name="T1036">re</text:span><text:s/>quel<text:span text:style-name="T1037">les</text:span><text:s/>fu<text:span text:style-name="T1038">rent</text:span><text:s/>les nôtres</text:p><text:p text:style-name="quote.l">Car la troupe se<text:s/><text:span text:style-name="T1039">mê</text:span><text:span text:style-name="T1040">le</text:span><text:s/>du geste et de la voix. »</text:p><text:p text:style-name="Notedebasdepage">À déclamer en élidant les muettes en italique. — Il serait intéressant de rapprocher la prosodie de M. Vielé-Griffin de la prosodie anglaise dont elle procède sûrement.</text:p></text:note-body></text:note></text:span>.</text:p>
      <text:p text:style-name="Corpsdetexte">Il n’a point suffi à<text:s/>M. Vielé-Griffin d’amender sa forme et de lui enlever un tantinet son prosaïsme de naguère. Il m’a l’air enfin de commencer à se rendre compte qu’il n’a pas à penser, n’étant pas un penseur, et que la sensibilité et l’imagination seules sont en réalité les dons que le Sort lui a impartis. Toutes les fois qu’il voulut philosopher, soit en vers soit en prose, il balbutia infailliblement de très vagues incohérences. La précieuse collection des<text:s/><text:span text:style-name="title">Entretiens politiques et littéraires</text:span><text:span text:style-name="T1041"><text:s/>en</text:span><text:s/>fournit de beaux échantillons. Et toutes les fois qu’il eut l’idée de dégager de ses poèmes un sens philosophique, il échoua piteusement, arrêté ou déprimé par son impuissance même d’abstraction. Sensitif et imaginatif, il lui convient uniquement de noter ses sensations ou de fixer des images. Dans les<text:s/><text:span text:style-name="title">Chansons à l</text:span><text:span text:style-name="title">’</text:span><text:span text:style-name="title">ombre</text:span><text:span text:style-name="T1042">,</text:span><text:s/>il se borne sagement à des descriptions de paysages. C’est pourquoi cette partie de<text:s/><text:span text:style-name="title">la Clarté de Vie</text:span><text:s/><text:soft-page-break/>me paraît bien préférable aux autres :<text:s/>le poète s’y développe pleinement lui-même. Et voyez donc le curieux miracle :<text:s/>c’est justement parce que ces chansons ne dogmatisent aucun enseignement, qu’un grand enseignement se dégage d’elles, s’ajoutant à celui que nous donna<text:s/>M. Retté avec<text:s/><text:span text:style-name="title">Campagne première</text:span><text:span text:style-name="T1043">,</text:span><text:s/>fortifiant notre espoir en un retour sincère à la Vie et à la Nature, nous éloignant de plus en plus du baroque artificiel, des défroques mythologiques, des tristesses lasses et mornes, et nous amenant vers la joie intégrale et libre dans l’expansion radieuse de notre âme, le jeu normal, sans perversion, de toutes nos facultés.</text:p>
      <text:p text:style-name="Corpsdetexte"><text:span text:style-name="quote.c">« </text:span><text:span text:style-name="quote.c">Ô</text:span><text:span text:style-name="quote.c"><text:s/>poète, s</text:span><text:span text:style-name="quote.c">’</text:span><text:span text:style-name="quote.c">écrie Emerson, une nouvelle noblesse est conférée aux fermes et aux pâturages</text:span><text:span text:style-name="quote.c"> ;</text:span><text:span text:style-name="quote.c"><text:s/>les châteaux et les épées ont fait leur temps</text:span><text:span text:style-name="quote.c">…</text:span><text:span text:style-name="quote.c"><text:s/>La terre entière sera ton parc et ton domaine, la mer sera à toi sans taxe et sans susciter d</text:span><text:span text:style-name="quote.c">’</text:span><text:span text:style-name="quote.c">envie</text:span><text:span text:style-name="quote.c"> ;</text:span><text:span text:style-name="quote.c"><text:s/>tu posséderas les forêts et les fleuves</text:span><text:span text:style-name="quote.c"> ;</text:span><text:span text:style-name="quote.c"><text:s/>tu posséderas tout ce dont les autres ne sont que les occupants et les locataires. Vrai seigneur de l</text:span><text:span text:style-name="quote.c">’</text:span><text:span text:style-name="quote.c">eau, de la terre, de l</text:span><text:span text:style-name="quote.c">’</text:span><text:span text:style-name="quote.c">air, partout où tombe de la neige, partout où coule de l</text:span><text:span text:style-name="quote.c">’</text:span><text:span text:style-name="quote.c">eau, partout où volent des oiseaux, là où le jour et la nuit s</text:span><text:span text:style-name="quote.c">’</text:span><text:span text:style-name="quote.c">unissent dans le crépuscule, là où le ciel bleu est semé de nuages et d</text:span><text:span text:style-name="quote.c">’</text:span><text:span text:style-name="quote.c">étoiles, là où il y a des formes aux contours transparents, partout où il y a une échappée sur l</text:span><text:span text:style-name="quote.c">’</text:span><text:span text:style-name="quote.c">espace céleste, partout où il y a danger, terreur, amour, là il y a du beau répandu pour toi en pluie abondante, et, dusses-tu traverser</text:span><text:span text:style-name="quote.c"><text:s/>le<text:s/></text:span><text:span text:style-name="quote.c">monde entier, tu ne parviendrais pas à trouver une chose inopportune ou ignoble.</text:span><text:span text:style-name="quote.c"> »</text:span><text:s/>Dans les vers que<text:s/>M. Vielé-Griffin écrit<text:s/><text:span text:style-name="title">Pour un jeu</text:span><text:span text:style-name="title">n</text:span><text:span text:style-name="title">e poète</text:span>, la même doctrine s’affirme, et les<text:s/><text:span text:style-name="title">Chansons à l</text:span><text:span text:style-name="title">’</text:span><text:span text:style-name="title">ombre</text:span><text:s/>n’en sont que la stricte application. Avec elles nous refaisons le voyage à travers les saisons que nous entreprîmes tout récemment avec<text:s/><text:span text:style-name="title">C</text:span><text:span text:style-name="title">ampagn</text:span><text:span text:style-name="title">e première</text:span>. Cependant, si ces deux livres proclament d’analogues tendances, ils sont loin d’être identiques, tout au moins révèlent-ils des tempéraments fort différents.<text:s/>M. Retté aime la Nature avec son cœur ;<text:s/>M. Vielé-Griffin, avec son imagination seulement. Mais tous deux l’aiment, et cela suffit pour que nous leur rendions justice en constatant que, par leurs œuvres, ils ont indiqué la bonne voie. Car c’est bien de ces deux poètes que procède la jeunesse actuelle.</text:p>
      <text:p text:style-name="Corpsdetexte">Si<text:s/>M. de Régnier jouit durant un temps d’une certaine influence, aujourd’hui il est en train de la perdre ;<text:s/>en dehors de quelques rares et peu marquantes exceptions, on ne vient plus à lui, et ceux qui tout d’abord se laissèrent prendre au clinquant vide de sa formule,<text:s/><text:span text:style-name="pb">[p.<text:s/></text:span><text:span text:style-name="pb">518</text:span><text:span text:style-name="pb">]<text:s/></text:span>finissent par en distinguer les artifices et par s’en éloigner sans esprit de retour.</text:p>
      <text:p text:style-name="quote.l">Les sirènes, jadis, ouvraient des ailes blanches</text:p>
      <text:p text:style-name="quote.l">Comme un grand vol de cygnes au ras de la mer calme,</text:p>
      <text:p text:style-name="noindent">dit<text:s/>M. Vielé-Griffin à<text:s/>M. de Régnier, en lui dédiant ses poèmes<text:s/><text:span text:style-name="title">Au gré de l’</text:span><text:span text:style-name="title">heure</text:span><text:span text:style-name="T1044">.</text:span><text:s/>Ah !<text:s/>que ce<text:s/><text:soft-page-break/>« jadis »<text:s/>est ironique et grandement vrai à la fois !<text:s/>Les sirènes sont mortes ;<text:s/>on n’en montre plus que dans les foires des petites villes, jamais en vie, toujours momifiées, et d’une authenticité problématique. Mais la Nature, elle, est ce qui ne meurt pas, puisqu’en elle est la Vie, — puisqu’elle est la Vie elle-même. Des arbres sont abattus ;<text:s/>d’autres les remplacent. Des fleurs se fanent ;<text:s/>d’autres s’épanouissent. Des cercueils sont cloués, mais des berceaux sont ouverts. Sous l’apparence d’un changement perpétuel et d’une ruine incessante, la Substance demeure, et c’est nous qui passons, nous, les spectateurs de ses jeux et de ses besognes, les admirateurs passionnés de son activité<text:s/>que les siècles ne peuvent corrompre et qui, trop à l’étroit à la surface de notre Terre, anime les plus extrêmes planètes et, sans s’épuiser, se propage jusqu’aux limites infiniment lointaines de l’insondable espace universel.</text:p>
      <text:p text:style-name="Corpsdetexte">M. de Régnier s’est contenté d’une contemplation moins profonde, il n’a vu de la Nature que son côté<text:s/><text:span text:style-name="T1045">phénom</text:span><text:span text:style-name="T1046">énal</text:span><text:span text:style-name="T1047"> ;</text:span><text:s/>et, comme le propre du phénomène est d’être instable, et de mourir après un ternes plus ou moins long, il lui a semblé que le monde était un vaste cimetière où s’entassaient de sinistres cadavres depuis l’aurore du premier jour. Alors il s’est désolé sur la mort irrémédiable des choses, ses larmes se sont congelées en poèmes, et, par ses attitudes tristes et défaites, il faillit nous induire en langueur. Mais d’autres ont pénétré plus avant. Et derrière les apparences, ainsi que derrière un décor se découvre le machiniste, ils ont trouvé la déesse immortelle, la bonne Nature qui souriait.</text:p>
      <text:p text:style-name="Corpsdetexte">Elle dit :<text:s/>« Ne pleurez pas sur la brève durée des aspects qui me manifestent ;<text:s/>aimez-les, au contraire, si vous m’aimez un peu. C’est par eux que vous parviendrez jusqu’à moi, l’invisible et l’omniprésente. En chacun d’eux, j’ai mis de ma beauté. Il faut, pour votre joie même, que des formes disparaissent, afin qu’il vous soit permis d’en admirer à tout instant de nouvelles. Je ne veux pas que mes amants se dégoûtent de mes voluptés et leur reprochent d’être monotones. Et j’ai toujours pour eux des délices qu’ils n’ont pas connues encore, afin qu’ils ne soient jamais fatigués de me bénir. »</text:p>
      <text:p text:style-name="Corpsdetexte">Cette fatigue, MM. Vielé-Griffin et Retté l’ignorent. Leur force est dans leur amour même pour Isis et dans leur sincérité à exprimer cet amour. Aussi voyez de quels vers cinglants le poète des<text:s/><text:span text:style-name="title">Chansons à</text:span><text:span text:style-name="title"><text:s/>l</text:span><text:span text:style-name="title">’</text:span><text:span text:style-name="title">ombre</text:span><text:span text:style-name="T1048"><text:s/></text:span>fustige ceux qui n’ont pas voulu entendre<text:s/><text:span text:style-name="quote.c">« </text:span><text:span text:style-name="quote.c">la voix naïve et franche de la Vie</text:span><text:span text:style-name="quote.c"> »</text:span> :</text:p>
      <text:p text:style-name="quote.l">Les temps viennent pour eux qu’annonça l’Ange</text:p>
      <text:p text:style-name="quote.l">Devant la porte :</text:p>
      <text:p text:style-name="quote.l">Ils<text:s/>foisonnent au fossé, ils sont la fange,</text:p>
      <text:p text:style-name="quote.l">Les feuilles mortes :</text:p>
      <text:soft-page-break/>
      <text:p text:style-name="quote.l">Ils<text:s/>tremblent<text:s/>dans la nuit aux vents du ciel</text:p>
      <text:p text:style-name="quote.l">Ou gisent inertes :</text:p>
      <text:p text:style-name="quote.l">Ils ont blasphémé l’aurore éternelle,</text:p>
      <text:p text:style-name="quote.l">La gloire offerte</text:p>
      <text:p text:style-name="quote.l">Le silence autour d’eux tombe pareil</text:p>
      <text:p text:style-name="quote.l"><text:span text:style-name="T1049">À</text:span><text:s/>la pluie fine,</text:p>
      <text:p text:style-name="quote.l">La voix humaine sonne étrange à leur oreille</text:p>
      <text:p text:style-name="quote.l">Semble divine,</text:p>
      <text:p text:style-name="quote.l">Et s’il lui reste un<text:s/>peu de force ils se redressent</text:p>
      <text:p text:style-name="quote.l">Et la renient…</text:p>
      <text:p text:style-name="quote.l">Est-ce la faute aux dieux, cette<text:s/>détresse</text:p>
      <text:p text:style-name="quote.l">Indéfinie ?</text:p>
      <text:p text:style-name="Corpsdetexte">Eh !<text:s/>non :<text:s/>ces renégats de la Vie, à moins d’être affligés d’une incompréhension sans égale, savent très bien qu’ils n’ont qu’à s’en prendre à eux-mêmes. Mais l’orgueil et la lâcheté d’esprit les maintiendront, malgré tout, dans leurs fausses doctrines. Pour avouer qu’on s’est trompé, il faut une grandeur d’âme assez rare. Et qu’ils lisent la<text:s/><text:span text:style-name="title">Clarté de v</text:span><text:span text:style-name="title">ie</text:span><text:span text:style-name="T1050">,</text:span><text:s/>ou<text:s/><text:span text:style-name="title">Campagne première</text:span>, ou cette<text:s/><text:span text:style-name="title">Voix de la Montagne</text:span><text:s/>dont je parlais tout récemment, ils condescendront peut-être à des éloges tempérés de sournoises réserves ;<text:s/>ils ne reconnaîtront jamais<text:s/><text:span text:style-name="T1051">publiquement</text:span><text:s/>que ces poètes pourtant, si différents entre eux, sont les annonciateurs fraternels et superbes de la même Vérité.</text:p>
      <text:p text:style-name="P1052">LOUIS DE SAINT-JACQUES.</text:p>
      <text:p text:style-name="postscript"><text:span text:style-name="T1053">P.-S</text:span><text:span text:style-name="T1054">.</text:span><text:s/>— Dans ma treizième<text:s/><text:span text:style-name="title">Expertise,</text:span><text:s/>une dizaine de poètes.</text:p>
      <text:h text:style-name="Titre1" text:outline-level="1"><text:bookmark-start text:name="bookmark90"/><text:bookmark-end text:name="bookmark90"/><text:span text:style-name="pb">[p.<text:s/></text:span><text:span text:style-name="pb">531</text:span><text:span text:style-name="pb">]<text:s/></text:span>Expertises<text:s/>XIII</text:h>
      <text:p text:style-name="dateline">1<text:span text:style-name="T1055">er</text:span> août 1897.</text:p>
      <text:p text:style-name="argument"><text:span text:style-name="T1056">Édouard Du</text:span><text:span text:style-name="T1057">cot</text:span><text:span text:style-name="T1058">é</text:span><text:span text:style-name="T1059"> :<text:s/></text:span><text:span text:style-name="title">Ausone, poèmes divers ; Fables ; Aventures</text:span><text:span text:style-name="T1060">. —</text:span><text:span text:style-name="T1061"> </text:span><text:span text:style-name="T1062">Henri Ghéon</text:span><text:span text:style-name="T1063"> :<text:s/></text:span><text:span text:style-name="title">Chansons d’aube</text:span><text:span text:style-name="T1064">. —</text:span><text:span text:style-name="T1065"> </text:span><text:span text:style-name="T1066">Tristan Klingsor</text:span><text:span text:style-name="T1067"> :<text:s/></text:span><text:span text:style-name="title">Squelettes fleuris</text:span><text:span text:style-name="T1068">.</text:span><text:span text:style-name="T1069"><text:s/>— </text:span><text:span text:style-name="T1070">Albert G. </text:span><text:span text:style-name="T1071">Brandenburg</text:span><text:span text:style-name="T1072"> :<text:s/></text:span><text:span text:style-name="title">Euphorion.</text:span><text:span text:style-name="T1073"><text:s/>— </text:span><text:span text:style-name="T1074">Charles Vellay</text:span><text:span text:style-name="T1075"> :<text:s/></text:span><text:span text:style-name="title">Au lieu de vivre</text:span><text:span text:style-name="T1076">.</text:span><text:span text:style-name="T1077"><text:s/>— </text:span><text:span text:style-name="T1078">J. Chasles Pavie</text:span><text:span text:style-name="T1079"> :<text:s/></text:span><text:span text:style-name="title">Stances d’hier</text:span><text:span text:style-name="T1080">.<text:s/></text:span><text:span text:style-name="T1081">— </text:span><text:span text:style-name="T1082">A. Jacques Ballieu</text:span><text:span text:style-name="T1083"> :<text:s/></text:span><text:span text:style-name="title">le Rituel</text:span><text:span text:style-name="T1084">.</text:span><text:span text:style-name="T1085"><text:s/>— </text:span><text:span text:style-name="T1086">Maurice Richard</text:span><text:span text:style-name="T1087"> :<text:s/></text:span><text:span text:style-name="title">Poésies et Poèmes</text:span><text:span text:style-name="T1088">.</text:span><text:span text:style-name="T1089"><text:s/>— </text:span><text:span text:style-name="title">Paul Verlaine et ses contemporains, par un témoin impartial</text:span><text:span text:style-name="T1090">.</text:span></text:p>
      <text:p text:style-name="Corpsdetexte">Les librairies sont des forêts sacrées où chantent, en guise d’oiseaux, les poètes. Puisqu’en cette saison de l’année les bosquets sont pleins de gazouillis et de roulades, pour être en parfaite harmonie avec les bois, les fourrés et les champs, aujourd’hui je ne veux écouter que des poèmes, et ce sera toute une volière que je me donnerai la volupté d’expertiser.</text:p>
      <text:soft-page-break/>
      <text:p text:style-name="Corpsdetexte">Tout d’abord<text:s/>M. Ducoté attire mon attention par son aimable abondance. Directeur de<text:s/>l’<text:span text:style-name="title">Ermitage</text:span><text:span text:style-name="T1091">,</text:span><text:s/>il ne se contente pas de veiller aux destinées de sa revue :<text:s/>sa nerveuse activité trouve encore le moyen de produire trois volumes dans un espace de six mois. Six mois lui ont suffi pour nous donner une traduction,<text:s/><text:span text:style-name="title">Poèmes divers d</text:span><text:span text:style-name="title">’</text:span><text:span text:style-name="title">Ausone</text:span><text:span text:style-name="T1092">,</text:span><text:s/>des<text:s/><text:span text:style-name="title">Fables</text:span><text:s/>en vers libres, et des proses poétiques réunies sous le titre d<text:span text:style-name="T1093">’</text:span><text:span text:style-name="title">Aventures</text:span><text:span text:style-name="T1094">.</text:span><text:s/>N’aurait-il aucun mérite, il resterait qu’il est doué d’une souplesse incontestable et que le travail de noircir des pages n’est pas capable de<text:s/>le rebuter. Mais il y a plus, et chacun de ses ouvrages nous est utile doublement :<text:s/>ils nous renseignent et nous enseignent, tous trois à leur façon.</text:p>
      <text:p text:style-name="Corpsdetexte">Les renseignements que nous tirons d’eux se rapportent à<text:s/>M. Ducoté lui-même, je veux dire à<text:s/>M. Ducoté traducteur, prosateur et poète. Quant aux enseignements, ils dérivent de la nature des œuvres qu’il a traitées.</text:p>
      <text:p text:style-name="Corpsdetexte">Or<text:s/>M. Ducoté me fait l’effet d’être imprudent :<text:s/>il est doué d’une facilité trop grande et il ne s’en méfie pas assez. Sa phrase manque de vigueur, les mouvements en sont uniformes et monotones, les épithètes conventionnelles<text:s/>et banales. On sent trop que l’écrivain ne veut pas s’infliger des recherches absorbantes. Doué d’une imagination tranquille et souriante, il se promène avec délices dans<text:s/>les jardins de sa fantaisie. Il<text:s/>savoure<text:s/>le<text:s/>bonheur de savoir qu’ils lui appartiennent. Il<text:s/>les admire et ne songe pas à se demander s’il n’y aurait pas des allées à redresser ou à sabler, des arbres à tailler, des fleurs mortes à enlever, des plantes parasites à faire disparaître. Ces multiples soucis lui gâteraient son bonheur :<text:s/>il préfère les négliger. A-t-il<text:s/>raison ?<text:s/>Cela dépend. S’il n’écrit que pour lui-même, pour le simple plaisir de fixer les images qui lui viennent en tête, nous n’avons pas à lui chercher chicane. Mais si son ambition vise à la renommée, plus que cela, à la gloire universelle, nous avons alors le droit de lui reprocher cette mollesse de style, cette languissante fadeur qui anémie ses vers aussi bien que sa prose :<text:s/>il faut, pour qu’une œuvre soit durable, qu’elle ne porte pas en elle-même le principe de sa liquéfaction. Heureusement<text:s/>M. Ducoté a la<text:s/>chance de n’avoir ni outrecuidance ni ridicules prétentions. Il n’a point les vanités d’un chef d’école, il n’est<text:s/>le<text:s/>disciple de personne. Ses œuvres prouvent que son indépendance lui est chère, et je crois que son principal désir doit être de n’être pas troublé dans sa sérénité.</text:p>
      <text:p text:style-name="Corpsdetexte">Ainsi, par cet amour de la paix, me fait-il penser à Ausone. Comme le poète gascon dont il a traduit les poèmes, il se montre un doux rhéteur dans ses<text:s/><text:span text:style-name="title">Aventures</text:span><text:span text:style-name="T1095">.</text:span><text:s/>Le symbolisme en a vieilli, on s’y heurte souvent à des métaphores surannées. Mais quand il se contente de nous raconter ses ingénieuses histoires, sans souci de les parer d’ornements démodés, il est un conteur des plus agréables ;<text:s/>en ce genre, le<text:s/><text:span text:style-name="title">Voyage de Thilde</text:span><text:s/>est bien près d’être une perle ;<text:s/>le<text:s/><text:soft-page-break/>style en est sobre, comme il convient. Je voudrais qu’un enfant entendît ce conte :<text:s/>le plaisir qu’il y prendrait serait au moins égal à celui que j’ai eu. — On ne sait plus écrire pour les enfants depuis que Charles Perrault est mort ;<text:s/>et c’est dommage, car les grandes personnes y perdent nombre de satisfactions. Un conte de fées nous repose des insipides romans qu’il nous faut aujourd’hui supporter. Si nos contemporains sont incapables d’en composer, ils n’ont qu’à s’en prendre à la pourriture dont ils ont été infectés par notre époque. Corrompus, faisandés et gâtés, en vain se battent-ils les flancs pour accoucher d’historiettes enfantines. Il leur manque d’avoir l’imagination jeune, éprise de fraîcheur et de santé. Ah !<text:s/>si<text:s/>M. Ducoté nous accordait cette faveur de ne voir en nous que des bébés de sept ans, combien il nous rendrait service !<text:s/>Et je suis persuadé qu’il réussirait à merveille :<text:s/>il possède en germe les dons bénis que ses confrères n’ont pas. Seulement, voilà !<text:s/>il ne les a qu’en germe. Il importe donc qu’il s’astreigne au labeur de les développer.</text:p>
      <text:p text:style-name="Corpsdetexte">Ses<text:s/><text:span text:style-name="title">Fables</text:span><text:s/>nous révèlent des qualités, des défauts et des tendances identiques. Je ne répéterai<text:s/>donc rien de ce qui précède. Il<text:s/>me suffira de constater que<text:s/>M. Ducoté est<text:s/>le<text:s/>premier fabuliste en vers libres :<text:s/>il est le La Fontaine de la nouvelle manière poétique. Cela ne veut pas dire que j’aie pour lui autant de goût que pour<text:s/>le<text:s/>Bonhomme. Bien que la tentative de<text:s/>M. Ducoté soit intéressante, je ne crois pas que le vers libre soit l’instrument qui convienne à la fable, et l’emploi du vers régulier tel qu’il existe chez La Fontaine me paraît indispensable. Qu’est-ce que la fable, en effet ?<text:s/>Une vérité morale mise en exemple. Présentée seule, la vérité morale nous impressionnerait à peine. Accompagnée d’un récit qui l’explique, elle se grave en notre esprit, et nous ne pourrons nous souvenir de l’apologue sans nous rappeler en même temps le précepte dont il s’inspire. D’où il suit, en somme, que la fable est<text:s/><text:span text:style-name="T1096">un moyen mnémotechnique au service de la morale</text:span><text:span text:style-name="T1097">.</text:span><text:s/>Immédiatement alors s’impose cette autre conséquence :<text:s/>la forme qui conviendra le mieux à la fable sera la forme la plus mnémotechnique. Aidé<text:s/>par<text:s/>une intuition merveilleuse, La Fontaine s’est servi du vers régulier,<text:s/>le<text:s/>seul que, grâce à sa cadence et à ses coupes toujours les mêmes, la mémoire retienne aisément ;<text:s/>et pour que celle-ci ne s’endorme pas à la longue au bercement de mètres uniformes, il a varié les mètres, les allongeant ou les raccourcissant selon les exigences mêmes du récit. Ainsi il parvient à une forme tout à la fois<text:s/><text:span text:style-name="T1098">régulière et variée</text:span>, deux qualités essentiellement mnémotechniques qui rendent la strophe de La Fontaine incomparable. Mais avec le vers libre, il n’y a que la variété qui demeure. La régularité s’en va. Partant, le plus grand charme de la fable n’existe plus, et la mémoire se refuse à en garder le souvenir. J’ajouterai que<text:s/>M. Ducoté se dispense trop souvent d’énoncer l’adage, ou le précepte qui<text:s/><text:soft-page-break/>motive son apologue. Sa fable est alors tout à fait incomplète :<text:s/>il oblige<text:s/>le<text:s/>lecteur à un travail de perspicacité pour suppléer à ce qu’il a sous-entendu. Soit<text:s/><text:span text:style-name="title">N</text:span><text:span text:style-name="title">arcisse</text:span><text:span text:style-name="T1099"> :</text:span></text:p>
      <text:p text:style-name="quote.l">Narcisse s’est penché sur<text:s/>le<text:s/>miroir des eaux</text:p>
      <text:p text:style-name="quote.l">Et du creux de ses mains se faisant une coupe,</text:p>
      <text:p text:style-name="quote.l">Il<text:s/>a rempli ses<text:s/>mains de la fraîcheur des eaux</text:p>
      <text:p text:style-name="quote.l">Et vers sa lèvre en feu il<text:s/>a porté la coupe.</text:p>
      <text:p text:style-name="quote.l"/>
      <text:p text:style-name="quote.l">Mais, ô déception, l’onde de la fontaine</text:p>
      <text:p text:style-name="quote.l">Loin de calmer sa soif l’irrite, âcre et amère,</text:p>
      <text:p text:style-name="quote.l">Narcisse alors<text:s/>découvre auprès de la fontaine</text:p>
      <text:p text:style-name="quote.l">L’enfant Éros qui<text:s/>pleure et dont les pleurs amers</text:p>
      <text:p text:style-name="quote.l">            Corrompent la fontaine.</text:p>
      <text:p text:style-name="Corpsdetexte">Personne, à la vue de ce petit tableau, ne se doutera qu’il représente une fable.</text:p>
      <text:p text:style-name="Corpsdetexte">Je terminerai ces quelques lignes sur<text:s/>M. Ducoté et ses œuvres, en parlant de sa traduction d’Ausone. N’ayant point le texte original dans ma bibliothèque, je n’ai pu vérifier l’exactitude de la version qui nous en est proposée. M’en tenant à cette version même, j’avouerai que le vieil Ausone ne possède guère que les grâces d’une vieille coquette fardée. Ses poésies ne sont intéressantes que par les rares détails de mœurs que l’on peut en extraire. Il y a bien ces fameuses<text:s/><text:span text:style-name="title">Roses</text:span><text:s/>que Ronsard a<text:s/><text:span text:style-name="pb">[p.<text:s/></text:span><text:span text:style-name="pb">532</text:span><text:span text:style-name="pb">]<text:s/></text:span>immortalisées. Mais,<text:s/>M. Ducoté nous avertit que la paternité en a été souvent déniée à Ausone !<text:s/>Et, certes, après avoir lu tous les jeux de rhéteur auxquels s’est plu cet excellent préfet des Gaules, je serais tout disposé à partager ce sentiment. Grâce à<text:s/>M. Ducoté, nous pouvons maintenant nous rendre compte sans peine de ce que valent les exercices d’un poète de quatre-vingts ans.<text:s/>Il<text:s/>nous dit de sa vie tout ce qu’il nous est nécessaire de savoir. Ausone est l’aimable précurseur de tous ces fonctionnaires à la retraite qui se consolent de leurs loisirs forcés<text:s/>avec la Muse et s’amusent avec elle tout en ayant dépassé l’âge où on lui fait des enfants.</text:p>
      <text:p text:style-name="Corpsdetexte">Dans cette catégorie des vieux messieurs de la poésie, je rangerai<text:s/>M. Maurice Richard, sans qu’il me soit permis cependant d’affirmer qu’il ait atteint seize lustres ou qu’il soit inscrit sur le grand-livre des pensions nationales. J’ignore son état civil et ses moyens d’existence. Je connais seulement de lui ses<text:s/><text:span text:style-name="title">Poésies et Poèmes</text:span>, et, comme ce volume est à peu près uniquement composé de ce que l’on appelle des<text:s/><text:span text:style-name="T1100">pièces de circonstance</text:span>, je me contenterai de soumettre aux bonnes gens qui cultivent ce genre une idée que j’estime ingénieuse. Les pièces de circonstance n’intéressent que les personnes qui ont pris part à l’événement célébré. Quant<text:s/><text:soft-page-break/>aux autres, elles s’en moquent ou n’y<text:s/>comprennent rien :<text:s/>la finesse des allusions leur échappe ! Il est donc parfaitement inutile que ces dernières les lisent. D’un autre côté, je comprends fort bien que celui qui a menuisé ces pièces tienne à<text:s/>« être imprimé », ne serait-ce que pour<text:s/>se récompenser de la peine qu’il a prise. Il devrait donc dresser la liste des personnes que ses poésies intéressent, et n’envoyer qu’à elles seules son volume, en prenant soin que, pour chacune d’elles, l’exemplaire envoyé ne contienne que les pièces la concernant, les autres pages restant blanches. Ce serait très pratique.</text:p>
      <text:p text:style-name="Corpsdetexte">Si<text:s/>M. A. Jacques Ballieu avait adopté mon système, il n’aurait tiré son<text:s/><text:span text:style-name="T1101">Rituel</text:span><text:s/>qu’à deux exemplaires, l’un pour lui, l’autre<text:s/><text:span text:style-name="quote.c">« </text:span><text:span text:style-name="quote.c">pour sa mie Marianne</text:span><text:span text:style-name="quote.c"> »</text:span>, à qui il l’a dédié et qu’il chante uniquement en ses vers. La mie Marianne sentira parfaitement le charme du couplet suivant :</text:p>
      <text:p text:style-name="quote.l">Laisse-moi mirer tes mirettes</text:p>
      <text:p text:style-name="quote.l">Et nouer à tes seins naissants</text:p>
      <text:p text:style-name="quote.l">Des flots naïfs de pâquerettes</text:p>
      <text:p text:style-name="quote.l">Pâlis aux roseurs de tes sens.</text:p>
      <text:p text:style-name="Corpsdetexte">Quant à nous, profanes exclus du mystère, nous nous demanderons avec angoisse comment des<text:s/><text:span text:style-name="T1102">sens</text:span><text:s/>sont<text:s/><text:span text:style-name="T1103">roses</text:span><text:span text:style-name="T1104">,<text:s/></text:span>comment les<text:s/><text:span text:style-name="T1105">roseurs</text:span><text:s/>de ces sens peuvent<text:s/><text:span text:style-name="T1106">pâlir</text:span><text:s/>des flots de pâquerettes, et comment encore ces<text:s/><text:span text:style-name="T1107">flots</text:span><text:s/>peuvent être<text:s/><text:span text:style-name="T1108">noués</text:span><text:s/>à des seins<text:s/><text:span text:style-name="T1109">naissants</text:span><text:span text:style-name="T1110">.</text:span><text:s/>Il est vrai que le morceau a été mis en musique et qu’en l’entendant chanter, on ne doit plus faire attention à cette foule d’impossibilités étranges !<text:s/>Néanmoins, lecteur, je proteste, parce que je ne comprends pas.</text:p>
      <text:p text:style-name="Corpsdetexte">Même protestation, et pour la même raison, à l’encontre de<text:s/>l’<text:span text:style-name="title">Euphorion</text:span><text:s/>de<text:s/>M. Albert G. Brandenburg. L’idée du poème m’échappe. Il se peut qu’elle soit très belle ;<text:s/>mais je ne suis pas fait à cette beauté. Il se peut aussi que le poète, qui est encore très jeune, n’ait pas eu la perception nette de ce qu’il voulait chanter. Des éléments de métaphysique et de morale s’y mêlent à un lyrisme plus ou moins détonnant. En outre, la forme est lâche et emphatique.<text:s/>M. Brandenburg doit, malheureusement pour lui, avoir le vers facile. Quand il aura avancé en âge,<text:s/>il saisira mieux les défauts de son premier essai poétique. Et comme il est intelligent, laborieux, et réfléchi, il lui sera possible de nous donner des œuvres assez parfaites pour que nous n’ayons plus à lui reprocher le faux pas qu’il a commis. Car on devine chez lui des qualités naissantes :<text:s/>le tout est qu’il sache s’en servir.</text:p>
      <text:p text:style-name="Corpsdetexte">C’est, en somme, ce que<text:s/>M. Rodenbach dit à<text:s/>M. J. Chasles Pavie dans une lettre préface en tête des<text:s/><text:span text:style-name="title">Stances d</text:span><text:span text:style-name="title">’</text:span><text:span text:style-name="title">hier</text:span>. J’ai dit, ailleurs, que je n’aimais pas ces illusoires brevets de génie que les auteurs parfois arrachent à la faiblesse bienveillante de leurs amis déjà en possession de<text:s/><text:soft-page-break/>quelque notoriété. Je répète que ces lettres préfaces ne prouvent rien et avertissent, tout au contraire, le lecteur prudent de se défier.<text:s/>M. Chasles Pavie pouvait d’autant plus se passer de la recommandation de<text:s/>M. Rodenbach que son livre n’est ni pire ni meilleur que bien d’autres. Il se laisse lire facilement d’un bout à l’autre, ce sont des vers aimables à l’usage des gens du monde. Du reste plusieurs sont dédiés à des dames ;<text:s/>il y en a même pour des albums de jeunes filles. Je souhaite à<text:s/>M. Chasles Pavie qu’il ait de constants succès dans les salons :<text:s/>c’est pour eux qu’il travaille, ce sont eux qui doivent le récompenser.</text:p>
      <text:p text:style-name="Corpsdetexte">Quant à<text:s/>M. Charles Vellay, sa récompense ne sera pas de ce monde, parce qu’il est allé au-delà de ce monde rêver la Vie. Telle fut du moins la prétention<text:s/>qui lui fit écrire des poèmes. À<text:s/>vrai dire, je ne le comprends pas plus que je ne saisis le sens de ces<text:s/>lignes de sa préface :<text:s/><text:span text:style-name="quote.c">« </text:span><text:span text:style-name="quote.c">Loin de l</text:span><text:span text:style-name="quote.c">’</text:span><text:span text:style-name="quote.c">angoisse des soirs et de l</text:span><text:span text:style-name="quote.c">’</text:span><text:span text:style-name="quote.c">incertitude des aurores, j</text:span><text:span text:style-name="quote.c">’</text:span><text:span text:style-name="quote.c">ai cherché la lumière fécondante où l</text:span><text:span text:style-name="quote.c">’</text:span><text:span text:style-name="quote.c">âme fleurit de toute la beauté qui se révèle dans la solitude et</text:span><text:span text:style-name="quote.c"><text:s/>dans</text:span><text:span text:style-name="quote.c"><text:s/>l</text:span><text:span text:style-name="quote.c">’</text:span><text:span text:style-name="quote.c">amour. J</text:span><text:span text:style-name="quote.c">’</text:span><text:span text:style-name="quote.c">ai cherché le long des ténèbres l</text:span><text:span text:style-name="quote.c">’</text:span><text:span text:style-name="quote.c">Étoile illuminatri</text:span><text:span text:style-name="quote.c">ce, l</text:span><text:span text:style-name="quote.c">’</text:span><text:span text:style-name="quote.c">É</text:span><text:span text:style-name="quote.c">toile suprême, miroir des Rêves où s</text:span><text:span text:style-name="quote.c">’</text:span><text:span text:style-name="quote.c">évoquent les attitudes triomphales. Et j</text:span><text:span text:style-name="quote.c">’</text:span><text:span text:style-name="quote.c">ai voulu savoir</text:span><text:span text:style-name="quote.c"><text:s/>la Vie immortelle et divine, — </text:span><text:span text:style-name="quote.c">au lieu de vivre</text:span><text:span text:style-name="quote.c">.</text:span><text:span text:style-name="quote.c"> »</text:span><text:s/>— Après avoir en vain pâli à déchiffrer cette obscure énigme, je me suis mis à étudier le livre, pensant qu’il m’en donnerait la signification. Déception profonde !<text:s/>l’Étoile illuminatrice ne m’est point apparue, mais<text:s/>seulement des poèmes à la démodée manière symbolique, un peu du Régnier des<text:s/><text:span text:style-name="title">É</text:span><text:span text:style-name="title">pisodes</text:span><text:span text:style-name="T1111">,</text:span><text:s/>mais sans épisodes, avec moins d’éclat et de vigueur, et surtout avec moins de talent.<text:s/>Pléthore de lettres capitales, et pénurie de pensées :</text:p>
      <text:p text:style-name="quote.l">La Vie qui sanglotait dans l’ombre des Automnes</text:p>
      <text:p text:style-name="quote.l">A ri au soleil humble des Printemps en fleurs,</text:p>
      <text:p text:style-name="quote.l">Et les Âmes s’en vont, lentes, le long des Heures,</text:p>
      <text:p text:style-name="quote.l">Vers<text:s/>le<text:s/>soir lumineux qui se tresse en couronnes.</text:p>
      <text:p text:style-name="Corpsdetexte">Qu’est-ce que cela veut dire ?<text:s/>Je citerai encore ce portrait de<text:s/><text:span text:style-name="title">l’Â</text:span><text:span text:style-name="title">me pénitente</text:span><text:span text:style-name="T1112"> :</text:span></text:p>
      <text:p text:style-name="quote.l">Je suis lasse comme un seuil antique de délices</text:p>
      <text:p text:style-name="quote.l">Qu’ont passé tous les Pèlerins de la douleur.</text:p>
      <text:p text:style-name="quote.l">Je suis la Porte où dort l’éternelle pâleur</text:p>
      <text:p text:style-name="quote.l">Des lèvres mortes et des mains supplicatrices.</text:p>
      <text:p text:style-name="quote.l"/>
      <text:p text:style-name="quote.l">Je suis la porte funéraire de l’Oubli</text:p>
      <text:p text:style-name="quote.l">Où se crispent la main et l’espoir et le songe,</text:p>
      <text:p text:style-name="quote.l">Où s’accroupit le Rire en poses de mensonge</text:p>
      <text:p text:style-name="quote.l">Parmi les reflets en larmes des Soirs vieillis.</text:p>
      <text:soft-page-break/>
      <text:p text:style-name="Corpsdetexte">Ah !<text:s/>M. Charles Vellay, repentez-vous d’avoir pataugé dans le vide, au lieu de vivre. Celui qui tourne<text:s/>le<text:s/>dos à la vie va à la mort. J’aimerais me persuader en outre que<text:s/>M. Vellay, en cette occasion, n’a pas joué le rôle du renard de La Fontaine en face d’inaccessibles raisins, et qu’il n’a pas dédaigné la vie par cette raison, très pénible à avouer, qu’il n’avait pas assez de force pour vivre. Combien je lui trouve préférable<text:s/>M. Tristan Klingsor qui s’est artificiellement constitué une petite vie moyenâgeuse et qui parvient à nous intéresser !<text:s/>Mais ici, le phénomène devient curieux. Ce qui plaît chez<text:s/>M. Klingsor,<text:s/><text:span text:style-name="T1113">ce n</text:span><text:span text:style-name="T1114">’</text:span><text:span text:style-name="T1115">est point ce qu</text:span><text:span text:style-name="T1116">’</text:span><text:span text:style-name="T1117">il dit</text:span><text:span text:style-name="T1118">, mais la f</text:span><text:span text:style-name="T1119">açon dont il le dit</text:span>. Ses histoires de châtelaines, de damoiseau, de ménestrels nous laissent complètement froids. Tout cela sent la défroque, le bric-à-brac et le moisi. Seulement cela vaut par<text:s/>d’indéniables qualités formelles, exactement comme les ballades de Bertrand. En lisant<text:s/>M. Klingsor, il importe, autant que possible, d’oublier le sens des mots pour ne faire attention qu’au rythme très net, très précis et très juste de chacun de ses petits poèmes.<text:s/>M. Klingsor est un adroit virtuose, un musicien d’une inspiration un peu courte mais ingénieuse qui se dépense en romances jolies. De plus, il a le rare mérite de savoir éviter les<text:s/>paroles inutiles. Toutes ses phrases sont pesées au poids juste, et, s’il rajeunit des termes tombés en désuétude, il ne s’y hasarde qu’avec prudence. Il se garde bien de torturer la langue. Il est, en un mot, très estimable, et je regrette vivement qu’il dépense tant de talent à ciseler<text:s/><text:span text:style-name="pb">[p.<text:s/></text:span><text:span text:style-name="pb">533</text:span><text:span text:style-name="pb">]<text:s/></text:span>des noyaux de cerises, qu’il ne se préoccupe que de la forme et qu’il néglige le fond. Quoi qu’il en soit, ses<text:s/><text:span text:style-name="title">Squelettes fleuris</text:span><text:s/>(oh !<text:s/>le titre hideux) sont d’un passe-temps agréable :</text:p>
      <text:p text:style-name="quote.l">Comme une fleur sur l’eau bercée</text:p>
      <text:p text:style-name="quote.l">À<text:s/>la chanson des dames du lac,</text:p>
      <text:p text:style-name="quote.l">C’est ma frêle fiancée</text:p>
      <text:p text:style-name="quote.l">Qui se berce au joli tic-tac</text:p>
      <text:p text:style-name="quote.l">Des rainettes rieuses du lac.</text:p>
      <text:p text:style-name="quote.l"/>
      <text:p text:style-name="quote.l">Les rainettes l’ont faite reine</text:p>
      <text:p text:style-name="quote.l">Du royaume enchanté du lac</text:p>
      <text:p text:style-name="quote.l">Et lui ont mis une traîne</text:p>
      <text:p text:style-name="quote.l">D’iris et de marjolaine</text:p>
      <text:p text:style-name="quote.l">Pour la marier au roi du lac.</text:p>
      <text:p text:style-name="quote.l"/>
      <text:p text:style-name="quote.l">Et maintenant, toi qui passe sous les saules,</text:p>
      <text:p text:style-name="quote.l">Ne viens pas regarder au fond du lac,</text:p>
      <text:soft-page-break/>
      <text:p text:style-name="quote.l">Mais va-t-en<text:s/>sans ouïr les rainettes folles</text:p>
      <text:p text:style-name="quote.l">En corsets verts babiller sous les saules,</text:p>
      <text:p text:style-name="quote.l">Pour t’enjôler et te faire prendre aux lacs</text:p>
      <text:p text:style-name="quote.l">De la maligne dame du lac.</text:p>
      <text:p text:style-name="Corpsdetexte">Ne voilà-t-il pas une délicieuse chanson ?<text:s/>Je l’ai choisie pour montrer à<text:s/>M. Klingsor que le moyen âge ne lui est pas de tout point nécessaire et que je désirerais le voir s’en passer. Cela, qui plus est, lui éviterait des erreurs. Car, bien que sa précision verbale soit incontestable, ainsi que je l’ai remarqué, il commet souvent cette faute de<text:s/><text:span text:style-name="T1120">sit</text:span><text:span text:style-name="T1121">uer</text:span><text:s/>dans l’époque qui lui est chère des objets, des sentiments ou des expressions qui, historiquement, n’appartiennent qu’à des siècles postérieurs. Par exemple, il dira :</text:p>
      <text:p text:style-name="quote.l">Il était un roi de Bohême,</text:p>
      <text:p text:style-name="quote.l">Il était un fou de Thulé…</text:p>
      <text:p text:style-name="quote.l">…<text:s/>Mon page Hamlet, où sont-ils allés ?…</text:p>
      <text:p text:style-name="quote.l">Au gilet ils avaient des chrysanthèmes</text:p>
      <text:p text:style-name="quote.l">Comme un bouquet de sang violet.</text:p>
      <text:p text:style-name="Corpsdetexte">Or, que<text:s/>M. Klingsor veuille bien s’informer de l’année où le chrysanthème a été introduit en Europe, et il verra que cette fleur ne pouvait pas, au temps de Hamlet, orner le gilet d’un roi de Bohême, pas plus que celui d’un fou de Thulé.</text:p>
      <text:p text:style-name="Corpsdetexte">Le meilleur moyen d’échapper aux anachronismes, le plus facile aussi, est encore, après tout, de ne pas sortir de son temps. Notez, en effet, qu’il y a autant de poésie maintenant qu’autrefois, et qu’il n’y a pas besoin, pour écrire un poème, de peiner à ressusciter des civilisations défuntes ou des mœurs disparues :<text:s/>il suffit d’être poète. Car on n’a pas le droit de dire que ceci est poétique et que cela ne l’est pas. C’est nous-mêmes qui mettons la poésie dans les choses, et nous sommes seuls en faute, si nous ne l’y mettons pas. Il n’est pas plus poétique de jouer de la viole que de faire sécher du linge au soleil. Il se peut même que le<text:s/>racleur<text:s/>de cordes ne soit qu’un piètre sire, au lieu que la lessiveuse ait au contraire un grand cœur. — Laissant à<text:s/>d’autres<text:s/>le<text:s/>soin d’être babyloniens, romans ou gothiques,<text:s/>M. Henri Ghéon fait preuve d’un bon esprit en étant simplement le poète de la campagne :<text:s/>j’ajouterai que la campagne a, pour elle, ce privilège de ne jamais vieillir. C’est pourquoi, à mon avis, la part qu’il a choisie est plus belle infiniment que celle de<text:s/>M. Klingsor. Certes,<text:s/>M. Ghéon n’a point la virtuosité de l’auteur des<text:s/><text:span text:style-name="title">Squelettes f</text:span><text:span text:style-name="title">leuris</text:span>, mais combien le fond de ses<text:s/><text:span text:style-name="title">Chansons d</text:span><text:span text:style-name="title">’</text:span><text:span text:style-name="title">aube</text:span><text:s/>me paraît supérieur à un talent trop exclusivement verbal !<text:s/>Du<text:s/>reste, il serait déplorable qu’à<text:s/><text:soft-page-break/>son âge,<text:s/>M. Ghéon fût parvenu à<text:s/>la plénitude de ses facultés. N’y a-t-il rien de plus ennuyeux pour l’homme que de se croire arrivé à la perfection ?<text:s/>Le motif le plus important que nous ayons de vivre disparaîtrait de ce seul coup. Non,<text:s/>M. Ghéon n’est pas parfait ;<text:s/>qu’il se rassure !<text:s/>Il<text:s/>est trop sous l’influence de<text:s/>M. Francis Jammes. Son vers est parfois plus hésitant qu’il ne faudrait, ne s’éloignant pas assez de la prose, manquant d’un rythme personnel. Ces défauts surtout apparaissent dans les premières chansons du volume. Mais en d’autres parties ils s’atténuent ;<text:s/>et<text:s/>M. Ghéon réalise alors de gracieuses délicatesses ;<text:s/>telle, cette scène enfantine :</text:p>
      <text:p text:style-name="quote.l">Les petites, bouche bée…</text:p>
      <text:p text:style-name="quote.l">— On ne touche pas aux corbeilles</text:p>
      <text:p text:style-name="quote.l">Riches de belles roses touffues et nuées,</text:p>
      <text:p text:style-name="quote.l">Qui rient et qui saignent :</text:p>
      <text:p text:style-name="quote.l">On les regarde de l’allée</text:p>
      <text:p text:style-name="quote.l">En dévotion…</text:p>
      <text:p text:style-name="quote.l"/>
      <text:p text:style-name="quote.l">Mais sur<text:s/>le<text:s/>bord une violette luit dans l’herbe,</text:p>
      <text:p text:style-name="quote.l">On peut cueillir la violette !</text:p>
      <text:p text:style-name="quote.l">Elles se baissent</text:p>
      <text:p text:style-name="quote.l">À<text:s/>qui l’aura.</text:p>
      <text:p text:style-name="quote.l">Et derrière l’herbe écartée,</text:p>
      <text:p text:style-name="quote.l">En voici par touffes pâles et foncées.</text:p>
      <text:p text:style-name="quote.l">Des blanches, des mauves et des noires presque !</text:p>
      <text:p text:style-name="quote.l"/>
      <text:p text:style-name="quote.l">Elles les prennent de petits doigts…</text:p>
      <text:p text:style-name="quote.l">L’aînée dit qu’il faut les cueillir bas</text:p>
      <text:p text:style-name="quote.l">À<text:s/>ras de terre,</text:p>
      <text:p text:style-name="quote.l">Et elles se noircissent les ongles à les cueillir…</text:p>
      <text:p text:style-name="quote.l"/>
      <text:p text:style-name="quote.l">Chaque fleur cueillie, il la faut sentir,</text:p>
      <text:p text:style-name="quote.l">Puis elles les joignent</text:p>
      <text:p text:style-name="quote.l">Deux à deux et trois à trois,</text:p>
      <text:p text:style-name="quote.l">Pour un petit bouquet sincère…</text:p>
      <text:p text:style-name="quote.l"/>
      <text:p text:style-name="quote.l">Elles ne voient plus les belles roses du parterre :</text:p>
      <text:p text:style-name="quote.l">Elles tiennent tout<text:s/>le<text:s/>jardin joyeux entre leurs doigts !</text:p>
      <text:soft-page-break/>
      <text:p text:style-name="Corpsdetexte">Le charme de ce tableautin résulte de l’heureuse justesse des minuscules notations qui le composent. Je ne crois pas que<text:s/>M. Ghéon acquière jamais un grand souffle. Je me<text:s/>le<text:s/>figure avec peine lançant sa barque à pleines voiles sur l’océan grondant du lyrisme. Mais s’il limite son ambition à la culture de son jardinet, il nous sera toujours agréable de venir causer avec lui et de nous réjouir des fleurs qu’aura produites son petit domaine.</text:p>
      <text:p text:style-name="Corpsdetexte">Puisque je parle de poètes, je ne veux pas terminer cette expertise sans indiquer aux Verlainiens l’utile brochure qui s’intitule :<text:s/><text:span text:style-name="T1122">Paul Verlaine et ses Contemporains par un témoin impartial</text:span>. On y trouvera des renseignements et des documents, un extrait judicieux des journaux et revues qui s’occupèrent du pauvre Lelian<text:span text:style-name="Appelnotedebasdep."><text:note text:note-class="footnote" text:id="_ftn61"><text:note-citation>62</text:note-citation><text:note-body><text:p text:style-name="Notedebasdepage"><text:s/>[NdE] Orthographié Lelian.</text:p></text:note-body></text:note></text:span>…<text:s/>après sa mort, un portrait médit, et un appel en vue du monument à lui ériger au Luxembourg. À<text:s/>ce propos, je ferai observer qu’en règle générale et absolue, ce n’est point le monument qui fait le grand homme :<text:s/>ce sont les œuvres et la renommée qu’elles ont :<text:s/>Verlaine a les œuvres, il lui manque la renommée ;<text:s/>j’entends par là que ses<text:s/>œuvres<text:s/>ne sont pas connues comme elles devraient<text:s/>l’être. Croit-on que par un monument qui sera érigé dans un jardin de Paris et que verront seuls les gens de cette ville on parviendra à faire réellement connaître Verlaine, c’est-à-dire à faire connaître ses œuvres ?<text:s/>C’est pourquoi, à un buste dans un coin isolé<text:s/>de la<text:s/>France, j’aurais préféré autre chose qui aurait permis à toute la France de se former une véritable idée de la grandeur du poète.<text:s/>Il<text:s/>aurait suffi de recueillir des souscriptions, non plus en vue de l’achat d’un marbre,<text:s/><text:span text:style-name="T1123">mais en vue de l</text:span><text:span text:style-name="T1124">’</text:span><text:span text:style-name="T1125">acquisition des œuvres du poète</text:span>, que l’on aurait ensuite distribuées au plus grand nombre de bibliothèques possible, communales, départementales, gouvernementales, scolaires, roulantes, de groupes, d’associations, de cercles, etc., etc. En un mot, il aurait été préférable de faciliter au plus de monde possible le moyen de se rendre compte par soi-même de cette vérité affirmée par l’élite intellectuelle de notre pays :<text:s/><text:span text:style-name="T1126">que Paul Verlaine est un grand</text:span><text:span text:style-name="T1127"><text:s/>homme et que ses œuvres sont là</text:span><text:span text:style-name="T1128"><text:s/>pour le prouver.</text:span><text:s/>Seulement mon idée n’est pas pratique. Car si elle était admise pour les écrivains tout au moins, les membres des comités en l’honneur de tel ou tel rateraient leur effet de parader au premier rang lorsque les statues s’inaugurent ;<text:s/>ils n’auraient plus de discours à prononcer ;<text:s/>et la remise des obligatoires palmes académiques y<text:s/>perdrait sûrement de<text:s/>son éclat.</text:p>
      <text:p text:style-name="P1129">LOUIS DE SAINT-JACQUES.</text:p>
      <text:p text:style-name="postscript"><text:span text:style-name="T1130">P-S.</text:span><text:s/>— Dans ma quatorzième<text:s/><text:span text:style-name="title">Expertise</text:span>, je traiterai de quelques rééditions.</text:p>
      <text:h text:style-name="Titre1" text:outline-level="1"><text:bookmark-start text:name="bookmark98"/><text:bookmark-end text:name="bookmark98"/><text:soft-page-break/><text:span text:style-name="pb">[p.<text:s/></text:span><text:span text:style-name="pb">547</text:span><text:span text:style-name="pb">]<text:s/></text:span>Expertises<text:s/>XIV</text:h>
      <text:p text:style-name="dateline">15 août 1897.</text:p>
      <text:p text:style-name="argument"><text:span text:style-name="T1131">Barbey d</text:span><text:span text:style-name="T1132">’</text:span><text:span text:style-name="T1133">Aurevilly</text:span><text:span text:style-name="T1134"> :<text:s/></text:span><text:span text:style-name="title">Poussières,<text:s/></text:span><text:span text:style-name="title">Rhythmes oublié</text:span><text:span text:style-name="title">s</text:span><text:span text:style-name="T1135">.</text:span><text:span text:style-name="T1136"><text:s/></text:span><text:span text:style-name="T1137">—</text:span><text:span text:style-name="T1138"> </text:span><text:span text:style-name="T1139">Jules<text:s/></text:span><text:span text:style-name="T1140">Laforgue </text:span><text:span text:style-name="T1141">:</text:span><text:span text:style-name="T1142"><text:s/></text:span><text:span text:style-name="title">Moralités légendaires</text:span><text:span text:style-name="T1143">, tome I</text:span><text:span text:style-name="T1144">. — </text:span><text:span text:style-name="T1145">Stéphane Mallarmé</text:span><text:span text:style-name="T1146"> :</text:span><text:span text:style-name="T1147"><text:s/></text:span><text:span text:style-name="title">Traduction des Poèmes d’Edgar</text:span><text:span text:style-name="title"><text:s/>Poe</text:span><text:span text:style-name="T1148">.</text:span><text:span text:style-name="T1149"><text:s/>— </text:span><text:span text:style-name="T1150">É</text:span><text:span text:style-name="T1151">douard Dujardin</text:span><text:span text:style-name="T1152"> :</text:span><text:span text:style-name="T1153"><text:s/></text:span><text:span text:style-name="title">les Lauriers sont coupés</text:span><text:span text:style-name="T1154">.<text:s/></text:span><text:span text:style-name="T1155">— </text:span><text:span text:style-name="T1156">Jean Moréas</text:span><text:span text:style-name="T1157"> :</text:span><text:span text:style-name="T1158"><text:s/></text:span><text:span text:style-name="title">les Cantilènes</text:span><text:span text:style-name="T1159">. — </text:span><text:span text:style-name="T1160">Ernest Ray</text:span><text:span text:style-name="T1161">naud</text:span><text:span text:style-name="T1162"> :</text:span><text:span text:style-name="T1163"><text:s/></text:span><text:span text:style-name="title">le Signe</text:span><text:span text:style-name="T1164">.</text:span></text:p>
      <text:p text:style-name="Corpsdetexte">Quand un livre est réédité, une question se pose :<text:s/>pourquoi le réédite-t-on ?<text:s/>L’interrogation est toujours la même, mais les réponses sont<text:s/>variées. Je veux en donner des exemples tirés de publications récentes — d’écrivains qui sont morts et d’autres qui sont encore de ce monde, je parlerai en premier lieu de ceux qui ne sont plus.</text:p>
      <text:p text:style-name="Corpsdetexte">Né le 2 novembre 1808, Jules Barbey d’Aurevilly s’éteignit<text:s/>le 23 avril 1889, soigné filialement jusqu’à l’instant suprême par celle dont le dévouement admirable avait consolé ses derniers jours. Depuis lors, l’amie, fidèle au culte du grand disparu s’est attachée à recueillir,<text:s/>à publier toutes ses œuvres inédites, introuvables ou dispersées. Plusieurs volumes ont déjà été donnés, d’autres viendront à leur heure. C’est ainsi qu’à la piété d’une femme, nous devons actuellement<text:s/><text:span text:style-name="title">Rh</text:span><text:span text:style-name="title">ythmes oubliés</text:span><text:s/>et<text:s/><text:span text:style-name="title">Poussières</text:span><text:span text:style-name="T1165">,</text:span><text:s/>les proses et les poèmes du très noble romancier. Du vivant de Barbey, cette double publication ne s’était jamais faite en sa totalité. Par une sorte de pudeur et de dandysme, le panégyriste de Brummel avait toujours répugné à cette divulgation de la partie de son œuvre qui lui tenait<text:s/>le<text:s/>plus au cœur. Des extraits en avaient paru au hasard des revues ou de minces brochures rarissimes. Mais il manquait la réunion complète. En l’effectuant aujourd’hui, M<text:span text:style-name="T1166">lle</text:span> R. comble le vœu des lettrés. Elle permet enfin à un plus grand nombre de pénétrer dans un sanctuaire qui jusqu’ici leur avait été interdit. Il est donc certain qu’à ce point de vue elle mérite notre reconnaissance, et nous nous en tiendrions volontiers à cette déclaration de gratitude si nous n’avions pas, en outre, d’assez graves reproches à lui adresser.</text:p>
      <text:p text:style-name="Corpsdetexte">Tout d’abord, je n’admets pas que<text:s/>le<text:s/>tirage des deux opuscules ait été limité seulement à quelques exemplaires et que le prix de ces derniers ait été exagéré. De cette double faute, il est inévitablement résulté que les poèmes et les proses de Barbey d’Aurevilly ne sont pas allés aux mains qu’il fallait. Car ceux qui aiment vraiment la littérature ont d’ordinaire la bourse assez plate, et bien peu ont été à même de se payer le luxe d’un achat qui était trop coûteux. Et rien, ou à peu près, ne se serait vendu si<text:s/>M. Coppée, dont le talent de<text:s/>« lanceur de livres »<text:s/>est, depuis le succès<text:s/>d’<text:span text:style-name="title">Aphrodite</text:span>, reconnu par les éditeurs, sans rival, n’avait pondu dans<text:s/><text:span text:style-name="title">le Journal</text:span><text:span text:style-name="T1167"><text:s/></text:span>la réclame indispensable qui devait dans les vingt-quatre heures, amener l’épuisement de l’édition. Les snobs, hommes et femmes, au signal donné par leur berger accoutumé, se<text:s/><text:soft-page-break/>sont<text:s/>précipités en troupeau sur cette pâture intellectuelle qui leur était indiquée et qui cependant n’était point pour eux. Ils se la disputèrent, elle fit prime ;<text:s/>mais que leur importait, puisqu’ils avaient de l’argent ?<text:s/>Cependant il est incontestable qu’en eux-mêmes ils durent s’estimer volés :<text:s/>ils s’attendaient à du galant, à des révélations scandaleuses ;<text:s/>les pantalons de George Sand récemment sortis de l’armoire les avaient mis en goût. Hélas !<text:s/>ils n’aperçurent rien d’obscène :<text:s/><text:span text:style-name="title">Aphrodite</text:span><text:s/>valait cent fois mieux. Ils purent bien se vanter d’avoir acquis<text:s/><text:span text:style-name="title">Rhythmes oubliés</text:span><text:s/>et<text:s/><text:span text:style-name="title">Poussières</text:span><text:span text:style-name="T1168"> ;</text:span><text:s/>je me demande s’ils les ont compris.</text:p>
      <text:p text:style-name="Corpsdetexte">Quant à ceux qui les auraient compris, ils ne purent qu’assister à ce lamentable naufrage, et ils attendent maintenant de l’opulence de<text:s/>M. Lemerre l’aumône d’une réédition à bon marché.</text:p>
      <text:p text:style-name="Corpsdetexte">Cela dit sous la forme d’une observation générale, j’arrive aux petits détails. — Les<text:s/><text:span text:style-name="title">Rhythmes oub</text:span><text:span text:style-name="title">liés</text:span><text:s/>sont juste une dizaine. Deux d’entre eux,<text:s/><text:span text:style-name="title">Laocoon</text:span><text:s/>et<text:s/><text:span text:style-name="title">les Yeux caméléons</text:span>, avaient déjà formé une plaquette, à Caen, en 1852 et sous le même titre, par les soins de G.-S. Trébutien. Elle<text:s/>fut réimprimée en 1869. Il y eut aussi de<text:s/><text:span text:style-name="title">Laocoon</text:span><text:s/>une traduction anglaise avec le texte français en regard. Quant aux autres rhythmes, on les connaissait à peu près tous, éparpillés ici et là, et Barbey eut toujours l’idée de les rassembler. Aujourd’hui son intention se réalise. J’estime toutefois qu’aux dix proses actuelles on aurait dû ajouter une onzième, cette<text:s/><text:span text:style-name="title">Amaï</text:span><text:span text:style-name="title">dée</text:span><text:s/>qu’on se souvient d’avoir lue dans<text:s/><text:span text:style-name="title">l’É</text:span><text:span text:style-name="title">cho de Paris</text:span><text:s/>et qui avait le droit de figurer parmi les autres poèmes en prose, au lieu qu’on l’a exclue du groupe pour des<text:s/>motifs qui me sont inconnus. — Il serait intéressant de comparer les<text:s/><text:span text:style-name="title">Rhythmes oubliés</text:span><text:s/>aux poèmes en prose de Baudelaire. Ils en diffèrent surtout par un romantisme plus intense et par un mouvement plus passionné. Les trois plus importants<text:s/>sont les deux qui composaient la plaquette de 1852, et les fameuses<text:s/><text:span text:style-name="title">Bottines bleues</text:span><text:span text:style-name="T1169">,</text:span><text:s/>satire vengeresse d’une ravissante cruauté. On verra que la manière de Barbey est plus oratoire que celle de l’auteur des<text:s/><text:span text:style-name="title">Fleurs du Mal</text:span>,<text:s/>d’une tournure plus emphatique, visant surtout à l’effet par la vigueur des images et l’ampleur des périodes. Ainsi, le début des<text:s/><text:span text:style-name="title">Yeux caméléons</text:span><text:span text:style-name="T1170"> :</text:span></text:p>
      <text:p text:style-name="quote">« C’était une de ces nuits<text:s/>comme nous en passons, vous<text:span text:style-name="Appelnotedebasdep."><text:note text:note-class="footnote" text:id="_ftn62"><text:note-citation>63</text:note-citation><text:note-body><text:p text:style-name="Notedebasdepage"><text:s/>Trébutien, à qui le poème est dédié.</text:p></text:note-body></text:note></text:span><text:s/>et moi, — vous, là-bas, dans les quatre pieds revêtus de chêne, ainsi qu’un cercueil, de votre cellule<text:s/><text:span text:style-name="pb">[p.<text:s/></text:span><text:span text:style-name="pb">548</text:span><text:span text:style-name="pb">]<text:s/></text:span>solitaire, et moi, dans un endroit plus triste encore ;<text:s/>car la salle que j’habite c’est mon cœur. — Celle que nous détestons tous deux, mais qui, Elle !<text:s/>nous aime, la hanteuse de nos chevets, l’Insomnie, vint s’asseoir à côté de moi, et se mit à regarder avec ses yeux si grands, si mornes et si pâles, — ses yeux si démesurément ouverts et qui, par un magnétisme implacable, dilatent les yeux qui les regardent et les empêchent de se fermer. »</text:p>
      <text:soft-page-break/>
      <text:p text:style-name="Corpsdetexte">Les<text:s/><text:span text:style-name="title">Rhythm</text:span><text:span text:style-name="title">es</text:span><text:s/>de Barbey sont des explosions de son âme. C’est pourquoi ils émeuvent plus que les poèmes en prose de Baudelaire, qui ne sont, pour la plupart, que de simples anecdotes racontées avec art, et ils vous donnent constamment ce que j’appellerai la<text:s/><text:span text:style-name="T1171">grande secousse</text:span><text:span text:style-name="T1172">,</text:span><text:s/>cette forte commotion que la phrase de Baudelaire, en dehors des<text:s/><text:span text:style-name="title">Bienfaits de la lune</text:span><text:s/>et de trois ou quatre proses analogues, ne parvient pas à provoquer ;<text:s/>on sent trop chez ce dernier le travail du styliste qui peine vers la perfection. Si Barbey était trop grand écrivain pour n’avoir pas le même souci, du moins il ne le fait pas paraître. Ses rhythmes sont les cris spontanés et farouches d’un magnifique athlète touché par la douleur.</text:p>
      <text:p text:style-name="Corpsdetexte">Chose curieuse, ils ont presque passé inaperçus et toute l’attention s’est portée sur ses poésies. On n’a pas vu, ou l’on n’a pas fait remarquer, que le vers, tel qu’il était à l’époque de Barbey, était pour sa pensée un vêtement trop rigide et que la prose seule convenait à son tempérament. Il est aisé de s’en rendre compte en lisant<text:s/><text:span text:style-name="title">Poussières</text:span><text:span text:style-name="T1173">.</text:span><text:s/>Mais ce que je veux noter surtout, c’est la fâcheuse surprise que devait m’apporter cette réédition. Il est bon, à ce propos, de faire un peu de bibliographie.</text:p>
      <text:p text:style-name="Corpsdetexte">Les poésies de Jules Barbey d’Aurevilly parurent pour la première fois en 1854, imprimées à Caen chez Hardel,<text:s/>éditées par les soins de G.-S. Trébutien, tirées à trente-six exemplaires pour être distribuées à des intimes. Il y avait douze pièces, et le titre de la brochure était remplacé par les armes de Barbey :<text:s/><text:span text:style-name="T1174">d</text:span><text:span text:style-name="T1175">’</text:span><text:span text:style-name="T1176">azur, aux deux barbeaux</text:span><text:span text:style-name="T1177"><text:s/>d’</text:span><text:span text:style-name="T1178">argent</text:span><text:span text:style-name="T1179">,<text:s/></text:span><text:span text:style-name="T1180">adossés et écaillés</text:span><text:span text:style-name="T1181">,<text:s/></text:span><text:span text:style-name="T1182">avec trois quintefeuilles d’</text:span><text:span text:style-name="T1183">or en chef</text:span>.<text:s/>En 1870, une deuxième édition fut donnée, sous ce titre :<text:s/><text:span text:style-name="title">Poésies de Jules Barbey d’</text:span><text:span text:style-name="title">Aurevilly, commentées par lui-même</text:span><text:span text:style-name="T1184"> ;</text:span><text:s/>une note à l’intérieur portait que cette nouvelle édition avait été préparée par G.-S. Trébutien et imprimée à soixante-douze exemplaires par les soins de Insignis NebuIo (Poulet-Malassis)<text:span text:style-name="Appelnotedebasdep."><text:note text:note-class="footnote" text:id="_ftn63"><text:note-citation>64</text:note-citation><text:note-body><text:p text:style-name="Notedebasdepage"><text:s/>Il fut en outre tiré à part, pour quelques exemplaires de cette 2<text:span text:style-name="T1185">e</text:span> édition, deux appendices, de chacun deux feuillets, l’un pour une brève étude d’Hippolyte Babou sur Barbey d’Aurevilly intime, l’autre pour une pièce de vers intitulée<text:s/><text:span text:style-name="title">Tirebouchonnade</text:span><text:span text:style-name="T1186">.</text:span></text:p></text:note-body></text:note></text:span>. Les armes de Barbey avaient encore été reproduites en couverture. Aux douze pièces primitives avaient été ajoutés deux envois rimés, l’un<text:s/>à l’<text:span text:style-name="title">Ange blanc</text:span><text:s/>en lui adressant un exemplaire des<text:s/><text:span text:style-name="title">Prophètes du passé</text:span>, l’autre à Charles Coligny, en lui faisant parvenir la deuxième édition expurgée<text:s/>d’<text:span text:style-name="title">Une vieille maîtresse</text:span><text:span text:style-name="Appelnotedebasdep."><text:note text:note-class="footnote" text:id="_ftn64"><text:note-citation>65</text:note-citation><text:note-body><text:p text:style-name="Notedebasdepage"><text:s/>Voici ces deux envois, supprimés des<text:s/><text:span text:style-name="title">Poussières</text:span><text:span text:style-name="T1187"> ;</text:span><text:s/>le premier :</text:p><text:p text:style-name="quote.l">Comme, à l’angle tournant d’un pâle mausolée,</text:p><text:p text:style-name="quote.l">Un nom qui fait penser vient quelquefois s’offrir,</text:p><text:p text:style-name="quote.l">Ton œil rêveur, un jour, sur la page isolée</text:p><text:p text:style-name="quote.l">Où je t’écris mon nom, — verra mon souvenir.</text:p><text:p text:style-name="quote.l"/><text:p text:style-name="quote.l">Et tu l’y reliras ! — comme on lit sur la pierre</text:p><text:p text:style-name="quote.l">Qui préserve le nom qu’on aimait de l’oubli,</text:p><text:p text:style-name="quote.l">Et tu diras : « Ce livre est comme un cimetière</text:p><text:p text:style-name="quote.l">Où pour moi dort son cœur, — son cœur enseveli ! »</text:p><text:p text:style-name="Corpsdetexte">Et le deuxième :</text:p><text:p text:style-name="quote.l">Tu bus cette absinthe avec cœur :</text:p><text:p text:style-name="quote.l">Rebois de cette essence amère !</text:p><text:p text:style-name="quote.l">C’est toujours la même liqueur,</text:p><text:p text:style-name="quote.l">Mais ce n’est plus le même verre !</text:p></text:note-body></text:note></text:span>. En outre la quatrième strophe de la pièce<text:s/><text:span text:style-name="title">Si j’</text:span><text:span text:style-name="title">avais sous<text:s/></text:span><text:soft-page-break/><text:span text:style-name="title">ma mantille</text:span>, remplacée par des points<text:s/>dans la première édition, était rétablie dans la deuxième en ses quatre vers que voici :</text:p>
      <text:p text:style-name="quote.l">Et cette enivrante chose</text:p>
      <text:p text:style-name="quote.l">Et ton plus beau don,</text:p>
      <text:p text:style-name="quote.l">Sur laquelle l’amour pose</text:p>
      <text:p text:style-name="quote.l">Ses lèvres — et pas de nom !</text:p>
      <text:p text:style-name="Corpsdetexte">La lettre-dédicace du 15 août 1853 écrite à Trébutien par<text:s/>Barbey se retrouvait en tête<text:span text:style-name="Appelnotedebasdep."><text:note text:note-class="footnote" text:id="_ftn65"><text:note-citation>66</text:note-citation><text:note-body><text:p text:style-name="Notedebasdepage"><text:s/>Je transcris cette lettre très belle, qu’on a cru bon de retrancher de<text:s/><text:span text:style-name="title">Poussières</text:span><text:span text:style-name="T1188"> :</text:span></text:p><text:p text:style-name="P1189">« <text:span text:style-name="T1190">À mon très citer ami et éditeur Trébutien.</text:span></text:p><text:p text:style-name="P1191"><text:span text:style-name="T1192">« </text:span>À qui dédier ces vers qui devraient peut-être rester inédits ?… En vous les offrant, je ne vous les donne pas, je vous les restitue. Vous qui savez éditer comme Benvenuto Cellini ciselait, vous avez taillé mes cailloux comme on taille des diamants, et, par là, vous avez fait vôtres, et presque précieuses, ces quelques pierres brutes, noires et couleur de sang, dans lesquelles, sans vous, la lumière n’aurait jamais joué.</text:p><text:p text:style-name="P1193">« <text:span text:style-name="T1194">Jules Barbey d’Aurevilly</text:span>.</text:p><text:p text:style-name="P1195">« Paris, 15 août, 1853. »</text:p></text:note-body></text:note></text:span>. Enfin chacune des quatorze pièces, numérotées de I à XIV, était accompagnée de précieux commentaires tirés de la correspondance du poète avec Trébutien. C’est de cette édition que<text:s/>M. Coppée écrit :<text:s/><text:span text:style-name="quote.c">« </text:span><text:span text:style-name="quote.c">Il existe bien une petite broch</text:span><text:span text:style-name="quote.c">ure, i</text:span><text:span text:style-name="quote.c">mprimée jadis sous le manteau,<text:s/></text:span><text:span text:style-name="quote.c">par Poulet-Malassis, tout à fait à l</text:span><text:span text:style-name="quote.c">’</text:span><text:span text:style-name="quote.c">insu de l</text:span><text:span text:style-name="quote.c">’</text:span><text:span text:style-name="quote.c">auteur. Elle est très incomplète et, d</text:span><text:span text:style-name="quote.c">’</text:span><text:span text:style-name="quote.c">ailleurs, presque introuvable</text:span><text:span text:style-name="quote.c">.</text:span><text:span text:style-name="quote.c"> »</text:span><text:s/>(<text:span text:style-name="title">Le Journal</text:span>, 10 juin 1897.) Au lieu de faire ainsi parade d’ignorance,<text:s/><text:soft-page-break/>M. Coppée aurait mieux fait d’aller aux renseignements. Sans discuter sur le point de savoir si<text:s/>M. Barbey d’Aurevilly a désavoué ou non l’édition de Poulet-Malassis, il suffit de voir cette dernière pour reconnaître immédiatement qu’elle est, en intérêt documentaire, bien supérieure à la première de Hardel et<text:s/>à la troisième de Lemerre. Ah !<text:s/>oui, l’édition Lemerre est la plus complète, en ce qui est du nombre des vers !<text:s/>Elle comporte vingt-sept pièces ainsi distribuées :<text:s/>sept nouvelles ;<text:s/>puis, de VIII<text:s/>à XIX, les douze primitives ;<text:s/>et huit autres poèmes nouveaux. Mais on ne tient aucun compte de l’édition de 1870. Aux retranchements opérés que j’ai déjà indiqués (tous les commentaires, la lettre dédicace, les<text:s/>pièces XIII et XIV, la quatrième strophe de la pièce VII), il y a lieu d’ajouter les suivants :<text:s/>on a effacé les dédicaces des pièces II, III, VII, XI, rayé l’indication<text:s/>« …<text:s/>à quatre heures du soir », qui suit la date de composition de la<text:s/><text:span text:style-name="title">Maîtresse rousse</text:span> »<text:s/>(pièce XII), changé l’avant-dernier vers de la pièce III<text:span text:style-name="Appelnotedebasdep."><text:note text:note-class="footnote" text:id="_ftn66"><text:note-citation>67</text:note-citation><text:note-body><text:p text:style-name="Notedebasdepage"><text:s/>Au lieu de :</text:p><text:p text:style-name="quote.l">Mais sur ce cœur à toi, Clary, Clary, tu doute… (<text:span text:style-name="T1196">sic</text:span>)</text:p><text:p text:style-name="Notedebasdepage">On a mis :</text:p><text:p text:style-name="quote.l">Mais sur ce cœur à toi ton cœur frissonne et doute.</text:p></text:note-body></text:note></text:span><text:span text:style-name="T1197">,</text:span><text:s/>et romanisé les deux mots<text:s/><text:span text:style-name="quote.c">« </text:span><text:span text:style-name="T1198">un soir</text:span><text:span text:style-name="quote.c"> »</text:span><text:s/>qui<text:s/>sont en italique dans la pièce VIII, deuxième strophe. Or, si l’on demande la raison de ces suppressions, on la découvrira sans trop de difficulté. On a voulu<text:s/><text:span text:style-name="T1199">dépersonnaliser</text:span><text:s/>les poésies de Barbey d’Aurevilly, on s’est ingénié<text:s/>à<text:s/>les séparer autant que possible de sa vie. La faute est énorme. Car les poésies de Barbey sont surtout des<text:s/><text:span text:style-name="T1200">poésies vécues</text:span>, elles sont étroitement liées aux aventures de son existence, elles en sont des<text:s/><text:span text:style-name="T1201">épisodes</text:span>, elles valent par<text:s/>les circonstances qui l’amenèrent à les composer ;<text:s/>et nous cacher ces circonstances c’est volontairement les déprécier, les<text:s/><text:span text:style-name="T1202">amoindrir</text:span><text:span text:style-name="T1203">.</text:span><text:s/>La troisième édition à laquelle je m’attendais, c’eût été une édition sur le modèle de la deuxième, reproduisant intégralement le texte de 1870 avec les commentaires, y joignant en supplément les quinze pièces nouvelles avec toutes indications utiles :<text:s/>le projet de Trébutien aurait été ainsi pleinement réalisé. Il<text:s/>ne faut pas oublier, en effet, que l’édition Poulet-Malassis a été<text:s/><text:span text:style-name="T1204">préparée</text:span><text:s/>par le plus intime confident de Barbey, que celui-ci a dû, par conséquent, admettre l’idée des commentaires, d’où il résulte qu’en les supprimant on désobéit à la volonté qu’il avait très nettement, durant sa vie, manifestée, ne fût-ce que par le soin qu’il avait pris lui-même d’expliquer dans ses lettres les diverses circonstances<text:s/><text:span text:style-name="T1205">psychologiques</text:span><text:s/>qui l’amenèrent à composer ses poèmes. Ils étaient pour Barbey des souvenirs, les rappels d’ardentes heures de passion. Voilà pourquoi tant qu’il vécut, il répugna à les livrer aux bêtes et ne les confia qu’à<text:s/><text:soft-page-break/>des amis privilégiés. Mais puisque maintenant on a jugé que ces poésies pouvaient sans inconvénient être rééditées, il<text:s/><text:span text:style-name="pb">[p.<text:s/></text:span><text:span text:style-name="pb">549</text:span><text:span text:style-name="pb">]<text:s/></text:span>convenait que cette réédition fût ce qu’elle aurait dû être, une réunion de chapitres pour aider à une biographie future de Barbey d’Aurevilly. Une incompréhensible pudibonderie est venue malheureusement se mettre à la traverse, et de ce travail si utile rien n’a été fait. Au contraire, on a tenté de faire disparaître l’œuvre de 1870. Pour les amoureux du document précis, je tiens donc à analyser cette œuvre et à leur permettre d’annoter la troisième édition Lemerre, s’ils ont la chance de la posséder.</text:p>
      <text:p text:style-name="Corpsdetexte">Des quatorze pièces imprimées par Insignis Nebulo, la plus ancienne<text:span text:style-name="Appelnotedebasdep."><text:note text:note-class="footnote" text:id="_ftn67"><text:note-citation>68</text:note-citation><text:note-body><text:p text:style-name="Notedebasdepage"><text:s/>Dédiée à une inconnue.</text:p></text:note-body></text:note></text:span><text:s/>date de 1834<text:s/><text:span text:style-name="T1206">(</text:span><text:span text:style-name="title">Oh</text:span><text:span text:style-name="title"> !</text:span><text:span text:style-name="title"><text:s/>pourquoi voyager</text:span>), la plus récente, de 1865<text:s/><text:span text:style-name="T1207">(</text:span><text:span text:style-name="title">envoi à</text:span><text:span text:style-name="title"><text:s/>Charles Coligny</text:span>). Barbey avait 26 ans quand il composa la première, et 57, quand il écrivit la seconde. En réalité, ces deux pièces sont indépendantes des autres, et ces deux dates sont des dates extrêmes auxquelles il n’y a pas lieu de s’arrêter. Quant aux douze autres poésies, la logique historique amène à les partager en trois groupes, et à les situer de 1838 à 1854, Barbey ayant alors de 30 à 46 ans. Les trois groupes<text:span text:style-name="Appelnotedebasdep."><text:note text:note-class="footnote" text:id="_ftn68"><text:note-citation>69</text:note-citation><text:note-body><text:p text:style-name="Notedebasdepage"><text:s/>Toutes ces poésies figurent dans l’édition Lemerre sous les numéros qu’elles ont dans l’édition de 1870, augmentés de sept.</text:p></text:note-body></text:note></text:span><text:s/>portent chacun un nom de femme. Nous avons ainsi :</text:p>
      <text:p text:style-name="Corpsdetexte"><text:span text:style-name="T1208">i</text:span><text:span text:style-name="T1209">o</text:span><text:s/>Le groupe Clary,<text:s/>« la fidèle maîtresse », comprenant les poésies II,<text:s/>III, IV.</text:p>
      <text:p text:style-name="Corpsdetexte">2<text:span text:style-name="T1210">o</text:span><text:s/>Le groupe Marquise du V. (Armance, l’héroïne de<text:s/>l’<text:span text:style-name="title">Amour impossible</text:span><text:span text:style-name="T1211">),</text:span><text:s/>comprenant les poésies V, VI, VII,<text:s/>VIII.</text:p>
      <text:p text:style-name="Corpsdetexte">3<text:span text:style-name="T1212">o</text:span><text:s/>Le groupe Baronne de B.<text:s/><text:span text:style-name="T1213">(l</text:span><text:span text:style-name="T1214">’</text:span><text:span text:style-name="title">Ange blanc</text:span><text:s/>des<text:s/><text:span text:style-name="title">Me</text:span><text:span text:style-name="title">moranda</text:span><text:s/>qu’il faillit épouser), comprenant les poésies IX,<text:s/>X, XI, XII, XIII.</text:p>
      <text:p text:style-name="Corpsdetexte">Mieux que tous les raisonnements et toutes les hypothèses, ce tableau prouve que, chez Barbey, la poésie,<text:s/>le<text:s/>besoin de s’exprimer en vers, résulta toujours de<text:s/>la passion.<text:s/>Il rima quand il fut amoureux. Les trois femmes que je signale ont été successivement ses trois inspiratrices, et il les aima avec la fougue sentimentale de tout son romantisme attardé. Cette teinte romantique de son tempérament explique les exagérations et les traits de mauvais goût dont un critique pointilleux peut faire reproche à ses poèmes. Mais sans ces excès de style, Barbey d’Aurevilly ne serait plus Barbey d’Aurevilly. L’outrance lui était coutumière, et c’est elle précisément<text:s/>qui assure à son caractère les plus solides chances de<text:s/>durée. Il ne la recherche pas, elle lui est naturelle et, s’il arrive parfois qu’elle est insupportable, souvent aussi elle atteint à la grandeur. Barbey était de ces hommes d’exception qui n’ont jamais consenti à atténuer leurs pensées, race que l’aveulissement moderne tend à faire disparaître et pour les<text:s/><text:soft-page-break/>derniers représentants de laquelle on ne saurait avoir trop de respect. Pour être capable d’une telle intransigeance, il est absolument nécessaire d’avoir<text:s/><text:span text:style-name="T1215">virilisé</text:span><text:s/>son âme, et l’on ne parvient à ce degré d’énergie qu’au prix des plus dures douleurs. Les mieux trempés demeurent encore vulnérables. Ils ont beau se cuirasser contre toutes les<text:s/>épreuves, ils auront, malgré leur vigueur morale, des heures de défaillance et d’angoisse, heures d’autant plus lourdes à supporter qu’ils n’auront d’ordinaire personne à qui confier leurs tourments. Les poésies de Barbey révèlent, en leurs commentaires, quelques-uns de ces abattements, entre autres celle qui débute par ce vers exaspéré :</text:p>
      <text:p text:style-name="quote.l">Saigne, saigne, mon cœur…<text:s/>saigne !<text:s/>je veux sourire.</text:p>
      <text:p text:style-name="Corpsdetexte">L’édition de 1870 nous permet de<text:s/><text:span text:style-name="T1216">comprendre</text:span><text:s/>cette pièce :<text:s/><text:span text:style-name="quote.c">« </text:span><text:span text:style-name="quote.c">…</text:span><text:span text:style-name="quote.c"><text:s/>C</text:span><text:span text:style-name="quote.c">’</text:span><text:span text:style-name="quote.c">est une boucherie assez curieuse, et cela a été écrit sous le couteau du destin</text:span><text:span text:style-name="quote.c">…</text:span><text:span text:style-name="quote.c"><text:s/>Quand on fait de pareils cris, on est bien près de devenir fou, et la littérature est au diable</text:span><text:span text:style-name="quote.c"> !</text:span><text:span text:style-name="quote.c"><text:s/>Mais ne trouvez-vous pas qu</text:span><text:span text:style-name="quote.c">’</text:span><text:span text:style-name="quote.c">il y a dans tout cela une originalité cruelle qui<text:s/></text:span><text:span text:style-name="T1217">esclave</text:span><text:span text:style-name="quote.c"><text:s/>l</text:span><text:span text:style-name="quote.c">’</text:span><text:span text:style-name="quote.c">esprit et</text:span><text:span text:style-name="quote.c"><text:s/>le<text:s/></text:span><text:span text:style-name="quote.c">déchire</text:span><text:span text:style-name="quote.c"> ?</text:span><text:span text:style-name="quote.c"><text:s/>Vous comprenez que, comme idiosyncrasie de soi-même, on ne publie pas mais on ne brûle pas de pareils vers.</text:span><text:span text:style-name="quote.c"> »</text:span><text:s/><text:span text:style-name="T1218">(</text:span><text:span text:style-name="T1219">Lettre du</text:span><text:s/>22 <text:span text:style-name="T1220">janvier</text:span> 1852.) — <text:span text:style-name="quote.c">« </text:span><text:span text:style-name="quote.c">Vous me demandez de vous expliquer les derniers vers de cette boucherie</text:span><text:span text:style-name="quote.c"> :</text:span><text:span text:style-name="quote.c"><text:s/></text:span><text:span text:style-name="T1221">Saigne et meurs, cœur maudit, car la Samaritaine</text:span><text:span text:style-name="quote.c">, etc. Mon Dieu</text:span><text:span text:style-name="quote.c"> !</text:span><text:span text:style-name="quote.c"><text:s/>la Samaritaine, pour moi, ce n</text:span><text:span text:style-name="quote.c">’</text:span><text:span text:style-name="quote.c">était que la femme aimante, la<text:s/></text:span><text:span text:style-name="quote.c">première femme aimante venue, —</text:span><text:span text:style-name="quote.c"> </text:span><text:span text:style-name="quote.c">comme le bon Samaritain était</text:span><text:span text:style-name="quote.c"><text:s/>le<text:s/></text:span><text:span text:style-name="quote.c">premier homme tendre qui passait, ce jour-là, sur le</text:span><text:span text:style-name="quote.c"><text:s/>chemin de Jérusalem à Jérich</text:span><text:span text:style-name="quote.c">o, </text:span><text:span text:style-name="quote.c">— laquelle eût voulu entourer de bandelettes ce cœur déchiré qui a saigné d</text:span><text:span text:style-name="quote.c">es océans, sans<text:s/></text:span><text:span text:style-name="quote.c">q</text:span><text:span text:style-name="quote.c">u</text:span><text:span text:style-name="quote.c">’</text:span><text:span text:style-name="quote.c">on les ait jamais vus, Trébutien. L</text:span><text:span text:style-name="quote.c">’</text:span><text:span text:style-name="quote.c">attitude de l</text:span><text:span text:style-name="quote.c">’</text:span><text:span text:style-name="quote.c">esprit, une certaine manière de porter la tête, une parole vibrante, tout cela fait bien des illusions</text:span><text:span text:style-name="quote.c"> !</text:span><text:span text:style-name="quote.c"><text:s/>mais il n</text:span><text:span text:style-name="quote.c">’</text:span><text:span text:style-name="quote.c">en est pas moins vrai que j</text:span><text:span text:style-name="quote.c">’</text:span><text:span text:style-name="quote.c">ai eu des isolations dans la vie dont personne ne s</text:span><text:span text:style-name="quote.c">’</text:span><text:span text:style-name="quote.c">est jamais douté, et dont la pièce de vers que vous aimez fait foi</text:span><text:span text:style-name="quote.c">…</text:span><text:span text:style-name="quote.c"><text:s/>Mais assez causé sur ce chapitre.</text:span><text:span text:style-name="quote.c"> »</text:span><text:s/>(29 juillet.)</text:p>
      <text:p text:style-name="Corpsdetexte">Je crois que par ce seul extrait on pourrait voir en quoi réside l’intérêt des commentaires de 1870 :<text:s/>ils éclairent ce qu’il y a d’obscur dans les poésies de Barbey. En veut-on une suprême preuve ?<text:s/>C’est à propos de<text:s/><text:span text:style-name="title">la Maîtresse rousse</text:span><text:span text:style-name="T1222">,</text:span><text:s/>ce poème que son étrangeté<text:s/><text:span text:style-name="T1223">apparente</text:span><text:s/>a rendu célèbre et qui n’est pas autre chose qu’un événement de la vie de Barbey mis en vers. La lettre que voici est si précieuse qu’elle vaut les meilleurs arguments de protestation contre l’édition Lemerre :</text:p>
      <text:p text:style-name="quote">« <text:span text:style-name="title">La Maîtresse rousse</text:span><text:s/>n’est nullement une femme, mais matériellement et positivement l<text:span text:style-name="T1224">’</text:span><text:span text:style-name="T1225">eau-de-vie</text:span><text:span text:style-name="T1226">,</text:span><text:s/>que j’ai aimée, que j’aime encore, et dont je boirais comme sir Reginald<text:s/><text:soft-page-break/>Annesley (un type à la moi) si je ne craignais pas de faire de la peine à<text:s/>l’<text:span text:style-name="T1227">Ange blanc</text:span>. Positivement aussi,<text:s/>l’<text:span text:style-name="T1228">Ange blanc</text:span><text:s/>a mis ses gants dans mon verre, et ma poésie, comme tout ce qui est poésie sous ma plume, est de l’action et de la réalité. Tout est vrai dans ce que j’écris. — Vrai de la vie passée, soufferte, éprouvée d’une manière quelconque, — non pas seulement de la vie<text:s/><text:span text:style-name="T1229">supposée</text:span><text:s/>ou<text:s/><text:span text:style-name="T1230">devinée</text:span>. Je ne suis pas aussi grand artiste que cela…</text:p>
      <text:p text:style-name="quote">« Quant à mon affreux goût pour l’eau-de-vie ou<text:s/>le<text:s/>rhum, je sais tout ce qu’on en peut dire ;<text:s/>mais que voulez-vous ?<text:s/>Il est en moi. Est-ce de dépravation ou de constitution ?<text:s/>je ne sais. Mais<text:s/>l’<text:span text:style-name="T1231">Ange blanc</text:span><text:s/>seule dans<text:s/>le<text:s/>monde pouvait être plus puissante que ce goût destructeur, et m’en interdire l’ivresse. Un ennui dont vous avez mesuré la profondeur et la surface, mon cher Trébutien, puisque vous avez copié<text:s/>le<text:s/><text:span text:style-name="title">Me</text:span><text:span text:style-name="title">morandum</text:span><text:s/>que j’avais écrit pour Guérin, une vie plus tard désespérée, un isolement de cœur égal à celui du Moïse de de Vigny :</text:p>
      <text:p text:style-name="quote.l"><text:span text:style-name="quote.c">Mon Dieu, vous m</text:span><text:span text:style-name="quote.c">’</text:span><text:span text:style-name="quote.c">avez fait puissant et solitaire</text:span><text:span text:style-name="quote.c"> !</text:span></text:p>
      <text:p text:style-name="P1232">et que les huit mille bras des quatre mille femmes du prince de Conti n’auraient pas alors empêché, — les abominations de la désolation, enfin, ont été<text:s/><text:span text:style-name="T1233">sur le point</text:span><text:s/>de faire de moi un ivrogne, un ivrogne enragé !<text:s/>Je serais, sans<text:s/>l’<text:span text:style-name="T1234">Ange blanc</text:span>, mort comme Edgard Poe, ce sinistre Sheridan américain, asphyxié et dans le ruisseau. J’ai bu jusqu’à de l’éther. Tenez, Guérin, dont nous parlons tant entre nous, Guérin, notre rabâcherie éternelle, avait aussi cette pente vers les alcools. Rappelez-vous ses lettres<text:span text:style-name="Appelnotedebasdep."><text:note text:note-class="footnote" text:id="_ftn69"><text:note-citation>70</text:note-citation><text:note-body><text:p text:style-name="Notedebasdepage"><text:s/>Elles ont été soigneusement écartées de l’édition de ses œuvres, jugées peu convenables sans doute !</text:p></text:note-body></text:note></text:span> !<text:s/>Il aimait aussi ce diable d’état qui fait tinter les oreilles, les pieds, les mains, comme si tout l’être était métallique, comme si l’on était une espace de gong vivant et vibrant sous une main moqueuse et acharnée !<text:s/>Si je disais (même à part l’ivresse, cet inépuisable panorama de rêves qui tient dans les quelques gouttes<text:s/>d’un fluide), si je disais l’effet<text:s/><text:span text:style-name="T1235">physique</text:span><text:s/>et<text:s/><text:span text:style-name="T1236">visuel</text:span><text:span text:style-name="T1237"><text:s/></text:span>que me produisent les<text:s/><text:span text:style-name="T1238">breuvages</text:span><text:s/>qui<text:s/><text:span text:style-name="T1239">grisent</text:span>, on m’appellerait fou, et l’on croirait que c’est après en avoir bu que j’écris…<text:s/>Je ne puis comparer cela qu’à l’effet des pierres précieuses, — que j’aime tant, mon cher Trébutien, que je ne passe jamais à côté de la boutique d’un orfèvre sans fermer les yeux :<text:s/><text:span text:style-name="T1240">Et ne nos inducas in tentationem.</text:span><text:span text:style-name="T1241"><text:s/></text:span>Il y a entre les pierres précieuses et les liqueurs une<text:s/><text:span text:style-name="pb">[p.<text:s/></text:span><text:span text:style-name="pb">550</text:span><text:span text:style-name="pb">]<text:s/></text:span>singulière intimité de rapports. Les liqueurs, selon la couleur qu’elles jettent, ressemblent à des dissolutions d’émeraude, de rubis, de topaze. Je ne connais rien qui fascine davantage et fasse plus<text:s/><text:span text:style-name="T1242">longuement</text:span><text:s/>rêver. Le mystère de la couleur y scintille, comme s’il allait s’y<text:s/>révéler, et il ne s’y révèle pas, Pline disait que c’était<text:s/><text:span text:style-name="T1243">la majesté de la nature dans un petit espace</text:span>. Il avait raison, mais il eût pu ajouter encore que c’était aussi son secret !<text:s/>la majesté de sa discrétion !</text:p>
      <text:p text:style-name="quote">« Hé !<text:s/>hé !<text:s/>qu’est-ce que tout cela, bon Dieu !<text:s/>à propos d’eau-de-vie ?<text:s/>pardonnez-moi,<text:s/><text:soft-page-break/>mon cher Trébutien, et ne vous moquez pas trop de mes visions cornues, et de tout ce que je vois dans un verre de<text:s/><text:span text:style-name="T1244">sacré-chien</text:span>, comme disent messieurs les postillons. J’aime presque sentimentalement ce<text:s/><text:span text:style-name="T1245">sacré-chi</text:span><text:span text:style-name="T1246">en</text:span><text:s/>qui fait dire à Nanty Ewart (un des types les plus profonds et les plus comiquement déchirants de tout Walter Scott]) :<text:s/><text:span text:style-name="quote.c">“</text:span><text:span text:style-name="T1247">C</text:span><text:span text:style-name="T1248">’est du poil</text:span><text:span text:style-name="T1249"><text:s/>du chien qui m</text:span><text:span text:style-name="T1250">’</text:span><text:span text:style-name="T1251">a mordu</text:span><text:span text:style-name="quote.c">”</text:span><text:span text:style-name="T1252"> ;</text:span><text:s/>car j’en ai été mordu aussi, et pour les mêmes raisons que ce pauvre Nanty Ewart ;<text:s/>mais le sentiment à part, mais à part l’horrible besoin de l’ivresse quand on est solitairement malheureux, je l’aimais aussi pour la poésie des yeux et du rêve. Que de fois à souper, quand j’étais un<text:s/><text:span text:style-name="T1253">rib</text:span><text:span text:style-name="T1254">aud</text:span><text:s/>splendide, et lorsque la conversation n’étincelait pas assez à mon caprice, — car l’étincelle seule appelle la flamme, comme l’abîme attire l’abîme, je me plongeai dans la contemplation de mon verre plein, qui fulgurait d’or dans le diamant de son cristal :<text:s/>Je montais et redescendais les échelles de Jacob de la couleur, du fond de ma coupe jusqu’au bord, et j’y<text:s/>prenais, intellectuellement et par les yeux des bains<text:s/>d’arc-en-ciel…<text:s/>Tout cela n’est que visions pour les gens qui ne sont pas nous. »<text:s/>(2 avril 1855.)</text:p>
      <text:p text:style-name="Corpsdetexte">La citation est longue, mais n’est-elle point magnifique ?<text:s/>J’estime qu’on fait plus d’honneur à Barbey d’Aurevilly en reproduisant cette page qu’en la cachant honteusement. C’est pourquoi pour la dernière fois j’exprime le désir d’une quatrième édition qui la rétablisse à sa place, en même temps que tous les autres commentaires, et qui, en commentant aussi les poésies nouvelles, devienne véritablement l’édition complète et<text:s/><text:span text:style-name="T1255">ne varietur</text:span><text:span text:style-name="T1256"><text:s/></text:span>des poésies de Barbey d’Aurevilly.</text:p>
      <text:p text:style-name="P1257">(À<text:s/>suivre.)</text:p>
      <text:p text:style-name="P1258">LOUIS DE SAINT-JACQUES.</text:p>
      <text:p text:style-name="postscript"><text:span text:style-name="T1259">P.-S.</text:span><text:s/>Dans le prochain numéro de<text:s/><text:span text:style-name="title">la Plume</text:span><text:s/>je m’occuperai de M. Henri de Régnier, à propos de<text:s/><text:span text:style-name="title">Campagne première</text:span><text:s/>et de la critique qu’il en fit.</text:p>
      <text:h text:style-name="Titre1" text:outline-level="1"><text:bookmark-start text:name="bookmark99"/><text:bookmark-start text:name="bookmark100"/><text:bookmark-end text:name="bookmark99"/><text:bookmark-end text:name="bookmark100"/><text:span text:style-name="pb">[p.<text:s/></text:span><text:span text:style-name="pb">553</text:span><text:span text:style-name="pb">]<text:s/></text:span>M. Henri de Régnier.<text:s/><text:bookmark-start text:name="bookmark101"/><text:bookmark-end text:name="bookmark101"/><text:line-break/>À<text:s/>propos de<text:s/><text:bookmark-start text:name="bookmark102"/><text:bookmark-end text:name="bookmark102"/><text:span text:style-name="title">Campagne première</text:span><text:s/>et de la critique qu’il en fit</text:h>
      <text:p text:style-name="dateline">1<text:span text:style-name="T1260">er</text:span> septembre 1897.</text:p>
      <text:p text:style-name="Corpsdetexte">C’est avec un sentiment de tristesse qu’en le modifiant un peu, je reprends aujourd’hui, pour ces notes, un titre employé l’an passé. Se souvient-on qu’il s’agissait de la<text:s/><text:span text:style-name="title">Forêt bruissante</text:span><text:s/>et d’une critique singulière qu’en avait faite<text:s/>M. Vielé-Griffin ?<text:s/>Depuis, mieux inspiré, le critique s’est décidé à revenir à ses poèmes, et ses fonctions furent transmises à<text:s/><text:soft-page-break/>M. Henri de Régnier. Mais cette substitution me paraît maintenant n’avoir rien fait disparaître, et je vois avec peine le nouveau mandataire suivre les erres de son ami.</text:p>
      <text:p text:style-name="Corpsdetexte">Bien que je fusse moi-même l’ami de<text:s/>M. Retté, quand, dans mes<text:s/><text:span text:style-name="title">Expertises</text:span>, j’eus l’occasion de critiquer les<text:s/><text:span text:style-name="title">Jeux rustiques et divins</text:span>, je n’eus en vue que l’œuvre seule et tachai de l’analyser en toute sincérité :<text:s/>M. de Régnier sut le comprendre et m’écrivit pour me remercier. De même, tout récemment, lorsque parut<text:s/><text:span text:style-name="title">Clarté de</text:span><text:span text:style-name="title"><text:s/>v</text:span><text:span text:style-name="title">ie</text:span>, j’oubliai que jadis<text:s/>M. Francis Vielé-Griffin avait été répréhensible, je vis simplement ceci :<text:s/>que ses poèmes étaient très beaux ;<text:s/>et, sans user de bas subterfuges pour amoindrir le sens de mes déclarations, j’affirmais que<text:s/>M. Griffin s’accordait avec<text:s/>M. Retté pour retourner vers la Nature, tandis que<text:s/>M. de Régnier continuait, pour son malheur à patauger dans l’artificiel. Cependant,<text:s/><text:span text:style-name="title">Campagne première</text:span><text:span text:style-name="T1261"><text:s/></text:span>avait paru au mois de mai…</text:p>
      <text:p text:style-name="Corpsdetexte">Et je me dis :<text:s/>voici pour notre Joueur Rustique un moyen, s’il a du caractère, de nous prouver qu’il en a. Or tout permet d’établir cette honorable supposition. Celui qui n’a commerce qu’avec des chevaliers, des héros ou des dieux, doit être, sans aucun doute, à mille lieues bien au-dessus de toutes faiblesses humaines. Il doit avoir, dans ses critiques, autant d’aise à repousser les tentations vilaines qu’il en a, dans ses vers, à s’exiler de la Vie. Ainsi, pour<text:s/><text:span text:style-name="title">Campagne première</text:span><text:span text:style-name="T1262">,</text:span><text:s/>se gardera-t-il de l’injustice commise envers la<text:s/><text:span text:style-name="title">Forêt bruissante</text:span><text:span text:style-name="T1263">.</text:span><text:s/>Le poète des<text:s/><text:span text:style-name="title">É</text:span><text:span text:style-name="title">pisodes</text:span><text:s/>écartera d’un geste noble les rancunes aux mauvais conseils.<text:s/>Il<text:s/>dédaignera froidement (car il est froid toujours) les questions très secondaires d’envies mesquines et de chapelles. Les vanités blessées, les personnalités, rien ne le touchera. Juge, il n’aura qu’un soin en vue, celui de rendre la justice. Il sera l’impeccable, et ce sera parfait.</text:p>
      <text:p text:style-name="Corpsdetexte">Deux mois s’écoulèrent.</text:p>
      <text:p text:style-name="Corpsdetexte">Je pensais :<text:s/><text:span text:style-name="title">Campagne première</text:span><text:s/>plaît tant<text:s/>à<text:s/>M. de Régnier qu’il ne peut se résoudre à donner sa critique. L’éloge qu’il en prépare ne le contente pas. Il a peur de n’exprimer qu’insuffisamment l’intensité de ses impressions. Sa scrupuleuse honnêteté exige au moins pour se satisfaire un trimestre complet de labeur.</text:p>
      <text:p text:style-name="Corpsdetexte">Et le trimestre vint à son terme, et<text:s/>la critique si désirée parut. — Je la transcris intégralement, en me servant d’italiques et de capitales pour les passages qu’il est bon<text:s/><text:span text:style-name="T1264">d</text:span><text:span text:style-name="T1265">’</text:span><text:span text:style-name="T1266">éclairer</text:span><text:span text:style-name="T1267">.</text:span></text:p>
      <text:p text:style-name="quote">« M. Adolphe Retté a quitté les Villes et s’est retiré à la campagne dans le<text:s/><text:span text:style-name="T1268">louable</text:span><text:s/>but de s’y sentir plus près de la nature et d’y<text:s/><text:span text:style-name="T1269">mieux</text:span><text:span text:style-name="T1270"><text:s/></text:span>entendre les murmures de<text:s/>“la forêt bruissante”.<text:s/><text:span text:style-name="T1271">Aussi</text:span><text:s/>nous donne-t-il un livre qu’il<text:s/>appelle<text:s/><text:span text:style-name="title">Campagne première</text:span><text:span text:style-name="T1272">.</text:span><text:s/>M. Adolphe Retté est un<text:s/><text:soft-page-break/>poète<text:s/><text:span text:style-name="T1273">non sans</text:span><text:span text:style-name="T1274"><text:s/></text:span><text:span text:style-name="T1275">talent</text:span>, d’un talent inégal, mais d’un talent réel :<text:s/><text:span text:style-name="T1276">aussi</text:span><text:s/>son recueil<text:s/>contient-il<text:s/><text:span text:style-name="T1277">de</text:span><text:s/>beaux vers, qui ont de l’ampleur<text:s/>et de la<text:s/><text:span text:style-name="T1278">verve</text:span><text:span text:style-name="T1279">.</text:span><text:s/>Son poème du<text:s/><text:span text:style-name="title">Vagabond</text:span><text:span text:style-name="T1280"><text:s/></text:span><text:span text:style-name="T1281">n</text:span><text:span text:style-name="T1282">’</text:span><text:span text:style-name="T1283">est</text:span><text:span text:style-name="T1284"><text:s/></text:span><text:span text:style-name="pb">[p.<text:s/></text:span><text:span text:style-name="pb">554</text:span><text:span text:style-name="pb">]<text:s/></text:span><text:span text:style-name="T1285">pas sans grandeur</text:span><text:span text:style-name="T1286">.</text:span><text:s/>Mais j’ai<text:s/><text:span text:style-name="T1287">cherché</text:span><text:s/>dans le volume de<text:s/>M. Retté<text:s/><text:span text:style-name="T1288">quels avantages</text:span><text:s/>son esprit<text:s/><text:span text:style-name="T1289">avait pu trouver</text:span><text:s/>à cette<text:s/>“vie nouvelle” qu’il a adoptée et qu’il préconise.<text:s/><text:span text:style-name="T1290">M. </text:span><text:span text:style-name="T1291">Retté est de</text:span><text:span text:style-name="T1292"><text:s/>ceux qui prononcent le mot “vie” dans le sens vague et confus qui est de mode aujourd’hui.</text:span><text:s/>Enfin, il est un des partisans du<text:s/>“retour à la nature”. Il y est retourné,<text:s/><text:span text:style-name="T1293">c</text:span><text:span text:style-name="T1294">’</text:span><text:span text:style-name="T1295">est son droit</text:span><text:span text:style-name="T1296"> ;</text:span><text:span text:style-name="T1297"><text:s/>mais je ne vois guère le profit que sa poésie en a retiré</text:span>.<text:s/><text:span text:style-name="T1298">Je n’</text:span><text:span text:style-name="T1299">y trouve aucune impression<text:s/></text:span><text:span text:style-name="T1300">particulière</text:span><text:span text:style-name="T1301">,<text:s/></text:span><text:span text:style-name="T1302">nul trait vu et ressenti directement, rien</text:span><text:s/><text:span text:style-name="T1303">qui montre que ce poète écoute chaque jour la chanson des eaux et des arbres, suive leurs saisons, voie leurs feuilles verdir et jaunir</text:span><text:span text:style-name="T1304">,</text:span><text:s/><text:span text:style-name="T1305">mieux qu</text:span><text:span text:style-name="T1306">’</text:span><text:span text:style-name="T1307">on ne les voit de sa fenêtre</text:span><text:s/><text:span text:style-name="T1308">au coin de quelque avenue parisienne, londonienne ou bruxelloise.</text:span><text:s/><text:span text:style-name="T1309">Je veux dire par là</text:span><text:span text:style-name="T1310"><text:s/>que le sentiment de la Nature chez<text:s/></text:span><text:span text:style-name="T1311">M. </text:span><text:span text:style-name="T1312">Retté reste conventionnel.</text:span><text:s/>Ses poèmes<text:s/><text:span text:style-name="T1313">d</text:span><text:span text:style-name="T1314">’</text:span><text:span text:style-name="T1315">ailleurs</text:span><text:s/>ont<text:s/><text:span text:style-name="T1316">d</text:span><text:span text:style-name="T1317">’</text:span><text:span text:style-name="T1318">autres</text:span><text:s/>qualités et<text:s/><text:span text:style-name="T1319">n’</text:span><text:span text:style-name="T1320">en valent pas moins</text:span><text:s/>par leur mouvement et leur lyrisme. »</text:p>
      <text:p text:style-name="Corpsdetexte">Puis<text:s/>M. de Régnier, en termes enthousiastes, célèbre les fossiles de<text:s/>M. de Guerne et les passades léthifères d’un Charles Leconte d’Océanie<text:span text:style-name="Appelnotedebasdep."><text:note text:note-class="footnote" text:id="_ftn70"><text:note-citation>71</text:note-citation><text:note-body><text:p text:style-name="Notedebasdepage"><text:s/>« D’Océanie » : pour distinguer, même de nom, le rimailleur in-octavo d’un autre Charles Leconte qui fut Leconte de Lisle.</text:p></text:note-body></text:note></text:span>.</text:p>
      <text:p text:style-name="Corpsdetexte">Maintenant, je connais<text:s/>M. de Régnier :<text:s/>ne possédant qu’un stock réduit de belles attitudes, il les a réservées uniquement pour ses poèmes, et il a cru que sa critique pourrait sans peine s’en passer !<text:s/>Renfermant soigneusement les roseaux de sa flûte, la corbeille de ses heures, son miroir, son épée et sa lampe d’argile, il a voulu nous apparaître désaffublé de ses défroques, et bravement nous révéler ce qu’elles empêchaient de voir.</text:p>
      <text:p text:style-name="Corpsdetexte">C’est d’abord un monsieur persuadé de son génie qui, par une condescendance teintée d’ironie douce, veut bien aller jusqu’à louer son négligeable inférieur de s’être retiré à la campagne, tout en laissant discrètement sous-entendre l’incurable incapacité du quidam. De plus en plus bienveillant, le monsieur de génie noue ensuite bout à bout des éloges arrachés à sa trop grande bonté d’âme. Seulement,<text:s/><text:span text:style-name="T1321">en conscience</text:span><text:span text:style-name="T1322">,</text:span><text:s/>il évite d’affirmer et se sert prudemment de cette règle de logique qui accouple deux négations pour en tirer une affirmation<text:s/><text:span text:style-name="T1323">tempérée</text:span><text:span text:style-name="T1324"> :</text:span><text:s/><text:span text:style-name="quote.c">« M. </text:span><text:span text:style-name="quote.c">Retté est un poète<text:s/></text:span><text:span text:style-name="T1325">non sans</text:span><text:span text:style-name="quote.c"><text:s/>talent</text:span><text:span text:style-name="quote.c">…</text:span><text:span text:style-name="quote.c"><text:s/>son poème du<text:s/></text:span><text:span text:style-name="title">Vagabond</text:span><text:span text:style-name="quote.c"><text:s/>n</text:span><text:span text:style-name="quote.c">’</text:span><text:span text:style-name="quote.c">est<text:s/></text:span><text:span text:style-name="T1326">pas sans</text:span><text:span text:style-name="quote.c"><text:s/>grandeur</text:span><text:span text:style-name="quote.c">…</text:span><text:span text:style-name="quote.c"><text:s/>Ses poèmes n</text:span><text:span text:style-name="quote.c">’</text:span><text:span text:style-name="quote.c">en valent<text:s/></text:span><text:span text:style-name="T1327">pas moins</text:span><text:span text:style-name="quote.c">…</text:span><text:span text:style-name="quote.c"> »</text:span><text:s/>Toujours<text:s/><text:span text:style-name="T1328">consciencieux et bienveillant</text:span><text:span text:style-name="T1329">,</text:span><text:s/>il n’affirme pas brutalement que<text:s/>M. Retté n’a trouvé aucun avantage à la vie nouvelle qu’il a adoptée. Fi !<text:s/>cette façon de s’exprimer manquerait de délicatesse.<text:s/>M. de Régnier nous avoue candidement l’insuccès de ses recherches pour trouver quels pouvaient être ces avantages prétendus. De même il ne reprochera pas directement à<text:s/>M. Retté<text:s/><text:soft-page-break/>de n’avoir de la vie<text:s/>qu’une idée vague et confuse :<text:s/>que deviendrait alors ce souci des égards que ne doit jamais oublier un poète ?<text:s/>Il dira poliment que l’auteur de<text:s/><text:span text:style-name="title">Campagne première</text:span><text:s/>est un de ceux qui, etc. Avec la même correction, il ajoutera que ce primitif est un des partisans du retour à la nature, et il<text:s/>l’<text:span text:style-name="T1330">en</text:span><text:s/>plaisantera en deux mots. Il termine enfin sa<text:s/><text:span text:style-name="T1331">critique</text:span><text:s/>en déclarant qu’il n’a rencontré chez lui aucune impression particulière, que tout y était de convention !</text:p>
      <text:p text:style-name="Corpsdetexte">M. de Régnier a-t-il voulu parler sérieusement ?<text:s/>Voilà, en somme, toute la question. Je ne m’inquiète pas des sentiments qui l’amenèrent à employer un ton constant de persiflage. Je dégage seulement l’essence de ces lignes et note qu’elles se réduisent strictement à deux propositions :<text:s/>la première, que<text:s/>M. Retté n’a sur<text:s/>la Vie<text:s/>aucune idée ;<text:s/>la seconde, que son œuvre est d’une inspiration factice, que la Nature y est traitée selon un mode conventionnel.</text:p>
      <text:p text:style-name="Corpsdetexte">— Ou bien<text:s/>M. de Régnier vise à nous étonner ou bien il croit ce qu’il avance. Mais qu’il s’efforce d’être l’émule du sophiste Protagoras ou qu’il ait appris de Socrate l’amour sincère de la vérité, il nous doit, de toute manière, la preuve de ses assertions. C’est une règle élémentaire de l’art de raisonner que toute affirmation ne saurait se suffire et ne prend sa valeur que du moment qu’elle est prouvée. Un théorème géométrique ne tire son autorité que de la seule exactitude de sa démonstration. En physique, toute loi exige d’être constatée. Aucune observation ne s’impose, en<text:s/>psychologie, si elle échappe au double contrôle de<text:s/>l’expérience et du raisonnement. Cette même nécessité est à la base de la critique ;<text:s/>et si celui qui se permet d’apprécier une œuvre se contente de nous dire qu’elle est mauvaise ou qu’elle est bonne sans motiver son jugement, nous sommes en droit de lui répondre qu’il ne sait rien de son métier.</text:p>
      <text:p text:style-name="Corpsdetexte">En admettant que<text:s/>M. de Régnier soit d’une entière bonne foi, il n’est point d’autre réponse qui lui convienne. Qu’on relise, en effet, sa critique de<text:s/><text:span text:style-name="title">Campagne première</text:span><text:span text:style-name="T1332"> ;</text:span><text:s/>les deux reproches qu’il adresse à<text:s/>M. Retté ne sont justifiés par aucune raison. Mais si l’auteur des<text:s/><text:span text:style-name="title">É</text:span><text:span text:style-name="title">pisodes</text:span><text:s/>s’est borné<text:s/><text:span text:style-name="T1333">sérieusement</text:span><text:s/>et<text:s/><text:span text:style-name="T1334">volontairement</text:span><text:s/>à ces affirmations sans preuves, il faudra bien reconnaître que les règles de la critique ne lui sont pas étrangères et qu’en les transgressant,<text:s/><text:span text:style-name="T1335">il avait</text:span>, comme on dit,<text:s/><text:span text:style-name="T1336">son idée</text:span>.</text:p>
      <text:p text:style-name="Corpsdetexte">Car<text:s/>M. Henri de Régnier est habile, très habile !<text:s/>Il n’est point uniquement le poète équilibriste dont, voilà quelques mois, j’admirais la souplesse ;<text:s/>il sait aussi, mieux que bien d’autres, s’occuper de ses intérêts. Tant qu’il ne fut pas dangereux d’afficher des opinions anarchiques, il fit partie de ce fameux groupe qui, dans les<text:s/><text:span text:style-name="title">Entretiens politiques et littéraires</text:span>, s’attendrissait sur Ravachol. Mais il n’eut garde<text:s/>de persister quand le libertarisme fut, pour ce<text:s/><text:soft-page-break/>même cénacle, devenu<text:s/><text:span text:style-name="pb">[p.<text:s/></text:span><text:span text:style-name="pb">555</text:span><text:span text:style-name="pb">]<text:s/></text:span>un joujou moins commode à<text:s/>manier. Tant que les Parnassiens furent sans concurrents, il se servit de leur formule. Mais quand le vers libre s’organisa, il voulut bien l’utiliser. Et tant que son talent resta dans la pénombre, il eut des ironies amères à l’encontre des littérateurs. Mais quand il pénétra dans la<text:s/><text:span text:style-name="title">Revue des Deux Mondes</text:span><text:span text:style-name="T1337">,<text:s/></text:span>il prodigua ses bonnes grâces à tous ceux qui le louaient. — De telles évolutions ne sont pas à la portée de tous les caractères. Confiant en son étoile,<text:s/>M. de Régnier les entreprit, et elles l’ont rendu célèbre, et il serait heureux si l’avenir n’était pas là.</text:p>
      <text:p text:style-name="Corpsdetexte">Or, voilà l’ennuyeux, chaque jour l’avenir est plus proche, de moins en moins rassurant pour<text:s/>M. Henri de Régnier. Les jeunes actuels ne sont plus les jeunes qui le soutinrent et travaillèrent à lui faire un nom. La nouvelle génération lutte à cette heure, pour une doctrine qui n’est point sais inquiéter le disciple de<text:s/>M. Mallarmé. Le parti des Sincères se forme contre la clique des Artificiels, ou plutôt, il s’en détourne et s’éloigne de la Nuit pour aller vers le Soleil. On en a assez des cavernes, où, drapés dans leur superbe, selon<text:s/>des rites à eux,<text:s/>des initiés se congratulent ou s’agenouillent devant leur dieu. On ne veut plus<text:s/>d’autre formule que celle que chacun trouve en soi-même. Vivre et manifester chacun la vie conformément à sa nature, telle est la seule loi qui soit vraiment universelle. Et ceux qui ont le désir de vivre s’écartent sans retour du Royaume des Morts.</text:p>
      <text:p text:style-name="Corpsdetexte">Habitant de cette région glacée et ténébreuse, que fera donc<text:s/>M. de Régnier ?<text:s/>D’instinct, il imitera la conduite des patriotes qui raillent toutes les patries auxquelles ils n’appartiennent pas, et les raillent d’autant plus que la leur est en danger. La lumière les éblouit-elle :<text:s/>pour la nier, ils fermeront les yeux. Et si la Vie s’avance, dans sa puissance souveraine, pour soulever la pierre de leur sépulcre, plus obstinés que jamais, ces morts se scelleront dans leur tombe et diront que la Vie n’est pas. Ils espèrent détruire ainsi l’effet certain<text:s/>de<text:s/>l’évidence. Ils s’imaginent que la Vérité peut disparaître sous des négations. Et ils seraient risibles ou méprisables, si, plutôt, ils n’excitaient la pitié. Combien on leur voudrait des armes plus glorieuses à ces défenseurs opiniâtres d’un sol voué à la stérilité !<text:s/>Leur excuse est le désarroi que suscite la terreur de la déroute très prochaine.<text:s/>M. de Régnier eut cette idée de combattre pour protéger sa fortune en détresse. Il a dû adopter<text:s/>la tactique dont on se sert dans son pays. Et lui<text:s/>qui se plaisait, aux premiers temps de sa jeunesse, à dresser une étoile d’or à la pointe de son glaive, nous le voyons qui se désarticule à lancer vainement des flèches de papier !</text:p>
      <text:p text:style-name="Corpsdetexte">Pauvres traits inoffensifs et tristement pitoyables, ces soi-disant reproches qui ne peuvent arriver jusqu’à<text:s/>M. Retté !<text:s/>Et valent-ils la peine<text:s/>qu’on y réponde, alors qu’ils gisent sur le sol ?<text:s/>Je n’ai pas à répéter ce que je viens de déclarer :<text:s/>que des négations dépourvues de preuves<text:s/><text:soft-page-break/>n’ont jamais rien prouvé et ne valent absolument rien. Je m’en tiens donc aux affirmations démontrées surabondamment dans mes précédentes expertises ;<text:s/>et comme<text:s/>M. de Régnier a tout l’air de ne point s’en souvenir, je me contente de les lui remettre en mémoire. Quand j’ai analysé les<text:s/><text:span text:style-name="title">Jeux rustiques et</text:span><text:span text:style-name="title"><text:s/>divins</text:span>, j’ai indiqué en quoi leur auteur était un simple mélange,<text:s/>le<text:s/>serviteur passif des influences les plus contradictoires, et j’ai relevé ainsi que de chez lui l’unité était absente, parce qu’il n’avait pu s’élever du mélange à la combinaison. Je disais que, pour parvenir à la combinaison, la technique qu’il possède est radicalement insuffisante et qu’il fallait autre chose :<text:s/>une idée directrice qui fût réellement vivifiante et qu’il n’avait pas encore rencontrée. Car cette idée ne consiste qu’en une saine conception de la Vie, — de la Vie qui n’est point cette course vers la mort sur laquelle il pleure sans cesse, mais qui est une régénération perpétuelle et multiforme, une renaissance sans fin. Cette merveilleuse renaissance sous ses modes infiniment divers, la Nature nous en présente, à toute heure de tous les jours, et toujours gratuitement, le spectacle C<text:span text:style-name="T1338"> ?</text:span>est en elle et par elle que la Vie se manifeste, et, en dehors de la Nature, nous ne pourrions saisir la Vie. C’est pourquoi, lorsque je donnai mon avis sur<text:s/><text:span text:style-name="title">C</text:span><text:span text:style-name="title">ampagne première</text:span><text:span text:style-name="T1339">,</text:span><text:s/>de ces prémisses incontestables, je déduisis facilement de très directes conséquences dont l’œuvre de<text:s/>M. Retté m’apportait la justification. Nous vivons et nous faisons partie de<text:s/>la Nature. Sans la vie, nous ne serions pas, et sans la Nature, ce réservoir de toutes les énergies, nous ne pourrions persister dans notre être, nous irions, aussitôt nés, à la mort. Nous devons donc aimer la Vie et nous devons aimer la Nature, et toute notre existence dépend de notre amour. En tant que chose en soi, la Vie est inconnaissable ;<text:s/>mais nous la connaîtrons dans la Nature en tant que chose en soi manifestée :<text:s/>d’où il suit<text:s/>que l’amour<text:s/>de la<text:s/>Nature implique forcément l’amour de la Vie. Ces principes appliqués à l’art amènent alors à conclure que si nous aimons vraiment la Nature, nous la manifesterons telle que nous la comprendrons, et que nous nous manifesterons en même temps nous-mêmes tels que nous sommes. Ainsi l’œuvre d’art sera vivante, et elle sera, étant vivante, tout à la fois une œuvre d’amour et une œuvre de sincérité. — Voilà ce que j’entends par la Vie et le retour à la Nature. On voit qu’il ne s’agit pas ici des rêveries sentimentales que prêcha le Rousseau de<text:s/>l’<text:span text:style-name="title">Émile</text:span><text:span text:style-name="T1340"><text:s/>et<text:s/></text:span>du<text:s/><text:span text:style-name="title">Contrat social</text:span><text:span text:style-name="T1341">.</text:span><text:s/>M. Henri de Régnier feint de croire que notre idéal serait de vivre dans les bois avec les loups et les vipères, et il se trompe volontairement ou non. Notre retour à la Nature s’accommode parfaitement du<text:s/><text:span text:style-name="pb">[p.<text:s/></text:span><text:span text:style-name="pb">556</text:span><text:span text:style-name="pb">]<text:s/></text:span>séjour dans les grandes villes, comme dans les bois, du reste, et ne serait-ce que chez la gent de lettres, on y trouve des carnassiers et des reptiles malfaisants. En se retirant à la campagne,<text:s/>M. Retté suivit son goût. Mais jamais il n’eut l’idée d’un ridicule exode en masse vers les champs ou les montagnes. Je suis bien sûr, au contraire, que la solitude de Guermantes lui est<text:s/><text:soft-page-break/>d’autant plus précieuse qu’il y est plus à l’abri de ses charmants confrères ;<text:s/>et si tous s’y transportaient dans l’espoir de lui être agréables, j’ai l’intime conviction qu’il lèverait immédiatement sa tente et qu’il irait la planter ailleurs.</text:p>
      <text:p text:style-name="Corpsdetexte">Que peut importer, en effet, à celui qui veut être sincère, l’endroit où il se trouve ?<text:s/>Et quelle nécessité y a-t-il pour celui qui veut être<text:s/><text:span text:style-name="T1342">naturel</text:span><text:span text:style-name="T1343"><text:s/></text:span>d’habiter ici plutôt que là ?<text:s/><text:span text:style-name="title">Sagesse</text:span><text:s/>est une œuvre splendide, bien qu’elle ne<text:s/>renferme presque point de paysages :<text:s/>sa beauté est réellement vivante parce que Verlaine l’a réellement vécue.<text:s/><text:span text:style-name="T1344">Les<text:s/></text:span><text:span text:style-name="title">Jeux rustiques et divins</text:span><text:s/>sont imparfaits et médiocres, parce que, pour les exécuter, il aurait fallu avoir une âme sincèrement antique que<text:s/>M. Henri de Régnier n’a pas.<text:s/><text:span text:style-name="T1345">Il n</text:span><text:span text:style-name="T1346">’</text:span><text:span text:style-name="T1347">est pas possible qu</text:span><text:span text:style-name="T1348">’</text:span><text:span text:style-name="T1349">il croie en</text:span><text:s/>toutes les divinités champêtres qu’il fait évoluer dans ses poèmes. Ne croyant pas en elles, il ne les aime pas avec son cœur. Elles ne lui sont que motifs à d’ingénieuses variations verbales. Mais elles ne peuvent animer ni ses idylles, ni ses églogues, parce qu’il faudrait qu’elles eussent une âme elles-mêmes et qu’elles ne sont que les créations conventionnelles (ici l’épithète s’impose) d’une imagination de rhéteur.</text:p>
      <text:p text:style-name="Corpsdetexte">Sa mythologomanie l’entraîne fatalement au pastiche, et son genre pastoral est aussi artificiel que celui du suisse Gessner. Si parfois il intéresse par d’heureuses combinaisons de syllabes, comme<text:s/>M. Stéphane Mallarmé de qui il se réclame, il devient vite monotone et singulièrement lassant, au point que je défie le lecteur le plus intrépide d’aller, sans s’arrêter, jusqu’au bout.</text:p>
      <text:p text:style-name="Corpsdetexte">Toujours un ennui mortel se dégagea d’une œuvre morte. Mais que l’on prenne<text:s/><text:span text:style-name="title">Campagne première</text:span><text:s/>ou les<text:s/><text:span text:style-name="title">Chansons à l’</text:span><text:span text:style-name="title">ombre</text:span>, on sera séduit et entraîné du premier vers au dernier. Les moindres strophes y vibrent d’un sentiment profond. Il ne s’agit plus ici d’un néo-paganisme aux allures pleurnichardes. On admire deux poètes qui aiment et qui<text:s/><text:span text:style-name="title">chantent parce qu</text:span><text:span text:style-name="title">’</text:span><text:span text:style-name="title">ils aiment</text:span>, et la nature qu’ils célèbrent est telle que nous la voyons, sans les faunes ni les sirènes, vivantes de la Vie infinie qu’elle manifeste et belle de toute sa beauté.</text:p>
      <text:p text:style-name="Corpsdetexte">Chose curieuse et qui donne à réfléchir, ce sens<text:s/>de la<text:s/>Vie et<text:s/>de la<text:s/>Nature,<text:s/>M. de Régnier le reconnaît chez<text:s/>M. Vielé-Griffin, son ami…<text:s/>mais il le nie chez<text:s/>M. Retté. Je regrette de plus en plus que la première appréciation ne soit pas plus motivée que la seconde ;<text:s/>car elles se contredisent et s’annulent réciproquement. Si<text:s/><text:span text:style-name="title">Campagne première</text:span><text:span text:style-name="T1350"><text:s/></text:span>est une œuvre conventionnelle, il faut que les<text:s/><text:span text:style-name="title">Chansons à l’</text:span><text:span text:style-name="title">ombre</text:span><text:s/>soient tout autant de convention. Et si les poèmes de<text:s/>M. Griffin constituent une œuvre vivante, il faut que ceux de<text:s/>M. Retté soient au moins aussi vivants. C’est, en effet, le même principe, l’amour sincère de la Nature, qui inspire les uns et les autres. Et pour<text:s/>absoudre<text:s/>M. de Régnier, il faudrait supposer qu’ébloui<text:s/><text:soft-page-break/>par les<text:s/><text:span text:style-name="title">Chansons à l</text:span><text:span text:style-name="title">’</text:span><text:span text:style-name="title">ombre</text:span><text:span text:style-name="T1351">,</text:span><text:s/>il n’eût pas encore repris ses sens lorsque vint en ses mains le livre de<text:s/>M. Retté. — M. de Régnier ne serait-il lucide que par intermittence ?<text:s/>Ce serait déplorable. Et pourtant, s’il avait eu l’entière possession de son âme, voici, à mon avis, ce qu’il aurait<text:s/><text:span text:style-name="T1352">nécessairement</text:span><text:s/>constaté :<text:s/>« MM. Retté et Vielé-Griffin ont produit deux œuvres très belles, et il y a lieu de les admirer à peu près pour les mêmes raisons. La Poésie, chez ces deux poètes, s’est affranchie de toute convention ;<text:s/>elle est l’expression naturelle d’une émotion sincère, elle est ce que doit être la Poésie.<text:s/>M. Griffin y est parvenu en se laissant guider par son instinct,<text:s/>M. Retté y est arrivé par le raisonnement et l’amour de la Vérité. S’il y avait donc à comparer, la poésie de<text:s/>M. Retté l’emporterait sur celle de<text:s/>M. Vielé-Griffin, parce que, plus que cette dernière, elle a conscience de son but, et qu’elle confirme toute une doctrine, celle exposée dans<text:s/><text:span text:style-name="T1353">les<text:s/></text:span><text:span text:style-name="title">Aspects</text:span><text:span text:style-name="T1354">.</text:span><text:s/>Des œuvres théoriques,<text:s/>M. Vielé-Griffin n’en a point produit, n’ayant<text:s/>rien des<text:s/>qualités<text:s/>d’un penseur ;<text:s/>d’où il suit qu’à ce point de vue, il est inférieur à<text:s/>M. Retté. Il se sert en outre d’une langue trop souvent incorrecte et son rythme a trop de raideur, tandis que<text:s/>M. Retté est purement classique et possède un rythme très souple, toujours adéquat à sa pensée. Mais quoi qu’il en soit de ses différences tout au profit de<text:s/>M. Retté, nous voyons dans l’auteur de<text:s/><text:span text:style-name="title">Campagne première</text:span><text:span text:style-name="T1355"><text:s/></text:span>et dans celui de<text:s/><text:span text:style-name="title">Chansons à l</text:span><text:span text:style-name="title">’</text:span><text:span text:style-name="title">ombre</text:span><text:s/>deux très nobles poètes, et nous les applaudissons volontiers. »</text:p>
      <text:p text:style-name="Corpsdetexte">Seulement<text:s/>M. de Régnier<text:s/><text:span text:style-name="T1356">ne pouvait pas</text:span><text:s/>écrire cela :<text:s/>il se serait guillotiné lui-même, son ami n’aurait pas été suffisamment loué et<text:s/>M. Retté aurait eu la part trop<text:s/>belle. Puis, je me demande, après tout, s’il était à<text:s/>même de comprendre, par suite de bien juger, des œuvres que la Vie illumine. S’il complimente<text:s/>M. Vielé-Griffin, il ne fait, confesse-t-il que répéter des éloges déjà décernés par les autres. Pour ce qui est de<text:s/>M. Retté, il s’est payé le luxe d’ouvrir sa boîte à malices et n’y a puisé que des pauvretés.</text:p>
      <text:p text:style-name="Corpsdetexte">C’est précisément au moment où l’auteur de<text:s/><text:span text:style-name="title">Campagne première</text:span><text:s/>nous expliquait dans sa<text:s/><text:span text:style-name="title">septième Idylle</text:span><text:s/>sa méthode de composition que<text:s/>M. de Régnier, dans le<text:s/><text:span text:style-name="title">Mercure</text:span>, essaie de la<text:s/><text:span text:style-name="T1357">dénaturer</text:span><text:span text:style-name="T1358">.</text:span><text:s/>Qu’on la relise, cette idylle !<text:s/>et qu’on prétende ensuite que celui qui l’écrivait procède d’après un système conventionnel !<text:s/>Je n’en citerai rien pour n’avoir pas même l’apparence<text:s/><text:span text:style-name="pb">[p.<text:s/></text:span><text:span text:style-name="pb">557</text:span><text:span text:style-name="pb">]<text:s/></text:span>d’avoir pris trop à cœur la critique de<text:s/>M. de Régnier. Mais je terminerai ces notes dont je lui dois la suggestion en le gratifiant d’un conseil dont il ne pourra que profiter :</text:p>
      <text:p text:style-name="Corpsdetexte">Vous avez écrit, Monsieur, en décembre 1891, dans la livraison n<text:span text:style-name="T1359">o</text:span> 21 des<text:s/><text:span text:style-name="title">Entretiens politiques et littéraires</text:span><text:span text:style-name="T1360">,</text:span><text:s/>— cette Revue<text:s/>à laquelle il est<text:s/>toujours si bon de se reporter, — un dialogue où<text:s/><text:span text:style-name="T1361">L</text:span><text:span text:style-name="T1362">’</text:span><text:span text:style-name="T1363">un<text:s/></text:span>échangea<text:s/>avec<text:s/><text:span text:style-name="T1364">L</text:span><text:span text:style-name="T1365">’</text:span><text:span text:style-name="T1366">autre</text:span><text:s/>d’intéressants<text:s/><text:span text:style-name="title">Propos alternatifs</text:span><text:span text:style-name="T1367">.</text:span><text:s/>Par la bouche de ces deux personnages, et plein d’une piquante ironie, vous fustigiez alors les Zoïles<text:s/><text:soft-page-break/>méprisables qui vilipendent ce que l’envie les empêche d’admirer. Au nom de la Beauté vous protestiez de toutes vos forces et flétrissiez avec raison cette critique malveillante qui se dispense d’examiner et condamne toujours sans motifs. Aujourd’hui que vous assumez l’ingrate et lourde tache d’apprécier vos contemporains, je vous conseille, Monsieur, de relire votre dialogue ;<text:s/>car il vous fait beaucoup d’honneur. Et comme je vous l’ai dit à propos de vos poèmes, mais pour une raison différente, je vous engage de veiller sur vous. Prenez garde de ne point faire ce qu’autrefois vous reprochiez à d’autres. Craignez que votre attitude<text:s/>à<text:s/>l’égard de<text:s/>M. Retté ne soit interprétée à cette lumière même de vos<text:s/><text:span text:style-name="title">Propos alternatifs</text:span>. Surtout, ne recommencez pas !<text:s/>Il n’y aurait plus à hésiter sur<text:s/>la<text:s/>valeur de vos critiques :<text:s/>et<text:s/>vous seriez définitivement jugé.</text:p>
      <text:p text:style-name="P1368">LOUIS DE SAINT-JACQUES.</text:p>
      <text:h text:style-name="Titre1" text:outline-level="1"><text:bookmark-start text:name="bookmark103"/><text:bookmark-start text:name="bookmark108"/><text:bookmark-start text:name="bookmark109"/><text:bookmark-end text:name="bookmark103"/><text:bookmark-end text:name="bookmark108"/><text:bookmark-end text:name="bookmark109"/><text:span text:style-name="pb">[p.<text:s/></text:span><text:span text:style-name="pb">575</text:span><text:span text:style-name="pb">]<text:s/></text:span>Expertises<text:s/>XV</text:h>
      <text:p text:style-name="dateline">15 septembre 1897.</text:p>
      <text:p text:style-name="argument"><text:span text:style-name="T1369">Jules Laforgue</text:span><text:span text:style-name="T1370"> :</text:span><text:span text:style-name="T1371"><text:s/></text:span><text:span text:style-name="title">Moralités légendaires</text:span><text:span text:style-name="T1372">,</text:span><text:span text:style-name="T1373"><text:s/>tome I. — </text:span><text:span text:style-name="T1374">S</text:span><text:span text:style-name="T1375">téphane</text:span><text:span text:style-name="T1376"><text:s/>Mallarmé</text:span><text:span text:style-name="T1377"> :</text:span><text:span text:style-name="T1378"><text:s/>traduction des<text:s/></text:span><text:span text:style-name="title">Poèmes d</text:span><text:span text:style-name="title">’</text:span><text:span text:style-name="title">Ed</text:span><text:span text:style-name="title">gard Poe</text:span><text:span text:style-name="T1379">. — </text:span><text:span text:style-name="T1380">Édouard Dujardin</text:span><text:span text:style-name="T1381"> :</text:span><text:span text:style-name="T1382"><text:s/></text:span><text:span text:style-name="title">Les lauriers sont coupés</text:span><text:span text:style-name="T1383">.</text:span><text:span text:style-name="T1384"><text:s/>— </text:span><text:span text:style-name="T1385">Ernest Raynaud</text:span><text:span text:style-name="T1386"> :</text:span><text:span text:style-name="T1387"><text:s/></text:span><text:span text:style-name="title">Le Signe</text:span><text:span text:style-name="T1388">. —</text:span><text:span text:style-name="T1389"> </text:span><text:span text:style-name="T1390">Jean Moréas</text:span><text:span text:style-name="T1391"> :</text:span><text:span text:style-name="T1392"><text:s/></text:span><text:span text:style-name="title">Les Cantilènes</text:span><text:span text:style-name="T1393">.</text:span></text:p>
      <text:p text:style-name="Corpsdetexte">À l’occasion d’une brochure de<text:s/>M. Camille Mauclair, j’ai dit, l’année dernière, dans la<text:s/><text:span text:style-name="title">Plume</text:span>,<text:s/>mon sentiment sur Jules Laforgue et les raisons essentielles que nous avions de l’aimer. Quand il fut annoncé une réédition des<text:s/><text:span text:style-name="title">Moralités légendaires</text:span><text:span text:style-name="T1394">,</text:span><text:s/>j’estimai le projet louable. Quand je l’eus entre les mains, je déchantai de stupeur. Je croyais tenir le texte complet au livre, et je n’avais qu’un tome I. Admettant, à la rigueur, ce morcellement de l’ouvrage, je pensais que les six nouvelles de l’édition originale auraient été reproduites dans l’ordre que Laforgue avait établi et que, faute de me les donner toutes, le tome I de la réédition me présenterait tout au moins les trois Moralités qui furent, à l’origine, les trois premières :<text:s/>je me trompais encore. Enfin<text:s/>je<text:s/>m’imaginais que ce tome I aurait peut-être le mérite de satisfaire mes regards :<text:s/>mes yeux, en le voyant, se fermèrent d’horreur.</text:p>
      <text:p text:style-name="Corpsdetexte">Sur un cartonnage à fond blanc de vertes feuilles de trèfle apparaissent entre lesquelles des fleurs, en se joignant ou s’opposant, composent d’ahurissantes grenouilles :<text:s/>pourquoi ?<text:s/>Qui le saura ?<text:s/>— Et c’est, à l’intérieur,<text:s/>une atroce gravure<text:s/>sur bois où Salomé exhibe un col<text:s/>troussé et des mollets navrants de contour. Puis se succèdent sans intervalles, non pas<text:s/><text:span text:style-name="title">Hamlet</text:span>, le<text:s/><text:span text:style-name="title">Miracle des roses</text:span><text:s/>et<text:s/><text:span text:style-name="title">Lohengrin, fils de Parsifal</text:span><text:span text:style-name="T1395">,</text:span><text:s/>mais<text:s/><text:span text:style-name="title">Salomé</text:span>,<text:s/><text:span text:style-name="title">Lohengrin</text:span><text:span text:style-name="T1396">,</text:span><text:s/>et<text:s/><text:span text:style-name="title">Persée et Andromède</text:span>. La pagination est<text:s/>reportée<text:s/>au bas de chaque page et marquée en chiffres romains.<text:s/><text:soft-page-break/>Les marges inférieures sont à peu près supprimées et les supérieures presque rognées. Les tirets, dans les dialogues, sont remplacés par des empâtements feuillus, en forme de têtard. Les caractères gras et lourds s’arrondissent comme des outres. Les vers ne sont pas différenciés de la prose. On indique en fin de page<text:s/>le<text:s/>premier mot de la page suivante<text:span text:style-name="Appelnotedebasdep."><text:note text:note-class="footnote" text:id="_ftn71"><text:note-citation>72</text:note-citation><text:note-body><text:p text:style-name="Notedebasdepage"><text:s/>Je relève que deux mots ainsi en indice ne sont pas reportés, pp. 20 et 21, 32 et 33.</text:p></text:note-body></text:note></text:span>. Le faux titre n’existe pas. Le titre et la table sont juchés à des hauteurs ridicules. Cet ensemble étonnant fut conçu, je ne sais où et exécuté en Angleterre. Il ne réjouira, je suppose, que ceux qui font blanchir à Londres leurs chemises, et la petite classe de Jean Lorrain.</text:p>
      <text:p text:style-name="Corpsdetexte">Pauvre Laforgue !<text:s/>Il<text:s/>ne lui a pas suffi de mourir sans avoir pu achever son œuvre. Ce ne fut pas assez encore d’être absurdement louangé. Il faut que le plus vil des outrages l’atteigne, qu’on l’affuble d’un vêtement dérisoire pour qu’il soit applaudi par les snobs !<text:s/>— La bibliographie qui termine l’édition de 1887 porte qu’<text:span text:style-name="quote.c">« </text:span><text:span text:style-name="quote.c">au mois de juillet </text:span><text:span text:style-name="quote.c">1887,<text:s/></text:span><text:span text:style-name="quote.c">M. </text:span><text:span text:style-name="quote.c">É</text:span><text:span text:style-name="quote.c">douard Dujardin convint avec Jules Laforgue de rassembler les<text:s/></text:span><text:span text:style-name="title">Moralités</text:span><text:span text:style-name="quote.c"><text:s/>en un volume et qu</text:span><text:span text:style-name="quote.c">’</text:span><text:span text:style-name="quote.c">il reçut de lui le texte définitif</text:span><text:span text:style-name="quote.c"> ;</text:span><text:span text:style-name="quote.c"><text:s/>quelques jours plus tard, Jules Laforgue écrivait à l</text:span><text:span text:style-name="quote.c">’</text:span><text:span text:style-name="quote.c">éditeur qu</text:span><text:span text:style-name="quote.c">’</text:span><text:span text:style-name="quote.c">il n</text:span><text:span text:style-name="quote.c">’</text:span><text:span text:style-name="quote.c">aurait à modifier d</text:span><text:span text:style-name="quote.c">’</text:span><text:span text:style-name="quote.c">aucune correction nouvelle le texte livré</text:span><text:span text:style-name="quote.c"> »</text:span>. Cette édition primitive est donc la seule qui soit conforme à la volonté de l’auteur. Vanier, en la rééditant,<text:s/><text:span text:style-name="T1397">s</text:span><text:span text:style-name="T1398">’</text:span><text:span text:style-name="T1399">y</text:span><text:s/>est scrupuleusement tenu. Aujourd’hui on se permet une indigne mascarade, avec un oubli complet au respect et du bon sens. Celui qui fut un génie charmant et incomplet dans sa grâce tristement souriante et l’infortune de son destin, verrait, s’il revenait en ce monde, ses plus formelles intentions méprisées. Lui qui fut une fleur de notre race, toute parfumée de cette essence dont est constitué le pur esprit français, on lui inflige les<text:s/>apparences d’un anglomane, Pour comble d’avanie, il ne reste plus qu’à l’orner de caricatures. Alors les vrais amis de Jules Laforgue sauront infailliblement que l’œuvre d’abomination est achevée. Et plus rien ne sera à craindre de ses prétendus admirateurs !</text:p>
      <text:p text:style-name="Corpsdetexte">L’admiration est une belle chose :<text:s/>elle nous est un motif d’agir en vue de la plus grande gloire de ce qui en est l’objet. Je comprends donc que<text:s/>M. Mallarmé,<text:s/>plein de ce sentiment envers les poèmes de Poe, ait voulu<text:s/>les transporter en notre langue pour que ceux qui ignorent l’anglais soient à même d’en goûter les suprêmes beautés. Après deux éditions de cette traduction, la première chez Vanier, puis la seconde chez Deman, ce même éditeur, cette année, nous en offre une troisième qui reproduit exactement les deux antérieures, avec le goût parfait qui lui est habituel. Pourquoi cette troisième édition ?<text:s/>Si c’est pour nous donner un livre d’irréprochable exécution, le résultat ne peut être nié. Mais si le but est de nous fournir une traduction intégrale, réellement définitive, bien qu’il s’en soit approché,<text:s/>M. Mallarmé ne<text:s/><text:soft-page-break/>l’a pas atteint. Sa version exigeait des améliorations et des corrections importantes. Dédaignant de la remanier, il la réédite telle quelle :<text:s/>j’en suis fâché pour Edgard Poe.</text:p>
      <text:p text:style-name="Corpsdetexte">Quelles furent les prétentions du traducteur ?<text:s/>Il nous les indique en charabia :<text:s/><text:span text:style-name="quote.c">« </text:span><text:span text:style-name="quote.c">À</text:span><text:span text:style-name="quote.c"><text:s/>défaut d</text:span><text:span text:style-name="quote.c">’</text:span><text:span text:style-name="quote.c">autre valeur ou de celle d</text:span><text:span text:style-name="quote.c">’</text:span><text:span text:style-name="quote.c">impressions puissamment maniées par</text:span><text:span text:style-name="quote.c"><text:s/>le<text:s/></text:span><text:span text:style-name="quote.c">génie égal, voici un calque se hasarder sans prétention que rendre quelques-uns des effets de sonorité extraordinaire de la musique originelle, et ici et là peut-être, le sentiment même.</text:span><text:span text:style-name="quote.c"> »</text:span><text:s/>— Ce projet, excellent en soi, est celui que tout traducteur se propose, mais personne jusqu’à ce jour n’est parvenu à le réaliser. La traduction idéale qu’il vise est aussi inaccessible en son genre que la mystérieuse région du Pôle. On peut s’en approcher plus ou moins, je crois bien qu’on ne pourra jamais davantage. Pour être agréable à<text:s/>M. Mallarmé, je dirai qu’il est le Nansen des poèmes d’Edgard Poe. Comparée à celle de<text:s/>M. Gabriel Mourey, sa traduction est incontestablement supérieure et la dépasse de plusieurs degrés, sans, toutefois, qu’elle parvienne au point suprême. Ce que<text:s/>M. Mallarmé appelle<text:s/>le<text:s/>calque, c’est-à-dire la littéralité, manque souvent, non pas par ignorance de la langue à traduire, mais, comment dirai-je ?<text:s/>par fantaisie. Ainsi dans la cinquième strophe du Corbeau, il rendra<text:s/><text:span text:style-name="T1400">darkness</text:span><text:s/>par<text:s/><text:span text:style-name="T1401">quiétude</text:span>,<text:s/><text:span text:style-name="T1402">Nameless</text:span><text:span text:style-name="T1403">,</text:span><text:s/>dans la deuxième, deviendra<text:s/><text:span text:style-name="T1404">de nom pour ell</text:span><text:span text:style-name="T1405">e</text:span><text:span text:style-name="T1406">,</text:span><text:span text:style-name="T1407"><text:s/></text:span><text:span text:style-name="T1408">non</text:span><text:span text:style-name="T1409">.</text:span><text:s/>Faute plus grave, dans la première, il supprimera les deux avant-derniers vers.<text:s/>Il<text:s/>ira même jusqu’à abréger la sixième strophe<text:s/><text:span text:style-name="T1410">d</text:span><text:span text:style-name="T1411">’</text:span><text:span text:style-name="title">Ulalume</text:span><text:span text:style-name="T1412">,</text:span><text:s/>jusqu’à brouiller l’ordre logique du<text:s/><text:span text:style-name="title">Conqueror worm</text:span><text:s/>en faisant de la dernière strophe l’avant-dernière, et réciproquement !<text:s/>Et ce ne sont pas là toutes les inexactitudes :<text:s/>j’en relève seulement quelques-unes, chacune prise dans un genre particulier. Pourquoi donc le traducteur s’est-il volontairement écarté du texte, au lieu de le calquer fidèlement ?<text:s/>La seule excuse plausible me paraît avoir été le souci de reproduire les effets musicaux des vers anglais, et, par le moyen des mots eux-mêmes, l’intensité de leur sentiment, double but que, d’ailleurs, son programme indique. Or voilà bien le côté chimérique de l’entreprise. Qu’on lise<text:s/><text:span text:style-name="title">The Sleeper</text:span><text:s/>et qu’on en compare la musique très douce d’abord, s’élevant peu à peu jusqu’aux éclats de la passion et finissant sur un ton tragique de grandeur, avec<text:s/><text:span text:style-name="title">La Dormeu</text:span><text:span text:style-name="title">se</text:span><text:s/>correspondante de<text:s/>M. Mallarmé :<text:s/><text:span text:style-name="title">La Dormeuse</text:span><text:s/>n’est pas<text:s/><text:span text:style-name="title">The Sleeper</text:span>, c’est autre chose. Prenons dans<text:s/><text:span text:style-name="title">Le Corbeau</text:span><text:s/>un exemple plus typique encore, ce début de la quatorzième strophe :<text:s/><text:span text:style-name="quote.c">« </text:span><text:span text:style-name="quote.c">Then, methought,</text:span><text:span text:style-name="quote.c"><text:s/>the air grew denser, perfumed</text:span><text:span text:style-name="quote.c"><text:s/>from an unseen censer,</text:span><text:span text:style-name="quote.c"><text:s/>swung by Seraphi</text:span><text:span text:style-name="quote.c">m whose foot-falls tinkled on the tufted floor.</text:span><text:span text:style-name="quote.c"> »</text:span><text:s/>M. Mallarmé traduit :<text:s/><text:span text:style-name="quote.c">« </text:span><text:span text:style-name="quote.c">L</text:span><text:span text:style-name="quote.c">’</text:span><text:span text:style-name="quote.c">ai</text:span><text:span text:style-name="quote.c">r, me sembla-t-il, devint alors plus dense, parfumé selon un encensoir invisible balancé par les Séraphins dont le pied, dans sa chute, tintait sur l</text:span><text:span text:style-name="quote.c">’</text:span><text:span text:style-name="quote.c">étoffe du parquet.</text:span><text:span text:style-name="quote.c"> »</text:span><text:s/>Tous ceux qui savent l’anglais comprendront combien cette version est éloignée du texte et n’en<text:s/><text:soft-page-break/>rend nullement<text:s/><text:span text:style-name="T1413">l</text:span><text:span text:style-name="T1414">’</text:span><text:span text:style-name="T1415">aérien</text:span><text:span text:style-name="T1416">.</text:span><text:s/>La difficulté, il est vrai, était insurmontable. En outre le système, adopté par<text:s/>M. Mallarmé, de ne point<text:s/><text:span text:style-name="pb">[p.<text:s/></text:span><text:span text:style-name="pb">576</text:span><text:span text:style-name="pb">]<text:s/></text:span>séparer les vers les uns des autres et de traduire simplement strophe par strophe, a le grand inconvénient de faire disparaître le rythme<text:span text:style-name="Appelnotedebasdep."><text:note text:note-class="footnote" text:id="_ftn72"><text:note-citation>73</text:note-citation><text:note-body><text:p text:style-name="Notedebasdepage"><text:s/>[NdE] Orthographié rhythme.</text:p></text:note-body></text:note></text:span><text:s/>original et d’introduire à sa place le rythme tout différent que conçoit le traducteur au cours de son travail. Les vers de Poe se transforment ainsi en poèmes en prose dont Poe lui-même aurait été surpris, d’autant plus que<text:s/>M. Mallarmé va jusqu’à les<text:s/><text:span text:style-name="T1417">m</text:span><text:span text:style-name="T1418">allarmiser</text:span><text:span text:style-name="T1419">,</text:span><text:s/>c’est-à-dire à rendre leur lecture plus pénible en y introduisant, de sa propre autorité, de malheureuses modifications qui embarrassent le sens au lieu de le dégager. Il se produit alors ce curieux phénomène qu’on est parfois obligé de recourir au texte pour comprendre la traduction !<text:s/>Cependant, malgré tous ces défauts, dont quelques-uns inévitables et d’autres voulus à tort, la tentative de<text:s/>M. Mallarmé demeure intéressante :<text:s/>elle démontre que, pour transposer une œuvre d’une langue dans une autre, les efforts les plus habiles seront toujours infructueux.</text:p>
      <text:p text:style-name="Corpsdetexte">Bien que fatalement un échec les attende, les traducteurs, je<text:s/>le<text:s/>sais, ne se décourageront pas.<text:s/>Il<text:s/>y aura toujours des gens qui tiendront à nous faire connaître les chefs-d’œuvre étrangers, et si ce sont réellement des merveilles qu’ils nous traduisent, nous devrons leur en savoir gré.<text:s/>M. Édouard Dujardin, lui, n’a rien traduit. Cela n’empêche pas<text:s/>qu’il convienne d’avoir pour lui de la reconnaissance. Car si la réédition de ses œuvres en prose ne remet rien de merveilleux en lumière, elle a cela de bon qu’elle nous rappelle toute une époque où<text:s/>il joua un rôle dont les petits jeunes d’aujourd’hui, pour ne l’avoir pas vu, assurément ne se souviennent pas. C’était ce temps qui fut si amusant de la lutte des Symbolistes contre les Naturalistes et les Parnassiens, sorte de batrachomyomachie littéraire renouvelée de celle qu’en 1830 le romantisme suscita.</text:p>
      <text:p text:style-name="Corpsdetexte">M. Dujardin fournit aux nouveaux venus ces deux armes de combat, la<text:s/><text:span text:style-name="title">Revue<text:s/></text:span><text:span text:style-name="title">indépendante</text:span><text:s/>et la<text:s/><text:span text:style-name="title">Revue w</text:span><text:span text:style-name="title">agnérienne</text:span>. Grâce à lui, les formules naissantes eurent le moyen de se développer. Il fut un directeur modèle, actif et bienveillant, fut en rapports courtois même avec ses adversaires et, par son urbanité, s’attira l’estime de tous. Fut-il un littérateur au sens propre du mot ?<text:s/>Non, à mon avis. Adonné à tous les sports, il considéra, ce me semble, la littérature comme un exercice de qualités analogues à celles de la joute, du polo ou du cricket, avec cette différence que la première met en jeu les facultés intellectuelles, tandis que les autres ne tendent qu’à fortifier les jarrets et les biceps. Par suite il serait faux de voir en lui ce qu’on a voulu appeler un<text:s/><text:span text:style-name="T1420">professionnel</text:span>. Le souci de gagner de l’argent dont certains imbéciles ont prétendu faire la caractéristique de l’écrivain ne fut jamais le sien. Il<text:s/>se distingua, au<text:s/><text:soft-page-break/>contraire, par un désintéressement très noble, et jamais il n’écrivit avec une autre idée que celle de se procurer des satisfactions agréables en fixant sur le papier les fantaisies de son imagination. C’est ainsi qu’il produisit toute la série de contes qu’il dénomma les<text:s/><text:span text:style-name="title">Hantises</text:span>, des poèmes en prose, et ce fameux roman<text:s/><text:span text:style-name="title">L</text:span><text:span text:style-name="title">es lauriers sont coupés</text:span><text:s/>qui demeurera toujours une bizarrerie des plus curieuses. Toutes ces choses ne seraient pas datées que par leur style on les situerait aisément dans le temps où elles furent composées, celui de la<text:s/><text:span text:style-name="title">Revue indépendante</text:span>. On y sent les tentatives de cette période pour réorganiser<text:s/>le<text:s/>style…<text:s/>ou le désorganiser. La construction logique de la phrase se démolit plus ou moins. On veut noter les sensations les plus ténues, les impressions les plus fugitives. On essaie d’être à la fois scientifique et lyrique. On pressent le vers libre sans l’affronter résolument. On cherche à donner aux mots des acceptions inédites. On flotte bien un peu, par gaucherie et par inexpérience, à l’aventure de théories encore obscures et troubles. On ne sait pas au juste ce que l’on désire ni où l’on va, mais on désire, et l’on va, quand même. On s’agite au sein de demi-ténèbres. C’est tout un chaos pittoresque. Mais chacun est plein de la belle confiance qu’un monde d’harmonies et<text:s/><text:span text:style-name="T1421">de</text:span><text:s/>clartés doit surgir de ce tohu-bohu. L’œuvre de<text:s/>M. Dujardin nous représente ainsi un âge à peu près disparu. À<text:s/>ce point de vue documentaire, ce n’est point un mal de l’avoir déterré. Et ceux qui s’intéressent à l’évolution de notre littérature<text:s/>y trouveront le plaisir du géologue en face de débris antédiluviens.</text:p>
      <text:p text:style-name="Corpsdetexte">De même pour les<text:s/><text:span text:style-name="title">Cantilènes</text:span>, de Jean Moréas, et le<text:s/><text:span text:style-name="title">Signe</text:span><text:span text:style-name="T1422">,</text:span><text:s/>d’Ernest Raynaud, bien que ces poésies paraissent moins vieilles que la prose de<text:s/>M. Dujardin. Elles sont, en outre, les premières étapes de ces deux poètes avant leur invention de l’École romane, et, par cette réédition, je les entends qui me disent :<text:s/>Vous qui voyez ce qu’aujourd’hui nous sommes, voyez ce que nous avons été.</text:p>
      <text:p text:style-name="Corpsdetexte">La première édition des<text:s/><text:span text:style-name="title">Cantilènes</text:span><text:s/>parut chez Vanier en 1886 ;<text:s/>s’y trouvaient annoncés :<text:s/><text:span text:style-name="title">La femme maigre</text:span><text:span text:style-name="T1423">,<text:s/></text:span><text:span text:style-name="title">Iconostase</text:span><text:s/>et les<text:s/><text:span text:style-name="title">Contes falots</text:span><text:span text:style-name="T1424">,</text:span><text:s/>toutes choses qui dorment encore dans les limbes du devenir. Elle comprenait six parties sous ces différents titres :<text:s/><text:span text:style-name="title">Funérailles</text:span><text:span text:style-name="T1425"> ;</text:span><text:span text:style-name="T1426"><text:s/></text:span><text:span text:style-name="title">Interludes</text:span><text:span text:style-name="T1427"> ;<text:s/></text:span><text:span text:style-name="title">Assonances</text:span><text:span text:style-name="T1428"> ;<text:s/></text:span><text:span text:style-name="title">Cantilènes</text:span><text:span text:style-name="T1429"> ;<text:s/></text:span><text:span text:style-name="title">Le Pur concept</text:span><text:span text:style-name="T1430"> ;<text:s/></text:span><text:span text:style-name="title">Histoires merveilleuses</text:span><text:span text:style-name="T1431">.</text:span><text:s/>Dans la deuxième édition, nous retrouvons :<text:s/><text:span text:style-name="title">Funérailles</text:span><text:span text:style-name="T1432"> ;<text:s/></text:span><text:span text:style-name="title">Interludes</text:span><text:span text:style-name="T1433">,</text:span><text:span text:style-name="T1434"><text:s/></text:span><text:span text:style-name="title">Assonances</text:span><text:span text:style-name="T1435">,<text:s/></text:span><text:span text:style-name="title">Cantilènes</text:span><text:s/>(sauf deux) réunies sous le titre nouveau<text:s/><text:span text:style-name="T1436">d</text:span><text:span text:style-name="T1437">’</text:span><text:span text:style-name="title">Airs et récits</text:span><text:span text:style-name="T1438"> ;<text:s/></text:span><text:span text:style-name="title">le Pur concept</text:span><text:span text:style-name="T1439"> ;<text:s/></text:span>et, en fin du volume, en dehors de tout groupe,<text:s/><text:span text:style-name="title">Tido</text:span><text:span text:style-name="title">golain</text:span><text:s/>et<text:s/><text:span text:style-name="title">Mélusine</text:span><text:span text:style-name="T1440">,</text:span><text:s/>les deux<text:s/><text:span text:style-name="T1441">histoires merveilleuses</text:span><text:s/>écartées des<text:s/><text:span text:style-name="title">A</text:span><text:span text:style-name="title">irs et récits</text:span>. Le texte n’a pas été modifié, et toutes les pièces ont été conservées, hormis une seule, celle qui ouvrait les<text:s/><text:span text:style-name="title">Funérailles</text:span><text:s/>et que je reproduis par curiosité.</text:p>
      <text:p text:style-name="quote.l">Le soir n’est plus des<text:s/>ganses et de la danse.</text:p>
      <text:soft-page-break/>
      <text:p text:style-name="quote.l">Tel un petit vieillard qui tombe en enfance,</text:p>
      <text:p text:style-name="quote.l">Nous prenons le goût des vieux colifichets :</text:p>
      <text:p text:style-name="quote.l">Souvenirs flétris comme un jardin d’Octobre,</text:p>
      <text:p text:style-name="quote.l">Rêves radoteurs, orgueil que vous fauchez,</text:p>
      <text:p text:style-name="quote.l">               Faux de l’Opprobre.</text:p>
      <text:p text:style-name="Corpsdetexte">Ces vers, dont il n’y a pas à regretter la suppression, ont cela d’intéressant, à mes yeux, qu’ils nous révèlent tout le ton du volume par l’évidente affectation dont ils sont pleins. Toutes les<text:s/><text:span text:style-name="title">Cantilènes</text:span><text:s/>manifestent un intense sentiment de la parade et l’enfantin souci d’étonner. Le poète y est un barbare qui se plaît à faire chatoyer des étoffes bariolées, à faire vibrer des cuivres et scintiller des pierres rares. Pour exciter notre surprise, il ressuscite des mots archaïques glanés péniblement parmi les glossaires spéciaux de notre vieux langage et dont le sens nous échappe aujourd’hui, jongle prestigieusement avec les allitérations et les assonances, et n’hésite pas à violer la syntaxe, soit qu’il veuille être excentrique ou qu’il ignore le français. Dans un ancien article du<text:s/><text:span text:style-name="title">Scapin</text:span><text:span text:style-name="T1442">, n</text:span><text:span text:style-name="T1443">o</text:span> 3, 2<text:span text:style-name="T1444">e</text:span> série, très judicieux, à propos des<text:s/><text:span text:style-name="title">Symbolistes</text:span><text:span text:style-name="T1445">,<text:s/></text:span>M. Alfred Vallette, en même temps qu’il s’élevait contre le mallarmisme et déclarait que<text:s/><text:span text:style-name="quote.c">« </text:span><text:span text:style-name="quote.c">l</text:span><text:span text:style-name="quote.c">’</text:span><text:span text:style-name="quote.c">esprit de notre nation est bien plus près de Voltaire que de<text:s/></text:span><text:span text:style-name="quote.c">M. </text:span><text:span text:style-name="quote.c">Stéphane Mallarmé</text:span><text:span text:style-name="quote.c"> »</text:span>, disait :</text:p>
      <text:p text:style-name="quote">« Je doute que les gens de France goûtent jamais ces choses, que j’extrais des<text:s/><text:span text:style-name="title">Cantilènes</text:span><text:span text:style-name="T1446"> :</text:span></text:p>
      <text:p text:style-name="quote.l"><text:span text:style-name="quote.c">Et toi son cou qui pour la fête<text:s/></text:span><text:span text:style-name="T1447">tu</text:span><text:span text:style-name="quote.c"><text:s/>te pares</text:span></text:p>
      <text:p text:style-name="quote.l"><text:span text:style-name="quote.c">……………………………………………</text:span></text:p>
      <text:p text:style-name="quote.l"><text:span text:style-name="quote.c">Que, pour un jour<text:s/></text:span><text:span text:style-name="quote.c">du moins, dure et lente rancune</text:span></text:p>
      <text:p text:style-name="quote.l"><text:span text:style-name="quote.c">Du Destin, laisse-</text:span><text:span text:style-name="T1448">toi</text:span><text:span text:style-name="quote.c"><text:s/>fléchir par l</text:span><text:span text:style-name="quote.c">’</text:span><text:span text:style-name="quote.c">infortune.</text:span></text:p>
      <text:p text:style-name="quote">« Est-ce là un modèle de ce style<text:s/><text:span text:style-name="T1449">archétype et complexe</text:span><text:span text:style-name="T1450"><text:s/></text:span>dont on nous parle ?<text:s/>Je ne vois, moi, que deux fautes de français purement et simplement. »<text:s/></text:p>
      <text:p text:style-name="Corpsdetexte">Il déplorait<text:s/><text:span text:style-name="quote.c">« </text:span><text:span text:style-name="quote.c">d</text:span><text:span text:style-name="quote.c">’</text:span><text:span text:style-name="quote.c">autres puériles singularités éparses dans les productions de l</text:span><text:span text:style-name="quote.c">’</text:span><text:span text:style-name="quote.c">école</text:span><text:span text:style-name="quote.c"> »</text:span>. Le symbolisme lui apparaissait<text:s/><text:span text:style-name="quote.c">« </text:span><text:span text:style-name="quote.c">des manies solitaires de vieillard vicieux</text:span><text:span text:style-name="quote.c"> »</text:span>, en quoi il était alors d’accord avec<text:s/>M. Retté qui, pour avoir ait la même chose, est actuellement voué aux monstres infernaux. Achevant sa critique du symbolisme,<text:s/>M. Vallette concluait :<text:s/><text:span text:style-name="quote.c">« </text:span><text:span text:style-name="quote.c">C</text:span><text:span text:style-name="quote.c">’</text:span><text:span text:style-name="quote.c">est dans la poésie, et là seulement, que</text:span><text:span text:style-name="quote.c"><text:s/>le<text:s/></text:span><text:span text:style-name="quote.c">symbolisme peut espérer quelques années d</text:span><text:span text:style-name="quote.c">’</text:span><text:span text:style-name="quote.c">existence à l</text:span><text:span text:style-name="quote.c">’</text:span><text:span text:style-name="quote.c">état</text:span><text:span text:style-name="quote.c"><text:s/>d’</text:span><text:span text:style-name="quote.c">é</text:span><text:span text:style-name="quote.c">cole. Mais encore, dans le grand courant de la poésie française, il ne peut être et ne sera jamais que la source du thalweg, le ruisselet sous-marin qu</text:span><text:span text:style-name="quote.c">’</text:span><text:span text:style-name="quote.c">il est actuellement.</text:span><text:span text:style-name="quote.c"> »</text:span><text:s/>M. Moréas a cessé d’être symboliste, et<text:s/>M. Mallarmé l’est plus que jamais :<text:s/>voilà, à cette heure, où nous en<text:s/><text:soft-page-break/>sommes.<text:s/>M. Retté ayant déjà parlé des<text:s/><text:span text:style-name="title">Cantilènes</text:span><text:span text:style-name="T1451">,</text:span><text:s/>je ne m’appesantirai pas davantage sur cette œuvre, renvoyant pour le surplus à<text:s/><text:span text:style-name="pb">[p.<text:s/></text:span><text:span text:style-name="pb">577</text:span><text:span text:style-name="pb">]<text:s/></text:span>ce qu’il en a dit<text:span text:style-name="Appelnotedebasdep."><text:note text:note-class="footnote" text:id="_ftn73"><text:note-citation>74</text:note-citation><text:note-body><text:p text:style-name="Notedebasdepage"><text:s/>En règle générale, toutes les fois qu’il sera rendu compte d’un livre dans la<text:s/><text:span text:style-name="title">Bibliographie</text:span><text:s/>de<text:s/><text:span text:style-name="title">la Plume</text:span><text:span text:style-name="T1452">,</text:span><text:s/>je n’en parlerai pas dans mes<text:s/><text:span text:style-name="title">Expertises</text:span><text:span text:style-name="T1453">,</text:span><text:s/>pour qu’il n’y ait pas double emploi ; et cela, toujours, sauf exceptions que j’aurai toujours soin de motiver. Que ceux qui m’envoient leurs livres se tiennent donc pour avertis.</text:p></text:note-body></text:note></text:span>. Si j’y suis revenu, c’est uniquement pour fournir les détails bibliographiques qui la concernent et exhumer en septembre 1897 l’opinion que<text:s/>M. Alfred Vallette avait du Symbolisme et de<text:s/>M. Mallarmé en<text:s/>septembre 1886.</text:p>
      <text:p text:style-name="Corpsdetexte">Quant au<text:s/><text:span text:style-name="title">Signe</text:span><text:s/>de<text:s/>M. Ernest Raynaud, il m’est impossible de distinguer les modifications apportées à la première édition de 1887, la réédition actuelle étant seule en ma possession. Mais c’est avec plaisir que je vois réapparaître ce livre parce qu’il me reporte, non plus aux<text:s/><text:span text:style-name="title">Entretiens</text:span>, au<text:s/><text:span text:style-name="title">Scapin</text:span><text:s/>ou à la<text:s/><text:span text:style-name="title">Revue indépendante</text:span>, mais à cette blague phénoménale que fut le<text:s/><text:span text:style-name="title">Décadent</text:span><text:s/>sous la direction de Baju. À<text:s/>cette revue collaborèrent Albert Aurier, Verlaine, Laforgue, Maurice du Plessys, Dumur, Brinn’gaubast, Tailhade, Lorrain, Jules Renard. Ernest Raynaud était du nombre. Et, quand le<text:s/><text:span text:style-name="title">Signe</text:span><text:s/>parut, le<text:s/><text:span text:style-name="title">Décadent</text:span><text:s/>étala sur sa couverture une réclame mirifique, à laquelle, comme au<text:s/><text:span text:style-name="title">Signe</text:span>, je veux donner l’honneur de la réédition :</text:p>
      <text:p text:style-name="quote">« Un poète décadent à la deuxième édition !</text:p>
      <text:p text:style-name="P1454">LE SIGNE<text:s/><text:line-break/><text:span text:style-name="T1455">p</text:span><text:span text:style-name="T1456">ar Ernest Raynaud</text:span></text:p>
      <text:p text:style-name="quote">« Cette plaquette est la plus amère critique qu’on ait pu faire de toutes ces poésies frelatées qui s’étalent aux vitrines des libraires. C’est déjà la marque d’un maître. En la lisant, on sent passer en soi l’enthousiasme du poète. C’est une profusion de couleurs et de parfums, un océan d’espoirs et une exubérance de vie :<text:s/>caractéristique de toutes les Renaissances. »</text:p>
      <text:p text:style-name="Corpsdetexte">Ainsi<text:s/>M. Raynaud était sacré poète décadent. Mais ce serait une erreur d’attribuer à cette épithète un sens défavorable. Lorsque l’on s’en servit, elle ne visa qu’à désigner ceux qui innovent en art et en littérature. C’est, du moins, ce que l’on est en droit de supposer, si l’on veut bien considérer ceux qui en furent étiquetés et dont je ne viens de donner qu’une liste fort incomplète. Allons même plus loin :<text:s/>il y eut des décadents qui n’innovèrent en rien du tout !<text:s/>Il<text:s/>suffisait, pour mériter ce qualificatif, d’avoir vingt ans, de détester Coppée et notre oncle Francisque et d’écrire dans les revues jeunes. Bien mieux !<text:s/>M. Maurice du Plessys fut, à l’époque, un décadent célèbre pour cette raison qu’il était absolument inédit !<text:s/>Or<text:s/>M. Ernest Raynaud fut un décadent parce qu’il fit partie de la rédaction du<text:s/><text:span text:style-name="title">Décadent</text:span><text:span text:style-name="T1457">.</text:span><text:s/>Mais on chercherait en vain dans le<text:s/><text:span text:style-name="title">Signe</text:span><text:s/>des fautes contre la langue, des audaces de métrique<text:s/><text:soft-page-break/>excessives, voire même cette tendance vers la pourriture et le faisandé que les ignorants reprochèrent à ceux qu’ils gratifiaient du même délicieux vocable. On y trouve des ballades fort ordinaires, des petits vers presque toujours médiocres et que Coppée lui-même ne désavouerait pas. Et les seules choses vraiment bonnes de ce recueil sont les sonnets. Il y en a, en effet, dont les entrelacements de rimes et les cadences sont agréablement variés. De toutes les formes fixes auxquelles<text:s/>M. Raynaud s’est volontairement assujetti, le sonnet est celle dont il tire le meilleur parti. Il est d’ailleurs allé spontanément, dès ses premiers débuts. Il<text:s/>a compris que le sonnet convenait à son talent régulier et classique, et l’on doit le féliciter de s’y être exercé. Presque toujours, il y enchâsse une description, sans toutefois, que la description se borne à la représentation sèche d’un décor extérieur. Mais il la rehausse habilement d’une pointe de sentiment ou de mélancolie fine, de sorte qu’elle se transforme et parvient à nous intéresser, Tel, par exemple, ce sonnet du<text:s/><text:span text:style-name="title">Retour</text:span><text:span text:style-name="T1458"> :</text:span></text:p>
      <text:p text:style-name="quote.l">Je t’ai revue, ô douce ville, après dix ans</text:p>
      <text:p text:style-name="quote.l">D’absence, et j’ai revu tes bruissants ombrages,</text:p>
      <text:p text:style-name="quote.l">Où j’allais m’ébattant avec ceux de mon âge,</text:p>
      <text:p text:style-name="quote.l">Libre du noir souci que je porte à présent.</text:p>
      <text:p text:style-name="quote.l"/>
      <text:p text:style-name="quote.l">Les amis que n’a pas dispersés quelque orage,</text:p>
      <text:p text:style-name="quote.l">N’offrent à mon retour que des soins négligents,</text:p>
      <text:p text:style-name="quote.l">Mais du moins je retrouve agréable visage</text:p>
      <text:p text:style-name="quote.l">Aux choses qui n’ont pas la cruauté des gens.</text:p>
      <text:p text:style-name="quote.l"/>
      <text:p text:style-name="quote.l">L’allée où l’Orne s’enfle et soudain diminue</text:p>
      <text:p text:style-name="quote.l">Au gré de la marée, emmêlant sous les nues</text:p>
      <text:p text:style-name="quote.l">Ses branches, toujours m’offre un paisible chemin,</text:p>
      <text:p text:style-name="quote.l"/>
      <text:p text:style-name="quote.l">La feuillée y palpite encore sous la brise,</text:p>
      <text:p text:style-name="quote.l">Et parfois, se levant dans la nuit indécise,</text:p>
      <text:p text:style-name="quote.l">Un vieux rêve oublié me vient prendre la main.</text:p>
      <text:p text:style-name="Corpsdetexte">À<text:s/>l’emploi de certaines expressions ou tournures, on pressent aéjà le poète roman que<text:s/>M. Ernest Raynaud est malheureusement devenu aujourd’hui. Pour avoir exagéré de parti pris le ton légèrement suranné qui lui<text:s/>donnait quelque grâce, il a faussé son naturel et s’emprisonne maintenant dans les glaces du pastiche. C’est pourquoi, tandis que je relis le<text:s/><text:span text:style-name="title">Signe</text:span><text:span text:style-name="T1459">,</text:span><text:s/>je regrette qu’il se soit<text:s/>détourné de sa voie, et qu’il ait perdu son temps à nous<text:s/><text:soft-page-break/>fabriquer un<text:s/><text:span text:style-name="title">Bocage</text:span><text:s/>avec des arbres morts depuis quatre cents ans.</text:p>
      <text:p text:style-name="P1460">LOUIS DE SAINT-JACQUES.</text:p>
      <text:p text:style-name="postscript"><text:span text:style-name="T1461">P.-</text:span><text:span text:style-name="T1462">S</text:span><text:span text:style-name="T1463">.</text:span><text:s/>À<text:s/>propos des<text:s/><text:span text:style-name="title">Rhythmes oubliés</text:span><text:s/>et<text:s/><text:span text:style-name="title">Poussières</text:span><text:s/>dont ma quatorzième expertise rendait compte, j’ai reçu de la seule personne qui fût à même de les faire en parfaite connaissance de cause, des rectifications intéressantes que je me dois de publier.</text:p>
      <text:p text:style-name="postscript">La réédition<text:s/>des proses et poèmes de Barbey d’Aurevilly a été faite, m’affirme-t-on, telle qu’il l’avait indiquée et les modifications à l’édition de Caen sont de lui. Quant à celle de 1870, elle fut bien commise à son insu, et il n’en eut connaissance que deux ans après. Il m’est dit, à ce sujet, que, s’il n’en poursuivit pas l’éditeur, c’est par horreur pour tous procès. Les commentaires provenaient de l’indiscrétion d’une femme (celle-là à qui s’adressent les<text:s/><text:span text:style-name="title">Bottines bleues</text:span>). Trébutien n’existait plus, et eût été indigné, lui aussi, de l’usage fait ainsi d’un exemplaire de ses merveilleuses copies des lettres de son ami. Ces lettres seront d’ailleurs publiées. Malgré tout, cependant, j’aurais aimé que la réédition Lemerre nous donnât ces commentaires, indispensables à celui qui veut<text:s/><text:span text:style-name="T1464">comprendre</text:span><text:s/>les<text:s/><text:span text:style-name="title">Rhythmes</text:span><text:s/>et<text:s/><text:span text:style-name="title">Poussières</text:span><text:s/>en ce qu’ils ont d’essentiel,<text:s/>sans être obligé<text:s/>d’attendre<text:s/>que la<text:s/><text:span text:style-name="title">Correspondance</text:span><text:span text:style-name="T1465"><text:s/></text:span>ait paru pour extraire de cette dernière ce qui est nécessaire à leur compréhension. Il m’est dit encore que je ne me suis pas trompé<text:s/>en affirmant que, seule, la prose convenait au tempérament de Barbey d’Aurevilly. Il<text:s/>répétait souvent, m’écrit-on, que<text:s/><text:span text:style-name="T1466">la poésie n</text:span><text:span text:style-name="T1467">’</text:span><text:span text:style-name="T1468">était pas sa langue</text:span><text:span text:style-name="T1469">,</text:span><text:s/>et, comme moi, il préférait à ses vers<text:s/><text:span text:style-name="title">les Rhythmes oubliés</text:span>. Enfin, on me fait espérer cette édition à la portée de tous, que je demandais, des<text:s/><text:span text:style-name="title">Rhythmes</text:span><text:s/>et<text:s/><text:span text:style-name="title">Poussières</text:span>, et l’on me rappelle<text:s/><text:span text:style-name="T1470">qu</text:span><text:span text:style-name="T1471">’</text:span><text:span text:style-name="title">Amaïdée</text:span><text:s/>parut dans le<text:s/><text:span text:style-name="title">Gil Blas</text:span><text:s/>et non dans<text:s/><text:span text:style-name="T1472">l</text:span><text:span text:style-name="T1473">’</text:span><text:span text:style-name="title">É</text:span><text:span text:style-name="title">cho de Paris</text:span><text:span text:style-name="T1474">,</text:span><text:s/>comme je l’avais indiqué par erreur.</text:p>
      <text:h text:style-name="Titre1" text:outline-level="1"><text:bookmark-start text:name="bookmark110"/><text:bookmark-end text:name="bookmark110"/><text:span text:style-name="pb">[p.<text:s/></text:span><text:span text:style-name="pb">610</text:span><text:span text:style-name="pb">]<text:s/></text:span>Expertises<text:s/>XVI</text:h>
      <text:p text:style-name="dateline">1<text:span text:style-name="T1475">er</text:span> octobre 1897.</text:p>
      <text:p text:style-name="argument"><text:span text:style-name="T1476">É</text:span><text:span text:style-name="T1477">tienne Pagès-Lechesne</text:span><text:span text:style-name="T1478"> :</text:span><text:span text:style-name="T1479"><text:s/></text:span><text:span text:style-name="title">A</text:span><text:span text:style-name="title">utour du cœur</text:span><text:span text:style-name="T1480">. — </text:span><text:span text:style-name="T1481">Georges Roussel</text:span><text:span text:style-name="T1482"> :</text:span><text:span text:style-name="T1483"><text:s/></text:span><text:span text:style-name="title">À l’</text:span><text:span text:style-name="title">essai</text:span><text:span text:style-name="T1484">. — </text:span><text:span text:style-name="T1485">Gustave Randanne</text:span><text:span text:style-name="T1486"> :</text:span><text:span text:style-name="T1487"><text:s/></text:span><text:span text:style-name="title">les R</text:span><text:span text:style-name="title">êves fo</text:span><text:span text:style-name="title">ls</text:span><text:span text:style-name="T1488">. — </text:span><text:span text:style-name="T1489">G. de </text:span><text:span text:style-name="T1490">Raulin</text:span><text:span text:style-name="T1491"> :</text:span><text:span text:style-name="T1492"><text:s/></text:span><text:span text:style-name="title">Owanga</text:span><text:span text:style-name="T1493">. — </text:span><text:span text:style-name="T1494">Jules Jean</text:span><text:span text:style-name="T1495">nin</text:span><text:span text:style-name="T1496"> :</text:span><text:span text:style-name="T1497"><text:s/></text:span><text:span text:style-name="title">Contes des champs et des rue</text:span><text:span text:style-name="title">s</text:span><text:span text:style-name="T1498">. — </text:span><text:span text:style-name="T1499">René V</text:span><text:span text:style-name="T1500">eber</text:span><text:span text:style-name="T1501"> :</text:span><text:span text:style-name="T1502"><text:s/></text:span><text:span text:style-name="title">Contes pour la Beauvaisienne</text:span><text:span text:style-name="T1503">. — </text:span><text:span text:style-name="T1504">Charles-Louis<text:s/></text:span><text:span text:style-name="T1505">Philippe</text:span><text:span text:style-name="T1506"> :</text:span><text:span text:style-name="T1507"><text:s/></text:span><text:span text:style-name="title">Quatre h</text:span><text:span text:style-name="title">istoires de pauvre amour</text:span><text:span text:style-name="T1508">.</text:span></text:p>
      <text:p text:style-name="Corpsdetexte">De ma chambre qui donne en pleine campagne sur des prairies et<text:s/>des bois, je vois le vent qui bat les branches, et<text:s/>je<text:s/>l’entends qui m’appelle à ses jeux. Mais le devoir est là qui me retient emprisonné. Je veux ne rien voir et rester sourd jusqu’à ce que ma<text:s/>tâche soit accomplie. — Aussi bien, cette fois-ci, des sept auteurs dont les œuvres m’occupent, j’en<text:s/><text:soft-page-break/>soupçonne au moins six d’être furieux contre moi. Car leurs livres ont paru voilà des mois déjà, et ils avaient le droit légitime de supposer<text:s/>qu’à leur encontre j’abusais méchamment de l’éteignoir<text:s/>du silence. Or, s’il faut m’excuser, je leur dirai, à eux comme à ceux qui attendent encore, que la place dont je dispose ne peut suffire, quoique je fasse, à satisfaire tous les désirs ;<text:s/>parfois, en outre, il est nécessaire de tout sacrifier à l’actualité. Puis je prends soin de composer mes<text:s/><text:span text:style-name="title">Expertises</text:span><text:s/>des éléments les moins dissemblables. Mais, en dehors de l’exception à laquelle je me tiens de ne point expertiser, hormis des raisons graves, les livres signalés dans la bibliographie de<text:s/><text:span text:style-name="title">la Plume</text:span>, ceux qui me feront l’honneur de m’adresser leurs petits produits peuvent être assurés que,<text:s/>tôt ou tard, ils recevront les éloges ou les blâmes que devant ma conscience de critique ils paraîtront mériter.</text:p>
      <text:p text:style-name="Corpsdetexte">Si, par exemple, aujourd’hui je rassemble, en vue d’une seule bouchée, sept recueils de nouvelles d’écrivains différents, ce n’est point fortuitement, mais plutôt pour formuler, tout en examinant ces ouvrages, quelques observations sur la nouvelle en général.</text:p>
      <text:p text:style-name="Corpsdetexte">La nouvelle se distingue du roman en ce qu’elle comporte un nombre moindre d’épisodes :<text:s/>comme lui, elle est une tranche de vie, mais une tranche plus mince. Elle s’inscrit en quelques pages, ce qui est un avantage parfois inappréciable. Car, tandis qu’un insipide roman se délaie en trois ou quatre cents feuillets exigeant une ou deux heures de lecture, la nouvelle la plus fade peut s’avaler en cinq ou six minutes :<text:s/>à manque de talent égal, elle lui est donc bien supérieure, puisqu’elle est moins indigeste et qu’elle fait perdre moins de temps. Par contre, elle a un défaut que le roman n’a pas :<text:s/>c’est qu’elle est, plus que ce dernier, de fabrication commode. Les centaines de pages d’un roman auront la chance de rebuter plusieurs de ceux qui, tout d’abord, avaient eu l’idée de les écrire, au lieu que les scribes les plus médiocres se sentiront la force de noircir les quelques dizaines dont une nouvelle se constitue. Qui n’a point, dans sa vie ou dans celle des autres, un épisode à coucher sur papier ?<text:s/>Il n’en faut pas davantage, sans avoir même à recourir à ses propres facultés d’invention, pour posséder les éléments dont a besoin tout nouvelliste. En outre<text:s/>le roman, où forcément se développent des caractères et des faits, exige des qualités d’observation et de méthode dont la nouvelle aisément se passe. Ajoutez qu’au point de vue commercial, celle-ci est d’un placement plus facile, depuis que les journaux, ne se contentant pas de la politique, ont émis la prétention de devenir littéraires. Pour<text:s/>un roman qui leur suffit en rez-de-chaussée, il leur faut environ, par jour, deux nouvelles. Il résulte de tout cela que la foule des nouvellistes apparaît de plus en plus formidable, et que les recueils de nouvelles se succèdent sans cesse en bataillons jamais épuisés. De cette multitude de volumes, quels talents pourraient bien émerger ?<text:s/>Celui dont la<text:s/><text:soft-page-break/>profession est d’être nouvelliste n’a guère le temps d’achever en perfection ses produits. S’il est célèbre, harcelé de<text:s/><text:span text:style-name="pb">[p.<text:s/></text:span><text:span text:style-name="pb">611</text:span><text:span text:style-name="pb">]<text:s/></text:span>commandes, il lui est indispensable de se livrer à une ponte effrénée. Et s’il est encore aux prises avec toutes les misères du périlleux et chanceux noviciat, il est quand même obligé de travailler en grande hâte,<text:s/>afin d’avoir les loisirs de courir d’un endroit à l’autre pour offrir les fruits de sa peine, ou de pouvoir, tout au moins, pratiquer de vagues besognes qui l’empêcheront de mourir de faim. Une telle production, si elle n’est pas tout à fait détestable, a le tort presque habituel d’être banale ou passable. Pour valoir quelque chose, la nouvelle exige une réunion très rare de sérieuses qualités. Le choix de l’épisode, l’art du récit, le<text:s/><text:span text:style-name="T1509">condensé</text:span><text:s/>du style, sont les trois préoccupations dont le nouvelliste au jour<text:s/>le<text:s/>jour n’a que faire et dont cependant le manque ne saurait être supporté. Quelle distance incommensurable entre les<text:s/><text:span text:style-name="title">Trois Contes</text:span><text:s/>de Flaubert et les histoires venteuses d’Armand Sylvestre !<text:s/>Mais si le chantre des pétarades, des nénés et des mappemondes fessières avait tenu à ciseler ses désolantes imaginations, autant que Flaubert<text:s/><text:span text:style-name="title">Un cœur simple</text:span>, je me demande comment il<text:s/>aurait pu satisfaire aux exigences de ses admirateurs !<text:s/>Flaubert n’aurait été qu’un bien mauvais nouvelliste, à cause du souci qu’il eut d’œuvrer toujours pour la Beauté. Aujourd’hui il faut faire vite afin de pouvoir faire beaucoup. Et, comme, en outre, on se targue d’une étonnante roublardise, on a trouvé le moyen de faire d’une pierre plusieurs coups, selon un procédé devenu désormais classique. Après avoir casé ses nouvelles dans les journaux ou les revues et en avoir ainsi retiré un bénéfice, l’idée vient d’en obtenir un supplément de gain. Ces choses, sans valeur d’ordinaire, on les conserve dans ses tiroirs. Et, quelque disparates qu’elles soient, quand, en les mettant bout à bout, on a de quoi réaliser une longueur de trois cents pages, on les édite rassemblées sous un titre quelconque, et cela se revend pour la deuxième fois. Tant pis, en somme, pour les acheteurs qui tombent dans le panneau. Or ils doivent être nombreux, puisque ce mode d’utiliser les restes a résisté au krach de la librairie. Sa cuisine convient à merveille aux estomacs racornis de notre époque. Et puis, c’est si agréable en chemin de fer !</text:p>
      <text:p text:style-name="Corpsdetexte">Ainsi exposées mes idées sur la nouvelle en général, rien ne m’arrête plus de parler des sept volumes dont j’ai résolu l’expertise.<text:s/>À<text:s/>vrai dire, pris en bloc, aucun d’eux ne révèle un génie supérieur. La plupart sont des essais d’écrivains débutants intéressants à ce seul titre et, n’eussent-ils pas été imprimés, le soleil n’en aurait pas moins continué d’éclairer la terre et les étoiles d’illuminer la nuit.</text:p>
      <text:p text:style-name="Corpsdetexte">Dans les<text:s/><text:span text:style-name="title">Rêves fols</text:span><text:s/>de<text:s/>M. Randanne, j’ai vu un jeune homme qui séduit la sœur de sa maîtresse pour punir cette dernière de son irritant abandon, un mari qui veut se venger de sa<text:s/><text:soft-page-break/>femme et de l’amant avec lequel elle le trompe, et quelques autres<text:s/>faits<text:s/>divers de ce genre ;<text:s/>j’y ai vu aussi que ces rêves, si rêves il y a, sont dédiés aux<text:s/><text:span text:style-name="quote.c">« </text:span><text:span text:style-name="quote.c">nobles amantes</text:span><text:span text:style-name="quote.c"> »</text:span>, et je ne me suis guère heurté qu’à une page de cette dédicace dont je chercherais la signification symbolique si l’auteur ne me l’avait donnée :<text:s/><text:span text:style-name="quote.c">« </text:span><text:span text:style-name="quote.c">Lorsque prennent fin les jours de mars, quand le soleil d</text:span><text:span text:style-name="quote.c">’</text:span><text:span text:style-name="quote.c">avril vient fouiller la ramure des arbustes endeuillés, alors une mystérieuse transformation s</text:span><text:span text:style-name="quote.c">’</text:span><text:span text:style-name="quote.c">opère. De toutes parts bouillonne la sève. Sur la tige, les rugosités s</text:span><text:span text:style-name="quote.c">’</text:span><text:span text:style-name="quote.c">effacent et c</text:span><text:span text:style-name="quote.c">’</text:span><text:span text:style-name="quote.c">est d</text:span><text:span text:style-name="quote.c">’</text:span><text:span text:style-name="quote.c">une chatoyante vêture que l</text:span><text:span text:style-name="quote.c">’</text:span><text:span text:style-name="quote.c">écorce l</text:span><text:span text:style-name="quote.c">’</text:span><text:span text:style-name="quote.c">enserre. Aux nœuds des branches s</text:span><text:span text:style-name="quote.c">’</text:span><text:span text:style-name="quote.c">accrochent des frondaisons, et aux extré</text:span><text:span text:style-name="quote.c">mités éclosent des bourgeons mols. — </text:span><text:span text:style-name="quote.c">Tout autre, en vérité, est devenu l</text:span><text:span text:style-name="quote.c">’</text:span><text:span text:style-name="quote.c">arbuste. Au lieu d</text:span><text:span text:style-name="quote.c">’</text:span><text:span text:style-name="quote.c">un faisce</text:span><text:span text:style-name="quote.c">au de baguettes noirâtres, sa ci</text:span><text:span text:style-name="quote.c">me s</text:span><text:span text:style-name="quote.c">’</text:span><text:span text:style-name="quote.c">arrondit, et, gracieusement, se balancent auvent les plis de son manteau de vivante verdure. Du remous de ses feuilles s</text:span><text:span text:style-name="quote.c">’</text:span><text:span text:style-name="quote.c">élève un argentin murmure. Les claires taches de ses fleurs sont une joie pour l</text:span><text:span text:style-name="quote.c">’</text:span><text:span text:style-name="quote.c">œil</text:span><text:span text:style-name="quote.c"> ;</text:span><text:span text:style-name="quote.c"><text:s/>et, à qui vient à lui, s</text:span><text:span text:style-name="quote.c">’</text:span><text:span text:style-name="quote.c">offrent de délicieuses haleines de parfums. Non plus sèches et cassantes, ses branches gonflées de sève sont souples et résistantes</text:span><text:span text:style-name="quote.c"> :</text:span><text:span text:style-name="quote.c"><text:s/>il semble que de cette printanière renaissance lui soient échus tous charmes et qualités que nous pouvons rêver.</text:span><text:span text:style-name="quote.c"> »</text:span><text:s/>C’est alors que l’explication nous arrive sous cette forme interrogative :<text:s/><text:span text:style-name="quote.c">« N’</text:span><text:span text:style-name="quote.c">est-ce pas là la vivante image de ce que devient la femme quand elle est touchée d</text:span><text:span text:style-name="quote.c">’</text:span><text:span text:style-name="quote.c">amour</text:span><text:span text:style-name="quote.c"> ? »</text:span><text:s/>— Vivante image !<text:s/>M. Randanne me permettra de ne pas être de son avis. Je n’aperçois dans ces lignes qu’une amplification embarrassée et lourde. C’est d’ailleurs le défaut de tous ces<text:s/><text:span text:style-name="title">Rêves fols</text:span><text:s/>qui attestent une inexpérience dont<text:s/>M. Randanne devra travailler à se débarrasser.</text:p>
      <text:p text:style-name="Corpsdetexte">Quant à<text:s/>M. Veber, j’estime que de tout son livre la couverture est encore ce qu’il y a de mieux. Un soleil<text:s/><text:span text:style-name="T1510">y<text:s/></text:span>verse ses rayons sur une jeune fille fort gracieuse ;<text:s/>mais cette lumière et cette grâce ne correspondent nullement au texte qu’elles voudraient sans doute symboliser, et je plains l’infortunée Beauvaisienne pour laquelle notre conteur a eu l’idée malencontreuse d’écrire cette première série d’historiettes sans saveur. Car, nous en sommes avertis, ce n’est qu’une première série. Combien y en aura-t-il ensuite ?<text:s/>M. Veber ne nous le dit pas. Cent ?<text:s/>Mille ?<text:s/>Oh !<text:s/>dites-nous combien,<text:s/>M. Veber !<text:s/>Et<text:s/>retrouverons-nous dans les prochaines des vers aussi beaux, — car dans ces contes pour la Beauvaisienne,<text:s/>les vers sont mêlés à la prose, — que ceux dont voici un échantillon ?<text:s/>Il s’agit de la petite Yvette qui trouve un chardonneret dans son soulier de Noël :</text:p>
      <text:p text:style-name="quote.l">Lors, en le voyant plein de confiance,</text:p>
      <text:p text:style-name="quote.l">La petite en eut un bonheur immense</text:p>
      <text:p text:style-name="quote.l">Et comprit :<text:s/>pour sûr, c’était le présent</text:p>
      <text:p text:style-name="quote.l">Que Jésus avait bien voulu lui faire…</text:p>
      <text:soft-page-break/>
      <text:p text:style-name="quote.l">Pourquoi pas ?…<text:s/>Dieu garde à toute misère,</text:p>
      <text:p text:style-name="quote.l">À<text:s/>toute souffrance un baume puissant,</text:p>
      <text:p text:style-name="quote.l">Une joie au moins, bonne et consolante.</text:p>
      <text:p text:style-name="quote.l">Celle d’alléger quelque autre douleur,</text:p>
      <text:p text:style-name="quote.l">Quelque autre infortune encor plus navrante…</text:p>
      <text:p text:style-name="quote.l">C’est si doux d’aimer et d’avoir bon cœur !</text:p>
      <text:p text:style-name="Corpsdetexte">Toutefois mon bon cœur ne va pas jusqu’à louer<text:s/>M. Veber de ses historiettes incolores.</text:p>
      <text:p text:style-name="Corpsdetexte">Je lui préfère<text:s/>M. Étienne Pagès-Lechesne, qui, plus modeste, ne vient à nous qu’avec une mince plaquette, nous déclarant sous fausse honte qu’il est très jeune, qu<text:span text:style-name="T1511">’</text:span><text:span text:style-name="title">Autour du cœur</text:span><text:s/>est son premier né, et nous exposant comment il fut amené à l’écrire :<text:s/><text:span text:style-name="quote.c">« </text:span><text:span text:style-name="quote.c">J</text:span><text:span text:style-name="quote.c">’</text:span><text:span text:style-name="quote.c">ai cherché à sentir, avide, le mystère de muettes mélancolies</text:span><text:span text:style-name="quote.c"> ;</text:span><text:span text:style-name="quote.c"><text:s/>indiscret, j</text:span><text:span text:style-name="quote.c">’</text:span><text:span text:style-name="quote.c">ai, souvent, écouté aux portes de passions soupçonnées</text:span><text:span text:style-name="quote.c"> ;</text:span><text:span text:style-name="quote.c"><text:s/>attentif, j</text:span><text:span text:style-name="quote.c">’</text:span><text:span text:style-name="quote.c">ai toujours épi</text:span><text:span text:style-name="quote.c">é les dénouements suggestifs des liaisons adultères.</text:span><text:span text:style-name="quote.c"> »</text:span><text:s/>Le procédé a du bon, et<text:s/>M. Pagès-Lechesne le met à profit en nous contant que Robert est aimé à la fois par Simonne, sa femme, et Suzanne, son amante ;<text:s/>qu’il n’aime pas Simonne et qu’il aime Suzanne ;<text:s/>qu’il sacrifie sa femme à sa maîtresse ;<text:s/>et que la pauvre délaissée se suicide, par désespoir d’avoir été trahie.<text:s/>— Ce thème, qui n’est pas plus banal que bien d’autres, exigeait des développements que<text:s/>M. Pagès aurait dû donner. Ce n’est pas<text:s/><text:span text:style-name="title">Autour du cœur</text:span><text:s/>qu’il aurait dû rôder, mais<text:s/><text:span text:style-name="T1512">au fond</text:span><text:s/>qu’il aurait bien fait de descendre. On sent trop qu’il décrit<text:s/><text:span text:style-name="T1513">de chic</text:span><text:span text:style-name="T1514"><text:s/></text:span>les passions de ses personnages. C’est lui qui parle, et non pas eux. En outre, on est choqué par des phrases de ce genre :<text:s/><text:span text:style-name="quote.c">« </text:span><text:span text:style-name="quote.c">Et c</text:span><text:span text:style-name="quote.c">’</text:span><text:span text:style-name="quote.c">était, — on le croyait du moins, </text:span><text:span text:style-name="quote.c">— à l</text:span><text:span text:style-name="quote.c">’</text:span><text:span text:style-name="quote.c">ambiante électricité</text:span><text:span text:style-name="quote.c"><text:s/>de la</text:span><text:span text:style-name="quote.c"><text:s/>chaleur pesante,</text:span><text:span text:style-name="quote.c"><text:s/></text:span><text:span text:style-name="quote.c">qu</text:span><text:span text:style-name="quote.c">’</text:span><text:span text:style-name="quote.c">il fallait imputer la nervosité susceptible, dont se pouvait aisément constater, chez la petite vieille, l</text:span><text:span text:style-name="quote.c">’</text:span><text:span text:style-name="quote.c">inhabituelle recrudescence</text:span><text:span text:style-name="quote.c">.</text:span><text:span text:style-name="quote.c"> »</text:span><text:s/>Il y a même des fautes de français, ainsi à la page 80 :<text:s/><text:span text:style-name="quote.c">« </text:span><text:span text:style-name="quote.c">Et puis</text:span><text:span text:style-name="quote.c">…</text:span><text:span text:style-name="quote.c"><text:s/>la cruauté l</text:span><text:span text:style-name="quote.c">’</text:span><text:span text:style-name="quote.c">effrayait d</text:span><text:span text:style-name="quote.c">’</text:span><text:span text:style-name="quote.c">être<text:s/></text:span><text:span text:style-name="T1515">traître</text:span><text:span text:style-name="quote.c"><text:s/>à l</text:span><text:span text:style-name="quote.c">’</text:span><text:span text:style-name="quote.c">amitié, l</text:span><text:span text:style-name="quote.c">’</text:span><text:span text:style-name="quote.c">écœurement<text:s/></text:span><text:span text:style-name="T1516">la</text:span><text:span text:style-name="quote.c"><text:s/>tenaillait.</text:span><text:span text:style-name="quote.c"> »</text:span><text:s/>L’abus de termes vaguement abstraits, la gaucherie des périodes, tout nous montre que<text:s/>M. Pagès-Lechesne est inhabile encore.<text:s/>Il<text:s/>ignore aussi l’art des proportions, et, tout en écrivant, il<text:s/>n’a pas su où il allait :<text:s/><text:span text:style-name="T1517">Autour du cœur</text:span>, ainsi traité, est trop long pour être une nouvelle, et trop court pour être un roman.</text:p>
      <text:p text:style-name="Corpsdetexte">Il y a beaucoup plus d’habileté chez<text:s/>M. Georges Roussel. Son livre prend pour titre celui d’une des treize historiettes sentimentales qui le composent. La meilleure est<text:s/><text:span text:style-name="title">le Bourreau</text:span>, mari qui tue lentement sa femme adultère en lui mettant constamment sous les yeux le louis qu’il exigea de son amant au moment même de la trahison. Le style de<text:s/>M. Roussel est net et sobre.<text:s/>Il<text:s/>conte<text:s/><text:span text:style-name="pb">[p.<text:s/></text:span><text:span text:style-name="pb">612</text:span><text:span text:style-name="pb">]<text:s/></text:span>allègrement, et son récit ne traîne jamais. Seulement, pourquoi donc publier en 1897 ce<text:s/>qui fut écrit en 1893 ?<text:s/>Si<text:s/>M. Roussel a pris le soin de nous indiquer cette<text:s/><text:soft-page-break/>dernière date, je suppose qu’il a eu un but. Serait-ce de nous insinuer que depuis lors il a fait des progrès ?<text:s/>Mais alors, si<text:s/>M. Roussel a conscience d’avoir acquis une forme meilleure, j’aurais préféré qu’il nous montrât en 1897 ce dont il est capable en 1897, quitte, plus tard, lorsqu’il serait parvenu à la maîtrise parfaite, à exhumer ses premiers écrits. Or,<text:s/><text:span text:style-name="title">À l’</text:span><text:span text:style-name="title">essai</text:span><text:s/>est une œuvre de début, et toute œuvre de ce<text:s/><text:span text:style-name="T1518">genre ne</text:span><text:s/>devient intéressante que lorsque son auteur est en pleine possession de ses moyens. Elle nous permet de marquer<text:s/>le<text:s/>point d’où il est parti et de juger, par celui qu’il a atteint, de la distance parcourue.<text:s/><text:span text:style-name="title">À l’</text:span><text:span text:style-name="title">essai</text:span><text:s/>nous fait voir que<text:s/>M. Roussel possède l’étoffe d’un excellent conteur. Toutefois, comme<text:s/>M. Roussel, depuis 1893, a dû sans doute faire mieux, c’est ce mieux que j’aurais aimé, et je regrette qu’il me l’ait caché. Son premier livre est une promesse, une bonne promesse, mais rien de plus.</text:p>
      <text:p text:style-name="Corpsdetexte">Je ne discerne pas autre chose dans les<text:s/><text:span text:style-name="title">Quatre histoires de pauvre amour</text:span>, que<text:s/>M. Charles-Louis Philippe dédie à<text:s/>M. Catulle Mendès. J’avoue que cette dédicace m’a mis tout d’abord en soupçon, car je ne partage point l’enthousiasme de<text:s/>M. Philippe pour le Grand Chatouilleur des épidermes, et je m’étonne, quand il lui dit :<text:s/><text:span text:style-name="quote.c">« </text:span><text:span text:style-name="quote.c">Ah</text:span><text:span text:style-name="quote.c"> !</text:span><text:span text:style-name="quote.c"><text:s/>donc, vous m</text:span><text:span text:style-name="quote.c">’</text:span><text:span text:style-name="quote.c">avez fait aimer les jeunes filles de province et les petits enfants tièdes et sages. J</text:span><text:span text:style-name="quote.c">’</text:span><text:span text:style-name="quote.c">ai bien songé à vous jadis quand j</text:span><text:span text:style-name="quote.c">’</text:span><text:span text:style-name="quote.c">étais innocent, et comme il plaît de m</text:span><text:span text:style-name="quote.c">’</text:span><text:span text:style-name="quote.c">en souvenir maintenant</text:span><text:span text:style-name="quote.c"> ! »</text:span><text:s/>Comment<text:s/>M. Philippe a-t-il pu demeurer innocent, tout en aimant<text:s/>M. Mendès ?<text:s/>C’est un problème très complexe, et qui m’absorberait longtemps, si je n’étais obligé de passer outre. Mais, cette difficulté à part, je retiens qu’au point de vue du style,<text:s/>M. Mendès a eu sur<text:s/>M. Philippe une très mauvaise influence :<text:s/>il lui a donné le goût de la préciosité. Et c’est dommage, vraiment !<text:s/>Si<text:s/>M. Philippe n’avait pas admiré<text:s/>M. Mendès au point de s’essayer au calque de sa phrase, s’il avait écrit ses<text:s/><text:span text:style-name="title">Quatre histoires de pauvre amour</text:span><text:s/>(oh !<text:s/>ce titre !) comme lui,<text:s/>M. Philippe, aurait pu les écrire, il aurait gagné en naturel tout ce qu’il a perdu par son imitation idolâtrique…<text:s/>et il aurait choisi d’autres sujets. Tout l’art de<text:s/>M. Mendès consiste à tremper dans du sucre des petites et, surtout, des grosses saletés, et de les transformer ainsi en excitantes friandises. Excitantes pour quelques-uns, je me hâte de le dire, pour ceux qui ont besoin de mets cantharides et dont l’énergie virile vacille. Ceux-là trouveront un certain piment à cette histoire des<text:s/><text:span text:style-name="title">Trois gueux</text:span>, violant l’un après l’autre la fille infortunée qu’ils ont surprise. Pour moi, cela est sans effet, et je plains la malheureuse au lieu de m’attendrir sur les gueux, comme fait<text:s/>M. Philippe. Je le répète,<text:s/>M. Philippe aurait<text:s/>tort de persister dans cette voie qui n’est pas saine. Il nous déclare aimer les contes de fées pour fillettes. Qu’il en écrive donc, le dos tourné à<text:s/>M. Mendès !<text:s/>Il a un joli don d’émotion ;<text:s/>sa phrase serait agréable, dépouillée de son maniérisme. Et si je lui frappe sur les doigts, c’est, qu’il veuille le croire, uniquement dans son intérêt.</text:p>
      <text:soft-page-break/>
      <text:p text:style-name="Corpsdetexte">De quelque façon qu’elle se manifeste, je déteste l’affectation. Par contre, je me sens d’une indulgence sans borne pour le bonhomme d’écrivain qui s’en tient éloigné.<text:s/>M. Jules Jeannin est ce bonhomme. Ses<text:s/><text:span text:style-name="title">Contes des Champs et des Rues</text:span><text:s/>ne sont pas des chefs-d’œuvre ;<text:s/>mais du moins, ont-ils le mérite d’être sans prétention. Contes, non pas ;<text:s/>tableaux des champs et des rues, plutôt. Car il ne s’agit pas précisément d’une suite d’histoires avec intrigues et dénouements, mais de petites scènes de la vie à la campagne et au village, des descriptions de choses très simples et que l’on lit très volontiers. En compagnie de<text:s/>M. Jeannin, nous sortons de la ville, de cette<text:s/>ville infernale et factice que l’on s’acharne à nous montrer, alors qu’il est bien préférable, surtout en cette saison de l’année, où tout le monde, pour un temps, se fait plus ou moins rustique, de se griser les yeux de bonne et franche verdure et de respirer à pleins poumons de l’air pur. C’est tout cela que<text:s/>M. Jeannin nous donne, et l’on voit qu’il en est heureux. Il<text:s/>aime ces fermes patriarcales dans lesquelles il nous fait pénétrer, ces villageois de mœurs tranquilles et leurs modestes métiers. Il n’a cure de se livrer à d’assommantes dissertations agricoles. Il est aux champs, il regarde et il nous fait regarder.<text:s/><text:span text:style-name="title">Les Petits ma</text:span><text:span text:style-name="title">n</text:span><text:span text:style-name="title">geurs de raves</text:span><text:s/>sont délicieux, pauvres bébés orphelins que<text:s/>le<text:s/>garde champêtre surprend dans le<text:s/><text:span text:style-name="T1519">bien</text:span><text:s/>de<text:s/>M. le<text:s/>maire, et qu’il finit par adopter lorsqu’ils lui racontent leur histoire :</text:p>
      <text:p text:style-name="quote">« Un soir, il était tard, tout à fait nuit, nuit ;<text:s/>maman n’avait pu attendre papa pour souper, et çà l’ennuyait :<text:s/>elle pleurait dans son lit ;<text:s/>alors, quand il est rentré, elle lui dit doucement,<text:s/>le<text:s/>prenant par<text:s/>le<text:s/>cou :<text:s/>“Mon pauvre<text:s/>ami, tu te donnes<text:s/>trop de mal pour ce que<text:s/>je<text:s/>vaux, et depuis si longtemps que cela dure. Oh !<text:s/>tes si beaux cheveux noirs, comme je les ai fait blanchir !”<text:s/>Et maman<text:s/>pleurait plus fort en embrassant papa ;<text:s/>mais il<text:s/>lui répondait que ce n’était rien, qu’elle ne devait s’occuper que de se réjouir…<text:s/>Puis il s’est remis au travail, sans manger, n’ayant pas pu ;<text:s/>et il écrivait, il écrivait toujours. Mais, cette nuit-là, maman nous a appelés :<text:s/>elle nous embrassait ainsi que papa…<text:s/>et elle disait à papa :<text:s/>“Tu les aimeras bien, tu penseras à moi ;<text:s/>maintenant je<text:s/>ne vais plus souffrir, toi, moins, j’espère ;<text:s/>courage et au revoir !”<text:s/>Alors elle s’est endormie en nous embrassant…<text:s/>Le lendemain, on est venu la chercher ;<text:s/>on l’a emportée dans une caisse pour ne pas la réveiller. Comme papa pleurait, si vous aviez vu !<text:s/>et il a eu mal à la tête, bien mal, mais il s’est couché, nous a embrassés beaucoup, longtemps, — ça me fatiguait même, — et il s’est endormi, comme maman…<text:s/>mais c’était froid, sa lèvre…<text:s/>On est donc venu<text:s/>le<text:s/>chercher, il est parti dans la caisse, sur la voiture, mais il ramènera maman ;<text:s/>et j’aurai une belle poupée et des bonbons ;<text:s/>mon grand frère aura, lui, un grand dada…<text:s/>Et puis, voilà…<text:s/>c’est tout. »</text:p>
      <text:p text:style-name="Corpsdetexte">Mais ce n’est pas encore tout pour moi. Il<text:s/>me reste<text:s/><text:span text:style-name="title">Owanga</text:span>, de<text:s/>M. de Raulin. Ces amours d’un officier de marine et d’une moricaude ressemblent, hormis la couleur des personnages et<text:s/><text:soft-page-break/>de l’endroit, à toutes les autres amours :<text:s/>on se prend, on se quitte, et<text:s/><text:span text:style-name="T1520">n, i</text:span><text:span text:style-name="T1521">,</text:span><text:s/>ni, c’est fini. L’avantage du livre de<text:s/>M. de Raulin est qu’on n’y fait point de psychologie et que tout se passe dans des pays où l’on n’a pas l’habitude d’aller. L’intérêt d’<text:span text:style-name="title">Owanga</text:span><text:span text:style-name="T1522"><text:s/></text:span>réside surtout dans les descriptions de paysages qui sont inconnus en Europe, et des coutumes qui florissent chez les nègres en contact avec nos établissements du Sénégal. C’est pourquoi, au lieu d’une nouvelle, j’aurais voulu que<text:s/>M. de Raulin nous donnât simplement une narration de voyage, comme il le fait, du reste, dans quelques-uns des récits, qu’il a joints à son histoire. Si je n’éprouve aucun désir<text:s/>d’aller vivre chez les noirs, il ne me déplaît pas d’y être transporté par un livre :<text:s/>j’y gagne une économie de temps, d’argent et de fatigue. Puis, quand nous sommes ainsi conduits au milieu de tribus répugnantes, il est si bon de constater que, sans aller si loin, dans son propre<text:s/>pays, les mêmes dégradations se retrouvent. Le pigment<text:s/>de la peau change ;<text:s/>mais ces nègres vicieux, ces êtres que nos colons et nos explorateurs méprisent et pressurent, valent parfois mieux que nous. La civilisation dont nous sommes si fiers est, par certains côtés, aussi féroce que celle de ces peuplades, et nos villes les plus luxueuses fourmillent de dégénérés<text:s/>qui leur sont même, et de beaucoup, inférieurs.</text:p>
      <text:p text:style-name="P1523">LOUIS DE SAINT-JACQUES.</text:p>
      <text:h text:style-name="Titre1" text:outline-level="1"><text:span text:style-name="pb">[p.<text:s/></text:span><text:span text:style-name="pb">633</text:span><text:span text:style-name="pb">]<text:s/></text:span>Expertises<text:s/>XVII</text:h>
      <text:p text:style-name="dateline">15 octobre 1897.</text:p>
      <text:p text:style-name="argument"><text:span text:style-name="T1524">Félicien Champsaur</text:span><text:span text:style-name="T1525"> :</text:span><text:span text:style-name="T1526"><text:s/></text:span><text:span text:style-name="title">La Glaneuse</text:span><text:span text:style-name="T1527">. — </text:span><text:span text:style-name="T1528">Gaston H</text:span><text:span text:style-name="T1529">omsy</text:span><text:span text:style-name="T1530"> :</text:span><text:span text:style-name="T1531"><text:s/></text:span><text:span text:style-name="title">Les baisers restent</text:span><text:span text:style-name="T1532">.</text:span><text:span text:style-name="T1533"><text:s/>— </text:span><text:span text:style-name="T1534">Henry</text:span><text:span text:style-name="T1535"><text:s/>B</text:span><text:span text:style-name="T1536">érenger</text:span><text:span text:style-name="T1537"> :</text:span><text:span text:style-name="T1538"><text:s/></text:span><text:span text:style-name="title">La Proie</text:span><text:span text:style-name="T1539">. — </text:span><text:span text:style-name="T1540">Louis Av</text:span><text:span text:style-name="T1541">ennier</text:span><text:span text:style-name="T1542"> :</text:span><text:span text:style-name="T1543"><text:s/></text:span><text:span text:style-name="title">L’Épreuve</text:span><text:span text:style-name="T1544">.</text:span><text:span text:style-name="T1545"><text:s/>— </text:span><text:span text:style-name="T1546">Léon Duvauchel</text:span><text:span text:style-name="T1547"> :</text:span><text:span text:style-name="T1548"><text:s/></text:span><text:span text:style-name="title">L</text:span><text:span text:style-name="title">’</text:span><text:span text:style-name="title">Hortillonne</text:span><text:span text:style-name="T1549">. —</text:span><text:span text:style-name="T1550"> </text:span><text:span text:style-name="T1551">Hugues Lapaire</text:span><text:span text:style-name="T1552"><text:s/>et<text:s/></text:span><text:span text:style-name="T1553">F</text:span><text:span text:style-name="T1554">irmin</text:span><text:span text:style-name="T1555"><text:s/>Roz</text:span><text:span text:style-name="T1556"> :</text:span><text:span text:style-name="T1557"><text:s/></text:span><text:span text:style-name="title">La Bonne Dame de Nohant</text:span><text:span text:style-name="T1558">.</text:span></text:p>
      <text:p text:style-name="Corpsdetexte">Sans procéder à des enquêtes parmi les villes et les campagnes, il suffit de s’intéresser aux choses de la littérature pour être mieux renseigné par elles sur notre époque que par les interviews d’un Huret ou les rengaines<text:s/>d’un Leroy-Beaulieu. N’importe quel roman contemporain peut fournir des documents que nulle statistique n’est capable de nous donner. Par les événements<text:s/>qu’ils racontent, les milieux qu’ils décrivent, les thèses qu’ils développent ou les considérations qu’ils renferment, les romans, fussent-ils faux, sont toujours vrais en quelque endroit. Ils nous offrent ainsi des indications qui ne sont point du tout négligeables. Et c’est bien à cause de ce rôle d<text:span text:style-name="T1559">’</text:span><text:span text:style-name="T1560">indicateurs</text:span><text:span text:style-name="T1561">,</text:span><text:s/>si beau malgré que trop souvent ils n’en savent rien eux-mêmes, que l’on doit pardonner à Messieurs les romanciers d’être plus nombreux que les mauvais anges et d’avoir, pour la plupart, moins de talent que Richebourg ou Paul Alexis.</text:p>
      <text:soft-page-break/>
      <text:p text:style-name="Corpsdetexte">Cette mission du romancier<text:s/>dont il est bon de se souvenir, je suis persuadé que<text:s/>M. Félicien Champsaur ne l’avait point en vue, tandis qu’il<text:s/>nous racontait sa<text:s/><text:span text:style-name="title">Glaneuse</text:span>, trop occupé qu’il était à soigner ses grimaces de clown. Je ne me le représente jamais, en effet, et cette fois-ci comme les autres, qu’en culotte bouffante et<text:s/>caricaturale, la face blanche de céruse, le nez noirci en as de trèfle, pirouettant sur son derrière, jonglant avec son bonnet pointu, dans l’arène d’un cirque Molier, devant des soireux et des cocottes, sous la lumière artificielle des lustres incandescents. Le clown lance son bonnet et ne songe qu’à cela :<text:s/>qu’il lui retombe sur la tête. Les fantoches qui se tassent et s’échafaudent sur les gradins, fascinés par ce jeu, s’en grisent jusqu’à l’hébétude. Seul, un spectateur demeure triste. Et, son travail fini, joignant à sa question des contorsions d’arrière-train qui portent à son apogée le rire bruyant de la foule, le clown s’adresse au spectateur morose et, d’un ton grave, lui demande :<text:s/>« Monsieur<text:s/>serait-il le croque-mort ?<text:s/>— À<text:s/>peu près, répond l’inconnu, car vous<text:s/>n’êtes pas très vivant,<text:s/>ni vos admirateurs non plus, et j’appartiens aux Pompes funèbres, service spécial de la Critique. »<text:s/>— Monsieur Champsaur est vivant comme la grenouille de Galvani qui, une fois morte et dépouillée, gigota convulsivement quand ses pattes touchèrent le fer au balcon où elle était suspendue. Tous les personnages de<text:s/><text:span text:style-name="title">la<text:s/></text:span><text:span text:style-name="title">Glaneuse</text:span><text:s/>s’agitent, de la même façon. C’est un monde de parvenus enrichis faisandé de factices élégances. On y va au concours hippique, on y fréquente des cercleux et des roulures. Mais tout cela n’est point la haute vie ni le grand monde. Une forte odeur de rastaquouérisme s’exhale de ces pages ;<text:s/>et, sans partager le goût de M. Champsaur pour les êtres frelatés dont il nous entretient selon son habitude, il faut lui reconnaître quelque verve et une dose de brio. Mais de là à prétendre, ainsi que certains l’ont dit, qu’il descend de Balzac et continue la<text:s/><text:span text:style-name="title">Comédie humaine</text:span><text:span text:style-name="T1562">,</text:span><text:s/>il y a loin, très loin, excessivement loin. Balzac vaut par ses vues générales.<text:s/>M. Champsaur n’en ayant<text:s/>point, n’arrive pas à son orteil. Ses idées<text:s/>sur la jeune fille du monde, pp. 62, 63, sont celles d’un homme qui ne va pas dans ce que l’on est convenu d’appeler le monde, société qui n’est point du tout celle des épiciers millionnaires ou des marchands de lard de Chicago. Le monde de<text:s/>M. Champsaur est au vrai monde ce que l’argot est au parler classique. Il en est tellement ainsi que lui-même, tout naturellement, est amené à se servir du jargon des cercles ou d’expressions vulgaires pour être à la hauteur de ses marionnettes. Les effets qu’il en obtient sont parfois d’un comique irrésistible. Aux minutes où on le croit sérieux, soudain il nous envoie un de ces mots en pleine figure, et l’on tombe à la renverse, parfaitement ahuri. Exemple :<text:s/><text:span text:style-name="quote.c">« </text:span><text:span text:style-name="quote.c">Tandis que, sur la partie du globe alors noyée d</text:span><text:span text:style-name="quote.c">’</text:span><text:span text:style-name="quote.c">ombre, règne le sommeil, une vie bizarre et artificielle continue sur un coin de boulevard. Pour ces nuits parisiennes, pour ces amoureuses, pour leurs lèvres rouges, leurs toisons d</text:span><text:span text:style-name="quote.c">’</text:span><text:span text:style-name="quote.c">or, pour ce champagne, pour ces<text:s/></text:span><text:soft-page-break/><text:span text:style-name="quote.c">écrevisses, des désirs se mettent en route, des contrées les plus lointaines, vers le rêve. C</text:span><text:span text:style-name="quote.c">’</text:span><text:span text:style-name="quote.c">est épatant.</text:span><text:span text:style-name="quote.c"> »</text:span><text:s/>— On pensait que l’auteur se décidait à nous confier des réflexions profondes, et, crac !<text:s/>le philosophe fait brusquement la culbute :<text:s/>c’est épatant !<text:s/>Quoi<text:s/>qu’il en soit, il est malheureusement certain que la catégorie des gens célébrée par<text:s/>M. Champsaur n’est point née de toutes pièces de sa burlesque imagination. La boue vernie et cantharidée qu’il nous présente sur ses assiettes existe réellement. Qu’il s’y plaise, c’est son affaire. Pour moi, sa<text:s/>Glaneuse<text:s/>m’a confirmé dans le dégoût que j’en avais ;<text:s/>et c’est en cela qu’elle tire son principal mérite<text:s/>à mes yeux.</text:p>
      <text:p text:style-name="Corpsdetexte">Je ne m’attarderai pas à résumer la donnée de ce roman. Il suffit de savoir qu’une jeune fille, avant d’épouser celui qu’elle aime, veut connaître toutes les femmes qu’a aimées ce dernier, afin de<text:s/><text:span text:style-name="T1563">glaner</text:span><text:s/>en chacune et de rassembler en elle-même ce qu’elles ont de perfections ;<text:s/>et que, pour obéir à cette fantaisie virginale,<text:s/>le<text:s/>futur époux convoque ses anciennes maîtresses à une redoute où se rend en secret sa fiancée. On ne peut pas être plus fin de siècle ;<text:s/>et pour mener à bien cette histoire, il faut avoir la virtuosité indéniable de<text:s/>M. Champsaur.</text:p>
      <text:p text:style-name="Corpsdetexte">Aussi<text:s/>M. Bérenger ne s’est-il point égaré dans une pareille aventure qui aurait fait froncer les sourcils<text:s/><text:span text:style-name="quote.c">« </text:span><text:span text:style-name="quote.c">au maître et à l</text:span><text:span text:style-name="quote.c">’</text:span><text:span text:style-name="quote.c">ami librement choisi de sa vie spirituelle</text:span><text:span text:style-name="quote.c"> »</text:span>, à l’angélique<text:s/>M. Édouard Schuré, dédicataire de<text:s/><text:span text:style-name="title">la Proie</text:span><text:span text:style-name="T1564">.</text:span><text:s/>N’en déplaise à<text:s/>M. Henry Bérenger, je n’éprouve oint du tout pour l’auteur des<text:s/><text:span text:style-name="title">Grands Initiés</text:span>, contes à<text:s/>dormir debout d’un vague protestant qui s’ignore, la fervente admiration qu’il lui témoigne, et je me défends de voir en lui<text:s/><text:span text:style-name="quote.c">« </text:span><text:span text:style-name="quote.c">le précurseur de notre renaissance idéaliste</text:span><text:span text:style-name="quote.c"> »</text:span>. Il serait d’abord assez difficile de préciser le moment où mourut l’idéalisme et la minute où il renaquit. La<text:s/>« renaissance idéaliste »<text:s/>m’apparaît une de ces vides formules dont on abuse tant aujourd’hui ;<text:s/>elle correspond, dans le domaine du néant, et, parmi une foule d’autres, à cette<text:s/><text:span text:style-name="quote.c">« </text:span><text:span text:style-name="quote.c">aristocratie intellectuelle</text:span><text:span text:style-name="quote.c"> »</text:span><text:s/>dont<text:s/>M. Bérenger nous ennuya au point de se faire, à cause d’elle, couronner par l’Académie française. Que l’on pique un peu ces baudruches, il n’en sort jamais que du vent.</text:p>
      <text:p text:style-name="Corpsdetexte">Déjà mal disposé par cette dédicace au pontife du Nul Incolore, je ne fus pas près d’être adouci à mesure que je m’enfonçai dans la lecture de<text:s/><text:span text:style-name="title">la Proie</text:span><text:span text:style-name="T1565">.</text:span><text:s/>Je connais peu de narcotique qui puisse lutter d’énergie avec celui que distillent ces pages, j’ignore le stupéfiant qui pourrait bien l’emporter sur elles ;<text:s/>elles suent une torpeur invincible. Comme dirait<text:s/>M. Champsaur, c’est épatant, c’est épatant !<text:s/>— Plus de fins soupers, ni de petits crevés, ni d’amusantes amuseuses. Changement de décor absolu. À<text:s/>l’horizon s’enfuit bien loin, très loin, la haute noce. Nous ne sommes plus qu’avec des sénateurs, des députés et des ministres,<text:s/><text:soft-page-break/>et nous ne fréquentons plus que leurs femmes et leurs enfants. Certes, ce<text:s/>n’est pas plus propre !<text:s/>Et si<text:s/>M. Bérenger ne me mettait sous le nez la poubelle, je n’aurais garde de la flairer. L’histoire est assez simple :<text:s/>elle nous recule au temps du général Boulanger. Un jeune ambitieux se fait élire député antiboulangiste. Ses succès à la<text:s/>tribune sont retentissants. Mais, pour épouser la fille d’un sénateur véreux et riche, il devient traître à son programme d’épuration et autres blagues, et tombe dans les griffes de ceux-là mêmes qu’il voulait dominer. Au cours du récit,<text:s/>M. Bérenger prononce un discours sur la révision de la constitution, des toasts sur l’avenir de la République, toutes choses d’un intérêt absolument négatif, et qui provoquent les bâillements lorsque l’on<text:s/>n’a pas le cœur inoculé de parlementarisme.<text:s/><text:span text:style-name="title">La Proie</text:span><text:s/>semble une œuvre sénile,<text:s/><text:span text:style-name="pb">[p.<text:s/></text:span><text:span text:style-name="pb">634</text:span><text:span text:style-name="pb">]<text:s/></text:span>l’amorphe et gélatineux produit d’un vieux du Luxembourg. Sapristi !<text:s/>si<text:s/>M. Bérenger, à son âge et grâce aux enseignements douceâtres de<text:s/>M. Édouard Schuré, n’a pas plus d’enthousiasme, d’ardeur et de jeunesse, je le plains sincèrement. Et si son idéal se borne à cette horrible chose qu’est l’idéal de tout politicien, je<text:s/>le<text:s/>plains encore plus et lui assure qu’il aurait pu mille fois mieux choisir.</text:p>
      <text:p text:style-name="Corpsdetexte"><text:span text:style-name="title">La Proie</text:span><text:s/>aurait été supportable si<text:s/>M. Henry Bérenger nous avait fait réellement assister aux développements de l’ambition chez son héros, Raoul Rozel, et aux ravages progressifs qu’elle amène<text:s/>dans sa conscience. Mais cette étude psychologique n’est tentée qu’en partie. De même il ne décrit que très superficiellement la société parlementaire. Son livre ne nous apporte aucune nouveauté. La phrase est filandreuse et froide, malgré les pénibles efforts qu’elle révèle. Le tout est parfaitement indigeste. Des décors gris. Des personnages ternes et maussades. Une allure lourde et traînante. Le roman de<text:s/>M. Bérenger est un de ceux que, par erreur, on peut lire, mais que l’on ferme, une fois lus, pour toujours.</text:p>
      <text:p text:style-name="Corpsdetexte">Du reste, il est si peu de romans qui vaillent d’être relus, et que deviendrions-nous si cela n’était pas ?<text:s/>C’est donc le moindre des reproches que l’on puisse adresser à<text:s/><text:span text:style-name="title">la Proie</text:span>, de même que c’est aussi la moindre des critiques que me suggèrent<text:s/><text:span text:style-name="title">Les baisers restent</text:span>, de<text:s/>M. Homsy. Le monde qu’il nous découvre est celui des oisifs de condition moyenne qui, l’hiver à Paris, consomment leurs loisirs dans les salons et les théâtres, et, l’été, vont à la campagne pédaler et jouer au tennis, race complètement inutile et dont les romanciers édités chez Lemerre se sont fait<text:s/>une spécialité de nous narrer l’existence. Par reconnaissance, sans doute, d’avoir été admis au passage Choiseul,<text:s/>M. Gaston Homsy est fidèle aux traditions de la maison. Son roman n’est pas plus mauvais ni meilleur que les autres estampillés de l’homme à la bêche. Il est coulé dans un moule identique ;<text:s/>et nous y retrouvons, selon l’invariable recette, le sempiternel adultère d’une dame sentimentale avec un monsieur qui ne l’est pas<text:s/><text:soft-page-break/>moins. Les romanciers de l’école Lemerre voudraient-ils donc nous persuader que dans la bourgeoisie aisée, la seule préoccupation est de se marier dare, dare, afin d’avoir le plus tôt possible une maîtresse ou un amant ?<text:s/>L’adultère, chez elle, serait-il d’institution ?<text:s/>Allons, épatons-nous encore ;<text:s/>car c’est encore très épatant !</text:p>
      <text:p text:style-name="Corpsdetexte">M. Homsy se permet une audace :<text:s/>au lieu de placer son adultère au deuxième tiers du volume, conformément à la règle Lemerre, il le retarde jusqu’aux dernières pages. L’inconvénient de cette innovation, à laquelle il ne faut pas attacher plus d’importance qu’elle ne mérite, est que l’histoire finit au moment même où l’on commence à se demander si vraiment les baisers resteront ou s’ils ne resteront pas. Le roman ne correspond donc pas à son titre, et c’est une faute. Quant aux autres, les voici :<text:s/>le récit est coupé de trop nombreuses réflexions qui, trop souvent, sont<text:s/><text:span text:style-name="T1566">en dehors</text:span>. Elles font d’autant moins corps avec le sujet que l’auteur les en sépare par des blancs. La langue est hésitante et fourmille d’expressions vicieuses, de mots auxquels sont attribués des sens qu’ils n’ont jamais eus. Le tout est d’une<text:s/>teinte brouillassée provenant d’un manque de cadence dans le style et du peu de soin donné au choix des épithètes. Toutefois je noterai le chapitre <text:span text:style-name="T1567">xxii</text:span><text:s/>qui m’a paru très bien traité :<text:s/>M<text:span text:style-name="T1568">m</text:span><text:span text:style-name="T1569">e</text:span> Nareuse est sur la pente de l’adultère et n’est pas encore tombée ;<text:s/>elle est seule en forêt, feuilletant des poèmes, et les vers qu’elle lit s’harmonisent à ses pensées secrètes dans une mélancolique songerie. Seulement, que toutes ces âmes bourgeoises sont d’une<text:s/>insignifiance rare !<text:s/>M’est avis qu’il suffit amplement de les rencontrer à chaque pas dans la vie sans être encore obligé de les subir imprimées :<text:s/>cet honneur de l’impression ne devrait être réservé qu’aux héros, aux seuls génies dont l’humanité ait intérêt à conserver le nom,<text:s/>les œuvres et le souvenir. Quant aux autres, à quoi bon ?</text:p>
      <text:p text:style-name="Corpsdetexte">Si, pas plus que<text:s/><text:span text:style-name="title">Les baisers restent</text:span>,<text:s/><text:span text:style-name="title">l’É</text:span><text:span text:style-name="title">preuve</text:span>, de<text:s/>M. Louis Avennier, ne met en présence des personnalités remarquables,<text:s/>M. Avennier, du moins, s’est proposé un but qui en rehausse la valeur, s’efforçant, ainsi qu’il le déclare lui-même, de composer un roman<text:s/><text:span text:style-name="T1570">suggestif</text:span><text:span text:style-name="T1571">.<text:s/></text:span><text:span text:style-name="quote.c">« </text:span><text:span text:style-name="quote.c">Je voudrais, nous dit-il, qu</text:span><text:span text:style-name="quote.c">’</text:span><text:span text:style-name="quote.c">il ressortît de ce récit que, si chacun de nous se conformait aux aspirations de la conscience, éclairée par les leçons des moralistes et les exemples des vertueux, le mon</text:span><text:span text:style-name="quote.c">de se trouverait comme réchauffé</text:span><text:span text:style-name="quote.c"><text:s/>aux rayons de l</text:span><text:span text:style-name="quote.c">’</text:span><text:span text:style-name="quote.c">éternel amour qui remue l</text:span><text:span text:style-name="quote.c">’</text:span><text:span text:style-name="quote.c">armée des étoiles et l</text:span><text:span text:style-name="quote.c">’</text:span><text:span text:style-name="quote.c">univers entier.</text:span><text:span text:style-name="quote.c"> »</text:span></text:p>
      <text:p text:style-name="Corpsdetexte">À<text:s/>cette phrase déjà, il est aisé de reconnaître l’influence de l’éducation qu’a reçue<text:s/>M. Avennier et du milieu où il a vécu. Il nous arrive de Genève, cette glaciale Jérusalem du protestantisme, et c’est dans cette ville que<text:s/><text:span text:style-name="title">l’É</text:span><text:span text:style-name="title">preuve</text:span><text:s/>s’accomplit. Un jeune blasé y est venu auprès de son oncle, le pasteur Novel, dont la fille s’efforce de lui remonter le moral. Elle se<text:s/><text:soft-page-break/>marie, et tous deux s’aperçoivent alors qu’ils s’aiment. Sur le point de succomber, elle trouve cependant la force de résister, et, lui, éclairé par cette<text:s/><text:span text:style-name="T1572">épreuve</text:span>, comprend enfin qu’en ce monde rien ne vaut que l’énergie morale. Il fait siens les deux principes de tout sentiment religieux :<text:s/>l’acceptation et le renoncement. De son amour pour sa cousine, il s’élève jusqu’à l’amour universel. Désormais, il travaillera pour les autres. L’existence lui apparaît avec ses devoirs et son idéal. Il devient un homme nouveau.</text:p>
      <text:p text:style-name="Corpsdetexte"><text:span text:style-name="title">L</text:span><text:span text:style-name="title">’</text:span><text:span text:style-name="title">Épreuve</text:span><text:s/>n’est donc point un roman<text:s/><text:span text:style-name="T1573">amusant</text:span>, et les amateurs de grivoiseries ou d’aventures croustillantes ne devront point s’y hasarder. Mais les gens<text:s/><text:span text:style-name="T1574">sérieux</text:span><text:s/>eux-mêmes<text:s/>risquent aussi d’être rebutés.<text:s/>M. Avennier écrit trop comme un pasteur prêcherait. Dans l’exposé de ses idées, il manque absolument d’élan et de chaleur. Puis, ces idées sont si vagues qu’elles se dispersent et s’évaporent dès qu’on veut les examiner de près. Que peut<text:s/>bien être cette morale qu’il préconise en dehors et au-dessus de toute religion ?<text:s/>Aucun des philosophes qui se sont obstinés à établir cette indépendance n’y est parvenu d’une façon satisfaisante. Car si, niant les religions, on croit néanmoins qu’il y a une morale, on sera nécessairement obligé de trouver un fondement à cette morale et d’en codifier les préceptes, et l’on se créera ainsi une religion, alors même qu’on n’en voulait plus.<text:s/>M. Avennier le voit :<text:s/>ce n’est point son roman que je discute ;<text:s/>ce sont, ainsi qu’il le désirait, les théories qu’il y a mises. Il y en a une pourtant qui me plaît à cause des réflexions graves qu’elle soulève, et<text:s/>je<text:s/>la cite uniquement pour faire plaisir à<text:s/><text:span text:style-name="T1575">quelques-uns</text:span><text:span text:style-name="T1576"> :</text:span><text:s/><text:span text:style-name="quote.c">« </text:span><text:span text:style-name="quote.c">L</text:span><text:span text:style-name="quote.c">’</text:span><text:span text:style-name="quote.c">homme ne doit plus seulement gagner son pain à la sueur de son front, il doit encore à la sueur de ses pensées gagner ses croyances</text:span><text:span text:style-name="quote.c">.</text:span><text:span text:style-name="quote.c"> »</text:span><text:s/>Appeler cela une théorie, e est peut-être aller trop loin ;<text:s/>disons plutôt que c’est une note et que je l’ai préférée aux trois cents pages de<text:s/><text:span text:style-name="title">l’</text:span><text:span text:style-name="title">Épreuve</text:span><text:span text:style-name="T1577">.</text:span></text:p>
      <text:p text:style-name="Corpsdetexte">Il faut, pour la comprendre, avoir senti toute l’angoisse que procure la recherche de la vérité. Quant à ceux qui n’en ont souci et pour lesquels importent seules les jouissances matérielles, par goût ou par nécessité, ils n’ont pas à méditer sur ces lignes qui les dépassent. Ces êtres purement<text:s/><text:span text:style-name="T1578">terrestres</text:span>, si près des animaux que souvent ils leur sont inférieurs,<text:s/>M. Léon Duvauchel nous en fournit de remarquables échantillons, et, plus que les mœurs picardes<text:s/>qu’il a eu l’intention de peindre, j’aime dans son<text:s/><text:span text:style-name="title">Hortillonne</text:span><text:s/>l’étude fouillée et consciencieuse qu’il nous donne de certains anthropoïdes de la race des paysans. Tous les paysans ne sont pas tels. Mais s’ils<text:s/>le<text:s/>sont, ils le sont bien. Alors, qu’ils soient Picards, Bretons, Bourguignons ou Gascons, ils sont partout les mêmes.<text:s/>Car les mêmes misères provoquent en tous lieux les mêmes dégradations morales, et l’influence du terroir ne se manifeste jamais qu’à la surface. Comme pour le langage, elle donne aux difformités de l’âme<text:s/><text:soft-page-break/>son<text:s/><text:span text:style-name="T1579">accent</text:span><text:s/>particulier ;<text:s/>mais elle ne change rien au fond. L’hortillonne de<text:s/>M. Duvauchel est une fille de la glèbe qu’un piètre sous-off a rendue mère et qui le harcèle de supplications, de demandes et de menaces pour avoir de l’argent :<text:s/>de quoi cultiver son jardin<text:s/>(<text:span text:style-name="title">hor</text:span><text:span text:style-name="title">tillon</text:span><text:span text:style-name="T1580">,</text:span><text:s/>en picard), et nourrir son enfant qu’elle a dressé à la même chasse, jusqu’au jour désiré pour elle où son ex-amant lui concède une<text:s/><text:span text:style-name="pb">[p.<text:s/></text:span><text:span text:style-name="pb">635</text:span><text:span text:style-name="pb">]<text:s/></text:span>rente, qu’il<text:s/>ne sert pas, du reste, mais fait payer par une femme assez riche qu’il a eu la chance d’épouser. On ne trouvera donc pas dans cette histoire de personnages<text:s/><text:span text:style-name="T1581">sympathiques</text:span><text:span text:style-name="T1582">.</text:span><text:s/>L’hortillonne, qui pourrait l’être, ne l’est pas par l’âpreté qu’elle apporte à tirer profit de son bâtard. Celui-ci, aussi répugnant que sa mère, n’excite pas plus de pitié. Le sous-off est un vrai sous-off, c’est-à-dire un abruti sans dignité aucune. Et je suis émerveillé du courage que<text:s/>M. Duvauchel a déployé à nous les raconter. Mais sa dédicace me l’explique :</text:p>
      <text:p text:style-name="quote.l">Œuvre patiemment ourdie,</text:p>
      <text:p text:style-name="quote.l">Fidèle au Nord, berceau des miens,</text:p>
      <text:p text:style-name="quote.l">Naturiste, je te dédie,</text:p>
      <text:p text:style-name="quote.l">En souvenir du vieil Amiens,</text:p>
      <text:p text:style-name="quote.l">À l’ancestrale<text:s/>Picardie.</text:p>
      <text:p text:style-name="Corpsdetexte">Ainsi le récit n’est pour lui qu’un moyen de nous mener en Picardie, tout en évitant la description sèche des villes et des paysages, et de nous présenter un tableau vivant de cette province autrefois si curieuse. Mais la Picardie, telle qu’elle est aujourd’hui, ne m’offre plus rien de bien extraordinaire. En dehors de l’institution spéciale des hortillons et du parler picard, j’ai peur que<text:s/>M. Duvauchel ne se<text:s/>soit illusionné<text:s/>sur l’originalité de ce pays qu’il aime. Les caractères locaux tendent de plus en plus à disparaître pour faire place à un autre plus général que l’on<text:s/>pourrait nommer un caractère d’ensemble<text:s/>et<text:s/><text:span text:style-name="T1583">qui</text:span><text:s/>rapproche les unes des autres les<text:s/>diverses parties dont la France se compose. Sans qu’il l’ait prévu et contrairement à ses idées tout opposées en la matière, c’est cette loi qui, pour moi, se dégage du roman de Duvauchel. Tant il est vrai que ce que nous faisons souvent n’est pas ce que nous voulions faire.</text:p>
      <text:p text:style-name="Corpsdetexte">Cette réflexion est loin de concerner MM. Lapaire et Firmin Roz. Ils désiraient nous montrer George Sand à la campagne, et leur<text:s/><text:span text:style-name="title">Bonne Dame de Noh</text:span><text:span text:style-name="title">ant</text:span><text:s/>y réussit assez bien. J’en serais tout à fait content s’ils avaient fait de leur livre une sorte<text:s/><text:span text:style-name="T1584">d</text:span><text:span text:style-name="T1585">’</text:span><text:span text:style-name="T1586">ana</text:span><text:span text:style-name="T1587">,</text:span><text:s/>c’est-à-dire s’ils avaient moins disserté sur le bon cœur et le talent de la<text:s/>« bonne dame », remplaçant ces pages un peu inutiles par un choix plus complet d’anecdotes et de détails significatifs. Vis-à-vis de M<text:span text:style-name="T1588">m</text:span><text:span text:style-name="T1589">e</text:span> Sand, je partage les opinions de<text:s/>M. d’Aurevilly :<text:s/><text:span text:style-name="quote.c">« </text:span><text:span text:style-name="quote.c">Cette romancière à la Rousseau, qui<text:s/></text:span><text:soft-page-break/><text:span text:style-name="quote.c">aurait lavé les assiettes chez Jean-Jacques, s</text:span><text:span text:style-name="quote.c">’</text:span><text:span text:style-name="quote.c">il y avait eu des assiettes, n</text:span><text:span text:style-name="quote.c">’</text:span><text:span text:style-name="quote.c">a jamais troussé de romans comme les troussent d</text:span><text:span text:style-name="quote.c">’</text:span><text:span text:style-name="quote.c">ordinaire les femmes, — </text:span><text:span text:style-name="quote.c">pour le plaisir de l</text:span><text:span text:style-name="quote.c">’</text:span><text:span text:style-name="quote.c">amourette, </text:span><text:span text:style-name="quote.c">— mais pour endoctrinailler philosophiquement son monde, et Dieu la damne</text:span><text:span text:style-name="quote.c"> !</text:span><text:span text:style-name="quote.c"><text:s/>elle l</text:span><text:span text:style-name="quote.c">’</text:span><text:span text:style-name="quote.c">a pourri.</text:span><text:span text:style-name="quote.c"> »</text:span><text:s/>Il disait encore :<text:s/><text:span text:style-name="quote.c">« </text:span><text:span text:style-name="quote.c">Elle est comme une vache au bout d</text:span><text:span text:style-name="quote.c">’</text:span><text:span text:style-name="quote.c">un pré, regardant par la brèche d</text:span><text:span text:style-name="quote.c">’</text:span><text:span text:style-name="quote.c">une haie une locomotive qui passe.</text:span><text:span text:style-name="quote.c"> »</text:span><text:s/>Paul de Saint-Victor l’appelait une<text:s/><text:span text:style-name="quote.c">« </text:span><text:span text:style-name="quote.c">vache hiératique des bords du Gange</text:span><text:span text:style-name="quote.c"> »</text:span>. M<text:span text:style-name="T1590">me</text:span> de Girardin, faisant allusion aux amants successifs dont elle s’engoua, affirmait qu’à son sujet, réellement<text:s/><text:span text:style-name="quote.c">« </text:span><text:span text:style-name="quote.c">le style, c</text:span><text:span text:style-name="quote.c">’</text:span><text:span text:style-name="quote.c">est l’hom</text:span><text:span text:style-name="quote.c">me</text:span><text:span text:style-name="quote.c"> »</text:span>. Et<text:s/>M. Charles Buet, dont les<text:s/><text:span text:style-name="title">Souvenirs sur J. B. </text:span><text:span text:style-name="title">d</text:span><text:span text:style-name="title">’</text:span><text:span text:style-name="title">Aurevilly</text:span><text:span text:style-name="T1591">,</text:span><text:s/>me fournissent ces quelques jugements de gens qui s’y entendaient,<text:s/>cite, pour terminer, ce mot de l’auteur des<text:s/><text:span text:style-name="title">Bas-bleus</text:span><text:span text:style-name="T1592"> :</text:span><text:s/><text:span text:style-name="quote.c">« </text:span><text:span text:style-name="quote.c">Limeyrac qui allait à Nohant, en sortant du Ministère de l</text:span><text:span text:style-name="quote.c">’</text:span><text:span text:style-name="quote.c">Intérieur, disait l</text:span><text:span text:style-name="quote.c">’</text:span><text:span text:style-name="quote.c">avoir vue se faisant toute la journée voiturer en brouette pa</text:span><text:span text:style-name="quote.c">r un jeune gars de jardinier. — </text:span><text:span text:style-name="quote.c">Voilà le soir de ce beau jour</text:span><text:span text:style-name="quote.c"> ! »</text:span><text:s/>— Toutes les petites histoires de ce genre, MM. Roz et Lapaire n’en parlent pas. Leur livre étant un éloge à la mémoire de George Sand, ils n’ont recueilli que ce qui pouvait soutenir leur enthousiasme, ne faisant resplendir que<text:s/>le<text:s/>brillant côté de la médaille, et laissant l’autre dans son ombre. Par ainsi l’œuvre est incomplète et ne nous donne pas toute la vérité. Elle pourra servir à celui qui tentera d’écrire la vie de George Sand. Pour moi, je ne m’en sens nulle envie. J’ajoute, sur l’ouvrage de MM. Roz et Lapaire, qu’il est d’une lecture très agréable, mais que<text:s/>parfois la phrase est fautive. À la page 164, j’ai découvert, en ce genre, une perle qu’amicalement j’adresse à Vadius :<text:s/><text:span text:style-name="quote.c">« </text:span><text:span text:style-name="quote.c">Une bande d</text:span><text:span text:style-name="quote.c">e forcenés<text:s/></text:span><text:span text:style-name="T1593">vint</text:span><text:span text:style-name="quote.c"><text:s/>arracher le paysan de son refuge et le<text:s/></text:span><text:span text:style-name="T1594">livrèrent</text:span><text:span text:style-name="quote.c"><text:s/>à la vindicte qui l</text:span><text:span text:style-name="quote.c">’</text:span><text:span text:style-name="quote.c">envoya à Lambessa.</text:span><text:span text:style-name="quote.c"> »</text:span><text:s/>Mais que MM. Roz et Lapaire ne m’accusent pas d’être méchant si je termine, en signalant<text:s/>cette étourderie de leur plume.<text:s/>La raison véritable qui me fait m’arrêter, c’est que je n’ai plus rien à dire et suis au bout de mon rouleau !</text:p>
      <text:p text:style-name="P1595">LOUIS DE SAINT-JACQUES.</text:p>
      <text:h text:style-name="Titre1" text:outline-level="1"><text:bookmark-start text:name="bookmark119"/><text:bookmark-end text:name="bookmark119"/><text:span text:style-name="pb">[p.<text:s/></text:span><text:span text:style-name="pb">690</text:span><text:span text:style-name="pb">]<text:s/></text:span>Expertises<text:s/>XVIII.<text:s/><text:line-break/>M. Adolphe Retté et le tome I<text:span text:style-name="T1596">er</text:span><text:s/>de ses<text:s/><text:span text:style-name="title">Œuvres complètes</text:span><text:s/>(<text:span text:style-name="title">Cloches dans la Nuit</text:span><text:s/>et<text:s/><text:span text:style-name="title">Une Belle Dame passa</text:span>)</text:h>
      <text:p text:style-name="dateline">1<text:span text:style-name="T1597">er</text:span> novembre 1897.</text:p>
      <text:p text:style-name="Corpsdetexte">Le tome premier de ses<text:s/><text:span text:style-name="title">Œuvres complètes</text:span><text:s/>que nous donne M. Retté, me permet de parler des<text:s/><text:span text:style-name="title">Cloches dans la Nuit</text:span><text:s/>et d’<text:span text:style-name="title">Une Belle Dame passa</text:span>, dont je n’avais rien dit encore. Aussi ne<text:s/><text:soft-page-break/>laisserai-je point échapper l’occasion qui m’est offerte de combler cette lacune et de mettre ainsi à jour, ou à peu près, la bibliographie que jusqu’à présent je me trouve avoir écrite de l’auteur de<text:s/><text:span text:style-name="title">Campagne première</text:span>.</text:p>
      <text:p text:style-name="Corpsdetexte">Les deux recueils qu’il réédite nous ramènent par leurs dates (1887-1892)<text:s/>à cette époque de sa vie que<text:s/>je<text:s/>puis appeler la période de Paris, pour<text:s/>la distinguer de celle qui lui<text:s/>a succédé et qui est la période de Guermantes. Tout différencie ces deux âges. L’une vit<text:s/>M. Retté infructueusement peiner à la conquête de lui-même ;<text:s/>l’autre<text:s/>le<text:s/>voit maintenant réaliser de plus en plus cette conquête si difficile. Au début, c’étaient de lugubres tâtonnements au sein de rouges ténèbres ;<text:s/>aujourd’hui, c’est la marche en avant vers la lumière. Le désespéré de jadis est devenu un homme, c’est-à-dire un être pleinement conscient de ses forces. Mais il ne renie rien de son passé.<text:s/>Il<text:s/>n’a pas oublié d’où il est parti et ce qu’il a souffert. Il s’en souvient au contraire, et l’histoire de ses œuvres ne serait point complète si tout cela n’y était pas. Ayant toujours été sincère, il veut se montrer à nous tel qu’il fut jadis,<text:s/>il prend donc ses premiers ouvrages et nous les remet, sans fausse honte,<text:s/>sous les yeux. À<text:s/>mon tour, je suivrai, l’ordre même de cette réédition, et j’examinerai d’abord les<text:s/><text:span text:style-name="title">Cloches dans la Nuit</text:span>, puis,<text:s/><text:span text:style-name="title">Une Belle Dame passa</text:span>.</text:p>
      <text:p text:style-name="Corpsdetexte">Les<text:s/><text:span text:style-name="title">Cloches dans la Nui</text:span><text:span text:style-name="title">t</text:span><text:s/>parurent chez Vanier,<text:s/>en 1889, sous la forme d’une luxueuse plaquette in-4<text:span text:style-name="T1598">o</text:span> ;<text:s/>tirée à<text:s/>150 exemplaires sur papier teinté et 20 sur hollande :<text:s/>couverture grise repliée, portant au lieu de titre une cloche d’or en branle. À<text:s/>l’intérieur, une eau-forte d’Émile-H. Meyer figurait une tête épouvantée sous trois cloches en mouvement vers elle :<text:s/>Nirvana, Infini, Absolu ;<text:s/>et chaque cloche renfermait un monstre dont les griffes s’efforçaient de saisir la tête aux cheveux. Sous le titre intérieur,<text:s/><text:span text:style-name="title">Cloches en la Nuit</text:span><text:span text:style-name="Appelnotedebasdep."><text:note text:note-class="footnote" text:id="_ftn74"><text:note-citation>75</text:note-citation><text:note-body><text:p text:style-name="Notedebasdepage"><text:s/>Devenu maintenant<text:s/><text:span text:style-name="title">Cloches dans la Nuit</text:span><text:span text:style-name="T1599">.</text:span></text:p></text:note-body></text:note></text:span>, cette épigraphe de Gustave Kahn :<text:s/><text:span text:style-name="T1600">Timbres oubliés, timbres morts perdus</text:span><text:span text:style-name="quote.c">.</text:span><text:s/>Venait ensuite la dédicace :<text:s/><text:span text:style-name="T1601">À</text:span><text:span text:style-name="T1602"><text:s/>Gustave Kahn.</text:span><text:s/>Et sur la dernière page, une cloche au repos indiquait sur son bronze le mot :<text:s/>Fin. Le livre comprenait six parties :<text:s/><text:span text:style-name="title">Motifs</text:span><text:span text:style-name="T1603"> ;</text:span><text:span text:style-name="T1604"><text:s/></text:span><text:span text:style-name="title">Sillages,</text:span><text:s/>avec cette épigraphe de Stéphane Mallarmé :<text:s/><text:span text:style-name="T1605">J</text:span><text:span text:style-name="T1606">’</text:span><text:span text:style-name="T1607">ai de mon rêve épars connu la nudité</text:span><text:span text:style-name="T1608"> ;<text:s/></text:span><text:span text:style-name="title">En déshérence</text:span><text:span text:style-name="T1609"> ;<text:s/></text:span><text:span text:style-name="title">le Rituel</text:span>, avec ces vers de Jules Laforgue :<text:s/><text:span text:style-name="T1610">Dans un album</text:span><text:span text:style-name="T1611"><text:s/>— </text:span><text:span text:style-name="T1612">Mourait fossile</text:span><text:span text:style-name="T1613"><text:s/>— </text:span><text:span text:style-name="T1614">Un géranium</text:span><text:span text:style-name="T1615"><text:s/>— </text:span><text:span text:style-name="T1616">Venu des îles</text:span><text:span text:style-name="T1617"> ;<text:s/></text:span><text:span text:style-name="title">la chanson de Nirvana</text:span><text:span text:style-name="T1618"> ;<text:s/></text:span><text:span text:style-name="title">le Glas</text:span>, avec cette citation de Paul Verlaine :<text:s/><text:span text:style-name="T1619">Ah !</text:span><text:span text:style-name="T1620"><text:s/>les Voix, mourez donc,<text:s/></text:span><text:span text:style-name="T1621">mourantes q</text:span><text:span text:style-name="T1622">ue vous êtes</text:span><text:span text:style-name="T1623"> !</text:span><text:s/>— Cette sixième partie, la dédicace et les épigraphes que j’ai transcrites ont été supprimées. De même, la 2<text:span text:style-name="T1624">e</text:span> strophe des<text:s/><text:span text:style-name="title">Motifs</text:span><text:span text:style-name="T1625"> ;<text:s/></text:span>la 17<text:span text:style-name="T1626">e</text:span><text:s/>de la pièce III<text:s/>des<text:s/><text:span text:style-name="title">Sillages</text:span><text:span text:style-name="T1627"> ;<text:s/></text:span>l’ouverture, les deux premières strophes du poème I et le poème II du<text:s/><text:span text:style-name="title">Rituel</text:span><text:span text:style-name="T1628">.</text:span><text:s/>En outre de ces suppressions et de quelques autres moins importantes (un vers ou deux ici et là), le texte a été<text:s/><text:soft-page-break/>remanié dans son ensemble et précédé d’un<text:s/><text:span text:style-name="title">Apologue</text:span><text:span text:style-name="T1629">,</text:span><text:s/>qui demande quelques explications dont voici l’essentiel :</text:p>
      <text:p text:style-name="Corpsdetexte">Le poète est allé en Arcadie rendre visite à Jacques Simple, l’heureux vainqueur de la<text:s/><text:span text:style-name="title">Forêt bruissante</text:span><text:span text:style-name="T1630"> :</text:span><text:s/>il le prie de raconter certaines épreuves, à peine mentionnées dans ce poème de la<text:s/><text:span text:style-name="title">Forêt</text:span>,<text:s/><text:span text:style-name="quote.c">« </text:span><text:span text:style-name="quote.c">afin</text:span><text:span text:style-name="quote.c"><text:s/>qu’</text:span><text:span text:style-name="quote.c">on sache<text:s/></text:span><text:span text:style-name="T1631">toutes</text:span><text:span text:style-name="quote.c"><text:s/>les souffrances qu</text:span><text:span text:style-name="quote.c">’</text:span><text:span text:style-name="quote.c">il subit pour la conquête de soi-même</text:span><text:span text:style-name="quote.c"> »</text:span>. Jacques hésite :<text:s/><text:span text:style-name="quote.c">« </text:span><text:span text:style-name="quote.c">Il craint qu</text:span><text:span text:style-name="quote.c">’</text:span><text:span text:style-name="quote.c">on ne saisisse pas la profonde sincérité des plaintes que lui arrachait son tourment</text:span><text:span text:style-name="quote.c">.</text:span><text:span text:style-name="quote.c"> »</text:span><text:s/>Et quel drame ! — <text:span text:style-name="quote.c">« </text:span><text:span text:style-name="quote.c">Tu sais, dit-il, qu</text:span><text:span text:style-name="quote.c">’</text:span><text:span text:style-name="quote.c">il y eut des jours où toute foi dans l</text:span><text:span text:style-name="quote.c">’</text:span><text:span text:style-name="quote.c">Idéal que j</text:span><text:span text:style-name="quote.c">’</text:span><text:span text:style-name="quote.c">ai conçu m</text:span><text:span text:style-name="quote.c">’</text:span><text:span text:style-name="quote.c">abandonnait</text:span><text:span text:style-name="quote.c">…</text:span><text:span text:style-name="quote.c"><text:s/>Je perdais la notion du temps. Tandis qu</text:span><text:span text:style-name="quote.c">’</text:span><text:span text:style-name="quote.c">étendu tout haletant sur la mousse, je croyais entendre rouler de mornes glas qui annonçaient toujours la mêm</text:span><text:span text:style-name="quote.c">e heure, je me sentais comme bal</text:span><text:span text:style-name="quote.c">lotté par le flux et le reflux d</text:span><text:span text:style-name="quote.c">’</text:span><text:span text:style-name="quote.c">une mer orageuse, et je voyais flotter devant moi des villes lugubres pleines de mendiants obscènes, de sphynx, des rois parmi des orgies et des magiciens railleurs. Et tous me prédisaient</text:span><text:span text:style-name="quote.c"><text:s/>le<text:s/></text:span><text:span text:style-name="quote.c">Néant et la Désespérance.</text:span><text:span text:style-name="quote.c"> »</text:span><text:s/>Mais doit-il encore exposer ces conflits ?<text:s/>— <text:span text:style-name="quote.c">« </text:span><text:span text:style-name="quote.c">Oui, lui répond le poète, car parmi les jeunes hommes, il n</text:span><text:span text:style-name="quote.c">’</text:span><text:span text:style-name="quote.c">en est pas un seul qui, se cherchant malgré les faux mages,</text:span><text:span text:style-name="quote.c"><text:s/>n’</text:span><text:span text:style-name="quote.c">ait subi des crises semblables aux tiennes. Puisque tu t</text:span><text:span text:style-name="quote.c">’</text:span><text:span text:style-name="quote.c">es sauvé, puisque tu aimes au</text:span><text:span text:style-name="quote.c">jourd’hui<text:s/></text:span><text:span text:style-name="quote.c">la vie formidable et magnifique, tu dois raconter<text:s/></text:span><text:span text:style-name="T1632">intégralement</text:span><text:span text:style-name="quote.c"><text:s/>toutes les formes par lesquelles tu passas avant de naître à cet amour.</text:span><text:span text:style-name="quote.c"> »</text:span><text:s/><text:span text:style-name="quote.c">— </text:span><text:span text:style-name="quote.c">Ainsi donc, ajoute<text:s/></text:span><text:span text:style-name="quote.c">M. </text:span><text:span text:style-name="quote.c">Retté, les<text:s/></text:span><text:span text:style-name="title">Cloches dans la Nuit</text:span><text:span text:style-name="quote.c"><text:s/>racontent la solitude hantée de Jacques Simple avant sa libération.</text:span><text:span text:style-name="quote.c"> »</text:span><text:s/>Il nous prévient, en terminant, des changements apportés à cette réédition,<text:s/><text:span text:style-name="pb">[p.<text:s/></text:span><text:span text:style-name="pb">691</text:span><text:span text:style-name="pb">]<text:s/></text:span>notamment à propos de la ponctuation, rétablie aujourd’hui, mais omise quand ce livre parut pour la première fois, entraîné qu’il avait été par les sophismes<text:s/><text:span text:style-name="quote.c">« </text:span><text:span text:style-name="quote.c">de l</text:span><text:span text:style-name="quote.c">’</text:span><text:span text:style-name="quote.c">homme à l’</text:span><text:span text:style-name="T1633">Aurore gourde</text:span><text:span text:style-name="quote.c"><text:s/>et au<text:s/></text:span><text:span text:style-name="T1634">Cher ennui</text:span><text:span text:style-name="quote.c"> »</text:span>.</text:p>
      <text:p text:style-name="Corpsdetexte">Cette question de la ponctuation étant assez importante,<text:s/>je<text:s/>crois tout d’abord utile d’y insister. Il fut de mode, aux plus beaux temps du Symbolisme, d’imiter<text:s/>M. Mallarmé, sacré Grand Prêtre de l’Abscons, jusque dans ses étrangetés les plus paradoxales :<text:s/>telle l’absence de ponctuation par laquelle il s’enfonçait davantage dans l’obscur. Le créateur de<text:s/>l’<text:span text:style-name="title">Architecture nomade</text:span><text:s/>s’empara de l’invention et s’en para dans ses constructions vagabondes. Et d’autres vinrent aussi qui tombèrent dans le panneau, parmi lesquels<text:s/>M. Retté. Or c’était une folie. Que les inscriptions lapidaires, de langue latine ou grecque, ne soient pas ponctuées, cela se comprend, les phrases étant toujours très simples, soumises du reste à des constructions spéciales, et, relativement aux mots, éclairées par les désinences casuelles, toutes choses qui facilitent et déterminent le sens. Ces constructions et ces désinences permettent ainsi de lire les anciens manuscrits qui ne sont pas ponctués. Néanmoins l’antiquité sentit la nécessité de<text:s/><text:soft-page-break/>faciliter par des signes additionnels l’intelligence du discours. Au dire du Père Montfaucon, le grammairien Aristophane, qui vivait 200 ans avant l’ère chrétienne, en aurait fait, le premier, usage. Les signes varièrent, au cours des siècles, jusqu’à la découverte de l’imprimerie. Mais celle-ci contribua, à peu près définitivement, à en fixer le nombre, la forme et la signification. Les langues modernes devenant de plus en plus analytiques, la ponctuation s’est rendue de plus en plus indispensable, et Court de Gebelin regrettait même qu’elle ne comportât pas un plus grand nombre de signes pour permettre à l’écrivain de marquer les plus délicates nuances de la pensée. Et c’est cette ponctuation que d’éminents esprits estiment, avec raison, encore insuffisante, dont nos étonnants symbolards avaient la prétention de se passer !<text:s/>Certainement, comme le disait<text:s/>M. Guyau<text:span text:style-name="Appelnotedebasdep."><text:note text:note-class="footnote" text:id="_ftn75"><text:note-citation>76</text:note-citation><text:note-body><text:p text:style-name="Notedebasdepage"><text:s/>Dans l’<text:span text:style-name="title">Art au point de vue sociologique</text:span><text:span text:style-name="T1635">,</text:span><text:s/>p. 326.</text:p></text:note-body></text:note></text:span> :<text:s/><text:span text:style-name="quote.c">« </text:span><text:span text:style-name="quote.c">Il est une sorte de ponctuation intérieure, non représentée par des signes, et que produit, dans chaque membre de phrase un peu long, la division même du sens. Cette ponctuation, semblable à celle qu</text:span><text:span text:style-name="quote.c">’</text:span><text:span text:style-name="quote.c">on ne peut marquer dans les phrases musicales (même par un quart de soupir) et qu</text:span><text:span text:style-name="quote.c">’</text:span><text:span text:style-name="quote.c">on indique souvent au moyen d</text:span><text:span text:style-name="quote.c">’</text:span><text:span text:style-name="quote.c">une virgule en haut, doit être soigneusement observée par l</text:span><text:span text:style-name="quote.c">’</text:span><text:span text:style-name="quote.c">é</text:span><text:span text:style-name="quote.c">crivain, devinée par celui qui li</text:span><text:span text:style-name="quote.c">t à haute voix, et mise en relief dans la diction.</text:span><text:span text:style-name="quote.c"> »</text:span><text:s/>Seulement elle ne suffit pas, et on ne saurait s’accommoder d’elle seule. Car<text:s/><text:span text:style-name="quote.c">« </text:span><text:span text:style-name="quote.c">l</text:span><text:span text:style-name="quote.c">’</text:span><text:span text:style-name="quote.c">art même de la ponctuation écrite n</text:span><text:span text:style-name="quote.c">’</text:span><text:span text:style-name="quote.c">est au fond autre chose que l</text:span><text:span text:style-name="quote.c">’</text:span><text:span text:style-name="quote.c">art du rythme</text:span><text:span text:style-name="quote.c">…</text:span><text:span text:style-name="quote.c"><text:s/>De là cette préoccupation constante de la ponctuation qui caractérise les stylistes comme Flaubert</text:span><text:span text:style-name="quote.c"> »</text:span>. Voilà ce que les éphèbes, moutons aveugles sous la houlette du Panurge Divagateur, perdaient absolument de vue. La ponctuation est nécessaire au rythme, et<text:s/>le<text:s/>poète doit forcément l’employer s’il veut ne négliger<text:s/>aucun moyen de perfection<text:span text:style-name="Appelnotedebasdep."><text:note text:note-class="footnote" text:id="_ftn76"><text:note-citation>77</text:note-citation><text:note-body><text:p text:style-name="Notedebasdepage"><text:s/>Voici sur le rythme une note précieuse de M. Guyau extraite de son livre :<text:s/><text:span text:style-name="title">les Problèmes de l’esthétique contemporaine</text:span>, qui concerne du même coup la ponctuation :<text:s/><text:span text:style-name="quote.c">« En même temps que le rythme épargne de l’effort pour l’intelligence, il produit un plaisir spécial pour la sensibilité. M. Gurney l’a montré récemment, le rythme forme l’ossature et comme le squelette de toute construction mélodique ; on a beau changer les notes d’un thème, si l’on conserve intact le rythme, l’impression musicale reste à peu près la même… Le plaisir sensible que nous donne le rythme s’accompagne toujours d’un plaisir plus mathématique et intellectuel, celui du<text:s/></text:span><text:span text:style-name="T1636">nombre</text:span><text:span text:style-name="quote.c"> : rythmer, c’est compter instinctivement. »</text:span><text:s/>(p. 181).</text:p></text:note-body></text:note></text:span>. — La suppression de la ponctuation ne fut pour<text:s/>M. Retté qu’une passade dont il comprit bien vite toute l’inanité. C’est donc avec plaisir que je le vois, dans sa réédition des<text:s/><text:span text:style-name="title">Cloches dans la Nuit</text:span>, confesser franchement sa cécité momentanée et rétablir dans son poème les pauvres signes jadis proscrits. Malheureusement ce travail minutieux exigeait du temps et des soins, et<text:s/>M. Retté me paraît, sans doute par agacement, ne l’avoir accompli qu’avec une hâte trop grande, en sorte qu’il est incomplet et qu’en<text:s/>beaucoup d’endroits il conviendrait encore d’y revenir. Il en résulte que les difficultés de lecture provenant de l’absence de points ou de virgules n’ont pas toutes disparu, et qu’à ce point de vue les<text:s/><text:span text:style-name="title">Cloches dans la Nuit</text:span><text:span text:style-name="T1637"><text:s/></text:span><text:span text:style-name="T1638">d</text:span>emeurent répréhensibles.</text:p>
      <text:soft-page-break/>
      <text:p text:style-name="Corpsdetexte">Mais ce n’est point uniquement en matière de ponctuation que<text:s/>M. Adolphe Retté est allé trop vite en besogne. La révision de son texte aurait dû aussi le retenir plus longtemps. Certes, en comparant l’édition 1889 avec celle d’aujourd’hui, j’aperçois bien des modifications. Des vocables alors en vogue (<text:span text:style-name="T1639">appâli</text:span>,<text:s/><text:span text:style-name="T1640">avatar</text:span><text:span text:style-name="T1641">,<text:s/></text:span><text:span text:style-name="T1642">inane</text:span><text:span text:style-name="T1643">,<text:s/></text:span><text:span text:style-name="T1644">albescent</text:span><text:span text:style-name="T1645">,<text:s/></text:span><text:span text:style-name="T1646">évaguant</text:span><text:span text:style-name="T1647">,<text:s/></text:span><text:span text:style-name="T1648">albe, al</text:span><text:span text:style-name="T1649">me</text:span>,<text:s/><text:span text:style-name="T1650">algid</text:span><text:span text:style-name="T1651">e</text:span><text:span text:style-name="T1652">,<text:s/></text:span><text:span text:style-name="T1653">frigide</text:span><text:span text:style-name="T1654">,<text:s/></text:span><text:span text:style-name="T1655">hymnaire</text:span><text:span text:style-name="T1656">,<text:s/></text:span><text:span text:style-name="T1657">essorer</text:span><text:span text:style-name="T1658">,<text:s/></text:span><text:span text:style-name="T1659">aprilin</text:span>,<text:s/><text:span text:style-name="T1660">immanence</text:span><text:span text:style-name="T1661">,<text:s/></text:span><text:span text:style-name="T1662">coruscant</text:span><text:span text:style-name="T1663">,<text:s/></text:span><text:span text:style-name="T1664">récurrence</text:span><text:span text:style-name="T1665">,<text:s/></text:span><text:span text:style-name="T1666">langui</text:span><text:span text:style-name="T1667">tude</text:span><text:span text:style-name="T1668">,<text:s/></text:span><text:span text:style-name="T1669">erratique</text:span><text:span text:style-name="T1670">,<text:s/></text:span><text:span text:style-name="T1671">smaragdin</text:span><text:span text:style-name="T1672">,<text:s/></text:span><text:span text:style-name="T1673">poignance</text:span>,<text:s/><text:span text:style-name="T1674">adorner</text:span><text:span text:style-name="T1675">,<text:s/></text:span><text:span text:style-name="T1676">imparité</text:span>,<text:s/><text:span text:style-name="T1677">rubescent</text:span><text:span text:style-name="T1678">,<text:s/></text:span><text:span text:style-name="T1679">h</text:span><text:span text:style-name="T1680">orride</text:span>,<text:s/><text:span text:style-name="T1681">ésotérique</text:span><text:span text:style-name="T1682">,<text:s/></text:span><text:span text:style-name="T1683">mage</text:span><text:span text:style-name="T1684">,<text:s/></text:span><text:span text:style-name="T1685">mou</text:span><text:span text:style-name="T1686">ni</text:span><text:span text:style-name="T1687">,<text:s/></text:span><text:span text:style-name="T1688">aède</text:span><text:span text:style-name="T1689">,<text:s/></text:span><text:span text:style-name="T1690">sourdir</text:span>,<text:s/><text:span text:style-name="T1691">stagner</text:span><text:span text:style-name="T1692">,<text:s/></text:span><text:span text:style-name="T1693">hiémal</text:span><text:span text:style-name="T1694">),</text:span><text:s/>tout le jargon a été à peu près rayé. Mais il ne l’a été qu’à peu près. La syntaxe a été retouchée, mais en partie seulement. Des imprécisions ont disparu, mais il en reste encore. Quelques pièces ont été supprimées, mais plusieurs autres auraient mérité de l’être, que<text:s/>je<text:s/>retrouve maintenues. Par suite de ces défauts, les<text:s/><text:span text:style-name="title">Cloches dans la Nuit</text:span><text:s/>ne sont guère sorties de leurs ténèbres primitives. Il se produit même cette conséquence que le texte nouveau est plus déroutant que l’ancien, justement parce que l’on croyait à une refonte complète et que l’on espérait n’avoir plus aucune fatigue à le lire, tandis que, si<text:s/>M. Retté avait reproduit l’édition première en toute son intégralité, on n’aurait eu aucun mécompte et l’on aurait su d’avance, et sûrement, où l’on allait. La règle du<text:s/><text:span text:style-name="T1695">Tout ou rien</text:span><text:s/>s’imposait en l’espèce. Et le système mixte choisi par<text:s/>M. Retté ne me satisfait que fort peu.</text:p>
      <text:p text:style-name="Corpsdetexte">Par contre, j’ai éprouvé un profond intérêt à réentendre ces<text:s/><text:span text:style-name="title">Cloches</text:span><text:s/>étranges, après la joie que m’avait procurée<text:s/><text:span text:style-name="title">Campagne première</text:span>. Tout ce qui fait actuellement le talent de<text:s/>M. Retté :<text:s/>intensité<text:s/>et sincérité de l’émotion, harmonie musicale et lyrisme, s’y découvre déjà en un chaos des plus extraordinaires que produit une pensée encore hésitante et souffrante, en proie au terrible malaise d’ignorer et de chercher sa voie.<text:s/><text:span text:style-name="T1696">Terra autem<text:s/></text:span><text:span text:style-name="T1697">erat inanis et vacua, et tenebræ erant super faciem ab</text:span><text:span text:style-name="T1698">yssi.</text:span><text:s/>Ces premiers mots du deuxième verset de la<text:s/><text:span text:style-name="title">Genèse</text:span><text:s/>pourraient servir d’épigraphe aux<text:s/><text:span text:style-name="title">Cloches dans la Nuit</text:span><text:span text:style-name="T1699">.</text:span><text:s/>Il<text:s/><text:span text:style-name="T1700">y</text:span><text:s/>manque, en effet, la<text:s/>lumière et le souffle sain de la Vie. Un monde en travail de formation y apparaît avec son grouillement d’éléments qui<text:s/>s’organisent. Tous les germes du développement à venir s’y enchevêtrent confusément. Et c’est de là que cette œuvre tire surtout son prix et le meilleur de sa valeur. L’horreur des choses factices et des villes qui a conduit<text:s/>M. Retté à fuir vers la Nature et le séjour aux champs, le désir d’une vie simple, s’expriment dans ce livre à mainte et mainte reprise ;<text:s/>entre autres strophes caractéristiques, celle de la page 60 est à citer.</text:p>
      <text:p text:style-name="quote.l">Telle l’âme inquiète, l’âme en quête de moi,</text:p>
      <text:p text:style-name="quote.l">Se veut parfois sauve de l’aujourd’hui, sauve de ses ornières,</text:p>
      <text:p text:style-name="quote.l">Et se détourne vers un<text:s/>jadis-futur qui serait sa loi</text:p>
      <text:p text:style-name="quote.l">Et s’aspire simple à toujours vers l’orbe de simple lumière</text:p>
      <text:soft-page-break/>
      <text:p text:style-name="quote.l">Où se recréer son âme première —</text:p>
      <text:p text:style-name="quote.l">Un très vieux hymne chante en moi.</text:p>
      <text:p text:style-name="Corpsdetexte">L’idée de la<text:s/><text:span text:style-name="title">Forêt bruissante</text:span><text:s/>s’aperçoit dans le poème III des<text:s/><text:span text:style-name="title">Sillages</text:span><text:s/>comme dans<text:s/>le<text:s/>poème III<text:s/>de<text:s/>la<text:s/><text:span text:style-name="title">Chanson de Nirvana</text:span><text:span text:style-name="T1701">.</text:span><text:s/>De<text:s/>même que dans<text:s/>la<text:s/><text:span text:style-name="title">Forêt</text:span><text:span text:style-name="title"><text:s/></text:span><text:span text:style-name="title">bruissante</text:span><text:span text:style-name="T1702">,</text:span><text:s/>il y a dans les<text:s/><text:span text:style-name="title">Cloch</text:span><text:span text:style-name="title">es</text:span><text:s/>un homme qui veut se libérer ;<text:s/>la seule différence est qu’il n’y réussit pas et en gémit.</text:p>
      <text:p text:style-name="quote.l">Va-t-en toujours plus lent par la forêt de Vie,</text:p>
      <text:p text:style-name="quote.l">Dur vieillard accablé sous ton fagot de songes.</text:p>
      <text:p text:style-name="quote.l">Ô<text:s/>vagabond nocturne en la cité bannie</text:p>
      <text:p text:style-name="quote.l">Suis ces rues désertes que des rues prolongent</text:p>
      <text:p text:style-name="quote.l"/>
      <text:p text:style-name="quote.l">L’ennemi, ton Savoir, te laboure le cœur :</text:p>
      <text:p text:style-name="quote.l">Vois, ce sont lourds ennuis  et longs remords qu’il<text:s/>sème</text:p>
      <text:p text:style-name="quote.l">Et ce cri de toi, ce cri navré<text:s/>te fait peur :</text:p>
      <text:p text:style-name="quote.l">« J’ai la haine de Tout et même de moi-même. »</text:p>
      <text:p text:style-name="Corpsdetexte"><text:span text:style-name="pb">[p.<text:s/></text:span><text:span text:style-name="pb">692</text:span><text:span text:style-name="pb">]<text:s/></text:span>Ces deux strophes résument parfaitement l’esprit et le sujet des<text:s/><text:span text:style-name="title">Cloches dans la nuit</text:span><text:span text:style-name="T1703">,</text:span><text:s/>concordant avec l’explication que<text:s/>M. Retté lui-même nous en fournit dans<text:s/>l’<text:span text:style-name="title">Apologue</text:span>.<text:s/>On remarquera, notons-le en passant, le contraste entre la sérénité de cette visite en Arcadie, et le désespoir des<text:s/><text:span text:style-name="title">Cloches</text:span>. On verra aussi dans les<text:s/><text:span text:style-name="title">Cloches<text:s/></text:span>des harmonies qui font présager les harmonies futures, telle cette strophe d’une très belle ampleur :</text:p>
      <text:p text:style-name="quote.l">Larges ondes venues et revenues des pôles,</text:p>
      <text:p text:style-name="quote.l">Brise fraîche, brise de bonne fortune,</text:p>
      <text:p text:style-name="quote.l">Vagues cérulées, balancées dont l’écume s’envole,</text:p>
      <text:p text:style-name="quote.l">Cieux futurs blondissants de caresses de lune,</text:p>
      <text:p text:style-name="quote.l">Sourires d’étoiles par les champs glauques de l’espace,</text:p>
      <text:p text:style-name="quote.l">Harpe accompagnante d’aïeux et chantante au sillage,</text:p>
      <text:p text:style-name="quote.l">Lumineuse nuit sonore, salut de vaisseaux qu’on dépasse,</text:p>
      <text:p text:style-name="quote.l">Élargies, toujours élargies, ondes d’un songe de voyage…</text:p>
      <text:p text:style-name="quote.l">Puis viendra l’accalmie en les havres de mystère :</text:p>
      <text:p text:style-name="quote.l">Mes barques s’en vont, s’en vont sur la mer.<text:s/>(p. 38)</text:p>
      <text:p text:style-name="Corpsdetexte">Rappelons en outre que<text:s/>M. Retté, dans ce recueil affirme, ainsi qu’il l’écrivait en tête d’une<text:s/><text:span text:style-name="title">Belle Dame</text:span><text:span text:style-name="T1704">,</text:span><text:s/>le double principe d’unité dans la conception et de diversité dans les rythmes dont il ne s’est jamais écarté. J’ajoute, pour les amateurs de curiosités littéraires,<text:s/>qu’ils y retrouveront un essai d’adaptation à la poésie de la théorie wagnérienne des motifs musicaux.<text:s/><text:soft-page-break/>En quelques mots :<text:s/>par ce wagnérisme, l’emploi du vers libre, la suppression de la ponctuation, les déformations syntaxiques, l’abus des néologismes ou des termes surannés, l’étrangeté des images, ce livre est bien de l’époque où il fut<text:s/>écrit. À<text:s/>ces différents titres, il demeure à consulter.</text:p>
      <text:p text:style-name="Corpsdetexte">La crise philosophique dont il était l’expression devait se prolonger plusieurs années. Elle<text:s/>s’aggrava du conflit entre la réalité et<text:s/>le<text:s/>rêve que marque<text:s/><text:span text:style-name="title">Thulé</text:span><text:span text:style-name="title"><text:s/>des brumes</text:span>, d’une déviation intellectuelle amenant à paradoxer sur l’amour, et d’une crise passionnelle à laquelle se rapporte<text:s/><text:span text:style-name="title">Une Belle Dame passa</text:span>.</text:p>
      <text:p text:style-name="Corpsdetexte"><text:span text:style-name="title">Une Belle Dame</text:span><text:s/>parut à la librairie Vanier, en 1893, précédée d’une note dont le deuxième alinéa subsiste seul aujourd’hui. Quant au texte de la réédition, à part huit mots qui ont été changés, il reproduit exactement l’ancien. Fidèle à sa méthode de composition,<text:s/>M. Retté n’a point voulu que son livre fût un banal assemblage de<text:s/><text:span text:style-name="T1705">pièces détachées</text:span><text:span text:style-name="T1706"> :</text:span><text:s/>il l’a conçu et exécuté tout à la fois un et divers. Le mendiant des<text:s/><text:span text:style-name="title">Cloches</text:span><text:s/>est devenu l’aventurier qui se rappelle son aventure et la redit. C’est d’abord la rencontre de celle qui fut pour lui la belle dame. Cet amour débute bien, comme la plupart des amours, et finit assez mal, comme la plupart des amours aussi. L’aventurier commence par chanter de bonheur, et ses chansons sont ravissantes de jeune et fraîche tendresse. Puis les orgues de la passion grondent plus farouches. Le petit vers de la romance fait place au grand alexandrin :</text:p>
      <text:p text:style-name="quote.l">Hier !<text:s/>— ô<text:s/>soir dernier d’une ivresse qu’adorne</text:p>
      <text:p text:style-name="quote.l">Le prestige écroulé d’un nuage vermeil —</text:p>
      <text:p text:style-name="quote.l">Muse, le sang du ciel ruisselait, le soleil</text:p>
      <text:p text:style-name="quote.l">Épouvantait de flèches d’or le couchant morne ;</text:p>
      <text:p text:style-name="quote.l">Des colombes neigeaient vers ta gorge fleurie.</text:p>
      <text:p text:style-name="quote.l">Des cygnes, dans<text:s/>le vent, chantaient leur agonie</text:p>
      <text:p text:style-name="quote.l">Pour avoir contemplé tes pieds blancs sur la grève ;</text:p>
      <text:p text:style-name="quote.l">Et roulant des parfums et pâmant des sanglots,</text:p>
      <text:p text:style-name="quote.l">La mer, la grande fleur aux pétales de flots,</text:p>
      <text:p text:style-name="quote.l">Élevait à ta lèvre un calice de rêve.</text:p>
      <text:p text:style-name="Corpsdetexte">Voilà une strophe fort belle, ou je ne m’y connais pas. Mais l’aventurier ne saurait chanter ainsi longtemps. Car déjà la belle dame passe, et bientôt elle aura passé. Les orgues s’assourdissent pour mieux dire la détresse du poète :</text:p>
      <text:p text:style-name="quote.l">Par l’ombre vague où vont des formes</text:p>
      <text:soft-page-break/>
      <text:p text:style-name="quote.l">J’éperds mes regards assoiffés de toi :</text:p>
      <text:p text:style-name="quote.l">Silence, solitude<text:s/>et Male-Norme</text:p>
      <text:p text:style-name="quote.l">           Me parlent de toi…</text:p>
      <text:p text:style-name="quote.l"/>
      <text:p text:style-name="quote.l">Est-ce ta voix qui chante en ma folie ?</text:p>
      <text:p text:style-name="quote.l">Est-ce ton front<text:s/>pâle sur l’oreiller ? —</text:p>
      <text:p text:style-name="quote.l">Une vieille s’est assise au foyer</text:p>
      <text:p text:style-name="quote.l">           Et son nom :<text:s/>Insomnie.</text:p>
      <text:p text:style-name="Corpsdetexte">Alors les pensées de mort se mêlent aux désirs d’amour. Les unes et les autres se heurtent, et elles se fondent en une pièce étonnante de<text:s/><text:span text:style-name="T1707">rendu</text:span><text:s/>qui s’ouvre par cet élan de passion :</text:p>
      <text:p text:style-name="quote.l">Ô<text:s/>regards de prière !<text:s/>ô<text:s/>cheveux parfumés !</text:p>
      <text:p text:style-name="Corpsdetexte">Et se ferme sur un cri de terreur :</text:p>
      <text:p text:style-name="quote.l">Et ton sang et mon sang rougissant les draps purs.</text:p>
      <text:p text:style-name="Corpsdetexte">Les sentiments les plus contradictoires s’y trouvent rapprochés dans des strophes si tragiques qu’il faut les avoir vécues pour être à même de les écrire :</text:p>
      <text:p text:style-name="quote.l">Va-t-en, ôte tes mains fraîches comme des roses ;</text:p>
      <text:p text:style-name="quote.l">Je voudrais tant dormir délivré de tes lèvres</text:p>
      <text:p text:style-name="quote.l">Très loin…<text:s/>Qu’une neige d’oiseaux<text:s/>chastes se pose</text:p>
      <text:p text:style-name="quote.l">Sur mon cœur convulsif et sur mon front de fièvre.</text:p>
      <text:p text:style-name="quote.l"/>
      <text:p text:style-name="quote.l">Va-t-en, détourne-toi vers l’ombre maternelle,</text:p>
      <text:p text:style-name="quote.l">Cache ta face et tes regards trop radieux —</text:p>
      <text:p text:style-name="quote.l">Les oiseaux sont-ils là :<text:s/>j’entends chanter des ailes…</text:p>
      <text:p text:style-name="quote.l">Va-t-en chez les démons rieurs qui sont tes dieux.</text:p>
      <text:p text:style-name="quote.l"/>
      <text:p text:style-name="quote.l">Mais non, reviens !<text:s/>garde la Nuit dans tes cheveux,</text:p>
      <text:p text:style-name="quote.l">La Nuit et les parfums et juillet embrasé,</text:p>
      <text:p text:style-name="quote.l">Rends-moi tes yeux<text:s/>profonds et ta bouche, je veux</text:p>
      <text:p text:style-name="quote.l">M’ensevelir dans le tombeau de tes baisers.</text:p>
      <text:p text:style-name="Corpsdetexte">Ici nous sommes au point suprême de la crise, celui après lequel une détente est nécessaire. Car y rester plus longtemps, ce serait affronter la folie. Cette réaction salutaire, et<text:s/><text:span text:style-name="T1708">psychologiqueme</text:span><text:span text:style-name="T1709">n</text:span><text:span text:style-name="T1710">t indispensable</text:span><text:span text:style-name="T1711">,<text:s/></text:span>M. Retté nous la décrit, ou, mieux, nous en donne la<text:s/><text:soft-page-break/>sensation, immédiatement après l’accès passionnel qui précède, dans des vers d’un saisissant contraste, par leur ton<text:s/><text:span text:style-name="T1712">apaisé</text:span><text:span text:style-name="T1713">,</text:span><text:s/>avec l’accent poignant des autres :</text:p>
      <text:p text:style-name="quote.l">Le matin, comme un enfant de lumière,</text:p>
      <text:p text:style-name="quote.l">Le matin, comme un enfant de pardon,</text:p>
      <text:p text:style-name="quote.l">   Descend des cimes coutumières</text:p>
      <text:p text:style-name="quote.l">Poser ses mains fraîches<text:s/>sur nos deux fronts,</text:p>
      <text:p text:style-name="quote.l"/>
      <text:p text:style-name="quote.l">   Le matin rit un rire d’Avril</text:p>
      <text:p text:style-name="quote.l">Dans le ciel clair — rose et verte ironie —</text:p>
      <text:p text:style-name="quote.l">Ah !<text:s/>vois s’ouvrit cette porte, ah !<text:s/>magie</text:p>
      <text:p text:style-name="quote.l">Vers un pays de soleil puéril,</text:p>
      <text:p text:style-name="quote.l"/>
      <text:p text:style-name="quote.l">Toi si blanche, et moi si pâle, partons ;</text:p>
      <text:p text:style-name="quote.l">Entends-tu pas quelle oraison :</text:p>
      <text:p text:style-name="quote.l">Le matin chante en la chanson des brises —</text:p>
      <text:p text:style-name="quote.l">Et voici les coteaux de la Terre Promise</text:p>
      <text:p text:style-name="quote.l"/>
      <text:p text:style-name="quote.l">Mais ta blancheur est d’une morte,</text:p>
      <text:p text:style-name="quote.l">Mais ma pâleur est d’un mort…</text:p>
      <text:p text:style-name="quote.l">Doux matin d’or, ferme la porte</text:p>
      <text:p text:style-name="quote.l">Puisqu’elle et moi nous sommes morts.</text:p>
      <text:p text:style-name="Corpsdetexte">Maintenant, avant que le cœur se guérisse, il passera par la tristesse, cette forme de la convalescence après une violente douleur. Le poète se réfugie vers la Nature dont les paysages le bercent et le calment. Celle qui le fit souffrir, se transfigure dans son souvenir. Il<text:s/>n’en conserve plus qu’une radieuse image. Toute cette<text:s/><text:span text:style-name="T1714">départie</text:span><text:span text:style-name="T1715"><text:s/></text:span>est d’une facture remarquable, malgré que je n’en aime<text:s/>pas certaines images, telles<text:s/>que<text:s/><text:span text:style-name="title">les Lacs de Norwège</text:span><text:span text:style-name="T1716">,<text:s/></text:span><text:span text:style-name="title">la Sylve séculaire</text:span><text:span text:style-name="T1717">,<text:s/></text:span><text:span text:style-name="title">la Fille d</text:span><text:span text:style-name="title">’</text:span><text:span text:style-name="title">Agamemnon</text:span><text:span text:style-name="T1718">.</text:span><text:s/>Et l’aventurier, ayant terminé son aventure, je ne veux point retarder davantage de placer ici quelques remarques.</text:p>
      <text:p text:style-name="Corpsdetexte"><text:span text:style-name="title">Une Belle Dame</text:span><text:s/>est d’une technique bien supérieure à celle des<text:s/><text:span text:style-name="title">Cloches dans la Nuit</text:span><text:span text:style-name="T1719">,</text:span><text:s/>et<text:s/>M. Retté est fondé d’y inscrire l’épigraphe de son épilogue <text:span text:style-name="T1720">:</text:span></text:p>
      <text:p text:style-name="quote.l">Je sens déjà sur mes lèvres</text:p>
      <text:p text:style-name="quote.l">La fraîcheur des cieux nouveaux.</text:p>
      <text:p text:style-name="Corpsdetexte">Car ce livre est en progrès considérable sur le précédent, et il rend possibles ceux qui ont<text:s/><text:soft-page-break/>suivi. La ponctuation n’est plus écartée. La langue s’est assagie, soit comme vocabulaire, soit comme syntaxe. L’expression est encore parfois indécise ou lâche, la pensée vague, l’image inconsistante. Mais qu’est-ce auprès de ce qu’étaient les<text:s/><text:span text:style-name="title">Cloches</text:span><text:span text:style-name="T1721"> ?</text:span><text:s/>Le vers est demeure libre. Mais ce n’est plus le vers Kahnard, à la démarche embarrassée et encombrante. Il<text:s/>revient aux proportions classiques, se prête à des strophes régulières et ne conserve guère sa liberté que pour les rimes, les finales, les enjambements et les césures. Ce retour vers l’équilibre et la mesure est nettement perceptible à un autre point de vue, celui des influences. Tandis que les<text:s/><text:span text:style-name="title">Cloches</text:span><text:s/>sont une œuvre à rattacher au cycle symbolique,<text:s/><text:span text:style-name="title">Une Belle Dame</text:span><text:s/>est marquée au sceau de Baudelaire. Or on a bien pu reprocher à l’auteur des<text:s/><text:span text:style-name="title">Fleurs du Mal</text:span><text:s/>tout un côté artificiel et maladif de son art. Cela n’empêche pas que sa langue et sa poétique furent traditionnelles au<text:s/>lieu que celles des<text:s/><text:span text:style-name="title">Palais nomades</text:span><text:s/>et symbolardises similaires ne<text:s/>le<text:s/>furent absolument pas. Errer dans le<text:s/>parterre de Baudelaire après avoir failli s’enliser dans<text:s/>les marécages du Symbole, c’était donc donner la preuve d’une amélioration. Car ce nouveau terrain peut être pestilentiel, mais au moins il est ferme, et c’est déjà beaucoup d’avoir les pieds solides lorsque, auparavant, on vacillait sur ses jambes !<text:s/>M. Retté a pu ainsi peu à peu parvenir jusqu’à lui-même et, passant d’une apparence à l’autre, atteindre à sa propre réalité. — J’ai conservé une vieille chronique où<text:s/>M. André Theuriet parlait<text:s/>d’<text:span text:style-name="title">Une Belle Dame</text:span><text:span text:style-name="T1722">.</text:span><text:s/>Notre bûcheron académique, tout en reconnaissant à<text:s/>M. Retté<text:s/><text:span text:style-name="quote.c">« </text:span><text:span text:style-name="quote.c">les qualités essentielles</text:span><text:span text:style-name="quote.c"> »</text:span>, semble l’avoir lu de la même façon qu’un aveugle regarderait un tableau.<text:s/><text:span text:style-name="quote.c">« M. </text:span><text:span text:style-name="quote.c">Retté, dit-il, est l</text:span><text:span text:style-name="quote.c">’</text:span><text:span text:style-name="quote.c">un des mieux doués parmi les apôtres de cette école</text:span><text:span text:style-name="quote.c"><text:s/>q</text:span><text:span text:style-name="quote.c">ui s</text:span><text:span text:style-name="quote.c">’</text:span><text:span text:style-name="quote.c">inspire du préraphaélitisme anglais et qui tente<text:s/></text:span><text:span text:style-name="quote.c">de faire fleurir ch</text:span><text:span text:style-name="quote.c">ez nous la charmante et artificielle poésie de Dante<text:s/></text:span><text:span text:style-name="title">Rossatti</text:span><text:span text:style-name="quote.c"><text:s/>(</text:span><text:span text:style-name="quote.c">!!</text:span><text:span text:style-name="quote.c">!</text:span><text:span text:style-name="quote.c">) et de deux ou trois autres rimeurs d</text:span><text:span text:style-name="quote.c">’</text:span><text:span text:style-name="quote.c">outre-Manche.</text:span><text:span text:style-name="quote.c"> »</text:span><text:s/>Combien ce critique est informé et perspicace !<text:s/>Pour moi, je n’ai vu aucun préraphaélitisme dans<text:s/><text:span text:style-name="title">Une Belle Dame</text:span>, ni en 1893, ni en 1897. Comme les<text:s/><text:span text:style-name="title">Cloches</text:span><text:span text:style-name="T1723">,</text:span><text:s/>ce recueil nous montre un des pièges que Jacques Simple a rencontrés en traversant la Forêt des Illusions. Ce fut l’embûche sentimentale qu’il ne sut pas éviter :<text:s/>la recherche forcenée de l’absolu par la femme et l’insuccès de ses efforts.</text:p>
      <text:p text:style-name="Corpsdetexte">Maintenant Jacques Simple vit heureux en Arcadie. Pour accroître son bonheur présent, il se rappelle son douloureux passé. On pourra critiquer les deux livres qu’il réédite, et l’on aura raison, puisqu’ils sont imparfaits. Mais peu lui importe, à lui. Les<text:s/><text:span text:style-name="title">Cloches</text:span><text:s/>et<text:s/><text:span text:style-name="title">Une Belle Dame</text:span><text:s/>sont des épisodes de son existence, et tous ceux qui suivent son évolution ne pourront pas s’en désintéresser.</text:p>
      <text:p text:style-name="P1724">LOUIS DE SAINT-JACQUES.</text:p>
      <text:p text:style-name="postscript"><text:span text:style-name="T1725">P.-S</text:span><text:span text:style-name="T1726">.</text:span><text:s/>— Dans ma prochaine<text:s/><text:span text:style-name="title">Expertise</text:span>, je parlerai du voyage<text:s/><text:span text:style-name="title">Vers le Pôle</text:span><text:s/>de Nansen.</text:p>
      <text:h text:style-name="Titre1" text:outline-level="1"><text:bookmark-start text:name="bookmark123"/><text:bookmark-end text:name="bookmark123"/><text:soft-page-break/><text:span text:style-name="pb">[p.<text:s/></text:span><text:span text:style-name="pb">714</text:span><text:span text:style-name="pb">]<text:s/></text:span>Expertises<text:s/>XIX.<text:s/><text:line-break/>Le voyage<text:s/><text:span text:style-name="title">Vers le Pôle</text:span><text:s/>de<text:s/>Fridtjof<text:s/>Nansen</text:h>
      <text:p text:style-name="dateline">15 novembre 1897.</text:p>
      <text:p text:style-name="Corpsdetexte">Ce n’est pas au point de vue scientifique que je veux parler de Nansen ;<text:s/>ce<text:s/>n’est pas au point de vue littéraire.<text:s/>Il<text:s/>s’agit d’une chose plus haute :<text:s/>d’examiner comment, en accomplissant son voyage, Fridtjof Nansen a réalisé une<text:s/>œuvre<text:s/>de beauté. Non pas une<text:s/>œuvre tangible, concrétée dans une matière, comme une statue ou un tableau :<text:s/>ces objets sont périssables et leur splendeur ne leur survit<text:s/>pas ;<text:s/>mais une<text:s/>œuvre<text:s/>dont la beauté ne dépend ni d’un<text:s/>bloc de marbre ni d’un carré de toile, parce qu’elle est toute morale et qu’elle restera dans la mémoire des hommes tant que les hommes auront<text:s/>le<text:s/>culte des héros.</text:p>
      <text:p text:style-name="Corpsdetexte">Car Nansen est un héros, qu’on ne<text:s/>s’y trompe pas !<text:s/>Or en ce temps de veulerie et de décrépitude universelles, les héros n’abondent pas, les saltimbanques les remplacent ;<text:s/>c’est pourquoi, lorsque, par bonheur, un de ces êtres d’exception apparaît<text:s/>au-dessus de la tourbe des pieds-plats qu’est devenue<text:s/>l’espèce humaine, il est bon de l’admirer, ne serait-ce que pour reprendre courage soi-même<text:s/>et se fortifier dans sa propre énergie. Nansen doit être rangé au nombre des<text:s/><text:span text:style-name="T1727">héros</text:span>, très rares,<text:s/><text:span text:style-name="T1728">de volonté réfléchie</text:span>. J’entends, par là, les quelques-uns qui conçoivent une idée et ne se hasardent à l’exécuter que lorsqu’ils en ont déterminé toutes les conditions pratiques. Ils la choisissent difficile pour qu’elle soit digne<text:s/>d’eux-mêmes. Ils réduisent sa difficulté à un certain nombre de causes et pour chacune d’elles prévoient une solution. Lorsqu’ils ont accompli ce travail préparatoire, qui exige, par-dessus tout, une intelligence lucide et minutieuse, ils s’abandonnent à leur idée. Ils ont découvert sur le papier et par la théorie les éléments du problème et les moyens de réussir. Ils passent alors<text:s/>à la vérification pratique.<text:s/>Et s’ils triomphent en cette expérience, tout leur orgueil se borne à dire que leurs prévisions étaient justes et ne pouvaient les trahir.</text:p>
      <text:p text:style-name="Corpsdetexte">Nansen est un de ces héros. Il a eu son<text:s/>idée, et, au<text:s/><text:span text:style-name="pb">[p.<text:s/></text:span><text:span text:style-name="pb">715</text:span><text:span text:style-name="pb">]<text:s/></text:span>prix de mille fatigues,<text:s/>il a prouvé qu’elle était vraie. Il<text:s/>est plus beau par cela seul, que par le fait d’avoir marché<text:s/>plus avant vers le pôle qu’aucun de ses prédécesseurs. Jusqu’à lui, Lockwod, de la mission Greely (1881-1884), détenait le record par<text:s/>83°24ʹ.<text:s/>Il le bat par 86°13ʹ6. Mais<text:s/>ce détail ne m’intéresse pas outre mesure :<text:s/>j’aime autre chose chez Nansen.</text:p>
      <text:p text:style-name="Corpsdetexte">Tout le prédisposait à son expédition périlleuse :<text:s/>race, hérédité, patrie<text:s/>et tempérament. Ces inclinations naturelles furent encore développées par ses études scientifiques. Entre les<text:s/>unes et les autres, il y eut un lien intime :<text:s/>l’explorateur en germe fit le savant naturaliste, et le savant<text:s/><text:soft-page-break/>naturaliste donna naissance à l’explorateur. À<text:s/>vingt-sept ans, il explorait le Groenland, non seulement pour satisfaire son goût de l’inconnu arctique, mais<text:s/>pour amasser des observations. À<text:s/>peine de retour et reposé, il projette déjà une nouvelle expédition, celle dont j’ai voulu me donner le plaisir de parler ;<text:s/>et il<text:s/>la projeta non pas en aventurier, mais en homme qui sait ce qu’il veut et utilise à son profit les écoles de ses devanciers. Que ce fut en traîneaux, ou sur des navires, ou à l’aide de ces deux modes combinés de locomotion, on s’était jusqu’alors élancé à l’assaut des régions polaires par quatre routes différentes :<text:s/>du côté de l’Amérique du Nord, par la baie de Baffin et le détroit de Smith ;<text:s/>en second lieu, par le bras de mer compris entre le Groenland et le Spitzberg ;<text:s/>plus à l’est, par celui qui sépare cette dernière terre de la Nouvelle-Zemble et de la Terre François-Joseph ;<text:s/>ou, plus à l’est encore, par le détroit de Bering. Mais toujours on s’était buté<text:s/>à<text:s/>des banquises infranchissables, et les plus heureux furent encore ceux qui purent rebrousser chemin. Cependant, à l’inspection de la carte, on reconnaît bien qu’il ne saurait y avoir une autre voie. À<text:s/>choisir entre les quatre, il fallait donc se décider pour celle qui permettait la plus facile attaque et la plus grande pénétration. La découverte de quelques débris en donna l’idée à Nansen. En somme, c’était très simple, mais personne n’y avait songé.</text:p>
      <text:p text:style-name="Corpsdetexte">Qu’on en juge. — On se rappelle la malheureuse expédition de la<text:s/><text:span text:style-name="T1729">Jeannette</text:span>. S’étant engagée dans le détroit de Bering, elle était parvenue jusqu’au nord de la presqu’île d’Alaska, à la hauteur de la terre de Wrangel, quand, le 6 septembre 1879, elle fut prise par la banquise d’où<text:s/>elle ne put se dégager. Sa dérive dura deux ans dans la direction O-N-O. Près des îles de la Nouvelle Sibérie, elle fut brisée par les glaces et l’équipage entier périt. Trois ans plus tard, à l’extrémité sud-ouest du Groenland, aux environs de Julianehaab,<text:s/><text:span text:style-name="T1730">c</text:span><text:span text:style-name="T1731">’</text:span><text:span text:style-name="T1732">est-à-dire en un point symétrique</text:span><text:span text:style-name="T1733">,<text:s/></text:span><text:span text:style-name="T1734">par rapport au pôle, de celui où la<text:s/></text:span>Jeannette<text:span text:style-name="T1735"><text:s/></text:span><text:span text:style-name="T1736">avait été broyée</text:span>, on recueillait sur un glaçon des épaves authentiques de ce bâtiment.</text:p>
      <text:p text:style-name="Corpsdetexte">Voilà le fait :<text:s/>qu’indiquait-il ?<text:s/>En premier lieu, il confirmait l’existence soupçonnée de grands courants polaires. Raisonnant sur ces courants, Nansen se convainquit que les restes de la<text:s/><text:span text:style-name="T1737">Jeannette</text:span><text:s/>ne pouvaient avoir descendu le détroit de Smith, car ils seraient allés sur la côte américaine et non point vers le Groenland. Ils devaient donc avoir longé le Groenland oriental, portés par le courant qui baigne cette rive, passe par le cap Farewel et s’enfonce, vers le nord, dans le détroit de Davis ;<text:s/>et, pour joindre ce courant, il fallait forcément qu’il en existât un autre naissant aux îles de la Nouvelle-Sibérie, remontant vers le pôle et gagnant le courant du Groenland oriental. Ce grand courant polaire avait ainsi entraîné avec lui la banquise qui enserrait la<text:s/><text:span text:style-name="T1738">Jeannette</text:span><text:s/>jusqu’à sa jonction avec l’autre ;<text:s/>celui-ci, à son tour,<text:s/><text:soft-page-break/>l’avait conduite jusqu’à cette pointe sud-groenlandaise où tout ce qui en subsistait avait été découvert. Par suite, en supposant que la<text:s/><text:span text:style-name="T1739">Jeannette</text:span><text:s/>eût été aménagée de façon à résister aux formidables pressions des glaces et à posséder des vivres pour trois ans (le temps de sa dérive), ni elle ni ses hommes n’auraient succombé. L’expédition se serait certainement rapprochée du pôle, peut-être même<text:s/>l’aurait-elle atteint. Eh bien !<text:s/>ce qu’elle<text:s/>n’avait point fait, pourquoi ne le ferait-on pas ?<text:s/>Maintenant qu’on était averti, il n’y avait qu’à prendre ses précautions.</text:p>
      <text:p text:style-name="Corpsdetexte">Et Nansen les prit.</text:p>
      <text:p text:style-name="Corpsdetexte">Le voyage qu’il voulut faire et dont il élabora le plan, était exactement celui que la<text:s/><text:span text:style-name="T1740">Jeannette</text:span><text:s/>avait fait malgré elle. Comme il le déclare,<text:s/><text:span text:style-name="quote.c">« </text:span><text:span text:style-name="quote.c">si la plupart des expéditions entreprises jusqu</text:span><text:span text:style-name="quote.c">’</text:span><text:span text:style-name="quote.c">ici avaient échoué, c</text:span><text:span text:style-name="quote.c">’</text:span><text:span text:style-name="quote.c">est qu</text:span><text:span text:style-name="quote.c">’</text:span><text:span text:style-name="quote.c">elles avaient été dirigées dans des mers où le courant porte vers le sud</text:span><text:span text:style-name="quote.c"> »</text:span>, en sorte que les explorateurs, tandis qu’ils croyaient marcher vers le nord, étaient, au contraire, ramenés, malgré eux, en arrière par les glaces qui les bloquaient. Le mieux était donc de partir, comme la<text:s/><text:span text:style-name="T1741">Jeannette</text:span>, des<text:s/>îles de la Nouvelle-Sibérie, puis,<text:s/><text:span text:style-name="quote.c">« </text:span><text:span text:style-name="quote.c">une fois toute issue fermée, de se laisser entraîner vers le nord-ouest par la lente<text:s/></text:span><text:span text:style-name="pb">[p.<text:s/></text:span><text:span text:style-name="pb">716</text:span><text:span text:style-name="pb">]<text:s/></text:span><text:span text:style-name="quote.c">dérive qui porte les eaux de l</text:span><text:span text:style-name="quote.c">’</text:span><text:span text:style-name="quote.c">océan Glacial de Sibérie vers le Groenland</text:span><text:span text:style-name="quote.c"> »</text:span>. Ce projet fut présenté en 1891 à la Société de Géographie de Christiania. Le but n’était point précisément de parvenir au point mathématique du pôle, en lui-même d’un médiocre intérêt, mais d’étudier les vastes régions qui l’entourent et de vérifier le fameux courant pressenti. Bien entendu, les gens compétents haussaient plus ou moins les épaules !<text:s/>Mais Nansen, je l’ai dit, est un volontaire réfléchi. La période de réflexion était maintenant achevée.<text:s/><text:span text:style-name="T1742">Il<text:s/></text:span><text:span text:style-name="T1743">tenait son idée et il tenait à elle.</text:span><text:s/>Il voulait l’expérimenter. Et parce qu’il savait qu’il<text:s/>avait raison, il passa sur la tête de ceux qui le croyaient fou. L’argent nécessaire (622 000 fr.) lui vint par une souscription en quelque sorte nationale. Une partie fut employée à la construction du<text:s/><text:span text:style-name="T1744">Fram</text:span><text:span text:style-name="T1745">,</text:span><text:s/>navire sur lequel devait s’embarquer l’expédition, et qui fut aménagé en vue de résister aux poussées de la banquise et d’être soulevé par elle au lieu d’être brisé dans son étau<text:span text:style-name="Appelnotedebasdep."><text:note text:note-class="footnote" text:id="_ftn77"><text:note-citation>78</text:note-citation><text:note-body><text:p text:style-name="Notedebasdepage"><text:s/>Aucun des prédécesseurs de Nansen n’avait songé à prendre cette précaution qui semble pourtant élémentaire !</text:p></text:note-body></text:note></text:span>. Le reste fut dépensé en approvisionnements et matériel scientifique. Le<text:s/><text:span text:style-name="T1746">Fram</text:span><text:s/>était éclairé à l’électricité. Par les soins du baron de Toll, l’explorateur de la Sibérie septentrionale, une meute<text:s/>de chiens fut rassemblée à Kabarova<text:s/>sur les bords du Yougor Char<text:span text:style-name="Appelnotedebasdep."><text:note text:note-class="footnote" text:id="_ftn78"><text:note-citation>79</text:note-citation><text:note-body><text:p text:style-name="Notedebasdepage"><text:s/>À l’entrée de la mer de Kara.</text:p></text:note-body></text:note></text:span><text:s/>et une autre à l’embouchure de l’Olonek<text:span text:style-name="Appelnotedebasdep."><text:note text:note-class="footnote" text:id="_ftn79"><text:note-citation>80</text:note-citation><text:note-body><text:p text:style-name="Notedebasdepage"><text:s/>Sur la côte nord d’Asie, Nansen ne prit pas cette seconde meute.</text:p></text:note-body></text:note></text:span><text:s/>pour être prises au passage. L’équipage du<text:s/><text:span text:style-name="T1747">Fram</text:span><text:s/>se composa de treize personnes<text:s/><text:soft-page-break/>soigneusement choisies. Et le 24 juin 1893 on s’embarquait à Christiania. On remonta la côte norvégienne jusqu’à Vardô. Le 21 juillet, on quittait ce port extrême, et le voyage réellement commençait. Le 29, on relâchait à Kabarova pour prendre la première meute et nettoyer les chaudières. Le 4 août on entrait dans la mer de<text:s/>Kara ;<text:s/>on longeait la presqu’île de Ialmal, doublait l’île Blanche et essayait de dépasser le cap Tcheliouskine. Mais la saison s’avançait et les glaces devenaient menaçantes. Après bien des difficultés, surtout aux environs de l’île Taïmyr, le<text:s/><text:span text:style-name="T1748">Fram</text:span><text:s/>réussit<text:s/>à sortir de la mer de Kara (10 septembre) et se hâte vers les îles de la Nouvelle-Sibérie. Il les atteint le 21 septembre, par le nord de la terre Sannikow. Mais, comme Nansen l’avait prévu, le<text:s/><text:span text:style-name="T1749">Fram</text:span><text:s/>se trouve alors entouré par les glaces. On l’amarre à un gros bloc, et, ne pouvant pénétrer plus avant, on fait tous les préparatifs en vue de l’hivernage. C’est alors que va commencer la dérive du navire sur sa banquise.</text:p>
      <text:p text:style-name="Corpsdetexte"><text:span text:style-name="quote.c">« </text:span><text:span text:style-name="quote.c">Grâce à la régularité de notre existence, écrit Nansen,</text:span><text:span text:style-name="quote.c"><text:s/>le<text:s/></text:span><text:span text:style-name="quote.c">temps s</text:span><text:span text:style-name="quote.c">’</text:span><text:span text:style-name="quote.c">écoula fort agréablement et avec la plus grande rapidité.</text:span><text:span text:style-name="quote.c"> »</text:span><text:s/>On est par 78°50ʹ<text:s/>de latitude nord. Le<text:s/>29 septembre, on constate que l’on se trouve par 79°5ʹ.<text:s/>La banquise a donc déplacé<text:s/>le<text:s/>navire d’un degré vers le nord, et les prévisions de Nansen continuent ainsi à se réaliser. Le froid augmente. Les glaces se resserrent autour du<text:s/><text:span text:style-name="T1750">Fram</text:span>, mais il en supporte aisément les pressions. Ces poussées ont lieu chaque jour de 4 heures à 6 heures du matin, et à pareille heure le soir ;<text:s/>dans l’intervalle se produit une détente qui donne naissance à des flaques d’eau libre.<text:s/><text:span text:style-name="quote.c">« </text:span><text:span text:style-name="quote.c">Cette lutte des glaces les unes contre les autres est à coup sûr un spectacle extraordinaire</text:span><text:span text:style-name="quote.c">…</text:span><text:span text:style-name="quote.c"><text:s/>À</text:span><text:span text:style-name="quote.c"><text:s/>travers<text:s/></text:span><text:span text:style-name="quote.c">une demi-obscurité, vous voyez l</text:span><text:span text:style-name="quote.c">es blocs monter en hautes crêtes et approcher en vagues menaçantes</text:span><text:span text:style-name="quote.c">…</text:span><text:span text:style-name="quote.c"><text:s/>Des quartiers épais de 4 ou 5 </text:span><text:span text:style-name="quote.c">mètres sont projetés en l</text:span><text:span text:style-name="quote.c">’</text:span><text:span text:style-name="quote.c">air, montent les uns au-dessus des autres ou tombent pulvérisés</text:span><text:span text:style-name="quote.c">…</text:span><text:span text:style-name="quote.c"><text:s/>Un fracas de tonnerre roule sans discontinuer</text:span><text:span text:style-name="quote.c">…</text:span><text:span text:style-name="quote.c"><text:s/>Puis le calme se fait, le bruit diminue et lentement s</text:span><text:span text:style-name="quote.c">’</text:span><text:span text:style-name="quote.c">éteint dans un grand silence de mort. Les mois succèdent aux mois, les années aux années, et jamais cet effroyable combat ne prend fin.</text:span><text:span text:style-name="quote.c"> »</text:span><text:s/>— Qu’on se figure une telle merveille, au milieu de ce désert désolé, la splendide horreur de ces champs glacés que l’on s’imaginerait immobiles mais qui<text:s/><text:span text:style-name="T1751">vivent</text:span><text:s/>et hurlent sans cesse comme pour protester contre les treize intrus du<text:s/><text:span text:style-name="T1752">Fram</text:span>. Eux, en dédaignent les dangers. Tandis que la banquise se rue sans se lasser contre les flancs du navire, ils procèdent tranquillement à leurs travaux scientifiques, font des sondages, notent les températures de l’eau et relèvent la latitude. Le<text:s/><text:span text:style-name="T1753">Fram</text:span><text:s/>craque de toute part, cela les trouble peu. Ce qui les inquiète davantage, c’est, un jour, de s’apercevoir qu’ils sont envahis par les punaises, et ils songent bien plus à s’en débarrasser qu’à s’effrayer de la nature qui veut leur mort !<text:s/>— Le 26 octobre, le soleil fait ses adieux, et l’on entre dans la longue nuit arctique. Maintenant le navire rétrograde vers<text:s/><text:soft-page-break/>le sud. Nansen se serait-il trompé ?<text:s/>Mais non, le 19 novembre, on est ramené vers<text:s/>le<text:s/>nord. La température baisse de plus en plus ;<text:s/>mais l’équipage ne craint pas le froid, et<text:s/><text:span text:style-name="quote.c">« </text:span><text:span text:style-name="quote.c">par 40</text:span><text:span text:style-name="quote.c">°</text:span><text:span text:style-name="quote.c"><text:s/>sous zéro, Bentzen va en chemise lire sur le pont les thermomètres</text:span><text:span text:style-name="quote.c"> »</text:span>. Les pressions s’accroissent ;<text:s/>et pendant le sabbat que produisait l’une d’entre elles, l’un des treize jouait, sur l’orgue, des phrases de la mélodie de Kjernef :<text:s/><text:span text:style-name="quote.c">« </text:span><text:span text:style-name="quote.c">Le chant des rossignols m</text:span><text:span text:style-name="quote.c">’</text:span><text:span text:style-name="quote.c">empêche de dormir</text:span><text:span text:style-name="quote.c"> ! »</text:span><text:s/>Pour la Noël, ils ont 38°<text:s/>de froid. Et tout<text:s/>le<text:s/>monde est bien portant.<text:s/><text:span text:style-name="quote.c">« </text:span><text:span text:style-name="quote.c">Si cela continue ainsi, s</text:span><text:span text:style-name="quote.c">’</text:span><text:span text:style-name="quote.c">écrie Nansen, qu</text:span><text:span text:style-name="quote.c">’</text:span><text:span text:style-name="quote.c">aurons-nous à raconter au retour</text:span><text:span text:style-name="quote.c"> ? »</text:span><text:s/>Et il ajoute :<text:s/><text:span text:style-name="quote.c">« </text:span><text:span text:style-name="quote.c">Cette vie régulière me convient parfaitement, jamais je ne me souviens d</text:span><text:span text:style-name="quote.c">’</text:span><text:span text:style-name="quote.c">avoir été en meilleure santé</text:span><text:span text:style-name="quote.c"> ;</text:span><text:span text:style-name="quote.c"><text:s/>tous mes compagnons sont également gros et gras. Notre vie ressemble à celle que nous mènerions en Norvège. Tous réunis dans une même pièce, nous formons comme un petit corps de patrie.</text:span><text:span text:style-name="quote.c"> »</text:span><text:s/>Car ils y<text:s/>songent, à la patrie, et, le<text:s/><text:span text:style-name="pb">[p.<text:s/></text:span><text:span text:style-name="pb">717</text:span><text:span text:style-name="pb">]<text:s/></text:span>8 janvier 1894, Nansen pense à sa petite Liv qu’il y a laissée, et à la maison en fête parce<text:s/>qu’elle a, ce jour-là, un an. Cependant la dérive a repris vers le pôle, tout en fléchissant constamment vers l’ouest. Le 2 février, grandes réjouissances à bord :<text:s/>on<text:s/>a passé le<text:s/>80°<text:s/>et l’on est par 82°10ʹ lat. N. et<text:s/>132°10ʹ long. E. On constate en même temps que tous les membres de la<text:s/>colonie ont augmenté de poids ! — Le soleil est revenu. Mais, fin février, on recule en arrière. Nansen s’irrite<text:s/>d’être obligé de subir ainsi les caprices de la banquise. L’homme d’action qui est en lui se révolte :<text:s/><text:span text:style-name="quote.c">« </text:span><text:span text:style-name="quote.c">Cette inactivité est absolument énervante</text:span><text:span text:style-name="quote.c"> ;</text:span><text:span text:style-name="quote.c"><text:s/>j</text:span><text:span text:style-name="quote.c">’</text:span><text:span text:style-name="quote.c">éprouve un impérieux besoin d</text:span><text:span text:style-name="quote.c">’</text:span><text:span text:style-name="quote.c">exercice violent. Qu</text:span><text:span text:style-name="quote.c">’</text:span><text:span text:style-name="quote.c">au moins nous puissions lutter et faire quelque chose</text:span><text:span text:style-name="quote.c"> !</text:span><text:span text:style-name="quote.c"><text:s/>P</text:span><text:span text:style-name="quote.c">our se laisser ainsi conduire vers le but par les forces aveugles de la nature sans jamais pouvoir intervenir, il faut à coup sûr dix fois plus d</text:span><text:span text:style-name="quote.c">’</text:span><text:span text:style-name="quote.c">énergie que pour le combat</text:span><text:span text:style-name="quote.c">.</text:span><text:span text:style-name="quote.c"> »</text:span><text:s/>Il ronge son frein avec fureur :<text:s/><text:span text:style-name="quote.c">« </text:span><text:span text:style-name="quote.c">Si la dérive suit une mauvaise direction, je romprai tous les ponts, et</text:span><text:span text:style-name="quote.c"><text:s/>nous partirons vers le nord, à</text:span><text:span text:style-name="quote.c"><text:s/>pied à travers la banquise</text:span><text:span text:style-name="quote.c">…</text:span><text:span text:style-name="quote.c"><text:s/>Je</text:span><text:span text:style-name="quote.c"><text:s/>n’</text:span><text:span text:style-name="quote.c">ai pas à choisir. Il est indigne d</text:span><text:span text:style-name="quote.c">’</text:span><text:span text:style-name="quote.c">un homme d</text:span><text:span text:style-name="quote.c">’</text:span><text:span text:style-name="quote.c">assumer une tâche, puis de l</text:span><text:span text:style-name="quote.c">’</text:span><text:span text:style-name="quote.c">abandonner une fois qu</text:span><text:span text:style-name="quote.c">’</text:span><text:span text:style-name="quote.c">elle est commencée.</text:span><text:span text:style-name="quote.c"> »</text:span><text:s/>Et, sans rien dire encore à ses compagnons, il se prépare en secret à les quitter pour marcher seul vers<text:s/>le<text:s/>pôle. Pendant le printemps et l’été de cette année 1894, les progrès de la dérive<text:s/>devinrent plus satisfaisants. En juin, on touchait au 83° ;<text:s/>mais le 1<text:span text:style-name="T1754">er</text:span> septembre, on avait rétrogradé<text:s/>au 81°14ʹ. Entre ces deux dates, sous l’action du soleil, un dégel partiel se produit et la température remonte.<text:s/><text:span text:style-name="quote.c">« </text:span><text:span text:style-name="quote.c">Mais ce jour sans fi</text:span><text:span text:style-name="quote.c">n avec so</text:span><text:span text:style-name="quote.c">n activité continuelle me fatigu</text:span><text:span text:style-name="quote.c">e</text:span><text:span text:style-name="quote.c">…</text:span><text:span text:style-name="quote.c"><text:s/>Et toujours cette obsédante attente et cet</text:span><text:span text:style-name="quote.c">te sensation pénible de vide. »</text:span><text:s/>Pour se distraire, Nansen s’acharne à l’étude microscopique de la florule polaire :<text:s/><text:span text:style-name="quote.c">« </text:span><text:span text:style-name="quote.c">Des recherches du plus haut intérêt, à coup sûr. Combien plus cependant il me plairait de lutter contre la glace dans une marche vers le nord.</text:span><text:span text:style-name="quote.c"> »</text:span><text:s/>En attendant, on se prépare pour la bataille ;<text:s/>on construit<text:s/>des traîneaux et des kayaks. Il<text:s/>en est arrivé au point<text:s/><text:span text:style-name="quote.c">« </text:span><text:span text:style-name="quote.c">de désirer presque une défaite décisive pour montrer quelles ressources sont en lui et ses<text:s/></text:span><text:soft-page-break/><text:span text:style-name="quote.c">compagnons</text:span><text:span text:style-name="quote.c"> »</text:span>. (Je ne cite autant que possible que ce qui est caractéristique de sa psychologie.)<text:s/>Cette exaspération est la belle rage du volontaire qui souffre de ne rien faire et cherche un danger digne de lui. Ce danger lui échappe-t-il ?<text:s/>Il s’en créera un pour avoir la jouissance de l’affronter et de le vaincre. Pour Nansen, le danger qu’il conçoit et qui l’attire, c’est de quitter le<text:s/><text:span text:style-name="T1755">Fram</text:span><text:span text:style-name="T1756"><text:s/></text:span>et se lancer en plein inconnu, au risque d’y trouver la mort.</text:p>
      <text:p text:style-name="Corpsdetexte">Tandis qu’il mûrit son idée, l’été s’enfuit, et le second hivernage commence. On est en septembre. Nansen patientera jusqu’au mois de février prochain, et si<text:s/>le<text:s/><text:span text:style-name="T1757">Fram</text:span><text:span text:style-name="T1758"><text:s/></text:span>est parvenu, à cette époque, au 84°<text:s/>ou 85°, il partira.<text:s/><text:span text:style-name="quote.c">« </text:span><text:span text:style-name="quote.c">Quelle joie ce sera alors</text:span><text:span text:style-name="quote.c"> !</text:span><text:span text:style-name="quote.c"><text:s/>Mes nerfs, contractés par cette vie calme et tranquille, pourront à la fin se détendre dans une activité féconde. Cela peut sembler une folie de partir ainsi en avant au lieu de rester à bord pour poursuivre d</text:span><text:span text:style-name="quote.c">’</text:span><text:span text:style-name="quote.c">autres travaux plus importants. Erreur</text:span><text:span text:style-name="quote.c"> !</text:span><text:span text:style-name="quote.c"><text:s/>En mon absence les observations seront poursuivies avec le même zèle.</text:span><text:span text:style-name="quote.c"> »</text:span><text:s/>— Le 23 septembre de cette année 1894, il y a juste un an qu’on est prisonnier de la banquise, et Nansen constate que la direction suivie est précisément celle qu’il avait prédite. De Vardô aux îles de la Nouvelle-Sibérie, on est allé de l’ouest à l’est ;<text:s/>maintenant, et depuis qu’on s’est laissé prendre par la banquise dans les parages de ces îles, on revient de l’est à l’ouest par une route oblique vers le nord. La seconde nuit polaire approche. Mais la bonne humeur et l’entrain sont constamment en éveil.<text:s/><text:span text:style-name="quote.c">« </text:span><text:span text:style-name="quote.c">Cet état d</text:span><text:span text:style-name="quote.c">’</text:span><text:span text:style-name="quote.c">esprit, remarque Nansen, est dû sans doute à l</text:span><text:span text:style-name="quote.c">’</text:span><text:span text:style-name="quote.c">accoutumance au milieu et au bien être de notre vie, et l</text:span><text:span text:style-name="quote.c">’</text:span><text:span text:style-name="quote.c">hiver prochain s</text:span><text:span text:style-name="quote.c">’</text:span><text:span text:style-name="quote.c">annonce e</text:span><text:span text:style-name="quote.c">ncore plus agréable que le précé</text:span><text:span text:style-name="quote.c">dent.</text:span><text:span text:style-name="quote.c"> »</text:span><text:s/>La dérive reprend<text:s/>rapidement vers le nord. Le 16 octobre on regagne le 82°, et pour la dernière fois on aperçoit le soleil. On est en même temps par<text:s/>114°9ʹ long. E. Le thermomètre accuse des températures de plus en plus basses. Le 16 novembre, par 39°<text:s/>de froid, au cours d’une promenade en patins, Nansen confie à Sverdrup, le capitaine du<text:s/><text:span text:style-name="T1759">Fram</text:span>, ses projets d’excursion vers le nord, Sverdrup l’approuve et voudrait l’accompagner. Mais Nansen a besoin de lui pour ramener le<text:s/><text:span text:style-name="T1760">Fram</text:span><text:s/>en Norvège, et ils décident entre eux<text:s/>que Johansen sera choisi. Le 19 novembre, Nansen prévient ce dernier ;<text:s/>le 20, il développe son plan à l’équipage ;<text:s/>et la joie de Johansen n’est égalée que par le désappointement de ceux qui restent. Car<text:s/>tous voudraient partir, parce qu’ils sont tous des hommes de volonté. Dès le lendemain, on commence les préparatifs. En décembre de fortes bourrasques entraînent le navire jusqu’au nord du 83°20ʹ, soit à une distance du pôle légèrement inférieure à celle qui sépare Marseille de Paris.</text:p>
      <text:p text:style-name="P1761"><text:bookmark-start text:name="bookmark130"/><text:bookmark-end text:name="bookmark130"/>LOUIS DE SAINT-JACQUES.</text:p>
      <text:p text:style-name="P1762">(À<text:s/>suivre.)</text:p>
      <text:soft-page-break/>
      <text:h text:style-name="Titre1" text:outline-level="1"><text:span text:style-name="pb">[p.<text:s/></text:span><text:span text:style-name="pb">786</text:span><text:span text:style-name="pb">]<text:s/></text:span>Expertises<text:s/>XIX.<text:s/>Le voyage<text:s/><text:span text:style-name="title">Vers le Pôle</text:span><text:s/>de Fridtjof Nansen (<text:span text:style-name="T1763">Fin.</text:span>)</text:h>
      <text:p text:style-name="dateline">1<text:span text:style-name="T1764">er</text:span> décembre 1897.</text:p>
      <text:p text:style-name="Corpsdetexte">L’année 1895 s’ouvre ainsi sous d’heureux auspices,<text:s/>quand les glaces se remettent à assaillir<text:s/>le<text:s/><text:span text:style-name="T1765">Fram</text:span><text:s/>avec une épouvantable violence ;<text:s/>la tourmente est si furieuse qu’on sort en toute hâte et qu’on opère un prompt déménagement :<text:s/>pendant ce temps, Sverdrup, toujours impassible, prenait un bain !!!<text:s/>Enfin la tempête cède ;<text:s/>le<text:s/><text:span text:style-name="T1766">Fram</text:span><text:s/>a résisté jusqu’au bout.</text:p>
      <text:p text:style-name="Corpsdetexte">Février arrive, et avec lui le jour recommence à poindre. Bientôt Nansen devra partir, il ne se fait aucune illusion :<text:s/><text:span text:style-name="quote.c">« </text:span><text:span text:style-name="quote.c">Pendant que nous avancerons vers</text:span><text:span text:style-name="quote.c"><text:s/>le<text:s/></text:span><text:span text:style-name="quote.c">nord, le<text:s/></text:span><text:span text:style-name="T1767">Fram</text:span><text:span text:style-name="quote.c"><text:s/>continuera sa dérive</text:span><text:span text:style-name="quote.c"> ;</text:span><text:span text:style-name="quote.c"><text:s/>jamais ensuite nous ne pourrons le rejoindre. Nous n</text:span><text:span text:style-name="quote.c">’</text:span><text:span text:style-name="quote.c">aurons d</text:span><text:span text:style-name="quote.c">’</text:span><text:span text:style-name="quote.c">autre ressource que de marcher en avant</text:span><text:span text:style-name="quote.c"> ;</text:span><text:span text:style-name="quote.c"><text:s/>tous les obstacles, quelque terribles qu</text:span><text:span text:style-name="quote.c">’</text:span><text:span text:style-name="quote.c">ils soient, nous devrons les vaincre pour sortir de cet étau de glace.</text:span><text:span text:style-name="quote.c"> »</text:span><text:s/>J’aime ce ton calme et cette vue nette de la situation. Nansen ose, mais il sait quoi ;<text:s/>et depuis qu’il a entrepris son expédition, il en a été toujours ainsi. Il écrit à sa<text:s/>femme et à tous les siens une dernière lettre qu’il confie à Sverdrup,<text:s/>et, le 28 février 1895, par 83°50ʹ,<text:s/>il fait ses adieux et part avec Johansen. Au moment de se séparer, Sverdrup le prend en particulier :<text:s/><text:span text:style-name="quote.c">« </text:span><text:span text:style-name="quote.c">J</text:span><text:span text:style-name="quote.c">’</text:span><text:span text:style-name="quote.c">ai une faveur à vous demander, lui dit-il</text:span><text:span text:style-name="quote.c"> ;</text:span><text:span text:style-name="quote.c"><text:s/>si vous revenez avant nous en Norvège et que vous songiez à partir</text:span><text:span text:style-name="quote.c"><text:s/>pour le pôle sud, soyez assez b</text:span><text:span text:style-name="quote.c">on pour</text:span><text:span text:style-name="quote.c"><text:s/>m’</text:span><text:span text:style-name="quote.c">attendre</text:span><text:span text:style-name="quote.c"> ;</text:span><text:span text:style-name="quote.c"><text:s/>je tiens à vous accompagner là-bas.</text:span><text:span text:style-name="quote.c"> »</text:span><text:s/>Cette demande, en un pareil instant n’est-elle pas extraordinaire ?<text:s/>Elle prouve combien Nansen et ses compagnons avaient foi en leur idée et étaient persuadés de réussir.</text:p>
      <text:p text:style-name="Corpsdetexte">Nansen et Johansen emportaient avec eux deux kayaks et trois traîneaux traînés par des chiens, un sac de couchage en peau de renne, une tente, un fourneau et seize litres de pétrole, des fusils, des cartouches, quelques provisions et des instruments scientifiques. Le 2 mars ils atteignaient le 84° lat. N. Toutefois ils regagnent encore le<text:s/><text:span text:style-name="T1768">Fram</text:span><text:span text:style-name="T1769">,</text:span><text:s/>et ne le quittent définitivement que le 14 mars 1895 à midi. Trois hommes les escortent jusqu’au lendemain. Dorénavant ils seront seuls. Que l’un des deux seulement tombe malade, et ils seront tous les deux<text:s/><text:span text:style-name="pb">[p.<text:s/></text:span><text:span text:style-name="pb">787</text:span><text:span text:style-name="pb">]<text:s/></text:span>perdus. Leur voyage débute par un froid de 44°<text:s/>sous zéro !<text:s/><text:span text:style-name="quote.c">« </text:span><text:span text:style-name="quote.c">Pendant de telles journées, leurs vêtements se couvrent d</text:span><text:span text:style-name="quote.c">’</text:span><text:span text:style-name="quote.c">une cuirasse de glace</text:span><text:span text:style-name="quote.c"> ;</text:span><text:span text:style-name="quote.c"><text:s/>le soir, à la chaleur des sacs de couchage, cette croûte, en fondant, les imprégnait d</text:span><text:span text:style-name="quote.c">’</text:span><text:span text:style-name="quote.c">humidité.</text:span><text:span text:style-name="quote.c"> »</text:span><text:s/>Chaque nuit, ils dorment dans<text:s/>le<text:s/>même sac, serrés l’un contre l’autre, pour pouvoir résister au froid. Une seule chose ennuie Nansen, c’est que Johansen ronfle et le dérange de son sommeil !<text:s/>Durant le jour, ils glissent sur leurs traîneaux, lorsque la glace est assez unie pour le permettre ;<text:s/>sinon, ils sont obligés de<text:s/><text:soft-page-break/>haler eux-mêmes leurs bagages au prix d’efforts inouïs. Johansen s’occupe des chiens et Nansen de la cuisine. La marche en avant est très lente, et toujours ils rencontrent des amoncellements de glace dont la traversée nécessite une grande perte de temps. Puis, sous l’influence d’un vent du sud, des fissures s’ouvrent, qu’ils sont obligés de contourner. Le 3 avril, malgré tant de fatigues, ils ne sont qu’à 85°59.<text:s/>Ils persistent néanmoins. Le 7 avril, ils atteignent le 86°13ʹ6<text:s/>par 95° long. E. de Gr. C’est là<text:s/>le<text:s/>point extrême de leur marche vers le pôle. La banquise est alors de plus en plus impraticable. Ils renoncent à pénétrer plus avant ;<text:s/>et au matin<text:s/>du 8 avril, ils commencent leur retraite et tendent à gagner la terre François-Joseph, vers<text:s/>le<text:s/>cap Fligely, sa pointe la plus septentrionale. L’été approche, et il<text:s/>faut se hâter pour éviter la débâcle. Au début, les étapes sont accomplies facilement. Mais voici que les difficultés s’accumulent :<text:s/>en mai, des flaques d’eau libre apparaissent, puis c’est la neige qui tombe et qui ne<text:s/><text:span text:style-name="T1770">porte</text:span><text:s/>pas. Les chiens sont épuisés, et meurent les uns après les autres. Et la terre<text:s/>n’apparaît pas.<text:s/><text:span text:style-name="quote.c">« </text:span><text:span text:style-name="quote.c">Le temps devient brumeux</text:span><text:span text:style-name="quote.c"> :</text:span><text:span text:style-name="quote.c"><text:s/>on ne peut distinguer un mur de glace d</text:span><text:span text:style-name="quote.c">’</text:span><text:span text:style-name="quote.c">une nappe de neige détrempée.</text:span><text:span text:style-name="quote.c"> »</text:span><text:s/>Pour comble de malheur, Nansen s’aperçoit, d’après ses observations, qu’un courant doit entraîner la banquise sur laquelle ils se trouvent en dehors, à l’ouest, de la terre François-Joseph. Sans se décourager, pourtant, ils vont toujours. Quelques pétrels et guillemots qu’ils aperçoivent leur redonnent un peu d’espoir ;<text:s/>car si les oiseaux se montrent, c’est que la terre n’est pas loin. Hélas !<text:s/>elle est toujours invisible, et les flaques d’eau s’agrandissent toujours. Il n’y a plus que six chiens ;<text:s/>plus que cinq le 11 juin. Ceux qui meurent, servent à nourrir les autres. La banquise est tout hérissée de blocs ou bien sillonnée de canaux remplis de petits fragments de glace qui empêchent de naviguer en kayak ;<text:s/>ils seraient, en rien de temps, percés de toute part. Le 15 juin, plus que trois chiens. La situation est désespérée. Ils n’ont presque plus de vivres, ne voient aucun gibier à tuer, et la manœuvre des traîneaux est de plus en plus fatigante. Le 20 juin, un large lac les arrête. Au risque de se noyer, ils se hasardent dans leurs kayaks, avec leurs maigres bagages et leurs trois derniers chiens. Alors la chance leur revient. Ils réussissent à gagner l’autre rive et à tuer un phoque. Ils constatent également avec joie qu’ils sont placés par 81°4ʹ3ʺ. Et la glace est toujours à perte de vue, et<text:s/>la terre toujours absente. Le 6 juillet, ils n’ont plus que deux chiens. Ils marchent encore.<text:s/><text:span text:style-name="quote.c">« </text:span><text:span text:style-name="quote.c">Le 24,<text:s/></text:span><text:span text:style-name="T1771">pour la première fois depuis deux ans</text:span><text:span text:style-name="quote.c">, ils voient quelque chose s</text:span><text:span text:style-name="quote.c">’</text:span><text:span text:style-name="quote.c">élever au-dessus de l</text:span><text:span text:style-name="quote.c">’</text:span><text:span text:style-name="quote.c">horizon bleu de la banquise.</text:span><text:span text:style-name="quote.c"> »</text:span><text:s/>C’est la terre tant désirée. Alors l’espoir renaît. Mais le vent et le courant de nouveau les renvoient vers le large, le brouillard augmente, les blocs de glace forment des enchevêtrements<text:s/>presque infranchissables. Le 6 août, ils tuent les deux chiens survivants, et se lancent en kayak sur la mer. Ils débarquent enfin sur un îlot, le dépassent, et soit en halant leurs traîneaux, soit en les portant, soit en<text:s/><text:soft-page-break/>naviguant, ils gagnent successivement les îles Stonen, Torup,<text:s/>et Charles-Alexandre. Nansen et Johansen, pleins de confiance, continuent à marcher vers le sud. Ils pensent (et c’était vrai) qu’ils sont dans l’archipel François-Joseph. Malheureusement voici l’automne ;<text:s/>la banquise se reforme ;<text:s/>et, ne pouvant aller plus avant, ils prennent le parti d’hiverner au sud de l’île Jackson, où ils se<text:s/>trouvent maintenant,<text:s/>en cette fin du mois d’août 1895.</text:p>
      <text:p text:style-name="Corpsdetexte">Le soin le plus important est de se construire une hutte. Pour un pareil travail, ils n’ont qu’un patin de traîneau en guise de levier, et comme pioche, un bâton garni d’une dent de morse. Aussi, tout un mois leur est nécessaire pour édifier<text:s/>leur abri. Sa longueur est de 3 mètres, sa largeur est de 2, et sa hauteur de l m 80 dont 0 m 90<text:s/>sont creusés dans le sol. Impossible, avec leurs mauvais instruments, d’aplanir le terrain formé de pierres pointues. C’est sur ces pierres recouvertes de peaux d’ours qu’ils doivent dormir. Pour s’éclairer, ils se fabriquent des lampes à huile de morse. Pour se nourrir, ils peuvent tuer quelques-uns de ces amphibies, des phoques et des ours.</text:p>
      <text:p text:style-name="Corpsdetexte">Comme ces différents gibiers abondent dans les parages où ils se sont arrêtés, ils sont assurés de ne jamais mourir de faim. Bientôt leur troisième nuit polaire commence, et avec elle le vent et<text:s/>le<text:s/>froid. Dans ces conditions ils<text:s/>ne sortent presque pas :<text:s/><text:span text:style-name="quote.c">« </text:span><text:span text:style-name="quote.c">Dormir et manger, voilà nos seules occupations. Somme toute, l</text:span><text:span text:style-name="quote.c">’</text:span><text:span text:style-name="quote.c">hiver se passait agréablement. Grâce aux lampes, le thermomètre dans la hutte se maintenait aux environs du point de congélation.</text:span><text:span text:style-name="quote.c"> »</text:span><text:s/>Je recommande cette<text:s/><text:span text:style-name="T1772">vie agréable</text:span><text:s/>à ceux qui recherchent le confortable. Je recommande, encore plus, qu’on essaie de se faire une idée de la force d’âme qu’il faut avoir pour la mener ainsi sans se plaindre. Pour cette période, le journal de Nansen est forcément très laconique. Non seulement il n’avait rien à noter, mais, de plus,<text:s/><text:span text:style-name="quote.c">« </text:span><text:span text:style-name="quote.c">il éprouvait comme un engourdissement du cerveau</text:span><text:span text:style-name="quote.c">…</text:span><text:span text:style-name="quote.c"><text:s/>et ses mains étaient couvertes d</text:span><text:span text:style-name="quote.c">’</text:span><text:span text:style-name="quote.c">une telle couche de crasse qu</text:span><text:span text:style-name="quote.c">’</text:span><text:span text:style-name="quote.c">elles noircissaient le papier et le tachaient de graisse</text:span><text:span text:style-name="quote.c"> »</text:span>, transformant son écriture en hiéroglyphes. Afin de célébrer la Noël, les deux enfermés font grande toilette :<text:s/><text:span text:style-name="quote.c">« </text:span><text:span text:style-name="quote.c">Nous nous sommes débarbouillés dans une tasse d</text:span><text:span text:style-name="quote.c">’</text:span><text:span text:style-name="quote.c">eau chaude, avons retourné nos chemises et mis des caleçons propres. Après cela nous avons l</text:span><text:span text:style-name="quote.c">’</text:span><text:span text:style-name="quote.c">impression d</text:span><text:span text:style-name="quote.c">’</text:span><text:span text:style-name="quote.c">avoir changé de peau.</text:span><text:span text:style-name="quote.c"> »</text:span><text:s/>— Le premier janvier 1896 leur apporte 41°<text:s/>sous zéro. Le glacier mugit.<text:s/><text:span text:style-name="quote.c">« </text:span><text:span text:style-name="quote.c">Chaque fois que le temps devient froid,</text:span><text:span text:style-name="quote.c"><text:s/>le<text:s/></text:span><text:span text:style-name="quote.c">monstre</text:span><text:span text:style-name="quote.c"><text:s/>s’</text:span><text:span text:style-name="quote.c">agite bruyamment.</text:span><text:span text:style-name="quote.c"> »</text:span><text:s/>L’ère des tempêtes continue, pendant lesquelles ils essaient de dormir :<text:s/><text:span text:style-name="quote.c">« </text:span><text:span text:style-name="quote.c">Dormir tout</text:span><text:span text:style-name="quote.c"><text:s/>le<text:s/></text:span><text:span text:style-name="quote.c">temps est notre seul désir. Oh</text:span><text:span text:style-name="quote.c"> !</text:span><text:span text:style-name="quote.c"><text:s/>ces longues nuits sans sommeil pendant lesquelles nous nous retournons sans cesse sur notre lit de pierres, cherchant, sans jamais la trouver, une place un peu moins dure pour nos membres endoloris.</text:span><text:span text:style-name="quote.c"> »</text:span><text:s/>En vain tentent-ils de se réchauffer en frappant les pieds l’un contre l’autre, leurs jambes ne peuvent se désengourdir.<text:s/><text:soft-page-break/><text:span text:style-name="quote.c">« </text:span><text:span text:style-name="quote.c">Depuis longtemps tous les sujets de conversation sont épuisés, force est donc d</text:span><text:span text:style-name="quote.c">’</text:span><text:span text:style-name="quote.c">en inventer de nouveaux.</text:span><text:span text:style-name="quote.c"> »</text:span><text:s/>Leur plaisir est alors de causer de tout ce qu’ils auront, lorsqu’ils seront rentrés en Norvège :<text:s/><text:span text:style-name="quote.c">« </text:span><text:span text:style-name="quote.c">Nous aurons une maison, des souliers, des vêtements, des livres.</text:span><text:span text:style-name="quote.c"> »</text:span><text:s/>Les livres leur manquent beaucoup ;<text:s/>ils n’ont avec eux que des tables de navigation et un almanach. Leur grande préoccupation est aussi de savoir où ils<text:s/>se trouvent, car la carte de Payer qu’ils ont ne correspond nullement à la topographie réelle du pays. Et<text:s/>le<text:s/><text:span text:style-name="T1773">Fram</text:span><text:span text:style-name="T1774">,</text:span><text:s/>a-t-il été broyé, ou poursuit-il<text:s/>sa route ?<text:s/>Autant de sujets de conversation qui leur permettent de tuer le temps. À<text:s/>cet endroit le récit de Nansen est parfaitement étonnant, il écrit avec calme :<text:s/><text:span text:style-name="quote.c">« </text:span><text:span text:style-name="quote.c">Tout bien considéré, nous n</text:span><text:span text:style-name="quote.c">’</text:span><text:span text:style-name="quote.c">avions pas lieu de nous plaindre, nous n</text:span><text:span text:style-name="quote.c">’</text:span><text:span text:style-name="quote.c">avions même pas recours aux disputes pour tuer le temps.</text:span><text:span text:style-name="quote.c"> »</text:span><text:s/>Vers la fin de février seulement,<text:s/><text:span text:style-name="quote.c">« </text:span><text:span text:style-name="quote.c">lorsque la lumière augmenta et que la température devint moins basse, ils purent faire de plus fréquentes sorties</text:span><text:span text:style-name="quote.c"> »</text:span>.</text:p>
      <text:p text:style-name="Corpsdetexte"><text:span text:style-name="T1775">Ils sont donc restés cinq longs mois emmurés dans leur hutte guère plus grande qu</text:span><text:span text:style-name="T1776">’</text:span><text:span text:style-name="T1777">un sépulcre.</text:span><text:s/>Eux, ces hommes d’action, ils<text:s/>ont dû pendant près d’une demi-année s’immobiliser dans un trou noir et pestilentiel. Avoir supporté si longtemps un tel supplice, cela tient pour moi du miracle, et je considère cet épisode comme le plus prodigieux de tout le voyage. Qu’ils aient trouvé le moyen d’y vivre, passe encore. Mais pour qu’ils n’en soient pas sortis fous ou idiots, il faut que leur idée les ait soutenus sans défaillance, et j’estime que c’est uniquement par la foi qu’ils avaient en elle<text:s/>qu’ils ont pu endurer jusqu’au bout une aussi terrible épreuve.</text:p>
      <text:p text:style-name="Corpsdetexte">De février à fin avril 1896, Nansen et Johansen<text:s/>se préparèrent au départ. Le 19 mai ils reprennent leur marche vers le sud. Or ils ont perdu l’habitude de marcher et de<text:s/><text:span text:style-name="pb">[p.<text:s/></text:span><text:span text:style-name="pb">788</text:span><text:span text:style-name="pb">]<text:s/></text:span>haler les traîneaux. C’est donc une fatigue énorme, les premiers jours. En outre le mauvais temps les saisit et ne les lâche presque plus. Cependant tantôt par mer, quand l’eau est libre, tantôt par la banquise, ils progressent sensiblement. Un jour, leurs kayaks,<text:s/>mal amarrés, se détachent du bord et filent vers la haute mer avec toutes leurs provisions.<text:s/>Coûte que coûte il faut les rattraper, sinon tout est perdu, et c’est la mort pour eux, à bref délai, par le froid et la faim. Nansen se jette à l’eau tout habillé, et au bout de mortelles heures de nage,<text:s/>parvient à les rejoindre<text:s/>et à les ramener. Le 17 juin, il<text:s/>leur semble entendre des aboiements. Nansen va à la découverte et, en pleine banquise, rencontre un Anglais en costume élégant qui lui serre la main. Tous deux se reconnaissent :<text:s/>cet Anglais n’était autre que l’explorateur Jackson<text:span text:style-name="Appelnotedebasdep."><text:note text:note-class="footnote" text:id="_ftn80"><text:note-citation>81</text:note-citation><text:note-body><text:p text:style-name="Notedebasdepage"><text:s/>J’ajoute, ce que Nansen ne dit pas, que cette énorme dépression terrestre vers le pôle Nord confirmerait la supposition que le marquis de Saporta avait émise d’un sommet au Sud et, par suite, viendrait à l’appui de son hypothèse que la forme de la terre est plutôt celle d’une toupie que d’une sphère.</text:p></text:note-body></text:note></text:span>, établi avec son expédition au cap Flora, près de la terre Alexandra de l’archipel François-Joseph.<text:s/><text:soft-page-break/>Nansen et Johansen étaient sauvés. Le 7 août, ils quittaient Jackson et s’embarquaient sur le<text:s/><text:span text:style-name="T1778">Windward</text:span><text:s/>venu apporter des vivres à la station anglaise. Le 16 août, ils sont à Hammerfest,<text:s/>où<text:s/>Nansen retrouve sa femme, et, le 26, une dépêche de Sverdrup leur parvient annonçant l’heureuse arrivée du<text:s/><text:span text:style-name="T1779">Fram</text:span>, avec tout son monde à bord, du<text:s/><text:span text:style-name="T1780">Fram</text:span><text:span text:style-name="T1781"><text:s/></text:span>qu’ils avaient quitté<text:s/>le<text:s/>14 mars 1895 et qui, continuant tranquillement et sans accident sa dérive sur la banquise dans la direction de l’ouest, avait fini, le 12 août 1896, par se dégager des glaces et trouver la mer libre, mouillait le 14 devant l’île des Danois, où il rencontrait l’expédition Andrée, et le 19 abordait en Norvège, au nord de Tromso, après avoir suivi la côte occidentale du Spitzberg.</text:p>
      <text:p text:style-name="Corpsdetexte">Les résultats de ce voyage sont très importants à tous les points de vue. En dehors des observations qui n’intéressent que les spécialistes, il a été constaté,<text:s/>par les sondages qu’effectua le<text:s/><text:span text:style-name="T1782">Fram</text:span><text:span text:style-name="T1783">,</text:span><text:s/>l’existence d’une immense fosse abyssale entre le Groenland et le Spitzberg, alors que l’on s’imaginait, au contraire, l’océan circumpolaire sans presque aucune profondeur<text:span text:style-name="Appelnotedebasdep."><text:note text:note-class="footnote" text:id="_ftn81"><text:note-citation>82</text:note-citation><text:note-body><text:p text:style-name="Notedebasdepage"><text:s/>Il vient de rentrer en Angleterre après un séjour de trois ans dans la région polaire.</text:p></text:note-body></text:note></text:span>. Par l’itinéraire qu’a suivi ce navire, on connaît maintenant la marche des banquises à travers le bassin arctique depuis le détroit de Bering jusqu’à l’Atlantique. On croyait les glaces immobiles, tandis qu’elles sont en mouvement perpétuel. Mais, surtout, l’expérience accomplie par Nansen prouve<text:s/>que l’on peut très bien vivre dans la banquise et que<text:s/>d’autres expéditions du même genre pourront toujours être tentées, pourvu que l’on s’entoure des mêmes<text:s/>précautions que lui. Après lui, il est désormais facile à d’autres de venir et de refaire ce qu’il a fait.<text:s/>Mais il a eu la gloire d’avoir été le premier à l’oser. J’insiste là-dessus :<text:s/>qu’il ne s’est pas jeté en étourdi dans cette aventure, et que,<text:s/>dans cette affaire, la conception et l’organisation sont aussi belles, sinon plus, que l’exécution. La partie était rude à jouer. Mais Nansen n’a pas été un joueur hasardeux.</text:p>
      <text:p text:style-name="Corpsdetexte">Avant de se mesurer avec les glaces, il a eu soin de se donner le plus grand nombre d’atouts possible, et le mérite de ne point se tromper en les choisissant. C’est pourquoi, il est parti avec la certitude de réussir, et il est revenu sans plus de fierté qu’avant son départ, n’ayant jamais douté un seul instant dès le jour où il tint son idée. Faut-il<text:s/>que je le rabâche encore, que c’est là tout pour moi dans ce voyage de Nansen :<text:s/>avoir une idée et y croire ?<text:s/>Certes, ses compagnons et lui ont eu de cruelles épreuves lorsqu’ils étaient à bord du<text:s/><text:span text:style-name="T1784">Fram</text:span><text:span text:style-name="T1785">.</text:span><text:s/>Lui et Johansen ont été héroïques quand ils ont marché<text:s/>seuls vers le pôle et qu’ils ont effectué leur retraite, perdus pendant plus d’un an au milieu de la banquise. Mais toutes ces souffrances physiques et morales, s’ils les ont volontairement acceptées et supportées, c’est qu’ils étaient persuadés de réussir là même où la<text:s/><text:span text:style-name="T1786">Jeannette</text:span><text:s/>avait fatalement succombé. Ils ont eu foi en<text:s/><text:soft-page-break/>cette<text:s/>idée que la banquise les ramènerait vers les eaux libres du Groenland. Ils ont été<text:s/><text:span text:style-name="T1787">possédés</text:span><text:s/>par cette foi et c’est elle qui a créé leur volonté. Car la volonté n’est pas autre chose qu’une obéissance absolue,<text:s/><text:span text:style-name="T1788">une soumission d</text:span><text:span text:style-name="T1789">’</text:span><text:span text:style-name="T1790">esclave à</text:span><text:span text:style-name="T1791"><text:s/>une idée en laquelle on a foi</text:span>. On parle d’une éducation méthodique de la volonté, et<text:s/>M. Jean Viollis, dernièrement, en préconisait les avantages. Or, en réalité, la volonté n’est pas une faculté indépendante des autres et que l’on puisse développer à part. Tous les professeurs d’énergie (et ils pullulent, de nos jours où l’avachissement s’appesantit de plus en plus sur les âmes), tous ces rhéteurs en chambre<text:span text:style-name="Appelnotedebasdep."><text:note text:note-class="footnote" text:id="_ftn82"><text:note-citation>83</text:note-citation><text:note-body><text:p text:style-name="Notedebasdepage"><text:s/>Non compris M. Viollis, qui s’est fait illusion, mais dont les intentions sont bonnes.</text:p></text:note-body></text:note></text:span><text:s/>ne développeront chez personne la moindre volonté, tant qu’ils prétendront cultiver cette dernière comme on cultive une tulipe dans un pot. Les seuls hommes de volonté sont les hommes de foi, et l’on n’a la foi que lorsqu’on croit en quelque chose. Voilà, en somme, la vraie solution, et l’unique, de ce problème de la volonté. J’en trouve chez Nansen tout à la fois un exemple et une démonstration. Celui-là n’a point pondu d’innombrables articles à faire l’éloge de la volonté. Il a fait mieux ;<text:s/>il s’est contenté d’en avoir et d’agir. Et il n’y aura jamais que cette méthode pour devenir un volontaire comme lui.</text:p>
      <text:p text:style-name="P1792">LOUIS DE<text:s/>SAINT-JACQUES.</text:p>
      <text:p text:style-name="postscript"><text:span text:style-name="T1793">P.-S.</text:span><text:span text:style-name="T1794"><text:s/></text:span>— Résumé de l’expédition Nansen :</text:p>
      <text:p text:style-name="postscript">24 juin 1893. — Départ de Christiania à bord<text:s/>du<text:s/><text:span text:style-name="T1795">Fram</text:span><text:span text:style-name="T1796">.</text:span><text:s/>On remonte la côte O. de la Norvège pour atteindre Vardô sur la côte N.-E.</text:p>
      <text:p text:style-name="postscript"><text:span text:style-name="T1797">21</text:span> juillet 1893. — Départ de Vardô. On se dirige de l’O. à l’E., en longeant la Sibérie d’Asie, pour atteindre l’archipel de la Nouvelle-Sibérie, près de la mer de Bering.</text:p>
      <text:p text:style-name="postscript">21 septembre 1893. — Le<text:s/><text:span text:style-name="T1798">Fram</text:span><text:s/>est pris par la banquise à<text:s/>la hauteur de la terre Sannikov, dans cet archipel, et commence sa dérive, revenant, à partir de ce point, de l’E. à l’O., vers son point de départ.</text:p>
      <text:p text:style-name="postscript">14 mars 1895.<text:s/>— Nansen et Johansen quittent le<text:s/><text:span text:style-name="T1799">Fram</text:span><text:s/>près du 84°<text:s/>et se dirigent vers le pôle.</text:p>
      <text:p text:style-name="postscript">7 avril 1895. — Ils dépassent le 86°<text:s/>et battent en retraite.</text:p>
      <text:p text:style-name="postscript">17 juin 1896. — Ils sont recueillis par Jackson.</text:p>
      <text:p text:style-name="postscript">16 août 1896. — Ils rentrent en Norvège par Hammerfest.</text:p>
      <text:p text:style-name="postscript">19 août 1896. — Le<text:s/><text:span text:style-name="T1800">Fram</text:span><text:span text:style-name="T1801">,</text:span><text:s/>qui a continué sa dérive de l’O.<text:s/>à l’E., aborde en Norvège au nord du Tromso.</text:p>
      <text:soft-page-break/>
      <text:p text:style-name="postscript">L’expédition totale a donc duré trois ans deux mois ;<text:s/>la dérive du<text:s/><text:span text:style-name="T1802">Fram</text:span><text:s/>en banquise, deux ans onze mois. La marche et la retraite de Nansen et Johansen seuls à travers les glaces, un an trois mois. Personne n’est mort et le navire est revenu sans avaries.</text:p>
      <text:h text:style-name="Titre1" text:outline-level="1"><text:bookmark-start text:name="bookmark134"/><text:bookmark-start text:name="bookmark137"/><text:bookmark-end text:name="bookmark134"/><text:bookmark-end text:name="bookmark137"/><text:span text:style-name="pb">[p.<text:s/></text:span><text:span text:style-name="pb">802</text:span><text:span text:style-name="pb">]<text:s/></text:span>Expertises<text:s/>XX</text:h>
      <text:p text:style-name="dateline">15 décembre 1897.</text:p>
      <text:p text:style-name="argument"><text:span text:style-name="T1803">M.</text:span><text:span text:style-name="T1804"> </text:span><text:span text:style-name="T1805">Remy</text:span><text:span text:style-name="T1806"><text:s/></text:span><text:span text:style-name="T1807">de<text:s/></text:span><text:span text:style-name="T1808">Gourmont</text:span><text:span text:style-name="T1809">, à propos de Nansen</text:span><text:span text:style-name="T1810"> ;</text:span><text:span text:style-name="T1811"><text:s/></text:span><text:span text:style-name="title">Anxius</text:span><text:span text:style-name="T1812">,</text:span><text:span text:style-name="T1813"><text:s/></text:span><text:span text:style-name="T1814">de<text:s/></text:span><text:span text:style-name="T1815">M. </text:span><text:span text:style-name="T1816">Eugène So</text:span><text:span text:style-name="T1817">ubeyre</text:span><text:span text:style-name="T1818">, et<text:s/></text:span><text:span text:style-name="title">Poèmes en prose</text:span><text:span text:style-name="T1819">,</text:span><text:span text:style-name="T1820"><text:s/>de<text:s/></text:span><text:span text:style-name="T1821">M. </text:span><text:span text:style-name="T1822">Gabriel de Lautrec</text:span><text:span text:style-name="T1823">.</text:span></text:p>
      <text:p text:style-name="Corpsdetexte">J’ai montré comment Nansen, dans son voyage vers le pôle, avait fait preuve de volonté par son choix d’une idée directrice et sa constance à s’y conformer ;<text:s/>et je me serais dispensé de parler de nouveau de cet homme splendide, si je n’avais été choqué de certaines railleries surprenantes que<text:s/>M. Remy de Gourmont s’est permises à son endroit. Nansen ne serait qu’un banal touriste entraîné à son aventure par la seule curiosité ;<text:s/>en fait, son exploration n’aurait rien de plus extraordinaire que les autres déjà connues, et ce n’est que par sa roublardise, à l’aide de la réclame et des coups de tam-tam, qu’il en a tiré toute une fortune parfaitement imméritée. — L’énormité de ces paradoxes m’obligerait à croire que<text:s/>M. Remy de Gourmont n’a pas lu le récit de Nansen, si plutôt je n’admettais une sorte de jeu à s’attaquer à l’évidence et à nier de parti pris. Mais, même en supposant que Nansen, en allant au pôle, n’ait agi que par curiosité, je suis surpris qu’un intellectuel de la valeur de<text:s/>M. de Gourmont ait l’air de l’en blâmer, et de paraître préférer à ce principe de curiosité, sans lequel il n’y aurait point d’intelligence, celui de nécessité qui, pour gagner leur vie, attire dans les régions arctiques les baleiniers et les chasseurs de phoques. D’autant plus que, ne lui en déplaise, la curiosité de Nansen fut d’un ordre supérieur. Il partit<text:s/>pour vérifier une idée, cela certes n’est pas commun. La<text:s/>dérive du<text:s/><text:span text:style-name="T1824">Fram</text:span><text:s/>sur la<text:s/>banquise est la première de cette sorte dans les annales de la navigation. La marche de deux hommes vers le pôle et leur retraite à travers les glaces ne se voient pas aussi tous les jours, puisque, jusqu’à présent, on ne peut en citer d’autres. N’empêche,<text:s/>M. de Gourmont trouve cela sans intérêt. Le seul point qui l’émeuve, c’est<text:s/>le<text:s/>profit considérable que<text:s/>Nansen est en train de retirer de son voyage. Ces bénéfices le chiffonnent, et, de toutes les façons, il ne peut les encaisser !<text:s/>Or Nansen les guignait-il, quand il combina son voyage ?<text:s/>Non. Doit-il les refuser, maintenant qu’ils lui arrivent ?<text:s/>Avouons que ce serait niaiserie de sa part. Alors, quoi ?<text:s/>Que M. de Gourmont vienne à gagner des millions avec ses<text:s/><text:span text:style-name="title">Chevaux de Diomède</text:span><text:span text:style-name="T1825">,</text:span><text:s/>leur interdira-t-il l’accès de sa cassette ?<text:s/>Pourtant, quand il les écrivit, il songeait plus à l’art qu’au lucre. Je ne comprends donc pas très bien le reproche<text:s/><text:soft-page-break/>qu’il adresse à Nansen, et j’estime, en cette circonstance, son ironie fort mal placée.</text:p>
      <text:p text:style-name="Corpsdetexte">Une ironie n’est amusante, ou supportable sans trop de peine, que lorsqu’elle porte juste et confirme indirectement la vérité qui l’inspira. Mais, pour ce qui est de Nansen,<text:s/>M. de Gourmont aura beau faire, je ne pourrai jamais me résoudre à trouver ridicule l’homme qui, je le répète, attesta sa volonté en se formant une<text:s/>idée directrice et en s’y dévouant au péril de sa vie. Car il n’y en a pas beaucoup d’une telle énergie !<text:s/>Bien peu découvrent<text:s/>le<text:s/>but vers lequel exercer leur désir<text:s/>de vouloir. Ils se sont laissé<text:s/>rouler n’importe où, au hasard, au gré du flot de leurs instincts. Et quand ils veulent se ressaisir, ce louable mouvement, trop souvent, n’aboutit pas. À<text:s/>l’inertie passive succède simplement l’incertitude désolée. Quelle<text:s/>idée toute-puissante transformera soudainement ces êtres inquiets en hommes de volonté ?<text:s/>La recherche de cette idée pour un grand nombre n’a de fin qu’avec leur existence. Les heureux seront les rares qui auront su s’orienter. Ces frères privilégiés, toujours les hésitants les envieront de toute leur âme :<text:s/>car ils savent ce qu’ils veulent, chacun d’eux a trouvé sa polaire et ne craint plus de s’égarer.</text:p>
      <text:p text:style-name="Corpsdetexte"><text:span text:style-name="pb">[p.<text:s/></text:span><text:span text:style-name="pb">803</text:span><text:span text:style-name="pb">]<text:s/></text:span>Nansen a eu sa polaire :<text:s/>c’est pourquoi je l’ai admiré. Quant à ceux qui se fatiguent à la guetter aux horizons, je les<text:s/>plains, je m’intéresse<text:s/>à<text:s/>leurs efforts infructueux.<text:s/>Leur profonde sincérité me les rend étroitement sympathiques ;<text:s/>et, toutes les fois que l’on me racontera leurs luttes contre eux-mêmes et contre les choses en vue de réaliser leur volonté en un objet toujours fuyant, toujours caché, j’écouterai volontiers ces récits qui m’attirent bien plus que les ébats fabuleux des sirènes, les<text:s/><text:span text:style-name="T1826">galopades des centaures</text:span><text:s/>ou les ivresses des sylvains. Mais de telles histoires ne sont pas très commodes, et l’après-midi d’un faune se met plus facilement en poème que celui d’un jeune homme qui cherche sa vocation. Quand on ne sait pas être un homme, il est si aisé d’être un Dieu !<text:s/>Il suffit d’avoir de la<text:s/>lecture et la mémoire des mythologies. Certains s’y adonnèrent, je les laisse et leur préfère cent fois les autres, tel, par exemple,<text:s/>M. Eugène Soubeyre, qui ne prétend pas ressusciter le paganisme et se contente de nous dire comment un homme comme nous,<text:s/><text:span text:style-name="title">Anxius</text:span>, a tenté de découvrir sa polaire et, malgré ses efforts, n’y est point parvenu.</text:p>
      <text:p text:style-name="Corpsdetexte">Eh !oui,<text:s/>c’est<text:s/>à<text:s/>propos<text:s/>de<text:s/>l’<text:span text:style-name="title">A</text:span><text:span text:style-name="title">nxi</text:span><text:span text:style-name="title">us</text:span><text:span text:style-name="T1827"><text:s/></text:span>de<text:s/>M. Soubeyre que j’ai défendu Nansen qui s’en moque contre<text:s/>M. de Gourmont qui ne doit pas s’en soucier davantage. Car Nansen n’est, après tout,<text:s/>qu’un Anxius qui a cessé de l’être, et Anxius est un Nansen qui n’a pu le devenir, si l’on veut bien cependant ne pas oublier que Nansen incarne pour moi<text:s/>le<text:s/>volontaire réfléchi.</text:p>
      <text:p text:style-name="Corpsdetexte">Après avoir gaspillé quelques années de sa jeunesse en don Juan auprès des femmes, Anxius, désenchanté et las, est retourné dans sa demeure se reposer dans le calme et la paix.<text:s/><text:soft-page-break/>Mais peu à peu sa solitude lui pèse d’un poids intolérable.<text:s/>Il<text:s/>désire assigner un but à ses jours monotones. Il fuira sa maison et le<text:s/>vallon qui la défend pour aller<text:s/>à<text:s/>la conquête du monde et s’y instruire comme il convient à son activité. Il part donc et s’en va vers la Vie, plein d’espoir dans l’avenir et sans aucun regret du passé :</text:p>
      <text:p text:style-name="quote.l">Et vous vous dissolvez aujourd’hui sans parfum,</text:p>
      <text:p text:style-name="quote.l">Heures !<text:s/>vous avez<text:s/>eu votre émotion pure,</text:p>
      <text:p text:style-name="quote.l">En croyant m’enseigner que rien<text:s/>d’elles ne dure…</text:p>
      <text:p text:style-name="quote.l"/>
      <text:p text:style-name="quote.l">Mais, ne le sais-je pas, rêves épars du rêve</text:p>
      <text:p text:style-name="quote.l">Qu’est la Vie !<text:s/>Et vous ne servirez, jours défunts</text:p>
      <text:p text:style-name="quote.l">Qu’à rehausser le socle idéal que j’élève.</text:p>
      <text:p text:style-name="quote.l">Pour enlacer la plus belle heure au plus beau rêve !</text:p>
      <text:p text:style-name="Corpsdetexte">Un matin, sur la route, tandis qu’il s’était endormi, un jeune homme vient s’asseoir à ses côtés. Il a son âge et son visage, et c’est sa conscience même qui, au réveil, sous le nom d’Humilis, se présente à lui et s’offre pour l’accompagner. Dès lors ils marcheront ensemble, et le mystérieux Humilis, tout le long du voyage, sera en même temps le conseiller et le confident d’Anxius.<text:s/>Avant d’arriver à la ville,<text:s/>ils<text:s/>traversent<text:s/>des campagnes<text:s/>dont<text:s/>la douceur retiendrait Anxius s’il n’avait pas soif d’aventures. Il y a au bord d’une rivière des lavandières qui lavent et chantent :<text:s/>tout leur bonheur, c’est d’être résignées et de n’avoir point de désirs. Des villageois processionnent en psalmodiant des litanies :<text:s/>ils sont heureux parce qu’ils croient. Mais Anxius raille ces gens simples. Il voit aussi des amoureux dont les uns se réjouissent tandis que les autres pleurent ;<text:s/>et les heureux crient :<text:s/>gloire à l’amour !<text:s/>Les tristes leur répondent :<text:s/>Mensonge !<text:s/>Anxius hésite entre les deux groupes. Ainsi il n’a encore pu se décider à rien. La ville lui réserve-t-elle la certitude qu’il souhaite ?<text:s/>C’est Megalopolis. Il y entre, et le fidèle Humilis avec lui. Des scrupules l’arrêtent d’abord dans chacune de ses entreprises.<text:s/><text:span text:style-name="quote.c">« </text:span><text:span text:style-name="quote.c">Pour n</text:span><text:span text:style-name="quote.c">’</text:span><text:span text:style-name="quote.c">avoir p</text:span><text:span text:style-name="quote.c">as voulu agir comme les autres h</text:span><text:span text:style-name="quote.c">ommes, il n</text:span><text:span text:style-name="quote.c">’</text:span><text:span text:style-name="quote.c">a rien accompli.</text:span><text:span text:style-name="quote.c"> »</text:span><text:s/>Et il est triste d’avoir trop espéré. Humilis l’exhorte à poursuivre ses expériences, seul moyen de connaître les hommes et de pouvoir ensuite leur faire du bien. Anxius, malheureusement, est faible, si le conseil d’Humilis est bon. De mauvais compagnons le séduisent et lui font perdre ses résolutions. Alors Humilis disparaît. Anxius n’entend plus la voix de sa<text:s/><text:span text:style-name="pb">[p.<text:s/></text:span><text:span text:style-name="pb">504</text:span><text:span text:style-name="pb">]<text:s/></text:span>conscience. Il retombe à la merci de ses pires instincts, tant que, brisé de dégoût et d’ennui, il finit par regretter le seul ami dont la voix lui fut bonne. Et dès qu’il le regrette, Humilis reparaît. Sans plus se séparer désormais, ils continuent tous deux à visiter Megalopolis, ses vices, ses vertus,<text:s/><text:soft-page-break/>ses coutumes. Mais le mal dégoûte Anxius, et il ne sait quel bien choisir. Alors ils sortent<text:s/>de la ville ;<text:s/>ils rencontrent aux portes la Vérité qui se lamente et ils reprennent le chemin des champs. Ils avaient aperçu dans Megalopolis Diogène qui cherchait un homme.<text:s/><text:span text:style-name="quote.c">« </text:span><text:span text:style-name="quote.c">As-tu gard</text:span><text:span text:style-name="quote.c">é le souvenir de ce personnage b</text:span><text:span text:style-name="quote.c">izarre</text:span><text:span text:style-name="quote.c"> ?</text:span><text:span text:style-name="quote.c"><text:s/>dit Anxius à Humilis. Il cherchait un homme, et je n</text:span><text:span text:style-name="quote.c">’</text:span><text:span text:style-name="quote.c">ai pas été celui-là.</text:span><text:span text:style-name="quote.c"> »</text:span><text:s/>Mais Humilis :<text:s/><text:span text:style-name="quote.c">« </text:span><text:span text:style-name="quote.c">Qu</text:span><text:span text:style-name="quote.c">’</text:span><text:span text:style-name="quote.c">en sais-tu</text:span><text:span text:style-name="quote.c"> ?</text:span><text:span text:style-name="quote.c"><text:s/>Si se manifeste en toi une pensée saine et nouvelle</text:span><text:span text:style-name="quote.c"> ;</text:span><text:span text:style-name="quote.c"><text:s/>si des aspirations plus hautes te révèlent un homme renaissant, l</text:span><text:span text:style-name="quote.c">’</text:span><text:span text:style-name="quote.c">homme enfin que tu veux être, un être est formé, supérieur à celui que tu fus hier, portant un trésor de bonnes pensées</text:span><text:span text:style-name="quote.c">…</text:span><text:span text:style-name="quote.c"><text:s/>Et puis, ce qui se passe en toi, ne te prouve-t-il pas que, dans la ville engourdie que nous quittons, d</text:span><text:span text:style-name="quote.c">’</text:span><text:span text:style-name="quote.c">autres hommes, inconnus de toi, ont eu ce même retour et sont prêts à faire de leur aveugle orgueil un sacrifice expiatoire</text:span><text:span text:style-name="quote.c"> ?</text:span><text:span text:style-name="quote.c"><text:s/>Tout l</text:span><text:span text:style-name="quote.c">’</text:span><text:span text:style-name="quote.c">espoir d</text:span><text:span text:style-name="quote.c">’</text:span><text:span text:style-name="quote.c">avenir est là. Dans l</text:span><text:span text:style-name="quote.c">a nuit de l</text:span><text:span text:style-name="quote.c">’</text:span><text:span text:style-name="quote.c">esprit, les bonnes pensées se rejoignent</text:span><text:span text:style-name="quote.c"> ;</text:span><text:span text:style-name="quote.c"><text:s/>ainsi font les colombes égarées. Crois à l</text:span><text:span text:style-name="quote.c">’</text:span><text:span text:style-name="quote.c">effort individuel</text:span><text:span text:style-name="quote.c"> :</text:span><text:span text:style-name="quote.c"><text:s/>c</text:span><text:span text:style-name="quote.c">’</text:span><text:span text:style-name="quote.c">est, quand il est sincère, le meilleur auxiliaire des révolutions morales</text:span><text:span text:style-name="quote.c">…</text:span><text:span text:style-name="quote.c"> »</text:span><text:s/>Ainsi devisant, ils marchaient. Ils chantaient aussi. Anxius se disait à lui-même la chanson de l’espoir et celle de la bonté profane ;<text:s/>il chanta la paix du foyer, la nature reposante, l’homme au cœur sincère. Un jour de fin d’été, ils s’arrêtèrent.<text:s/><text:span text:style-name="quote.c">« </text:span><text:span text:style-name="quote.c">Le soir tombait sur le silence avec lenteur.</text:span><text:span text:style-name="quote.c"> »</text:span><text:s/>Ils étaient sur une hauteur ;<text:s/>et, voyant dans le fond du val une maison tranquille et souriante, Anxius la désigna à Humilis. Or cette maison, c’était la sienne, et son long voyage s’achevait au point même de son départ. La demeure qu’il avait quittée le recevait vieilli d’années et d’expérience, meilleur mais toujours hésitant. Sa volonté<text:s/>n’a pas trouvé à quoi efficacement s’employer. Et, résigné à toujours douter, ne sachant ce qu’il vaut mieux de l’action ou du rêve, Anxius, à défaut d’une autre solution plus satisfaisante, se résout désormais à vivre dans sa solitude avec, auprès de lui, Humilis. Et il renonce à devenir Nansen.</text:p>
      <text:p text:style-name="Corpsdetexte">Est-ce là vraiment une conclusion irréprochable ?<text:s/>Malgré les très grands mérites du poème de<text:s/>M. Soubeyre, il ne me plaît pas de laisser Anxius aussi anxieux à la fin qu’au début. J’aurais aimé que ces indécisions eussent un terme et que toute cette bonne volonté n’eût pas été dépensée en vain.<text:s/>M. Soubeyre me dira peut-être qu’il n’a pas voulu dépeindre autre chose qu’un caractère irrésolu. Je le crois. Mais alors il aurait dû, ce me semble, nous présenter son personnage en quelques pages<text:s/>seulement, comme aurait fait La Bruyère, au lieu que, en le développant avec ampleur, en nous contant ces divers épisodes d’une âme qui se cherche, il nous amène, nous lecteurs, à penser que, certainement, Anxius, à la fin du poème, aura découvert son salut, et nous laisse désappointés qu’il n’en soit pas réellement ainsi. En somme Anxius est, à peu de chose près, le Jacques Simple de la<text:s/><text:span text:style-name="title">Forêt bruissante</text:span><text:span text:style-name="T1828">,<text:s/></text:span>et la division du<text:s/><text:soft-page-break/>livre de<text:s/>M. Soubeyre en plusieurs séries d’épreuves qu’il s’agit de franchir les unes après les autres, est copiée certainement du livre de<text:s/>M. Retté. Mais Jacques Simple a un but :<text:s/>il veut s’affranchir, il y travaille et y parvient ;<text:s/>et quand nous le voyons enfin en Arcadie, nous sommes pleinement satisfaits et ne pensons pas à demander davantage. Au contraire Anxius a beau marcher,<text:s/>avec lui<text:s/>nous n’avançons pas. Du reste il en est tellement ainsi que lui-même finit par retourner là même d’où il était parti. Il tourne en cercle, et nous avec lui.</text:p>
      <text:p text:style-name="Corpsdetexte">Ajoutez que la forme de ce poème est aussi hésitante<text:s/>qu’Anxius. Entre la prose et le vers,<text:s/>M. Soubeyre est<text:s/>demeuré perplexe puis a tenté de les amalgamer. Cet essai me paraît malheureux, car il prive d’un important élément d’unité. Un livre est un, en effet, non pas seulement par le sujet qu’il traite, mais encore par la manière dont le sujet est traité. Si donc je mélange vers et prose, je n’obtiendrai jamais, quelques efforts que je dépense,<text:s/>qu’un amas de morceaux détachés, morceaux en vers,<text:s/>morceaux en prose, sans aucune soudure qui puisse les rapprocher. L’harmonie de la phrase en prose, si rythmée soit-elle, diffère absolument de l’harmonie de la strophe. C’est pourquoi, chaque fois que<text:s/>M. Soubeyre me fait passer de l’une à l’autre, j’éprouve un choc inévitable, un arrêt soudain qui m’oblige à la fatigue d’un nouveau départ :<text:s/>ces heurts, contrastes et reprises, brisent mon rythme intérieur et me causent un vague malaise. Il semble que l’on trébuche sur des pavés branlants de diverses matières et de mille formes :<text:s/>chaque pavé serait-il splendide, on regrette que l’ensemble ne soit ni joint ni cimenté, et<text:s/>le<text:s/>souci de conserver son équilibre empêche de les apprécier.</text:p>
      <text:p text:style-name="Corpsdetexte">Quoi qu’il en soit, et en dépit d’un dénouement sans conclusion et d’une architecture fautive,<text:s/><text:span text:style-name="title">Anxius</text:span><text:s/>est un noble poème. La personnalité de<text:s/>M. Soubeyre ne s’y montre pas encore entièrement. Souvent le ton se fait<text:s/>emphatique et déclamatoire, et les parties traitées en vers contiennent bon nombre de faiblesses et de remplissages. Mais, mises de côté toutes ces imperfections,<text:s/>l’impression reste d’une belle œuvre,<text:s/>et d’un poète qui veut se frayer sa voie en dehors des sentiers<text:s/>archi-battus. Puis je constate que<text:s/>M. Soubeyre est un modeste, qualité qui n’est plus de mode. Il me paraît qu’il n’a pas su attirer l’attention sur son livre. Et je serais heureux si mon expertise pouvait y suppléer quelque peu.</text:p>
      <text:p text:style-name="Corpsdetexte">Remarquez que je ne connais pas<text:s/>M. Soubeyre et que, par suite, en recommandant son livre à ceux qui lisent, je suis on ne peut plus impartial !<text:s/>Pour<text:s/>M. Gabriel de Lautrec, il n’en est point tout à fait ainsi. J’aurais bien la sincérité de dire ce que je pense de ses<text:s/><text:span text:style-name="title">Poèmes en prose</text:span>. Mais, par contre, je dois avouer que le même collège nous vit tous deux peiner sur les mêmes devoirs. Il y avait aussi<text:s/>M. Jules Bois. Mais<text:s/>M. Jules Bois maintenant cultive le féminisme :<text:s/>M. Gabriel Lautrec a préféré une autre voie. Il a pensé qu’avant de parader il convenait de<text:s/><text:soft-page-break/>travailler dans l’ombre. Il s’est donc exercé patiemment en silence, et, aujourd’hui, pour la première fois, sans tapage et sans charlatanisme, il fait son entrée sur la piste si encombrée des édités. Des exercices d’assouplissements variés, tels sont pour moi ses<text:s/><text:span text:style-name="title">Poèmes en prose</text:span>. Rien ne forme plus le style que cette gymnastique salutaire de la phrase rythmée. Il y faut une parfaite science de la syntaxe et du vocabulaire, et c’est autrement difficile que les vers ajoutés bout à bout de<text:s/>M. Paul Fort. Le seul poème en prose est celui qui est en prose ;<text:s/>mais des vers alignés à la queue leu leu ne seront jamais que des vers. Par exemple, cette<text:s/><text:span text:style-name="title">Prière<text:s/></text:span>est un très beau poème en prose :</text:p>
      <text:p text:style-name="quote">Tu te tiens sur<text:s/>le<text:s/>seuil du temple et nul ne peut t’approcher :<text:s/>c’est toi qui rassembles les nuages et qui crées le magique horizon toujours nouveau.</text:p>
      <text:p text:style-name="quote.l">                          Ô<text:s/>chimère, le premier des dieux !</text:p>
      <text:p text:style-name="quote">Pour te rendre bonne souverainement, en l’offrande éternelle et vaine, voici que nous refusons l’encens et les urnes à d’autres autels.</text:p>
      <text:p text:style-name="quote">Nous te sacrifierons volontiers, ô chimère, les choses qui sont la vie. — Nous te donnerons notre Jeunesse et tout ce qui souffre d’aimer.</text:p>
      <text:p text:style-name="quote">Puis l’enfant amour lui-même, avec sa légère bouche d’ombre et ses membres suppliants.</text:p>
      <text:p text:style-name="quote.l">                          Ô chimère, le premier des Dieux !</text:p>
      <text:p text:style-name="Corpsdetexte">Il y a bien ici un rythme, mais ce n’est point celui des vers. Au contraire la soi-disant prose,<text:s/><text:span text:style-name="title">Pour<text:s/></text:span><text:span text:style-name="title">l</text:span><text:span text:style-name="title">’</text:span><text:span text:style-name="title">étonnée</text:span>, n’est qu’une charmante chanson :</text:p>
      <text:p text:style-name="quote">Quand<text:s/>de tes yeux grands et tristes — Tu voulus me regarder<text:s/>— Tu me dis :<text:s/>cher pessimiste, — Songez-vous à vous garder ?</text:p>
      <text:p text:style-name="quote">Je souriais, pris au charme — De cet avril mensonger :<text:s/>— Un rire est le cri d’alarme — Qui m’avertit du danger.</text:p>
      <text:p text:style-name="quote">Un aveu, celui dont l’âme — Est une aile à manier, — S’envolait :<text:s/>— Oh !<text:s/>quelle gamme — Montera du pigeonnier !</text:p>
      <text:p text:style-name="quote">Toutes lèvres sur tes lèvres — Peuvent bien se déranger…<text:s/>— Des porcelaines de Sèvres — Décoraient le mur léger.</text:p>
      <text:p text:style-name="quote">Erre en mes campagnes folles — Un fou très triste et très beau…<text:s/>— Tes regards sont des symboles, — Et ton sourire, un flambeau</text:p>
      <text:p text:style-name="quote"><text:span text:style-name="pb">[p.<text:s/></text:span><text:span text:style-name="pb">805</text:span><text:span text:style-name="pb">]<text:s/></text:span>Il demande qu’on l’assiste :<text:s/>— L’abriteras-tu demain — Dans l’abri profond et triste, — La nuit rose de ta main ?</text:p>
      <text:p text:style-name="quote">Ce ton, sans reine ni maître, — Quand il<text:s/>eut, hier moqueur, — trop chanté pour ta fenêtre,<text:s/><text:soft-page-break/>— Chante aujourd’hui pour ton cœur.</text:p>
      <text:p text:style-name="Corpsdetexte">D’ailleurs les<text:s/><text:span text:style-name="title">Poèmes en prose</text:span><text:s/>de<text:s/>M. de Lautrec<text:s/>ne contiennent que ces vers :<text:s/>tout<text:s/>le<text:s/>reste est bien de la prose ;<text:s/>mais j’y distinguerai plusieurs catégories. Il s’y trouve d’abord des fumisteries, telles que l’histoire de<text:s/><text:span text:style-name="title">Monsieur House</text:span><text:s/>qui avait de l’ordre et en est mort ;<text:s/>puis des dissertations, comme le<text:s/><text:span text:style-name="title">Symbolisme latin</text:span><text:s/>où de l’aspect de quelques lettres est dégagée toute une philosophie ;<text:s/>des contes assez longs ;<text:s/>un article sur Verlaine à l’occasion de sa mort :<text:s/>toutes ces choses, à mon avis, n’auraient pas dû être classées sous le titre que<text:s/>M. de Lautrec a donné à son volume. J’en aurais voulu un autre plus général, ou bien je me serais résigné à les retrancher du recueil afin de ne conserver que les véritables poèmes en prose. Ainsi diminué, le livre eût été plus homogène et, par suite, mieux composé. Je ne crois pas, en effet, que la forme du poème en prose s’accommode, de bonne grâce, de n’importe quel sujet, et j’estime une aberration inquiétante la prétention de<text:s/>M. Mallarmé de traiter de cette manière la chronique ou le fait divers :<text:s/>cela mène aux<text:s/><text:span text:style-name="title">Divagations</text:span><text:span text:style-name="T1829">.</text:span><text:s/>Pour moi, le poème en prose exige d’être bref :<text:s/>son art essentiel est d’exprimer en quelques<text:s/>lignes des paroxysmes d’idées ou de passions. Mais le raisonnement, les déductions, les discussions, les analyses de faits ou les récits de plusieurs événements successifs, ne sont point de son domaine :<text:s/>trop de<text:s/>logique les asservit. Aussi, d’une façon générale, il y a bien peu de poèmes en prose qui nous satisfassent pleinement, et ceux qui se sont essayés en ce genre, pour un grand nombre de tentatives, n’ont été que très rarement heureux. Combien en cite-t-on de Baudelaire, de Bertrand, de Banville, de Tellier ou de Mikhaël ?<text:s/>Aujourd’hui<text:s/>M. Paul Fort doit en avoir écrit plus de mille peut-être ;<text:s/>y<text:s/>en a-t-il plus d’une douzaine qui méritent notre souvenir ?<text:s/>Et encore ce sont des vers !<text:s/>Je prise donc le haut courage de<text:s/>M. Gabriel de Lautrec qui choisit justement, pour débuter dans les lettres, ce que la plupart des poètes n’osent d’ordinaire affronter. Or il n’y a là aucune présomption de<text:s/>sa part. La présomption commence dès qu’il y a disproportion entre<text:s/>l’effort que l’on veut faire et les forces dont on dispose. Par bonheur, chez<text:s/>M. de Lautrec il n’en est point ainsi. On sent en lui d’abondantes ressources provenant d’une étude approfondie de notre langue et de nos classiques. Cette base classique sur laquelle s’appuie son style lui donne une remarquable solidité :<text:s/>elle permet aux périodes d’avoir toute leur harmonie, aux mots de scintiller dans tout l’éclat de leur signification précise.</text:p>
      <text:p text:style-name="Corpsdetexte">Grâce à elle, il pourra dire, dans<text:s/><text:span text:style-name="title">Orgueil triste</text:span><text:span text:style-name="T1830"> :</text:span><text:s/><text:span text:style-name="quote.c">« </text:span><text:span text:style-name="quote.c">Nos amours ont changé de pays et de lune</text:span><text:span text:style-name="quote.c"> :</text:span><text:span text:style-name="quote.c"><text:s/>nous sommes les adolescents adorables</text:span><text:span text:style-name="quote.c"><text:s/>des musiques liturgiques, et les servants de l</text:span><text:span text:style-name="quote.c">’</text:span><text:span text:style-name="quote.c">Éternelle Volupté</text:span><text:span text:style-name="quote.c"> ;</text:span><text:span text:style-name="quote.c"><text:s/>mais nos voix meurent sur nos lèvres avant que nous ayons disparu, et nous passons à travers les choses réelles comme, à travers les rues pittoresques des petites<text:s/></text:span><text:soft-page-break/><text:span text:style-name="quote.c">villes, faisant sonner le parc nocturne, une troupe de comédiens et d</text:span><text:span text:style-name="quote.c">’</text:span><text:span text:style-name="quote.c">amoureuses que le v</text:span><text:span text:style-name="quote.c">ieux roi de Bohême envoie, pour ses joies, à son cousin le roi de Thulé.</text:span><text:span text:style-name="quote.c"> »</text:span></text:p>
      <text:p text:style-name="Corpsdetexte">Et voici que cette phrase, pareille en son déroulement a une svelte écharpe de gaze, me fournit, pour finir, le texte d’un conseil que je crois utile de donner à<text:s/>M. de Lautrec :<text:s/>M. de Lautrec est un peu trop, lui-même, semblable à ces comédiens rêveurs qui ont quitté la Bohème pour le royaume de Thulé, il passe trop à travers les choses réelles, et c’est un tort. Qu’il use moins de la fantasmagorie, des jeux d’imagination et des songes !<text:s/>Il y est enclin, et de ce pays au pays du factice il<text:s/>n’y a qu’une si étroite frontière que, s’il ne se surveille, il risque de la franchir. Ah !<text:s/>cette horreur du factice, qu’il me plairait d’en voir tout le monde possédé !<text:s/>Nous avons des yeux, pourquoi donc ne pas regarder ?<text:s/>Se jouer des petits airs<text:s/>de flûte, les yeux fermés, ce peut être amusant quelques minutes. Mais, surtout, laissons-nous illuminer par la lumière. Emparons-nous des innombrables richesses qu’elle nous montre éparses autour de nous. C’est le seul moyen que nous ayons de nous renouveler sans cesse et d’éviter ainsi la décrépitude qui nous menace et qui est pire que la mort.</text:p>
      <text:p text:style-name="P1831">LOUIS DE SAINT-JACQUES.</text:p>
      <text:p text:style-name="postscript"><text:span text:style-name="T1832">P</text:span><text:span text:style-name="T1833">.</text:span><text:span text:style-name="T1834">-S</text:span><text:span text:style-name="T1835">.</text:span><text:span text:style-name="T1836"><text:s/></text:span>— Dans ma prochaine expertise, je parlerai des<text:s/><text:span text:style-name="title">Poèmes</text:span><text:s/>de<text:s/>M. Stuart Merrill, et<text:s/>d’<text:span text:style-name="title">É</text:span><text:span text:style-name="title">glé</text:span><text:span text:style-name="T1837">,<text:s/></text:span>de<text:s/>M. Saint-Georges de Bouhélier.<text:bookmark-start text:name="bookmark138"/><text:bookmark-end text:name="bookmark13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widows="0" fo:orphans="0" style:text-autospace="none" fo:margin-top="0.3333in" fo:margin-bottom="0.1666in" fo:line-height="100%"/>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fo:hyphenate="false"/>
    </style:style>
    <style:style style:name="Titre2" style:display-name="Titre 2" style:family="paragraph" style:parent-style-name="Normal" style:next-style-name="Normal" style:default-outline-level="2">
      <style:paragraph-properties fo:keep-with-next="always" fo:keep-together="always" fo:widows="0" fo:orphans="0" style:text-autospace="none" fo:margin-top="0.25in" fo:margin-bottom="0.1666in" fo:line-height="100%"/>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fo:hyphenate="false"/>
    </style:style>
    <style:style style:name="Titre3" style:display-name="Titre 3" style:family="paragraph" style:parent-style-name="Normal" style:next-style-name="Normal" style:default-outline-level="3">
      <style:paragraph-properties fo:keep-with-next="always" fo:keep-together="always" fo:widows="0" fo:orphans="0" style:text-autospace="none" fo:margin-top="0.1666in" fo:margin-bottom="0.1666in" fo:line-height="100%" fo:margin-left="0.3937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fo:hyphenate="false"/>
    </style:style>
    <style:style style:name="Titre4" style:display-name="Titre 4" style:family="paragraph" style:parent-style-name="Normal" style:next-style-name="Corpsdetexte" style:default-outline-level="4">
      <style:paragraph-properties fo:keep-with-next="always" fo:widows="0" fo:orphans="0" fo:margin-bottom="0in" fo:line-height="100%" fo:margin-left="0.7875in">
        <style:tab-stops/>
      </style:paragraph-properties>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Corpsdetexte" style:display-name="Corps de texte" style:family="paragraph" style:parent-style-name="Normal">
      <style:paragraph-properties fo:widows="0" fo:orphans="0" style:text-autospace="none" fo:text-align="justify" fo:margin-bottom="0.0833in" fo:line-height="150%" fo:text-indent="0.1652in"/>
      <style:text-properties style:font-name="Times New Roman" style:font-name-asian="Times New Roman" style:font-name-complex="Times New Roman" fo:font-size="12pt" style:font-size-asian="12pt" style:font-size-complex="10pt" style:language-asian="zh" style:country-asian="CN"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Titre5Car" style:display-name="Titre 5 Car" style:family="text" style:parent-style-name="Policepardéfaut">
      <style:text-properties style:font-name="Cambria" style:font-name-asian="Times New Roman" style:font-name-complex="Times New Roman" fo:color="#243F60"/>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quote.c" style:display-name="&lt;quote.c&gt;" style:family="text" style:parent-style-name="Policepardéfaut">
      <style:text-properties style:use-window-font-color="true"/>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style="italic" style:font-style-asian="italic"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center" style:display-name="&lt;p.center&gt;" style:family="paragraph" style:parent-style-name="NormalWeb">
      <style:paragraph-properties fo:text-align="center"/>
      <style:text-properties fo:hyphenate="false"/>
    </style:style>
    <style:style style:name="term" style:display-name="term"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4T08:54:00Z</meta:creation-date>
    <dc:date>2018-12-14T08:54:00Z</dc:date>
    <meta:template xlink:href="Normal.dotm" xlink:type="simple"/>
    <meta:editing-cycles>2</meta:editing-cycles>
    <meta:editing-duration>PT60S</meta:editing-duration>
    <meta:document-statistic meta:page-count="196" meta:paragraph-count="1051" meta:word-count="81083" meta:character-count="525989" meta:row-count="3716" meta:non-whitespace-character-count="445957"/>
  </office:meta>
</office:document-meta>
</file>